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ambria" svg:font-family="Cambria, serif"/>
    <style:font-face style:name="Consolas" svg:font-family="Consolas, Menlo, Monaco, 'Lucida Console', 'Liberation Mono', 'DejaVu Sans Mono', 'Bitstream Vera Sans Mono', 'Courier New', monospace, sans-serif"/>
    <style:font-face style:name="Google Sans Text" svg:font-family="'Google Sans Text',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YS Text" svg:font-family="'YS Text', apple-system, BlinkMacSystemFont, Arial, Helvetica, sans-serif"/>
  </office:font-face-decls>
  <office:automatic-styles>
    <style:style style:name="Таблица1" style:family="table">
      <style:table-properties style:width="16.469cm" table:align="left"/>
    </style:style>
    <style:style style:name="Таблица1.A" style:family="table-column">
      <style:table-column-properties style:column-width="3.247cm"/>
    </style:style>
    <style:style style:name="Таблица1.B" style:family="table-column">
      <style:table-column-properties style:column-width="2.307cm"/>
    </style:style>
    <style:style style:name="Таблица1.C" style:family="table-column">
      <style:table-column-properties style:column-width="3.404cm"/>
    </style:style>
    <style:style style:name="Таблица1.D" style:family="table-column">
      <style:table-column-properties style:column-width="2.394cm"/>
    </style:style>
    <style:style style:name="Таблица1.E" style:family="table-column">
      <style:table-column-properties style:column-width="2.676cm"/>
    </style:style>
    <style:style style:name="Таблица1.F" style:family="table-column">
      <style:table-column-properties style:column-width="2.441cm"/>
    </style:style>
    <style:style style:name="Таблица1.A1" style:family="table-cell">
      <style:table-cell-properties style:vertical-align="middle" fo:padding="0.049cm" fo:border="none"/>
    </style:style>
    <style:style style:name="P1" style:family="paragraph" style:parent-style-name="Preformatted_20_Text">
      <style:paragraph-properties fo:margin-top="0cm" fo:margin-bottom="0.499cm" style:contextual-spacing="false"/>
    </style:style>
    <style:style style:name="P2" style:family="paragraph" style:parent-style-name="Table_20_Contents">
      <style:paragraph-properties fo:margin-left="0cm" fo:margin-right="0cm" fo:orphans="2" fo:widows="2" fo:text-indent="0cm" style:auto-text-indent="false"/>
      <style:text-properties fo:font-variant="normal" fo:text-transform="none" fo:color="#1a1c1e" loext:opacity="100%" style:font-name="Google Sans Text" fo:font-size="10.5pt" fo:letter-spacing="normal" fo:font-style="normal" fo:font-weight="normal"/>
    </style:style>
    <style:style style:name="P3" style:family="paragraph" style:parent-style-name="Text_20_body">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Roboto" fo:font-size="10pt" fo:font-style="normal" style:text-underline-style="none" fo:font-weight="normal" style:text-blinking="false" fo:background-color="transparent"/>
    </style:style>
    <style:style style:name="P5" style:family="paragraph" style:parent-style-name="Text_20_body">
      <style:paragraph-properties fo:margin-top="0cm" fo:margin-bottom="0cm" style:contextual-spacing="false"/>
    </style:style>
    <style:style style:name="P6" style:family="paragraph" style:parent-style-name="Text_20_body">
      <style:paragraph-properties fo:break-before="page"/>
    </style:style>
    <style:style style:name="P7" style:family="paragraph" style:parent-style-name="Text_20_body">
      <style:paragraph-properties fo:text-align="center" style:justify-single-word="false"/>
    </style:style>
    <style:style style:name="P8" style:family="paragraph" style:parent-style-name="Text_20_body">
      <style:text-properties officeooo:paragraph-rsid="001af8bd"/>
    </style:style>
    <style:style style:name="P9" style:family="paragraph" style:parent-style-name="Text_20_body">
      <style:paragraph-properties fo:margin-top="0.423cm" fo:margin-bottom="0.423cm" style:contextual-spacing="false" fo:line-height="138%" style:writing-mode="lr-tb"/>
    </style:style>
    <style:style style:name="P10" style:family="paragraph" style:parent-style-name="Text_20_body">
      <style:paragraph-properties fo:margin-top="0cm" fo:margin-bottom="0cm" style:contextual-spacing="false" fo:line-height="138%" style:writing-mode="lr-tb"/>
    </style:style>
    <style:style style:name="P11" style:family="paragraph" style:parent-style-name="Text_20_body">
      <style:paragraph-properties fo:line-height="115%"/>
    </style:style>
    <style:style style:name="P12" style:family="paragraph" style:parent-style-name="Text_20_body">
      <style:paragraph-properties fo:margin-top="0cm" fo:margin-bottom="0cm" style:contextual-spacing="false" fo:line-height="138%" style:writing-mode="lr-tb"/>
      <style:text-properties fo:font-weight="normal"/>
    </style:style>
    <style:style style:name="P13" style:family="paragraph" style:parent-style-name="Text_20_body">
      <style:text-properties officeooo:paragraph-rsid="0022ef88"/>
    </style:style>
    <style:style style:name="P14" style:family="paragraph" style:parent-style-name="Table_20_Contents">
      <style:paragraph-properties fo:margin-left="0cm" fo:margin-right="0cm" fo:orphans="2" fo:widows="2" fo:text-indent="0cm" style:auto-text-indent="false"/>
      <style:text-properties fo:font-variant="normal" fo:text-transform="none" fo:color="#1a1c1e" loext:opacity="100%" style:font-name="Google Sans Text" fo:font-size="10.5pt" fo:letter-spacing="normal" fo:font-style="normal" fo:font-weight="normal"/>
    </style:style>
    <style:style style:name="P15" style:family="paragraph" style:parent-style-name="Table_20_Contents">
      <style:text-properties fo:font-variant="normal" fo:text-transform="none" fo:color="#1a1c1e" loext:opacity="100%" style:font-name="Google Sans Text" fo:font-size="10.5pt" fo:letter-spacing="normal" fo:font-style="normal" fo:font-weight="normal" officeooo:paragraph-rsid="0024bce9"/>
    </style:style>
    <style:style style:name="P16" style:family="paragraph" style:parent-style-name="Standard">
      <style:paragraph-properties fo:break-before="page"/>
      <style:text-properties officeooo:rsid="002fc99f" officeooo:paragraph-rsid="002fc99f"/>
    </style:style>
    <style:style style:name="P17" style:family="paragraph" style:parent-style-name="Standard">
      <style:text-properties officeooo:rsid="002fc99f" officeooo:paragraph-rsid="002fc99f"/>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2">
      <style:text-properties officeooo:paragraph-rsid="001fe844"/>
    </style:style>
    <style:style style:name="P21" style:family="paragraph" style:parent-style-name="Text_20_body" style:list-style-name="L2">
      <style:text-properties officeooo:paragraph-rsid="001f2c54"/>
    </style:style>
    <style:style style:name="P22" style:family="paragraph" style:parent-style-name="Text_20_body" style:list-style-name="L2">
      <style:text-properties officeooo:paragraph-rsid="001c4be0"/>
    </style:style>
    <style:style style:name="P23" style:family="paragraph" style:parent-style-name="Text_20_body" style:list-style-name="L3"/>
    <style:style style:name="P24" style:family="paragraph" style:parent-style-name="Text_20_body">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5" style:family="paragraph" style:parent-style-name="Text_20_body" style:list-style-name="L4">
      <style:paragraph-properties fo:break-before="page"/>
    </style:style>
    <style:style style:name="P26" style:family="paragraph" style:parent-style-name="Text_20_body" style:list-style-name="L5">
      <style:paragraph-properties fo:break-before="page"/>
    </style:style>
    <style:style style:name="P27" style:family="paragraph" style:parent-style-name="Text_20_body" style:list-style-name="L9"/>
    <style:style style:name="P28" style:family="paragraph" style:parent-style-name="Text_20_body" style:list-style-name="L9">
      <style:text-properties officeooo:paragraph-rsid="00345fa9"/>
    </style:style>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9">
      <style:text-properties officeooo:rsid="003325a3" officeooo:paragraph-rsid="003325a3"/>
    </style:style>
    <style:style style:name="P32" style:family="paragraph" style:parent-style-name="Text_20_body" style:list-style-name="L9">
      <style:text-properties officeooo:rsid="00345fa9" officeooo:paragraph-rsid="00345fa9"/>
    </style:style>
    <style:style style:name="P33" style:family="paragraph" style:parent-style-name="Text_20_body" style:list-style-name="L9">
      <style:text-properties officeooo:rsid="00365320" officeooo:paragraph-rsid="00365320"/>
    </style:style>
    <style:style style:name="T1" style:family="text">
      <style:text-properties fo:font-size="14pt" style:font-size-asian="14pt" style:font-size-complex="14pt"/>
    </style:style>
    <style:style style:name="T2" style:family="text">
      <style:text-properties officeooo:rsid="001af8bd"/>
    </style:style>
    <style:style style:name="T3" style:family="text">
      <style:text-properties officeooo:rsid="001c4b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Roboto" fo:font-size="10pt" fo:font-style="normal" style:text-underline-style="none"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Roboto" fo:font-size="10pt" fo:font-style="normal" style:text-underline-style="none" fo:font-weight="normal"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Cambria" fo:font-size="11pt" fo:font-style="normal" style:text-underline-style="none" officeooo:rsid="001fe844"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Cambria" fo:font-size="11pt" fo:font-style="normal" style:text-underline-style="none" fo:font-weight="normal" style:text-blinking="false" fo:background-color="transparent" loext:char-shading-value="0"/>
    </style:style>
    <style:style style:name="T11" style:family="text">
      <style:text-properties fo:font-variant="normal" fo:text-transform="none" style:font-name="Consolas" fo:font-size="12pt" fo:letter-spacing="normal" fo:font-style="normal" fo:font-weight="normal"/>
    </style:style>
    <style:style style:name="T12" style:family="text">
      <style:text-properties fo:font-variant="normal" fo:text-transform="none" style:font-name="Consolas" fo:font-size="12pt" fo:letter-spacing="normal" fo:font-style="normal" fo:font-weight="normal" officeooo:rsid="00345fa9"/>
    </style:style>
    <style:style style:name="T13" style:family="text">
      <style:text-properties fo:font-variant="normal" fo:text-transform="none" fo:color="#333333" loext:opacity="100%" style:font-name="YS Text" fo:font-size="12pt" fo:letter-spacing="normal" fo:font-style="normal" fo:font-weight="normal" officeooo:rsid="00345fa9"/>
    </style:style>
    <style:style style:name="T14" style:family="text">
      <style:text-properties officeooo:rsid="001cca7e"/>
    </style:style>
    <style:style style:name="T15" style:family="text">
      <style:text-properties officeooo:rsid="001f2c54"/>
    </style:style>
    <style:style style:name="T16" style:family="text">
      <style:text-properties officeooo:rsid="001fe844"/>
    </style:style>
    <style:style style:name="T17" style:family="text">
      <style:text-properties officeooo:rsid="0021b7dc"/>
    </style:style>
    <style:style style:name="T18" style:family="text">
      <style:text-properties officeooo:rsid="0022ef88"/>
    </style:style>
    <style:style style:name="T19" style:family="text">
      <style:text-properties officeooo:rsid="0026015d"/>
    </style:style>
    <style:style style:name="T20" style:family="text">
      <style:text-properties officeooo:rsid="002786b9"/>
    </style:style>
    <style:style style:name="T21" style:family="text">
      <style:text-properties officeooo:rsid="00294fb8"/>
    </style:style>
    <style:style style:name="T22" style:family="text">
      <style:text-properties officeooo:rsid="002a9ecd"/>
    </style:style>
    <style:style style:name="T23" style:family="text">
      <style:text-properties officeooo:rsid="002b1889"/>
    </style:style>
    <style:style style:name="T24" style:family="text">
      <style:text-properties officeooo:rsid="00345fa9"/>
    </style:style>
    <style:style style:name="T25" style:family="text">
      <style:text-properties officeooo:rsid="0037cc7a"/>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Strong_20_Emphasis"><text:span text:style-name="T1">Cost Analysis of Content Generation using AI Language Models</text:span></text:span></text:p>
      <text:p text:style-name="Text_20_body"><text:span text:style-name="Strong_20_Emphasis">1. Introduction</text:span></text:p>
      <text:p text:style-name="P8">This document presents an analysis of the cost associated with generating different types of text content using various AI language models. We evaluated OpenAI ChatGPT (<text:span text:style-name="T2">gpt-4o, o1-preview, o1-mini</text:span>), Anthropic Claude (<text:span text:style-name="T2">Claude 3.5 sonnet</text:span>), and Google Gemini <text:span text:style-name="T2">(Gemini 1.5 pro). </text:span>The analysis includes costs associated with generating three distinct types of text messages based on two thematic sets of source posts. We also present all prompts, AI responses, and the code used to generate the analysis.</text:p>
      <text:p text:style-name="Text_20_body"><text:span text:style-name="Strong_20_Emphasis">2. Objectives</text:span></text:p>
      <text:p text:style-name="Text_20_body">The primary objectives of this study are:</text:p>
      <text:list xml:id="list1261548895" text:style-name="L1">
        <text:list-item>
          <text:p text:style-name="P18">To assess the cost of content generation using different AI models.</text:p>
        </text:list-item>
        <text:list-item>
          <text:p text:style-name="P18">To compare the output quality and cost-effectiveness of each model.</text:p>
        </text:list-item>
        <text:list-item>
          <text:p text:style-name="P18">To document the methodology and results for future reference.</text:p>
        </text:list-item>
      </text:list>
      <text:p text:style-name="Text_20_body"><text:span text:style-name="Strong_20_Emphasis">3. Methodology</text:span></text:p>
      <text:p text:style-name="Text_20_body">The following methodology was applied to conduct this analysis:</text:p>
      <text:list xml:id="list3529791353" text:style-name="L2">
        <text:list-item>
          <text:p text:style-name="P19"><text:span text:style-name="Strong_20_Emphasis">Source Materials:</text:span> Two sets of source posts were used.</text:p>
          <text:list>
            <text:list-item>
              <text:p text:style-name="P20"><text:span text:style-name="Strong_20_Emphasis">Theme 1 </text:span><text:span text:style-name="Strong_20_Emphasis"><text:span text:style-name="T16">(</text:span></text:span><text:bookmark text:name="docs-internal-guid-e33909f2-7fff-27fa-bea0-899828c4d154"/><text:span text:style-name="Strong_20_Emphasis"><text:span text:style-name="T10">Los Angeles</text:span></text:span><text:span text:style-name="Strong_20_Emphasis"><text:span text:style-name="T9">)</text:span></text:span><text:span text:style-name="Strong_20_Emphasis">:</text:span> (Link: <text:a xlink:type="simple" xlink:href="https://www.google.com/url?sa=E&amp;q=https%3A%2F%2Fdocs.google.com%2Fdocument%2Fd%2F1UrOLOtG3yQM5BmqOCcxqC7AysGkGnhea%2Fedit%3Fusp%3Ddrive_link%26ouid%3D104423659171354334530%26rtpof%3Dtrue%26sd%3Dtrue" office:target-frame-name="_top" xlink:show="replace" text:style-name="Internet_20_link" text:visited-style-name="Visited_20_Internet_20_Link">https://docs.google.com/document/d/1UrOLOtG3yQM5BmqOCcxqC7AysGkGnhea/edit?usp=drive_link&amp;ouid=104423659171354334530&amp;rtpof=true&amp;sd=true</text:a>)</text:p>
            </text:list-item>
            <text:list-item>
              <text:p text:style-name="P20"><text:span text:style-name="Strong_20_Emphasis">Theme 2 </text:span><text:span text:style-name="Strong_20_Emphasis"><text:span text:style-name="T16">(</text:span></text:span><text:bookmark text:name="docs-internal-guid-b91768d2-7fff-f074-80b7-f64a04011793"/><text:span text:style-name="Strong_20_Emphasis"><text:span text:style-name="T10">Bayrou</text:span></text:span><text:span text:style-name="Strong_20_Emphasis"><text:span text:style-name="T9">)</text:span></text:span><text:span text:style-name="Strong_20_Emphasis">:</text:span> (Link: <text:a xlink:type="simple" xlink:href="https://www.google.com/url?sa=E&amp;q=https%3A%2F%2Fdocs.google.com%2Fdocument%2Fd%2F1dk-0tEoUYjhR0aNFKN_p21LbWVmMZdFz%2Fedit%3Fusp%3Ddrive_link%26ouid%3D104423659171354334530%26rtpof%3Dtrue%26sd%3Dtrue" office:target-frame-name="_top" xlink:show="replace" text:style-name="Internet_20_link" text:visited-style-name="Visited_20_Internet_20_Link">https://docs.google.com/document/d/1dk-0tEoUYjhR0aNFKN_p21LbWVmMZdFz/edit?usp=drive_link&amp;ouid=104423659171354334530&amp;rtpof=true&amp;sd=true</text:a>)</text:p>
            </text:list-item>
          </text:list>
        </text:list-item>
        <text:list-item>
          <text:p text:style-name="P19"><text:span text:style-name="Strong_20_Emphasis">Prompts:</text:span> Three different prompts were used to generate content.</text:p>
          <text:list>
            <text:list-item>
              <text:p text:style-name="P21"><text:span text:style-name="Strong_20_Emphasis">Prompt 1 </text:span><text:span text:style-name="Strong_20_Emphasis"><text:span text:style-name="T15">(</text:span></text:span><text:span text:style-name="Strong_20_Emphasis"><text:span text:style-name="T3">Emotional analysis</text:span></text:span><text:span text:style-name="Strong_20_Emphasis"><text:span text:style-name="T15">)</text:span></text:span><text:span text:style-name="Strong_20_Emphasis">:</text:span> Emotional text with emphasis on facts, research, and historical parallels. (Full Prompt included below, in section 4)</text:p>
            </text:list-item>
            <text:list-item>
              <text:p text:style-name="P21"><text:span text:style-name="Strong_20_Emphasis">Prompt 2 </text:span><text:span text:style-name="Strong_20_Emphasis"><text:span text:style-name="T15">(</text:span></text:span><text:span text:style-name="Strong_20_Emphasis"><text:span text:style-name="T14">Figurative appeal</text:span></text:span><text:span text:style-name="Strong_20_Emphasis"><text:span text:style-name="T15">)</text:span></text:span><text:span text:style-name="Strong_20_Emphasis">:</text:span> Emotional text with focus on visual details and personal connection. (Full Prompt included below, in section 4)</text:p>
            </text:list-item>
            <text:list-item>
              <text:p text:style-name="P21"><text:span text:style-name="Strong_20_Emphasis">Prompt 3 </text:span><text:span text:style-name="Strong_20_Emphasis"><text:span text:style-name="T15">(</text:span></text:span><text:span text:style-name="Strong_20_Emphasis"><text:span text:style-name="T14">Neutral report</text:span></text:span><text:span text:style-name="Strong_20_Emphasis"><text:span text:style-name="T15">)</text:span></text:span><text:span text:style-name="Strong_20_Emphasis">:</text:span> Neutral text with focus on facts and clear structure. (Full Prompt included below, in section 4)</text:p>
            </text:list-item>
          </text:list>
        </text:list-item>
        <text:list-item>
          <text:p text:style-name="P19"><text:span text:style-name="Strong_20_Emphasis">AI Models:</text:span> The following AI models were tested:</text:p>
          <text:list>
            <text:list-item>
              <text:p text:style-name="P22">OpenAI ChatGPT (<text:span text:style-name="T2">gpt-4o, o1-preview, o1-mini</text:span>)</text:p>
            </text:list-item>
            <text:list-item>
              <text:p text:style-name="P22">Anthropic Claude (<text:span text:style-name="T2">Claude 3.5 sonnet</text:span>)</text:p>
            </text:list-item>
            <text:list-item>
              <text:p text:style-name="P22">Google Gemini <text:span text:style-name="T3">(</text:span><text:span text:style-name="T2">Gemini 1.5 pro</text:span><text:span text:style-name="T3">)</text:span></text:p>
            </text:list-item>
          </text:list>
        </text:list-item>
        <text:list-item>
          <text:p text:style-name="P19"><text:span text:style-name="Strong_20_Emphasis">Cost Measurement:</text:span> Costs were measured by the token consumption and associated cost of each API call.</text:p>
        </text:list-item>
        <text:list-item>
          <text:p text:style-name="P19"><text:span text:style-name="Strong_20_Emphasis">Data Collection:</text:span> For each prompt, model, and thematic set, we recorded:</text:p>
          <text:list>
            <text:list-item>
              <text:p text:style-name="P19"><text:soft-page-break/>The full prompt</text:p>
            </text:list-item>
            <text:list-item>
              <text:p text:style-name="P19">The full AI response</text:p>
            </text:list-item>
            <text:list-item>
              <text:p text:style-name="P19">The total cost of tokens used for input and output.</text:p>
            </text:list-item>
          </text:list>
        </text:list-item>
        <text:list-item>
          <text:p text:style-name="P19"><text:span text:style-name="Strong_20_Emphasis">Code Implementation:</text:span> A Python script was used to interact with the AI models API. The script is included in the appendix with setup instruction and dependencies.</text:p>
        </text:list-item>
      </text:list>
      <text:p text:style-name="Text_20_body"><text:span text:style-name="Strong_20_Emphasis"/></text:p>
      <text:p text:style-name="P6"><text:span text:style-name="Strong_20_Emphasis">4. Prompts</text:span></text:p>
      <text:list xml:id="list3276195156" text:style-name="L3">
        <text:list-item>
          <text:p text:style-name="P23"><text:span text:style-name="Strong_20_Emphasis">Prompt 1</text:span><text:span text:style-name="Strong_20_Emphasis"><text:span text:style-name="T3"> (Emotional analysis)</text:span></text:span><text:span text:style-name="Strong_20_Emphasis">:</text:span></text:p>
        </text:list-item>
      </text:list>
      <text:p text:style-name="Preformatted_20_Text"><text:s text:c="6"/><text:bookmark text:name="docs-internal-guid-8232f480-7fff-987f-1126-65802668a9e0"/><text:span text:style-name="Source_20_Text"><text:span text:style-name="T4">Write an emotional text based on the summary of posts below. Emphasize facts, research, and analytical conclusions. Include historical parallels and attempts to comprehend the current context. Divide the text into logical paragraphs and add specific numbers, dates, and examples. The text length should be between 1000 and 2000 characters.</text:span></text:span></text:p>
      <text:p text:style-name="P3">Example text format: Introduction with context description. Analysis of key factors. Historical perspective. Forecasts and conclusions.</text:p>
      <text:p text:style-name="P3">Here is example post to inherit style:</text:p>
      <text:p text:style-name="P9"><text:span text:style-name="T5">“</text:span><text:span text:style-name="T8">I'll continue to post these Fog of War Updates when possible to give more clarity.<text:line-break/><text:line-break/>I continue to stress that this is just an opinion and analysis, one can take it, or leave it.<text:line-break/><text:line-break/>The reason for the urgency of my past posts is this.<text:line-break/><text:line-break/>As we have all seen, every day continues to be worse than the day before.<text:line-break/><text:line-break/>Every day, Israel continues and escalates their push more and more.<text:line-break/><text:line-break/>The report that they will continue to expand to "Lebanese targets" just makes sense. It makes sense because I believe we have already seen that happen day after day.<text:line-break/><text:line-break/>With Hezbollah seeming to start depleting their stockpile, it also reinforces this idea.<text:line-break/><text:line-break/>Why would Israel stop now if all it may take for them is another few more days or a week of escalation until Hezbollah fully submits?<text:line-break/><text:line-break/>This escalation will be accompanied by an expansion of their targeting in Beirut and around the country.<text:line-break/><text:line-break/>The more pressure for them, the better.<text:line-break/><text:line-break/>Given this, the prepare for the worst warning means this:<text:line-break/><text:line-break/>Eventually, as this push continues to intensify and widen, the targeting may become too close to home. May hit near you.<text:line-break/><text:line-break/>Talks of a ceasefire have already died down, meaning this push will likely continue.<text:line-break/><text:line-break/>All I am saying is, please be careful.<text:line-break/><text:line-break/></text:span><text:soft-page-break/><text:span text:style-name="T8">I am so sorry, I just need to say what I see. That is the job I've given myself since this began. Take it, or leave it.</text:span><text:span text:style-name="T6">”</text:span></text:p>
      <text:p text:style-name="P3">Posts to summarize content during analysis:</text:p>
      <text:p text:style-name="Preformatted_20_Text"><text:span text:style-name="Source_20_Text">[HERE COMES THE POSTS FOR THE EACH THEME]</text:span></text:p>
      <text:p text:style-name="Preformatted_20_Text"><text:span text:style-name="Source_20_Text"/></text:p>
      <text:p text:style-name="P11"><text:span text:style-name="Strong_20_Emphasis"/></text:p>
      <text:list xml:id="list3715948596" text:style-name="L4">
        <text:list-item>
          <text:p text:style-name="P25"><text:span text:style-name="Strong_20_Emphasis">Prompt 2 </text:span><text:span text:style-name="Strong_20_Emphasis"><text:span text:style-name="T14">(Figurative appeal)</text:span></text:span><text:span text:style-name="Strong_20_Emphasis">:</text:span></text:p>
        </text:list-item>
      </text:list>
      <text:p text:style-name="Text_20_body"><text:bookmark text:name="docs-internal-guid-5e8a35b7-7fff-0287-1569-b6a2bc5c5860"/><text:span text:style-name="Source_20_Text"><text:span text:style-name="T4">Write an emotional text based on the summary of posts below. Focus on a vivid visual or personal detail to create a strong image. Use metaphors, artistic descriptions, and repetitions to enhance the emotional effect. Make the text personal and caring by adding calls to the readers. Concisely convey the main ideas. Text length: from 300 to 600 characters, up to 1200 if depth is required.</text:span></text:span></text:p>
      <text:p text:style-name="P3">Example text structure: Introduction through an emotional image. Description of a situation or event with a focus on emotions. Conclusion with a call to action or reflection.</text:p>
      <text:p text:style-name="P3">Here is example post to inherit style:</text:p>
      <text:p text:style-name="P10"><text:span text:style-name="T5">“</text:span><text:span text:style-name="T8">For those still playing with fire staying in Beirut, please don’t.</text:span></text:p>
      <text:p text:style-name="Text_20_body"/>
      <text:p text:style-name="P4">Prepare for the worst.</text:p>
      <text:p text:style-name="Text_20_body"/>
      <text:p text:style-name="P12"><text:span text:style-name="T7">If you can, please make arrangements to leave Beirut, at least temporarily, out of an abundance of caution. <text:line-break/><text:line-break/>Things are not looking good anymore.<text:line-break/><text:line-break/>I don’t want to turn people’s emotions into a see saw.<text:line-break/><text:line-break/>All I am saying, is hope for the best and prepare for the worst.<text:line-break/><text:line-break/>Preparing for the worst means making these arrangements if you can.<text:line-break/><text:line-break/>I will continue to update, while being as careful as I can not dragging people’s emotions.<text:line-break/><text:line-break/>I will wait for concrete confirmation of claims and reports as best as possible before reporting here.<text:line-break/><text:line-break/>Please stay safe everyone.</text:span><text:span text:style-name="T5">”</text:span></text:p>
      <text:p text:style-name="P3">Posts to summarize content during analysis:</text:p>
      <text:p text:style-name="Preformatted_20_Text"><text:span text:style-name="Source_20_Text">[HERE COMES THE POSTS FOR THE EACH THEME]</text:span></text:p>
      <text:p text:style-name="P1"/>
      <text:p text:style-name="P11"><text:span text:style-name="Strong_20_Emphasis"/></text:p>
      <text:list xml:id="list2200537023" text:style-name="L5">
        <text:list-item>
          <text:p text:style-name="P26"><text:span text:style-name="Strong_20_Emphasis">Prompt 3 </text:span><text:span text:style-name="Strong_20_Emphasis"><text:span text:style-name="T14">(Neutral report)</text:span></text:span><text:span text:style-name="Strong_20_Emphasis">:</text:span></text:p>
        </text:list-item>
      </text:list>
      <text:p text:style-name="Text_20_body"><text:bookmark text:name="docs-internal-guid-89ab34e7-7fff-7f43-2e03-ee66c7eb4284"/><text:span text:style-name="Source_20_Text"><text:span text:style-name="T4">Create a neutral text based on the summary of posts below. Focus on facts and a clear structure of the text. Avoid subjective judgments or emotional coloring. Highlight key data using simple and clear formulations. Text length: from 500 to 1000 characters.</text:span></text:span></text:p>
      <text:p text:style-name="P3">Example text structure: Description of the current situation. Brief presentation of statistics or key data. Clarification of the current status or consequences. Conclusion with a neutral assessment.</text:p>
      <text:p text:style-name="P3">Here is example post to inherit style:</text:p>
      <text:p text:style-name="P10"><text:span text:style-name="T5">“</text:span><text:span text:style-name="T8">While it’s a big day in Lebanon, an update on the LA fires is necessary.</text:span></text:p>
      <text:p text:style-name="P12"><text:span text:style-name="T7"><text:line-break/>They have gone from bad to worse. It’s a crazy sight.<text:line-break/><text:line-break/>Apart from leading to massive devastation in the Pacific Palisades area of the city, new fires have now broken out in the Hollywood Hills and Studio City.<text:line-break/><text:line-break/>The inferno has led to at least 5 deaths, 2000 structures destroyed, and $50 billion in damage.<text:line-break/>These are happening in landmark areas in the city.<text:line-break/><text:line-break/>Many of these fires are still 0% contained.</text:span><text:span text:style-name="T5">”</text:span></text:p>
      <text:p text:style-name="P3">Posts to summarize content during analysis:</text:p>
      <text:p text:style-name="Preformatted_20_Text"><text:span text:style-name="Source_20_Text">[HERE COMES THE POSTS FOR THE EACH THEME]</text:span></text:p>
      <text:p text:style-name="P1"/>
      <text:p text:style-name="Text_20_body"><text:span text:style-name="Strong_20_Emphasis"/></text:p>
      <text:p text:style-name="Text_20_body"><text:span text:style-name="Strong_20_Emphasis"/></text:p>
      <text:p text:style-name="P6"><text:span text:style-name="Strong_20_Emphasis">5. Cost Analysis Table</text:span></text:p>
      <text:p text:style-name="Text_20_body">The following table summarizes the cost of text generation for each model, prompt, and theme.<text:line-break/></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row>
          <table:table-cell table:style-name="Таблица1.A1" office:value-type="string">
            <text:p text:style-name="Table_20_Contents">Model</text:p>
          </table:table-cell>
          <table:table-cell table:style-name="Таблица1.A1" office:value-type="string">
            <text:p text:style-name="Table_20_Contents">Theme</text:p>
          </table:table-cell>
          <table:table-cell table:style-name="Таблица1.A1" office:value-type="string">
            <text:p text:style-name="Table_20_Contents">Prompt Type</text:p>
          </table:table-cell>
          <table:table-cell table:style-name="Таблица1.A1" office:value-type="string">
            <text:p text:style-name="Table_20_Contents">Input <text:span text:style-name="T17">Cost</text:span></text:p>
          </table:table-cell>
          <table:table-cell table:style-name="Таблица1.A1" office:value-type="string">
            <text:p text:style-name="Table_20_Contents">Output <text:span text:style-name="T17">Cost</text:span></text:p>
          </table:table-cell>
          <table:table-cell table:style-name="Таблица1.A1" office:value-type="string">
            <text:p text:style-name="Table_20_Contents">Total <text:span text:style-name="T17">Cost</text:span></text:p>
          </table:table-cell>
        </table:table-row>
        <table:table-row>
          <table:table-cell table:style-name="Таблица1.A1" office:value-type="string">
            <text:p text:style-name="Table_20_Contents">gpt-4o</text:p>
          </table:table-cell>
          <table:table-cell table:style-name="Таблица1.A1" office:value-type="string">
            <text:p text:style-name="Table_20_Contents">Los Angeles</text:p>
          </table:table-cell>
          <table:table-cell table:style-name="Таблица1.A1" office:value-type="string">
            <text:p text:style-name="Table_20_Contents">Emotional analysis</text:p>
          </table:table-cell>
          <table:table-cell table:style-name="Таблица1.A1" office:value-type="string">
            <text:p text:style-name="P2">0.0131975</text:p>
          </table:table-cell>
          <table:table-cell table:style-name="Таблица1.A1" office:value-type="string">
            <text:p text:style-name="P2">0.0044</text:p>
          </table:table-cell>
          <table:table-cell table:style-name="Таблица1.A1" office:value-type="string">
            <text:p text:style-name="P2">0.0175975</text:p>
          </table:table-cell>
        </table:table-row>
        <table:table-row>
          <table:table-cell table:style-name="Таблица1.A1" office:value-type="string">
            <text:p text:style-name="Table_20_Contents">gpt-4o</text:p>
          </table:table-cell>
          <table:table-cell table:style-name="Таблица1.A1" office:value-type="string">
            <text:p text:style-name="Table_20_Contents">Los Angeles</text:p>
          </table:table-cell>
          <table:table-cell table:style-name="Таблица1.A1" office:value-type="string">
            <text:p text:style-name="Table_20_Contents">Figurative appeal</text:p>
          </table:table-cell>
          <table:table-cell table:style-name="Таблица1.A1" office:value-type="string">
            <text:p text:style-name="P2">0.0128825</text:p>
          </table:table-cell>
          <table:table-cell table:style-name="Таблица1.A1" office:value-type="string">
            <text:p text:style-name="P2">0.00344</text:p>
          </table:table-cell>
          <table:table-cell table:style-name="Таблица1.A1" office:value-type="string">
            <text:p text:style-name="P2">0.0163225</text:p>
          </table:table-cell>
        </table:table-row>
        <table:table-row>
          <table:table-cell table:style-name="Таблица1.A1" office:value-type="string">
            <text:p text:style-name="Table_20_Contents">gpt-4o</text:p>
          </table:table-cell>
          <table:table-cell table:style-name="Таблица1.A1" office:value-type="string">
            <text:p text:style-name="Table_20_Contents">Los Angeles</text:p>
          </table:table-cell>
          <table:table-cell table:style-name="Таблица1.A1" office:value-type="string">
            <text:p text:style-name="Table_20_Contents">Neutral report</text:p>
          </table:table-cell>
          <table:table-cell table:style-name="Таблица1.A1" office:value-type="string">
            <text:p text:style-name="P2">0.01275</text:p>
          </table:table-cell>
          <table:table-cell table:style-name="Таблица1.A1" office:value-type="string">
            <text:p text:style-name="P2">0.00243</text:p>
          </table:table-cell>
          <table:table-cell table:style-name="Таблица1.A1" office:value-type="string">
            <text:p text:style-name="P2">0.0151<text:span text:style-name="T20">8</text:span></text:p>
          </table:table-cell>
        </table:table-row>
        <table:table-row>
          <table:table-cell table:style-name="Таблица1.A1" office:value-type="string">
            <text:p text:style-name="Table_20_Contents">gpt-4o</text:p>
          </table:table-cell>
          <table:table-cell table:style-name="Таблица1.A1" office:value-type="string">
            <text:p text:style-name="Table_20_Contents">Bayrou</text:p>
          </table:table-cell>
          <table:table-cell table:style-name="Таблица1.A1" office:value-type="string">
            <text:p text:style-name="Table_20_Contents">Emotional analysis</text:p>
          </table:table-cell>
          <table:table-cell table:style-name="Таблица1.A1" office:value-type="string">
            <text:p text:style-name="P2">0.0073475</text:p>
          </table:table-cell>
          <table:table-cell table:style-name="Таблица1.A1" office:value-type="string">
            <text:p text:style-name="P2">0.0047<text:span text:style-name="T22">6</text:span></text:p>
          </table:table-cell>
          <table:table-cell table:style-name="Таблица1.A1" office:value-type="string">
            <text:p text:style-name="P2">0.0121075</text:p>
          </table:table-cell>
        </table:table-row>
        <table:table-row>
          <table:table-cell table:style-name="Таблица1.A1" office:value-type="string">
            <text:p text:style-name="Table_20_Contents">gpt-4o</text:p>
          </table:table-cell>
          <table:table-cell table:style-name="Таблица1.A1" office:value-type="string">
            <text:p text:style-name="Table_20_Contents">Bayrou</text:p>
          </table:table-cell>
          <table:table-cell table:style-name="Таблица1.A1" office:value-type="string">
            <text:p text:style-name="Table_20_Contents">Figurative appeal</text:p>
          </table:table-cell>
          <table:table-cell table:style-name="Таблица1.A1" office:value-type="string">
            <text:p text:style-name="P2">0.0070325</text:p>
          </table:table-cell>
          <table:table-cell table:style-name="Таблица1.A1" office:value-type="string">
            <text:p text:style-name="P2">0.00211</text:p>
          </table:table-cell>
          <table:table-cell table:style-name="Таблица1.A1" office:value-type="string">
            <text:p text:style-name="P2">0.0091425</text:p>
          </table:table-cell>
        </table:table-row>
        <table:table-row>
          <table:table-cell table:style-name="Таблица1.A1" office:value-type="string">
            <text:p text:style-name="Table_20_Contents">gpt-4o</text:p>
          </table:table-cell>
          <table:table-cell table:style-name="Таблица1.A1" office:value-type="string">
            <text:p text:style-name="Table_20_Contents">Bayrou</text:p>
          </table:table-cell>
          <table:table-cell table:style-name="Таблица1.A1" office:value-type="string">
            <text:p text:style-name="Table_20_Contents">Neutral report</text:p>
          </table:table-cell>
          <table:table-cell table:style-name="Таблица1.A1" office:value-type="string">
            <text:p text:style-name="P2">0.0276</text:p>
          </table:table-cell>
          <table:table-cell table:style-name="Таблица1.A1" office:value-type="string">
            <text:p text:style-name="P2">0.00252</text:p>
          </table:table-cell>
          <table:table-cell table:style-name="Таблица1.A1" office:value-type="string">
            <text:p text:style-name="P2">0.03012</text:p>
          </table:table-cell>
        </table:table-row>
        <table:table-row>
          <table:table-cell table:style-name="Таблица1.A1" office:value-type="string">
            <text:p text:style-name="Table_20_Contents">o1-preview</text:p>
          </table:table-cell>
          <table:table-cell table:style-name="Таблица1.A1" office:value-type="string">
            <text:p text:style-name="Table_20_Contents">Los Angeles</text:p>
          </table:table-cell>
          <table:table-cell table:style-name="Таблица1.A1" office:value-type="string">
            <text:p text:style-name="Table_20_Contents">Emotional analysis</text:p>
          </table:table-cell>
          <table:table-cell table:style-name="Таблица1.A1" office:value-type="string">
            <text:p text:style-name="P2">0.084855</text:p>
          </table:table-cell>
          <table:table-cell table:style-name="Таблица1.A1" office:value-type="string">
            <text:p text:style-name="P2">0.1261<text:span text:style-name="T23">2</text:span></text:p>
          </table:table-cell>
          <table:table-cell table:style-name="Таблица1.A1" office:value-type="string">
            <text:p text:style-name="P2">0.21097<text:span text:style-name="T23">5</text:span></text:p>
          </table:table-cell>
        </table:table-row>
        <table:table-row>
          <table:table-cell table:style-name="Таблица1.A1" office:value-type="string">
            <text:p text:style-name="Table_20_Contents">o1-preview</text:p>
          </table:table-cell>
          <table:table-cell table:style-name="Таблица1.A1" office:value-type="string">
            <text:p text:style-name="Table_20_Contents">Los Angeles</text:p>
          </table:table-cell>
          <table:table-cell table:style-name="Таблица1.A1" office:value-type="string">
            <text:p text:style-name="Table_20_Contents">Figurative appeal</text:p>
          </table:table-cell>
          <table:table-cell table:style-name="Таблица1.A1" office:value-type="string">
            <text:p text:style-name="P2">0.08283</text:p>
          </table:table-cell>
          <table:table-cell table:style-name="Таблица1.A1" office:value-type="string">
            <text:p text:style-name="P2">0.10122</text:p>
          </table:table-cell>
          <table:table-cell table:style-name="Таблица1.A1" office:value-type="string">
            <text:p text:style-name="P2">0.18405</text:p>
          </table:table-cell>
        </table:table-row>
        <table:table-row>
          <table:table-cell table:style-name="Таблица1.A1" office:value-type="string">
            <text:p text:style-name="Table_20_Contents">o1-preview</text:p>
          </table:table-cell>
          <table:table-cell table:style-name="Таблица1.A1" office:value-type="string">
            <text:p text:style-name="Table_20_Contents">Los Angeles</text:p>
          </table:table-cell>
          <table:table-cell table:style-name="Таблица1.A1" office:value-type="string">
            <text:p text:style-name="Table_20_Contents">Neutral report</text:p>
          </table:table-cell>
          <table:table-cell table:style-name="Таблица1.A1" office:value-type="string">
            <text:p text:style-name="P2">0.081915</text:p>
          </table:table-cell>
          <table:table-cell table:style-name="Таблица1.A1" office:value-type="string">
            <text:p text:style-name="P2">0.22788</text:p>
          </table:table-cell>
          <table:table-cell table:style-name="Таблица1.A1" office:value-type="string">
            <text:p text:style-name="P2">0.309795</text:p>
          </table:table-cell>
        </table:table-row>
        <table:table-row>
          <table:table-cell table:style-name="Таблица1.A1" office:value-type="string">
            <text:p text:style-name="Table_20_Contents">o1-preview</text:p>
          </table:table-cell>
          <table:table-cell table:style-name="Таблица1.A1" office:value-type="string">
            <text:p text:style-name="Table_20_Contents">Bayrou</text:p>
          </table:table-cell>
          <table:table-cell table:style-name="Таблица1.A1" office:value-type="string">
            <text:p text:style-name="Table_20_Contents">Emotional analysis</text:p>
          </table:table-cell>
          <table:table-cell table:style-name="Таблица1.A1" office:value-type="string">
            <text:p text:style-name="P2">0.04731</text:p>
          </table:table-cell>
          <table:table-cell table:style-name="Таблица1.A1" office:value-type="string">
            <text:p text:style-name="P2">0.1407</text:p>
          </table:table-cell>
          <table:table-cell table:style-name="Таблица1.A1" office:value-type="string">
            <text:p text:style-name="P2">0.18801</text:p>
          </table:table-cell>
        </table:table-row>
        <table:table-row>
          <table:table-cell table:style-name="Таблица1.A1" office:value-type="string">
            <text:p text:style-name="Table_20_Contents">o1-preview</text:p>
          </table:table-cell>
          <table:table-cell table:style-name="Таблица1.A1" office:value-type="string">
            <text:p text:style-name="Table_20_Contents">Bayrou</text:p>
          </table:table-cell>
          <table:table-cell table:style-name="Таблица1.A1" office:value-type="string">
            <text:p text:style-name="Table_20_Contents">Figurative appeal</text:p>
          </table:table-cell>
          <table:table-cell table:style-name="Таблица1.A1" office:value-type="string">
            <text:p text:style-name="P2">0.045285</text:p>
          </table:table-cell>
          <table:table-cell table:style-name="Таблица1.A1" office:value-type="string">
            <text:p text:style-name="P2">0.0894</text:p>
          </table:table-cell>
          <table:table-cell table:style-name="Таблица1.A1" office:value-type="string">
            <text:p text:style-name="P2">0.134685</text:p>
          </table:table-cell>
        </table:table-row>
        <table:table-row>
          <table:table-cell table:style-name="Таблица1.A1" office:value-type="string">
            <text:p text:style-name="Table_20_Contents">o1-preview</text:p>
          </table:table-cell>
          <table:table-cell table:style-name="Таблица1.A1" office:value-type="string">
            <text:p text:style-name="Table_20_Contents">Bayrou</text:p>
          </table:table-cell>
          <table:table-cell table:style-name="Таблица1.A1" office:value-type="string">
            <text:p text:style-name="Table_20_Contents">Neutral report</text:p>
          </table:table-cell>
          <table:table-cell table:style-name="Таблица1.A1" office:value-type="string">
            <text:p text:style-name="P2">0.04437</text:p>
          </table:table-cell>
          <table:table-cell table:style-name="Таблица1.A1" office:value-type="string">
            <text:p text:style-name="P2">0.08586</text:p>
          </table:table-cell>
          <table:table-cell table:style-name="Таблица1.A1" office:value-type="string">
            <text:p text:style-name="P2">0.13023</text:p>
          </table:table-cell>
        </table:table-row>
        <table:table-row>
          <table:table-cell table:style-name="Таблица1.A1" office:value-type="string">
            <text:p text:style-name="Table_20_Contents">o1-mini</text:p>
          </table:table-cell>
          <table:table-cell table:style-name="Таблица1.A1" office:value-type="string">
            <text:p text:style-name="Table_20_Contents">Los Angeles</text:p>
          </table:table-cell>
          <table:table-cell table:style-name="Таблица1.A1" office:value-type="string">
            <text:p text:style-name="Table_20_Contents">Emotional analysis</text:p>
          </table:table-cell>
          <table:table-cell table:style-name="Таблица1.A1" office:value-type="string">
            <text:p text:style-name="P2">0.016971</text:p>
          </table:table-cell>
          <table:table-cell table:style-name="Таблица1.A1" office:value-type="string">
            <text:p text:style-name="P2">0.009576</text:p>
          </table:table-cell>
          <table:table-cell table:style-name="Таблица1.A1" office:value-type="string">
            <text:p text:style-name="P2">0.026547</text:p>
          </table:table-cell>
        </table:table-row>
        <table:table-row>
          <table:table-cell table:style-name="Таблица1.A1" office:value-type="string">
            <text:p text:style-name="Table_20_Contents">o1-mini</text:p>
          </table:table-cell>
          <table:table-cell table:style-name="Таблица1.A1" office:value-type="string">
            <text:p text:style-name="Table_20_Contents">Los Angeles</text:p>
          </table:table-cell>
          <table:table-cell table:style-name="Таблица1.A1" office:value-type="string">
            <text:p text:style-name="Table_20_Contents">Figurative appeal</text:p>
          </table:table-cell>
          <table:table-cell table:style-name="Таблица1.A1" office:value-type="string">
            <text:p text:style-name="P2">0.016566</text:p>
          </table:table-cell>
          <table:table-cell table:style-name="Таблица1.A1" office:value-type="string">
            <text:p text:style-name="P2">0.009432</text:p>
          </table:table-cell>
          <table:table-cell table:style-name="Таблица1.A1" office:value-type="string">
            <text:p text:style-name="P2">0.025998</text:p>
          </table:table-cell>
        </table:table-row>
        <table:table-row>
          <table:table-cell table:style-name="Таблица1.A1" office:value-type="string">
            <text:p text:style-name="Table_20_Contents">o1-mini</text:p>
          </table:table-cell>
          <table:table-cell table:style-name="Таблица1.A1" office:value-type="string">
            <text:p text:style-name="Table_20_Contents">Los Angeles</text:p>
          </table:table-cell>
          <table:table-cell table:style-name="Таблица1.A1" office:value-type="string">
            <text:p text:style-name="Table_20_Contents">Neutral report</text:p>
          </table:table-cell>
          <table:table-cell table:style-name="Таблица1.A1" office:value-type="string">
            <text:p text:style-name="P2">0.016383</text:p>
          </table:table-cell>
          <table:table-cell table:style-name="Таблица1.A1" office:value-type="string">
            <text:p text:style-name="P2">0.010848</text:p>
          </table:table-cell>
          <table:table-cell table:style-name="Таблица1.A1" office:value-type="string">
            <text:p text:style-name="P2">0.027231</text:p>
          </table:table-cell>
        </table:table-row>
        <table:table-row>
          <table:table-cell table:style-name="Таблица1.A1" office:value-type="string">
            <text:p text:style-name="Table_20_Contents">o1-mini</text:p>
          </table:table-cell>
          <table:table-cell table:style-name="Таблица1.A1" office:value-type="string">
            <text:p text:style-name="Table_20_Contents">Bayrou</text:p>
          </table:table-cell>
          <table:table-cell table:style-name="Таблица1.A1" office:value-type="string">
            <text:p text:style-name="Table_20_Contents">Emotional analysis</text:p>
          </table:table-cell>
          <table:table-cell table:style-name="Таблица1.A1" office:value-type="string">
            <text:p text:style-name="P2">0.009462</text:p>
          </table:table-cell>
          <table:table-cell table:style-name="Таблица1.A1" office:value-type="string">
            <text:p text:style-name="P2">0.008172</text:p>
          </table:table-cell>
          <table:table-cell table:style-name="Таблица1.A1" office:value-type="string">
            <text:p text:style-name="P2">0.017634</text:p>
          </table:table-cell>
        </table:table-row>
        <table:table-row>
          <table:table-cell table:style-name="Таблица1.A1" office:value-type="string">
            <text:p text:style-name="Table_20_Contents">o1-mini</text:p>
          </table:table-cell>
          <table:table-cell table:style-name="Таблица1.A1" office:value-type="string">
            <text:p text:style-name="Table_20_Contents">Bayrou</text:p>
          </table:table-cell>
          <table:table-cell table:style-name="Таблица1.A1" office:value-type="string">
            <text:p text:style-name="Table_20_Contents">Figurative appeal</text:p>
          </table:table-cell>
          <table:table-cell table:style-name="Таблица1.A1" office:value-type="string">
            <text:p text:style-name="P2">0.009057</text:p>
          </table:table-cell>
          <table:table-cell table:style-name="Таблица1.A1" office:value-type="string">
            <text:p text:style-name="P2">0.004968</text:p>
          </table:table-cell>
          <table:table-cell table:style-name="Таблица1.A1" office:value-type="string">
            <text:p text:style-name="P2">0.014025</text:p>
          </table:table-cell>
        </table:table-row>
        <table:table-row>
          <table:table-cell table:style-name="Таблица1.A1" office:value-type="string">
            <text:p text:style-name="Table_20_Contents">o1-mini</text:p>
          </table:table-cell>
          <table:table-cell table:style-name="Таблица1.A1" office:value-type="string">
            <text:p text:style-name="Table_20_Contents">Bayrou</text:p>
          </table:table-cell>
          <table:table-cell table:style-name="Таблица1.A1" office:value-type="string">
            <text:p text:style-name="Table_20_Contents">Neutral report</text:p>
          </table:table-cell>
          <table:table-cell table:style-name="Таблица1.A1" office:value-type="string">
            <text:p text:style-name="P2">0.008874</text:p>
          </table:table-cell>
          <table:table-cell table:style-name="Таблица1.A1" office:value-type="string">
            <text:p text:style-name="P15">0.010008</text:p>
          </table:table-cell>
          <table:table-cell table:style-name="Таблица1.A1" office:value-type="string">
            <text:p text:style-name="P2">0.018882</text:p>
          </table:table-cell>
        </table:table-row>
        <table:table-row>
          <table:table-cell table:style-name="Таблица1.A1" office:value-type="string">
            <text:p text:style-name="Table_20_Contents">Claude 3.5 sonnet</text:p>
          </table:table-cell>
          <table:table-cell table:style-name="Таблица1.A1" office:value-type="string">
            <text:p text:style-name="Table_20_Contents">Los Angeles</text:p>
          </table:table-cell>
          <table:table-cell table:style-name="Таблица1.A1" office:value-type="string">
            <text:p text:style-name="Table_20_Contents">Emotional analysis</text:p>
          </table:table-cell>
          <table:table-cell table:style-name="Таблица1.A1" office:value-type="string">
            <text:p text:style-name="P2">0.017874</text:p>
          </table:table-cell>
          <table:table-cell table:style-name="Таблица1.A1" office:value-type="string">
            <text:p text:style-name="P2">0.00648</text:p>
          </table:table-cell>
          <table:table-cell table:style-name="Таблица1.A1" office:value-type="string">
            <text:p text:style-name="P2">0.024354</text:p>
          </table:table-cell>
        </table:table-row>
        <table:table-row>
          <table:table-cell table:style-name="Таблица1.A1" office:value-type="string">
            <text:p text:style-name="Table_20_Contents">Claude 3.5 sonnet</text:p>
          </table:table-cell>
          <table:table-cell table:style-name="Таблица1.A1" office:value-type="string">
            <text:p text:style-name="Table_20_Contents">Los Angeles</text:p>
          </table:table-cell>
          <table:table-cell table:style-name="Таблица1.A1" office:value-type="string">
            <text:p text:style-name="Table_20_Contents">Figurative appeal</text:p>
          </table:table-cell>
          <table:table-cell table:style-name="Таблица1.A1" office:value-type="string">
            <text:p text:style-name="P2">0.017454</text:p>
          </table:table-cell>
          <table:table-cell table:style-name="Таблица1.A1" office:value-type="string">
            <text:p text:style-name="P2">0.004185</text:p>
          </table:table-cell>
          <table:table-cell table:style-name="Таблица1.A1" office:value-type="string">
            <text:p text:style-name="P2">0.021639</text:p>
          </table:table-cell>
        </table:table-row>
        <table:table-row>
          <table:table-cell table:style-name="Таблица1.A1" office:value-type="string">
            <text:p text:style-name="Table_20_Contents">Claude 3.5 sonnet</text:p>
          </table:table-cell>
          <table:table-cell table:style-name="Таблица1.A1" office:value-type="string">
            <text:p text:style-name="Table_20_Contents">Los Angeles</text:p>
          </table:table-cell>
          <table:table-cell table:style-name="Таблица1.A1" office:value-type="string">
            <text:p text:style-name="Table_20_Contents">Neutral report</text:p>
          </table:table-cell>
          <table:table-cell table:style-name="Таблица1.A1" office:value-type="string">
            <text:p text:style-name="P2">0.017277</text:p>
          </table:table-cell>
          <table:table-cell table:style-name="Таблица1.A1" office:value-type="string">
            <text:p text:style-name="P2">0.004125</text:p>
          </table:table-cell>
          <table:table-cell table:style-name="Таблица1.A1" office:value-type="string">
            <text:p text:style-name="P2">0.021402</text:p>
          </table:table-cell>
        </table:table-row>
        <table:table-row>
          <table:table-cell table:style-name="Таблица1.A1" office:value-type="string">
            <text:p text:style-name="Table_20_Contents">Claude 3.5 sonnet</text:p>
          </table:table-cell>
          <table:table-cell table:style-name="Таблица1.A1" office:value-type="string">
            <text:p text:style-name="Table_20_Contents">Bayrou</text:p>
          </table:table-cell>
          <table:table-cell table:style-name="Таблица1.A1" office:value-type="string">
            <text:p text:style-name="Table_20_Contents">Emotional analysis</text:p>
          </table:table-cell>
          <table:table-cell table:style-name="Таблица1.A1" office:value-type="string">
            <text:p text:style-name="P2">0.009849</text:p>
          </table:table-cell>
          <table:table-cell table:style-name="Таблица1.A1" office:value-type="string">
            <text:p text:style-name="P2">0.00624</text:p>
          </table:table-cell>
          <table:table-cell table:style-name="Таблица1.A1" office:value-type="string">
            <text:p text:style-name="P2">0.016089</text:p>
          </table:table-cell>
        </table:table-row>
        <table:table-row>
          <table:table-cell table:style-name="Таблица1.A1" office:value-type="string">
            <text:p text:style-name="Table_20_Contents">Claude 3.5 sonnet</text:p>
          </table:table-cell>
          <table:table-cell table:style-name="Таблица1.A1" office:value-type="string">
            <text:p text:style-name="Table_20_Contents">Bayrou</text:p>
          </table:table-cell>
          <table:table-cell table:style-name="Таблица1.A1" office:value-type="string">
            <text:p text:style-name="Table_20_Contents">Figurative appeal</text:p>
          </table:table-cell>
          <table:table-cell table:style-name="Таблица1.A1" office:value-type="string">
            <text:p text:style-name="P2">0.009429</text:p>
          </table:table-cell>
          <table:table-cell table:style-name="Таблица1.A1" office:value-type="string">
            <text:p text:style-name="P2">0.0044<text:span text:style-name="T21">4</text:span></text:p>
          </table:table-cell>
          <table:table-cell table:style-name="Таблица1.A1" office:value-type="string">
            <text:p text:style-name="P2">0.013869</text:p>
          </table:table-cell>
        </table:table-row>
        <table:table-row>
          <table:table-cell table:style-name="Таблица1.A1" office:value-type="string">
            <text:p text:style-name="Table_20_Contents">Claude 3.5 sonnet</text:p>
          </table:table-cell>
          <table:table-cell table:style-name="Таблица1.A1" office:value-type="string">
            <text:p text:style-name="Table_20_Contents">Bayrou</text:p>
          </table:table-cell>
          <table:table-cell table:style-name="Таблица1.A1" office:value-type="string">
            <text:p text:style-name="Table_20_Contents">Neutral report</text:p>
          </table:table-cell>
          <table:table-cell table:style-name="Таблица1.A1" office:value-type="string">
            <text:p text:style-name="P2">0.009252</text:p>
          </table:table-cell>
          <table:table-cell table:style-name="Таблица1.A1" office:value-type="string">
            <text:p text:style-name="P2">0.00378</text:p>
          </table:table-cell>
          <table:table-cell table:style-name="Таблица1.A1" office:value-type="string">
            <text:p text:style-name="P2">0.013032</text:p>
          </table:table-cell>
        </table:table-row>
        <table:table-row>
          <table:table-cell table:style-name="Таблица1.A1" office:value-type="string">
            <text:p text:style-name="Table_20_Contents">Gemini 1.5 pro</text:p>
          </table:table-cell>
          <table:table-cell table:style-name="Таблица1.A1" office:value-type="string">
            <text:p text:style-name="Table_20_Contents">Los Angeles</text:p>
          </table:table-cell>
          <table:table-cell table:style-name="Таблица1.A1" office:value-type="string">
            <text:p text:style-name="Table_20_Contents">Emotional analysis</text:p>
          </table:table-cell>
          <table:table-cell table:style-name="Таблица1.A1" office:value-type="string">
            <text:p text:style-name="P2">0.00775625</text:p>
          </table:table-cell>
          <table:table-cell table:style-name="Таблица1.A1" office:value-type="string">
            <text:p text:style-name="P2">0.00296</text:p>
          </table:table-cell>
          <table:table-cell table:style-name="Таблица1.A1" office:value-type="string">
            <text:p text:style-name="P2">0.01071625</text:p>
          </table:table-cell>
        </table:table-row>
        <table:table-row>
          <table:table-cell table:style-name="Таблица1.A1" office:value-type="string">
            <text:p text:style-name="Table_20_Contents">Gemini 1.5 pro</text:p>
          </table:table-cell>
          <table:table-cell table:style-name="Таблица1.A1" office:value-type="string">
            <text:p text:style-name="Table_20_Contents">Los Angeles</text:p>
          </table:table-cell>
          <table:table-cell table:style-name="Таблица1.A1" office:value-type="string">
            <text:p text:style-name="Table_20_Contents">Figurative appeal</text:p>
          </table:table-cell>
          <table:table-cell table:style-name="Таблица1.A1" office:value-type="string">
            <text:p text:style-name="P2">0.0076025</text:p>
          </table:table-cell>
          <table:table-cell table:style-name="Таблица1.A1" office:value-type="string">
            <text:p text:style-name="P2">0.001194</text:p>
          </table:table-cell>
          <table:table-cell table:style-name="Таблица1.A1" office:value-type="string">
            <text:p text:style-name="P2">0.0087975</text:p>
          </table:table-cell>
        </table:table-row>
        <table:table-row>
          <table:table-cell table:style-name="Таблица1.A1" office:value-type="string">
            <text:p text:style-name="Table_20_Contents">Gemini 1.5 pro</text:p>
          </table:table-cell>
          <table:table-cell table:style-name="Таблица1.A1" office:value-type="string">
            <text:p text:style-name="Table_20_Contents">Los Angeles</text:p>
          </table:table-cell>
          <table:table-cell table:style-name="Таблица1.A1" office:value-type="string">
            <text:p text:style-name="Table_20_Contents">Neutral report</text:p>
          </table:table-cell>
          <table:table-cell table:style-name="Таблица1.A1" office:value-type="string">
            <text:p text:style-name="P2">0.00752875</text:p>
          </table:table-cell>
          <table:table-cell table:style-name="Таблица1.A1" office:value-type="string">
            <text:p text:style-name="P2">0.000935</text:p>
          </table:table-cell>
          <table:table-cell table:style-name="Таблица1.A1" office:value-type="string">
            <text:p text:style-name="P2">0.0084637<text:span text:style-name="T19">5</text:span></text:p>
          </table:table-cell>
        </table:table-row>
        <table:table-row>
          <table:table-cell table:style-name="Таблица1.A1" office:value-type="string">
            <text:p text:style-name="Table_20_Contents">Gemini 1.5 pro</text:p>
          </table:table-cell>
          <table:table-cell table:style-name="Таблица1.A1" office:value-type="string">
            <text:p text:style-name="Table_20_Contents">Bayrou</text:p>
          </table:table-cell>
          <table:table-cell table:style-name="Таблица1.A1" office:value-type="string">
            <text:p text:style-name="Table_20_Contents">Emotional analysis</text:p>
          </table:table-cell>
          <table:table-cell table:style-name="Таблица1.A1" office:value-type="string">
            <text:p text:style-name="P2">0.00418625</text:p>
          </table:table-cell>
          <table:table-cell table:style-name="Таблица1.A1" office:value-type="string">
            <text:p text:style-name="P2">0.00317</text:p>
          </table:table-cell>
          <table:table-cell table:style-name="Таблица1.A1" office:value-type="string">
            <text:p text:style-name="P2">0.00735625</text:p>
          </table:table-cell>
        </table:table-row>
        <table:table-row>
          <table:table-cell table:style-name="Таблица1.A1" office:value-type="string">
            <text:p text:style-name="Table_20_Contents">Gemini 1.5 pro</text:p>
          </table:table-cell>
          <table:table-cell table:style-name="Таблица1.A1" office:value-type="string">
            <text:p text:style-name="Table_20_Contents">Bayrou</text:p>
          </table:table-cell>
          <table:table-cell table:style-name="Таблица1.A1" office:value-type="string">
            <text:p text:style-name="Table_20_Contents">Figurative appeal</text:p>
          </table:table-cell>
          <table:table-cell table:style-name="Таблица1.A1" office:value-type="string">
            <text:p text:style-name="P2">0.040325</text:p>
          </table:table-cell>
          <table:table-cell table:style-name="Таблица1.A1" office:value-type="string">
            <text:p text:style-name="P2">0.00135</text:p>
          </table:table-cell>
          <table:table-cell table:style-name="Таблица1.A1" office:value-type="string">
            <text:p text:style-name="P2">0.0053825</text:p>
          </table:table-cell>
        </table:table-row>
        <table:table-row>
          <table:table-cell table:style-name="Таблица1.A1" office:value-type="string">
            <text:p text:style-name="Table_20_Contents">Gemini 1.5 pro</text:p>
          </table:table-cell>
          <table:table-cell table:style-name="Таблица1.A1" office:value-type="string">
            <text:p text:style-name="Table_20_Contents">Bayrou</text:p>
          </table:table-cell>
          <table:table-cell table:style-name="Таблица1.A1" office:value-type="string">
            <text:p text:style-name="Table_20_Contents">Neutral report</text:p>
          </table:table-cell>
          <table:table-cell table:style-name="Таблица1.A1" office:value-type="string">
            <text:p text:style-name="P2">0.00395875</text:p>
          </table:table-cell>
          <table:table-cell table:style-name="Таблица1.A1" office:value-type="string">
            <text:p text:style-name="P2">0.00087<text:span text:style-name="T18">5</text:span></text:p>
          </table:table-cell>
          <table:table-cell table:style-name="Таблица1.A1" office:value-type="string">
            <text:p text:style-name="P2">0.0048337<text:span text:style-name="T18">5</text:span></text:p>
          </table:table-cell>
        </table:table-row>
      </table:table>
      <text:p text:style-name="P13"><text:span text:style-name="Strong_20_Emphasis"/></text:p>
      <text:p text:style-name="P6"><text:span text:style-name="Strong_20_Emphasis">6. Detailed Results: Prompts and AI Responses</text:span></text:p>
      <text:p text:style-name="Text_20_body">This section provides the full prompt used for each test scenario and the corresponding AI responses.</text:p>
      <text:p text:style-name="Text_20_body"><text:span text:style-name="Strong_20_Emphasis">6.1 The results are presented at the end of the document.</text:span></text:p>
      <text:p text:style-name="Text_20_body"><text:span text:style-name="Strong_20_Emphasis">7. Source Code and Execution Instructions</text:span></text:p>
      <text:list xml:id="list4053253846" text:style-name="L9">
        <text:list-item>
          <text:p text:style-name="P27"><text:span text:style-name="Strong_20_Emphasis">File(s):</text:span> (List the names of the source code files)</text:p>
        </text:list-item>
        <text:list-item>
          <text:p text:style-name="P27"><text:span text:style-name="Strong_20_Emphasis">Programming Language:</text:span> Python</text:p>
        </text:list-item>
        <text:list-item>
          <text:p text:style-name="P27"><text:span text:style-name="Strong_20_Emphasis">Dependencies:</text:span></text:p>
          <text:list>
            <text:list-item>
              <text:p text:style-name="P31">python &lt; 3.10</text:p>
            </text:list-item>
            <text:list-item>
              <text:p text:style-name="P31">requirements.txt</text:p>
            </text:list-item>
            <text:list-item>
              <text:p text:style-name="P31">tokens</text:p>
            </text:list-item>
          </text:list>
        </text:list-item>
        <text:list-item>
          <text:p text:style-name="P27"><text:span text:style-name="Strong_20_Emphasis">Installation Instructions:</text:span></text:p>
          <text:list>
            <text:list-item>
              <text:p text:style-name="P32">git clone <text:a xlink:type="simple" xlink:href="https://github.com/V1N322/ContentCostAnalyzer.git" text:style-name="Internet_20_link" text:visited-style-name="Visited_20_Internet_20_Link">https://github.com/V1N322/ContentCostAnalyzer.git</text:a></text:p>
            </text:list-item>
            <text:list-item>
              <text:p text:style-name="P28"><text:span text:style-name="T24">Create python venv:<text:line-break/></text:span><text:span text:style-name="T11">python -m venv </text:span><text:span text:style-name="T12">venv<text:line-break/>(liinux, mac) source CCA/venv/bin/activate<text:line-break/>(win) </text:span><text:span text:style-name="Strong_20_Emphasis"><text:span text:style-name="T13">venv\Scripts\activate.bat</text:span></text:span></text:p>
            </text:list-item>
            <text:list-item>
              <text:p text:style-name="P32">pip install -r requirements.txt</text:p>
            </text:list-item>
            <text:list-item>
              <text:p text:style-name="P32">Set environment variables to .env (like .envExample)</text:p>
            </text:list-item>
            <text:list-item>
              <text:p text:style-name="P33">Run start.py</text:p>
            </text:list-item>
          </text:list>
        </text:list-item>
        <text:list-item>
          <text:p text:style-name="P27"><text:span text:style-name="Strong_20_Emphasis">Technical conditions</text:span>:</text:p>
          <text:list>
            <text:list-item>
              <text:p text:style-name="P27">Requires a stable internet connection.</text:p>
            </text:list-item>
            <text:list-item>
              <text:p text:style-name="P27">Access to AI services may require VPN due to geographical restrictions.</text:p>
            </text:list-item>
          </text:list>
        </text:list-item>
      </text:list>
      <text:p text:style-name="Text_20_body"><text:span text:style-name="Strong_20_Emphasis"/></text:p>
      <text:p text:style-name="P16">Results:<text:line-break/>````````````````````````````````````````````````````````````````````````````````````````````````````````````````````````<text:line-break/>1. gemini-1.5-pro:</text:p>
      <text:p text:style-name="P17"/>
      <text:p text:style-name="P17"/>
      <text:p text:style-name="P17"/>
      <text:p text:style-name="P17"/>
      <text:p text:style-name="P17"><text:s text:c="3"/>Prompt: prompt3 </text:p>
      <text:p text:style-name="P17"><text:s text:c="3"/>Thematic: thematics2</text:p>
      <text:p text:style-name="P17"/>
      <text:p text:style-name="P17"><text:s text:c="3"/>Input: Create a neutral text based on the summary of posts below. Focus on facts and a clear structure of the text. Avoid subjective judgments or emotional coloring. Highlight key data using simple and clear formulations. Text length: from 500 to 1000 characters.</text:p>
      <text:p text:style-name="P17">Example text structure: Description of the current situation. Brief presentation of statistics or key data. Clarification of the current status or consequences. Conclusion with a neutral assessment.</text:p>
      <text:p text:style-name="P17">Here is example post to inherit style:</text:p>
      <text:p text:style-name="P17">“While it’s a big day in Lebanon, an update on the LA fires is necessary.</text:p>
      <text:p text:style-name="P17"/>
      <text:p text:style-name="P17">They have gone from bad to worse. It’s a crazy sight.</text:p>
      <text:p text:style-name="P17"/>
      <text:p text:style-name="P17">Apart from leading to massive devastation in the Pacific Palisades area of the city, new fires have now broken out in the Hollywood Hills and Studio City.</text:p>
      <text:p text:style-name="P17"/>
      <text:p text:style-name="P17">The inferno has led to at least 5 deaths, 2000 structures destroyed, and $50 billion in damage.</text:p>
      <text:p text:style-name="P17"/>
      <text:p text:style-name="P17">These are happening in landmark areas in the city.</text:p>
      <text:p text:style-name="P17"/>
      <text:p text:style-name="P17">Many of these fires are still 0% contained.”</text:p>
      <text:p text:style-name="P17">Posts to summarize content during analysis:</text:p>
      <text:p text:style-name="P17">From 2024-10-17 14:55:54 to 2025-01-15 14:55:54</text:p>
      <text:p text:style-name="P17">Keywords: Bayrou</text:p>
      <text:p text:style-name="P17">Exclude words: </text:p>
      <text:p text:style-name="P17">Channels: @CNNBrkNews, @nytimes, @reuters_news_agency, @tassagency_en</text:p>
      <text:p text:style-name="P17">Message from @tassagency_en</text:p>
      <text:p text:style-name="P17">Date and Time: 2024-12-12 03:11:01</text:p>
      <text:p text:style-name="P17">Link: https://t.me/c/1654562332/42198</text:p>
      <text:p text:style-name="P17">Text: French President Emmanuel Macron is expected to appoint the country’s new prime minister later today, the Les Echos newspaper wrote citing a source. </text:p>
      <text:p text:style-name="P17"/>
      <text:p text:style-name="P17">According to the report, the announcement may be made when the president returns from his brief trip to Poland. </text:p>
      <text:p text:style-name="P17"/>
      <text:p text:style-name="P17">Among possible candidates, Les Echos named 73-year-old Francois Bayrou, the leader of the centrist Democratic Movement (MoDem) party; 38-year-old Defense Minister Sebastien Lecornu and Bernard Cazeneuve, 61, who served as prime minister during the final months of socialist Francois Hollande’s presidency.</text:p>
      <text:p text:style-name="P17">-------</text:p>
      <text:p text:style-name="P17">Message from @CNNBrkNews</text:p>
      <text:p text:style-name="P17">Date and Time: 2024-12-13 12:18:16</text:p>
      <text:p text:style-name="P17">Link: https://t.me/c/1432836798/7949</text:p>
      <text:p text:style-name="P17">Text: ‌CNN Breaking News (Twitter)</text:p>
      <text:p text:style-name="P17"/>
      <text:p text:style-name="P17"><text:soft-page-break/>François Bayrou named as new French prime minister as President Emmanuel Macron tries to break political deadlock</text:p>
      <text:p text:style-name="P17"><text:soft-page-break/>cnn.it/3OQTYRj</text:p>
      <text:p text:style-name="P17">-------</text:p>
      <text:p text:style-name="P17">Message from @tassagency_en</text:p>
      <text:p text:style-name="P17">Date and Time: 2024-12-13 12:28:38</text:p>
      <text:p text:style-name="P17">Link: https://t.me/c/1654562332/42309</text:p>
      <text:p text:style-name="P17">Text: French President Emmanuel Macron has appointed Francois Bayrou, leader of the centrist Democratic Movement political party, as the country’s new prime minister.</text:p>
      <text:p text:style-name="P17"/>
      <text:p text:style-name="P17">Bayrou, 73, succeeds Michel Barnier, who stepped down after France’s lower house passed a no-confidence vote against his cabinet.</text:p>
      <text:p text:style-name="P17">-------</text:p>
      <text:p text:style-name="P17">Message from @tassagency_en</text:p>
      <text:p text:style-name="P17">Date and Time: 2024-12-13 14:37:53</text:p>
      <text:p text:style-name="P17">Link: https://t.me/c/1654562332/42314</text:p>
      <text:p text:style-name="P17">Text: What is known about Francois Bayrou, 73, who has been appointed as French prime minister:</text:p>
      <text:p text:style-name="P17"/>
      <text:p text:style-name="P17">▪️He is a former justice minister and the leader of the centrist Democratic Movement party</text:p>
      <text:p text:style-name="P17"/>
      <text:p text:style-name="P17">▪️Media outlets describe him as a key political ally of French President Emmanuel Macron</text:p>
      <text:p text:style-name="P17"/>
      <text:p text:style-name="P17">▪️In January, he rejected an offer to take over Gabriel Attal's cabinet post</text:p>
      <text:p text:style-name="P17"/>
      <text:p text:style-name="P17">▪️According to the Liberation newspaper, Bayrou consistently refused offers to head the military and education ministries</text:p>
      <text:p text:style-name="P17"/>
      <text:p text:style-name="P17">▪️The politician criticized the government, stating it does not understand how people live, as the cabinet includes “too many Parisians and not enough regional representatives,” making meaningful reforms impossible under these conditions</text:p>
      <text:p text:style-name="P17"/>
      <text:p text:style-name="P17">▪️Despite this, Bayrou is still regarded as one of the “pillars of French politics” and retains the full trust of the president</text:p>
      <text:p text:style-name="P17">-------</text:p>
      <text:p text:style-name="P17">Message from @reuters_news_agency</text:p>
      <text:p text:style-name="P17">Date and Time: 2024-12-13 16:35:12</text:p>
      <text:p text:style-name="P17">Link: https://t.me/c/1157324126/191606</text:p>
      <text:p text:style-name="P17">Text: Macron's new PM Bayrou faces 'long road' against fractious French parliament</text:p>
      <text:p text:style-name="P17"/>
      <text:p text:style-name="P17">French President Emmanuel Macron named key ally Francois Bayrou as his fourth prime minister of 2024 on Friday, but the scale of the challenge facing the veteran centrist was immediately clear as the Socialist Party refused to join his coalition government.</text:p>
      <text:p text:style-name="P17"/>
      <text:p text:style-name="P17">Bayrou, 73, gave a sober assessment of whether he could tame a hung parliament that ousted his predecessor, Michel Barnier, just last week.</text:p>
      <text:p text:style-name="P17"/>
      <text:p text:style-name="P17">"It is a long road, everyone knows that," he told reporters. "I am not the first to take a long road."</text:p>
      <text:p text:style-name="P17"/>
      <text:p text:style-name="P17">France's festering political malaise has raised doubts about whether Macron will complete his second presidential term until 2027.</text:p>
      <text:p text:style-name="P17"/>
      <text:p text:style-name="P17">2024-12-13T11:52:13</text:p>
      <text:p text:style-name="P17"><text:soft-page-break/>-------</text:p>
      <text:p text:style-name="P17">Message from @tassagency_en</text:p>
      <text:p text:style-name="P17">Date and Time: 2024-12-13 20:00:35</text:p>
      <text:p text:style-name="P17">Link: https://t.me/c/1654562332/42346</text:p>
      <text:p text:style-name="P17">Text: ❗️ TASS News Roundup, December 13:</text:p>
      <text:p text:style-name="P17"/>
      <text:p text:style-name="P17">▪️French President Emmanuel Macron has appointed Francois Bayrou, leader of the centrist Democratic Movement political party, as the country’s new prime minister</text:p>
      <text:p text:style-name="P17"/>
      <text:p text:style-name="P17">▪️Russia is holding talks with the new Syrian authorities on preserving its two military bases, a source familiar with the talks has told TASS</text:p>
      <text:p text:style-name="P17"/>
      <text:p text:style-name="P17">▪️Russian forces liberated seven settlements in the course of the special military operation over the past week, the Russian defense ministry said</text:p>
      <text:p text:style-name="P17"/>
      <text:p text:style-name="P17">▪️Russia’s military carried out targeted strikes on crucial Ukrainian fuel and energy infrastructure facilities that ensure the operation of its defense enterprises, the Russian Defense Ministry said</text:p>
      <text:p text:style-name="P17"/>
      <text:p text:style-name="P17">▪️Russia’s media watchdog Roskomnadzor has restricted the access to the Viber messenger in the country for violating national law</text:p>
      <text:p text:style-name="P17"/>
      <text:p text:style-name="P17">▪️Georgian President Salome Zourabichvili has said that she has no intention of leaving her office after her presidential term expires on December 29</text:p>
      <text:p text:style-name="P17"/>
      <text:p text:style-name="P17">▪️Russian Sports Minister Mikhail Degtyarev was elected to the post of the president of the Russian Olympic Committee</text:p>
      <text:p text:style-name="P17"/>
      <text:p text:style-name="P17">▪️The US military has successfully tested a conventional hypersonic missile in the state of Florida, the Pentagon said in a statement</text:p>
      <text:p text:style-name="P17"/>
      <text:p text:style-name="P17">▪️Six people died and 32 were injured in a fire at a private hospital in the Indian city of Dindigul</text:p>
      <text:p text:style-name="P17">-------</text:p>
      <text:p text:style-name="P17">Message from @nytimes</text:p>
      <text:p text:style-name="P17">Date and Time: 2024-12-13 20:35:12</text:p>
      <text:p text:style-name="P17">Link: https://t.me/c/1606432449/3296</text:p>
      <text:p text:style-name="P17">Text: Here are some of the stories we are covering from around the world:</text:p>
      <text:p text:style-name="P17"/>
      <text:p text:style-name="P17">Emmanuel Macron Appoints Key Ally as France’s New Prime Minister</text:p>
      <text:p text:style-name="P17"/>
      <text:p text:style-name="P17">President Emmanuel Macron of France tapped François Bayrou, a veteran centrist politician and one of his top allies, as the new prime minister, a move that few expect would stabilize the country's roiling politics.</text:p>
      <text:p text:style-name="P17"/>
      <text:p text:style-name="P17">The Syrian Upheaval Has Iranian Leaders Reeling, Too</text:p>
      <text:p text:style-name="P17"/>
      <text:p text:style-name="P17">For decades, Iran poured money and military aid into Syria, backing the Assad regime in its ambition to confront Israel. Now many Iranians are openly asking why.</text:p>
      <text:p text:style-name="P17"/>
      <text:p text:style-name="P17">Russia Hits Ukraine’s Energy Infrastructure in a Renewed Assault</text:p>
      <text:p text:style-name="P17"/>
      <text:p text:style-name="P17"><text:soft-page-break/>﻿Russia launched a missile attack on Ukraine’s energy infrastructure early Friday, in an assault that President Volodymyr Zelensky described as “one of the largest strikes” on his country’s power facilities.</text:p>
      <text:p text:style-name="P17"/>
      <text:p text:style-name="P17">@nytimes</text:p>
      <text:p text:style-name="P17">-------</text:p>
      <text:p text:style-name="P17">Message from @reuters_news_agency</text:p>
      <text:p text:style-name="P17">Date and Time: 2024-12-15 00:10:00</text:p>
      <text:p text:style-name="P17">Link: https://t.me/c/1157324126/191683</text:p>
      <text:p text:style-name="P17">Text: New French PM Bayrou will meet far-right leader Le Pen on Monday</text:p>
      <text:p text:style-name="P17"/>
      <text:p text:style-name="P17">New French Prime Minister Francois Bayrou will meet with the heads of parliamentary groups on Monday and Tuesday, starting with Marine Le Pen of the far-right Rassemblement National, he told La Tribune Dimanche in an interview.</text:p>
      <text:p text:style-name="P17"/>
      <text:p text:style-name="P17">Bayrou, whose appointment on Friday made him the fourth person to serve as French prime minister this year, will be responsible for steering a 2025 budget through the fractious parliament. It was the same task that ultimately toppled his predecessor Michel Barnier, whose three-month tenure was the shortest in modern French history.</text:p>
      <text:p text:style-name="P17"/>
      <text:p text:style-name="P17">2024-12-14T22:01:59</text:p>
      <text:p text:style-name="P17">-------</text:p>
      <text:p text:style-name="P17">Message from @reuters_news_agency</text:p>
      <text:p text:style-name="P17">Date and Time: 2024-12-19 08:39:57</text:p>
      <text:p text:style-name="P17">Link: https://t.me/c/1157324126/192021</text:p>
      <text:p text:style-name="P17">Text: Nearly two thirds of French unhappy with Bayrou as PM, poll shows</text:p>
      <text:p text:style-name="P17"/>
      <text:p text:style-name="P17">Some 64% of people in France are dissatisfied with the appointment of Francois Bayrou as prime minister, a poll on Thursday said, highlighting the challenges Bayrou faces to push through reforms and cut France's deficit.</text:p>
      <text:p text:style-name="P17"/>
      <text:p text:style-name="P17">The survey was conducted for Sud Radio by Ifop-Fiducial, and it polled 1,000 people over Dec. 17 and Dec. 18.</text:p>
      <text:p text:style-name="P17"/>
      <text:p text:style-name="P17">2024-12-19T06:03:08</text:p>
      <text:p text:style-name="P17">-------</text:p>
      <text:p text:style-name="P17">Message from @reuters_news_agency</text:p>
      <text:p text:style-name="P17">Date and Time: 2024-12-24 01:02:49</text:p>
      <text:p text:style-name="P17">Link: https://t.me/c/1157324126/192365</text:p>
      <text:p text:style-name="P17">Text: France unveils fresh government with budget battle looming</text:p>
      <text:p text:style-name="P17"/>
      <text:p text:style-name="P17">France unveiled a new government on Monday composed of former ministers and senior civil servants that Prime Minister Francois Bayrou will hope can oversee the passage of a 2025 budget and prevent a deepening of the country's crisis.</text:p>
      <text:p text:style-name="P17"/>
      <text:p text:style-name="P17">Eric Lombard, 66, the head of Caisse des Depots, the investment arm of the French government, became finance minister, working with Amélie de Montchalin as budget minister.</text:p>
      <text:p text:style-name="P17"/>
      <text:p text:style-name="P17">2024-12-23T10:01:00</text:p>
      <text:p text:style-name="P17">-------</text:p>
      <text:p text:style-name="P17">Message from @reuters_news_agency</text:p>
      <text:p text:style-name="P17">Date and Time: 2024-12-30 17:25:46</text:p>
      <text:p text:style-name="P17"><text:soft-page-break/>Link: https://t.me/c/1157324126/192774</text:p>
      <text:p text:style-name="P17">Text: New French PM vows to restore power, ban shantytowns in storm-hit Mayotte</text:p>
      <text:p text:style-name="P17"/>
      <text:p text:style-name="P17">New French Prime Minister Francois Bayrou said on Monday that power will be restored to all households on the storm-ravaged Mayotte archipelago by the end of January, while the rebuilding of its shantytowns will not be permitted.</text:p>
      <text:p text:style-name="P17"/>
      <text:p text:style-name="P17">The slow pace of aid and delays in the arrival of clean water and electricity have angered residents of France's poorest overseas territory, located between Madagascar and Mozambique about 8,000 km (4,971 miles) from mainland France.</text:p>
      <text:p text:style-name="P17"/>
      <text:p text:style-name="P17">2024-12-30T15:59:34</text:p>
      <text:p text:style-name="P17">-------</text:p>
      <text:p text:style-name="P17">Message from @reuters_news_agency</text:p>
      <text:p text:style-name="P17">Date and Time: 2025-01-14 02:16:03</text:p>
      <text:p text:style-name="P17">Link: https://t.me/c/1157324126/193734</text:p>
      <text:p text:style-name="P17">Text: French PM's concessions on pensions eyed in key policy speech</text:p>
      <text:p text:style-name="P17"/>
      <text:p text:style-name="P17">French Prime Minister Francois Bayrou is expected to lay out in a speech on Tuesday the contours of a deal to water down pension reforms in return for support from the left on passing a budget.</text:p>
      <text:p text:style-name="P17"/>
      <text:p text:style-name="P17">The speech comes after a tumultuous 2024 for France when President Emmanuel Macron shocked the nation by calling early elections, only to lose his working majority in parliament just as the public finances went off track.</text:p>
      <text:p text:style-name="P17"/>
      <text:p text:style-name="P17">Bayrou's government, which was formed last month after the collapse of his predecessor's administration, is trying to win assurances from some opposition parties and the Socialists in particular that they will not vote against its 2025 budget.</text:p>
      <text:p text:style-name="P17"/>
      <text:p text:style-name="P17">2025-01-14T01:04:02</text:p>
      <text:p text:style-name="P17">-------</text:p>
      <text:p text:style-name="P17">Message from @reuters_news_agency</text:p>
      <text:p text:style-name="P17">Date and Time: 2025-01-14 18:36:35</text:p>
      <text:p text:style-name="P17">Link: https://t.me/c/1157324126/193783</text:p>
      <text:p text:style-name="P17">Text: Key quotes from French Prime Minister Bayrou's parliamentary address</text:p>
      <text:p text:style-name="P17"/>
      <text:p text:style-name="P17">French Prime Minister Francois Bayrou on Tuesday told lawmakers that France was drowning in debt, but pledged to listen to ideas to renegotiate a landmark 2023 pension reform in a bid to win support from the left to pass the 2025 budget.</text:p>
      <text:p text:style-name="P17"/>
      <text:p text:style-name="P17">Below are some of the key quotes from his speech in parliament:</text:p>
      <text:p text:style-name="P17"/>
      <text:p text:style-name="P17">DEBT:</text:p>
      <text:p text:style-name="P17"/>
      <text:p text:style-name="P17">"There are countless causes for concern. However, there is one that emerges with glaring force: our country's over-indebtedness."</text:p>
      <text:p text:style-name="P17"/>
      <text:p text:style-name="P17">2025-01-14T16:37:39</text:p>
      <text:p text:style-name="P17">-------</text:p>
      <text:p text:style-name="P17">Message from @reuters_news_agency</text:p>
      <text:p text:style-name="P17">Date and Time: 2025-01-15 02:36:35</text:p>
      <text:p text:style-name="P17">Link: https://t.me/c/1157324126/193821</text:p>
      <text:p text:style-name="P17"><text:soft-page-break/>Text: French Socialist Party raises threat of backing no-confidence vote against government</text:p>
      <text:p text:style-name="P17"/>
      <text:p text:style-name="P17">The French Socialist Party, whose support Francois Bayrou's minority government has been trying to secure for weeks, on Tuesday raised the threat of backing a no-confidence vote against the government later this week.</text:p>
      <text:p text:style-name="P17"/>
      <text:p text:style-name="P17">The Socialists, who voted down previous budget proposals in December in conjunction with far-right lawmakers and thereby precipitated the fall of Michel Barnier's government, have made concessions on the 2023 pension reform a condition for support.</text:p>
      <text:p text:style-name="P17"/>
      <text:p text:style-name="P17">2025-01-14T19:22:38</text:p>
      <text:p text:style-name="P17">-------</text:p>
      <text:p text:style-name="P17"><text:s text:c="3"/>Output: Francois Bayrou, 73, leader of the Democratic Movement party, was appointed French Prime Minister by President Macron on December 13, 2024. This followed a no-confidence vote against the previous prime minister, Michel Barnier. <text:s/>Bayrou, a key Macron ally, faced a challenging political landscape with a hung parliament. Public opinion polls showed 64% dissatisfaction with his appointment. <text:s/>His government unveiled on December 23rd included Eric Lombard as finance minister and Amélie de Montchalin as budget minister. <text:s/>Key priorities included passing the 2025 budget and addressing the aftermath of a storm in Mayotte. <text:s/>Bayrou's efforts to secure support for the budget, including potential concessions on pension reforms, continued into January 2025, with the Socialist Party threatening a no-confidence vote.</text:p>
      <text:p text:style-name="P17"/>
      <text:p text:style-name="P17"/>
      <text:p text:style-name="P17"/>
      <text:p text:style-name="P17"/>
      <text:p text:style-name="P17"/>
      <text:p text:style-name="P17">2. o1-preview:</text:p>
      <text:p text:style-name="P17"/>
      <text:p text:style-name="P17"/>
      <text:p text:style-name="P17"/>
      <text:p text:style-name="P17"/>
      <text:p text:style-name="P17"><text:s text:c="3"/>Prompt: prompt3.txt</text:p>
      <text:p text:style-name="P17"><text:s text:c="3"/>Thematic: thematics2.txt</text:p>
      <text:p text:style-name="P17"/>
      <text:p text:style-name="P17"><text:s text:c="3"/>Input: Create a neutral text based on the summary of posts below. Focus on facts and a clear structure of the text. Avoid subjective judgments or emotional coloring. Highlight key data using simple and clear formulations. Text length: from 500 to 1000 characters.</text:p>
      <text:p text:style-name="P17">Example text structure: Description of the current situation. Brief presentation of statistics or key data. Clarification of the current status or consequences. Conclusion with a neutral assessment.</text:p>
      <text:p text:style-name="P17">Here is example post to inherit style:</text:p>
      <text:p text:style-name="P17">“While it’s a big day in Lebanon, an update on the LA fires is necessary.</text:p>
      <text:p text:style-name="P17"/>
      <text:p text:style-name="P17">They have gone from bad to worse. It’s a crazy sight.</text:p>
      <text:p text:style-name="P17"/>
      <text:p text:style-name="P17">Apart from leading to massive devastation in the Pacific Palisades area of the city, new fires have now broken out in the Hollywood Hills and Studio City.</text:p>
      <text:p text:style-name="P17"/>
      <text:p text:style-name="P17">The inferno has led to at least 5 deaths, 2000 structures destroyed, and $50 billion in damage.</text:p>
      <text:p text:style-name="P17"/>
      <text:p text:style-name="P17">These are happening in landmark areas in the city.</text:p>
      <text:p text:style-name="P17"/>
      <text:p text:style-name="P17">Many of these fires are still 0% contained.”</text:p>
      <text:p text:style-name="P17"><text:soft-page-break/>Posts to summarize content during analysis:</text:p>
      <text:p text:style-name="P17">From 2024-10-17 14:55:54 to 2025-01-15 14:55:54</text:p>
      <text:p text:style-name="P17">Keywords: Bayrou</text:p>
      <text:p text:style-name="P17">Exclude words: </text:p>
      <text:p text:style-name="P17">Channels: @CNNBrkNews, @nytimes, @reuters_news_agency, @tassagency_en</text:p>
      <text:p text:style-name="P17">Message from @tassagency_en</text:p>
      <text:p text:style-name="P17">Date and Time: 2024-12-12 03:11:01</text:p>
      <text:p text:style-name="P17">Link: https://t.me/c/1654562332/42198</text:p>
      <text:p text:style-name="P17">Text: French President Emmanuel Macron is expected to appoint the country’s new prime minister later today, the Les Echos newspaper wrote citing a source. </text:p>
      <text:p text:style-name="P17"/>
      <text:p text:style-name="P17">According to the report, the announcement may be made when the president returns from his brief trip to Poland. </text:p>
      <text:p text:style-name="P17"/>
      <text:p text:style-name="P17">Among possible candidates, Les Echos named 73-year-old Francois Bayrou, the leader of the centrist Democratic Movement (MoDem) party; 38-year-old Defense Minister Sebastien Lecornu and Bernard Cazeneuve, 61, who served as prime minister during the final months of socialist Francois Hollande’s presidency.</text:p>
      <text:p text:style-name="P17">-------</text:p>
      <text:p text:style-name="P17">Message from @CNNBrkNews</text:p>
      <text:p text:style-name="P17">Date and Time: 2024-12-13 12:18:16</text:p>
      <text:p text:style-name="P17">Link: https://t.me/c/1432836798/7949</text:p>
      <text:p text:style-name="P17">Text: ‌CNN Breaking News (Twitter)</text:p>
      <text:p text:style-name="P17"/>
      <text:p text:style-name="P17">François Bayrou named as new French prime minister as President Emmanuel Macron tries to break political deadlock</text:p>
      <text:p text:style-name="P17">cnn.it/3OQTYRj</text:p>
      <text:p text:style-name="P17">-------</text:p>
      <text:p text:style-name="P17">Message from @tassagency_en</text:p>
      <text:p text:style-name="P17">Date and Time: 2024-12-13 12:28:38</text:p>
      <text:p text:style-name="P17">Link: https://t.me/c/1654562332/42309</text:p>
      <text:p text:style-name="P17">Text: French President Emmanuel Macron has appointed Francois Bayrou, leader of the centrist Democratic Movement political party, as the country’s new prime minister.</text:p>
      <text:p text:style-name="P17"/>
      <text:p text:style-name="P17">Bayrou, 73, succeeds Michel Barnier, who stepped down after France’s lower house passed a no-confidence vote against his cabinet.</text:p>
      <text:p text:style-name="P17">-------</text:p>
      <text:p text:style-name="P17">Message from @tassagency_en</text:p>
      <text:p text:style-name="P17">Date and Time: 2024-12-13 14:37:53</text:p>
      <text:p text:style-name="P17">Link: https://t.me/c/1654562332/42314</text:p>
      <text:p text:style-name="P17">Text: What is known about Francois Bayrou, 73, who has been appointed as French prime minister:</text:p>
      <text:p text:style-name="P17"/>
      <text:p text:style-name="P17">▪️He is a former justice minister and the leader of the centrist Democratic Movement party</text:p>
      <text:p text:style-name="P17"/>
      <text:p text:style-name="P17">▪️Media outlets describe him as a key political ally of French President Emmanuel Macron</text:p>
      <text:p text:style-name="P17"/>
      <text:p text:style-name="P17">▪️In January, he rejected an offer to take over Gabriel Attal's cabinet post</text:p>
      <text:p text:style-name="P17"/>
      <text:p text:style-name="P17">▪️According to the Liberation newspaper, Bayrou consistently refused offers to head the military and education ministries</text:p>
      <text:p text:style-name="P17"/>
      <text:p text:style-name="P17"><text:soft-page-break/>▪️The politician criticized the government, stating it does not understand how people live, as the cabinet includes “too many Parisians and not enough regional representatives,” making meaningful reforms impossible under these conditions</text:p>
      <text:p text:style-name="P17"/>
      <text:p text:style-name="P17">▪️Despite this, Bayrou is still regarded as one of the “pillars of French politics” and retains the full trust of the president</text:p>
      <text:p text:style-name="P17">-------</text:p>
      <text:p text:style-name="P17">Message from @reuters_news_agency</text:p>
      <text:p text:style-name="P17">Date and Time: 2024-12-13 16:35:12</text:p>
      <text:p text:style-name="P17">Link: https://t.me/c/1157324126/191606</text:p>
      <text:p text:style-name="P17">Text: Macron's new PM Bayrou faces 'long road' against fractious French parliament</text:p>
      <text:p text:style-name="P17"/>
      <text:p text:style-name="P17">French President Emmanuel Macron named key ally Francois Bayrou as his fourth prime minister of 2024 on Friday, but the scale of the challenge facing the veteran centrist was immediately clear as the Socialist Party refused to join his coalition government.</text:p>
      <text:p text:style-name="P17"/>
      <text:p text:style-name="P17">Bayrou, 73, gave a sober assessment of whether he could tame a hung parliament that ousted his predecessor, Michel Barnier, just last week.</text:p>
      <text:p text:style-name="P17"/>
      <text:p text:style-name="P17">"It is a long road, everyone knows that," he told reporters. "I am not the first to take a long road."</text:p>
      <text:p text:style-name="P17"/>
      <text:p text:style-name="P17">France's festering political malaise has raised doubts about whether Macron will complete his second presidential term until 2027.</text:p>
      <text:p text:style-name="P17"/>
      <text:p text:style-name="P17">2024-12-13T11:52:13</text:p>
      <text:p text:style-name="P17">-------</text:p>
      <text:p text:style-name="P17">Message from @tassagency_en</text:p>
      <text:p text:style-name="P17">Date and Time: 2024-12-13 20:00:35</text:p>
      <text:p text:style-name="P17">Link: https://t.me/c/1654562332/42346</text:p>
      <text:p text:style-name="P17">Text: ❗️ TASS News Roundup, December 13:</text:p>
      <text:p text:style-name="P17"/>
      <text:p text:style-name="P17">▪️French President Emmanuel Macron has appointed Francois Bayrou, leader of the centrist Democratic Movement political party, as the country’s new prime minister</text:p>
      <text:p text:style-name="P17"/>
      <text:p text:style-name="P17">▪️Russia is holding talks with the new Syrian authorities on preserving its two military bases, a source familiar with the talks has told TASS</text:p>
      <text:p text:style-name="P17"/>
      <text:p text:style-name="P17">▪️Russian forces liberated seven settlements in the course of the special military operation over the past week, the Russian defense ministry said</text:p>
      <text:p text:style-name="P17"/>
      <text:p text:style-name="P17">▪️Russia’s military carried out targeted strikes on crucial Ukrainian fuel and energy infrastructure facilities that ensure the operation of its defense enterprises, the Russian Defense Ministry said</text:p>
      <text:p text:style-name="P17"/>
      <text:p text:style-name="P17">▪️Russia’s media watchdog Roskomnadzor has restricted the access to the Viber messenger in the country for violating national law</text:p>
      <text:p text:style-name="P17"/>
      <text:p text:style-name="P17">▪️Georgian President Salome Zourabichvili has said that she has no intention of leaving her office after her presidential term expires on December 29</text:p>
      <text:p text:style-name="P17"/>
      <text:p text:style-name="P17">▪️Russian Sports Minister Mikhail Degtyarev was elected to the post of the president of the Russian Olympic Committee</text:p>
      <text:p text:style-name="P17"/>
      <text:p text:style-name="P17"><text:soft-page-break/>▪️The US military has successfully tested a conventional hypersonic missile in the state of Florida, the Pentagon said in a statement</text:p>
      <text:p text:style-name="P17"/>
      <text:p text:style-name="P17">▪️Six people died and 32 were injured in a fire at a private hospital in the Indian city of Dindigul</text:p>
      <text:p text:style-name="P17">-------</text:p>
      <text:p text:style-name="P17">Message from @nytimes</text:p>
      <text:p text:style-name="P17">Date and Time: 2024-12-13 20:35:12</text:p>
      <text:p text:style-name="P17">Link: https://t.me/c/1606432449/3296</text:p>
      <text:p text:style-name="P17">Text: Here are some of the stories we are covering from around the world:</text:p>
      <text:p text:style-name="P17"/>
      <text:p text:style-name="P17">Emmanuel Macron Appoints Key Ally as France’s New Prime Minister</text:p>
      <text:p text:style-name="P17"/>
      <text:p text:style-name="P17">President Emmanuel Macron of France tapped François Bayrou, a veteran centrist politician and one of his top allies, as the new prime minister, a move that few expect would stabilize the country's roiling politics.</text:p>
      <text:p text:style-name="P17"/>
      <text:p text:style-name="P17">The Syrian Upheaval Has Iranian Leaders Reeling, Too</text:p>
      <text:p text:style-name="P17"/>
      <text:p text:style-name="P17">For decades, Iran poured money and military aid into Syria, backing the Assad regime in its ambition to confront Israel. Now many Iranians are openly asking why.</text:p>
      <text:p text:style-name="P17"/>
      <text:p text:style-name="P17">Russia Hits Ukraine’s Energy Infrastructure in a Renewed Assault</text:p>
      <text:p text:style-name="P17"/>
      <text:p text:style-name="P17">﻿Russia launched a missile attack on Ukraine’s energy infrastructure early Friday, in an assault that President Volodymyr Zelensky described as “one of the largest strikes” on his country’s power facilities.</text:p>
      <text:p text:style-name="P17"/>
      <text:p text:style-name="P17">@nytimes</text:p>
      <text:p text:style-name="P17">-------</text:p>
      <text:p text:style-name="P17">Message from @reuters_news_agency</text:p>
      <text:p text:style-name="P17">Date and Time: 2024-12-15 00:10:00</text:p>
      <text:p text:style-name="P17">Link: https://t.me/c/1157324126/191683</text:p>
      <text:p text:style-name="P17">Text: New French PM Bayrou will meet far-right leader Le Pen on Monday</text:p>
      <text:p text:style-name="P17"/>
      <text:p text:style-name="P17">New French Prime Minister Francois Bayrou will meet with the heads of parliamentary groups on Monday and Tuesday, starting with Marine Le Pen of the far-right Rassemblement National, he told La Tribune Dimanche in an interview.</text:p>
      <text:p text:style-name="P17"/>
      <text:p text:style-name="P17">Bayrou, whose appointment on Friday made him the fourth person to serve as French prime minister this year, will be responsible for steering a 2025 budget through the fractious parliament. It was the same task that ultimately toppled his predecessor Michel Barnier, whose three-month tenure was the shortest in modern French history.</text:p>
      <text:p text:style-name="P17"/>
      <text:p text:style-name="P17">2024-12-14T22:01:59</text:p>
      <text:p text:style-name="P17">-------</text:p>
      <text:p text:style-name="P17">Message from @reuters_news_agency</text:p>
      <text:p text:style-name="P17">Date and Time: 2024-12-19 08:39:57</text:p>
      <text:p text:style-name="P17">Link: https://t.me/c/1157324126/192021</text:p>
      <text:p text:style-name="P17">Text: Nearly two thirds of French unhappy with Bayrou as PM, poll shows</text:p>
      <text:p text:style-name="P17"/>
      <text:p text:style-name="P17"><text:soft-page-break/>Some 64% of people in France are dissatisfied with the appointment of Francois Bayrou as prime minister, a poll on Thursday said, highlighting the challenges Bayrou faces to push through reforms and cut France's deficit.</text:p>
      <text:p text:style-name="P17"/>
      <text:p text:style-name="P17">The survey was conducted for Sud Radio by Ifop-Fiducial, and it polled 1,000 people over Dec. 17 and Dec. 18.</text:p>
      <text:p text:style-name="P17"/>
      <text:p text:style-name="P17">2024-12-19T06:03:08</text:p>
      <text:p text:style-name="P17">-------</text:p>
      <text:p text:style-name="P17">Message from @reuters_news_agency</text:p>
      <text:p text:style-name="P17">Date and Time: 2024-12-24 01:02:49</text:p>
      <text:p text:style-name="P17">Link: https://t.me/c/1157324126/192365</text:p>
      <text:p text:style-name="P17">Text: France unveils fresh government with budget battle looming</text:p>
      <text:p text:style-name="P17"/>
      <text:p text:style-name="P17">France unveiled a new government on Monday composed of former ministers and senior civil servants that Prime Minister Francois Bayrou will hope can oversee the passage of a 2025 budget and prevent a deepening of the country's crisis.</text:p>
      <text:p text:style-name="P17"/>
      <text:p text:style-name="P17">Eric Lombard, 66, the head of Caisse des Depots, the investment arm of the French government, became finance minister, working with Amélie de Montchalin as budget minister.</text:p>
      <text:p text:style-name="P17"/>
      <text:p text:style-name="P17">2024-12-23T10:01:00</text:p>
      <text:p text:style-name="P17">-------</text:p>
      <text:p text:style-name="P17">Message from @reuters_news_agency</text:p>
      <text:p text:style-name="P17">Date and Time: 2024-12-30 17:25:46</text:p>
      <text:p text:style-name="P17">Link: https://t.me/c/1157324126/192774</text:p>
      <text:p text:style-name="P17">Text: New French PM vows to restore power, ban shantytowns in storm-hit Mayotte</text:p>
      <text:p text:style-name="P17"/>
      <text:p text:style-name="P17">New French Prime Minister Francois Bayrou said on Monday that power will be restored to all households on the storm-ravaged Mayotte archipelago by the end of January, while the rebuilding of its shantytowns will not be permitted.</text:p>
      <text:p text:style-name="P17"/>
      <text:p text:style-name="P17">The slow pace of aid and delays in the arrival of clean water and electricity have angered residents of France's poorest overseas territory, located between Madagascar and Mozambique about 8,000 km (4,971 miles) from mainland France.</text:p>
      <text:p text:style-name="P17"/>
      <text:p text:style-name="P17">2024-12-30T15:59:34</text:p>
      <text:p text:style-name="P17">-------</text:p>
      <text:p text:style-name="P17">Message from @reuters_news_agency</text:p>
      <text:p text:style-name="P17">Date and Time: 2025-01-14 02:16:03</text:p>
      <text:p text:style-name="P17">Link: https://t.me/c/1157324126/193734</text:p>
      <text:p text:style-name="P17">Text: French PM's concessions on pensions eyed in key policy speech</text:p>
      <text:p text:style-name="P17"/>
      <text:p text:style-name="P17">French Prime Minister Francois Bayrou is expected to lay out in a speech on Tuesday the contours of a deal to water down pension reforms in return for support from the left on passing a budget.</text:p>
      <text:p text:style-name="P17"/>
      <text:p text:style-name="P17">The speech comes after a tumultuous 2024 for France when President Emmanuel Macron shocked the nation by calling early elections, only to lose his working majority in parliament just as the public finances went off track.</text:p>
      <text:p text:style-name="P17"/>
      <text:p text:style-name="P17"><text:soft-page-break/>Bayrou's government, which was formed last month after the collapse of his predecessor's administration, is trying to win assurances from some opposition parties and the Socialists in particular that they will not vote against its 2025 budget.</text:p>
      <text:p text:style-name="P17"/>
      <text:p text:style-name="P17">2025-01-14T01:04:02</text:p>
      <text:p text:style-name="P17">-------</text:p>
      <text:p text:style-name="P17">Message from @reuters_news_agency</text:p>
      <text:p text:style-name="P17">Date and Time: 2025-01-14 18:36:35</text:p>
      <text:p text:style-name="P17">Link: https://t.me/c/1157324126/193783</text:p>
      <text:p text:style-name="P17">Text: Key quotes from French Prime Minister Bayrou's parliamentary address</text:p>
      <text:p text:style-name="P17"/>
      <text:p text:style-name="P17">French Prime Minister Francois Bayrou on Tuesday told lawmakers that France was drowning in debt, but pledged to listen to ideas to renegotiate a landmark 2023 pension reform in a bid to win support from the left to pass the 2025 budget.</text:p>
      <text:p text:style-name="P17"/>
      <text:p text:style-name="P17">Below are some of the key quotes from his speech in parliament:</text:p>
      <text:p text:style-name="P17"/>
      <text:p text:style-name="P17">DEBT:</text:p>
      <text:p text:style-name="P17"/>
      <text:p text:style-name="P17">"There are countless causes for concern. However, there is one that emerges with glaring force: our country's over-indebtedness."</text:p>
      <text:p text:style-name="P17"/>
      <text:p text:style-name="P17">2025-01-14T16:37:39</text:p>
      <text:p text:style-name="P17">-------</text:p>
      <text:p text:style-name="P17">Message from @reuters_news_agency</text:p>
      <text:p text:style-name="P17">Date and Time: 2025-01-15 02:36:35</text:p>
      <text:p text:style-name="P17">Link: https://t.me/c/1157324126/193821</text:p>
      <text:p text:style-name="P17">Text: French Socialist Party raises threat of backing no-confidence vote against government</text:p>
      <text:p text:style-name="P17"/>
      <text:p text:style-name="P17">The French Socialist Party, whose support Francois Bayrou's minority government has been trying to secure for weeks, on Tuesday raised the threat of backing a no-confidence vote against the government later this week.</text:p>
      <text:p text:style-name="P17"/>
      <text:p text:style-name="P17">The Socialists, who voted down previous budget proposals in December in conjunction with far-right lawmakers and thereby precipitated the fall of Michel Barnier's government, have made concessions on the 2023 pension reform a condition for support.</text:p>
      <text:p text:style-name="P17"/>
      <text:p text:style-name="P17">2025-01-14T19:22:38</text:p>
      <text:p text:style-name="P17">-------</text:p>
      <text:p text:style-name="P17"><text:s text:c="3"/>Output: French President Emmanuel Macron has appointed François Bayrou, 73, leader of the centrist Democratic Movement (MoDem) party, as France's new prime minister. Bayrou replaces Michel Barnier, who resigned after his cabinet lost a no-confidence vote in the lower house. The appointment comes amid political deadlock, as the Socialist Party has refused to join Macron's coalition government.</text:p>
      <text:p text:style-name="P17"/>
      <text:p text:style-name="P17">Bayrou, a key ally of Macron and former justice minister, faces significant challenges due to a hung parliament and low public approval. A recent poll indicates that 64% of the French population is dissatisfied with his appointment. Acknowledging the difficulties, Bayrou stated he faces a "long road" to pass crucial reforms and the 2025 budget.</text:p>
      <text:p text:style-name="P17"/>
      <text:p text:style-name="P17">In an effort to address the crisis, Bayrou has unveiled a new government composed of former ministers and senior civil servants. He plans to meet with opposition leaders, including far-right <text:soft-page-break/>leader Marine Le Pen, to seek support for his policies. The Socialist Party has raised the possibility of backing a no-confidence vote against the government unless concessions are made on pension reforms.</text:p>
      <text:p text:style-name="P17"/>
      <text:p text:style-name="P17">In conclusion, François Bayrou's appointment marks a critical juncture in French politics. His capacity to negotiate with opposition parties and address issues such as national debt will be essential for the stability of Macron's administration and the implementation of key reforms.</text:p>
      <text:p text:style-name="P17"/>
      <text:p text:style-name="P17"/>
      <text:p text:style-name="P17"/>
      <text:p text:style-name="P17"/>
      <text:p text:style-name="P17"/>
      <text:p text:style-name="P17">3. gpt-4o:</text:p>
      <text:p text:style-name="P17"/>
      <text:p text:style-name="P17"/>
      <text:p text:style-name="P17"/>
      <text:p text:style-name="P17"/>
      <text:p text:style-name="P17"><text:s text:c="3"/>Prompt: prompt3.txt</text:p>
      <text:p text:style-name="P17"><text:s text:c="3"/>Thematic: thematics2.txt</text:p>
      <text:p text:style-name="P17"/>
      <text:p text:style-name="P17"><text:s text:c="3"/>Input: Create a neutral text based on the summary of posts below. Focus on facts and a clear structure of the text. Avoid subjective judgments or emotional coloring. Highlight key data using simple and clear formulations. Text length: from 500 to 1000 characters.</text:p>
      <text:p text:style-name="P17">Example text structure: Description of the current situation. Brief presentation of statistics or key data. Clarification of the current status or consequences. Conclusion with a neutral assessment.</text:p>
      <text:p text:style-name="P17">Here is example post to inherit style:</text:p>
      <text:p text:style-name="P17">“While it’s a big day in Lebanon, an update on the LA fires is necessary.</text:p>
      <text:p text:style-name="P17"/>
      <text:p text:style-name="P17">They have gone from bad to worse. It’s a crazy sight.</text:p>
      <text:p text:style-name="P17"/>
      <text:p text:style-name="P17">Apart from leading to massive devastation in the Pacific Palisades area of the city, new fires have now broken out in the Hollywood Hills and Studio City.</text:p>
      <text:p text:style-name="P17"/>
      <text:p text:style-name="P17">The inferno has led to at least 5 deaths, 2000 structures destroyed, and $50 billion in damage.</text:p>
      <text:p text:style-name="P17"/>
      <text:p text:style-name="P17">These are happening in landmark areas in the city.</text:p>
      <text:p text:style-name="P17"/>
      <text:p text:style-name="P17">Many of these fires are still 0% contained.”</text:p>
      <text:p text:style-name="P17">Posts to summarize content during analysis:</text:p>
      <text:p text:style-name="P17">From 2024-10-17 14:55:54 to 2025-01-15 14:55:54</text:p>
      <text:p text:style-name="P17">Keywords: Bayrou</text:p>
      <text:p text:style-name="P17">Exclude words: </text:p>
      <text:p text:style-name="P17">Channels: @CNNBrkNews, @nytimes, @reuters_news_agency, @tassagency_en</text:p>
      <text:p text:style-name="P17">Message from @tassagency_en</text:p>
      <text:p text:style-name="P17">Date and Time: 2024-12-12 03:11:01</text:p>
      <text:p text:style-name="P17">Link: https://t.me/c/1654562332/42198</text:p>
      <text:p text:style-name="P17">Text: French President Emmanuel Macron is expected to appoint the country’s new prime minister later today, the Les Echos newspaper wrote citing a source. </text:p>
      <text:p text:style-name="P17"/>
      <text:p text:style-name="P17">According to the report, the announcement may be made when the president returns from his brief trip to Poland. </text:p>
      <text:p text:style-name="P17"/>
      <text:p text:style-name="P17"><text:soft-page-break/>Among possible candidates, Les Echos named 73-year-old Francois Bayrou, the leader of the centrist Democratic Movement (MoDem) party; 38-year-old Defense Minister Sebastien Lecornu and Bernard Cazeneuve, 61, who served as prime minister during the final months of socialist Francois Hollande’s presidency.</text:p>
      <text:p text:style-name="P17">-------</text:p>
      <text:p text:style-name="P17">Message from @CNNBrkNews</text:p>
      <text:p text:style-name="P17">Date and Time: 2024-12-13 12:18:16</text:p>
      <text:p text:style-name="P17">Link: https://t.me/c/1432836798/7949</text:p>
      <text:p text:style-name="P17">Text: ‌CNN Breaking News (Twitter)</text:p>
      <text:p text:style-name="P17"/>
      <text:p text:style-name="P17">François Bayrou named as new French prime minister as President Emmanuel Macron tries to break political deadlock</text:p>
      <text:p text:style-name="P17">cnn.it/3OQTYRj</text:p>
      <text:p text:style-name="P17">-------</text:p>
      <text:p text:style-name="P17">Message from @tassagency_en</text:p>
      <text:p text:style-name="P17">Date and Time: 2024-12-13 12:28:38</text:p>
      <text:p text:style-name="P17">Link: https://t.me/c/1654562332/42309</text:p>
      <text:p text:style-name="P17">Text: French President Emmanuel Macron has appointed Francois Bayrou, leader of the centrist Democratic Movement political party, as the country’s new prime minister.</text:p>
      <text:p text:style-name="P17"/>
      <text:p text:style-name="P17">Bayrou, 73, succeeds Michel Barnier, who stepped down after France’s lower house passed a no-confidence vote against his cabinet.</text:p>
      <text:p text:style-name="P17">-------</text:p>
      <text:p text:style-name="P17">Message from @tassagency_en</text:p>
      <text:p text:style-name="P17">Date and Time: 2024-12-13 14:37:53</text:p>
      <text:p text:style-name="P17">Link: https://t.me/c/1654562332/42314</text:p>
      <text:p text:style-name="P17">Text: What is known about Francois Bayrou, 73, who has been appointed as French prime minister:</text:p>
      <text:p text:style-name="P17"/>
      <text:p text:style-name="P17">▪️He is a former justice minister and the leader of the centrist Democratic Movement party</text:p>
      <text:p text:style-name="P17"/>
      <text:p text:style-name="P17">▪️Media outlets describe him as a key political ally of French President Emmanuel Macron</text:p>
      <text:p text:style-name="P17"/>
      <text:p text:style-name="P17">▪️In January, he rejected an offer to take over Gabriel Attal's cabinet post</text:p>
      <text:p text:style-name="P17"/>
      <text:p text:style-name="P17">▪️According to the Liberation newspaper, Bayrou consistently refused offers to head the military and education ministries</text:p>
      <text:p text:style-name="P17"/>
      <text:p text:style-name="P17">▪️The politician criticized the government, stating it does not understand how people live, as the cabinet includes “too many Parisians and not enough regional representatives,” making meaningful reforms impossible under these conditions</text:p>
      <text:p text:style-name="P17"/>
      <text:p text:style-name="P17">▪️Despite this, Bayrou is still regarded as one of the “pillars of French politics” and retains the full trust of the president</text:p>
      <text:p text:style-name="P17">-------</text:p>
      <text:p text:style-name="P17">Message from @reuters_news_agency</text:p>
      <text:p text:style-name="P17">Date and Time: 2024-12-13 16:35:12</text:p>
      <text:p text:style-name="P17">Link: https://t.me/c/1157324126/191606</text:p>
      <text:p text:style-name="P17">Text: Macron's new PM Bayrou faces 'long road' against fractious French parliament</text:p>
      <text:p text:style-name="P17"/>
      <text:p text:style-name="P17">French President Emmanuel Macron named key ally Francois Bayrou as his fourth prime minister of 2024 on Friday, but the scale of the challenge facing the veteran centrist was immediately clear as the Socialist Party refused to join his coalition government.</text:p>
      <text:p text:style-name="P17"><text:soft-page-break/></text:p>
      <text:p text:style-name="P17">Bayrou, 73, gave a sober assessment of whether he could tame a hung parliament that ousted his predecessor, Michel Barnier, just last week.</text:p>
      <text:p text:style-name="P17"/>
      <text:p text:style-name="P17">"It is a long road, everyone knows that," he told reporters. "I am not the first to take a long road."</text:p>
      <text:p text:style-name="P17"/>
      <text:p text:style-name="P17">France's festering political malaise has raised doubts about whether Macron will complete his second presidential term until 2027.</text:p>
      <text:p text:style-name="P17"/>
      <text:p text:style-name="P17">2024-12-13T11:52:13</text:p>
      <text:p text:style-name="P17">-------</text:p>
      <text:p text:style-name="P17">Message from @tassagency_en</text:p>
      <text:p text:style-name="P17">Date and Time: 2024-12-13 20:00:35</text:p>
      <text:p text:style-name="P17">Link: https://t.me/c/1654562332/42346</text:p>
      <text:p text:style-name="P17">Text: ❗️ TASS News Roundup, December 13:</text:p>
      <text:p text:style-name="P17"/>
      <text:p text:style-name="P17">▪️French President Emmanuel Macron has appointed Francois Bayrou, leader of the centrist Democratic Movement political party, as the country’s new prime minister</text:p>
      <text:p text:style-name="P17"/>
      <text:p text:style-name="P17">▪️Russia is holding talks with the new Syrian authorities on preserving its two military bases, a source familiar with the talks has told TASS</text:p>
      <text:p text:style-name="P17"/>
      <text:p text:style-name="P17">▪️Russian forces liberated seven settlements in the course of the special military operation over the past week, the Russian defense ministry said</text:p>
      <text:p text:style-name="P17"/>
      <text:p text:style-name="P17">▪️Russia’s military carried out targeted strikes on crucial Ukrainian fuel and energy infrastructure facilities that ensure the operation of its defense enterprises, the Russian Defense Ministry said</text:p>
      <text:p text:style-name="P17"/>
      <text:p text:style-name="P17">▪️Russia’s media watchdog Roskomnadzor has restricted the access to the Viber messenger in the country for violating national law</text:p>
      <text:p text:style-name="P17"/>
      <text:p text:style-name="P17">▪️Georgian President Salome Zourabichvili has said that she has no intention of leaving her office after her presidential term expires on December 29</text:p>
      <text:p text:style-name="P17"/>
      <text:p text:style-name="P17">▪️Russian Sports Minister Mikhail Degtyarev was elected to the post of the president of the Russian Olympic Committee</text:p>
      <text:p text:style-name="P17"/>
      <text:p text:style-name="P17">▪️The US military has successfully tested a conventional hypersonic missile in the state of Florida, the Pentagon said in a statement</text:p>
      <text:p text:style-name="P17"/>
      <text:p text:style-name="P17">▪️Six people died and 32 were injured in a fire at a private hospital in the Indian city of Dindigul</text:p>
      <text:p text:style-name="P17">-------</text:p>
      <text:p text:style-name="P17">Message from @nytimes</text:p>
      <text:p text:style-name="P17">Date and Time: 2024-12-13 20:35:12</text:p>
      <text:p text:style-name="P17">Link: https://t.me/c/1606432449/3296</text:p>
      <text:p text:style-name="P17">Text: Here are some of the stories we are covering from around the world:</text:p>
      <text:p text:style-name="P17"/>
      <text:p text:style-name="P17">Emmanuel Macron Appoints Key Ally as France’s New Prime Minister</text:p>
      <text:p text:style-name="P17"/>
      <text:p text:style-name="P17">President Emmanuel Macron of France tapped François Bayrou, a veteran centrist politician and one of his top allies, as the new prime minister, a move that few expect would stabilize the country's roiling politics.</text:p>
      <text:p text:style-name="P17"><text:soft-page-break/></text:p>
      <text:p text:style-name="P17">The Syrian Upheaval Has Iranian Leaders Reeling, Too</text:p>
      <text:p text:style-name="P17"/>
      <text:p text:style-name="P17">For decades, Iran poured money and military aid into Syria, backing the Assad regime in its ambition to confront Israel. Now many Iranians are openly asking why.</text:p>
      <text:p text:style-name="P17"/>
      <text:p text:style-name="P17">Russia Hits Ukraine’s Energy Infrastructure in a Renewed Assault</text:p>
      <text:p text:style-name="P17"/>
      <text:p text:style-name="P17">﻿Russia launched a missile attack on Ukraine’s energy infrastructure early Friday, in an assault that President Volodymyr Zelensky described as “one of the largest strikes” on his country’s power facilities.</text:p>
      <text:p text:style-name="P17"/>
      <text:p text:style-name="P17">@nytimes</text:p>
      <text:p text:style-name="P17">-------</text:p>
      <text:p text:style-name="P17">Message from @reuters_news_agency</text:p>
      <text:p text:style-name="P17">Date and Time: 2024-12-15 00:10:00</text:p>
      <text:p text:style-name="P17">Link: https://t.me/c/1157324126/191683</text:p>
      <text:p text:style-name="P17">Text: New French PM Bayrou will meet far-right leader Le Pen on Monday</text:p>
      <text:p text:style-name="P17"/>
      <text:p text:style-name="P17">New French Prime Minister Francois Bayrou will meet with the heads of parliamentary groups on Monday and Tuesday, starting with Marine Le Pen of the far-right Rassemblement National, he told La Tribune Dimanche in an interview.</text:p>
      <text:p text:style-name="P17"/>
      <text:p text:style-name="P17">Bayrou, whose appointment on Friday made him the fourth person to serve as French prime minister this year, will be responsible for steering a 2025 budget through the fractious parliament. It was the same task that ultimately toppled his predecessor Michel Barnier, whose three-month tenure was the shortest in modern French history.</text:p>
      <text:p text:style-name="P17"/>
      <text:p text:style-name="P17">2024-12-14T22:01:59</text:p>
      <text:p text:style-name="P17">-------</text:p>
      <text:p text:style-name="P17">Message from @reuters_news_agency</text:p>
      <text:p text:style-name="P17">Date and Time: 2024-12-19 08:39:57</text:p>
      <text:p text:style-name="P17">Link: https://t.me/c/1157324126/192021</text:p>
      <text:p text:style-name="P17">Text: Nearly two thirds of French unhappy with Bayrou as PM, poll shows</text:p>
      <text:p text:style-name="P17"/>
      <text:p text:style-name="P17">Some 64% of people in France are dissatisfied with the appointment of Francois Bayrou as prime minister, a poll on Thursday said, highlighting the challenges Bayrou faces to push through reforms and cut France's deficit.</text:p>
      <text:p text:style-name="P17"/>
      <text:p text:style-name="P17">The survey was conducted for Sud Radio by Ifop-Fiducial, and it polled 1,000 people over Dec. 17 and Dec. 18.</text:p>
      <text:p text:style-name="P17"/>
      <text:p text:style-name="P17">2024-12-19T06:03:08</text:p>
      <text:p text:style-name="P17">-------</text:p>
      <text:p text:style-name="P17">Message from @reuters_news_agency</text:p>
      <text:p text:style-name="P17">Date and Time: 2024-12-24 01:02:49</text:p>
      <text:p text:style-name="P17">Link: https://t.me/c/1157324126/192365</text:p>
      <text:p text:style-name="P17">Text: France unveils fresh government with budget battle looming</text:p>
      <text:p text:style-name="P17"/>
      <text:p text:style-name="P17">France unveiled a new government on Monday composed of former ministers and senior civil servants that Prime Minister Francois Bayrou will hope can oversee the passage of a 2025 budget and prevent a deepening of the country's crisis.</text:p>
      <text:p text:style-name="P17"><text:soft-page-break/></text:p>
      <text:p text:style-name="P17">Eric Lombard, 66, the head of Caisse des Depots, the investment arm of the French government, became finance minister, working with Amélie de Montchalin as budget minister.</text:p>
      <text:p text:style-name="P17"/>
      <text:p text:style-name="P17">2024-12-23T10:01:00</text:p>
      <text:p text:style-name="P17">-------</text:p>
      <text:p text:style-name="P17">Message from @reuters_news_agency</text:p>
      <text:p text:style-name="P17">Date and Time: 2024-12-30 17:25:46</text:p>
      <text:p text:style-name="P17">Link: https://t.me/c/1157324126/192774</text:p>
      <text:p text:style-name="P17">Text: New French PM vows to restore power, ban shantytowns in storm-hit Mayotte</text:p>
      <text:p text:style-name="P17"/>
      <text:p text:style-name="P17">New French Prime Minister Francois Bayrou said on Monday that power will be restored to all households on the storm-ravaged Mayotte archipelago by the end of January, while the rebuilding of its shantytowns will not be permitted.</text:p>
      <text:p text:style-name="P17"/>
      <text:p text:style-name="P17">The slow pace of aid and delays in the arrival of clean water and electricity have angered residents of France's poorest overseas territory, located between Madagascar and Mozambique about 8,000 km (4,971 miles) from mainland France.</text:p>
      <text:p text:style-name="P17"/>
      <text:p text:style-name="P17">2024-12-30T15:59:34</text:p>
      <text:p text:style-name="P17">-------</text:p>
      <text:p text:style-name="P17">Message from @reuters_news_agency</text:p>
      <text:p text:style-name="P17">Date and Time: 2025-01-14 02:16:03</text:p>
      <text:p text:style-name="P17">Link: https://t.me/c/1157324126/193734</text:p>
      <text:p text:style-name="P17">Text: French PM's concessions on pensions eyed in key policy speech</text:p>
      <text:p text:style-name="P17"/>
      <text:p text:style-name="P17">French Prime Minister Francois Bayrou is expected to lay out in a speech on Tuesday the contours of a deal to water down pension reforms in return for support from the left on passing a budget.</text:p>
      <text:p text:style-name="P17"/>
      <text:p text:style-name="P17">The speech comes after a tumultuous 2024 for France when President Emmanuel Macron shocked the nation by calling early elections, only to lose his working majority in parliament just as the public finances went off track.</text:p>
      <text:p text:style-name="P17"/>
      <text:p text:style-name="P17">Bayrou's government, which was formed last month after the collapse of his predecessor's administration, is trying to win assurances from some opposition parties and the Socialists in particular that they will not vote against its 2025 budget.</text:p>
      <text:p text:style-name="P17"/>
      <text:p text:style-name="P17">2025-01-14T01:04:02</text:p>
      <text:p text:style-name="P17">-------</text:p>
      <text:p text:style-name="P17">Message from @reuters_news_agency</text:p>
      <text:p text:style-name="P17">Date and Time: 2025-01-14 18:36:35</text:p>
      <text:p text:style-name="P17">Link: https://t.me/c/1157324126/193783</text:p>
      <text:p text:style-name="P17">Text: Key quotes from French Prime Minister Bayrou's parliamentary address</text:p>
      <text:p text:style-name="P17"/>
      <text:p text:style-name="P17">French Prime Minister Francois Bayrou on Tuesday told lawmakers that France was drowning in debt, but pledged to listen to ideas to renegotiate a landmark 2023 pension reform in a bid to win support from the left to pass the 2025 budget.</text:p>
      <text:p text:style-name="P17"/>
      <text:p text:style-name="P17">Below are some of the key quotes from his speech in parliament:</text:p>
      <text:p text:style-name="P17"/>
      <text:p text:style-name="P17">DEBT:</text:p>
      <text:p text:style-name="P17"/>
      <text:p text:style-name="P17"><text:soft-page-break/>"There are countless causes for concern. However, there is one that emerges with glaring force: our country's over-indebtedness."</text:p>
      <text:p text:style-name="P17"/>
      <text:p text:style-name="P17">2025-01-14T16:37:39</text:p>
      <text:p text:style-name="P17">-------</text:p>
      <text:p text:style-name="P17">Message from @reuters_news_agency</text:p>
      <text:p text:style-name="P17">Date and Time: 2025-01-15 02:36:35</text:p>
      <text:p text:style-name="P17">Link: https://t.me/c/1157324126/193821</text:p>
      <text:p text:style-name="P17">Text: French Socialist Party raises threat of backing no-confidence vote against government</text:p>
      <text:p text:style-name="P17"/>
      <text:p text:style-name="P17">The French Socialist Party, whose support Francois Bayrou's minority government has been trying to secure for weeks, on Tuesday raised the threat of backing a no-confidence vote against the government later this week.</text:p>
      <text:p text:style-name="P17"/>
      <text:p text:style-name="P17">The Socialists, who voted down previous budget proposals in December in conjunction with far-right lawmakers and thereby precipitated the fall of Michel Barnier's government, have made concessions on the 2023 pension reform a condition for support.</text:p>
      <text:p text:style-name="P17"/>
      <text:p text:style-name="P17">2025-01-14T19:22:38</text:p>
      <text:p text:style-name="P17">-------</text:p>
      <text:p text:style-name="P17"><text:s text:c="3"/>Output: The political landscape in France has been notably tumultuous recently. On December 13, 2024, French President Emmanuel Macron appointed François Bayrou, leader of the centrist Democratic Movement party, as the new Prime Minister after a no-confidence vote ousted his predecessor, Michel Barnier. Bayrou's appointment marks him as Macron's fourth prime minister of 2024.</text:p>
      <text:p text:style-name="P17"/>
      <text:p text:style-name="P17">Various news sources confirm that Bayrou, 73, is recognized as a key political ally of Macron. Despite this alliance, he faces significant challenges in navigating a hung parliament, which initially led to Barnier's departure. A Reuters poll indicates that approximately 64% of the French population are dissatisfied with Bayrou's appointment, underscoring the difficulties he faces in advancing reforms, including pension adjustments and budget approval for 2025.</text:p>
      <text:p text:style-name="P17"/>
      <text:p text:style-name="P17">In his role, Bayrou has initiated discussions with various parliamentary groups, including the far-right, while attempting to garner support from the left, specifically the Socialist Party, to pass essential budgetary measures. The political tensions remain high, with ongoing threats of no-confidence votes looming over his administration. As Bayrou outlines potential concessions in pension reforms to gain legislative support, the outcome of these negotiations could significantly impact France's political stability in the coming months.</text:p>
      <text:p text:style-name="P17"/>
      <text:p text:style-name="P17"/>
      <text:p text:style-name="P17"/>
      <text:p text:style-name="P17"/>
      <text:p text:style-name="P17"/>
      <text:p text:style-name="P17">4. o1-mini:</text:p>
      <text:p text:style-name="P17"/>
      <text:p text:style-name="P17"/>
      <text:p text:style-name="P17"/>
      <text:p text:style-name="P17"/>
      <text:p text:style-name="P17"><text:s text:c="3"/>Prompt: prompt3.txt</text:p>
      <text:p text:style-name="P17"><text:s text:c="3"/>Thematic: thematics2.txt</text:p>
      <text:p text:style-name="P17"/>
      <text:p text:style-name="P17"><text:soft-page-break/><text:s text:c="3"/>Input: Create a neutral text based on the summary of posts below. Focus on facts and a clear structure of the text. Avoid subjective judgments or emotional coloring. Highlight key data using simple and clear formulations. Text length: from 500 to 1000 characters.</text:p>
      <text:p text:style-name="P17">Example text structure: Description of the current situation. Brief presentation of statistics or key data. Clarification of the current status or consequences. Conclusion with a neutral assessment.</text:p>
      <text:p text:style-name="P17">Here is example post to inherit style:</text:p>
      <text:p text:style-name="P17">“While it’s a big day in Lebanon, an update on the LA fires is necessary.</text:p>
      <text:p text:style-name="P17"/>
      <text:p text:style-name="P17">They have gone from bad to worse. It’s a crazy sight.</text:p>
      <text:p text:style-name="P17"/>
      <text:p text:style-name="P17">Apart from leading to massive devastation in the Pacific Palisades area of the city, new fires have now broken out in the Hollywood Hills and Studio City.</text:p>
      <text:p text:style-name="P17"/>
      <text:p text:style-name="P17">The inferno has led to at least 5 deaths, 2000 structures destroyed, and $50 billion in damage.</text:p>
      <text:p text:style-name="P17"/>
      <text:p text:style-name="P17">These are happening in landmark areas in the city.</text:p>
      <text:p text:style-name="P17"/>
      <text:p text:style-name="P17">Many of these fires are still 0% contained.”</text:p>
      <text:p text:style-name="P17">Posts to summarize content during analysis:</text:p>
      <text:p text:style-name="P17">From 2024-10-17 14:55:54 to 2025-01-15 14:55:54</text:p>
      <text:p text:style-name="P17">Keywords: Bayrou</text:p>
      <text:p text:style-name="P17">Exclude words: </text:p>
      <text:p text:style-name="P17">Channels: @CNNBrkNews, @nytimes, @reuters_news_agency, @tassagency_en</text:p>
      <text:p text:style-name="P17">Message from @tassagency_en</text:p>
      <text:p text:style-name="P17">Date and Time: 2024-12-12 03:11:01</text:p>
      <text:p text:style-name="P17">Link: https://t.me/c/1654562332/42198</text:p>
      <text:p text:style-name="P17">Text: French President Emmanuel Macron is expected to appoint the country’s new prime minister later today, the Les Echos newspaper wrote citing a source. </text:p>
      <text:p text:style-name="P17"/>
      <text:p text:style-name="P17">According to the report, the announcement may be made when the president returns from his brief trip to Poland. </text:p>
      <text:p text:style-name="P17"/>
      <text:p text:style-name="P17">Among possible candidates, Les Echos named 73-year-old Francois Bayrou, the leader of the centrist Democratic Movement (MoDem) party; 38-year-old Defense Minister Sebastien Lecornu and Bernard Cazeneuve, 61, who served as prime minister during the final months of socialist Francois Hollande’s presidency.</text:p>
      <text:p text:style-name="P17">-------</text:p>
      <text:p text:style-name="P17">Message from @CNNBrkNews</text:p>
      <text:p text:style-name="P17">Date and Time: 2024-12-13 12:18:16</text:p>
      <text:p text:style-name="P17">Link: https://t.me/c/1432836798/7949</text:p>
      <text:p text:style-name="P17">Text: ‌CNN Breaking News (Twitter)</text:p>
      <text:p text:style-name="P17"/>
      <text:p text:style-name="P17">François Bayrou named as new French prime minister as President Emmanuel Macron tries to break political deadlock</text:p>
      <text:p text:style-name="P17">cnn.it/3OQTYRj</text:p>
      <text:p text:style-name="P17">-------</text:p>
      <text:p text:style-name="P17">Message from @tassagency_en</text:p>
      <text:p text:style-name="P17">Date and Time: 2024-12-13 12:28:38</text:p>
      <text:p text:style-name="P17">Link: https://t.me/c/1654562332/42309</text:p>
      <text:p text:style-name="P17">Text: French President Emmanuel Macron has appointed Francois Bayrou, leader of the centrist Democratic Movement political party, as the country’s new prime minister.</text:p>
      <text:p text:style-name="P17"/>
      <text:p text:style-name="P17"><text:soft-page-break/>Bayrou, 73, succeeds Michel Barnier, who stepped down after France’s lower house passed a no-confidence vote against his cabinet.</text:p>
      <text:p text:style-name="P17">-------</text:p>
      <text:p text:style-name="P17">Message from @tassagency_en</text:p>
      <text:p text:style-name="P17">Date and Time: 2024-12-13 14:37:53</text:p>
      <text:p text:style-name="P17">Link: https://t.me/c/1654562332/42314</text:p>
      <text:p text:style-name="P17">Text: What is known about Francois Bayrou, 73, who has been appointed as French prime minister:</text:p>
      <text:p text:style-name="P17"/>
      <text:p text:style-name="P17">▪️He is a former justice minister and the leader of the centrist Democratic Movement party</text:p>
      <text:p text:style-name="P17"/>
      <text:p text:style-name="P17">▪️Media outlets describe him as a key political ally of French President Emmanuel Macron</text:p>
      <text:p text:style-name="P17"/>
      <text:p text:style-name="P17">▪️In January, he rejected an offer to take over Gabriel Attal's cabinet post</text:p>
      <text:p text:style-name="P17"/>
      <text:p text:style-name="P17">▪️According to the Liberation newspaper, Bayrou consistently refused offers to head the military and education ministries</text:p>
      <text:p text:style-name="P17"/>
      <text:p text:style-name="P17">▪️The politician criticized the government, stating it does not understand how people live, as the cabinet includes “too many Parisians and not enough regional representatives,” making meaningful reforms impossible under these conditions</text:p>
      <text:p text:style-name="P17"/>
      <text:p text:style-name="P17">▪️Despite this, Bayrou is still regarded as one of the “pillars of French politics” and retains the full trust of the president</text:p>
      <text:p text:style-name="P17">-------</text:p>
      <text:p text:style-name="P17">Message from @reuters_news_agency</text:p>
      <text:p text:style-name="P17">Date and Time: 2024-12-13 16:35:12</text:p>
      <text:p text:style-name="P17">Link: https://t.me/c/1157324126/191606</text:p>
      <text:p text:style-name="P17">Text: Macron's new PM Bayrou faces 'long road' against fractious French parliament</text:p>
      <text:p text:style-name="P17"/>
      <text:p text:style-name="P17">French President Emmanuel Macron named key ally Francois Bayrou as his fourth prime minister of 2024 on Friday, but the scale of the challenge facing the veteran centrist was immediately clear as the Socialist Party refused to join his coalition government.</text:p>
      <text:p text:style-name="P17"/>
      <text:p text:style-name="P17">Bayrou, 73, gave a sober assessment of whether he could tame a hung parliament that ousted his predecessor, Michel Barnier, just last week.</text:p>
      <text:p text:style-name="P17"/>
      <text:p text:style-name="P17">"It is a long road, everyone knows that," he told reporters. "I am not the first to take a long road."</text:p>
      <text:p text:style-name="P17"/>
      <text:p text:style-name="P17">France's festering political malaise has raised doubts about whether Macron will complete his second presidential term until 2027.</text:p>
      <text:p text:style-name="P17"/>
      <text:p text:style-name="P17">2024-12-13T11:52:13</text:p>
      <text:p text:style-name="P17">-------</text:p>
      <text:p text:style-name="P17">Message from @tassagency_en</text:p>
      <text:p text:style-name="P17">Date and Time: 2024-12-13 20:00:35</text:p>
      <text:p text:style-name="P17">Link: https://t.me/c/1654562332/42346</text:p>
      <text:p text:style-name="P17">Text: ❗️ TASS News Roundup, December 13:</text:p>
      <text:p text:style-name="P17"/>
      <text:p text:style-name="P17">▪️French President Emmanuel Macron has appointed Francois Bayrou, leader of the centrist Democratic Movement political party, as the country’s new prime minister</text:p>
      <text:p text:style-name="P17"/>
      <text:p text:style-name="P17"><text:soft-page-break/>▪️Russia is holding talks with the new Syrian authorities on preserving its two military bases, a source familiar with the talks has told TASS</text:p>
      <text:p text:style-name="P17"/>
      <text:p text:style-name="P17">▪️Russian forces liberated seven settlements in the course of the special military operation over the past week, the Russian defense ministry said</text:p>
      <text:p text:style-name="P17"/>
      <text:p text:style-name="P17">▪️Russia’s military carried out targeted strikes on crucial Ukrainian fuel and energy infrastructure facilities that ensure the operation of its defense enterprises, the Russian Defense Ministry said</text:p>
      <text:p text:style-name="P17"/>
      <text:p text:style-name="P17">▪️Russia’s media watchdog Roskomnadzor has restricted the access to the Viber messenger in the country for violating national law</text:p>
      <text:p text:style-name="P17"/>
      <text:p text:style-name="P17">▪️Georgian President Salome Zourabichvili has said that she has no intention of leaving her office after her presidential term expires on December 29</text:p>
      <text:p text:style-name="P17"/>
      <text:p text:style-name="P17">▪️Russian Sports Minister Mikhail Degtyarev was elected to the post of the president of the Russian Olympic Committee</text:p>
      <text:p text:style-name="P17"/>
      <text:p text:style-name="P17">▪️The US military has successfully tested a conventional hypersonic missile in the state of Florida, the Pentagon said in a statement</text:p>
      <text:p text:style-name="P17"/>
      <text:p text:style-name="P17">▪️Six people died and 32 were injured in a fire at a private hospital in the Indian city of Dindigul</text:p>
      <text:p text:style-name="P17">-------</text:p>
      <text:p text:style-name="P17">Message from @nytimes</text:p>
      <text:p text:style-name="P17">Date and Time: 2024-12-13 20:35:12</text:p>
      <text:p text:style-name="P17">Link: https://t.me/c/1606432449/3296</text:p>
      <text:p text:style-name="P17">Text: Here are some of the stories we are covering from around the world:</text:p>
      <text:p text:style-name="P17"/>
      <text:p text:style-name="P17">Emmanuel Macron Appoints Key Ally as France’s New Prime Minister</text:p>
      <text:p text:style-name="P17"/>
      <text:p text:style-name="P17">President Emmanuel Macron of France tapped François Bayrou, a veteran centrist politician and one of his top allies, as the new prime minister, a move that few expect would stabilize the country's roiling politics.</text:p>
      <text:p text:style-name="P17"/>
      <text:p text:style-name="P17">The Syrian Upheaval Has Iranian Leaders Reeling, Too</text:p>
      <text:p text:style-name="P17"/>
      <text:p text:style-name="P17">For decades, Iran poured money and military aid into Syria, backing the Assad regime in its ambition to confront Israel. Now many Iranians are openly asking why.</text:p>
      <text:p text:style-name="P17"/>
      <text:p text:style-name="P17">Russia Hits Ukraine’s Energy Infrastructure in a Renewed Assault</text:p>
      <text:p text:style-name="P17"/>
      <text:p text:style-name="P17">﻿Russia launched a missile attack on Ukraine’s energy infrastructure early Friday, in an assault that President Volodymyr Zelensky described as “one of the largest strikes” on his country’s power facilities.</text:p>
      <text:p text:style-name="P17"/>
      <text:p text:style-name="P17">@nytimes</text:p>
      <text:p text:style-name="P17">-------</text:p>
      <text:p text:style-name="P17">Message from @reuters_news_agency</text:p>
      <text:p text:style-name="P17">Date and Time: 2024-12-15 00:10:00</text:p>
      <text:p text:style-name="P17">Link: https://t.me/c/1157324126/191683</text:p>
      <text:p text:style-name="P17">Text: New French PM Bayrou will meet far-right leader Le Pen on Monday</text:p>
      <text:p text:style-name="P17"/>
      <text:p text:style-name="P17"><text:soft-page-break/>New French Prime Minister Francois Bayrou will meet with the heads of parliamentary groups on Monday and Tuesday, starting with Marine Le Pen of the far-right Rassemblement National, he told La Tribune Dimanche in an interview.</text:p>
      <text:p text:style-name="P17"/>
      <text:p text:style-name="P17">Bayrou, whose appointment on Friday made him the fourth person to serve as French prime minister this year, will be responsible for steering a 2025 budget through the fractious parliament. It was the same task that ultimately toppled his predecessor Michel Barnier, whose three-month tenure was the shortest in modern French history.</text:p>
      <text:p text:style-name="P17"/>
      <text:p text:style-name="P17">2024-12-14T22:01:59</text:p>
      <text:p text:style-name="P17">-------</text:p>
      <text:p text:style-name="P17">Message from @reuters_news_agency</text:p>
      <text:p text:style-name="P17">Date and Time: 2024-12-19 08:39:57</text:p>
      <text:p text:style-name="P17">Link: https://t.me/c/1157324126/192021</text:p>
      <text:p text:style-name="P17">Text: Nearly two thirds of French unhappy with Bayrou as PM, poll shows</text:p>
      <text:p text:style-name="P17"/>
      <text:p text:style-name="P17">Some 64% of people in France are dissatisfied with the appointment of Francois Bayrou as prime minister, a poll on Thursday said, highlighting the challenges Bayrou faces to push through reforms and cut France's deficit.</text:p>
      <text:p text:style-name="P17"/>
      <text:p text:style-name="P17">The survey was conducted for Sud Radio by Ifop-Fiducial, and it polled 1,000 people over Dec. 17 and Dec. 18.</text:p>
      <text:p text:style-name="P17"/>
      <text:p text:style-name="P17">2024-12-19T06:03:08</text:p>
      <text:p text:style-name="P17">-------</text:p>
      <text:p text:style-name="P17">Message from @reuters_news_agency</text:p>
      <text:p text:style-name="P17">Date and Time: 2024-12-24 01:02:49</text:p>
      <text:p text:style-name="P17">Link: https://t.me/c/1157324126/192365</text:p>
      <text:p text:style-name="P17">Text: France unveils fresh government with budget battle looming</text:p>
      <text:p text:style-name="P17"/>
      <text:p text:style-name="P17">France unveiled a new government on Monday composed of former ministers and senior civil servants that Prime Minister Francois Bayrou will hope can oversee the passage of a 2025 budget and prevent a deepening of the country's crisis.</text:p>
      <text:p text:style-name="P17"/>
      <text:p text:style-name="P17">Eric Lombard, 66, the head of Caisse des Depots, the investment arm of the French government, became finance minister, working with Amélie de Montchalin as budget minister.</text:p>
      <text:p text:style-name="P17"/>
      <text:p text:style-name="P17">2024-12-23T10:01:00</text:p>
      <text:p text:style-name="P17">-------</text:p>
      <text:p text:style-name="P17">Message from @reuters_news_agency</text:p>
      <text:p text:style-name="P17">Date and Time: 2024-12-30 17:25:46</text:p>
      <text:p text:style-name="P17">Link: https://t.me/c/1157324126/192774</text:p>
      <text:p text:style-name="P17">Text: New French PM vows to restore power, ban shantytowns in storm-hit Mayotte</text:p>
      <text:p text:style-name="P17"/>
      <text:p text:style-name="P17">New French Prime Minister Francois Bayrou said on Monday that power will be restored to all households on the storm-ravaged Mayotte archipelago by the end of January, while the rebuilding of its shantytowns will not be permitted.</text:p>
      <text:p text:style-name="P17"/>
      <text:p text:style-name="P17">The slow pace of aid and delays in the arrival of clean water and electricity have angered residents of France's poorest overseas territory, located between Madagascar and Mozambique about 8,000 km (4,971 miles) from mainland France.</text:p>
      <text:p text:style-name="P17"/>
      <text:p text:style-name="P17"><text:soft-page-break/>2024-12-30T15:59:34</text:p>
      <text:p text:style-name="P17">-------</text:p>
      <text:p text:style-name="P17">Message from @reuters_news_agency</text:p>
      <text:p text:style-name="P17">Date and Time: 2025-01-14 02:16:03</text:p>
      <text:p text:style-name="P17">Link: https://t.me/c/1157324126/193734</text:p>
      <text:p text:style-name="P17">Text: French PM's concessions on pensions eyed in key policy speech</text:p>
      <text:p text:style-name="P17"/>
      <text:p text:style-name="P17">French Prime Minister Francois Bayrou is expected to lay out in a speech on Tuesday the contours of a deal to water down pension reforms in return for support from the left on passing a budget.</text:p>
      <text:p text:style-name="P17"/>
      <text:p text:style-name="P17">The speech comes after a tumultuous 2024 for France when President Emmanuel Macron shocked the nation by calling early elections, only to lose his working majority in parliament just as the public finances went off track.</text:p>
      <text:p text:style-name="P17"/>
      <text:p text:style-name="P17">Bayrou's government, which was formed last month after the collapse of his predecessor's administration, is trying to win assurances from some opposition parties and the Socialists in particular that they will not vote against its 2025 budget.</text:p>
      <text:p text:style-name="P17"/>
      <text:p text:style-name="P17">2025-01-14T01:04:02</text:p>
      <text:p text:style-name="P17">-------</text:p>
      <text:p text:style-name="P17">Message from @reuters_news_agency</text:p>
      <text:p text:style-name="P17">Date and Time: 2025-01-14 18:36:35</text:p>
      <text:p text:style-name="P17">Link: https://t.me/c/1157324126/193783</text:p>
      <text:p text:style-name="P17">Text: Key quotes from French Prime Minister Bayrou's parliamentary address</text:p>
      <text:p text:style-name="P17"/>
      <text:p text:style-name="P17">French Prime Minister Francois Bayrou on Tuesday told lawmakers that France was drowning in debt, but pledged to listen to ideas to renegotiate a landmark 2023 pension reform in a bid to win support from the left to pass the 2025 budget.</text:p>
      <text:p text:style-name="P17"/>
      <text:p text:style-name="P17">Below are some of the key quotes from his speech in parliament:</text:p>
      <text:p text:style-name="P17"/>
      <text:p text:style-name="P17">DEBT:</text:p>
      <text:p text:style-name="P17"/>
      <text:p text:style-name="P17">"There are countless causes for concern. However, there is one that emerges with glaring force: our country's over-indebtedness."</text:p>
      <text:p text:style-name="P17"/>
      <text:p text:style-name="P17">2025-01-14T16:37:39</text:p>
      <text:p text:style-name="P17">-------</text:p>
      <text:p text:style-name="P17">Message from @reuters_news_agency</text:p>
      <text:p text:style-name="P17">Date and Time: 2025-01-15 02:36:35</text:p>
      <text:p text:style-name="P17">Link: https://t.me/c/1157324126/193821</text:p>
      <text:p text:style-name="P17">Text: French Socialist Party raises threat of backing no-confidence vote against government</text:p>
      <text:p text:style-name="P17"/>
      <text:p text:style-name="P17">The French Socialist Party, whose support Francois Bayrou's minority government has been trying to secure for weeks, on Tuesday raised the threat of backing a no-confidence vote against the government later this week.</text:p>
      <text:p text:style-name="P17"/>
      <text:p text:style-name="P17">The Socialists, who voted down previous budget proposals in December in conjunction with far-right lawmakers and thereby precipitated the fall of Michel Barnier's government, have made concessions on the 2023 pension reform a condition for support.</text:p>
      <text:p text:style-name="P17"/>
      <text:p text:style-name="P17">2025-01-14T19:22:38</text:p>
      <text:p text:style-name="P17"><text:soft-page-break/>-------</text:p>
      <text:p text:style-name="P17"><text:s text:c="3"/>Output: French President Emmanuel Macron appointed François Bayrou as the new Prime Minister, succeeding Michel Barnier after a no-confidence vote. Bayrou, aged 73, leads the centrist Democratic Movement (MoDem) party and became France’s fourth prime minister in 2024. A recent poll revealed that 64% of French citizens are dissatisfied with his appointment. Bayrou faces significant challenges in a fragmented parliament, as the Socialist Party opposes his coalition and has threatened a no-confidence vote unless concessions on pension reforms are made. His government, established in December 2024, is responsible for passing the 2025 budget amidst ongoing political instability and public discontent. Additionally, Bayrou has pledged to restore power to all households in the storm-affected Mayotte region by January and has committed to addressing France’s rising debt. The administration seeks support from opposition parties to implement necessary fiscal measures and stabilize the political landscape.</text:p>
      <text:p text:style-name="P17"/>
      <text:p text:style-name="P17"/>
      <text:p text:style-name="P17"/>
      <text:p text:style-name="P17"/>
      <text:p text:style-name="P17"/>
      <text:p text:style-name="P17">5. claude-3-5-sonnet-latest:</text:p>
      <text:p text:style-name="P17"/>
      <text:p text:style-name="P17"/>
      <text:p text:style-name="P17"/>
      <text:p text:style-name="P17"/>
      <text:p text:style-name="P17"><text:s text:c="3"/>Prompt: prompt3.txt</text:p>
      <text:p text:style-name="P17"><text:s text:c="3"/>Thematic: thematics2.txt</text:p>
      <text:p text:style-name="P17"/>
      <text:p text:style-name="P17"><text:s text:c="3"/>Input: Create a neutral text based on the summary of posts below. Focus on facts and a clear structure of the text. Avoid subjective judgments or emotional coloring. Highlight key data using simple and clear formulations. Text length: from 500 to 1000 characters.</text:p>
      <text:p text:style-name="P17">Example text structure: Description of the current situation. Brief presentation of statistics or key data. Clarification of the current status or consequences. Conclusion with a neutral assessment.</text:p>
      <text:p text:style-name="P17">Here is example post to inherit style:</text:p>
      <text:p text:style-name="P17">“While it’s a big day in Lebanon, an update on the LA fires is necessary.</text:p>
      <text:p text:style-name="P17"/>
      <text:p text:style-name="P17">They have gone from bad to worse. It’s a crazy sight.</text:p>
      <text:p text:style-name="P17"/>
      <text:p text:style-name="P17">Apart from leading to massive devastation in the Pacific Palisades area of the city, new fires have now broken out in the Hollywood Hills and Studio City.</text:p>
      <text:p text:style-name="P17"/>
      <text:p text:style-name="P17">The inferno has led to at least 5 deaths, 2000 structures destroyed, and $50 billion in damage.</text:p>
      <text:p text:style-name="P17"/>
      <text:p text:style-name="P17">These are happening in landmark areas in the city.</text:p>
      <text:p text:style-name="P17"/>
      <text:p text:style-name="P17">Many of these fires are still 0% contained.”</text:p>
      <text:p text:style-name="P17">Posts to summarize content during analysis:</text:p>
      <text:p text:style-name="P17">From 2024-10-17 14:55:54 to 2025-01-15 14:55:54</text:p>
      <text:p text:style-name="P17">Keywords: Bayrou</text:p>
      <text:p text:style-name="P17">Exclude words: </text:p>
      <text:p text:style-name="P17">Channels: @CNNBrkNews, @nytimes, @reuters_news_agency, @tassagency_en</text:p>
      <text:p text:style-name="P17">Message from @tassagency_en</text:p>
      <text:p text:style-name="P17">Date and Time: 2024-12-12 03:11:01</text:p>
      <text:p text:style-name="P17">Link: https://t.me/c/1654562332/42198</text:p>
      <text:p text:style-name="P17"><text:soft-page-break/>Text: French President Emmanuel Macron is expected to appoint the country’s new prime minister later today, the Les Echos newspaper wrote citing a source. </text:p>
      <text:p text:style-name="P17"/>
      <text:p text:style-name="P17">According to the report, the announcement may be made when the president returns from his brief trip to Poland. </text:p>
      <text:p text:style-name="P17"/>
      <text:p text:style-name="P17">Among possible candidates, Les Echos named 73-year-old Francois Bayrou, the leader of the centrist Democratic Movement (MoDem) party; 38-year-old Defense Minister Sebastien Lecornu and Bernard Cazeneuve, 61, who served as prime minister during the final months of socialist Francois Hollande’s presidency.</text:p>
      <text:p text:style-name="P17">-------</text:p>
      <text:p text:style-name="P17">Message from @CNNBrkNews</text:p>
      <text:p text:style-name="P17">Date and Time: 2024-12-13 12:18:16</text:p>
      <text:p text:style-name="P17">Link: https://t.me/c/1432836798/7949</text:p>
      <text:p text:style-name="P17">Text: ‌CNN Breaking News (Twitter)</text:p>
      <text:p text:style-name="P17"/>
      <text:p text:style-name="P17">François Bayrou named as new French prime minister as President Emmanuel Macron tries to break political deadlock</text:p>
      <text:p text:style-name="P17">cnn.it/3OQTYRj</text:p>
      <text:p text:style-name="P17">-------</text:p>
      <text:p text:style-name="P17">Message from @tassagency_en</text:p>
      <text:p text:style-name="P17">Date and Time: 2024-12-13 12:28:38</text:p>
      <text:p text:style-name="P17">Link: https://t.me/c/1654562332/42309</text:p>
      <text:p text:style-name="P17">Text: French President Emmanuel Macron has appointed Francois Bayrou, leader of the centrist Democratic Movement political party, as the country’s new prime minister.</text:p>
      <text:p text:style-name="P17"/>
      <text:p text:style-name="P17">Bayrou, 73, succeeds Michel Barnier, who stepped down after France’s lower house passed a no-confidence vote against his cabinet.</text:p>
      <text:p text:style-name="P17">-------</text:p>
      <text:p text:style-name="P17">Message from @tassagency_en</text:p>
      <text:p text:style-name="P17">Date and Time: 2024-12-13 14:37:53</text:p>
      <text:p text:style-name="P17">Link: https://t.me/c/1654562332/42314</text:p>
      <text:p text:style-name="P17">Text: What is known about Francois Bayrou, 73, who has been appointed as French prime minister:</text:p>
      <text:p text:style-name="P17"/>
      <text:p text:style-name="P17">▪️He is a former justice minister and the leader of the centrist Democratic Movement party</text:p>
      <text:p text:style-name="P17"/>
      <text:p text:style-name="P17">▪️Media outlets describe him as a key political ally of French President Emmanuel Macron</text:p>
      <text:p text:style-name="P17"/>
      <text:p text:style-name="P17">▪️In January, he rejected an offer to take over Gabriel Attal's cabinet post</text:p>
      <text:p text:style-name="P17"/>
      <text:p text:style-name="P17">▪️According to the Liberation newspaper, Bayrou consistently refused offers to head the military and education ministries</text:p>
      <text:p text:style-name="P17"/>
      <text:p text:style-name="P17">▪️The politician criticized the government, stating it does not understand how people live, as the cabinet includes “too many Parisians and not enough regional representatives,” making meaningful reforms impossible under these conditions</text:p>
      <text:p text:style-name="P17"/>
      <text:p text:style-name="P17">▪️Despite this, Bayrou is still regarded as one of the “pillars of French politics” and retains the full trust of the president</text:p>
      <text:p text:style-name="P17">-------</text:p>
      <text:p text:style-name="P17">Message from @reuters_news_agency</text:p>
      <text:p text:style-name="P17">Date and Time: 2024-12-13 16:35:12</text:p>
      <text:p text:style-name="P17"><text:soft-page-break/>Link: https://t.me/c/1157324126/191606</text:p>
      <text:p text:style-name="P17">Text: Macron's new PM Bayrou faces 'long road' against fractious French parliament</text:p>
      <text:p text:style-name="P17"/>
      <text:p text:style-name="P17">French President Emmanuel Macron named key ally Francois Bayrou as his fourth prime minister of 2024 on Friday, but the scale of the challenge facing the veteran centrist was immediately clear as the Socialist Party refused to join his coalition government.</text:p>
      <text:p text:style-name="P17"/>
      <text:p text:style-name="P17">Bayrou, 73, gave a sober assessment of whether he could tame a hung parliament that ousted his predecessor, Michel Barnier, just last week.</text:p>
      <text:p text:style-name="P17"/>
      <text:p text:style-name="P17">"It is a long road, everyone knows that," he told reporters. "I am not the first to take a long road."</text:p>
      <text:p text:style-name="P17"/>
      <text:p text:style-name="P17">France's festering political malaise has raised doubts about whether Macron will complete his second presidential term until 2027.</text:p>
      <text:p text:style-name="P17"/>
      <text:p text:style-name="P17">2024-12-13T11:52:13</text:p>
      <text:p text:style-name="P17">-------</text:p>
      <text:p text:style-name="P17">Message from @tassagency_en</text:p>
      <text:p text:style-name="P17">Date and Time: 2024-12-13 20:00:35</text:p>
      <text:p text:style-name="P17">Link: https://t.me/c/1654562332/42346</text:p>
      <text:p text:style-name="P17">Text: ❗️ TASS News Roundup, December 13:</text:p>
      <text:p text:style-name="P17"/>
      <text:p text:style-name="P17">▪️French President Emmanuel Macron has appointed Francois Bayrou, leader of the centrist Democratic Movement political party, as the country’s new prime minister</text:p>
      <text:p text:style-name="P17"/>
      <text:p text:style-name="P17">▪️Russia is holding talks with the new Syrian authorities on preserving its two military bases, a source familiar with the talks has told TASS</text:p>
      <text:p text:style-name="P17"/>
      <text:p text:style-name="P17">▪️Russian forces liberated seven settlements in the course of the special military operation over the past week, the Russian defense ministry said</text:p>
      <text:p text:style-name="P17"/>
      <text:p text:style-name="P17">▪️Russia’s military carried out targeted strikes on crucial Ukrainian fuel and energy infrastructure facilities that ensure the operation of its defense enterprises, the Russian Defense Ministry said</text:p>
      <text:p text:style-name="P17"/>
      <text:p text:style-name="P17">▪️Russia’s media watchdog Roskomnadzor has restricted the access to the Viber messenger in the country for violating national law</text:p>
      <text:p text:style-name="P17"/>
      <text:p text:style-name="P17">▪️Georgian President Salome Zourabichvili has said that she has no intention of leaving her office after her presidential term expires on December 29</text:p>
      <text:p text:style-name="P17"/>
      <text:p text:style-name="P17">▪️Russian Sports Minister Mikhail Degtyarev was elected to the post of the president of the Russian Olympic Committee</text:p>
      <text:p text:style-name="P17"/>
      <text:p text:style-name="P17">▪️The US military has successfully tested a conventional hypersonic missile in the state of Florida, the Pentagon said in a statement</text:p>
      <text:p text:style-name="P17"/>
      <text:p text:style-name="P17">▪️Six people died and 32 were injured in a fire at a private hospital in the Indian city of Dindigul</text:p>
      <text:p text:style-name="P17">-------</text:p>
      <text:p text:style-name="P17">Message from @nytimes</text:p>
      <text:p text:style-name="P17">Date and Time: 2024-12-13 20:35:12</text:p>
      <text:p text:style-name="P17">Link: https://t.me/c/1606432449/3296</text:p>
      <text:p text:style-name="P17">Text: Here are some of the stories we are covering from around the world:</text:p>
      <text:p text:style-name="P17"><text:soft-page-break/></text:p>
      <text:p text:style-name="P17">Emmanuel Macron Appoints Key Ally as France’s New Prime Minister</text:p>
      <text:p text:style-name="P17"/>
      <text:p text:style-name="P17">President Emmanuel Macron of France tapped François Bayrou, a veteran centrist politician and one of his top allies, as the new prime minister, a move that few expect would stabilize the country's roiling politics.</text:p>
      <text:p text:style-name="P17"/>
      <text:p text:style-name="P17">The Syrian Upheaval Has Iranian Leaders Reeling, Too</text:p>
      <text:p text:style-name="P17"/>
      <text:p text:style-name="P17">For decades, Iran poured money and military aid into Syria, backing the Assad regime in its ambition to confront Israel. Now many Iranians are openly asking why.</text:p>
      <text:p text:style-name="P17"/>
      <text:p text:style-name="P17">Russia Hits Ukraine’s Energy Infrastructure in a Renewed Assault</text:p>
      <text:p text:style-name="P17"/>
      <text:p text:style-name="P17">﻿Russia launched a missile attack on Ukraine’s energy infrastructure early Friday, in an assault that President Volodymyr Zelensky described as “one of the largest strikes” on his country’s power facilities.</text:p>
      <text:p text:style-name="P17"/>
      <text:p text:style-name="P17">@nytimes</text:p>
      <text:p text:style-name="P17">-------</text:p>
      <text:p text:style-name="P17">Message from @reuters_news_agency</text:p>
      <text:p text:style-name="P17">Date and Time: 2024-12-15 00:10:00</text:p>
      <text:p text:style-name="P17">Link: https://t.me/c/1157324126/191683</text:p>
      <text:p text:style-name="P17">Text: New French PM Bayrou will meet far-right leader Le Pen on Monday</text:p>
      <text:p text:style-name="P17"/>
      <text:p text:style-name="P17">New French Prime Minister Francois Bayrou will meet with the heads of parliamentary groups on Monday and Tuesday, starting with Marine Le Pen of the far-right Rassemblement National, he told La Tribune Dimanche in an interview.</text:p>
      <text:p text:style-name="P17"/>
      <text:p text:style-name="P17">Bayrou, whose appointment on Friday made him the fourth person to serve as French prime minister this year, will be responsible for steering a 2025 budget through the fractious parliament. It was the same task that ultimately toppled his predecessor Michel Barnier, whose three-month tenure was the shortest in modern French history.</text:p>
      <text:p text:style-name="P17"/>
      <text:p text:style-name="P17">2024-12-14T22:01:59</text:p>
      <text:p text:style-name="P17">-------</text:p>
      <text:p text:style-name="P17">Message from @reuters_news_agency</text:p>
      <text:p text:style-name="P17">Date and Time: 2024-12-19 08:39:57</text:p>
      <text:p text:style-name="P17">Link: https://t.me/c/1157324126/192021</text:p>
      <text:p text:style-name="P17">Text: Nearly two thirds of French unhappy with Bayrou as PM, poll shows</text:p>
      <text:p text:style-name="P17"/>
      <text:p text:style-name="P17">Some 64% of people in France are dissatisfied with the appointment of Francois Bayrou as prime minister, a poll on Thursday said, highlighting the challenges Bayrou faces to push through reforms and cut France's deficit.</text:p>
      <text:p text:style-name="P17"/>
      <text:p text:style-name="P17">The survey was conducted for Sud Radio by Ifop-Fiducial, and it polled 1,000 people over Dec. 17 and Dec. 18.</text:p>
      <text:p text:style-name="P17"/>
      <text:p text:style-name="P17">2024-12-19T06:03:08</text:p>
      <text:p text:style-name="P17">-------</text:p>
      <text:p text:style-name="P17">Message from @reuters_news_agency</text:p>
      <text:p text:style-name="P17">Date and Time: 2024-12-24 01:02:49</text:p>
      <text:p text:style-name="P17"><text:soft-page-break/>Link: https://t.me/c/1157324126/192365</text:p>
      <text:p text:style-name="P17">Text: France unveils fresh government with budget battle looming</text:p>
      <text:p text:style-name="P17"/>
      <text:p text:style-name="P17">France unveiled a new government on Monday composed of former ministers and senior civil servants that Prime Minister Francois Bayrou will hope can oversee the passage of a 2025 budget and prevent a deepening of the country's crisis.</text:p>
      <text:p text:style-name="P17"/>
      <text:p text:style-name="P17">Eric Lombard, 66, the head of Caisse des Depots, the investment arm of the French government, became finance minister, working with Amélie de Montchalin as budget minister.</text:p>
      <text:p text:style-name="P17"/>
      <text:p text:style-name="P17">2024-12-23T10:01:00</text:p>
      <text:p text:style-name="P17">-------</text:p>
      <text:p text:style-name="P17">Message from @reuters_news_agency</text:p>
      <text:p text:style-name="P17">Date and Time: 2024-12-30 17:25:46</text:p>
      <text:p text:style-name="P17">Link: https://t.me/c/1157324126/192774</text:p>
      <text:p text:style-name="P17">Text: New French PM vows to restore power, ban shantytowns in storm-hit Mayotte</text:p>
      <text:p text:style-name="P17"/>
      <text:p text:style-name="P17">New French Prime Minister Francois Bayrou said on Monday that power will be restored to all households on the storm-ravaged Mayotte archipelago by the end of January, while the rebuilding of its shantytowns will not be permitted.</text:p>
      <text:p text:style-name="P17"/>
      <text:p text:style-name="P17">The slow pace of aid and delays in the arrival of clean water and electricity have angered residents of France's poorest overseas territory, located between Madagascar and Mozambique about 8,000 km (4,971 miles) from mainland France.</text:p>
      <text:p text:style-name="P17"/>
      <text:p text:style-name="P17">2024-12-30T15:59:34</text:p>
      <text:p text:style-name="P17">-------</text:p>
      <text:p text:style-name="P17">Message from @reuters_news_agency</text:p>
      <text:p text:style-name="P17">Date and Time: 2025-01-14 02:16:03</text:p>
      <text:p text:style-name="P17">Link: https://t.me/c/1157324126/193734</text:p>
      <text:p text:style-name="P17">Text: French PM's concessions on pensions eyed in key policy speech</text:p>
      <text:p text:style-name="P17"/>
      <text:p text:style-name="P17">French Prime Minister Francois Bayrou is expected to lay out in a speech on Tuesday the contours of a deal to water down pension reforms in return for support from the left on passing a budget.</text:p>
      <text:p text:style-name="P17"/>
      <text:p text:style-name="P17">The speech comes after a tumultuous 2024 for France when President Emmanuel Macron shocked the nation by calling early elections, only to lose his working majority in parliament just as the public finances went off track.</text:p>
      <text:p text:style-name="P17"/>
      <text:p text:style-name="P17">Bayrou's government, which was formed last month after the collapse of his predecessor's administration, is trying to win assurances from some opposition parties and the Socialists in particular that they will not vote against its 2025 budget.</text:p>
      <text:p text:style-name="P17"/>
      <text:p text:style-name="P17">2025-01-14T01:04:02</text:p>
      <text:p text:style-name="P17">-------</text:p>
      <text:p text:style-name="P17">Message from @reuters_news_agency</text:p>
      <text:p text:style-name="P17">Date and Time: 2025-01-14 18:36:35</text:p>
      <text:p text:style-name="P17">Link: https://t.me/c/1157324126/193783</text:p>
      <text:p text:style-name="P17">Text: Key quotes from French Prime Minister Bayrou's parliamentary address</text:p>
      <text:p text:style-name="P17"/>
      <text:p text:style-name="P17"><text:soft-page-break/>French Prime Minister Francois Bayrou on Tuesday told lawmakers that France was drowning in debt, but pledged to listen to ideas to renegotiate a landmark 2023 pension reform in a bid to win support from the left to pass the 2025 budget.</text:p>
      <text:p text:style-name="P17"/>
      <text:p text:style-name="P17">Below are some of the key quotes from his speech in parliament:</text:p>
      <text:p text:style-name="P17"/>
      <text:p text:style-name="P17">DEBT:</text:p>
      <text:p text:style-name="P17"/>
      <text:p text:style-name="P17">"There are countless causes for concern. However, there is one that emerges with glaring force: our country's over-indebtedness."</text:p>
      <text:p text:style-name="P17"/>
      <text:p text:style-name="P17">2025-01-14T16:37:39</text:p>
      <text:p text:style-name="P17">-------</text:p>
      <text:p text:style-name="P17">Message from @reuters_news_agency</text:p>
      <text:p text:style-name="P17">Date and Time: 2025-01-15 02:36:35</text:p>
      <text:p text:style-name="P17">Link: https://t.me/c/1157324126/193821</text:p>
      <text:p text:style-name="P17">Text: French Socialist Party raises threat of backing no-confidence vote against government</text:p>
      <text:p text:style-name="P17"/>
      <text:p text:style-name="P17">The French Socialist Party, whose support Francois Bayrou's minority government has been trying to secure for weeks, on Tuesday raised the threat of backing a no-confidence vote against the government later this week.</text:p>
      <text:p text:style-name="P17"/>
      <text:p text:style-name="P17">The Socialists, who voted down previous budget proposals in December in conjunction with far-right lawmakers and thereby precipitated the fall of Michel Barnier's government, have made concessions on the 2023 pension reform a condition for support.</text:p>
      <text:p text:style-name="P17"/>
      <text:p text:style-name="P17">2025-01-14T19:22:38</text:p>
      <text:p text:style-name="P17">-------</text:p>
      <text:p text:style-name="P17"><text:s text:c="3"/>Output: Here's a neutral summary of the events:</text:p>
      <text:p text:style-name="P17"/>
      <text:p text:style-name="P17">Current Situation:</text:p>
      <text:p text:style-name="P17">François Bayrou, 73, was appointed as French Prime Minister in December 2024, becoming the fourth prime minister that year. He succeeded Michel Barnier, who stepped down after a no-confidence vote.</text:p>
      <text:p text:style-name="P17"/>
      <text:p text:style-name="P17">Key Data:</text:p>
      <text:p text:style-name="P17">- Bayrou is the leader of the centrist Democratic Movement party and a key ally of President Emmanuel Macron</text:p>
      <text:p text:style-name="P17">- A recent poll shows 64% of French citizens are dissatisfied with his appointment</text:p>
      <text:p text:style-name="P17">- His government includes Eric Lombard as finance minister and Amélie de Montchalin as budget minister</text:p>
      <text:p text:style-name="P17"/>
      <text:p text:style-name="P17">Current Status:</text:p>
      <text:p text:style-name="P17">The new government faces significant challenges, including:</text:p>
      <text:p text:style-name="P17">- Passing the 2025 budget through a fractious parliament</text:p>
      <text:p text:style-name="P17">- Managing negotiations with opposition parties, particularly the Socialists</text:p>
      <text:p text:style-name="P17">- Addressing France's debt concerns</text:p>
      <text:p text:style-name="P17">- Dealing with potential no-confidence votes</text:p>
      <text:p text:style-name="P17"/>
      <text:p text:style-name="P17">Assessment:</text:p>
      <text:p text:style-name="P17">The political situation remains unstable, with Bayrou's government attempting to secure support through potential pension reform concessions while managing opposition from multiple parties. The <text:soft-page-break/>Socialist Party has indicated it may support a no-confidence vote, highlighting the ongoing political uncertainty in France.</text:p>
      <text:p text:style-name="P17"/>
      <text:p text:style-name="P17"/>
      <text:p text:style-name="P17"/>
      <text:p text:style-name="P17"/>
      <text:p text:style-name="P17"/>
      <text:p text:style-name="P17">6. gemini-1.5-pro:</text:p>
      <text:p text:style-name="P17"/>
      <text:p text:style-name="P17"/>
      <text:p text:style-name="P17"/>
      <text:p text:style-name="P17"/>
      <text:p text:style-name="P17"><text:s text:c="3"/>Prompt: prompt3.txt</text:p>
      <text:p text:style-name="P17"><text:s text:c="3"/>Thematic: thematics1.txt</text:p>
      <text:p text:style-name="P17"/>
      <text:p text:style-name="P17"><text:s text:c="3"/>Input: Create a neutral text based on the summary of posts below. Focus on facts and a clear structure of the text. Avoid subjective judgments or emotional coloring. Highlight key data using simple and clear formulations. Text length: from 500 to 1000 characters.</text:p>
      <text:p text:style-name="P17">Example text structure: Description of the current situation. Brief presentation of statistics or key data. Clarification of the current status or consequences. Conclusion with a neutral assessment.</text:p>
      <text:p text:style-name="P17">Here is example post to inherit style:</text:p>
      <text:p text:style-name="P17">“While it’s a big day in Lebanon, an update on the LA fires is necessary.</text:p>
      <text:p text:style-name="P17"/>
      <text:p text:style-name="P17">They have gone from bad to worse. It’s a crazy sight.</text:p>
      <text:p text:style-name="P17"/>
      <text:p text:style-name="P17">Apart from leading to massive devastation in the Pacific Palisades area of the city, new fires have now broken out in the Hollywood Hills and Studio City.</text:p>
      <text:p text:style-name="P17"/>
      <text:p text:style-name="P17">The inferno has led to at least 5 deaths, 2000 structures destroyed, and $50 billion in damage.</text:p>
      <text:p text:style-name="P17"/>
      <text:p text:style-name="P17">These are happening in landmark areas in the city.</text:p>
      <text:p text:style-name="P17"/>
      <text:p text:style-name="P17">Many of these fires are still 0% contained.”</text:p>
      <text:p text:style-name="P17">Posts to summarize content during analysis:</text:p>
      <text:p text:style-name="P17">From 2025-01-06 15:38:54 to 2025-01-15 15:38:54</text:p>
      <text:p text:style-name="P17">Keywords: Los Angeles, California, LA, Fire, Flame, Palisades, wildfire</text:p>
      <text:p text:style-name="P17">Exclude words: Palestinian, Israel, Mali, Ukraine, Russia, shot, Korea, Tula, shooting, hit, India, murder, Cuban, Iranian, Moscow, France, Czech</text:p>
      <text:p text:style-name="P17">Channels: @CNNBrkNews, @nytimes, @reuters_news_agency, @tassagency_en</text:p>
      <text:p text:style-name="P17">Message from @tassagency_en</text:p>
      <text:p text:style-name="P17">Date and Time: 2025-01-08 09:29:17</text:p>
      <text:p text:style-name="P17">Link: https://t.me/c/1654562332/43890</text:p>
      <text:p text:style-name="P17">Text: US Vice President Kamala Harris' Los Angeles home has been placed within an evacuation zone due to a wildfire in California, NBC News reported.</text:p>
      <text:p text:style-name="P17"/>
      <text:p text:style-name="P17">The 350-square-meter house, located in an upscale Los Angeles neighborhood, was purchased in 2012 by Kamala Harris' husband, attorney Douglas Emhoff. Actress Gwyneth Paltrow and basketball star LeBron James are her neighbors. The four-bedroom home, which features a pool, is just a 10-minute walk from the Getty Museum. In 2024, the property was valued at $5 million.</text:p>
      <text:p text:style-name="P17"/>
      <text:p text:style-name="P17">Earlier reports from US media indicated that the California wildfire has spread over 740 acres and continues to grow.</text:p>
      <text:p text:style-name="P17"><text:soft-page-break/>-------</text:p>
      <text:p text:style-name="P17">Message from @CNNBrkNews</text:p>
      <text:p text:style-name="P17">Date and Time: 2025-01-08 17:02:42</text:p>
      <text:p text:style-name="P17">Link: https://t.me/c/1432836798/8060</text:p>
      <text:p text:style-name="P17">Text: CNN Breaking News (Twitter)</text:p>
      <text:p text:style-name="P17"/>
      <text:p text:style-name="P17">At least two people are dead and more than 1,100 structures destroyed as wildfires rage throughout the Los Angeles area. Follow live updates: cnn.it/3BPjGmn</text:p>
      <text:p text:style-name="P17">-------</text:p>
      <text:p text:style-name="P17">Message from @tassagency_en</text:p>
      <text:p text:style-name="P17">Date and Time: 2025-01-08 18:56:44</text:p>
      <text:p text:style-name="P17">Link: https://t.me/c/1654562332/43905</text:p>
      <text:p text:style-name="P17">Text: ▶️ Shots of a wildfire in California.</text:p>
      <text:p text:style-name="P17"/>
      <text:p text:style-name="P17">Video: TASS/Reuters/Spectee</text:p>
      <text:p text:style-name="P17">-------</text:p>
      <text:p text:style-name="P17">Message from @tassagency_en</text:p>
      <text:p text:style-name="P17">Date and Time: 2025-01-09 00:39:01</text:p>
      <text:p text:style-name="P17">Link: https://t.me/c/1654562332/43917</text:p>
      <text:p text:style-name="P17">Text: 📷 Five people were killed in the fires that broke out in Los Angeles County, California, Sheriff Robert Luna told ABC.</text:p>
      <text:p text:style-name="P17"/>
      <text:p text:style-name="P17">The total area of the fires has exceeded 10,000 hectares and continues to grow, according to the California fire department. </text:p>
      <text:p text:style-name="P17"/>
      <text:p text:style-name="P17">The fire has destroyed more than 1,000 buildings. According to forecasts of the AccuWeather consulting company, the damage and economic losses from the fire will range from $52 billion to $57 billion.</text:p>
      <text:p text:style-name="P17">-------</text:p>
      <text:p text:style-name="P17">Message from @CNNBrkNews</text:p>
      <text:p text:style-name="P17">Date and Time: 2025-01-09 02:33:21</text:p>
      <text:p text:style-name="P17">Link: https://t.me/c/1432836798/8063</text:p>
      <text:p text:style-name="P17">Text: ‌CNN Breaking News (Twitter)</text:p>
      <text:p text:style-name="P17"/>
      <text:p text:style-name="P17">At least 6 wildfires are burning across Los Angeles County. 5 people have been killed, and officials expect death toll to rise. </text:p>
      <text:p text:style-name="P17"/>
      <text:p text:style-name="P17">Follow live updates. cnn.it/4a97hWU</text:p>
      <text:p text:style-name="P17">-------</text:p>
      <text:p text:style-name="P17">Message from @tassagency_en</text:p>
      <text:p text:style-name="P17">Date and Time: 2025-01-09 08:38:16</text:p>
      <text:p text:style-name="P17">Link: https://t.me/c/1654562332/43942</text:p>
      <text:p text:style-name="P17">Text: What we know about wildfires in California:</text:p>
      <text:p text:style-name="P17"/>
      <text:p text:style-name="P17">▪️The total area of wildfires in Los Angeles has reached almost 11,000 hectares, California’s Department of Forestry and Fire Protection reported</text:p>
      <text:p text:style-name="P17"/>
      <text:p text:style-name="P17">▪️Over 175,000 people remain without power in Los Angeles</text:p>
      <text:p text:style-name="P17"/>
      <text:p text:style-name="P17">▪️Low humidity accompanied by straight-line winds continues in the area of wildfires, the number of which has risen to six, CNN reported</text:p>
      <text:p text:style-name="P17"/>
      <text:p text:style-name="P17"><text:soft-page-break/>▪️According to the latest reports, five people have been confirmed dead</text:p>
      <text:p text:style-name="P17"/>
      <text:p text:style-name="P17">▪️US President Joe Biden announced a major disaster declaration for California</text:p>
      <text:p text:style-name="P17"/>
      <text:p text:style-name="P17">▪️AccuWeather, a weather consulting firm, predicts the damage and economic losses from the wildfires will range from $52 billion to $57 billion</text:p>
      <text:p text:style-name="P17"/>
      <text:p text:style-name="P17">▪️US President-elect Donald Trump has called for the resignation of California’s Governor Gavin Newsom, holding him responsible for the situation</text:p>
      <text:p text:style-name="P17"/>
      <text:p text:style-name="P17">Video: TASS/Reuters/@ 3_di.chi/Erica Americaa</text:p>
      <text:p text:style-name="P17">-------</text:p>
      <text:p text:style-name="P17">Message from @tassagency_en</text:p>
      <text:p text:style-name="P17">Date and Time: 2025-01-09 15:31:57</text:p>
      <text:p text:style-name="P17">Link: https://t.me/c/1654562332/43957</text:p>
      <text:p text:style-name="P17">Text: 📹 Los Angeles continues its struggle against wildfires. </text:p>
      <text:p text:style-name="P17"/>
      <text:p text:style-name="P17"/>
      <text:p text:style-name="P17">Video: TASS/Chris Long</text:p>
      <text:p text:style-name="P17">-------</text:p>
      <text:p text:style-name="P17">Message from @tassagency_en</text:p>
      <text:p text:style-name="P17">Date and Time: 2025-01-09 19:05:57</text:p>
      <text:p text:style-name="P17">Link: https://t.me/c/1654562332/43975</text:p>
      <text:p text:style-name="P17">Text: ❗️Insurers may lose $20 bln from fires in California as the total damage stands at $50 bln, The Financial Times reports.</text:p>
      <text:p text:style-name="P17">-------</text:p>
      <text:p text:style-name="P17">Message from @tassagency_en</text:p>
      <text:p text:style-name="P17">Date and Time: 2025-01-09 19:21:37</text:p>
      <text:p text:style-name="P17">Link: https://t.me/c/1654562332/43976</text:p>
      <text:p text:style-name="P17">Text: Tens of thousands of residents have been told to evacuate wildfire-affected areas of Los Angeles, County Sheriff Robert Luna has told reporters.</text:p>
      <text:p text:style-name="P17"/>
      <text:p text:style-name="P17">“That's nearly 180,000 people in Los Angeles County that are currently under evacuation orders, with another close to 200,000 residents that are under evacuation warnings. I cannot emphasize enough that I urge residents that are asked to evacuate to follow our warnings,” he said. About two dozen looters have been arrested since the disaster broke out, the official said.</text:p>
      <text:p text:style-name="P17"/>
      <text:p text:style-name="P17">According to latest reports, five major wildfires are raging in Los Angeles County, with flames engulfing a total of almost 29,000 acres of land. Only two of the wildfires have been partially contained. Over 1,000 buildings have been destroyed as a result of the fires, including some in the city's most posh districts. Among the celebrities who lost their estates due to the wildfires are Hunter Biden, the son of the outgoing US president, as well as actress and model Paris Hilton.</text:p>
      <text:p text:style-name="P17">-------</text:p>
      <text:p text:style-name="P17">Message from @CNNBrkNews</text:p>
      <text:p text:style-name="P17">Date and Time: 2025-01-09 23:10:59</text:p>
      <text:p text:style-name="P17">Link: https://t.me/c/1432836798/8068</text:p>
      <text:p text:style-name="P17">Text: ‌CNN Breaking News (Twitter)</text:p>
      <text:p text:style-name="P17"/>
      <text:p text:style-name="P17">Officials have confirmed a sixth death in the Los Angeles wildfires, but warn that it is unclear where the true death toll stands.</text:p>
      <text:p text:style-name="P17"/>
      <text:p text:style-name="P17">Follow live updates. cnn.it/40vH8NR</text:p>
      <text:p text:style-name="P17"><text:soft-page-break/>-------</text:p>
      <text:p text:style-name="P17">Message from @tassagency_en</text:p>
      <text:p text:style-name="P17">Date and Time: 2025-01-10 02:14:01</text:p>
      <text:p text:style-name="P17">Link: https://t.me/c/1654562332/43997</text:p>
      <text:p text:style-name="P17">Text: 📷 US President Joe Biden described the wildfires in California as the worst ever in that state.</text:p>
      <text:p text:style-name="P17"/>
      <text:p text:style-name="P17">"This is the most widespread, devastating fire in California's history," Biden said on Thursday.</text:p>
      <text:p text:style-name="P17"/>
      <text:p text:style-name="P17">The death toll from the fires that are ravaging Los Angeles County has increased to six, CNN reported.</text:p>
      <text:p text:style-name="P17">-------</text:p>
      <text:p text:style-name="P17">Message from @tassagency_en</text:p>
      <text:p text:style-name="P17">Date and Time: 2025-01-10 10:34:22</text:p>
      <text:p text:style-name="P17">Link: https://t.me/c/1654562332/44014</text:p>
      <text:p text:style-name="P17">Text: ▶️ Los Angeles will impose a curfew due to the wildfires, the county sheriff told the Los Angeles Times newspaper. </text:p>
      <text:p text:style-name="P17"/>
      <text:p text:style-name="P17">Video: TASS/Reuters</text:p>
      <text:p text:style-name="P17">-------</text:p>
      <text:p text:style-name="P17">Message from @tassagency_en</text:p>
      <text:p text:style-name="P17">Date and Time: 2025-01-10 14:11:13</text:p>
      <text:p text:style-name="P17">Link: https://t.me/c/1654562332/44024</text:p>
      <text:p text:style-name="P17">Text: ▶️ Real property owners may sustain losses up to $315 bln due to the fire in California, Nika Estate realty agency told TASS.</text:p>
      <text:p text:style-name="P17"/>
      <text:p text:style-name="P17">Video: TASS/Reuters/Cover Media</text:p>
      <text:p text:style-name="P17">-------</text:p>
      <text:p text:style-name="P17">Message from @tassagency_en</text:p>
      <text:p text:style-name="P17">Date and Time: 2025-01-10 16:27:03</text:p>
      <text:p text:style-name="P17">Link: https://t.me/c/1654562332/44034</text:p>
      <text:p text:style-name="P17">Text: ▶️ About 600 servicemembers of the California National Guard will help fight wildfires, Governor Gavin Newsom said.</text:p>
      <text:p text:style-name="P17"/>
      <text:p text:style-name="P17">Video: TASS/Reuters/Anadolu Agency</text:p>
      <text:p text:style-name="P17">-------</text:p>
      <text:p text:style-name="P17">Message from @tassagency_en</text:p>
      <text:p text:style-name="P17">Date and Time: 2025-01-10 16:56:36</text:p>
      <text:p text:style-name="P17">Link: https://t.me/c/1654562332/44036</text:p>
      <text:p text:style-name="P17">Text: 📷 A Roscosmos cosmonaut shares photos of the fires raging in Los Angeles from orbit.</text:p>
      <text:p text:style-name="P17"/>
      <text:p text:style-name="P17">Photo: Roscosmos cosmonaut Alexander Gorbunov</text:p>
      <text:p text:style-name="P17"/>
      <text:p text:style-name="P17">#TASSonISS</text:p>
      <text:p text:style-name="P17">-------</text:p>
      <text:p text:style-name="P17">Message from @reuters_news_agency</text:p>
      <text:p text:style-name="P17">Date and Time: 2025-01-10 18:08:44</text:p>
      <text:p text:style-name="P17">Link: https://t.me/c/1157324126/193474</text:p>
      <text:p text:style-name="P17">Text: How California fights fires from the skies</text:p>
      <text:p text:style-name="P17"/>
      <text:p text:style-name="P17">Cal Fire has its own fleet of aircraft operating from 14 airfields and 11 helicopter bases across the state that can reach most fires within about 20 minutes. The three main components of the fleet are tactical planes, airtankers and helicopters. All have specific roles but work together as a unit to <text:soft-page-break/>combat fires.[Media]Map showing multiple flight paths of firefighting aircraft around the Palisades Fire in Los Angeles.</text:p>
      <text:p text:style-name="P17"/>
      <text:p text:style-name="P17">2025-01-10T17:05:57</text:p>
      <text:p text:style-name="P17">-------</text:p>
      <text:p text:style-name="P17">Message from @tassagency_en</text:p>
      <text:p text:style-name="P17">Date and Time: 2025-01-11 06:27:16</text:p>
      <text:p text:style-name="P17">Link: https://t.me/c/1654562332/44071</text:p>
      <text:p text:style-name="P17">Text: At least 11 people have died as a result of the fires in Los Angeles County, California, CNN reported.</text:p>
      <text:p text:style-name="P17"/>
      <text:p text:style-name="P17">According to the report, five people died in the Palisades fire zone, and six more – in the Eaton fire zone.</text:p>
      <text:p text:style-name="P17"/>
      <text:p text:style-name="P17">Currently, six wildfires are raging in Los Angeles County, covering a total area of 15,200 hectares. The two largest fires – Eaton and Palisades – have been contained by only 3% and 8%, respectively.</text:p>
      <text:p text:style-name="P17">-------</text:p>
      <text:p text:style-name="P17">Message from @tassagency_en</text:p>
      <text:p text:style-name="P17">Date and Time: 2025-01-11 07:24:20</text:p>
      <text:p text:style-name="P17">Link: https://t.me/c/1654562332/44073</text:p>
      <text:p text:style-name="P17">Text: 📷 TASS special correspondent, Roscosmos cosmonaut Ivan Vagner photographed the fires in California from the ISS.</text:p>
      <text:p text:style-name="P17"/>
      <text:p text:style-name="P17">Photo: Ivan Vagner / Roscosmos/ TASS</text:p>
      <text:p text:style-name="P17"/>
      <text:p text:style-name="P17">#TASSonISS</text:p>
      <text:p text:style-name="P17">-------</text:p>
      <text:p text:style-name="P17">Message from @reuters_news_agency</text:p>
      <text:p text:style-name="P17">Date and Time: 2025-01-11 10:09:38</text:p>
      <text:p text:style-name="P17">Link: https://t.me/c/1157324126/193505</text:p>
      <text:p text:style-name="P17">Text: Hollywood celebrities clear their closets for fire aid</text:p>
      <text:p text:style-name="P17"/>
      <text:p text:style-name="P17">When wildfires destroyed parts of Los Angeles this week, real estate agent Jenna Cooper started asking friends for clothing and other items to help people in need.</text:p>
      <text:p text:style-name="P17"/>
      <text:p text:style-name="P17">Her request spread quickly through a network of powerful women. Actors including Sharon Stone and Halle Berry responded, providing sweaters, shoes, clothing, handbags, belts, pajamas and more pulled from their own collections.</text:p>
      <text:p text:style-name="P17"/>
      <text:p text:style-name="P17">"I'm packing up my entire closet," Berry wrote on Instagram. "If you live in the Southern California area, I urge you to do the same. This is something we can do right now."</text:p>
      <text:p text:style-name="P17"/>
      <text:p text:style-name="P17">2025-01-11T04:49:19</text:p>
      <text:p text:style-name="P17">-------</text:p>
      <text:p text:style-name="P17">Message from @tassagency_en</text:p>
      <text:p text:style-name="P17">Date and Time: 2025-01-11 17:40:49</text:p>
      <text:p text:style-name="P17">Link: https://t.me/c/1654562332/44095</text:p>
      <text:p text:style-name="P17">Text: ❗️The evacuation orders in the Los Angeles area, which experiences several severe wildfires, cover approximately 153,000 people, Los Angeles County Sheriff Robert Luna announced during a press conference.</text:p>
      <text:p text:style-name="P17"/>
      <text:p text:style-name="P17"><text:soft-page-break/>According to the sheriff, potential evacuation notification remains active for 166,000 people. He added that fire still poses a threat for 57,000 buildings and noted that the cause of wildfires is being investigated with FBI's involvement.</text:p>
      <text:p text:style-name="P17"/>
      <text:p text:style-name="P17">He confirmed that at least 11 people were killed in the wildfires, while 13 people are missing.</text:p>
      <text:p text:style-name="P17">-------</text:p>
      <text:p text:style-name="P17">Message from @reuters_news_agency</text:p>
      <text:p text:style-name="P17">Date and Time: 2025-01-11 18:11:10</text:p>
      <text:p text:style-name="P17">Link: https://t.me/c/1157324126/193526</text:p>
      <text:p text:style-name="P17">Text: Los Angeles wildfire switches direction, posing new threat</text:p>
      <text:p text:style-name="P17"/>
      <text:p text:style-name="P17">The largest of the raging wildfires that have devastated parts of Los Angeles this week was reported to have shifted direction on Saturday, triggering more evacuation orders and posing a new challenge to exhausted firefighters.</text:p>
      <text:p text:style-name="P17"/>
      <text:p text:style-name="P17">Six simultaneous blazes that have ripped across Los Angeles County neighborhoods since Tuesday have killed at least 11 people and damaged or destroyed 10,000 structures. The toll is expected to mount when firefighters are able to conduct house-to-house searches.</text:p>
      <text:p text:style-name="P17"/>
      <text:p text:style-name="P17">2025-01-10T12:20:30</text:p>
      <text:p text:style-name="P17">-------</text:p>
      <text:p text:style-name="P17">Message from @tassagency_en</text:p>
      <text:p text:style-name="P17">Date and Time: 2025-01-12 00:53:42</text:p>
      <text:p text:style-name="P17">Link: https://t.me/c/1654562332/44103</text:p>
      <text:p text:style-name="P17">Text: At least 13 people have died as a result of fires that rage in Los Angeles County, California, NBC reported.</text:p>
      <text:p text:style-name="P17"/>
      <text:p text:style-name="P17">According to the broadcaster, eight people died in the Eaton fire area, while another five lost their lives in Palisades. Earlier, County Sheriff Robert Luna reported 11 fatalities and 13 people missing.</text:p>
      <text:p text:style-name="P17">-------</text:p>
      <text:p text:style-name="P17">Message from @reuters_news_agency</text:p>
      <text:p text:style-name="P17">Date and Time: 2025-01-12 02:11:02</text:p>
      <text:p text:style-name="P17">Link: https://t.me/c/1157324126/193550</text:p>
      <text:p text:style-name="P17">Text: See Pacific Palisades before and after the devastating Los Angeles fires</text:p>
      <text:p text:style-name="P17"/>
      <text:p text:style-name="P17">Before one of the most destructive fires in California history swept through, the Pacific Palisades neighborhood on Los Angeles' west side was filled with expensive homes fronted by green, well-tended landscaping and popular boutiques and cafes.</text:p>
      <text:p text:style-name="P17"/>
      <text:p text:style-name="P17">This week, the Palisades Fire leveled much of it to blackened rubble. To see what has been lost, a Reuters video journalist visited the neighborhood on Friday to retrace the path taken by a YouTube travel influencer couple who made a video last year of a walking tour, which is being reproduced with their permission.</text:p>
      <text:p text:style-name="P17"/>
      <text:p text:style-name="P17">2025-01-11T20:21:16</text:p>
      <text:p text:style-name="P17">-------</text:p>
      <text:p text:style-name="P17">Message from @reuters_news_agency</text:p>
      <text:p text:style-name="P17">Date and Time: 2025-01-12 05:51:26</text:p>
      <text:p text:style-name="P17">Link: https://t.me/c/1157324126/193565</text:p>
      <text:p text:style-name="P17">Text: Animal rescuers care for LA fire evacuees - dogs, donkeys, horses</text:p>
      <text:p text:style-name="P17"/>
      <text:p text:style-name="P17"><text:soft-page-break/>The pitbull mix arrived at Pasadena Humane covered in ash, his paw pads ulcerated from walking on fire debris, his lungs choked with smoke. A good Samaritan found the dog lying in rubble in Altadena, wrapped him in a blanket and brought him to the shelter.</text:p>
      <text:p text:style-name="P17"/>
      <text:p text:style-name="P17">Still too weak to walk Saturday, Canela was reunited with his owner - thanks to CNN’s coverage of the act of kindness. The injured pet continues to receive medical treatment and is one of more than 400 animals that have arrived at the Pasadena facility since the Southern California wildfires began last Tuesday.</text:p>
      <text:p text:style-name="P17"/>
      <text:p text:style-name="P17">2025-01-12T01:51:01</text:p>
      <text:p text:style-name="P17">-------</text:p>
      <text:p text:style-name="P17">Message from @CNNBrkNews</text:p>
      <text:p text:style-name="P17">Date and Time: 2025-01-12 17:10:47</text:p>
      <text:p text:style-name="P17">Link: https://t.me/c/1432836798/8080</text:p>
      <text:p text:style-name="P17">Text: ‌CNN Breaking News (Twitter)</text:p>
      <text:p text:style-name="P17"/>
      <text:p text:style-name="P17">Fire chief warns of "very high" fire threat as shifting conditions make it tricky for firefighters to get Los Angeles blazes fully contained. </text:p>
      <text:p text:style-name="P17"/>
      <text:p text:style-name="P17">Follow live updates. cnn.it/4aflH80</text:p>
      <text:p text:style-name="P17">-------</text:p>
      <text:p text:style-name="P17">Message from @reuters_news_agency</text:p>
      <text:p text:style-name="P17">Date and Time: 2025-01-12 18:12:39</text:p>
      <text:p text:style-name="P17">Link: https://t.me/c/1157324126/193606</text:p>
      <text:p text:style-name="P17">Text: Neighborhoods under threat as Los Angeles Palisades fire rages on</text:p>
      <text:p text:style-name="P17"/>
      <text:p text:style-name="P17">Firefighters were slowly making progress in their battle to contain the inferno that has burned wide areas of Los Angeles' Pacific Palisades neighborhood to the ground, but spreading flames and strong winds still threatened communities in the populous San Fernando Valley on Sunday.</text:p>
      <text:p text:style-name="P17"/>
      <text:p text:style-name="P17">Aircraft dropped water and fire retardant on steep hills to stem the eastward spread of the Palisades Fire and KTLA television reported that ground crews had managed to save a number of houses, although others were lost.</text:p>
      <text:p text:style-name="P17"/>
      <text:p text:style-name="P17">"LA County had another night of unimaginable terror and heartbreak," Los Angeles County Supervisor Lindsey Horvath said.</text:p>
      <text:p text:style-name="P17"/>
      <text:p text:style-name="P17">2025-01-12T13:45:21</text:p>
      <text:p text:style-name="P17">-------</text:p>
      <text:p text:style-name="P17">Message from @reuters_news_agency</text:p>
      <text:p text:style-name="P17">Date and Time: 2025-01-12 18:12:56</text:p>
      <text:p text:style-name="P17">Link: https://t.me/c/1157324126/193617</text:p>
      <text:p text:style-name="P17">Text: LA Fires Updates: US military ready to respond</text:p>
      <text:p text:style-name="P17"/>
      <text:p text:style-name="P17">The flames have reduced whole neighborhoods to ruins.[Media]Pacific Palisades. REUTERS/David Ryder</text:p>
      <text:p text:style-name="P17"/>
      <text:p text:style-name="P17">2025-01-12T14:57:57</text:p>
      <text:p text:style-name="P17">-------</text:p>
      <text:p text:style-name="P17">Message from @CNNBrkNews</text:p>
      <text:p text:style-name="P17">Date and Time: 2025-01-13 01:55:22</text:p>
      <text:p text:style-name="P17">Link: https://t.me/c/1432836798/8081</text:p>
      <text:p text:style-name="P17"><text:soft-page-break/>Text: ‌CNN Breaking News (Twitter)</text:p>
      <text:p text:style-name="P17"/>
      <text:p text:style-name="P17">Death toll in Los Angeles wildfires climbs to at least 24. Rising winds are expected to complicate firefighting efforts over the next few days. cnn.it/4hbTQYv</text:p>
      <text:p text:style-name="P17">-------</text:p>
      <text:p text:style-name="P17">Message from @tassagency_en</text:p>
      <text:p text:style-name="P17">Date and Time: 2025-01-13 17:37:14</text:p>
      <text:p text:style-name="P17">Link: https://t.me/c/1654562332/44178</text:p>
      <text:p text:style-name="P17">Text: Fires in California have affected an area larger than Paris, the California Department of Forestry and Fire Protection reported.</text:p>
      <text:p text:style-name="P17">-------</text:p>
      <text:p text:style-name="P17">Message from @reuters_news_agency</text:p>
      <text:p text:style-name="P17">Date and Time: 2025-01-13 18:14:19</text:p>
      <text:p text:style-name="P17">Link: https://t.me/c/1157324126/193683</text:p>
      <text:p text:style-name="P17">Text: LA blaze damage likely to be largest wildfire insured loss in US history</text:p>
      <text:p text:style-name="P17"/>
      <text:p text:style-name="P17">The Los Angeles wildfires, which have reduced entire neighborhoods to smoldering ruins and left an apocalyptic landscape, could become the costliest wildfires in U.S. history in terms of insured losses if analysts' estimates of up to $20 billion materialize.</text:p>
      <text:p text:style-name="P17"/>
      <text:p text:style-name="P17">Dangerously high winds were expected to resume on Monday in Los Angeles, potentially hampering efforts to extinguish two stubborn wildfires that have claimed the lives of at least two dozen people.</text:p>
      <text:p text:style-name="P17"/>
      <text:p text:style-name="P17">2025-01-13T17:35:48</text:p>
      <text:p text:style-name="P17">-------</text:p>
      <text:p text:style-name="P17">Message from @reuters_news_agency</text:p>
      <text:p text:style-name="P17">Date and Time: 2025-01-14 02:15:14</text:p>
      <text:p text:style-name="P17">Link: https://t.me/c/1157324126/193712</text:p>
      <text:p text:style-name="P17">Text: Mexican firefighters prepare to do battle with LA fires</text:p>
      <text:p text:style-name="P17"/>
      <text:p text:style-name="P17">A contingent of 72 Mexican firefighters received a briefing from U.S. fire officials on Monday alongside their American counterparts before heading out to help fight the wildfires plaguing Southern California.</text:p>
      <text:p text:style-name="P17"/>
      <text:p text:style-name="P17">The group is made up of military specialists, including doctors, engineers and search and rescue personnel, as well as a group of firefighters from Mexico's equivalent of the U.S. Forest Service.</text:p>
      <text:p text:style-name="P17"/>
      <text:p text:style-name="P17">2025-01-13T21:52:28</text:p>
      <text:p text:style-name="P17">-------</text:p>
      <text:p text:style-name="P17">Message from @reuters_news_agency</text:p>
      <text:p text:style-name="P17">Date and Time: 2025-01-14 02:15:45</text:p>
      <text:p text:style-name="P17">Link: https://t.me/c/1157324126/193728</text:p>
      <text:p text:style-name="P17">Text: Search underway in Peru for trapped workers at small gold mine</text:p>
      <text:p text:style-name="P17"/>
      <text:p text:style-name="P17">Rescue workers in northern Peru were searching for trapped miners at a small gold mine on Monday , after the mine was allegedly attacked by suspected illegal miners, a local mayor said.</text:p>
      <text:p text:style-name="P17"/>
      <text:p text:style-name="P17">Segundo Armas, mayor of the Pataz district in the region of La Libertad, said that as many as 17 miners could be trapped at the small remote mine which collapsed after it was attacked on Sunday by "possibly rival miners."</text:p>
      <text:p text:style-name="P17"/>
      <text:p text:style-name="P17"><text:soft-page-break/>The mayor was unable to confirm how many workers had been able to escape.</text:p>
      <text:p text:style-name="P17"/>
      <text:p text:style-name="P17">"The area is difficult to access and we are trying to confirm the number of those trapped," Armas said, adding that cellular service does not reach the mine.</text:p>
      <text:p text:style-name="P17"/>
      <text:p text:style-name="P17">2025-01-14T00:28:19</text:p>
      <text:p text:style-name="P17">-------</text:p>
      <text:p text:style-name="P17">Message from @tassagency_en</text:p>
      <text:p text:style-name="P17">Date and Time: 2025-01-14 07:43:12</text:p>
      <text:p text:style-name="P17">Link: https://t.me/c/1654562332/44212</text:p>
      <text:p text:style-name="P17">Text: ▶️ Economic losses from wildlife fires raging in the Los Angeles County of California are over $250 bln, AccuWeather reported.</text:p>
      <text:p text:style-name="P17"/>
      <text:p text:style-name="P17">"These fast-moving, wind-driven infernos have created one of the costliest wildfire disasters in modern US history,” said AccuWeather Chief Meteorologist Jonathan Porter. </text:p>
      <text:p text:style-name="P17"/>
      <text:p text:style-name="P17">The devastation left behind is heartbreaking, and the economic toll is staggering, the expert added.</text:p>
      <text:p text:style-name="P17"/>
      <text:p text:style-name="P17">Video: TASS/ALERTCalifornia/UC San Diego</text:p>
      <text:p text:style-name="P17">-------</text:p>
      <text:p text:style-name="P17">Message from @tassagency_en</text:p>
      <text:p text:style-name="P17">Date and Time: 2025-01-14 09:28:12</text:p>
      <text:p text:style-name="P17">Link: https://t.me/c/1654562332/44217</text:p>
      <text:p text:style-name="P17">Text: The scale of devastations from wildfires in California is above the damage from a nuclear strike, US President-elect Donald Trump said. <text:s/>The death toll might noticeably grow subsequently, he added.</text:p>
      <text:p text:style-name="P17">-------</text:p>
      <text:p text:style-name="P17">Message from @reuters_news_agency</text:p>
      <text:p text:style-name="P17">Date and Time: 2025-01-14 10:14:52</text:p>
      <text:p text:style-name="P17">Link: https://t.me/c/1157324126/193737</text:p>
      <text:p text:style-name="P17">Text: Benin festival seeks to dispel voodoo stereotypes</text:p>
      <text:p text:style-name="P17"/>
      <text:p text:style-name="P17">Modeste Zinsou, manager of Benin's Python Temple, gently drapes a live snake around a visitor's neck at the country's annual voodoo festival, as spectators learn about the reptiles' sacred connection to voodoo spirituality.</text:p>
      <text:p text:style-name="P17"/>
      <text:p text:style-name="P17">Practitioners like Zinsou seek to combat negative stereotypes of voodoo, a 500-year-old religion that celebrates a rich pantheon of deities and spirits.</text:p>
      <text:p text:style-name="P17"/>
      <text:p text:style-name="P17">"Stop saying that voodoo is about dolls. Voodoo is spirituality. Voodoo is you, it's me. It's the air we breathe. It's the four elements, as we say: water, air, fire, and earth," Zinsou said.</text:p>
      <text:p text:style-name="P17"/>
      <text:p text:style-name="P17">Every January, the festival Vodun Days draws tourists and worshippers to the small Atlantic coast town of Ouidah, offering a varied programme of ceremonies, concerts and exhibitions.</text:p>
      <text:p text:style-name="P17"/>
      <text:p text:style-name="P17">2025-01-14T07:04:50</text:p>
      <text:p text:style-name="P17">-------</text:p>
      <text:p text:style-name="P17">Message from @reuters_news_agency</text:p>
      <text:p text:style-name="P17">Date and Time: 2025-01-14 18:38:05</text:p>
      <text:p text:style-name="P17">Link: https://t.me/c/1157324126/193806</text:p>
      <text:p text:style-name="P17">Text: Trump's Pentagon nominee Pete Hegseth slammed over remarks on women</text:p>
      <text:p text:style-name="P17"/>
      <text:p text:style-name="P17"><text:soft-page-break/>President-elect Donald Trump's pick to lead the Pentagon, Pete Hegseth, came under fire during his confirmation hearing on Tuesday as Democrats railed against him and voiced deep concern about his inexperience, alleged drunkenness and past opposition to women in combat.</text:p>
      <text:p text:style-name="P17"/>
      <text:p text:style-name="P17">2025-01-14T11:13:26</text:p>
      <text:p text:style-name="P17">-------</text:p>
      <text:p text:style-name="P17">Message from @tassagency_en</text:p>
      <text:p text:style-name="P17">Date and Time: 2025-01-15 09:29:58</text:p>
      <text:p text:style-name="P17">Link: https://t.me/c/1654562332/44275</text:p>
      <text:p text:style-name="P17">Text: ▶️ Two new wildfires have broken out in southern California, Axios reports.</text:p>
      <text:p text:style-name="P17"/>
      <text:p text:style-name="P17">Video: TASS/Reuters/Spectee/Cal Fire</text:p>
      <text:p text:style-name="P17">-------</text:p>
      <text:p text:style-name="P17"><text:s text:c="3"/>Output: Wildfires in Los Angeles County, California, began around January 6, 2025. <text:s/>As of January 15, 2025, at least six major wildfires were burning, impacting an area larger than Paris. <text:s/>The death toll has risen to at least 24, with previous reports indicating numbers ranging from 5 to 13. <text:s/>Over 1,000 structures have been destroyed, including homes in upscale neighborhoods. <text:s/>Approximately 153,000 people are under evacuation orders, with an additional 166,000 under evacuation warnings. <text:s/>Estimated economic losses range from $52 billion to over $250 billion. <text:s/>Firefighting efforts are ongoing, complicated by strong winds and shifting fire directions. <text:s/>Assistance includes the California National Guard and firefighters from Mexico. <text:s/>The cause of the fires is under investigation with FBI involvement.</text:p>
      <text:p text:style-name="P17"/>
      <text:p text:style-name="P17"/>
      <text:p text:style-name="P17"/>
      <text:p text:style-name="P17"/>
      <text:p text:style-name="P17"/>
      <text:p text:style-name="P17">7. o1-preview:</text:p>
      <text:p text:style-name="P17"/>
      <text:p text:style-name="P17"/>
      <text:p text:style-name="P17"/>
      <text:p text:style-name="P17"/>
      <text:p text:style-name="P17"><text:s text:c="3"/>Prompt: prompt3.txt</text:p>
      <text:p text:style-name="P17"><text:s text:c="3"/>Thematic: thematics1.txt</text:p>
      <text:p text:style-name="P17"/>
      <text:p text:style-name="P17"><text:s text:c="3"/>Input: Create a neutral text based on the summary of posts below. Focus on facts and a clear structure of the text. Avoid subjective judgments or emotional coloring. Highlight key data using simple and clear formulations. Text length: from 500 to 1000 characters.</text:p>
      <text:p text:style-name="P17">Example text structure: Description of the current situation. Brief presentation of statistics or key data. Clarification of the current status or consequences. Conclusion with a neutral assessment.</text:p>
      <text:p text:style-name="P17">Here is example post to inherit style:</text:p>
      <text:p text:style-name="P17">“While it’s a big day in Lebanon, an update on the LA fires is necessary.</text:p>
      <text:p text:style-name="P17"/>
      <text:p text:style-name="P17">They have gone from bad to worse. It’s a crazy sight.</text:p>
      <text:p text:style-name="P17"/>
      <text:p text:style-name="P17">Apart from leading to massive devastation in the Pacific Palisades area of the city, new fires have now broken out in the Hollywood Hills and Studio City.</text:p>
      <text:p text:style-name="P17"/>
      <text:p text:style-name="P17">The inferno has led to at least 5 deaths, 2000 structures destroyed, and $50 billion in damage.</text:p>
      <text:p text:style-name="P17"/>
      <text:p text:style-name="P17">These are happening in landmark areas in the city.</text:p>
      <text:p text:style-name="P17"/>
      <text:p text:style-name="P17"><text:soft-page-break/>Many of these fires are still 0% contained.”</text:p>
      <text:p text:style-name="P17">Posts to summarize content during analysis:</text:p>
      <text:p text:style-name="P17">From 2025-01-06 15:38:54 to 2025-01-15 15:38:54</text:p>
      <text:p text:style-name="P17">Keywords: Los Angeles, California, LA, Fire, Flame, Palisades, wildfire</text:p>
      <text:p text:style-name="P17">Exclude words: Palestinian, Israel, Mali, Ukraine, Russia, shot, Korea, Tula, shooting, hit, India, murder, Cuban, Iranian, Moscow, France, Czech</text:p>
      <text:p text:style-name="P17">Channels: @CNNBrkNews, @nytimes, @reuters_news_agency, @tassagency_en</text:p>
      <text:p text:style-name="P17">Message from @tassagency_en</text:p>
      <text:p text:style-name="P17">Date and Time: 2025-01-08 09:29:17</text:p>
      <text:p text:style-name="P17">Link: https://t.me/c/1654562332/43890</text:p>
      <text:p text:style-name="P17">Text: US Vice President Kamala Harris' Los Angeles home has been placed within an evacuation zone due to a wildfire in California, NBC News reported.</text:p>
      <text:p text:style-name="P17"/>
      <text:p text:style-name="P17">The 350-square-meter house, located in an upscale Los Angeles neighborhood, was purchased in 2012 by Kamala Harris' husband, attorney Douglas Emhoff. Actress Gwyneth Paltrow and basketball star LeBron James are her neighbors. The four-bedroom home, which features a pool, is just a 10-minute walk from the Getty Museum. In 2024, the property was valued at $5 million.</text:p>
      <text:p text:style-name="P17"/>
      <text:p text:style-name="P17">Earlier reports from US media indicated that the California wildfire has spread over 740 acres and continues to grow.</text:p>
      <text:p text:style-name="P17">-------</text:p>
      <text:p text:style-name="P17">Message from @CNNBrkNews</text:p>
      <text:p text:style-name="P17">Date and Time: 2025-01-08 17:02:42</text:p>
      <text:p text:style-name="P17">Link: https://t.me/c/1432836798/8060</text:p>
      <text:p text:style-name="P17">Text: CNN Breaking News (Twitter)</text:p>
      <text:p text:style-name="P17"/>
      <text:p text:style-name="P17">At least two people are dead and more than 1,100 structures destroyed as wildfires rage throughout the Los Angeles area. Follow live updates: cnn.it/3BPjGmn</text:p>
      <text:p text:style-name="P17">-------</text:p>
      <text:p text:style-name="P17">Message from @tassagency_en</text:p>
      <text:p text:style-name="P17">Date and Time: 2025-01-08 18:56:44</text:p>
      <text:p text:style-name="P17">Link: https://t.me/c/1654562332/43905</text:p>
      <text:p text:style-name="P17">Text: ▶️ Shots of a wildfire in California.</text:p>
      <text:p text:style-name="P17"/>
      <text:p text:style-name="P17">Video: TASS/Reuters/Spectee</text:p>
      <text:p text:style-name="P17">-------</text:p>
      <text:p text:style-name="P17">Message from @tassagency_en</text:p>
      <text:p text:style-name="P17">Date and Time: 2025-01-09 00:39:01</text:p>
      <text:p text:style-name="P17">Link: https://t.me/c/1654562332/43917</text:p>
      <text:p text:style-name="P17">Text: 📷 Five people were killed in the fires that broke out in Los Angeles County, California, Sheriff Robert Luna told ABC.</text:p>
      <text:p text:style-name="P17"/>
      <text:p text:style-name="P17">The total area of the fires has exceeded 10,000 hectares and continues to grow, according to the California fire department. </text:p>
      <text:p text:style-name="P17"/>
      <text:p text:style-name="P17">The fire has destroyed more than 1,000 buildings. According to forecasts of the AccuWeather consulting company, the damage and economic losses from the fire will range from $52 billion to $57 billion.</text:p>
      <text:p text:style-name="P17">-------</text:p>
      <text:p text:style-name="P17">Message from @CNNBrkNews</text:p>
      <text:p text:style-name="P17">Date and Time: 2025-01-09 02:33:21</text:p>
      <text:p text:style-name="P17">Link: https://t.me/c/1432836798/8063</text:p>
      <text:p text:style-name="P17"><text:soft-page-break/>Text: ‌CNN Breaking News (Twitter)</text:p>
      <text:p text:style-name="P17"/>
      <text:p text:style-name="P17">At least 6 wildfires are burning across Los Angeles County. 5 people have been killed, and officials expect death toll to rise. </text:p>
      <text:p text:style-name="P17"/>
      <text:p text:style-name="P17">Follow live updates. cnn.it/4a97hWU</text:p>
      <text:p text:style-name="P17">-------</text:p>
      <text:p text:style-name="P17">Message from @tassagency_en</text:p>
      <text:p text:style-name="P17">Date and Time: 2025-01-09 08:38:16</text:p>
      <text:p text:style-name="P17">Link: https://t.me/c/1654562332/43942</text:p>
      <text:p text:style-name="P17">Text: What we know about wildfires in California:</text:p>
      <text:p text:style-name="P17"/>
      <text:p text:style-name="P17">▪️The total area of wildfires in Los Angeles has reached almost 11,000 hectares, California’s Department of Forestry and Fire Protection reported</text:p>
      <text:p text:style-name="P17"/>
      <text:p text:style-name="P17">▪️Over 175,000 people remain without power in Los Angeles</text:p>
      <text:p text:style-name="P17"/>
      <text:p text:style-name="P17">▪️Low humidity accompanied by straight-line winds continues in the area of wildfires, the number of which has risen to six, CNN reported</text:p>
      <text:p text:style-name="P17"/>
      <text:p text:style-name="P17">▪️According to the latest reports, five people have been confirmed dead</text:p>
      <text:p text:style-name="P17"/>
      <text:p text:style-name="P17">▪️US President Joe Biden announced a major disaster declaration for California</text:p>
      <text:p text:style-name="P17"/>
      <text:p text:style-name="P17">▪️AccuWeather, a weather consulting firm, predicts the damage and economic losses from the wildfires will range from $52 billion to $57 billion</text:p>
      <text:p text:style-name="P17"/>
      <text:p text:style-name="P17">▪️US President-elect Donald Trump has called for the resignation of California’s Governor Gavin Newsom, holding him responsible for the situation</text:p>
      <text:p text:style-name="P17"/>
      <text:p text:style-name="P17">Video: TASS/Reuters/@ 3_di.chi/Erica Americaa</text:p>
      <text:p text:style-name="P17">-------</text:p>
      <text:p text:style-name="P17">Message from @tassagency_en</text:p>
      <text:p text:style-name="P17">Date and Time: 2025-01-09 15:31:57</text:p>
      <text:p text:style-name="P17">Link: https://t.me/c/1654562332/43957</text:p>
      <text:p text:style-name="P17">Text: 📹 Los Angeles continues its struggle against wildfires. </text:p>
      <text:p text:style-name="P17"/>
      <text:p text:style-name="P17"/>
      <text:p text:style-name="P17">Video: TASS/Chris Long</text:p>
      <text:p text:style-name="P17">-------</text:p>
      <text:p text:style-name="P17">Message from @tassagency_en</text:p>
      <text:p text:style-name="P17">Date and Time: 2025-01-09 19:05:57</text:p>
      <text:p text:style-name="P17">Link: https://t.me/c/1654562332/43975</text:p>
      <text:p text:style-name="P17">Text: ❗️Insurers may lose $20 bln from fires in California as the total damage stands at $50 bln, The Financial Times reports.</text:p>
      <text:p text:style-name="P17">-------</text:p>
      <text:p text:style-name="P17">Message from @tassagency_en</text:p>
      <text:p text:style-name="P17">Date and Time: 2025-01-09 19:21:37</text:p>
      <text:p text:style-name="P17">Link: https://t.me/c/1654562332/43976</text:p>
      <text:p text:style-name="P17">Text: Tens of thousands of residents have been told to evacuate wildfire-affected areas of Los Angeles, County Sheriff Robert Luna has told reporters.</text:p>
      <text:p text:style-name="P17"/>
      <text:p text:style-name="P17"><text:soft-page-break/>“That's nearly 180,000 people in Los Angeles County that are currently under evacuation orders, with another close to 200,000 residents that are under evacuation warnings. I cannot emphasize enough that I urge residents that are asked to evacuate to follow our warnings,” he said. About two dozen looters have been arrested since the disaster broke out, the official said.</text:p>
      <text:p text:style-name="P17"/>
      <text:p text:style-name="P17">According to latest reports, five major wildfires are raging in Los Angeles County, with flames engulfing a total of almost 29,000 acres of land. Only two of the wildfires have been partially contained. Over 1,000 buildings have been destroyed as a result of the fires, including some in the city's most posh districts. Among the celebrities who lost their estates due to the wildfires are Hunter Biden, the son of the outgoing US president, as well as actress and model Paris Hilton.</text:p>
      <text:p text:style-name="P17">-------</text:p>
      <text:p text:style-name="P17">Message from @CNNBrkNews</text:p>
      <text:p text:style-name="P17">Date and Time: 2025-01-09 23:10:59</text:p>
      <text:p text:style-name="P17">Link: https://t.me/c/1432836798/8068</text:p>
      <text:p text:style-name="P17">Text: ‌CNN Breaking News (Twitter)</text:p>
      <text:p text:style-name="P17"/>
      <text:p text:style-name="P17">Officials have confirmed a sixth death in the Los Angeles wildfires, but warn that it is unclear where the true death toll stands.</text:p>
      <text:p text:style-name="P17"/>
      <text:p text:style-name="P17">Follow live updates. cnn.it/40vH8NR</text:p>
      <text:p text:style-name="P17">-------</text:p>
      <text:p text:style-name="P17">Message from @tassagency_en</text:p>
      <text:p text:style-name="P17">Date and Time: 2025-01-10 02:14:01</text:p>
      <text:p text:style-name="P17">Link: https://t.me/c/1654562332/43997</text:p>
      <text:p text:style-name="P17">Text: 📷 US President Joe Biden described the wildfires in California as the worst ever in that state.</text:p>
      <text:p text:style-name="P17"/>
      <text:p text:style-name="P17">"This is the most widespread, devastating fire in California's history," Biden said on Thursday.</text:p>
      <text:p text:style-name="P17"/>
      <text:p text:style-name="P17">The death toll from the fires that are ravaging Los Angeles County has increased to six, CNN reported.</text:p>
      <text:p text:style-name="P17">-------</text:p>
      <text:p text:style-name="P17">Message from @tassagency_en</text:p>
      <text:p text:style-name="P17">Date and Time: 2025-01-10 10:34:22</text:p>
      <text:p text:style-name="P17">Link: https://t.me/c/1654562332/44014</text:p>
      <text:p text:style-name="P17">Text: ▶️ Los Angeles will impose a curfew due to the wildfires, the county sheriff told the Los Angeles Times newspaper. </text:p>
      <text:p text:style-name="P17"/>
      <text:p text:style-name="P17">Video: TASS/Reuters</text:p>
      <text:p text:style-name="P17">-------</text:p>
      <text:p text:style-name="P17">Message from @tassagency_en</text:p>
      <text:p text:style-name="P17">Date and Time: 2025-01-10 14:11:13</text:p>
      <text:p text:style-name="P17">Link: https://t.me/c/1654562332/44024</text:p>
      <text:p text:style-name="P17">Text: ▶️ Real property owners may sustain losses up to $315 bln due to the fire in California, Nika Estate realty agency told TASS.</text:p>
      <text:p text:style-name="P17"/>
      <text:p text:style-name="P17">Video: TASS/Reuters/Cover Media</text:p>
      <text:p text:style-name="P17">-------</text:p>
      <text:p text:style-name="P17">Message from @tassagency_en</text:p>
      <text:p text:style-name="P17">Date and Time: 2025-01-10 16:27:03</text:p>
      <text:p text:style-name="P17">Link: https://t.me/c/1654562332/44034</text:p>
      <text:p text:style-name="P17">Text: ▶️ About 600 servicemembers of the California National Guard will help fight wildfires, Governor Gavin Newsom said.</text:p>
      <text:p text:style-name="P17"><text:soft-page-break/></text:p>
      <text:p text:style-name="P17">Video: TASS/Reuters/Anadolu Agency</text:p>
      <text:p text:style-name="P17">-------</text:p>
      <text:p text:style-name="P17">Message from @tassagency_en</text:p>
      <text:p text:style-name="P17">Date and Time: 2025-01-10 16:56:36</text:p>
      <text:p text:style-name="P17">Link: https://t.me/c/1654562332/44036</text:p>
      <text:p text:style-name="P17">Text: 📷 A Roscosmos cosmonaut shares photos of the fires raging in Los Angeles from orbit.</text:p>
      <text:p text:style-name="P17"/>
      <text:p text:style-name="P17">Photo: Roscosmos cosmonaut Alexander Gorbunov</text:p>
      <text:p text:style-name="P17"/>
      <text:p text:style-name="P17">#TASSonISS</text:p>
      <text:p text:style-name="P17">-------</text:p>
      <text:p text:style-name="P17">Message from @reuters_news_agency</text:p>
      <text:p text:style-name="P17">Date and Time: 2025-01-10 18:08:44</text:p>
      <text:p text:style-name="P17">Link: https://t.me/c/1157324126/193474</text:p>
      <text:p text:style-name="P17">Text: How California fights fires from the skies</text:p>
      <text:p text:style-name="P17"/>
      <text:p text:style-name="P17">Cal Fire has its own fleet of aircraft operating from 14 airfields and 11 helicopter bases across the state that can reach most fires within about 20 minutes. The three main components of the fleet are tactical planes, airtankers and helicopters. All have specific roles but work together as a unit to combat fires.[Media]Map showing multiple flight paths of firefighting aircraft around the Palisades Fire in Los Angeles.</text:p>
      <text:p text:style-name="P17"/>
      <text:p text:style-name="P17">2025-01-10T17:05:57</text:p>
      <text:p text:style-name="P17">-------</text:p>
      <text:p text:style-name="P17">Message from @tassagency_en</text:p>
      <text:p text:style-name="P17">Date and Time: 2025-01-11 06:27:16</text:p>
      <text:p text:style-name="P17">Link: https://t.me/c/1654562332/44071</text:p>
      <text:p text:style-name="P17">Text: At least 11 people have died as a result of the fires in Los Angeles County, California, CNN reported.</text:p>
      <text:p text:style-name="P17"/>
      <text:p text:style-name="P17">According to the report, five people died in the Palisades fire zone, and six more – in the Eaton fire zone.</text:p>
      <text:p text:style-name="P17"/>
      <text:p text:style-name="P17">Currently, six wildfires are raging in Los Angeles County, covering a total area of 15,200 hectares. The two largest fires – Eaton and Palisades – have been contained by only 3% and 8%, respectively.</text:p>
      <text:p text:style-name="P17">-------</text:p>
      <text:p text:style-name="P17">Message from @tassagency_en</text:p>
      <text:p text:style-name="P17">Date and Time: 2025-01-11 07:24:20</text:p>
      <text:p text:style-name="P17">Link: https://t.me/c/1654562332/44073</text:p>
      <text:p text:style-name="P17">Text: 📷 TASS special correspondent, Roscosmos cosmonaut Ivan Vagner photographed the fires in California from the ISS.</text:p>
      <text:p text:style-name="P17"/>
      <text:p text:style-name="P17">Photo: Ivan Vagner / Roscosmos/ TASS</text:p>
      <text:p text:style-name="P17"/>
      <text:p text:style-name="P17">#TASSonISS</text:p>
      <text:p text:style-name="P17">-------</text:p>
      <text:p text:style-name="P17">Message from @reuters_news_agency</text:p>
      <text:p text:style-name="P17">Date and Time: 2025-01-11 10:09:38</text:p>
      <text:p text:style-name="P17">Link: https://t.me/c/1157324126/193505</text:p>
      <text:p text:style-name="P17">Text: Hollywood celebrities clear their closets for fire aid</text:p>
      <text:p text:style-name="P17"/>
      <text:p text:style-name="P17"><text:soft-page-break/>When wildfires destroyed parts of Los Angeles this week, real estate agent Jenna Cooper started asking friends for clothing and other items to help people in need.</text:p>
      <text:p text:style-name="P17"/>
      <text:p text:style-name="P17">Her request spread quickly through a network of powerful women. Actors including Sharon Stone and Halle Berry responded, providing sweaters, shoes, clothing, handbags, belts, pajamas and more pulled from their own collections.</text:p>
      <text:p text:style-name="P17"/>
      <text:p text:style-name="P17">"I'm packing up my entire closet," Berry wrote on Instagram. "If you live in the Southern California area, I urge you to do the same. This is something we can do right now."</text:p>
      <text:p text:style-name="P17"/>
      <text:p text:style-name="P17">2025-01-11T04:49:19</text:p>
      <text:p text:style-name="P17">-------</text:p>
      <text:p text:style-name="P17">Message from @tassagency_en</text:p>
      <text:p text:style-name="P17">Date and Time: 2025-01-11 17:40:49</text:p>
      <text:p text:style-name="P17">Link: https://t.me/c/1654562332/44095</text:p>
      <text:p text:style-name="P17">Text: ❗️The evacuation orders in the Los Angeles area, which experiences several severe wildfires, cover approximately 153,000 people, Los Angeles County Sheriff Robert Luna announced during a press conference.</text:p>
      <text:p text:style-name="P17"/>
      <text:p text:style-name="P17">According to the sheriff, potential evacuation notification remains active for 166,000 people. He added that fire still poses a threat for 57,000 buildings and noted that the cause of wildfires is being investigated with FBI's involvement.</text:p>
      <text:p text:style-name="P17"/>
      <text:p text:style-name="P17">He confirmed that at least 11 people were killed in the wildfires, while 13 people are missing.</text:p>
      <text:p text:style-name="P17">-------</text:p>
      <text:p text:style-name="P17">Message from @reuters_news_agency</text:p>
      <text:p text:style-name="P17">Date and Time: 2025-01-11 18:11:10</text:p>
      <text:p text:style-name="P17">Link: https://t.me/c/1157324126/193526</text:p>
      <text:p text:style-name="P17">Text: Los Angeles wildfire switches direction, posing new threat</text:p>
      <text:p text:style-name="P17"/>
      <text:p text:style-name="P17">The largest of the raging wildfires that have devastated parts of Los Angeles this week was reported to have shifted direction on Saturday, triggering more evacuation orders and posing a new challenge to exhausted firefighters.</text:p>
      <text:p text:style-name="P17"/>
      <text:p text:style-name="P17">Six simultaneous blazes that have ripped across Los Angeles County neighborhoods since Tuesday have killed at least 11 people and damaged or destroyed 10,000 structures. The toll is expected to mount when firefighters are able to conduct house-to-house searches.</text:p>
      <text:p text:style-name="P17"/>
      <text:p text:style-name="P17">2025-01-10T12:20:30</text:p>
      <text:p text:style-name="P17">-------</text:p>
      <text:p text:style-name="P17">Message from @tassagency_en</text:p>
      <text:p text:style-name="P17">Date and Time: 2025-01-12 00:53:42</text:p>
      <text:p text:style-name="P17">Link: https://t.me/c/1654562332/44103</text:p>
      <text:p text:style-name="P17">Text: At least 13 people have died as a result of fires that rage in Los Angeles County, California, NBC reported.</text:p>
      <text:p text:style-name="P17"/>
      <text:p text:style-name="P17">According to the broadcaster, eight people died in the Eaton fire area, while another five lost their lives in Palisades. Earlier, County Sheriff Robert Luna reported 11 fatalities and 13 people missing.</text:p>
      <text:p text:style-name="P17">-------</text:p>
      <text:p text:style-name="P17">Message from @reuters_news_agency</text:p>
      <text:p text:style-name="P17">Date and Time: 2025-01-12 02:11:02</text:p>
      <text:p text:style-name="P17">Link: https://t.me/c/1157324126/193550</text:p>
      <text:p text:style-name="P17"><text:soft-page-break/>Text: See Pacific Palisades before and after the devastating Los Angeles fires</text:p>
      <text:p text:style-name="P17"/>
      <text:p text:style-name="P17">Before one of the most destructive fires in California history swept through, the Pacific Palisades neighborhood on Los Angeles' west side was filled with expensive homes fronted by green, well-tended landscaping and popular boutiques and cafes.</text:p>
      <text:p text:style-name="P17"/>
      <text:p text:style-name="P17">This week, the Palisades Fire leveled much of it to blackened rubble. To see what has been lost, a Reuters video journalist visited the neighborhood on Friday to retrace the path taken by a YouTube travel influencer couple who made a video last year of a walking tour, which is being reproduced with their permission.</text:p>
      <text:p text:style-name="P17"/>
      <text:p text:style-name="P17">2025-01-11T20:21:16</text:p>
      <text:p text:style-name="P17">-------</text:p>
      <text:p text:style-name="P17">Message from @reuters_news_agency</text:p>
      <text:p text:style-name="P17">Date and Time: 2025-01-12 05:51:26</text:p>
      <text:p text:style-name="P17">Link: https://t.me/c/1157324126/193565</text:p>
      <text:p text:style-name="P17">Text: Animal rescuers care for LA fire evacuees - dogs, donkeys, horses</text:p>
      <text:p text:style-name="P17"/>
      <text:p text:style-name="P17">The pitbull mix arrived at Pasadena Humane covered in ash, his paw pads ulcerated from walking on fire debris, his lungs choked with smoke. A good Samaritan found the dog lying in rubble in Altadena, wrapped him in a blanket and brought him to the shelter.</text:p>
      <text:p text:style-name="P17"/>
      <text:p text:style-name="P17">Still too weak to walk Saturday, Canela was reunited with his owner - thanks to CNN’s coverage of the act of kindness. The injured pet continues to receive medical treatment and is one of more than 400 animals that have arrived at the Pasadena facility since the Southern California wildfires began last Tuesday.</text:p>
      <text:p text:style-name="P17"/>
      <text:p text:style-name="P17">2025-01-12T01:51:01</text:p>
      <text:p text:style-name="P17">-------</text:p>
      <text:p text:style-name="P17">Message from @CNNBrkNews</text:p>
      <text:p text:style-name="P17">Date and Time: 2025-01-12 17:10:47</text:p>
      <text:p text:style-name="P17">Link: https://t.me/c/1432836798/8080</text:p>
      <text:p text:style-name="P17">Text: ‌CNN Breaking News (Twitter)</text:p>
      <text:p text:style-name="P17"/>
      <text:p text:style-name="P17">Fire chief warns of "very high" fire threat as shifting conditions make it tricky for firefighters to get Los Angeles blazes fully contained. </text:p>
      <text:p text:style-name="P17"/>
      <text:p text:style-name="P17">Follow live updates. cnn.it/4aflH80</text:p>
      <text:p text:style-name="P17">-------</text:p>
      <text:p text:style-name="P17">Message from @reuters_news_agency</text:p>
      <text:p text:style-name="P17">Date and Time: 2025-01-12 18:12:39</text:p>
      <text:p text:style-name="P17">Link: https://t.me/c/1157324126/193606</text:p>
      <text:p text:style-name="P17">Text: Neighborhoods under threat as Los Angeles Palisades fire rages on</text:p>
      <text:p text:style-name="P17"/>
      <text:p text:style-name="P17">Firefighters were slowly making progress in their battle to contain the inferno that has burned wide areas of Los Angeles' Pacific Palisades neighborhood to the ground, but spreading flames and strong winds still threatened communities in the populous San Fernando Valley on Sunday.</text:p>
      <text:p text:style-name="P17"/>
      <text:p text:style-name="P17">Aircraft dropped water and fire retardant on steep hills to stem the eastward spread of the Palisades Fire and KTLA television reported that ground crews had managed to save a number of houses, although others were lost.</text:p>
      <text:p text:style-name="P17"/>
      <text:p text:style-name="P17"><text:soft-page-break/>"LA County had another night of unimaginable terror and heartbreak," Los Angeles County Supervisor Lindsey Horvath said.</text:p>
      <text:p text:style-name="P17"/>
      <text:p text:style-name="P17">2025-01-12T13:45:21</text:p>
      <text:p text:style-name="P17">-------</text:p>
      <text:p text:style-name="P17">Message from @reuters_news_agency</text:p>
      <text:p text:style-name="P17">Date and Time: 2025-01-12 18:12:56</text:p>
      <text:p text:style-name="P17">Link: https://t.me/c/1157324126/193617</text:p>
      <text:p text:style-name="P17">Text: LA Fires Updates: US military ready to respond</text:p>
      <text:p text:style-name="P17"/>
      <text:p text:style-name="P17">The flames have reduced whole neighborhoods to ruins.[Media]Pacific Palisades. REUTERS/David Ryder</text:p>
      <text:p text:style-name="P17"/>
      <text:p text:style-name="P17">2025-01-12T14:57:57</text:p>
      <text:p text:style-name="P17">-------</text:p>
      <text:p text:style-name="P17">Message from @CNNBrkNews</text:p>
      <text:p text:style-name="P17">Date and Time: 2025-01-13 01:55:22</text:p>
      <text:p text:style-name="P17">Link: https://t.me/c/1432836798/8081</text:p>
      <text:p text:style-name="P17">Text: ‌CNN Breaking News (Twitter)</text:p>
      <text:p text:style-name="P17"/>
      <text:p text:style-name="P17">Death toll in Los Angeles wildfires climbs to at least 24. Rising winds are expected to complicate firefighting efforts over the next few days. cnn.it/4hbTQYv</text:p>
      <text:p text:style-name="P17">-------</text:p>
      <text:p text:style-name="P17">Message from @tassagency_en</text:p>
      <text:p text:style-name="P17">Date and Time: 2025-01-13 17:37:14</text:p>
      <text:p text:style-name="P17">Link: https://t.me/c/1654562332/44178</text:p>
      <text:p text:style-name="P17">Text: Fires in California have affected an area larger than Paris, the California Department of Forestry and Fire Protection reported.</text:p>
      <text:p text:style-name="P17">-------</text:p>
      <text:p text:style-name="P17">Message from @reuters_news_agency</text:p>
      <text:p text:style-name="P17">Date and Time: 2025-01-13 18:14:19</text:p>
      <text:p text:style-name="P17">Link: https://t.me/c/1157324126/193683</text:p>
      <text:p text:style-name="P17">Text: LA blaze damage likely to be largest wildfire insured loss in US history</text:p>
      <text:p text:style-name="P17"/>
      <text:p text:style-name="P17">The Los Angeles wildfires, which have reduced entire neighborhoods to smoldering ruins and left an apocalyptic landscape, could become the costliest wildfires in U.S. history in terms of insured losses if analysts' estimates of up to $20 billion materialize.</text:p>
      <text:p text:style-name="P17"/>
      <text:p text:style-name="P17">Dangerously high winds were expected to resume on Monday in Los Angeles, potentially hampering efforts to extinguish two stubborn wildfires that have claimed the lives of at least two dozen people.</text:p>
      <text:p text:style-name="P17"/>
      <text:p text:style-name="P17">2025-01-13T17:35:48</text:p>
      <text:p text:style-name="P17">-------</text:p>
      <text:p text:style-name="P17">Message from @reuters_news_agency</text:p>
      <text:p text:style-name="P17">Date and Time: 2025-01-14 02:15:14</text:p>
      <text:p text:style-name="P17">Link: https://t.me/c/1157324126/193712</text:p>
      <text:p text:style-name="P17">Text: Mexican firefighters prepare to do battle with LA fires</text:p>
      <text:p text:style-name="P17"/>
      <text:p text:style-name="P17">A contingent of 72 Mexican firefighters received a briefing from U.S. fire officials on Monday alongside their American counterparts before heading out to help fight the wildfires plaguing Southern California.</text:p>
      <text:p text:style-name="P17"><text:soft-page-break/></text:p>
      <text:p text:style-name="P17">The group is made up of military specialists, including doctors, engineers and search and rescue personnel, as well as a group of firefighters from Mexico's equivalent of the U.S. Forest Service.</text:p>
      <text:p text:style-name="P17"/>
      <text:p text:style-name="P17">2025-01-13T21:52:28</text:p>
      <text:p text:style-name="P17">-------</text:p>
      <text:p text:style-name="P17">Message from @reuters_news_agency</text:p>
      <text:p text:style-name="P17">Date and Time: 2025-01-14 02:15:45</text:p>
      <text:p text:style-name="P17">Link: https://t.me/c/1157324126/193728</text:p>
      <text:p text:style-name="P17">Text: Search underway in Peru for trapped workers at small gold mine</text:p>
      <text:p text:style-name="P17"/>
      <text:p text:style-name="P17">Rescue workers in northern Peru were searching for trapped miners at a small gold mine on Monday , after the mine was allegedly attacked by suspected illegal miners, a local mayor said.</text:p>
      <text:p text:style-name="P17"/>
      <text:p text:style-name="P17">Segundo Armas, mayor of the Pataz district in the region of La Libertad, said that as many as 17 miners could be trapped at the small remote mine which collapsed after it was attacked on Sunday by "possibly rival miners."</text:p>
      <text:p text:style-name="P17"/>
      <text:p text:style-name="P17">The mayor was unable to confirm how many workers had been able to escape.</text:p>
      <text:p text:style-name="P17"/>
      <text:p text:style-name="P17">"The area is difficult to access and we are trying to confirm the number of those trapped," Armas said, adding that cellular service does not reach the mine.</text:p>
      <text:p text:style-name="P17"/>
      <text:p text:style-name="P17">2025-01-14T00:28:19</text:p>
      <text:p text:style-name="P17">-------</text:p>
      <text:p text:style-name="P17">Message from @tassagency_en</text:p>
      <text:p text:style-name="P17">Date and Time: 2025-01-14 07:43:12</text:p>
      <text:p text:style-name="P17">Link: https://t.me/c/1654562332/44212</text:p>
      <text:p text:style-name="P17">Text: ▶️ Economic losses from wildlife fires raging in the Los Angeles County of California are over $250 bln, AccuWeather reported.</text:p>
      <text:p text:style-name="P17"/>
      <text:p text:style-name="P17">"These fast-moving, wind-driven infernos have created one of the costliest wildfire disasters in modern US history,” said AccuWeather Chief Meteorologist Jonathan Porter. </text:p>
      <text:p text:style-name="P17"/>
      <text:p text:style-name="P17">The devastation left behind is heartbreaking, and the economic toll is staggering, the expert added.</text:p>
      <text:p text:style-name="P17"/>
      <text:p text:style-name="P17">Video: TASS/ALERTCalifornia/UC San Diego</text:p>
      <text:p text:style-name="P17">-------</text:p>
      <text:p text:style-name="P17">Message from @tassagency_en</text:p>
      <text:p text:style-name="P17">Date and Time: 2025-01-14 09:28:12</text:p>
      <text:p text:style-name="P17">Link: https://t.me/c/1654562332/44217</text:p>
      <text:p text:style-name="P17">Text: The scale of devastations from wildfires in California is above the damage from a nuclear strike, US President-elect Donald Trump said. <text:s/>The death toll might noticeably grow subsequently, he added.</text:p>
      <text:p text:style-name="P17">-------</text:p>
      <text:p text:style-name="P17">Message from @reuters_news_agency</text:p>
      <text:p text:style-name="P17">Date and Time: 2025-01-14 10:14:52</text:p>
      <text:p text:style-name="P17">Link: https://t.me/c/1157324126/193737</text:p>
      <text:p text:style-name="P17">Text: Benin festival seeks to dispel voodoo stereotypes</text:p>
      <text:p text:style-name="P17"/>
      <text:p text:style-name="P17"><text:soft-page-break/>Modeste Zinsou, manager of Benin's Python Temple, gently drapes a live snake around a visitor's neck at the country's annual voodoo festival, as spectators learn about the reptiles' sacred connection to voodoo spirituality.</text:p>
      <text:p text:style-name="P17"/>
      <text:p text:style-name="P17">Practitioners like Zinsou seek to combat negative stereotypes of voodoo, a 500-year-old religion that celebrates a rich pantheon of deities and spirits.</text:p>
      <text:p text:style-name="P17"/>
      <text:p text:style-name="P17">"Stop saying that voodoo is about dolls. Voodoo is spirituality. Voodoo is you, it's me. It's the air we breathe. It's the four elements, as we say: water, air, fire, and earth," Zinsou said.</text:p>
      <text:p text:style-name="P17"/>
      <text:p text:style-name="P17">Every January, the festival Vodun Days draws tourists and worshippers to the small Atlantic coast town of Ouidah, offering a varied programme of ceremonies, concerts and exhibitions.</text:p>
      <text:p text:style-name="P17"/>
      <text:p text:style-name="P17">2025-01-14T07:04:50</text:p>
      <text:p text:style-name="P17">-------</text:p>
      <text:p text:style-name="P17">Message from @reuters_news_agency</text:p>
      <text:p text:style-name="P17">Date and Time: 2025-01-14 18:38:05</text:p>
      <text:p text:style-name="P17">Link: https://t.me/c/1157324126/193806</text:p>
      <text:p text:style-name="P17">Text: Trump's Pentagon nominee Pete Hegseth slammed over remarks on women</text:p>
      <text:p text:style-name="P17"/>
      <text:p text:style-name="P17">President-elect Donald Trump's pick to lead the Pentagon, Pete Hegseth, came under fire during his confirmation hearing on Tuesday as Democrats railed against him and voiced deep concern about his inexperience, alleged drunkenness and past opposition to women in combat.</text:p>
      <text:p text:style-name="P17"/>
      <text:p text:style-name="P17">2025-01-14T11:13:26</text:p>
      <text:p text:style-name="P17">-------</text:p>
      <text:p text:style-name="P17">Message from @tassagency_en</text:p>
      <text:p text:style-name="P17">Date and Time: 2025-01-15 09:29:58</text:p>
      <text:p text:style-name="P17">Link: https://t.me/c/1654562332/44275</text:p>
      <text:p text:style-name="P17">Text: ▶️ Two new wildfires have broken out in southern California, Axios reports.</text:p>
      <text:p text:style-name="P17"/>
      <text:p text:style-name="P17">Video: TASS/Reuters/Spectee/Cal Fire</text:p>
      <text:p text:style-name="P17">-------</text:p>
      <text:p text:style-name="P17"><text:s text:c="3"/>Output: Wildfires have been rapidly spreading across Los Angeles County, California, since early January 2025, causing significant devastation. As of January 13, at least 24 people have been confirmed dead, with the death toll expected to rise. Over 10,000 structures have been destroyed or damaged, and the fires have affected an area larger than Paris.</text:p>
      <text:p text:style-name="P17"/>
      <text:p text:style-name="P17">Evacuation orders are in place for approximately 180,000 residents, with another 200,000 under evacuation warnings. Critical areas impacted include Pacific Palisades and the Hollywood Hills. Economic losses are estimated between $52 billion and $250 billion, potentially making this the costliest wildfire disaster in U.S. history. Insured losses could reach up to $20 billion.</text:p>
      <text:p text:style-name="P17"/>
      <text:p text:style-name="P17">Efforts to combat the fires involve over 600 California National Guard members and support from 72 Mexican firefighters. Aerial firefighting operations are ongoing, utilizing a fleet of specialized aircraft. Firefighters face challenges due to shifting winds, low humidity, and difficult terrain. The cause of the wildfires is under investigation with FBI involvement.</text:p>
      <text:p text:style-name="P17"/>
      <text:p text:style-name="P17">Authorities continue to urge residents to comply with evacuation orders. The situation remains critical, with new fires emerging and existing ones only partially contained. The full extent of the damage is still being assessed, but the wildfires are among the most devastating in California's history.</text:p>
      <text:p text:style-name="P17"><text:soft-page-break/></text:p>
      <text:p text:style-name="P17"/>
      <text:p text:style-name="P17"/>
      <text:p text:style-name="P17"/>
      <text:p text:style-name="P17"/>
      <text:p text:style-name="P17">8. gpt-4o:</text:p>
      <text:p text:style-name="P17"/>
      <text:p text:style-name="P17"/>
      <text:p text:style-name="P17"/>
      <text:p text:style-name="P17"/>
      <text:p text:style-name="P17"><text:s text:c="3"/>Prompt: prompt3.txt</text:p>
      <text:p text:style-name="P17"><text:s text:c="3"/>Thematic: thematics1.txt</text:p>
      <text:p text:style-name="P17"/>
      <text:p text:style-name="P17"><text:s text:c="3"/>Input: Create a neutral text based on the summary of posts below. Focus on facts and a clear structure of the text. Avoid subjective judgments or emotional coloring. Highlight key data using simple and clear formulations. Text length: from 500 to 1000 characters.</text:p>
      <text:p text:style-name="P17">Example text structure: Description of the current situation. Brief presentation of statistics or key data. Clarification of the current status or consequences. Conclusion with a neutral assessment.</text:p>
      <text:p text:style-name="P17">Here is example post to inherit style:</text:p>
      <text:p text:style-name="P17">“While it’s a big day in Lebanon, an update on the LA fires is necessary.</text:p>
      <text:p text:style-name="P17"/>
      <text:p text:style-name="P17">They have gone from bad to worse. It’s a crazy sight.</text:p>
      <text:p text:style-name="P17"/>
      <text:p text:style-name="P17">Apart from leading to massive devastation in the Pacific Palisades area of the city, new fires have now broken out in the Hollywood Hills and Studio City.</text:p>
      <text:p text:style-name="P17"/>
      <text:p text:style-name="P17">The inferno has led to at least 5 deaths, 2000 structures destroyed, and $50 billion in damage.</text:p>
      <text:p text:style-name="P17"/>
      <text:p text:style-name="P17">These are happening in landmark areas in the city.</text:p>
      <text:p text:style-name="P17"/>
      <text:p text:style-name="P17">Many of these fires are still 0% contained.”</text:p>
      <text:p text:style-name="P17">Posts to summarize content during analysis:</text:p>
      <text:p text:style-name="P17">From 2025-01-06 15:38:54 to 2025-01-15 15:38:54</text:p>
      <text:p text:style-name="P17">Keywords: Los Angeles, California, LA, Fire, Flame, Palisades, wildfire</text:p>
      <text:p text:style-name="P17">Exclude words: Palestinian, Israel, Mali, Ukraine, Russia, shot, Korea, Tula, shooting, hit, India, murder, Cuban, Iranian, Moscow, France, Czech</text:p>
      <text:p text:style-name="P17">Channels: @CNNBrkNews, @nytimes, @reuters_news_agency, @tassagency_en</text:p>
      <text:p text:style-name="P17">Message from @tassagency_en</text:p>
      <text:p text:style-name="P17">Date and Time: 2025-01-08 09:29:17</text:p>
      <text:p text:style-name="P17">Link: https://t.me/c/1654562332/43890</text:p>
      <text:p text:style-name="P17">Text: US Vice President Kamala Harris' Los Angeles home has been placed within an evacuation zone due to a wildfire in California, NBC News reported.</text:p>
      <text:p text:style-name="P17"/>
      <text:p text:style-name="P17">The 350-square-meter house, located in an upscale Los Angeles neighborhood, was purchased in 2012 by Kamala Harris' husband, attorney Douglas Emhoff. Actress Gwyneth Paltrow and basketball star LeBron James are her neighbors. The four-bedroom home, which features a pool, is just a 10-minute walk from the Getty Museum. In 2024, the property was valued at $5 million.</text:p>
      <text:p text:style-name="P17"/>
      <text:p text:style-name="P17">Earlier reports from US media indicated that the California wildfire has spread over 740 acres and continues to grow.</text:p>
      <text:p text:style-name="P17">-------</text:p>
      <text:p text:style-name="P17">Message from @CNNBrkNews</text:p>
      <text:p text:style-name="P17"><text:soft-page-break/>Date and Time: 2025-01-08 17:02:42</text:p>
      <text:p text:style-name="P17">Link: https://t.me/c/1432836798/8060</text:p>
      <text:p text:style-name="P17">Text: CNN Breaking News (Twitter)</text:p>
      <text:p text:style-name="P17"/>
      <text:p text:style-name="P17">At least two people are dead and more than 1,100 structures destroyed as wildfires rage throughout the Los Angeles area. Follow live updates: cnn.it/3BPjGmn</text:p>
      <text:p text:style-name="P17">-------</text:p>
      <text:p text:style-name="P17">Message from @tassagency_en</text:p>
      <text:p text:style-name="P17">Date and Time: 2025-01-08 18:56:44</text:p>
      <text:p text:style-name="P17">Link: https://t.me/c/1654562332/43905</text:p>
      <text:p text:style-name="P17">Text: ▶️ Shots of a wildfire in California.</text:p>
      <text:p text:style-name="P17"/>
      <text:p text:style-name="P17">Video: TASS/Reuters/Spectee</text:p>
      <text:p text:style-name="P17">-------</text:p>
      <text:p text:style-name="P17">Message from @tassagency_en</text:p>
      <text:p text:style-name="P17">Date and Time: 2025-01-09 00:39:01</text:p>
      <text:p text:style-name="P17">Link: https://t.me/c/1654562332/43917</text:p>
      <text:p text:style-name="P17">Text: 📷 Five people were killed in the fires that broke out in Los Angeles County, California, Sheriff Robert Luna told ABC.</text:p>
      <text:p text:style-name="P17"/>
      <text:p text:style-name="P17">The total area of the fires has exceeded 10,000 hectares and continues to grow, according to the California fire department. </text:p>
      <text:p text:style-name="P17"/>
      <text:p text:style-name="P17">The fire has destroyed more than 1,000 buildings. According to forecasts of the AccuWeather consulting company, the damage and economic losses from the fire will range from $52 billion to $57 billion.</text:p>
      <text:p text:style-name="P17">-------</text:p>
      <text:p text:style-name="P17">Message from @CNNBrkNews</text:p>
      <text:p text:style-name="P17">Date and Time: 2025-01-09 02:33:21</text:p>
      <text:p text:style-name="P17">Link: https://t.me/c/1432836798/8063</text:p>
      <text:p text:style-name="P17">Text: ‌CNN Breaking News (Twitter)</text:p>
      <text:p text:style-name="P17"/>
      <text:p text:style-name="P17">At least 6 wildfires are burning across Los Angeles County. 5 people have been killed, and officials expect death toll to rise. </text:p>
      <text:p text:style-name="P17"/>
      <text:p text:style-name="P17">Follow live updates. cnn.it/4a97hWU</text:p>
      <text:p text:style-name="P17">-------</text:p>
      <text:p text:style-name="P17">Message from @tassagency_en</text:p>
      <text:p text:style-name="P17">Date and Time: 2025-01-09 08:38:16</text:p>
      <text:p text:style-name="P17">Link: https://t.me/c/1654562332/43942</text:p>
      <text:p text:style-name="P17">Text: What we know about wildfires in California:</text:p>
      <text:p text:style-name="P17"/>
      <text:p text:style-name="P17">▪️The total area of wildfires in Los Angeles has reached almost 11,000 hectares, California’s Department of Forestry and Fire Protection reported</text:p>
      <text:p text:style-name="P17"/>
      <text:p text:style-name="P17">▪️Over 175,000 people remain without power in Los Angeles</text:p>
      <text:p text:style-name="P17"/>
      <text:p text:style-name="P17">▪️Low humidity accompanied by straight-line winds continues in the area of wildfires, the number of which has risen to six, CNN reported</text:p>
      <text:p text:style-name="P17"/>
      <text:p text:style-name="P17">▪️According to the latest reports, five people have been confirmed dead</text:p>
      <text:p text:style-name="P17"/>
      <text:p text:style-name="P17"><text:soft-page-break/>▪️US President Joe Biden announced a major disaster declaration for California</text:p>
      <text:p text:style-name="P17"/>
      <text:p text:style-name="P17">▪️AccuWeather, a weather consulting firm, predicts the damage and economic losses from the wildfires will range from $52 billion to $57 billion</text:p>
      <text:p text:style-name="P17"/>
      <text:p text:style-name="P17">▪️US President-elect Donald Trump has called for the resignation of California’s Governor Gavin Newsom, holding him responsible for the situation</text:p>
      <text:p text:style-name="P17"/>
      <text:p text:style-name="P17">Video: TASS/Reuters/@ 3_di.chi/Erica Americaa</text:p>
      <text:p text:style-name="P17">-------</text:p>
      <text:p text:style-name="P17">Message from @tassagency_en</text:p>
      <text:p text:style-name="P17">Date and Time: 2025-01-09 15:31:57</text:p>
      <text:p text:style-name="P17">Link: https://t.me/c/1654562332/43957</text:p>
      <text:p text:style-name="P17">Text: 📹 Los Angeles continues its struggle against wildfires. </text:p>
      <text:p text:style-name="P17"/>
      <text:p text:style-name="P17"/>
      <text:p text:style-name="P17">Video: TASS/Chris Long</text:p>
      <text:p text:style-name="P17">-------</text:p>
      <text:p text:style-name="P17">Message from @tassagency_en</text:p>
      <text:p text:style-name="P17">Date and Time: 2025-01-09 19:05:57</text:p>
      <text:p text:style-name="P17">Link: https://t.me/c/1654562332/43975</text:p>
      <text:p text:style-name="P17">Text: ❗️Insurers may lose $20 bln from fires in California as the total damage stands at $50 bln, The Financial Times reports.</text:p>
      <text:p text:style-name="P17">-------</text:p>
      <text:p text:style-name="P17">Message from @tassagency_en</text:p>
      <text:p text:style-name="P17">Date and Time: 2025-01-09 19:21:37</text:p>
      <text:p text:style-name="P17">Link: https://t.me/c/1654562332/43976</text:p>
      <text:p text:style-name="P17">Text: Tens of thousands of residents have been told to evacuate wildfire-affected areas of Los Angeles, County Sheriff Robert Luna has told reporters.</text:p>
      <text:p text:style-name="P17"/>
      <text:p text:style-name="P17">“That's nearly 180,000 people in Los Angeles County that are currently under evacuation orders, with another close to 200,000 residents that are under evacuation warnings. I cannot emphasize enough that I urge residents that are asked to evacuate to follow our warnings,” he said. About two dozen looters have been arrested since the disaster broke out, the official said.</text:p>
      <text:p text:style-name="P17"/>
      <text:p text:style-name="P17">According to latest reports, five major wildfires are raging in Los Angeles County, with flames engulfing a total of almost 29,000 acres of land. Only two of the wildfires have been partially contained. Over 1,000 buildings have been destroyed as a result of the fires, including some in the city's most posh districts. Among the celebrities who lost their estates due to the wildfires are Hunter Biden, the son of the outgoing US president, as well as actress and model Paris Hilton.</text:p>
      <text:p text:style-name="P17">-------</text:p>
      <text:p text:style-name="P17">Message from @CNNBrkNews</text:p>
      <text:p text:style-name="P17">Date and Time: 2025-01-09 23:10:59</text:p>
      <text:p text:style-name="P17">Link: https://t.me/c/1432836798/8068</text:p>
      <text:p text:style-name="P17">Text: ‌CNN Breaking News (Twitter)</text:p>
      <text:p text:style-name="P17"/>
      <text:p text:style-name="P17">Officials have confirmed a sixth death in the Los Angeles wildfires, but warn that it is unclear where the true death toll stands.</text:p>
      <text:p text:style-name="P17"/>
      <text:p text:style-name="P17">Follow live updates. cnn.it/40vH8NR</text:p>
      <text:p text:style-name="P17">-------</text:p>
      <text:p text:style-name="P17">Message from @tassagency_en</text:p>
      <text:p text:style-name="P17"><text:soft-page-break/>Date and Time: 2025-01-10 02:14:01</text:p>
      <text:p text:style-name="P17">Link: https://t.me/c/1654562332/43997</text:p>
      <text:p text:style-name="P17">Text: 📷 US President Joe Biden described the wildfires in California as the worst ever in that state.</text:p>
      <text:p text:style-name="P17"/>
      <text:p text:style-name="P17">"This is the most widespread, devastating fire in California's history," Biden said on Thursday.</text:p>
      <text:p text:style-name="P17"/>
      <text:p text:style-name="P17">The death toll from the fires that are ravaging Los Angeles County has increased to six, CNN reported.</text:p>
      <text:p text:style-name="P17">-------</text:p>
      <text:p text:style-name="P17">Message from @tassagency_en</text:p>
      <text:p text:style-name="P17">Date and Time: 2025-01-10 10:34:22</text:p>
      <text:p text:style-name="P17">Link: https://t.me/c/1654562332/44014</text:p>
      <text:p text:style-name="P17">Text: ▶️ Los Angeles will impose a curfew due to the wildfires, the county sheriff told the Los Angeles Times newspaper. </text:p>
      <text:p text:style-name="P17"/>
      <text:p text:style-name="P17">Video: TASS/Reuters</text:p>
      <text:p text:style-name="P17">-------</text:p>
      <text:p text:style-name="P17">Message from @tassagency_en</text:p>
      <text:p text:style-name="P17">Date and Time: 2025-01-10 14:11:13</text:p>
      <text:p text:style-name="P17">Link: https://t.me/c/1654562332/44024</text:p>
      <text:p text:style-name="P17">Text: ▶️ Real property owners may sustain losses up to $315 bln due to the fire in California, Nika Estate realty agency told TASS.</text:p>
      <text:p text:style-name="P17"/>
      <text:p text:style-name="P17">Video: TASS/Reuters/Cover Media</text:p>
      <text:p text:style-name="P17">-------</text:p>
      <text:p text:style-name="P17">Message from @tassagency_en</text:p>
      <text:p text:style-name="P17">Date and Time: 2025-01-10 16:27:03</text:p>
      <text:p text:style-name="P17">Link: https://t.me/c/1654562332/44034</text:p>
      <text:p text:style-name="P17">Text: ▶️ About 600 servicemembers of the California National Guard will help fight wildfires, Governor Gavin Newsom said.</text:p>
      <text:p text:style-name="P17"/>
      <text:p text:style-name="P17">Video: TASS/Reuters/Anadolu Agency</text:p>
      <text:p text:style-name="P17">-------</text:p>
      <text:p text:style-name="P17">Message from @tassagency_en</text:p>
      <text:p text:style-name="P17">Date and Time: 2025-01-10 16:56:36</text:p>
      <text:p text:style-name="P17">Link: https://t.me/c/1654562332/44036</text:p>
      <text:p text:style-name="P17">Text: 📷 A Roscosmos cosmonaut shares photos of the fires raging in Los Angeles from orbit.</text:p>
      <text:p text:style-name="P17"/>
      <text:p text:style-name="P17">Photo: Roscosmos cosmonaut Alexander Gorbunov</text:p>
      <text:p text:style-name="P17"/>
      <text:p text:style-name="P17">#TASSonISS</text:p>
      <text:p text:style-name="P17">-------</text:p>
      <text:p text:style-name="P17">Message from @reuters_news_agency</text:p>
      <text:p text:style-name="P17">Date and Time: 2025-01-10 18:08:44</text:p>
      <text:p text:style-name="P17">Link: https://t.me/c/1157324126/193474</text:p>
      <text:p text:style-name="P17">Text: How California fights fires from the skies</text:p>
      <text:p text:style-name="P17"/>
      <text:p text:style-name="P17">Cal Fire has its own fleet of aircraft operating from 14 airfields and 11 helicopter bases across the state that can reach most fires within about 20 minutes. The three main components of the fleet are tactical planes, airtankers and helicopters. All have specific roles but work together as a unit to combat fires.[Media]Map showing multiple flight paths of firefighting aircraft around the Palisades Fire in Los Angeles.</text:p>
      <text:p text:style-name="P17"><text:soft-page-break/></text:p>
      <text:p text:style-name="P17">2025-01-10T17:05:57</text:p>
      <text:p text:style-name="P17">-------</text:p>
      <text:p text:style-name="P17">Message from @tassagency_en</text:p>
      <text:p text:style-name="P17">Date and Time: 2025-01-11 06:27:16</text:p>
      <text:p text:style-name="P17">Link: https://t.me/c/1654562332/44071</text:p>
      <text:p text:style-name="P17">Text: At least 11 people have died as a result of the fires in Los Angeles County, California, CNN reported.</text:p>
      <text:p text:style-name="P17"/>
      <text:p text:style-name="P17">According to the report, five people died in the Palisades fire zone, and six more – in the Eaton fire zone.</text:p>
      <text:p text:style-name="P17"/>
      <text:p text:style-name="P17">Currently, six wildfires are raging in Los Angeles County, covering a total area of 15,200 hectares. The two largest fires – Eaton and Palisades – have been contained by only 3% and 8%, respectively.</text:p>
      <text:p text:style-name="P17">-------</text:p>
      <text:p text:style-name="P17">Message from @tassagency_en</text:p>
      <text:p text:style-name="P17">Date and Time: 2025-01-11 07:24:20</text:p>
      <text:p text:style-name="P17">Link: https://t.me/c/1654562332/44073</text:p>
      <text:p text:style-name="P17">Text: 📷 TASS special correspondent, Roscosmos cosmonaut Ivan Vagner photographed the fires in California from the ISS.</text:p>
      <text:p text:style-name="P17"/>
      <text:p text:style-name="P17">Photo: Ivan Vagner / Roscosmos/ TASS</text:p>
      <text:p text:style-name="P17"/>
      <text:p text:style-name="P17">#TASSonISS</text:p>
      <text:p text:style-name="P17">-------</text:p>
      <text:p text:style-name="P17">Message from @reuters_news_agency</text:p>
      <text:p text:style-name="P17">Date and Time: 2025-01-11 10:09:38</text:p>
      <text:p text:style-name="P17">Link: https://t.me/c/1157324126/193505</text:p>
      <text:p text:style-name="P17">Text: Hollywood celebrities clear their closets for fire aid</text:p>
      <text:p text:style-name="P17"/>
      <text:p text:style-name="P17">When wildfires destroyed parts of Los Angeles this week, real estate agent Jenna Cooper started asking friends for clothing and other items to help people in need.</text:p>
      <text:p text:style-name="P17"/>
      <text:p text:style-name="P17">Her request spread quickly through a network of powerful women. Actors including Sharon Stone and Halle Berry responded, providing sweaters, shoes, clothing, handbags, belts, pajamas and more pulled from their own collections.</text:p>
      <text:p text:style-name="P17"/>
      <text:p text:style-name="P17">"I'm packing up my entire closet," Berry wrote on Instagram. "If you live in the Southern California area, I urge you to do the same. This is something we can do right now."</text:p>
      <text:p text:style-name="P17"/>
      <text:p text:style-name="P17">2025-01-11T04:49:19</text:p>
      <text:p text:style-name="P17">-------</text:p>
      <text:p text:style-name="P17">Message from @tassagency_en</text:p>
      <text:p text:style-name="P17">Date and Time: 2025-01-11 17:40:49</text:p>
      <text:p text:style-name="P17">Link: https://t.me/c/1654562332/44095</text:p>
      <text:p text:style-name="P17">Text: ❗️The evacuation orders in the Los Angeles area, which experiences several severe wildfires, cover approximately 153,000 people, Los Angeles County Sheriff Robert Luna announced during a press conference.</text:p>
      <text:p text:style-name="P17"/>
      <text:p text:style-name="P17">According to the sheriff, potential evacuation notification remains active for 166,000 people. He added that fire still poses a threat for 57,000 buildings and noted that the cause of wildfires is being investigated with FBI's involvement.</text:p>
      <text:p text:style-name="P17"><text:soft-page-break/></text:p>
      <text:p text:style-name="P17">He confirmed that at least 11 people were killed in the wildfires, while 13 people are missing.</text:p>
      <text:p text:style-name="P17">-------</text:p>
      <text:p text:style-name="P17">Message from @reuters_news_agency</text:p>
      <text:p text:style-name="P17">Date and Time: 2025-01-11 18:11:10</text:p>
      <text:p text:style-name="P17">Link: https://t.me/c/1157324126/193526</text:p>
      <text:p text:style-name="P17">Text: Los Angeles wildfire switches direction, posing new threat</text:p>
      <text:p text:style-name="P17"/>
      <text:p text:style-name="P17">The largest of the raging wildfires that have devastated parts of Los Angeles this week was reported to have shifted direction on Saturday, triggering more evacuation orders and posing a new challenge to exhausted firefighters.</text:p>
      <text:p text:style-name="P17"/>
      <text:p text:style-name="P17">Six simultaneous blazes that have ripped across Los Angeles County neighborhoods since Tuesday have killed at least 11 people and damaged or destroyed 10,000 structures. The toll is expected to mount when firefighters are able to conduct house-to-house searches.</text:p>
      <text:p text:style-name="P17"/>
      <text:p text:style-name="P17">2025-01-10T12:20:30</text:p>
      <text:p text:style-name="P17">-------</text:p>
      <text:p text:style-name="P17">Message from @tassagency_en</text:p>
      <text:p text:style-name="P17">Date and Time: 2025-01-12 00:53:42</text:p>
      <text:p text:style-name="P17">Link: https://t.me/c/1654562332/44103</text:p>
      <text:p text:style-name="P17">Text: At least 13 people have died as a result of fires that rage in Los Angeles County, California, NBC reported.</text:p>
      <text:p text:style-name="P17"/>
      <text:p text:style-name="P17">According to the broadcaster, eight people died in the Eaton fire area, while another five lost their lives in Palisades. Earlier, County Sheriff Robert Luna reported 11 fatalities and 13 people missing.</text:p>
      <text:p text:style-name="P17">-------</text:p>
      <text:p text:style-name="P17">Message from @reuters_news_agency</text:p>
      <text:p text:style-name="P17">Date and Time: 2025-01-12 02:11:02</text:p>
      <text:p text:style-name="P17">Link: https://t.me/c/1157324126/193550</text:p>
      <text:p text:style-name="P17">Text: See Pacific Palisades before and after the devastating Los Angeles fires</text:p>
      <text:p text:style-name="P17"/>
      <text:p text:style-name="P17">Before one of the most destructive fires in California history swept through, the Pacific Palisades neighborhood on Los Angeles' west side was filled with expensive homes fronted by green, well-tended landscaping and popular boutiques and cafes.</text:p>
      <text:p text:style-name="P17"/>
      <text:p text:style-name="P17">This week, the Palisades Fire leveled much of it to blackened rubble. To see what has been lost, a Reuters video journalist visited the neighborhood on Friday to retrace the path taken by a YouTube travel influencer couple who made a video last year of a walking tour, which is being reproduced with their permission.</text:p>
      <text:p text:style-name="P17"/>
      <text:p text:style-name="P17">2025-01-11T20:21:16</text:p>
      <text:p text:style-name="P17">-------</text:p>
      <text:p text:style-name="P17">Message from @reuters_news_agency</text:p>
      <text:p text:style-name="P17">Date and Time: 2025-01-12 05:51:26</text:p>
      <text:p text:style-name="P17">Link: https://t.me/c/1157324126/193565</text:p>
      <text:p text:style-name="P17">Text: Animal rescuers care for LA fire evacuees - dogs, donkeys, horses</text:p>
      <text:p text:style-name="P17"/>
      <text:p text:style-name="P17">The pitbull mix arrived at Pasadena Humane covered in ash, his paw pads ulcerated from walking on fire debris, his lungs choked with smoke. A good Samaritan found the dog lying in rubble in Altadena, wrapped him in a blanket and brought him to the shelter.</text:p>
      <text:p text:style-name="P17"/>
      <text:p text:style-name="P17"><text:soft-page-break/>Still too weak to walk Saturday, Canela was reunited with his owner - thanks to CNN’s coverage of the act of kindness. The injured pet continues to receive medical treatment and is one of more than 400 animals that have arrived at the Pasadena facility since the Southern California wildfires began last Tuesday.</text:p>
      <text:p text:style-name="P17"/>
      <text:p text:style-name="P17">2025-01-12T01:51:01</text:p>
      <text:p text:style-name="P17">-------</text:p>
      <text:p text:style-name="P17">Message from @CNNBrkNews</text:p>
      <text:p text:style-name="P17">Date and Time: 2025-01-12 17:10:47</text:p>
      <text:p text:style-name="P17">Link: https://t.me/c/1432836798/8080</text:p>
      <text:p text:style-name="P17">Text: ‌CNN Breaking News (Twitter)</text:p>
      <text:p text:style-name="P17"/>
      <text:p text:style-name="P17">Fire chief warns of "very high" fire threat as shifting conditions make it tricky for firefighters to get Los Angeles blazes fully contained. </text:p>
      <text:p text:style-name="P17"/>
      <text:p text:style-name="P17">Follow live updates. cnn.it/4aflH80</text:p>
      <text:p text:style-name="P17">-------</text:p>
      <text:p text:style-name="P17">Message from @reuters_news_agency</text:p>
      <text:p text:style-name="P17">Date and Time: 2025-01-12 18:12:39</text:p>
      <text:p text:style-name="P17">Link: https://t.me/c/1157324126/193606</text:p>
      <text:p text:style-name="P17">Text: Neighborhoods under threat as Los Angeles Palisades fire rages on</text:p>
      <text:p text:style-name="P17"/>
      <text:p text:style-name="P17">Firefighters were slowly making progress in their battle to contain the inferno that has burned wide areas of Los Angeles' Pacific Palisades neighborhood to the ground, but spreading flames and strong winds still threatened communities in the populous San Fernando Valley on Sunday.</text:p>
      <text:p text:style-name="P17"/>
      <text:p text:style-name="P17">Aircraft dropped water and fire retardant on steep hills to stem the eastward spread of the Palisades Fire and KTLA television reported that ground crews had managed to save a number of houses, although others were lost.</text:p>
      <text:p text:style-name="P17"/>
      <text:p text:style-name="P17">"LA County had another night of unimaginable terror and heartbreak," Los Angeles County Supervisor Lindsey Horvath said.</text:p>
      <text:p text:style-name="P17"/>
      <text:p text:style-name="P17">2025-01-12T13:45:21</text:p>
      <text:p text:style-name="P17">-------</text:p>
      <text:p text:style-name="P17">Message from @reuters_news_agency</text:p>
      <text:p text:style-name="P17">Date and Time: 2025-01-12 18:12:56</text:p>
      <text:p text:style-name="P17">Link: https://t.me/c/1157324126/193617</text:p>
      <text:p text:style-name="P17">Text: LA Fires Updates: US military ready to respond</text:p>
      <text:p text:style-name="P17"/>
      <text:p text:style-name="P17">The flames have reduced whole neighborhoods to ruins.[Media]Pacific Palisades. REUTERS/David Ryder</text:p>
      <text:p text:style-name="P17"/>
      <text:p text:style-name="P17">2025-01-12T14:57:57</text:p>
      <text:p text:style-name="P17">-------</text:p>
      <text:p text:style-name="P17">Message from @CNNBrkNews</text:p>
      <text:p text:style-name="P17">Date and Time: 2025-01-13 01:55:22</text:p>
      <text:p text:style-name="P17">Link: https://t.me/c/1432836798/8081</text:p>
      <text:p text:style-name="P17">Text: ‌CNN Breaking News (Twitter)</text:p>
      <text:p text:style-name="P17"/>
      <text:p text:style-name="P17">Death toll in Los Angeles wildfires climbs to at least 24. Rising winds are expected to complicate firefighting efforts over the next few days. cnn.it/4hbTQYv</text:p>
      <text:p text:style-name="P17"><text:soft-page-break/>-------</text:p>
      <text:p text:style-name="P17">Message from @tassagency_en</text:p>
      <text:p text:style-name="P17">Date and Time: 2025-01-13 17:37:14</text:p>
      <text:p text:style-name="P17">Link: https://t.me/c/1654562332/44178</text:p>
      <text:p text:style-name="P17">Text: Fires in California have affected an area larger than Paris, the California Department of Forestry and Fire Protection reported.</text:p>
      <text:p text:style-name="P17">-------</text:p>
      <text:p text:style-name="P17">Message from @reuters_news_agency</text:p>
      <text:p text:style-name="P17">Date and Time: 2025-01-13 18:14:19</text:p>
      <text:p text:style-name="P17">Link: https://t.me/c/1157324126/193683</text:p>
      <text:p text:style-name="P17">Text: LA blaze damage likely to be largest wildfire insured loss in US history</text:p>
      <text:p text:style-name="P17"/>
      <text:p text:style-name="P17">The Los Angeles wildfires, which have reduced entire neighborhoods to smoldering ruins and left an apocalyptic landscape, could become the costliest wildfires in U.S. history in terms of insured losses if analysts' estimates of up to $20 billion materialize.</text:p>
      <text:p text:style-name="P17"/>
      <text:p text:style-name="P17">Dangerously high winds were expected to resume on Monday in Los Angeles, potentially hampering efforts to extinguish two stubborn wildfires that have claimed the lives of at least two dozen people.</text:p>
      <text:p text:style-name="P17"/>
      <text:p text:style-name="P17">2025-01-13T17:35:48</text:p>
      <text:p text:style-name="P17">-------</text:p>
      <text:p text:style-name="P17">Message from @reuters_news_agency</text:p>
      <text:p text:style-name="P17">Date and Time: 2025-01-14 02:15:14</text:p>
      <text:p text:style-name="P17">Link: https://t.me/c/1157324126/193712</text:p>
      <text:p text:style-name="P17">Text: Mexican firefighters prepare to do battle with LA fires</text:p>
      <text:p text:style-name="P17"/>
      <text:p text:style-name="P17">A contingent of 72 Mexican firefighters received a briefing from U.S. fire officials on Monday alongside their American counterparts before heading out to help fight the wildfires plaguing Southern California.</text:p>
      <text:p text:style-name="P17"/>
      <text:p text:style-name="P17">The group is made up of military specialists, including doctors, engineers and search and rescue personnel, as well as a group of firefighters from Mexico's equivalent of the U.S. Forest Service.</text:p>
      <text:p text:style-name="P17"/>
      <text:p text:style-name="P17">2025-01-13T21:52:28</text:p>
      <text:p text:style-name="P17">-------</text:p>
      <text:p text:style-name="P17">Message from @reuters_news_agency</text:p>
      <text:p text:style-name="P17">Date and Time: 2025-01-14 02:15:45</text:p>
      <text:p text:style-name="P17">Link: https://t.me/c/1157324126/193728</text:p>
      <text:p text:style-name="P17">Text: Search underway in Peru for trapped workers at small gold mine</text:p>
      <text:p text:style-name="P17"/>
      <text:p text:style-name="P17">Rescue workers in northern Peru were searching for trapped miners at a small gold mine on Monday , after the mine was allegedly attacked by suspected illegal miners, a local mayor said.</text:p>
      <text:p text:style-name="P17"/>
      <text:p text:style-name="P17">Segundo Armas, mayor of the Pataz district in the region of La Libertad, said that as many as 17 miners could be trapped at the small remote mine which collapsed after it was attacked on Sunday by "possibly rival miners."</text:p>
      <text:p text:style-name="P17"/>
      <text:p text:style-name="P17">The mayor was unable to confirm how many workers had been able to escape.</text:p>
      <text:p text:style-name="P17"/>
      <text:p text:style-name="P17">"The area is difficult to access and we are trying to confirm the number of those trapped," Armas said, adding that cellular service does not reach the mine.</text:p>
      <text:p text:style-name="P17"><text:soft-page-break/></text:p>
      <text:p text:style-name="P17">2025-01-14T00:28:19</text:p>
      <text:p text:style-name="P17">-------</text:p>
      <text:p text:style-name="P17">Message from @tassagency_en</text:p>
      <text:p text:style-name="P17">Date and Time: 2025-01-14 07:43:12</text:p>
      <text:p text:style-name="P17">Link: https://t.me/c/1654562332/44212</text:p>
      <text:p text:style-name="P17">Text: ▶️ Economic losses from wildlife fires raging in the Los Angeles County of California are over $250 bln, AccuWeather reported.</text:p>
      <text:p text:style-name="P17"/>
      <text:p text:style-name="P17">"These fast-moving, wind-driven infernos have created one of the costliest wildfire disasters in modern US history,” said AccuWeather Chief Meteorologist Jonathan Porter. </text:p>
      <text:p text:style-name="P17"/>
      <text:p text:style-name="P17">The devastation left behind is heartbreaking, and the economic toll is staggering, the expert added.</text:p>
      <text:p text:style-name="P17"/>
      <text:p text:style-name="P17">Video: TASS/ALERTCalifornia/UC San Diego</text:p>
      <text:p text:style-name="P17">-------</text:p>
      <text:p text:style-name="P17">Message from @tassagency_en</text:p>
      <text:p text:style-name="P17">Date and Time: 2025-01-14 09:28:12</text:p>
      <text:p text:style-name="P17">Link: https://t.me/c/1654562332/44217</text:p>
      <text:p text:style-name="P17">Text: The scale of devastations from wildfires in California is above the damage from a nuclear strike, US President-elect Donald Trump said. <text:s/>The death toll might noticeably grow subsequently, he added.</text:p>
      <text:p text:style-name="P17">-------</text:p>
      <text:p text:style-name="P17">Message from @reuters_news_agency</text:p>
      <text:p text:style-name="P17">Date and Time: 2025-01-14 10:14:52</text:p>
      <text:p text:style-name="P17">Link: https://t.me/c/1157324126/193737</text:p>
      <text:p text:style-name="P17">Text: Benin festival seeks to dispel voodoo stereotypes</text:p>
      <text:p text:style-name="P17"/>
      <text:p text:style-name="P17">Modeste Zinsou, manager of Benin's Python Temple, gently drapes a live snake around a visitor's neck at the country's annual voodoo festival, as spectators learn about the reptiles' sacred connection to voodoo spirituality.</text:p>
      <text:p text:style-name="P17"/>
      <text:p text:style-name="P17">Practitioners like Zinsou seek to combat negative stereotypes of voodoo, a 500-year-old religion that celebrates a rich pantheon of deities and spirits.</text:p>
      <text:p text:style-name="P17"/>
      <text:p text:style-name="P17">"Stop saying that voodoo is about dolls. Voodoo is spirituality. Voodoo is you, it's me. It's the air we breathe. It's the four elements, as we say: water, air, fire, and earth," Zinsou said.</text:p>
      <text:p text:style-name="P17"/>
      <text:p text:style-name="P17">Every January, the festival Vodun Days draws tourists and worshippers to the small Atlantic coast town of Ouidah, offering a varied programme of ceremonies, concerts and exhibitions.</text:p>
      <text:p text:style-name="P17"/>
      <text:p text:style-name="P17">2025-01-14T07:04:50</text:p>
      <text:p text:style-name="P17">-------</text:p>
      <text:p text:style-name="P17">Message from @reuters_news_agency</text:p>
      <text:p text:style-name="P17">Date and Time: 2025-01-14 18:38:05</text:p>
      <text:p text:style-name="P17">Link: https://t.me/c/1157324126/193806</text:p>
      <text:p text:style-name="P17">Text: Trump's Pentagon nominee Pete Hegseth slammed over remarks on women</text:p>
      <text:p text:style-name="P17"/>
      <text:p text:style-name="P17">President-elect Donald Trump's pick to lead the Pentagon, Pete Hegseth, came under fire during his confirmation hearing on Tuesday as Democrats railed against him and voiced deep concern about his inexperience, alleged drunkenness and past opposition to women in combat.</text:p>
      <text:p text:style-name="P17"/>
      <text:p text:style-name="P17"><text:soft-page-break/>2025-01-14T11:13:26</text:p>
      <text:p text:style-name="P17">-------</text:p>
      <text:p text:style-name="P17">Message from @tassagency_en</text:p>
      <text:p text:style-name="P17">Date and Time: 2025-01-15 09:29:58</text:p>
      <text:p text:style-name="P17">Link: https://t.me/c/1654562332/44275</text:p>
      <text:p text:style-name="P17">Text: ▶️ Two new wildfires have broken out in southern California, Axios reports.</text:p>
      <text:p text:style-name="P17"/>
      <text:p text:style-name="P17">Video: TASS/Reuters/Spectee/Cal Fire</text:p>
      <text:p text:style-name="P17">-------</text:p>
      <text:p text:style-name="P17"><text:s text:c="3"/>Output: The current situation in Los Angeles, California, is marked by multiple wildfires, presenting significant challenges for the region. Over the past week, wildfires have ravaged Los Angeles County, affecting residential areas and leading to substantial losses. As of the latest reports, at least 24 people have died due to the fires. The total affected area has expanded to over 15,200 hectares, with at least six major wildfires active in the region.</text:p>
      <text:p text:style-name="P17"/>
      <text:p text:style-name="P17">The consequences are dire, with more than 10,000 structures destroyed, and economic losses projected to be between $52 billion and $57 billion, according to AccuWeather forecasts. Additionally, approximately 180,000 residents have been advised to evacuate areas under threat. Insurers estimate potential claims could reach up to $20 billion, setting a precedent for one of the largest wildfire-related insured losses in U.S. history.</text:p>
      <text:p text:style-name="P17"/>
      <text:p text:style-name="P17">In response, national and international support has been mobilized, including 600 California National Guard members and 72 Mexican firefighters joining efforts. The Los Angeles wildfires continue, posing a severe threat as shifting winds complicate containment efforts. The full impact and recovery processes remain ongoing, with officials prioritizing safety and containment in their strategies.</text:p>
      <text:p text:style-name="P17"/>
      <text:p text:style-name="P17"/>
      <text:p text:style-name="P17"/>
      <text:p text:style-name="P17"/>
      <text:p text:style-name="P17"/>
      <text:p text:style-name="P17">9. o1-mini:</text:p>
      <text:p text:style-name="P17"/>
      <text:p text:style-name="P17"/>
      <text:p text:style-name="P17"/>
      <text:p text:style-name="P17"/>
      <text:p text:style-name="P17"><text:s text:c="3"/>Prompt: prompt3.txt</text:p>
      <text:p text:style-name="P17"><text:s text:c="3"/>Thematic: thematics1.txt</text:p>
      <text:p text:style-name="P17"/>
      <text:p text:style-name="P17"><text:s text:c="3"/>Input: Create a neutral text based on the summary of posts below. Focus on facts and a clear structure of the text. Avoid subjective judgments or emotional coloring. Highlight key data using simple and clear formulations. Text length: from 500 to 1000 characters.</text:p>
      <text:p text:style-name="P17">Example text structure: Description of the current situation. Brief presentation of statistics or key data. Clarification of the current status or consequences. Conclusion with a neutral assessment.</text:p>
      <text:p text:style-name="P17">Here is example post to inherit style:</text:p>
      <text:p text:style-name="P17">“While it’s a big day in Lebanon, an update on the LA fires is necessary.</text:p>
      <text:p text:style-name="P17"/>
      <text:p text:style-name="P17">They have gone from bad to worse. It’s a crazy sight.</text:p>
      <text:p text:style-name="P17"/>
      <text:p text:style-name="P17">Apart from leading to massive devastation in the Pacific Palisades area of the city, new fires have now broken out in the Hollywood Hills and Studio City.</text:p>
      <text:p text:style-name="P17"/>
      <text:p text:style-name="P17"><text:soft-page-break/>The inferno has led to at least 5 deaths, 2000 structures destroyed, and $50 billion in damage.</text:p>
      <text:p text:style-name="P17"/>
      <text:p text:style-name="P17">These are happening in landmark areas in the city.</text:p>
      <text:p text:style-name="P17"/>
      <text:p text:style-name="P17">Many of these fires are still 0% contained.”</text:p>
      <text:p text:style-name="P17">Posts to summarize content during analysis:</text:p>
      <text:p text:style-name="P17">From 2025-01-06 15:38:54 to 2025-01-15 15:38:54</text:p>
      <text:p text:style-name="P17">Keywords: Los Angeles, California, LA, Fire, Flame, Palisades, wildfire</text:p>
      <text:p text:style-name="P17">Exclude words: Palestinian, Israel, Mali, Ukraine, Russia, shot, Korea, Tula, shooting, hit, India, murder, Cuban, Iranian, Moscow, France, Czech</text:p>
      <text:p text:style-name="P17">Channels: @CNNBrkNews, @nytimes, @reuters_news_agency, @tassagency_en</text:p>
      <text:p text:style-name="P17">Message from @tassagency_en</text:p>
      <text:p text:style-name="P17">Date and Time: 2025-01-08 09:29:17</text:p>
      <text:p text:style-name="P17">Link: https://t.me/c/1654562332/43890</text:p>
      <text:p text:style-name="P17">Text: US Vice President Kamala Harris' Los Angeles home has been placed within an evacuation zone due to a wildfire in California, NBC News reported.</text:p>
      <text:p text:style-name="P17"/>
      <text:p text:style-name="P17">The 350-square-meter house, located in an upscale Los Angeles neighborhood, was purchased in 2012 by Kamala Harris' husband, attorney Douglas Emhoff. Actress Gwyneth Paltrow and basketball star LeBron James are her neighbors. The four-bedroom home, which features a pool, is just a 10-minute walk from the Getty Museum. In 2024, the property was valued at $5 million.</text:p>
      <text:p text:style-name="P17"/>
      <text:p text:style-name="P17">Earlier reports from US media indicated that the California wildfire has spread over 740 acres and continues to grow.</text:p>
      <text:p text:style-name="P17">-------</text:p>
      <text:p text:style-name="P17">Message from @CNNBrkNews</text:p>
      <text:p text:style-name="P17">Date and Time: 2025-01-08 17:02:42</text:p>
      <text:p text:style-name="P17">Link: https://t.me/c/1432836798/8060</text:p>
      <text:p text:style-name="P17">Text: CNN Breaking News (Twitter)</text:p>
      <text:p text:style-name="P17"/>
      <text:p text:style-name="P17">At least two people are dead and more than 1,100 structures destroyed as wildfires rage throughout the Los Angeles area. Follow live updates: cnn.it/3BPjGmn</text:p>
      <text:p text:style-name="P17">-------</text:p>
      <text:p text:style-name="P17">Message from @tassagency_en</text:p>
      <text:p text:style-name="P17">Date and Time: 2025-01-08 18:56:44</text:p>
      <text:p text:style-name="P17">Link: https://t.me/c/1654562332/43905</text:p>
      <text:p text:style-name="P17">Text: ▶️ Shots of a wildfire in California.</text:p>
      <text:p text:style-name="P17"/>
      <text:p text:style-name="P17">Video: TASS/Reuters/Spectee</text:p>
      <text:p text:style-name="P17">-------</text:p>
      <text:p text:style-name="P17">Message from @tassagency_en</text:p>
      <text:p text:style-name="P17">Date and Time: 2025-01-09 00:39:01</text:p>
      <text:p text:style-name="P17">Link: https://t.me/c/1654562332/43917</text:p>
      <text:p text:style-name="P17">Text: 📷 Five people were killed in the fires that broke out in Los Angeles County, California, Sheriff Robert Luna told ABC.</text:p>
      <text:p text:style-name="P17"/>
      <text:p text:style-name="P17">The total area of the fires has exceeded 10,000 hectares and continues to grow, according to the California fire department. </text:p>
      <text:p text:style-name="P17"/>
      <text:p text:style-name="P17">The fire has destroyed more than 1,000 buildings. According to forecasts of the AccuWeather consulting company, the damage and economic losses from the fire will range from $52 billion to $57 billion.</text:p>
      <text:p text:style-name="P17"><text:soft-page-break/>-------</text:p>
      <text:p text:style-name="P17">Message from @CNNBrkNews</text:p>
      <text:p text:style-name="P17">Date and Time: 2025-01-09 02:33:21</text:p>
      <text:p text:style-name="P17">Link: https://t.me/c/1432836798/8063</text:p>
      <text:p text:style-name="P17">Text: ‌CNN Breaking News (Twitter)</text:p>
      <text:p text:style-name="P17"/>
      <text:p text:style-name="P17">At least 6 wildfires are burning across Los Angeles County. 5 people have been killed, and officials expect death toll to rise. </text:p>
      <text:p text:style-name="P17"/>
      <text:p text:style-name="P17">Follow live updates. cnn.it/4a97hWU</text:p>
      <text:p text:style-name="P17">-------</text:p>
      <text:p text:style-name="P17">Message from @tassagency_en</text:p>
      <text:p text:style-name="P17">Date and Time: 2025-01-09 08:38:16</text:p>
      <text:p text:style-name="P17">Link: https://t.me/c/1654562332/43942</text:p>
      <text:p text:style-name="P17">Text: What we know about wildfires in California:</text:p>
      <text:p text:style-name="P17"/>
      <text:p text:style-name="P17">▪️The total area of wildfires in Los Angeles has reached almost 11,000 hectares, California’s Department of Forestry and Fire Protection reported</text:p>
      <text:p text:style-name="P17"/>
      <text:p text:style-name="P17">▪️Over 175,000 people remain without power in Los Angeles</text:p>
      <text:p text:style-name="P17"/>
      <text:p text:style-name="P17">▪️Low humidity accompanied by straight-line winds continues in the area of wildfires, the number of which has risen to six, CNN reported</text:p>
      <text:p text:style-name="P17"/>
      <text:p text:style-name="P17">▪️According to the latest reports, five people have been confirmed dead</text:p>
      <text:p text:style-name="P17"/>
      <text:p text:style-name="P17">▪️US President Joe Biden announced a major disaster declaration for California</text:p>
      <text:p text:style-name="P17"/>
      <text:p text:style-name="P17">▪️AccuWeather, a weather consulting firm, predicts the damage and economic losses from the wildfires will range from $52 billion to $57 billion</text:p>
      <text:p text:style-name="P17"/>
      <text:p text:style-name="P17">▪️US President-elect Donald Trump has called for the resignation of California’s Governor Gavin Newsom, holding him responsible for the situation</text:p>
      <text:p text:style-name="P17"/>
      <text:p text:style-name="P17">Video: TASS/Reuters/@ 3_di.chi/Erica Americaa</text:p>
      <text:p text:style-name="P17">-------</text:p>
      <text:p text:style-name="P17">Message from @tassagency_en</text:p>
      <text:p text:style-name="P17">Date and Time: 2025-01-09 15:31:57</text:p>
      <text:p text:style-name="P17">Link: https://t.me/c/1654562332/43957</text:p>
      <text:p text:style-name="P17">Text: 📹 Los Angeles continues its struggle against wildfires. </text:p>
      <text:p text:style-name="P17"/>
      <text:p text:style-name="P17"/>
      <text:p text:style-name="P17">Video: TASS/Chris Long</text:p>
      <text:p text:style-name="P17">-------</text:p>
      <text:p text:style-name="P17">Message from @tassagency_en</text:p>
      <text:p text:style-name="P17">Date and Time: 2025-01-09 19:05:57</text:p>
      <text:p text:style-name="P17">Link: https://t.me/c/1654562332/43975</text:p>
      <text:p text:style-name="P17">Text: ❗️Insurers may lose $20 bln from fires in California as the total damage stands at $50 bln, The Financial Times reports.</text:p>
      <text:p text:style-name="P17">-------</text:p>
      <text:p text:style-name="P17">Message from @tassagency_en</text:p>
      <text:p text:style-name="P17">Date and Time: 2025-01-09 19:21:37</text:p>
      <text:p text:style-name="P17"><text:soft-page-break/>Link: https://t.me/c/1654562332/43976</text:p>
      <text:p text:style-name="P17">Text: Tens of thousands of residents have been told to evacuate wildfire-affected areas of Los Angeles, County Sheriff Robert Luna has told reporters.</text:p>
      <text:p text:style-name="P17"/>
      <text:p text:style-name="P17">“That's nearly 180,000 people in Los Angeles County that are currently under evacuation orders, with another close to 200,000 residents that are under evacuation warnings. I cannot emphasize enough that I urge residents that are asked to evacuate to follow our warnings,” he said. About two dozen looters have been arrested since the disaster broke out, the official said.</text:p>
      <text:p text:style-name="P17"/>
      <text:p text:style-name="P17">According to latest reports, five major wildfires are raging in Los Angeles County, with flames engulfing a total of almost 29,000 acres of land. Only two of the wildfires have been partially contained. Over 1,000 buildings have been destroyed as a result of the fires, including some in the city's most posh districts. Among the celebrities who lost their estates due to the wildfires are Hunter Biden, the son of the outgoing US president, as well as actress and model Paris Hilton.</text:p>
      <text:p text:style-name="P17">-------</text:p>
      <text:p text:style-name="P17">Message from @CNNBrkNews</text:p>
      <text:p text:style-name="P17">Date and Time: 2025-01-09 23:10:59</text:p>
      <text:p text:style-name="P17">Link: https://t.me/c/1432836798/8068</text:p>
      <text:p text:style-name="P17">Text: ‌CNN Breaking News (Twitter)</text:p>
      <text:p text:style-name="P17"/>
      <text:p text:style-name="P17">Officials have confirmed a sixth death in the Los Angeles wildfires, but warn that it is unclear where the true death toll stands.</text:p>
      <text:p text:style-name="P17"/>
      <text:p text:style-name="P17">Follow live updates. cnn.it/40vH8NR</text:p>
      <text:p text:style-name="P17">-------</text:p>
      <text:p text:style-name="P17">Message from @tassagency_en</text:p>
      <text:p text:style-name="P17">Date and Time: 2025-01-10 02:14:01</text:p>
      <text:p text:style-name="P17">Link: https://t.me/c/1654562332/43997</text:p>
      <text:p text:style-name="P17">Text: 📷 US President Joe Biden described the wildfires in California as the worst ever in that state.</text:p>
      <text:p text:style-name="P17"/>
      <text:p text:style-name="P17">"This is the most widespread, devastating fire in California's history," Biden said on Thursday.</text:p>
      <text:p text:style-name="P17"/>
      <text:p text:style-name="P17">The death toll from the fires that are ravaging Los Angeles County has increased to six, CNN reported.</text:p>
      <text:p text:style-name="P17">-------</text:p>
      <text:p text:style-name="P17">Message from @tassagency_en</text:p>
      <text:p text:style-name="P17">Date and Time: 2025-01-10 10:34:22</text:p>
      <text:p text:style-name="P17">Link: https://t.me/c/1654562332/44014</text:p>
      <text:p text:style-name="P17">Text: ▶️ Los Angeles will impose a curfew due to the wildfires, the county sheriff told the Los Angeles Times newspaper. </text:p>
      <text:p text:style-name="P17"/>
      <text:p text:style-name="P17">Video: TASS/Reuters</text:p>
      <text:p text:style-name="P17">-------</text:p>
      <text:p text:style-name="P17">Message from @tassagency_en</text:p>
      <text:p text:style-name="P17">Date and Time: 2025-01-10 14:11:13</text:p>
      <text:p text:style-name="P17">Link: https://t.me/c/1654562332/44024</text:p>
      <text:p text:style-name="P17">Text: ▶️ Real property owners may sustain losses up to $315 bln due to the fire in California, Nika Estate realty agency told TASS.</text:p>
      <text:p text:style-name="P17"/>
      <text:p text:style-name="P17">Video: TASS/Reuters/Cover Media</text:p>
      <text:p text:style-name="P17">-------</text:p>
      <text:p text:style-name="P17">Message from @tassagency_en</text:p>
      <text:p text:style-name="P17"><text:soft-page-break/>Date and Time: 2025-01-10 16:27:03</text:p>
      <text:p text:style-name="P17">Link: https://t.me/c/1654562332/44034</text:p>
      <text:p text:style-name="P17">Text: ▶️ About 600 servicemembers of the California National Guard will help fight wildfires, Governor Gavin Newsom said.</text:p>
      <text:p text:style-name="P17"/>
      <text:p text:style-name="P17">Video: TASS/Reuters/Anadolu Agency</text:p>
      <text:p text:style-name="P17">-------</text:p>
      <text:p text:style-name="P17">Message from @tassagency_en</text:p>
      <text:p text:style-name="P17">Date and Time: 2025-01-10 16:56:36</text:p>
      <text:p text:style-name="P17">Link: https://t.me/c/1654562332/44036</text:p>
      <text:p text:style-name="P17">Text: 📷 A Roscosmos cosmonaut shares photos of the fires raging in Los Angeles from orbit.</text:p>
      <text:p text:style-name="P17"/>
      <text:p text:style-name="P17">Photo: Roscosmos cosmonaut Alexander Gorbunov</text:p>
      <text:p text:style-name="P17"/>
      <text:p text:style-name="P17">#TASSonISS</text:p>
      <text:p text:style-name="P17">-------</text:p>
      <text:p text:style-name="P17">Message from @reuters_news_agency</text:p>
      <text:p text:style-name="P17">Date and Time: 2025-01-10 18:08:44</text:p>
      <text:p text:style-name="P17">Link: https://t.me/c/1157324126/193474</text:p>
      <text:p text:style-name="P17">Text: How California fights fires from the skies</text:p>
      <text:p text:style-name="P17"/>
      <text:p text:style-name="P17">Cal Fire has its own fleet of aircraft operating from 14 airfields and 11 helicopter bases across the state that can reach most fires within about 20 minutes. The three main components of the fleet are tactical planes, airtankers and helicopters. All have specific roles but work together as a unit to combat fires.[Media]Map showing multiple flight paths of firefighting aircraft around the Palisades Fire in Los Angeles.</text:p>
      <text:p text:style-name="P17"/>
      <text:p text:style-name="P17">2025-01-10T17:05:57</text:p>
      <text:p text:style-name="P17">-------</text:p>
      <text:p text:style-name="P17">Message from @tassagency_en</text:p>
      <text:p text:style-name="P17">Date and Time: 2025-01-11 06:27:16</text:p>
      <text:p text:style-name="P17">Link: https://t.me/c/1654562332/44071</text:p>
      <text:p text:style-name="P17">Text: At least 11 people have died as a result of the fires in Los Angeles County, California, CNN reported.</text:p>
      <text:p text:style-name="P17"/>
      <text:p text:style-name="P17">According to the report, five people died in the Palisades fire zone, and six more – in the Eaton fire zone.</text:p>
      <text:p text:style-name="P17"/>
      <text:p text:style-name="P17">Currently, six wildfires are raging in Los Angeles County, covering a total area of 15,200 hectares. The two largest fires – Eaton and Palisades – have been contained by only 3% and 8%, respectively.</text:p>
      <text:p text:style-name="P17">-------</text:p>
      <text:p text:style-name="P17">Message from @tassagency_en</text:p>
      <text:p text:style-name="P17">Date and Time: 2025-01-11 07:24:20</text:p>
      <text:p text:style-name="P17">Link: https://t.me/c/1654562332/44073</text:p>
      <text:p text:style-name="P17">Text: 📷 TASS special correspondent, Roscosmos cosmonaut Ivan Vagner photographed the fires in California from the ISS.</text:p>
      <text:p text:style-name="P17"/>
      <text:p text:style-name="P17">Photo: Ivan Vagner / Roscosmos/ TASS</text:p>
      <text:p text:style-name="P17"/>
      <text:p text:style-name="P17">#TASSonISS</text:p>
      <text:p text:style-name="P17">-------</text:p>
      <text:p text:style-name="P17">Message from @reuters_news_agency</text:p>
      <text:p text:style-name="P17"><text:soft-page-break/>Date and Time: 2025-01-11 10:09:38</text:p>
      <text:p text:style-name="P17">Link: https://t.me/c/1157324126/193505</text:p>
      <text:p text:style-name="P17">Text: Hollywood celebrities clear their closets for fire aid</text:p>
      <text:p text:style-name="P17"/>
      <text:p text:style-name="P17">When wildfires destroyed parts of Los Angeles this week, real estate agent Jenna Cooper started asking friends for clothing and other items to help people in need.</text:p>
      <text:p text:style-name="P17"/>
      <text:p text:style-name="P17">Her request spread quickly through a network of powerful women. Actors including Sharon Stone and Halle Berry responded, providing sweaters, shoes, clothing, handbags, belts, pajamas and more pulled from their own collections.</text:p>
      <text:p text:style-name="P17"/>
      <text:p text:style-name="P17">"I'm packing up my entire closet," Berry wrote on Instagram. "If you live in the Southern California area, I urge you to do the same. This is something we can do right now."</text:p>
      <text:p text:style-name="P17"/>
      <text:p text:style-name="P17">2025-01-11T04:49:19</text:p>
      <text:p text:style-name="P17">-------</text:p>
      <text:p text:style-name="P17">Message from @tassagency_en</text:p>
      <text:p text:style-name="P17">Date and Time: 2025-01-11 17:40:49</text:p>
      <text:p text:style-name="P17">Link: https://t.me/c/1654562332/44095</text:p>
      <text:p text:style-name="P17">Text: ❗️The evacuation orders in the Los Angeles area, which experiences several severe wildfires, cover approximately 153,000 people, Los Angeles County Sheriff Robert Luna announced during a press conference.</text:p>
      <text:p text:style-name="P17"/>
      <text:p text:style-name="P17">According to the sheriff, potential evacuation notification remains active for 166,000 people. He added that fire still poses a threat for 57,000 buildings and noted that the cause of wildfires is being investigated with FBI's involvement.</text:p>
      <text:p text:style-name="P17"/>
      <text:p text:style-name="P17">He confirmed that at least 11 people were killed in the wildfires, while 13 people are missing.</text:p>
      <text:p text:style-name="P17">-------</text:p>
      <text:p text:style-name="P17">Message from @reuters_news_agency</text:p>
      <text:p text:style-name="P17">Date and Time: 2025-01-11 18:11:10</text:p>
      <text:p text:style-name="P17">Link: https://t.me/c/1157324126/193526</text:p>
      <text:p text:style-name="P17">Text: Los Angeles wildfire switches direction, posing new threat</text:p>
      <text:p text:style-name="P17"/>
      <text:p text:style-name="P17">The largest of the raging wildfires that have devastated parts of Los Angeles this week was reported to have shifted direction on Saturday, triggering more evacuation orders and posing a new challenge to exhausted firefighters.</text:p>
      <text:p text:style-name="P17"/>
      <text:p text:style-name="P17">Six simultaneous blazes that have ripped across Los Angeles County neighborhoods since Tuesday have killed at least 11 people and damaged or destroyed 10,000 structures. The toll is expected to mount when firefighters are able to conduct house-to-house searches.</text:p>
      <text:p text:style-name="P17"/>
      <text:p text:style-name="P17">2025-01-10T12:20:30</text:p>
      <text:p text:style-name="P17">-------</text:p>
      <text:p text:style-name="P17">Message from @tassagency_en</text:p>
      <text:p text:style-name="P17">Date and Time: 2025-01-12 00:53:42</text:p>
      <text:p text:style-name="P17">Link: https://t.me/c/1654562332/44103</text:p>
      <text:p text:style-name="P17">Text: At least 13 people have died as a result of fires that rage in Los Angeles County, California, NBC reported.</text:p>
      <text:p text:style-name="P17"/>
      <text:p text:style-name="P17">According to the broadcaster, eight people died in the Eaton fire area, while another five lost their lives in Palisades. Earlier, County Sheriff Robert Luna reported 11 fatalities and 13 people missing.</text:p>
      <text:p text:style-name="P17"><text:soft-page-break/>-------</text:p>
      <text:p text:style-name="P17">Message from @reuters_news_agency</text:p>
      <text:p text:style-name="P17">Date and Time: 2025-01-12 02:11:02</text:p>
      <text:p text:style-name="P17">Link: https://t.me/c/1157324126/193550</text:p>
      <text:p text:style-name="P17">Text: See Pacific Palisades before and after the devastating Los Angeles fires</text:p>
      <text:p text:style-name="P17"/>
      <text:p text:style-name="P17">Before one of the most destructive fires in California history swept through, the Pacific Palisades neighborhood on Los Angeles' west side was filled with expensive homes fronted by green, well-tended landscaping and popular boutiques and cafes.</text:p>
      <text:p text:style-name="P17"/>
      <text:p text:style-name="P17">This week, the Palisades Fire leveled much of it to blackened rubble. To see what has been lost, a Reuters video journalist visited the neighborhood on Friday to retrace the path taken by a YouTube travel influencer couple who made a video last year of a walking tour, which is being reproduced with their permission.</text:p>
      <text:p text:style-name="P17"/>
      <text:p text:style-name="P17">2025-01-11T20:21:16</text:p>
      <text:p text:style-name="P17">-------</text:p>
      <text:p text:style-name="P17">Message from @reuters_news_agency</text:p>
      <text:p text:style-name="P17">Date and Time: 2025-01-12 05:51:26</text:p>
      <text:p text:style-name="P17">Link: https://t.me/c/1157324126/193565</text:p>
      <text:p text:style-name="P17">Text: Animal rescuers care for LA fire evacuees - dogs, donkeys, horses</text:p>
      <text:p text:style-name="P17"/>
      <text:p text:style-name="P17">The pitbull mix arrived at Pasadena Humane covered in ash, his paw pads ulcerated from walking on fire debris, his lungs choked with smoke. A good Samaritan found the dog lying in rubble in Altadena, wrapped him in a blanket and brought him to the shelter.</text:p>
      <text:p text:style-name="P17"/>
      <text:p text:style-name="P17">Still too weak to walk Saturday, Canela was reunited with his owner - thanks to CNN’s coverage of the act of kindness. The injured pet continues to receive medical treatment and is one of more than 400 animals that have arrived at the Pasadena facility since the Southern California wildfires began last Tuesday.</text:p>
      <text:p text:style-name="P17"/>
      <text:p text:style-name="P17">2025-01-12T01:51:01</text:p>
      <text:p text:style-name="P17">-------</text:p>
      <text:p text:style-name="P17">Message from @CNNBrkNews</text:p>
      <text:p text:style-name="P17">Date and Time: 2025-01-12 17:10:47</text:p>
      <text:p text:style-name="P17">Link: https://t.me/c/1432836798/8080</text:p>
      <text:p text:style-name="P17">Text: ‌CNN Breaking News (Twitter)</text:p>
      <text:p text:style-name="P17"/>
      <text:p text:style-name="P17">Fire chief warns of "very high" fire threat as shifting conditions make it tricky for firefighters to get Los Angeles blazes fully contained. </text:p>
      <text:p text:style-name="P17"/>
      <text:p text:style-name="P17">Follow live updates. cnn.it/4aflH80</text:p>
      <text:p text:style-name="P17">-------</text:p>
      <text:p text:style-name="P17">Message from @reuters_news_agency</text:p>
      <text:p text:style-name="P17">Date and Time: 2025-01-12 18:12:39</text:p>
      <text:p text:style-name="P17">Link: https://t.me/c/1157324126/193606</text:p>
      <text:p text:style-name="P17">Text: Neighborhoods under threat as Los Angeles Palisades fire rages on</text:p>
      <text:p text:style-name="P17"/>
      <text:p text:style-name="P17">Firefighters were slowly making progress in their battle to contain the inferno that has burned wide areas of Los Angeles' Pacific Palisades neighborhood to the ground, but spreading flames and strong winds still threatened communities in the populous San Fernando Valley on Sunday.</text:p>
      <text:p text:style-name="P17"/>
      <text:p text:style-name="P17"><text:soft-page-break/>Aircraft dropped water and fire retardant on steep hills to stem the eastward spread of the Palisades Fire and KTLA television reported that ground crews had managed to save a number of houses, although others were lost.</text:p>
      <text:p text:style-name="P17"/>
      <text:p text:style-name="P17">"LA County had another night of unimaginable terror and heartbreak," Los Angeles County Supervisor Lindsey Horvath said.</text:p>
      <text:p text:style-name="P17"/>
      <text:p text:style-name="P17">2025-01-12T13:45:21</text:p>
      <text:p text:style-name="P17">-------</text:p>
      <text:p text:style-name="P17">Message from @reuters_news_agency</text:p>
      <text:p text:style-name="P17">Date and Time: 2025-01-12 18:12:56</text:p>
      <text:p text:style-name="P17">Link: https://t.me/c/1157324126/193617</text:p>
      <text:p text:style-name="P17">Text: LA Fires Updates: US military ready to respond</text:p>
      <text:p text:style-name="P17"/>
      <text:p text:style-name="P17">The flames have reduced whole neighborhoods to ruins.[Media]Pacific Palisades. REUTERS/David Ryder</text:p>
      <text:p text:style-name="P17"/>
      <text:p text:style-name="P17">2025-01-12T14:57:57</text:p>
      <text:p text:style-name="P17">-------</text:p>
      <text:p text:style-name="P17">Message from @CNNBrkNews</text:p>
      <text:p text:style-name="P17">Date and Time: 2025-01-13 01:55:22</text:p>
      <text:p text:style-name="P17">Link: https://t.me/c/1432836798/8081</text:p>
      <text:p text:style-name="P17">Text: ‌CNN Breaking News (Twitter)</text:p>
      <text:p text:style-name="P17"/>
      <text:p text:style-name="P17">Death toll in Los Angeles wildfires climbs to at least 24. Rising winds are expected to complicate firefighting efforts over the next few days. cnn.it/4hbTQYv</text:p>
      <text:p text:style-name="P17">-------</text:p>
      <text:p text:style-name="P17">Message from @tassagency_en</text:p>
      <text:p text:style-name="P17">Date and Time: 2025-01-13 17:37:14</text:p>
      <text:p text:style-name="P17">Link: https://t.me/c/1654562332/44178</text:p>
      <text:p text:style-name="P17">Text: Fires in California have affected an area larger than Paris, the California Department of Forestry and Fire Protection reported.</text:p>
      <text:p text:style-name="P17">-------</text:p>
      <text:p text:style-name="P17">Message from @reuters_news_agency</text:p>
      <text:p text:style-name="P17">Date and Time: 2025-01-13 18:14:19</text:p>
      <text:p text:style-name="P17">Link: https://t.me/c/1157324126/193683</text:p>
      <text:p text:style-name="P17">Text: LA blaze damage likely to be largest wildfire insured loss in US history</text:p>
      <text:p text:style-name="P17"/>
      <text:p text:style-name="P17">The Los Angeles wildfires, which have reduced entire neighborhoods to smoldering ruins and left an apocalyptic landscape, could become the costliest wildfires in U.S. history in terms of insured losses if analysts' estimates of up to $20 billion materialize.</text:p>
      <text:p text:style-name="P17"/>
      <text:p text:style-name="P17">Dangerously high winds were expected to resume on Monday in Los Angeles, potentially hampering efforts to extinguish two stubborn wildfires that have claimed the lives of at least two dozen people.</text:p>
      <text:p text:style-name="P17"/>
      <text:p text:style-name="P17">2025-01-13T17:35:48</text:p>
      <text:p text:style-name="P17">-------</text:p>
      <text:p text:style-name="P17">Message from @reuters_news_agency</text:p>
      <text:p text:style-name="P17">Date and Time: 2025-01-14 02:15:14</text:p>
      <text:p text:style-name="P17">Link: https://t.me/c/1157324126/193712</text:p>
      <text:p text:style-name="P17">Text: Mexican firefighters prepare to do battle with LA fires</text:p>
      <text:p text:style-name="P17"><text:soft-page-break/></text:p>
      <text:p text:style-name="P17">A contingent of 72 Mexican firefighters received a briefing from U.S. fire officials on Monday alongside their American counterparts before heading out to help fight the wildfires plaguing Southern California.</text:p>
      <text:p text:style-name="P17"/>
      <text:p text:style-name="P17">The group is made up of military specialists, including doctors, engineers and search and rescue personnel, as well as a group of firefighters from Mexico's equivalent of the U.S. Forest Service.</text:p>
      <text:p text:style-name="P17"/>
      <text:p text:style-name="P17">2025-01-13T21:52:28</text:p>
      <text:p text:style-name="P17">-------</text:p>
      <text:p text:style-name="P17">Message from @reuters_news_agency</text:p>
      <text:p text:style-name="P17">Date and Time: 2025-01-14 02:15:45</text:p>
      <text:p text:style-name="P17">Link: https://t.me/c/1157324126/193728</text:p>
      <text:p text:style-name="P17">Text: Search underway in Peru for trapped workers at small gold mine</text:p>
      <text:p text:style-name="P17"/>
      <text:p text:style-name="P17">Rescue workers in northern Peru were searching for trapped miners at a small gold mine on Monday , after the mine was allegedly attacked by suspected illegal miners, a local mayor said.</text:p>
      <text:p text:style-name="P17"/>
      <text:p text:style-name="P17">Segundo Armas, mayor of the Pataz district in the region of La Libertad, said that as many as 17 miners could be trapped at the small remote mine which collapsed after it was attacked on Sunday by "possibly rival miners."</text:p>
      <text:p text:style-name="P17"/>
      <text:p text:style-name="P17">The mayor was unable to confirm how many workers had been able to escape.</text:p>
      <text:p text:style-name="P17"/>
      <text:p text:style-name="P17">"The area is difficult to access and we are trying to confirm the number of those trapped," Armas said, adding that cellular service does not reach the mine.</text:p>
      <text:p text:style-name="P17"/>
      <text:p text:style-name="P17">2025-01-14T00:28:19</text:p>
      <text:p text:style-name="P17">-------</text:p>
      <text:p text:style-name="P17">Message from @tassagency_en</text:p>
      <text:p text:style-name="P17">Date and Time: 2025-01-14 07:43:12</text:p>
      <text:p text:style-name="P17">Link: https://t.me/c/1654562332/44212</text:p>
      <text:p text:style-name="P17">Text: ▶️ Economic losses from wildlife fires raging in the Los Angeles County of California are over $250 bln, AccuWeather reported.</text:p>
      <text:p text:style-name="P17"/>
      <text:p text:style-name="P17">"These fast-moving, wind-driven infernos have created one of the costliest wildfire disasters in modern US history,” said AccuWeather Chief Meteorologist Jonathan Porter. </text:p>
      <text:p text:style-name="P17"/>
      <text:p text:style-name="P17">The devastation left behind is heartbreaking, and the economic toll is staggering, the expert added.</text:p>
      <text:p text:style-name="P17"/>
      <text:p text:style-name="P17">Video: TASS/ALERTCalifornia/UC San Diego</text:p>
      <text:p text:style-name="P17">-------</text:p>
      <text:p text:style-name="P17">Message from @tassagency_en</text:p>
      <text:p text:style-name="P17">Date and Time: 2025-01-14 09:28:12</text:p>
      <text:p text:style-name="P17">Link: https://t.me/c/1654562332/44217</text:p>
      <text:p text:style-name="P17">Text: The scale of devastations from wildfires in California is above the damage from a nuclear strike, US President-elect Donald Trump said. <text:s/>The death toll might noticeably grow subsequently, he added.</text:p>
      <text:p text:style-name="P17">-------</text:p>
      <text:p text:style-name="P17">Message from @reuters_news_agency</text:p>
      <text:p text:style-name="P17">Date and Time: 2025-01-14 10:14:52</text:p>
      <text:p text:style-name="P17">Link: https://t.me/c/1157324126/193737</text:p>
      <text:p text:style-name="P17"><text:soft-page-break/>Text: Benin festival seeks to dispel voodoo stereotypes</text:p>
      <text:p text:style-name="P17"/>
      <text:p text:style-name="P17">Modeste Zinsou, manager of Benin's Python Temple, gently drapes a live snake around a visitor's neck at the country's annual voodoo festival, as spectators learn about the reptiles' sacred connection to voodoo spirituality.</text:p>
      <text:p text:style-name="P17"/>
      <text:p text:style-name="P17">Practitioners like Zinsou seek to combat negative stereotypes of voodoo, a 500-year-old religion that celebrates a rich pantheon of deities and spirits.</text:p>
      <text:p text:style-name="P17"/>
      <text:p text:style-name="P17">"Stop saying that voodoo is about dolls. Voodoo is spirituality. Voodoo is you, it's me. It's the air we breathe. It's the four elements, as we say: water, air, fire, and earth," Zinsou said.</text:p>
      <text:p text:style-name="P17"/>
      <text:p text:style-name="P17">Every January, the festival Vodun Days draws tourists and worshippers to the small Atlantic coast town of Ouidah, offering a varied programme of ceremonies, concerts and exhibitions.</text:p>
      <text:p text:style-name="P17"/>
      <text:p text:style-name="P17">2025-01-14T07:04:50</text:p>
      <text:p text:style-name="P17">-------</text:p>
      <text:p text:style-name="P17">Message from @reuters_news_agency</text:p>
      <text:p text:style-name="P17">Date and Time: 2025-01-14 18:38:05</text:p>
      <text:p text:style-name="P17">Link: https://t.me/c/1157324126/193806</text:p>
      <text:p text:style-name="P17">Text: Trump's Pentagon nominee Pete Hegseth slammed over remarks on women</text:p>
      <text:p text:style-name="P17"/>
      <text:p text:style-name="P17">President-elect Donald Trump's pick to lead the Pentagon, Pete Hegseth, came under fire during his confirmation hearing on Tuesday as Democrats railed against him and voiced deep concern about his inexperience, alleged drunkenness and past opposition to women in combat.</text:p>
      <text:p text:style-name="P17"/>
      <text:p text:style-name="P17">2025-01-14T11:13:26</text:p>
      <text:p text:style-name="P17">-------</text:p>
      <text:p text:style-name="P17">Message from @tassagency_en</text:p>
      <text:p text:style-name="P17">Date and Time: 2025-01-15 09:29:58</text:p>
      <text:p text:style-name="P17">Link: https://t.me/c/1654562332/44275</text:p>
      <text:p text:style-name="P17">Text: ▶️ Two new wildfires have broken out in southern California, Axios reports.</text:p>
      <text:p text:style-name="P17"/>
      <text:p text:style-name="P17">Video: TASS/Reuters/Spectee/Cal Fire</text:p>
      <text:p text:style-name="P17">-------</text:p>
      <text:p text:style-name="P17"><text:s text:c="3"/>Output: Wildfires continue to impact Los Angeles County, California, presenting significant challenges to residents and authorities. As of mid-January 2025, six active wildfires have burned approximately 15,200 hectares, surpassing the size of Paris. The most affected areas include the Pacific Palisades, Hollywood Hills, and Studio City, resulting in the destruction of over 10,000 structures. The death toll has risen to at least 24 individuals, with 13 people reported missing.</text:p>
      <text:p text:style-name="P17"/>
      <text:p text:style-name="P17">Efforts to contain the fires remain ongoing, with containment levels for the largest fires at only 3% and 8%. Approximately 153,000 residents are under evacuation orders, and an additional 166,000 are under evacuation warnings. The California National Guard has deployed around 600 servicemembers, and international assistance from 72 Mexican firefighters has been mobilized to aid in firefighting operations. Economic losses are estimated between $52 billion and $250 billion, potentially making these wildfires the costliest in U.S. history.</text:p>
      <text:p text:style-name="P17"/>
      <text:p text:style-name="P17">President Joe Biden has declared a major disaster for California, while local authorities continue to urge residents to comply with evacuation orders. The situation remains critical as high winds and low humidity persist, complicating containment efforts and increasing the risk of further spread.</text:p>
      <text:p text:style-name="P17"/>
      <text:p text:style-name="P17"><text:soft-page-break/></text:p>
      <text:p text:style-name="P17"/>
      <text:p text:style-name="P17"/>
      <text:p text:style-name="P17"/>
      <text:p text:style-name="P17">10. claude-3-5-sonnet-latest:</text:p>
      <text:p text:style-name="P17"/>
      <text:p text:style-name="P17"/>
      <text:p text:style-name="P17"/>
      <text:p text:style-name="P17"/>
      <text:p text:style-name="P17"><text:s text:c="3"/>Prompt: prompt3.txt</text:p>
      <text:p text:style-name="P17"><text:s text:c="3"/>Thematic: thematics1.txt</text:p>
      <text:p text:style-name="P17"/>
      <text:p text:style-name="P17"><text:s text:c="3"/>Input: Create a neutral text based on the summary of posts below. Focus on facts and a clear structure of the text. Avoid subjective judgments or emotional coloring. Highlight key data using simple and clear formulations. Text length: from 500 to 1000 characters.</text:p>
      <text:p text:style-name="P17">Example text structure: Description of the current situation. Brief presentation of statistics or key data. Clarification of the current status or consequences. Conclusion with a neutral assessment.</text:p>
      <text:p text:style-name="P17">Here is example post to inherit style:</text:p>
      <text:p text:style-name="P17">“While it’s a big day in Lebanon, an update on the LA fires is necessary.</text:p>
      <text:p text:style-name="P17"/>
      <text:p text:style-name="P17">They have gone from bad to worse. It’s a crazy sight.</text:p>
      <text:p text:style-name="P17"/>
      <text:p text:style-name="P17">Apart from leading to massive devastation in the Pacific Palisades area of the city, new fires have now broken out in the Hollywood Hills and Studio City.</text:p>
      <text:p text:style-name="P17"/>
      <text:p text:style-name="P17">The inferno has led to at least 5 deaths, 2000 structures destroyed, and $50 billion in damage.</text:p>
      <text:p text:style-name="P17"/>
      <text:p text:style-name="P17">These are happening in landmark areas in the city.</text:p>
      <text:p text:style-name="P17"/>
      <text:p text:style-name="P17">Many of these fires are still 0% contained.”</text:p>
      <text:p text:style-name="P17">Posts to summarize content during analysis:</text:p>
      <text:p text:style-name="P17">From 2025-01-06 15:38:54 to 2025-01-15 15:38:54</text:p>
      <text:p text:style-name="P17">Keywords: Los Angeles, California, LA, Fire, Flame, Palisades, wildfire</text:p>
      <text:p text:style-name="P17">Exclude words: Palestinian, Israel, Mali, Ukraine, Russia, shot, Korea, Tula, shooting, hit, India, murder, Cuban, Iranian, Moscow, France, Czech</text:p>
      <text:p text:style-name="P17">Channels: @CNNBrkNews, @nytimes, @reuters_news_agency, @tassagency_en</text:p>
      <text:p text:style-name="P17">Message from @tassagency_en</text:p>
      <text:p text:style-name="P17">Date and Time: 2025-01-08 09:29:17</text:p>
      <text:p text:style-name="P17">Link: https://t.me/c/1654562332/43890</text:p>
      <text:p text:style-name="P17">Text: US Vice President Kamala Harris' Los Angeles home has been placed within an evacuation zone due to a wildfire in California, NBC News reported.</text:p>
      <text:p text:style-name="P17"/>
      <text:p text:style-name="P17">The 350-square-meter house, located in an upscale Los Angeles neighborhood, was purchased in 2012 by Kamala Harris' husband, attorney Douglas Emhoff. Actress Gwyneth Paltrow and basketball star LeBron James are her neighbors. The four-bedroom home, which features a pool, is just a 10-minute walk from the Getty Museum. In 2024, the property was valued at $5 million.</text:p>
      <text:p text:style-name="P17"/>
      <text:p text:style-name="P17">Earlier reports from US media indicated that the California wildfire has spread over 740 acres and continues to grow.</text:p>
      <text:p text:style-name="P17">-------</text:p>
      <text:p text:style-name="P17">Message from @CNNBrkNews</text:p>
      <text:p text:style-name="P17">Date and Time: 2025-01-08 17:02:42</text:p>
      <text:p text:style-name="P17"><text:soft-page-break/>Link: https://t.me/c/1432836798/8060</text:p>
      <text:p text:style-name="P17">Text: CNN Breaking News (Twitter)</text:p>
      <text:p text:style-name="P17"/>
      <text:p text:style-name="P17">At least two people are dead and more than 1,100 structures destroyed as wildfires rage throughout the Los Angeles area. Follow live updates: cnn.it/3BPjGmn</text:p>
      <text:p text:style-name="P17">-------</text:p>
      <text:p text:style-name="P17">Message from @tassagency_en</text:p>
      <text:p text:style-name="P17">Date and Time: 2025-01-08 18:56:44</text:p>
      <text:p text:style-name="P17">Link: https://t.me/c/1654562332/43905</text:p>
      <text:p text:style-name="P17">Text: ▶️ Shots of a wildfire in California.</text:p>
      <text:p text:style-name="P17"/>
      <text:p text:style-name="P17">Video: TASS/Reuters/Spectee</text:p>
      <text:p text:style-name="P17">-------</text:p>
      <text:p text:style-name="P17">Message from @tassagency_en</text:p>
      <text:p text:style-name="P17">Date and Time: 2025-01-09 00:39:01</text:p>
      <text:p text:style-name="P17">Link: https://t.me/c/1654562332/43917</text:p>
      <text:p text:style-name="P17">Text: 📷 Five people were killed in the fires that broke out in Los Angeles County, California, Sheriff Robert Luna told ABC.</text:p>
      <text:p text:style-name="P17"/>
      <text:p text:style-name="P17">The total area of the fires has exceeded 10,000 hectares and continues to grow, according to the California fire department. </text:p>
      <text:p text:style-name="P17"/>
      <text:p text:style-name="P17">The fire has destroyed more than 1,000 buildings. According to forecasts of the AccuWeather consulting company, the damage and economic losses from the fire will range from $52 billion to $57 billion.</text:p>
      <text:p text:style-name="P17">-------</text:p>
      <text:p text:style-name="P17">Message from @CNNBrkNews</text:p>
      <text:p text:style-name="P17">Date and Time: 2025-01-09 02:33:21</text:p>
      <text:p text:style-name="P17">Link: https://t.me/c/1432836798/8063</text:p>
      <text:p text:style-name="P17">Text: ‌CNN Breaking News (Twitter)</text:p>
      <text:p text:style-name="P17"/>
      <text:p text:style-name="P17">At least 6 wildfires are burning across Los Angeles County. 5 people have been killed, and officials expect death toll to rise. </text:p>
      <text:p text:style-name="P17"/>
      <text:p text:style-name="P17">Follow live updates. cnn.it/4a97hWU</text:p>
      <text:p text:style-name="P17">-------</text:p>
      <text:p text:style-name="P17">Message from @tassagency_en</text:p>
      <text:p text:style-name="P17">Date and Time: 2025-01-09 08:38:16</text:p>
      <text:p text:style-name="P17">Link: https://t.me/c/1654562332/43942</text:p>
      <text:p text:style-name="P17">Text: What we know about wildfires in California:</text:p>
      <text:p text:style-name="P17"/>
      <text:p text:style-name="P17">▪️The total area of wildfires in Los Angeles has reached almost 11,000 hectares, California’s Department of Forestry and Fire Protection reported</text:p>
      <text:p text:style-name="P17"/>
      <text:p text:style-name="P17">▪️Over 175,000 people remain without power in Los Angeles</text:p>
      <text:p text:style-name="P17"/>
      <text:p text:style-name="P17">▪️Low humidity accompanied by straight-line winds continues in the area of wildfires, the number of which has risen to six, CNN reported</text:p>
      <text:p text:style-name="P17"/>
      <text:p text:style-name="P17">▪️According to the latest reports, five people have been confirmed dead</text:p>
      <text:p text:style-name="P17"/>
      <text:p text:style-name="P17">▪️US President Joe Biden announced a major disaster declaration for California</text:p>
      <text:p text:style-name="P17"><text:soft-page-break/></text:p>
      <text:p text:style-name="P17">▪️AccuWeather, a weather consulting firm, predicts the damage and economic losses from the wildfires will range from $52 billion to $57 billion</text:p>
      <text:p text:style-name="P17"/>
      <text:p text:style-name="P17">▪️US President-elect Donald Trump has called for the resignation of California’s Governor Gavin Newsom, holding him responsible for the situation</text:p>
      <text:p text:style-name="P17"/>
      <text:p text:style-name="P17">Video: TASS/Reuters/@ 3_di.chi/Erica Americaa</text:p>
      <text:p text:style-name="P17">-------</text:p>
      <text:p text:style-name="P17">Message from @tassagency_en</text:p>
      <text:p text:style-name="P17">Date and Time: 2025-01-09 15:31:57</text:p>
      <text:p text:style-name="P17">Link: https://t.me/c/1654562332/43957</text:p>
      <text:p text:style-name="P17">Text: 📹 Los Angeles continues its struggle against wildfires. </text:p>
      <text:p text:style-name="P17"/>
      <text:p text:style-name="P17"/>
      <text:p text:style-name="P17">Video: TASS/Chris Long</text:p>
      <text:p text:style-name="P17">-------</text:p>
      <text:p text:style-name="P17">Message from @tassagency_en</text:p>
      <text:p text:style-name="P17">Date and Time: 2025-01-09 19:05:57</text:p>
      <text:p text:style-name="P17">Link: https://t.me/c/1654562332/43975</text:p>
      <text:p text:style-name="P17">Text: ❗️Insurers may lose $20 bln from fires in California as the total damage stands at $50 bln, The Financial Times reports.</text:p>
      <text:p text:style-name="P17">-------</text:p>
      <text:p text:style-name="P17">Message from @tassagency_en</text:p>
      <text:p text:style-name="P17">Date and Time: 2025-01-09 19:21:37</text:p>
      <text:p text:style-name="P17">Link: https://t.me/c/1654562332/43976</text:p>
      <text:p text:style-name="P17">Text: Tens of thousands of residents have been told to evacuate wildfire-affected areas of Los Angeles, County Sheriff Robert Luna has told reporters.</text:p>
      <text:p text:style-name="P17"/>
      <text:p text:style-name="P17">“That's nearly 180,000 people in Los Angeles County that are currently under evacuation orders, with another close to 200,000 residents that are under evacuation warnings. I cannot emphasize enough that I urge residents that are asked to evacuate to follow our warnings,” he said. About two dozen looters have been arrested since the disaster broke out, the official said.</text:p>
      <text:p text:style-name="P17"/>
      <text:p text:style-name="P17">According to latest reports, five major wildfires are raging in Los Angeles County, with flames engulfing a total of almost 29,000 acres of land. Only two of the wildfires have been partially contained. Over 1,000 buildings have been destroyed as a result of the fires, including some in the city's most posh districts. Among the celebrities who lost their estates due to the wildfires are Hunter Biden, the son of the outgoing US president, as well as actress and model Paris Hilton.</text:p>
      <text:p text:style-name="P17">-------</text:p>
      <text:p text:style-name="P17">Message from @CNNBrkNews</text:p>
      <text:p text:style-name="P17">Date and Time: 2025-01-09 23:10:59</text:p>
      <text:p text:style-name="P17">Link: https://t.me/c/1432836798/8068</text:p>
      <text:p text:style-name="P17">Text: ‌CNN Breaking News (Twitter)</text:p>
      <text:p text:style-name="P17"/>
      <text:p text:style-name="P17">Officials have confirmed a sixth death in the Los Angeles wildfires, but warn that it is unclear where the true death toll stands.</text:p>
      <text:p text:style-name="P17"/>
      <text:p text:style-name="P17">Follow live updates. cnn.it/40vH8NR</text:p>
      <text:p text:style-name="P17">-------</text:p>
      <text:p text:style-name="P17">Message from @tassagency_en</text:p>
      <text:p text:style-name="P17">Date and Time: 2025-01-10 02:14:01</text:p>
      <text:p text:style-name="P17"><text:soft-page-break/>Link: https://t.me/c/1654562332/43997</text:p>
      <text:p text:style-name="P17">Text: 📷 US President Joe Biden described the wildfires in California as the worst ever in that state.</text:p>
      <text:p text:style-name="P17"/>
      <text:p text:style-name="P17">"This is the most widespread, devastating fire in California's history," Biden said on Thursday.</text:p>
      <text:p text:style-name="P17"/>
      <text:p text:style-name="P17">The death toll from the fires that are ravaging Los Angeles County has increased to six, CNN reported.</text:p>
      <text:p text:style-name="P17">-------</text:p>
      <text:p text:style-name="P17">Message from @tassagency_en</text:p>
      <text:p text:style-name="P17">Date and Time: 2025-01-10 10:34:22</text:p>
      <text:p text:style-name="P17">Link: https://t.me/c/1654562332/44014</text:p>
      <text:p text:style-name="P17">Text: ▶️ Los Angeles will impose a curfew due to the wildfires, the county sheriff told the Los Angeles Times newspaper. </text:p>
      <text:p text:style-name="P17"/>
      <text:p text:style-name="P17">Video: TASS/Reuters</text:p>
      <text:p text:style-name="P17">-------</text:p>
      <text:p text:style-name="P17">Message from @tassagency_en</text:p>
      <text:p text:style-name="P17">Date and Time: 2025-01-10 14:11:13</text:p>
      <text:p text:style-name="P17">Link: https://t.me/c/1654562332/44024</text:p>
      <text:p text:style-name="P17">Text: ▶️ Real property owners may sustain losses up to $315 bln due to the fire in California, Nika Estate realty agency told TASS.</text:p>
      <text:p text:style-name="P17"/>
      <text:p text:style-name="P17">Video: TASS/Reuters/Cover Media</text:p>
      <text:p text:style-name="P17">-------</text:p>
      <text:p text:style-name="P17">Message from @tassagency_en</text:p>
      <text:p text:style-name="P17">Date and Time: 2025-01-10 16:27:03</text:p>
      <text:p text:style-name="P17">Link: https://t.me/c/1654562332/44034</text:p>
      <text:p text:style-name="P17">Text: ▶️ About 600 servicemembers of the California National Guard will help fight wildfires, Governor Gavin Newsom said.</text:p>
      <text:p text:style-name="P17"/>
      <text:p text:style-name="P17">Video: TASS/Reuters/Anadolu Agency</text:p>
      <text:p text:style-name="P17">-------</text:p>
      <text:p text:style-name="P17">Message from @tassagency_en</text:p>
      <text:p text:style-name="P17">Date and Time: 2025-01-10 16:56:36</text:p>
      <text:p text:style-name="P17">Link: https://t.me/c/1654562332/44036</text:p>
      <text:p text:style-name="P17">Text: 📷 A Roscosmos cosmonaut shares photos of the fires raging in Los Angeles from orbit.</text:p>
      <text:p text:style-name="P17"/>
      <text:p text:style-name="P17">Photo: Roscosmos cosmonaut Alexander Gorbunov</text:p>
      <text:p text:style-name="P17"/>
      <text:p text:style-name="P17">#TASSonISS</text:p>
      <text:p text:style-name="P17">-------</text:p>
      <text:p text:style-name="P17">Message from @reuters_news_agency</text:p>
      <text:p text:style-name="P17">Date and Time: 2025-01-10 18:08:44</text:p>
      <text:p text:style-name="P17">Link: https://t.me/c/1157324126/193474</text:p>
      <text:p text:style-name="P17">Text: How California fights fires from the skies</text:p>
      <text:p text:style-name="P17"/>
      <text:p text:style-name="P17">Cal Fire has its own fleet of aircraft operating from 14 airfields and 11 helicopter bases across the state that can reach most fires within about 20 minutes. The three main components of the fleet are tactical planes, airtankers and helicopters. All have specific roles but work together as a unit to combat fires.[Media]Map showing multiple flight paths of firefighting aircraft around the Palisades Fire in Los Angeles.</text:p>
      <text:p text:style-name="P17"/>
      <text:p text:style-name="P17"><text:soft-page-break/>2025-01-10T17:05:57</text:p>
      <text:p text:style-name="P17">-------</text:p>
      <text:p text:style-name="P17">Message from @tassagency_en</text:p>
      <text:p text:style-name="P17">Date and Time: 2025-01-11 06:27:16</text:p>
      <text:p text:style-name="P17">Link: https://t.me/c/1654562332/44071</text:p>
      <text:p text:style-name="P17">Text: At least 11 people have died as a result of the fires in Los Angeles County, California, CNN reported.</text:p>
      <text:p text:style-name="P17"/>
      <text:p text:style-name="P17">According to the report, five people died in the Palisades fire zone, and six more – in the Eaton fire zone.</text:p>
      <text:p text:style-name="P17"/>
      <text:p text:style-name="P17">Currently, six wildfires are raging in Los Angeles County, covering a total area of 15,200 hectares. The two largest fires – Eaton and Palisades – have been contained by only 3% and 8%, respectively.</text:p>
      <text:p text:style-name="P17">-------</text:p>
      <text:p text:style-name="P17">Message from @tassagency_en</text:p>
      <text:p text:style-name="P17">Date and Time: 2025-01-11 07:24:20</text:p>
      <text:p text:style-name="P17">Link: https://t.me/c/1654562332/44073</text:p>
      <text:p text:style-name="P17">Text: 📷 TASS special correspondent, Roscosmos cosmonaut Ivan Vagner photographed the fires in California from the ISS.</text:p>
      <text:p text:style-name="P17"/>
      <text:p text:style-name="P17">Photo: Ivan Vagner / Roscosmos/ TASS</text:p>
      <text:p text:style-name="P17"/>
      <text:p text:style-name="P17">#TASSonISS</text:p>
      <text:p text:style-name="P17">-------</text:p>
      <text:p text:style-name="P17">Message from @reuters_news_agency</text:p>
      <text:p text:style-name="P17">Date and Time: 2025-01-11 10:09:38</text:p>
      <text:p text:style-name="P17">Link: https://t.me/c/1157324126/193505</text:p>
      <text:p text:style-name="P17">Text: Hollywood celebrities clear their closets for fire aid</text:p>
      <text:p text:style-name="P17"/>
      <text:p text:style-name="P17">When wildfires destroyed parts of Los Angeles this week, real estate agent Jenna Cooper started asking friends for clothing and other items to help people in need.</text:p>
      <text:p text:style-name="P17"/>
      <text:p text:style-name="P17">Her request spread quickly through a network of powerful women. Actors including Sharon Stone and Halle Berry responded, providing sweaters, shoes, clothing, handbags, belts, pajamas and more pulled from their own collections.</text:p>
      <text:p text:style-name="P17"/>
      <text:p text:style-name="P17">"I'm packing up my entire closet," Berry wrote on Instagram. "If you live in the Southern California area, I urge you to do the same. This is something we can do right now."</text:p>
      <text:p text:style-name="P17"/>
      <text:p text:style-name="P17">2025-01-11T04:49:19</text:p>
      <text:p text:style-name="P17">-------</text:p>
      <text:p text:style-name="P17">Message from @tassagency_en</text:p>
      <text:p text:style-name="P17">Date and Time: 2025-01-11 17:40:49</text:p>
      <text:p text:style-name="P17">Link: https://t.me/c/1654562332/44095</text:p>
      <text:p text:style-name="P17">Text: ❗️The evacuation orders in the Los Angeles area, which experiences several severe wildfires, cover approximately 153,000 people, Los Angeles County Sheriff Robert Luna announced during a press conference.</text:p>
      <text:p text:style-name="P17"/>
      <text:p text:style-name="P17">According to the sheriff, potential evacuation notification remains active for 166,000 people. He added that fire still poses a threat for 57,000 buildings and noted that the cause of wildfires is being investigated with FBI's involvement.</text:p>
      <text:p text:style-name="P17"/>
      <text:p text:style-name="P17"><text:soft-page-break/>He confirmed that at least 11 people were killed in the wildfires, while 13 people are missing.</text:p>
      <text:p text:style-name="P17">-------</text:p>
      <text:p text:style-name="P17">Message from @reuters_news_agency</text:p>
      <text:p text:style-name="P17">Date and Time: 2025-01-11 18:11:10</text:p>
      <text:p text:style-name="P17">Link: https://t.me/c/1157324126/193526</text:p>
      <text:p text:style-name="P17">Text: Los Angeles wildfire switches direction, posing new threat</text:p>
      <text:p text:style-name="P17"/>
      <text:p text:style-name="P17">The largest of the raging wildfires that have devastated parts of Los Angeles this week was reported to have shifted direction on Saturday, triggering more evacuation orders and posing a new challenge to exhausted firefighters.</text:p>
      <text:p text:style-name="P17"/>
      <text:p text:style-name="P17">Six simultaneous blazes that have ripped across Los Angeles County neighborhoods since Tuesday have killed at least 11 people and damaged or destroyed 10,000 structures. The toll is expected to mount when firefighters are able to conduct house-to-house searches.</text:p>
      <text:p text:style-name="P17"/>
      <text:p text:style-name="P17">2025-01-10T12:20:30</text:p>
      <text:p text:style-name="P17">-------</text:p>
      <text:p text:style-name="P17">Message from @tassagency_en</text:p>
      <text:p text:style-name="P17">Date and Time: 2025-01-12 00:53:42</text:p>
      <text:p text:style-name="P17">Link: https://t.me/c/1654562332/44103</text:p>
      <text:p text:style-name="P17">Text: At least 13 people have died as a result of fires that rage in Los Angeles County, California, NBC reported.</text:p>
      <text:p text:style-name="P17"/>
      <text:p text:style-name="P17">According to the broadcaster, eight people died in the Eaton fire area, while another five lost their lives in Palisades. Earlier, County Sheriff Robert Luna reported 11 fatalities and 13 people missing.</text:p>
      <text:p text:style-name="P17">-------</text:p>
      <text:p text:style-name="P17">Message from @reuters_news_agency</text:p>
      <text:p text:style-name="P17">Date and Time: 2025-01-12 02:11:02</text:p>
      <text:p text:style-name="P17">Link: https://t.me/c/1157324126/193550</text:p>
      <text:p text:style-name="P17">Text: See Pacific Palisades before and after the devastating Los Angeles fires</text:p>
      <text:p text:style-name="P17"/>
      <text:p text:style-name="P17">Before one of the most destructive fires in California history swept through, the Pacific Palisades neighborhood on Los Angeles' west side was filled with expensive homes fronted by green, well-tended landscaping and popular boutiques and cafes.</text:p>
      <text:p text:style-name="P17"/>
      <text:p text:style-name="P17">This week, the Palisades Fire leveled much of it to blackened rubble. To see what has been lost, a Reuters video journalist visited the neighborhood on Friday to retrace the path taken by a YouTube travel influencer couple who made a video last year of a walking tour, which is being reproduced with their permission.</text:p>
      <text:p text:style-name="P17"/>
      <text:p text:style-name="P17">2025-01-11T20:21:16</text:p>
      <text:p text:style-name="P17">-------</text:p>
      <text:p text:style-name="P17">Message from @reuters_news_agency</text:p>
      <text:p text:style-name="P17">Date and Time: 2025-01-12 05:51:26</text:p>
      <text:p text:style-name="P17">Link: https://t.me/c/1157324126/193565</text:p>
      <text:p text:style-name="P17">Text: Animal rescuers care for LA fire evacuees - dogs, donkeys, horses</text:p>
      <text:p text:style-name="P17"/>
      <text:p text:style-name="P17">The pitbull mix arrived at Pasadena Humane covered in ash, his paw pads ulcerated from walking on fire debris, his lungs choked with smoke. A good Samaritan found the dog lying in rubble in Altadena, wrapped him in a blanket and brought him to the shelter.</text:p>
      <text:p text:style-name="P17"/>
      <text:p text:style-name="P17"><text:soft-page-break/>Still too weak to walk Saturday, Canela was reunited with his owner - thanks to CNN’s coverage of the act of kindness. The injured pet continues to receive medical treatment and is one of more than 400 animals that have arrived at the Pasadena facility since the Southern California wildfires began last Tuesday.</text:p>
      <text:p text:style-name="P17"/>
      <text:p text:style-name="P17">2025-01-12T01:51:01</text:p>
      <text:p text:style-name="P17">-------</text:p>
      <text:p text:style-name="P17">Message from @CNNBrkNews</text:p>
      <text:p text:style-name="P17">Date and Time: 2025-01-12 17:10:47</text:p>
      <text:p text:style-name="P17">Link: https://t.me/c/1432836798/8080</text:p>
      <text:p text:style-name="P17">Text: ‌CNN Breaking News (Twitter)</text:p>
      <text:p text:style-name="P17"/>
      <text:p text:style-name="P17">Fire chief warns of "very high" fire threat as shifting conditions make it tricky for firefighters to get Los Angeles blazes fully contained. </text:p>
      <text:p text:style-name="P17"/>
      <text:p text:style-name="P17">Follow live updates. cnn.it/4aflH80</text:p>
      <text:p text:style-name="P17">-------</text:p>
      <text:p text:style-name="P17">Message from @reuters_news_agency</text:p>
      <text:p text:style-name="P17">Date and Time: 2025-01-12 18:12:39</text:p>
      <text:p text:style-name="P17">Link: https://t.me/c/1157324126/193606</text:p>
      <text:p text:style-name="P17">Text: Neighborhoods under threat as Los Angeles Palisades fire rages on</text:p>
      <text:p text:style-name="P17"/>
      <text:p text:style-name="P17">Firefighters were slowly making progress in their battle to contain the inferno that has burned wide areas of Los Angeles' Pacific Palisades neighborhood to the ground, but spreading flames and strong winds still threatened communities in the populous San Fernando Valley on Sunday.</text:p>
      <text:p text:style-name="P17"/>
      <text:p text:style-name="P17">Aircraft dropped water and fire retardant on steep hills to stem the eastward spread of the Palisades Fire and KTLA television reported that ground crews had managed to save a number of houses, although others were lost.</text:p>
      <text:p text:style-name="P17"/>
      <text:p text:style-name="P17">"LA County had another night of unimaginable terror and heartbreak," Los Angeles County Supervisor Lindsey Horvath said.</text:p>
      <text:p text:style-name="P17"/>
      <text:p text:style-name="P17">2025-01-12T13:45:21</text:p>
      <text:p text:style-name="P17">-------</text:p>
      <text:p text:style-name="P17">Message from @reuters_news_agency</text:p>
      <text:p text:style-name="P17">Date and Time: 2025-01-12 18:12:56</text:p>
      <text:p text:style-name="P17">Link: https://t.me/c/1157324126/193617</text:p>
      <text:p text:style-name="P17">Text: LA Fires Updates: US military ready to respond</text:p>
      <text:p text:style-name="P17"/>
      <text:p text:style-name="P17">The flames have reduced whole neighborhoods to ruins.[Media]Pacific Palisades. REUTERS/David Ryder</text:p>
      <text:p text:style-name="P17"/>
      <text:p text:style-name="P17">2025-01-12T14:57:57</text:p>
      <text:p text:style-name="P17">-------</text:p>
      <text:p text:style-name="P17">Message from @CNNBrkNews</text:p>
      <text:p text:style-name="P17">Date and Time: 2025-01-13 01:55:22</text:p>
      <text:p text:style-name="P17">Link: https://t.me/c/1432836798/8081</text:p>
      <text:p text:style-name="P17">Text: ‌CNN Breaking News (Twitter)</text:p>
      <text:p text:style-name="P17"/>
      <text:p text:style-name="P17">Death toll in Los Angeles wildfires climbs to at least 24. Rising winds are expected to complicate firefighting efforts over the next few days. cnn.it/4hbTQYv</text:p>
      <text:p text:style-name="P17"><text:soft-page-break/>-------</text:p>
      <text:p text:style-name="P17">Message from @tassagency_en</text:p>
      <text:p text:style-name="P17">Date and Time: 2025-01-13 17:37:14</text:p>
      <text:p text:style-name="P17">Link: https://t.me/c/1654562332/44178</text:p>
      <text:p text:style-name="P17">Text: Fires in California have affected an area larger than Paris, the California Department of Forestry and Fire Protection reported.</text:p>
      <text:p text:style-name="P17">-------</text:p>
      <text:p text:style-name="P17">Message from @reuters_news_agency</text:p>
      <text:p text:style-name="P17">Date and Time: 2025-01-13 18:14:19</text:p>
      <text:p text:style-name="P17">Link: https://t.me/c/1157324126/193683</text:p>
      <text:p text:style-name="P17">Text: LA blaze damage likely to be largest wildfire insured loss in US history</text:p>
      <text:p text:style-name="P17"/>
      <text:p text:style-name="P17">The Los Angeles wildfires, which have reduced entire neighborhoods to smoldering ruins and left an apocalyptic landscape, could become the costliest wildfires in U.S. history in terms of insured losses if analysts' estimates of up to $20 billion materialize.</text:p>
      <text:p text:style-name="P17"/>
      <text:p text:style-name="P17">Dangerously high winds were expected to resume on Monday in Los Angeles, potentially hampering efforts to extinguish two stubborn wildfires that have claimed the lives of at least two dozen people.</text:p>
      <text:p text:style-name="P17"/>
      <text:p text:style-name="P17">2025-01-13T17:35:48</text:p>
      <text:p text:style-name="P17">-------</text:p>
      <text:p text:style-name="P17">Message from @reuters_news_agency</text:p>
      <text:p text:style-name="P17">Date and Time: 2025-01-14 02:15:14</text:p>
      <text:p text:style-name="P17">Link: https://t.me/c/1157324126/193712</text:p>
      <text:p text:style-name="P17">Text: Mexican firefighters prepare to do battle with LA fires</text:p>
      <text:p text:style-name="P17"/>
      <text:p text:style-name="P17">A contingent of 72 Mexican firefighters received a briefing from U.S. fire officials on Monday alongside their American counterparts before heading out to help fight the wildfires plaguing Southern California.</text:p>
      <text:p text:style-name="P17"/>
      <text:p text:style-name="P17">The group is made up of military specialists, including doctors, engineers and search and rescue personnel, as well as a group of firefighters from Mexico's equivalent of the U.S. Forest Service.</text:p>
      <text:p text:style-name="P17"/>
      <text:p text:style-name="P17">2025-01-13T21:52:28</text:p>
      <text:p text:style-name="P17">-------</text:p>
      <text:p text:style-name="P17">Message from @reuters_news_agency</text:p>
      <text:p text:style-name="P17">Date and Time: 2025-01-14 02:15:45</text:p>
      <text:p text:style-name="P17">Link: https://t.me/c/1157324126/193728</text:p>
      <text:p text:style-name="P17">Text: Search underway in Peru for trapped workers at small gold mine</text:p>
      <text:p text:style-name="P17"/>
      <text:p text:style-name="P17">Rescue workers in northern Peru were searching for trapped miners at a small gold mine on Monday , after the mine was allegedly attacked by suspected illegal miners, a local mayor said.</text:p>
      <text:p text:style-name="P17"/>
      <text:p text:style-name="P17">Segundo Armas, mayor of the Pataz district in the region of La Libertad, said that as many as 17 miners could be trapped at the small remote mine which collapsed after it was attacked on Sunday by "possibly rival miners."</text:p>
      <text:p text:style-name="P17"/>
      <text:p text:style-name="P17">The mayor was unable to confirm how many workers had been able to escape.</text:p>
      <text:p text:style-name="P17"/>
      <text:p text:style-name="P17">"The area is difficult to access and we are trying to confirm the number of those trapped," Armas said, adding that cellular service does not reach the mine.</text:p>
      <text:p text:style-name="P17"><text:soft-page-break/></text:p>
      <text:p text:style-name="P17">2025-01-14T00:28:19</text:p>
      <text:p text:style-name="P17">-------</text:p>
      <text:p text:style-name="P17">Message from @tassagency_en</text:p>
      <text:p text:style-name="P17">Date and Time: 2025-01-14 07:43:12</text:p>
      <text:p text:style-name="P17">Link: https://t.me/c/1654562332/44212</text:p>
      <text:p text:style-name="P17">Text: ▶️ Economic losses from wildlife fires raging in the Los Angeles County of California are over $250 bln, AccuWeather reported.</text:p>
      <text:p text:style-name="P17"/>
      <text:p text:style-name="P17">"These fast-moving, wind-driven infernos have created one of the costliest wildfire disasters in modern US history,” said AccuWeather Chief Meteorologist Jonathan Porter. </text:p>
      <text:p text:style-name="P17"/>
      <text:p text:style-name="P17">The devastation left behind is heartbreaking, and the economic toll is staggering, the expert added.</text:p>
      <text:p text:style-name="P17"/>
      <text:p text:style-name="P17">Video: TASS/ALERTCalifornia/UC San Diego</text:p>
      <text:p text:style-name="P17">-------</text:p>
      <text:p text:style-name="P17">Message from @tassagency_en</text:p>
      <text:p text:style-name="P17">Date and Time: 2025-01-14 09:28:12</text:p>
      <text:p text:style-name="P17">Link: https://t.me/c/1654562332/44217</text:p>
      <text:p text:style-name="P17">Text: The scale of devastations from wildfires in California is above the damage from a nuclear strike, US President-elect Donald Trump said. <text:s/>The death toll might noticeably grow subsequently, he added.</text:p>
      <text:p text:style-name="P17">-------</text:p>
      <text:p text:style-name="P17">Message from @reuters_news_agency</text:p>
      <text:p text:style-name="P17">Date and Time: 2025-01-14 10:14:52</text:p>
      <text:p text:style-name="P17">Link: https://t.me/c/1157324126/193737</text:p>
      <text:p text:style-name="P17">Text: Benin festival seeks to dispel voodoo stereotypes</text:p>
      <text:p text:style-name="P17"/>
      <text:p text:style-name="P17">Modeste Zinsou, manager of Benin's Python Temple, gently drapes a live snake around a visitor's neck at the country's annual voodoo festival, as spectators learn about the reptiles' sacred connection to voodoo spirituality.</text:p>
      <text:p text:style-name="P17"/>
      <text:p text:style-name="P17">Practitioners like Zinsou seek to combat negative stereotypes of voodoo, a 500-year-old religion that celebrates a rich pantheon of deities and spirits.</text:p>
      <text:p text:style-name="P17"/>
      <text:p text:style-name="P17">"Stop saying that voodoo is about dolls. Voodoo is spirituality. Voodoo is you, it's me. It's the air we breathe. It's the four elements, as we say: water, air, fire, and earth," Zinsou said.</text:p>
      <text:p text:style-name="P17"/>
      <text:p text:style-name="P17">Every January, the festival Vodun Days draws tourists and worshippers to the small Atlantic coast town of Ouidah, offering a varied programme of ceremonies, concerts and exhibitions.</text:p>
      <text:p text:style-name="P17"/>
      <text:p text:style-name="P17">2025-01-14T07:04:50</text:p>
      <text:p text:style-name="P17">-------</text:p>
      <text:p text:style-name="P17">Message from @reuters_news_agency</text:p>
      <text:p text:style-name="P17">Date and Time: 2025-01-14 18:38:05</text:p>
      <text:p text:style-name="P17">Link: https://t.me/c/1157324126/193806</text:p>
      <text:p text:style-name="P17">Text: Trump's Pentagon nominee Pete Hegseth slammed over remarks on women</text:p>
      <text:p text:style-name="P17"/>
      <text:p text:style-name="P17">President-elect Donald Trump's pick to lead the Pentagon, Pete Hegseth, came under fire during his confirmation hearing on Tuesday as Democrats railed against him and voiced deep concern about his inexperience, alleged drunkenness and past opposition to women in combat.</text:p>
      <text:p text:style-name="P17"/>
      <text:p text:style-name="P17"><text:soft-page-break/>2025-01-14T11:13:26</text:p>
      <text:p text:style-name="P17">-------</text:p>
      <text:p text:style-name="P17">Message from @tassagency_en</text:p>
      <text:p text:style-name="P17">Date and Time: 2025-01-15 09:29:58</text:p>
      <text:p text:style-name="P17">Link: https://t.me/c/1654562332/44275</text:p>
      <text:p text:style-name="P17">Text: ▶️ Two new wildfires have broken out in southern California, Axios reports.</text:p>
      <text:p text:style-name="P17"/>
      <text:p text:style-name="P17">Video: TASS/Reuters/Spectee/Cal Fire</text:p>
      <text:p text:style-name="P17">-------</text:p>
      <text:p text:style-name="P17"><text:s text:c="3"/>Output: Current Situation Report: Los Angeles Wildfires (2025)</text:p>
      <text:p text:style-name="P17"/>
      <text:p text:style-name="P17">Multiple wildfires are ravaging Los Angeles County, causing unprecedented destruction and evacuation of residents. Six major fires are actively burning across the region, with the Eaton and Palisades fires being the largest and least contained (3% and 8% respectively).</text:p>
      <text:p text:style-name="P17"/>
      <text:p text:style-name="P17">Key Statistics:</text:p>
      <text:p text:style-name="P17">- Death toll: At least 24 confirmed casualties</text:p>
      <text:p text:style-name="P17">- Affected area: Over 11,000 hectares (larger than Paris)</text:p>
      <text:p text:style-name="P17">- Evacuations: 153,000 people under evacuation orders, 166,000 under evacuation warnings</text:p>
      <text:p text:style-name="P17">- Infrastructure impact: Over 1,000 buildings destroyed</text:p>
      <text:p text:style-name="P17">- Economic impact: Estimated $250-315 billion in total losses</text:p>
      <text:p text:style-name="P17">- Insurance losses: Expected to reach $20 billion</text:p>
      <text:p text:style-name="P17"/>
      <text:p text:style-name="P17">Current Status:</text:p>
      <text:p text:style-name="P17">- National Guard deployed (600 servicemembers)</text:p>
      <text:p text:style-name="P17">- International assistance arriving (72 Mexican firefighters)</text:p>
      <text:p text:style-name="P17">- President Biden declared major disaster for California</text:p>
      <text:p text:style-name="P17">- Containment efforts complicated by strong winds and low humidity</text:p>
      <text:p text:style-name="P17">- Two new wildfires reported in southern California</text:p>
      <text:p text:style-name="P17"/>
      <text:p text:style-name="P17">The Los Angeles fires of 2025 are being characterized as the most widespread and devastating in California's history, with firefighting efforts ongoing and conditions remaining challenging for containment.</text:p>
      <text:p text:style-name="P17"/>
      <text:p text:style-name="P17"/>
      <text:p text:style-name="P17"/>
      <text:p text:style-name="P17"/>
      <text:p text:style-name="P17"/>
      <text:p text:style-name="P17">11. gemini-1.5-pro:</text:p>
      <text:p text:style-name="P17"/>
      <text:p text:style-name="P17"/>
      <text:p text:style-name="P17"/>
      <text:p text:style-name="P17"/>
      <text:p text:style-name="P17"><text:s text:c="3"/>Prompt: prompt2.txt</text:p>
      <text:p text:style-name="P17"><text:s text:c="3"/>Thematic: thematics2.txt</text:p>
      <text:p text:style-name="P17"/>
      <text:p text:style-name="P17"><text:s text:c="3"/>Input: Write an emotional text based on the summary of posts below. Focus on a vivid visual or personal detail to create a strong image. Use metaphors, artistic descriptions, and repetitions to enhance the emotional effect. Make the text personal and caring by adding calls to the readers. Concisely convey the main ideas. Text length: from 300 to 600 characters, up to 1200 if depth is required.</text:p>
      <text:p text:style-name="P17"><text:soft-page-break/>Example text structure: Introduction through an emotional image. Description of a situation or event with a focus on emotions. Conclusion with a call to action or reflection.</text:p>
      <text:p text:style-name="P17">Here is example post to inherit style:</text:p>
      <text:p text:style-name="P17">“For those still playing with fire staying in Beirut, please don’t.</text:p>
      <text:p text:style-name="P17"/>
      <text:p text:style-name="P17">Prepare for the worst.</text:p>
      <text:p text:style-name="P17"/>
      <text:p text:style-name="P17">If you can, please make arrangements to leave Beirut, at least temporarily, out of an abundance of caution. </text:p>
      <text:p text:style-name="P17"/>
      <text:p text:style-name="P17">Things are not looking good anymore.</text:p>
      <text:p text:style-name="P17"/>
      <text:p text:style-name="P17">I don’t want to turn people’s emotions into a see saw.</text:p>
      <text:p text:style-name="P17"/>
      <text:p text:style-name="P17">All I am saying, is hope for the best and prepare for the worst.</text:p>
      <text:p text:style-name="P17"/>
      <text:p text:style-name="P17">Preparing for the worst means making these arrangements if you can.</text:p>
      <text:p text:style-name="P17"/>
      <text:p text:style-name="P17">I will continue to update, while being as careful as I can not dragging people’s emotions.</text:p>
      <text:p text:style-name="P17"/>
      <text:p text:style-name="P17">I will wait for concrete confirmation of claims and reports as best as possible before reporting here.</text:p>
      <text:p text:style-name="P17"/>
      <text:p text:style-name="P17">Please stay safe everyone.”</text:p>
      <text:p text:style-name="P17">Posts to summarize content during analysis:</text:p>
      <text:p text:style-name="P17">From 2024-10-17 14:55:54 to 2025-01-15 14:55:54</text:p>
      <text:p text:style-name="P17">Keywords: Bayrou</text:p>
      <text:p text:style-name="P17">Exclude words: </text:p>
      <text:p text:style-name="P17">Channels: @CNNBrkNews, @nytimes, @reuters_news_agency, @tassagency_en</text:p>
      <text:p text:style-name="P17">Message from @tassagency_en</text:p>
      <text:p text:style-name="P17">Date and Time: 2024-12-12 03:11:01</text:p>
      <text:p text:style-name="P17">Link: https://t.me/c/1654562332/42198</text:p>
      <text:p text:style-name="P17">Text: French President Emmanuel Macron is expected to appoint the country’s new prime minister later today, the Les Echos newspaper wrote citing a source. </text:p>
      <text:p text:style-name="P17"/>
      <text:p text:style-name="P17">According to the report, the announcement may be made when the president returns from his brief trip to Poland. </text:p>
      <text:p text:style-name="P17"/>
      <text:p text:style-name="P17">Among possible candidates, Les Echos named 73-year-old Francois Bayrou, the leader of the centrist Democratic Movement (MoDem) party; 38-year-old Defense Minister Sebastien Lecornu and Bernard Cazeneuve, 61, who served as prime minister during the final months of socialist Francois Hollande’s presidency.</text:p>
      <text:p text:style-name="P17">-------</text:p>
      <text:p text:style-name="P17">Message from @CNNBrkNews</text:p>
      <text:p text:style-name="P17">Date and Time: 2024-12-13 12:18:16</text:p>
      <text:p text:style-name="P17">Link: https://t.me/c/1432836798/7949</text:p>
      <text:p text:style-name="P17">Text: ‌CNN Breaking News (Twitter)</text:p>
      <text:p text:style-name="P17"/>
      <text:p text:style-name="P17">François Bayrou named as new French prime minister as President Emmanuel Macron tries to break political deadlock</text:p>
      <text:p text:style-name="P17">cnn.it/3OQTYRj</text:p>
      <text:p text:style-name="P17">-------</text:p>
      <text:p text:style-name="P17">Message from @tassagency_en</text:p>
      <text:p text:style-name="P17"><text:soft-page-break/>Date and Time: 2024-12-13 12:28:38</text:p>
      <text:p text:style-name="P17">Link: https://t.me/c/1654562332/42309</text:p>
      <text:p text:style-name="P17">Text: French President Emmanuel Macron has appointed Francois Bayrou, leader of the centrist Democratic Movement political party, as the country’s new prime minister.</text:p>
      <text:p text:style-name="P17"/>
      <text:p text:style-name="P17">Bayrou, 73, succeeds Michel Barnier, who stepped down after France’s lower house passed a no-confidence vote against his cabinet.</text:p>
      <text:p text:style-name="P17">-------</text:p>
      <text:p text:style-name="P17">Message from @tassagency_en</text:p>
      <text:p text:style-name="P17">Date and Time: 2024-12-13 14:37:53</text:p>
      <text:p text:style-name="P17">Link: https://t.me/c/1654562332/42314</text:p>
      <text:p text:style-name="P17">Text: What is known about Francois Bayrou, 73, who has been appointed as French prime minister:</text:p>
      <text:p text:style-name="P17"/>
      <text:p text:style-name="P17">▪️He is a former justice minister and the leader of the centrist Democratic Movement party</text:p>
      <text:p text:style-name="P17"/>
      <text:p text:style-name="P17">▪️Media outlets describe him as a key political ally of French President Emmanuel Macron</text:p>
      <text:p text:style-name="P17"/>
      <text:p text:style-name="P17">▪️In January, he rejected an offer to take over Gabriel Attal's cabinet post</text:p>
      <text:p text:style-name="P17"/>
      <text:p text:style-name="P17">▪️According to the Liberation newspaper, Bayrou consistently refused offers to head the military and education ministries</text:p>
      <text:p text:style-name="P17"/>
      <text:p text:style-name="P17">▪️The politician criticized the government, stating it does not understand how people live, as the cabinet includes “too many Parisians and not enough regional representatives,” making meaningful reforms impossible under these conditions</text:p>
      <text:p text:style-name="P17"/>
      <text:p text:style-name="P17">▪️Despite this, Bayrou is still regarded as one of the “pillars of French politics” and retains the full trust of the president</text:p>
      <text:p text:style-name="P17">-------</text:p>
      <text:p text:style-name="P17">Message from @reuters_news_agency</text:p>
      <text:p text:style-name="P17">Date and Time: 2024-12-13 16:35:12</text:p>
      <text:p text:style-name="P17">Link: https://t.me/c/1157324126/191606</text:p>
      <text:p text:style-name="P17">Text: Macron's new PM Bayrou faces 'long road' against fractious French parliament</text:p>
      <text:p text:style-name="P17"/>
      <text:p text:style-name="P17">French President Emmanuel Macron named key ally Francois Bayrou as his fourth prime minister of 2024 on Friday, but the scale of the challenge facing the veteran centrist was immediately clear as the Socialist Party refused to join his coalition government.</text:p>
      <text:p text:style-name="P17"/>
      <text:p text:style-name="P17">Bayrou, 73, gave a sober assessment of whether he could tame a hung parliament that ousted his predecessor, Michel Barnier, just last week.</text:p>
      <text:p text:style-name="P17"/>
      <text:p text:style-name="P17">"It is a long road, everyone knows that," he told reporters. "I am not the first to take a long road."</text:p>
      <text:p text:style-name="P17"/>
      <text:p text:style-name="P17">France's festering political malaise has raised doubts about whether Macron will complete his second presidential term until 2027.</text:p>
      <text:p text:style-name="P17"/>
      <text:p text:style-name="P17">2024-12-13T11:52:13</text:p>
      <text:p text:style-name="P17">-------</text:p>
      <text:p text:style-name="P17">Message from @tassagency_en</text:p>
      <text:p text:style-name="P17">Date and Time: 2024-12-13 20:00:35</text:p>
      <text:p text:style-name="P17">Link: https://t.me/c/1654562332/42346</text:p>
      <text:p text:style-name="P17">Text: ❗️ TASS News Roundup, December 13:</text:p>
      <text:p text:style-name="P17"><text:soft-page-break/></text:p>
      <text:p text:style-name="P17">▪️French President Emmanuel Macron has appointed Francois Bayrou, leader of the centrist Democratic Movement political party, as the country’s new prime minister</text:p>
      <text:p text:style-name="P17"/>
      <text:p text:style-name="P17">▪️Russia is holding talks with the new Syrian authorities on preserving its two military bases, a source familiar with the talks has told TASS</text:p>
      <text:p text:style-name="P17"/>
      <text:p text:style-name="P17">▪️Russian forces liberated seven settlements in the course of the special military operation over the past week, the Russian defense ministry said</text:p>
      <text:p text:style-name="P17"/>
      <text:p text:style-name="P17">▪️Russia’s military carried out targeted strikes on crucial Ukrainian fuel and energy infrastructure facilities that ensure the operation of its defense enterprises, the Russian Defense Ministry said</text:p>
      <text:p text:style-name="P17"/>
      <text:p text:style-name="P17">▪️Russia’s media watchdog Roskomnadzor has restricted the access to the Viber messenger in the country for violating national law</text:p>
      <text:p text:style-name="P17"/>
      <text:p text:style-name="P17">▪️Georgian President Salome Zourabichvili has said that she has no intention of leaving her office after her presidential term expires on December 29</text:p>
      <text:p text:style-name="P17"/>
      <text:p text:style-name="P17">▪️Russian Sports Minister Mikhail Degtyarev was elected to the post of the president of the Russian Olympic Committee</text:p>
      <text:p text:style-name="P17"/>
      <text:p text:style-name="P17">▪️The US military has successfully tested a conventional hypersonic missile in the state of Florida, the Pentagon said in a statement</text:p>
      <text:p text:style-name="P17"/>
      <text:p text:style-name="P17">▪️Six people died and 32 were injured in a fire at a private hospital in the Indian city of Dindigul</text:p>
      <text:p text:style-name="P17">-------</text:p>
      <text:p text:style-name="P17">Message from @nytimes</text:p>
      <text:p text:style-name="P17">Date and Time: 2024-12-13 20:35:12</text:p>
      <text:p text:style-name="P17">Link: https://t.me/c/1606432449/3296</text:p>
      <text:p text:style-name="P17">Text: Here are some of the stories we are covering from around the world:</text:p>
      <text:p text:style-name="P17"/>
      <text:p text:style-name="P17">Emmanuel Macron Appoints Key Ally as France’s New Prime Minister</text:p>
      <text:p text:style-name="P17"/>
      <text:p text:style-name="P17">President Emmanuel Macron of France tapped François Bayrou, a veteran centrist politician and one of his top allies, as the new prime minister, a move that few expect would stabilize the country's roiling politics.</text:p>
      <text:p text:style-name="P17"/>
      <text:p text:style-name="P17">The Syrian Upheaval Has Iranian Leaders Reeling, Too</text:p>
      <text:p text:style-name="P17"/>
      <text:p text:style-name="P17">For decades, Iran poured money and military aid into Syria, backing the Assad regime in its ambition to confront Israel. Now many Iranians are openly asking why.</text:p>
      <text:p text:style-name="P17"/>
      <text:p text:style-name="P17">Russia Hits Ukraine’s Energy Infrastructure in a Renewed Assault</text:p>
      <text:p text:style-name="P17"/>
      <text:p text:style-name="P17">﻿Russia launched a missile attack on Ukraine’s energy infrastructure early Friday, in an assault that President Volodymyr Zelensky described as “one of the largest strikes” on his country’s power facilities.</text:p>
      <text:p text:style-name="P17"/>
      <text:p text:style-name="P17">@nytimes</text:p>
      <text:p text:style-name="P17">-------</text:p>
      <text:p text:style-name="P17">Message from @reuters_news_agency</text:p>
      <text:p text:style-name="P17"><text:soft-page-break/>Date and Time: 2024-12-15 00:10:00</text:p>
      <text:p text:style-name="P17">Link: https://t.me/c/1157324126/191683</text:p>
      <text:p text:style-name="P17">Text: New French PM Bayrou will meet far-right leader Le Pen on Monday</text:p>
      <text:p text:style-name="P17"/>
      <text:p text:style-name="P17">New French Prime Minister Francois Bayrou will meet with the heads of parliamentary groups on Monday and Tuesday, starting with Marine Le Pen of the far-right Rassemblement National, he told La Tribune Dimanche in an interview.</text:p>
      <text:p text:style-name="P17"/>
      <text:p text:style-name="P17">Bayrou, whose appointment on Friday made him the fourth person to serve as French prime minister this year, will be responsible for steering a 2025 budget through the fractious parliament. It was the same task that ultimately toppled his predecessor Michel Barnier, whose three-month tenure was the shortest in modern French history.</text:p>
      <text:p text:style-name="P17"/>
      <text:p text:style-name="P17">2024-12-14T22:01:59</text:p>
      <text:p text:style-name="P17">-------</text:p>
      <text:p text:style-name="P17">Message from @reuters_news_agency</text:p>
      <text:p text:style-name="P17">Date and Time: 2024-12-19 08:39:57</text:p>
      <text:p text:style-name="P17">Link: https://t.me/c/1157324126/192021</text:p>
      <text:p text:style-name="P17">Text: Nearly two thirds of French unhappy with Bayrou as PM, poll shows</text:p>
      <text:p text:style-name="P17"/>
      <text:p text:style-name="P17">Some 64% of people in France are dissatisfied with the appointment of Francois Bayrou as prime minister, a poll on Thursday said, highlighting the challenges Bayrou faces to push through reforms and cut France's deficit.</text:p>
      <text:p text:style-name="P17"/>
      <text:p text:style-name="P17">The survey was conducted for Sud Radio by Ifop-Fiducial, and it polled 1,000 people over Dec. 17 and Dec. 18.</text:p>
      <text:p text:style-name="P17"/>
      <text:p text:style-name="P17">2024-12-19T06:03:08</text:p>
      <text:p text:style-name="P17">-------</text:p>
      <text:p text:style-name="P17">Message from @reuters_news_agency</text:p>
      <text:p text:style-name="P17">Date and Time: 2024-12-24 01:02:49</text:p>
      <text:p text:style-name="P17">Link: https://t.me/c/1157324126/192365</text:p>
      <text:p text:style-name="P17">Text: France unveils fresh government with budget battle looming</text:p>
      <text:p text:style-name="P17"/>
      <text:p text:style-name="P17">France unveiled a new government on Monday composed of former ministers and senior civil servants that Prime Minister Francois Bayrou will hope can oversee the passage of a 2025 budget and prevent a deepening of the country's crisis.</text:p>
      <text:p text:style-name="P17"/>
      <text:p text:style-name="P17">Eric Lombard, 66, the head of Caisse des Depots, the investment arm of the French government, became finance minister, working with Amélie de Montchalin as budget minister.</text:p>
      <text:p text:style-name="P17"/>
      <text:p text:style-name="P17">2024-12-23T10:01:00</text:p>
      <text:p text:style-name="P17">-------</text:p>
      <text:p text:style-name="P17">Message from @reuters_news_agency</text:p>
      <text:p text:style-name="P17">Date and Time: 2024-12-30 17:25:46</text:p>
      <text:p text:style-name="P17">Link: https://t.me/c/1157324126/192774</text:p>
      <text:p text:style-name="P17">Text: New French PM vows to restore power, ban shantytowns in storm-hit Mayotte</text:p>
      <text:p text:style-name="P17"/>
      <text:p text:style-name="P17">New French Prime Minister Francois Bayrou said on Monday that power will be restored to all households on the storm-ravaged Mayotte archipelago by the end of January, while the rebuilding of its shantytowns will not be permitted.</text:p>
      <text:p text:style-name="P17"/>
      <text:p text:style-name="P17"><text:soft-page-break/>The slow pace of aid and delays in the arrival of clean water and electricity have angered residents of France's poorest overseas territory, located between Madagascar and Mozambique about 8,000 km (4,971 miles) from mainland France.</text:p>
      <text:p text:style-name="P17"/>
      <text:p text:style-name="P17">2024-12-30T15:59:34</text:p>
      <text:p text:style-name="P17">-------</text:p>
      <text:p text:style-name="P17">Message from @reuters_news_agency</text:p>
      <text:p text:style-name="P17">Date and Time: 2025-01-14 02:16:03</text:p>
      <text:p text:style-name="P17">Link: https://t.me/c/1157324126/193734</text:p>
      <text:p text:style-name="P17">Text: French PM's concessions on pensions eyed in key policy speech</text:p>
      <text:p text:style-name="P17"/>
      <text:p text:style-name="P17">French Prime Minister Francois Bayrou is expected to lay out in a speech on Tuesday the contours of a deal to water down pension reforms in return for support from the left on passing a budget.</text:p>
      <text:p text:style-name="P17"/>
      <text:p text:style-name="P17">The speech comes after a tumultuous 2024 for France when President Emmanuel Macron shocked the nation by calling early elections, only to lose his working majority in parliament just as the public finances went off track.</text:p>
      <text:p text:style-name="P17"/>
      <text:p text:style-name="P17">Bayrou's government, which was formed last month after the collapse of his predecessor's administration, is trying to win assurances from some opposition parties and the Socialists in particular that they will not vote against its 2025 budget.</text:p>
      <text:p text:style-name="P17"/>
      <text:p text:style-name="P17">2025-01-14T01:04:02</text:p>
      <text:p text:style-name="P17">-------</text:p>
      <text:p text:style-name="P17">Message from @reuters_news_agency</text:p>
      <text:p text:style-name="P17">Date and Time: 2025-01-14 18:36:35</text:p>
      <text:p text:style-name="P17">Link: https://t.me/c/1157324126/193783</text:p>
      <text:p text:style-name="P17">Text: Key quotes from French Prime Minister Bayrou's parliamentary address</text:p>
      <text:p text:style-name="P17"/>
      <text:p text:style-name="P17">French Prime Minister Francois Bayrou on Tuesday told lawmakers that France was drowning in debt, but pledged to listen to ideas to renegotiate a landmark 2023 pension reform in a bid to win support from the left to pass the 2025 budget.</text:p>
      <text:p text:style-name="P17"/>
      <text:p text:style-name="P17">Below are some of the key quotes from his speech in parliament:</text:p>
      <text:p text:style-name="P17"/>
      <text:p text:style-name="P17">DEBT:</text:p>
      <text:p text:style-name="P17"/>
      <text:p text:style-name="P17">"There are countless causes for concern. However, there is one that emerges with glaring force: our country's over-indebtedness."</text:p>
      <text:p text:style-name="P17"/>
      <text:p text:style-name="P17">2025-01-14T16:37:39</text:p>
      <text:p text:style-name="P17">-------</text:p>
      <text:p text:style-name="P17">Message from @reuters_news_agency</text:p>
      <text:p text:style-name="P17">Date and Time: 2025-01-15 02:36:35</text:p>
      <text:p text:style-name="P17">Link: https://t.me/c/1157324126/193821</text:p>
      <text:p text:style-name="P17">Text: French Socialist Party raises threat of backing no-confidence vote against government</text:p>
      <text:p text:style-name="P17"/>
      <text:p text:style-name="P17">The French Socialist Party, whose support Francois Bayrou's minority government has been trying to secure for weeks, on Tuesday raised the threat of backing a no-confidence vote against the government later this week.</text:p>
      <text:p text:style-name="P17"/>
      <text:p text:style-name="P17"><text:soft-page-break/>The Socialists, who voted down previous budget proposals in December in conjunction with far-right lawmakers and thereby precipitated the fall of Michel Barnier's government, have made concessions on the 2023 pension reform a condition for support.</text:p>
      <text:p text:style-name="P17"/>
      <text:p text:style-name="P17">2025-01-14T19:22:38</text:p>
      <text:p text:style-name="P17">-------</text:p>
      <text:p text:style-name="P17"><text:s text:c="3"/>Output: Imagine a ship, France, caught in a tempestuous sea. The waves of political turmoil crash against it, each wave a new prime minister swept away. <text:s/>Macron, at the helm, appoints Bayrou, a seasoned mariner, the *fourth* in a single year. <text:s/>Can he navigate these treacherous waters? Can he quell the storm?</text:p>
      <text:p text:style-name="P17"/>
      <text:p text:style-name="P17">Bayrou, 73, takes the wheel. He inherits a fractured parliament, a public deeply dissatisfied, a nation "drowning in debt." He extends a hand to the far-right, then the left, seeking a coalition, a lifeline. He offers concessions, whispers of renegotiating the contentious pension reforms. Will it be enough?</text:p>
      <text:p text:style-name="P17"/>
      <text:p text:style-name="P17">The clock is ticking. <text:s/>The 2025 budget looms, a crucial test. The Socialists, holding the power to sink or save the ship, raise the specter of a no-confidence vote. <text:s/>The storm rages on.</text:p>
      <text:p text:style-name="P17"/>
      <text:p text:style-name="P17">France, the ship, is battered, but not broken. <text:s/>Its fate hangs in the balance. We, the crew, must watch closely, hold onto hope, and demand leadership that will steer us to calmer waters. What will *you* do to help steady the ship? <text:s/>What will *you* do to ensure a safe passage? <text:s/>The time to act is now.</text:p>
      <text:p text:style-name="P17"/>
      <text:p text:style-name="P17"/>
      <text:p text:style-name="P17"/>
      <text:p text:style-name="P17"/>
      <text:p text:style-name="P17"/>
      <text:p text:style-name="P17">12. o1-preview:</text:p>
      <text:p text:style-name="P17"/>
      <text:p text:style-name="P17"/>
      <text:p text:style-name="P17"/>
      <text:p text:style-name="P17"/>
      <text:p text:style-name="P17"><text:s text:c="3"/>Prompt: prompt2.txt</text:p>
      <text:p text:style-name="P17"><text:s text:c="3"/>Thematic: thematics2.txt</text:p>
      <text:p text:style-name="P17"/>
      <text:p text:style-name="P17"><text:s text:c="3"/>Input: Write an emotional text based on the summary of posts below. Focus on a vivid visual or personal detail to create a strong image. Use metaphors, artistic descriptions, and repetitions to enhance the emotional effect. Make the text personal and caring by adding calls to the readers. Concisely convey the main ideas. Text length: from 300 to 600 characters, up to 1200 if depth is required.</text:p>
      <text:p text:style-name="P17">Example text structure: Introduction through an emotional image. Description of a situation or event with a focus on emotions. Conclusion with a call to action or reflection.</text:p>
      <text:p text:style-name="P17">Here is example post to inherit style:</text:p>
      <text:p text:style-name="P17">“For those still playing with fire staying in Beirut, please don’t.</text:p>
      <text:p text:style-name="P17"/>
      <text:p text:style-name="P17">Prepare for the worst.</text:p>
      <text:p text:style-name="P17"/>
      <text:p text:style-name="P17">If you can, please make arrangements to leave Beirut, at least temporarily, out of an abundance of caution. </text:p>
      <text:p text:style-name="P17"/>
      <text:p text:style-name="P17">Things are not looking good anymore.</text:p>
      <text:p text:style-name="P17"/>
      <text:p text:style-name="P17"><text:soft-page-break/>I don’t want to turn people’s emotions into a see saw.</text:p>
      <text:p text:style-name="P17"/>
      <text:p text:style-name="P17">All I am saying, is hope for the best and prepare for the worst.</text:p>
      <text:p text:style-name="P17"/>
      <text:p text:style-name="P17">Preparing for the worst means making these arrangements if you can.</text:p>
      <text:p text:style-name="P17"/>
      <text:p text:style-name="P17">I will continue to update, while being as careful as I can not dragging people’s emotions.</text:p>
      <text:p text:style-name="P17"/>
      <text:p text:style-name="P17">I will wait for concrete confirmation of claims and reports as best as possible before reporting here.</text:p>
      <text:p text:style-name="P17"/>
      <text:p text:style-name="P17">Please stay safe everyone.”</text:p>
      <text:p text:style-name="P17">Posts to summarize content during analysis:</text:p>
      <text:p text:style-name="P17">From 2024-10-17 14:55:54 to 2025-01-15 14:55:54</text:p>
      <text:p text:style-name="P17">Keywords: Bayrou</text:p>
      <text:p text:style-name="P17">Exclude words: </text:p>
      <text:p text:style-name="P17">Channels: @CNNBrkNews, @nytimes, @reuters_news_agency, @tassagency_en</text:p>
      <text:p text:style-name="P17">Message from @tassagency_en</text:p>
      <text:p text:style-name="P17">Date and Time: 2024-12-12 03:11:01</text:p>
      <text:p text:style-name="P17">Link: https://t.me/c/1654562332/42198</text:p>
      <text:p text:style-name="P17">Text: French President Emmanuel Macron is expected to appoint the country’s new prime minister later today, the Les Echos newspaper wrote citing a source. </text:p>
      <text:p text:style-name="P17"/>
      <text:p text:style-name="P17">According to the report, the announcement may be made when the president returns from his brief trip to Poland. </text:p>
      <text:p text:style-name="P17"/>
      <text:p text:style-name="P17">Among possible candidates, Les Echos named 73-year-old Francois Bayrou, the leader of the centrist Democratic Movement (MoDem) party; 38-year-old Defense Minister Sebastien Lecornu and Bernard Cazeneuve, 61, who served as prime minister during the final months of socialist Francois Hollande’s presidency.</text:p>
      <text:p text:style-name="P17">-------</text:p>
      <text:p text:style-name="P17">Message from @CNNBrkNews</text:p>
      <text:p text:style-name="P17">Date and Time: 2024-12-13 12:18:16</text:p>
      <text:p text:style-name="P17">Link: https://t.me/c/1432836798/7949</text:p>
      <text:p text:style-name="P17">Text: ‌CNN Breaking News (Twitter)</text:p>
      <text:p text:style-name="P17"/>
      <text:p text:style-name="P17">François Bayrou named as new French prime minister as President Emmanuel Macron tries to break political deadlock</text:p>
      <text:p text:style-name="P17">cnn.it/3OQTYRj</text:p>
      <text:p text:style-name="P17">-------</text:p>
      <text:p text:style-name="P17">Message from @tassagency_en</text:p>
      <text:p text:style-name="P17">Date and Time: 2024-12-13 12:28:38</text:p>
      <text:p text:style-name="P17">Link: https://t.me/c/1654562332/42309</text:p>
      <text:p text:style-name="P17">Text: French President Emmanuel Macron has appointed Francois Bayrou, leader of the centrist Democratic Movement political party, as the country’s new prime minister.</text:p>
      <text:p text:style-name="P17"/>
      <text:p text:style-name="P17">Bayrou, 73, succeeds Michel Barnier, who stepped down after France’s lower house passed a no-confidence vote against his cabinet.</text:p>
      <text:p text:style-name="P17">-------</text:p>
      <text:p text:style-name="P17">Message from @tassagency_en</text:p>
      <text:p text:style-name="P17">Date and Time: 2024-12-13 14:37:53</text:p>
      <text:p text:style-name="P17">Link: https://t.me/c/1654562332/42314</text:p>
      <text:p text:style-name="P17">Text: What is known about Francois Bayrou, 73, who has been appointed as French prime minister:</text:p>
      <text:p text:style-name="P17"><text:soft-page-break/></text:p>
      <text:p text:style-name="P17">▪️He is a former justice minister and the leader of the centrist Democratic Movement party</text:p>
      <text:p text:style-name="P17"/>
      <text:p text:style-name="P17">▪️Media outlets describe him as a key political ally of French President Emmanuel Macron</text:p>
      <text:p text:style-name="P17"/>
      <text:p text:style-name="P17">▪️In January, he rejected an offer to take over Gabriel Attal's cabinet post</text:p>
      <text:p text:style-name="P17"/>
      <text:p text:style-name="P17">▪️According to the Liberation newspaper, Bayrou consistently refused offers to head the military and education ministries</text:p>
      <text:p text:style-name="P17"/>
      <text:p text:style-name="P17">▪️The politician criticized the government, stating it does not understand how people live, as the cabinet includes “too many Parisians and not enough regional representatives,” making meaningful reforms impossible under these conditions</text:p>
      <text:p text:style-name="P17"/>
      <text:p text:style-name="P17">▪️Despite this, Bayrou is still regarded as one of the “pillars of French politics” and retains the full trust of the president</text:p>
      <text:p text:style-name="P17">-------</text:p>
      <text:p text:style-name="P17">Message from @reuters_news_agency</text:p>
      <text:p text:style-name="P17">Date and Time: 2024-12-13 16:35:12</text:p>
      <text:p text:style-name="P17">Link: https://t.me/c/1157324126/191606</text:p>
      <text:p text:style-name="P17">Text: Macron's new PM Bayrou faces 'long road' against fractious French parliament</text:p>
      <text:p text:style-name="P17"/>
      <text:p text:style-name="P17">French President Emmanuel Macron named key ally Francois Bayrou as his fourth prime minister of 2024 on Friday, but the scale of the challenge facing the veteran centrist was immediately clear as the Socialist Party refused to join his coalition government.</text:p>
      <text:p text:style-name="P17"/>
      <text:p text:style-name="P17">Bayrou, 73, gave a sober assessment of whether he could tame a hung parliament that ousted his predecessor, Michel Barnier, just last week.</text:p>
      <text:p text:style-name="P17"/>
      <text:p text:style-name="P17">"It is a long road, everyone knows that," he told reporters. "I am not the first to take a long road."</text:p>
      <text:p text:style-name="P17"/>
      <text:p text:style-name="P17">France's festering political malaise has raised doubts about whether Macron will complete his second presidential term until 2027.</text:p>
      <text:p text:style-name="P17"/>
      <text:p text:style-name="P17">2024-12-13T11:52:13</text:p>
      <text:p text:style-name="P17">-------</text:p>
      <text:p text:style-name="P17">Message from @tassagency_en</text:p>
      <text:p text:style-name="P17">Date and Time: 2024-12-13 20:00:35</text:p>
      <text:p text:style-name="P17">Link: https://t.me/c/1654562332/42346</text:p>
      <text:p text:style-name="P17">Text: ❗️ TASS News Roundup, December 13:</text:p>
      <text:p text:style-name="P17"/>
      <text:p text:style-name="P17">▪️French President Emmanuel Macron has appointed Francois Bayrou, leader of the centrist Democratic Movement political party, as the country’s new prime minister</text:p>
      <text:p text:style-name="P17"/>
      <text:p text:style-name="P17">▪️Russia is holding talks with the new Syrian authorities on preserving its two military bases, a source familiar with the talks has told TASS</text:p>
      <text:p text:style-name="P17"/>
      <text:p text:style-name="P17">▪️Russian forces liberated seven settlements in the course of the special military operation over the past week, the Russian defense ministry said</text:p>
      <text:p text:style-name="P17"/>
      <text:p text:style-name="P17">▪️Russia’s military carried out targeted strikes on crucial Ukrainian fuel and energy infrastructure facilities that ensure the operation of its defense enterprises, the Russian Defense Ministry said</text:p>
      <text:p text:style-name="P17"><text:soft-page-break/></text:p>
      <text:p text:style-name="P17">▪️Russia’s media watchdog Roskomnadzor has restricted the access to the Viber messenger in the country for violating national law</text:p>
      <text:p text:style-name="P17"/>
      <text:p text:style-name="P17">▪️Georgian President Salome Zourabichvili has said that she has no intention of leaving her office after her presidential term expires on December 29</text:p>
      <text:p text:style-name="P17"/>
      <text:p text:style-name="P17">▪️Russian Sports Minister Mikhail Degtyarev was elected to the post of the president of the Russian Olympic Committee</text:p>
      <text:p text:style-name="P17"/>
      <text:p text:style-name="P17">▪️The US military has successfully tested a conventional hypersonic missile in the state of Florida, the Pentagon said in a statement</text:p>
      <text:p text:style-name="P17"/>
      <text:p text:style-name="P17">▪️Six people died and 32 were injured in a fire at a private hospital in the Indian city of Dindigul</text:p>
      <text:p text:style-name="P17">-------</text:p>
      <text:p text:style-name="P17">Message from @nytimes</text:p>
      <text:p text:style-name="P17">Date and Time: 2024-12-13 20:35:12</text:p>
      <text:p text:style-name="P17">Link: https://t.me/c/1606432449/3296</text:p>
      <text:p text:style-name="P17">Text: Here are some of the stories we are covering from around the world:</text:p>
      <text:p text:style-name="P17"/>
      <text:p text:style-name="P17">Emmanuel Macron Appoints Key Ally as France’s New Prime Minister</text:p>
      <text:p text:style-name="P17"/>
      <text:p text:style-name="P17">President Emmanuel Macron of France tapped François Bayrou, a veteran centrist politician and one of his top allies, as the new prime minister, a move that few expect would stabilize the country's roiling politics.</text:p>
      <text:p text:style-name="P17"/>
      <text:p text:style-name="P17">The Syrian Upheaval Has Iranian Leaders Reeling, Too</text:p>
      <text:p text:style-name="P17"/>
      <text:p text:style-name="P17">For decades, Iran poured money and military aid into Syria, backing the Assad regime in its ambition to confront Israel. Now many Iranians are openly asking why.</text:p>
      <text:p text:style-name="P17"/>
      <text:p text:style-name="P17">Russia Hits Ukraine’s Energy Infrastructure in a Renewed Assault</text:p>
      <text:p text:style-name="P17"/>
      <text:p text:style-name="P17">﻿Russia launched a missile attack on Ukraine’s energy infrastructure early Friday, in an assault that President Volodymyr Zelensky described as “one of the largest strikes” on his country’s power facilities.</text:p>
      <text:p text:style-name="P17"/>
      <text:p text:style-name="P17">@nytimes</text:p>
      <text:p text:style-name="P17">-------</text:p>
      <text:p text:style-name="P17">Message from @reuters_news_agency</text:p>
      <text:p text:style-name="P17">Date and Time: 2024-12-15 00:10:00</text:p>
      <text:p text:style-name="P17">Link: https://t.me/c/1157324126/191683</text:p>
      <text:p text:style-name="P17">Text: New French PM Bayrou will meet far-right leader Le Pen on Monday</text:p>
      <text:p text:style-name="P17"/>
      <text:p text:style-name="P17">New French Prime Minister Francois Bayrou will meet with the heads of parliamentary groups on Monday and Tuesday, starting with Marine Le Pen of the far-right Rassemblement National, he told La Tribune Dimanche in an interview.</text:p>
      <text:p text:style-name="P17"/>
      <text:p text:style-name="P17">Bayrou, whose appointment on Friday made him the fourth person to serve as French prime minister this year, will be responsible for steering a 2025 budget through the fractious parliament. It was the same task that ultimately toppled his predecessor Michel Barnier, whose three-month tenure was the shortest in modern French history.</text:p>
      <text:p text:style-name="P17"><text:soft-page-break/></text:p>
      <text:p text:style-name="P17">2024-12-14T22:01:59</text:p>
      <text:p text:style-name="P17">-------</text:p>
      <text:p text:style-name="P17">Message from @reuters_news_agency</text:p>
      <text:p text:style-name="P17">Date and Time: 2024-12-19 08:39:57</text:p>
      <text:p text:style-name="P17">Link: https://t.me/c/1157324126/192021</text:p>
      <text:p text:style-name="P17">Text: Nearly two thirds of French unhappy with Bayrou as PM, poll shows</text:p>
      <text:p text:style-name="P17"/>
      <text:p text:style-name="P17">Some 64% of people in France are dissatisfied with the appointment of Francois Bayrou as prime minister, a poll on Thursday said, highlighting the challenges Bayrou faces to push through reforms and cut France's deficit.</text:p>
      <text:p text:style-name="P17"/>
      <text:p text:style-name="P17">The survey was conducted for Sud Radio by Ifop-Fiducial, and it polled 1,000 people over Dec. 17 and Dec. 18.</text:p>
      <text:p text:style-name="P17"/>
      <text:p text:style-name="P17">2024-12-19T06:03:08</text:p>
      <text:p text:style-name="P17">-------</text:p>
      <text:p text:style-name="P17">Message from @reuters_news_agency</text:p>
      <text:p text:style-name="P17">Date and Time: 2024-12-24 01:02:49</text:p>
      <text:p text:style-name="P17">Link: https://t.me/c/1157324126/192365</text:p>
      <text:p text:style-name="P17">Text: France unveils fresh government with budget battle looming</text:p>
      <text:p text:style-name="P17"/>
      <text:p text:style-name="P17">France unveiled a new government on Monday composed of former ministers and senior civil servants that Prime Minister Francois Bayrou will hope can oversee the passage of a 2025 budget and prevent a deepening of the country's crisis.</text:p>
      <text:p text:style-name="P17"/>
      <text:p text:style-name="P17">Eric Lombard, 66, the head of Caisse des Depots, the investment arm of the French government, became finance minister, working with Amélie de Montchalin as budget minister.</text:p>
      <text:p text:style-name="P17"/>
      <text:p text:style-name="P17">2024-12-23T10:01:00</text:p>
      <text:p text:style-name="P17">-------</text:p>
      <text:p text:style-name="P17">Message from @reuters_news_agency</text:p>
      <text:p text:style-name="P17">Date and Time: 2024-12-30 17:25:46</text:p>
      <text:p text:style-name="P17">Link: https://t.me/c/1157324126/192774</text:p>
      <text:p text:style-name="P17">Text: New French PM vows to restore power, ban shantytowns in storm-hit Mayotte</text:p>
      <text:p text:style-name="P17"/>
      <text:p text:style-name="P17">New French Prime Minister Francois Bayrou said on Monday that power will be restored to all households on the storm-ravaged Mayotte archipelago by the end of January, while the rebuilding of its shantytowns will not be permitted.</text:p>
      <text:p text:style-name="P17"/>
      <text:p text:style-name="P17">The slow pace of aid and delays in the arrival of clean water and electricity have angered residents of France's poorest overseas territory, located between Madagascar and Mozambique about 8,000 km (4,971 miles) from mainland France.</text:p>
      <text:p text:style-name="P17"/>
      <text:p text:style-name="P17">2024-12-30T15:59:34</text:p>
      <text:p text:style-name="P17">-------</text:p>
      <text:p text:style-name="P17">Message from @reuters_news_agency</text:p>
      <text:p text:style-name="P17">Date and Time: 2025-01-14 02:16:03</text:p>
      <text:p text:style-name="P17">Link: https://t.me/c/1157324126/193734</text:p>
      <text:p text:style-name="P17">Text: French PM's concessions on pensions eyed in key policy speech</text:p>
      <text:p text:style-name="P17"/>
      <text:p text:style-name="P17"><text:soft-page-break/>French Prime Minister Francois Bayrou is expected to lay out in a speech on Tuesday the contours of a deal to water down pension reforms in return for support from the left on passing a budget.</text:p>
      <text:p text:style-name="P17"/>
      <text:p text:style-name="P17">The speech comes after a tumultuous 2024 for France when President Emmanuel Macron shocked the nation by calling early elections, only to lose his working majority in parliament just as the public finances went off track.</text:p>
      <text:p text:style-name="P17"/>
      <text:p text:style-name="P17">Bayrou's government, which was formed last month after the collapse of his predecessor's administration, is trying to win assurances from some opposition parties and the Socialists in particular that they will not vote against its 2025 budget.</text:p>
      <text:p text:style-name="P17"/>
      <text:p text:style-name="P17">2025-01-14T01:04:02</text:p>
      <text:p text:style-name="P17">-------</text:p>
      <text:p text:style-name="P17">Message from @reuters_news_agency</text:p>
      <text:p text:style-name="P17">Date and Time: 2025-01-14 18:36:35</text:p>
      <text:p text:style-name="P17">Link: https://t.me/c/1157324126/193783</text:p>
      <text:p text:style-name="P17">Text: Key quotes from French Prime Minister Bayrou's parliamentary address</text:p>
      <text:p text:style-name="P17"/>
      <text:p text:style-name="P17">French Prime Minister Francois Bayrou on Tuesday told lawmakers that France was drowning in debt, but pledged to listen to ideas to renegotiate a landmark 2023 pension reform in a bid to win support from the left to pass the 2025 budget.</text:p>
      <text:p text:style-name="P17"/>
      <text:p text:style-name="P17">Below are some of the key quotes from his speech in parliament:</text:p>
      <text:p text:style-name="P17"/>
      <text:p text:style-name="P17">DEBT:</text:p>
      <text:p text:style-name="P17"/>
      <text:p text:style-name="P17">"There are countless causes for concern. However, there is one that emerges with glaring force: our country's over-indebtedness."</text:p>
      <text:p text:style-name="P17"/>
      <text:p text:style-name="P17">2025-01-14T16:37:39</text:p>
      <text:p text:style-name="P17">-------</text:p>
      <text:p text:style-name="P17">Message from @reuters_news_agency</text:p>
      <text:p text:style-name="P17">Date and Time: 2025-01-15 02:36:35</text:p>
      <text:p text:style-name="P17">Link: https://t.me/c/1157324126/193821</text:p>
      <text:p text:style-name="P17">Text: French Socialist Party raises threat of backing no-confidence vote against government</text:p>
      <text:p text:style-name="P17"/>
      <text:p text:style-name="P17">The French Socialist Party, whose support Francois Bayrou's minority government has been trying to secure for weeks, on Tuesday raised the threat of backing a no-confidence vote against the government later this week.</text:p>
      <text:p text:style-name="P17"/>
      <text:p text:style-name="P17">The Socialists, who voted down previous budget proposals in December in conjunction with far-right lawmakers and thereby precipitated the fall of Michel Barnier's government, have made concessions on the 2023 pension reform a condition for support.</text:p>
      <text:p text:style-name="P17"/>
      <text:p text:style-name="P17">2025-01-14T19:22:38</text:p>
      <text:p text:style-name="P17">-------</text:p>
      <text:p text:style-name="P17"><text:s text:c="3"/>Output: Under the shadow of a restless sky, France stands at a precipice, the winds of uncertainty whispering through the streets of Paris and beyond. The appointment of François Bayrou as our new prime minister is like a solitary lantern flickering in a dense fog—a beacon of hope for some, yet a wavering light for many.</text:p>
      <text:p text:style-name="P17"/>
      <text:p text:style-name="P17"><text:soft-page-break/>Bayrou, a veteran navigator of our political seas, steps into a role fraught with stormy waters and towering waves of discontent. Nearly two-thirds of our fellow citizens look upon this change with unease, their hearts heavy with doubts. The parliament is fractured, voices calling out from all directions, like a choir singing in dissonance.</text:p>
      <text:p text:style-name="P17"/>
      <text:p text:style-name="P17">But dear friends, in this chorus of chaos, can we find harmony? Can we join our voices to create a melody of unity and purpose? France has weathered many storms, and each time, it is the spirit of her people that sees her through. Now, more than ever, we must reach out to one another, bridging the divides that threaten to pull us apart.</text:p>
      <text:p text:style-name="P17"/>
      <text:p text:style-name="P17">Let us remember that a single thread is fragile, but woven together, our threads become a tapestry of strength. Let us hold onto hope, nurture it, let it grow brighter. The road ahead may indeed be long and winding, but together, every step brings us closer to the dawn.</text:p>
      <text:p text:style-name="P17"/>
      <text:p text:style-name="P17">Please, let us not surrender to despair. Let us engage, dialogue, and build the future we wish to see. France needs each one of us. Stay steadfast, stay courageous, and believe in the promise that we can, and will, navigate these challenging times together.</text:p>
      <text:p text:style-name="P17"/>
      <text:p text:style-name="P17"/>
      <text:p text:style-name="P17"/>
      <text:p text:style-name="P17"/>
      <text:p text:style-name="P17"/>
      <text:p text:style-name="P17">13. gpt-4o:</text:p>
      <text:p text:style-name="P17"/>
      <text:p text:style-name="P17"/>
      <text:p text:style-name="P17"/>
      <text:p text:style-name="P17"/>
      <text:p text:style-name="P17"><text:s text:c="3"/>Prompt: prompt2.txt</text:p>
      <text:p text:style-name="P17"><text:s text:c="3"/>Thematic: thematics2.txt</text:p>
      <text:p text:style-name="P17"/>
      <text:p text:style-name="P17"><text:s text:c="3"/>Input: Write an emotional text based on the summary of posts below. Focus on a vivid visual or personal detail to create a strong image. Use metaphors, artistic descriptions, and repetitions to enhance the emotional effect. Make the text personal and caring by adding calls to the readers. Concisely convey the main ideas. Text length: from 300 to 600 characters, up to 1200 if depth is required.</text:p>
      <text:p text:style-name="P17">Example text structure: Introduction through an emotional image. Description of a situation or event with a focus on emotions. Conclusion with a call to action or reflection.</text:p>
      <text:p text:style-name="P17">Here is example post to inherit style:</text:p>
      <text:p text:style-name="P17">“For those still playing with fire staying in Beirut, please don’t.</text:p>
      <text:p text:style-name="P17"/>
      <text:p text:style-name="P17">Prepare for the worst.</text:p>
      <text:p text:style-name="P17"/>
      <text:p text:style-name="P17">If you can, please make arrangements to leave Beirut, at least temporarily, out of an abundance of caution. </text:p>
      <text:p text:style-name="P17"/>
      <text:p text:style-name="P17">Things are not looking good anymore.</text:p>
      <text:p text:style-name="P17"/>
      <text:p text:style-name="P17">I don’t want to turn people’s emotions into a see saw.</text:p>
      <text:p text:style-name="P17"/>
      <text:p text:style-name="P17">All I am saying, is hope for the best and prepare for the worst.</text:p>
      <text:p text:style-name="P17"/>
      <text:p text:style-name="P17">Preparing for the worst means making these arrangements if you can.</text:p>
      <text:p text:style-name="P17"><text:soft-page-break/></text:p>
      <text:p text:style-name="P17">I will continue to update, while being as careful as I can not dragging people’s emotions.</text:p>
      <text:p text:style-name="P17"/>
      <text:p text:style-name="P17">I will wait for concrete confirmation of claims and reports as best as possible before reporting here.</text:p>
      <text:p text:style-name="P17"/>
      <text:p text:style-name="P17">Please stay safe everyone.”</text:p>
      <text:p text:style-name="P17">Posts to summarize content during analysis:</text:p>
      <text:p text:style-name="P17">From 2024-10-17 14:55:54 to 2025-01-15 14:55:54</text:p>
      <text:p text:style-name="P17">Keywords: Bayrou</text:p>
      <text:p text:style-name="P17">Exclude words: </text:p>
      <text:p text:style-name="P17">Channels: @CNNBrkNews, @nytimes, @reuters_news_agency, @tassagency_en</text:p>
      <text:p text:style-name="P17">Message from @tassagency_en</text:p>
      <text:p text:style-name="P17">Date and Time: 2024-12-12 03:11:01</text:p>
      <text:p text:style-name="P17">Link: https://t.me/c/1654562332/42198</text:p>
      <text:p text:style-name="P17">Text: French President Emmanuel Macron is expected to appoint the country’s new prime minister later today, the Les Echos newspaper wrote citing a source. </text:p>
      <text:p text:style-name="P17"/>
      <text:p text:style-name="P17">According to the report, the announcement may be made when the president returns from his brief trip to Poland. </text:p>
      <text:p text:style-name="P17"/>
      <text:p text:style-name="P17">Among possible candidates, Les Echos named 73-year-old Francois Bayrou, the leader of the centrist Democratic Movement (MoDem) party; 38-year-old Defense Minister Sebastien Lecornu and Bernard Cazeneuve, 61, who served as prime minister during the final months of socialist Francois Hollande’s presidency.</text:p>
      <text:p text:style-name="P17">-------</text:p>
      <text:p text:style-name="P17">Message from @CNNBrkNews</text:p>
      <text:p text:style-name="P17">Date and Time: 2024-12-13 12:18:16</text:p>
      <text:p text:style-name="P17">Link: https://t.me/c/1432836798/7949</text:p>
      <text:p text:style-name="P17">Text: ‌CNN Breaking News (Twitter)</text:p>
      <text:p text:style-name="P17"/>
      <text:p text:style-name="P17">François Bayrou named as new French prime minister as President Emmanuel Macron tries to break political deadlock</text:p>
      <text:p text:style-name="P17">cnn.it/3OQTYRj</text:p>
      <text:p text:style-name="P17">-------</text:p>
      <text:p text:style-name="P17">Message from @tassagency_en</text:p>
      <text:p text:style-name="P17">Date and Time: 2024-12-13 12:28:38</text:p>
      <text:p text:style-name="P17">Link: https://t.me/c/1654562332/42309</text:p>
      <text:p text:style-name="P17">Text: French President Emmanuel Macron has appointed Francois Bayrou, leader of the centrist Democratic Movement political party, as the country’s new prime minister.</text:p>
      <text:p text:style-name="P17"/>
      <text:p text:style-name="P17">Bayrou, 73, succeeds Michel Barnier, who stepped down after France’s lower house passed a no-confidence vote against his cabinet.</text:p>
      <text:p text:style-name="P17">-------</text:p>
      <text:p text:style-name="P17">Message from @tassagency_en</text:p>
      <text:p text:style-name="P17">Date and Time: 2024-12-13 14:37:53</text:p>
      <text:p text:style-name="P17">Link: https://t.me/c/1654562332/42314</text:p>
      <text:p text:style-name="P17">Text: What is known about Francois Bayrou, 73, who has been appointed as French prime minister:</text:p>
      <text:p text:style-name="P17"/>
      <text:p text:style-name="P17">▪️He is a former justice minister and the leader of the centrist Democratic Movement party</text:p>
      <text:p text:style-name="P17"/>
      <text:p text:style-name="P17">▪️Media outlets describe him as a key political ally of French President Emmanuel Macron</text:p>
      <text:p text:style-name="P17"/>
      <text:p text:style-name="P17"><text:soft-page-break/>▪️In January, he rejected an offer to take over Gabriel Attal's cabinet post</text:p>
      <text:p text:style-name="P17"/>
      <text:p text:style-name="P17">▪️According to the Liberation newspaper, Bayrou consistently refused offers to head the military and education ministries</text:p>
      <text:p text:style-name="P17"/>
      <text:p text:style-name="P17">▪️The politician criticized the government, stating it does not understand how people live, as the cabinet includes “too many Parisians and not enough regional representatives,” making meaningful reforms impossible under these conditions</text:p>
      <text:p text:style-name="P17"/>
      <text:p text:style-name="P17">▪️Despite this, Bayrou is still regarded as one of the “pillars of French politics” and retains the full trust of the president</text:p>
      <text:p text:style-name="P17">-------</text:p>
      <text:p text:style-name="P17">Message from @reuters_news_agency</text:p>
      <text:p text:style-name="P17">Date and Time: 2024-12-13 16:35:12</text:p>
      <text:p text:style-name="P17">Link: https://t.me/c/1157324126/191606</text:p>
      <text:p text:style-name="P17">Text: Macron's new PM Bayrou faces 'long road' against fractious French parliament</text:p>
      <text:p text:style-name="P17"/>
      <text:p text:style-name="P17">French President Emmanuel Macron named key ally Francois Bayrou as his fourth prime minister of 2024 on Friday, but the scale of the challenge facing the veteran centrist was immediately clear as the Socialist Party refused to join his coalition government.</text:p>
      <text:p text:style-name="P17"/>
      <text:p text:style-name="P17">Bayrou, 73, gave a sober assessment of whether he could tame a hung parliament that ousted his predecessor, Michel Barnier, just last week.</text:p>
      <text:p text:style-name="P17"/>
      <text:p text:style-name="P17">"It is a long road, everyone knows that," he told reporters. "I am not the first to take a long road."</text:p>
      <text:p text:style-name="P17"/>
      <text:p text:style-name="P17">France's festering political malaise has raised doubts about whether Macron will complete his second presidential term until 2027.</text:p>
      <text:p text:style-name="P17"/>
      <text:p text:style-name="P17">2024-12-13T11:52:13</text:p>
      <text:p text:style-name="P17">-------</text:p>
      <text:p text:style-name="P17">Message from @tassagency_en</text:p>
      <text:p text:style-name="P17">Date and Time: 2024-12-13 20:00:35</text:p>
      <text:p text:style-name="P17">Link: https://t.me/c/1654562332/42346</text:p>
      <text:p text:style-name="P17">Text: ❗️ TASS News Roundup, December 13:</text:p>
      <text:p text:style-name="P17"/>
      <text:p text:style-name="P17">▪️French President Emmanuel Macron has appointed Francois Bayrou, leader of the centrist Democratic Movement political party, as the country’s new prime minister</text:p>
      <text:p text:style-name="P17"/>
      <text:p text:style-name="P17">▪️Russia is holding talks with the new Syrian authorities on preserving its two military bases, a source familiar with the talks has told TASS</text:p>
      <text:p text:style-name="P17"/>
      <text:p text:style-name="P17">▪️Russian forces liberated seven settlements in the course of the special military operation over the past week, the Russian defense ministry said</text:p>
      <text:p text:style-name="P17"/>
      <text:p text:style-name="P17">▪️Russia’s military carried out targeted strikes on crucial Ukrainian fuel and energy infrastructure facilities that ensure the operation of its defense enterprises, the Russian Defense Ministry said</text:p>
      <text:p text:style-name="P17"/>
      <text:p text:style-name="P17">▪️Russia’s media watchdog Roskomnadzor has restricted the access to the Viber messenger in the country for violating national law</text:p>
      <text:p text:style-name="P17"/>
      <text:p text:style-name="P17"><text:soft-page-break/>▪️Georgian President Salome Zourabichvili has said that she has no intention of leaving her office after her presidential term expires on December 29</text:p>
      <text:p text:style-name="P17"/>
      <text:p text:style-name="P17">▪️Russian Sports Minister Mikhail Degtyarev was elected to the post of the president of the Russian Olympic Committee</text:p>
      <text:p text:style-name="P17"/>
      <text:p text:style-name="P17">▪️The US military has successfully tested a conventional hypersonic missile in the state of Florida, the Pentagon said in a statement</text:p>
      <text:p text:style-name="P17"/>
      <text:p text:style-name="P17">▪️Six people died and 32 were injured in a fire at a private hospital in the Indian city of Dindigul</text:p>
      <text:p text:style-name="P17">-------</text:p>
      <text:p text:style-name="P17">Message from @nytimes</text:p>
      <text:p text:style-name="P17">Date and Time: 2024-12-13 20:35:12</text:p>
      <text:p text:style-name="P17">Link: https://t.me/c/1606432449/3296</text:p>
      <text:p text:style-name="P17">Text: Here are some of the stories we are covering from around the world:</text:p>
      <text:p text:style-name="P17"/>
      <text:p text:style-name="P17">Emmanuel Macron Appoints Key Ally as France’s New Prime Minister</text:p>
      <text:p text:style-name="P17"/>
      <text:p text:style-name="P17">President Emmanuel Macron of France tapped François Bayrou, a veteran centrist politician and one of his top allies, as the new prime minister, a move that few expect would stabilize the country's roiling politics.</text:p>
      <text:p text:style-name="P17"/>
      <text:p text:style-name="P17">The Syrian Upheaval Has Iranian Leaders Reeling, Too</text:p>
      <text:p text:style-name="P17"/>
      <text:p text:style-name="P17">For decades, Iran poured money and military aid into Syria, backing the Assad regime in its ambition to confront Israel. Now many Iranians are openly asking why.</text:p>
      <text:p text:style-name="P17"/>
      <text:p text:style-name="P17">Russia Hits Ukraine’s Energy Infrastructure in a Renewed Assault</text:p>
      <text:p text:style-name="P17"/>
      <text:p text:style-name="P17">﻿Russia launched a missile attack on Ukraine’s energy infrastructure early Friday, in an assault that President Volodymyr Zelensky described as “one of the largest strikes” on his country’s power facilities.</text:p>
      <text:p text:style-name="P17"/>
      <text:p text:style-name="P17">@nytimes</text:p>
      <text:p text:style-name="P17">-------</text:p>
      <text:p text:style-name="P17">Message from @reuters_news_agency</text:p>
      <text:p text:style-name="P17">Date and Time: 2024-12-15 00:10:00</text:p>
      <text:p text:style-name="P17">Link: https://t.me/c/1157324126/191683</text:p>
      <text:p text:style-name="P17">Text: New French PM Bayrou will meet far-right leader Le Pen on Monday</text:p>
      <text:p text:style-name="P17"/>
      <text:p text:style-name="P17">New French Prime Minister Francois Bayrou will meet with the heads of parliamentary groups on Monday and Tuesday, starting with Marine Le Pen of the far-right Rassemblement National, he told La Tribune Dimanche in an interview.</text:p>
      <text:p text:style-name="P17"/>
      <text:p text:style-name="P17">Bayrou, whose appointment on Friday made him the fourth person to serve as French prime minister this year, will be responsible for steering a 2025 budget through the fractious parliament. It was the same task that ultimately toppled his predecessor Michel Barnier, whose three-month tenure was the shortest in modern French history.</text:p>
      <text:p text:style-name="P17"/>
      <text:p text:style-name="P17">2024-12-14T22:01:59</text:p>
      <text:p text:style-name="P17">-------</text:p>
      <text:p text:style-name="P17">Message from @reuters_news_agency</text:p>
      <text:p text:style-name="P17"><text:soft-page-break/>Date and Time: 2024-12-19 08:39:57</text:p>
      <text:p text:style-name="P17">Link: https://t.me/c/1157324126/192021</text:p>
      <text:p text:style-name="P17">Text: Nearly two thirds of French unhappy with Bayrou as PM, poll shows</text:p>
      <text:p text:style-name="P17"/>
      <text:p text:style-name="P17">Some 64% of people in France are dissatisfied with the appointment of Francois Bayrou as prime minister, a poll on Thursday said, highlighting the challenges Bayrou faces to push through reforms and cut France's deficit.</text:p>
      <text:p text:style-name="P17"/>
      <text:p text:style-name="P17">The survey was conducted for Sud Radio by Ifop-Fiducial, and it polled 1,000 people over Dec. 17 and Dec. 18.</text:p>
      <text:p text:style-name="P17"/>
      <text:p text:style-name="P17">2024-12-19T06:03:08</text:p>
      <text:p text:style-name="P17">-------</text:p>
      <text:p text:style-name="P17">Message from @reuters_news_agency</text:p>
      <text:p text:style-name="P17">Date and Time: 2024-12-24 01:02:49</text:p>
      <text:p text:style-name="P17">Link: https://t.me/c/1157324126/192365</text:p>
      <text:p text:style-name="P17">Text: France unveils fresh government with budget battle looming</text:p>
      <text:p text:style-name="P17"/>
      <text:p text:style-name="P17">France unveiled a new government on Monday composed of former ministers and senior civil servants that Prime Minister Francois Bayrou will hope can oversee the passage of a 2025 budget and prevent a deepening of the country's crisis.</text:p>
      <text:p text:style-name="P17"/>
      <text:p text:style-name="P17">Eric Lombard, 66, the head of Caisse des Depots, the investment arm of the French government, became finance minister, working with Amélie de Montchalin as budget minister.</text:p>
      <text:p text:style-name="P17"/>
      <text:p text:style-name="P17">2024-12-23T10:01:00</text:p>
      <text:p text:style-name="P17">-------</text:p>
      <text:p text:style-name="P17">Message from @reuters_news_agency</text:p>
      <text:p text:style-name="P17">Date and Time: 2024-12-30 17:25:46</text:p>
      <text:p text:style-name="P17">Link: https://t.me/c/1157324126/192774</text:p>
      <text:p text:style-name="P17">Text: New French PM vows to restore power, ban shantytowns in storm-hit Mayotte</text:p>
      <text:p text:style-name="P17"/>
      <text:p text:style-name="P17">New French Prime Minister Francois Bayrou said on Monday that power will be restored to all households on the storm-ravaged Mayotte archipelago by the end of January, while the rebuilding of its shantytowns will not be permitted.</text:p>
      <text:p text:style-name="P17"/>
      <text:p text:style-name="P17">The slow pace of aid and delays in the arrival of clean water and electricity have angered residents of France's poorest overseas territory, located between Madagascar and Mozambique about 8,000 km (4,971 miles) from mainland France.</text:p>
      <text:p text:style-name="P17"/>
      <text:p text:style-name="P17">2024-12-30T15:59:34</text:p>
      <text:p text:style-name="P17">-------</text:p>
      <text:p text:style-name="P17">Message from @reuters_news_agency</text:p>
      <text:p text:style-name="P17">Date and Time: 2025-01-14 02:16:03</text:p>
      <text:p text:style-name="P17">Link: https://t.me/c/1157324126/193734</text:p>
      <text:p text:style-name="P17">Text: French PM's concessions on pensions eyed in key policy speech</text:p>
      <text:p text:style-name="P17"/>
      <text:p text:style-name="P17">French Prime Minister Francois Bayrou is expected to lay out in a speech on Tuesday the contours of a deal to water down pension reforms in return for support from the left on passing a budget.</text:p>
      <text:p text:style-name="P17"/>
      <text:p text:style-name="P17"><text:soft-page-break/>The speech comes after a tumultuous 2024 for France when President Emmanuel Macron shocked the nation by calling early elections, only to lose his working majority in parliament just as the public finances went off track.</text:p>
      <text:p text:style-name="P17"/>
      <text:p text:style-name="P17">Bayrou's government, which was formed last month after the collapse of his predecessor's administration, is trying to win assurances from some opposition parties and the Socialists in particular that they will not vote against its 2025 budget.</text:p>
      <text:p text:style-name="P17"/>
      <text:p text:style-name="P17">2025-01-14T01:04:02</text:p>
      <text:p text:style-name="P17">-------</text:p>
      <text:p text:style-name="P17">Message from @reuters_news_agency</text:p>
      <text:p text:style-name="P17">Date and Time: 2025-01-14 18:36:35</text:p>
      <text:p text:style-name="P17">Link: https://t.me/c/1157324126/193783</text:p>
      <text:p text:style-name="P17">Text: Key quotes from French Prime Minister Bayrou's parliamentary address</text:p>
      <text:p text:style-name="P17"/>
      <text:p text:style-name="P17">French Prime Minister Francois Bayrou on Tuesday told lawmakers that France was drowning in debt, but pledged to listen to ideas to renegotiate a landmark 2023 pension reform in a bid to win support from the left to pass the 2025 budget.</text:p>
      <text:p text:style-name="P17"/>
      <text:p text:style-name="P17">Below are some of the key quotes from his speech in parliament:</text:p>
      <text:p text:style-name="P17"/>
      <text:p text:style-name="P17">DEBT:</text:p>
      <text:p text:style-name="P17"/>
      <text:p text:style-name="P17">"There are countless causes for concern. However, there is one that emerges with glaring force: our country's over-indebtedness."</text:p>
      <text:p text:style-name="P17"/>
      <text:p text:style-name="P17">2025-01-14T16:37:39</text:p>
      <text:p text:style-name="P17">-------</text:p>
      <text:p text:style-name="P17">Message from @reuters_news_agency</text:p>
      <text:p text:style-name="P17">Date and Time: 2025-01-15 02:36:35</text:p>
      <text:p text:style-name="P17">Link: https://t.me/c/1157324126/193821</text:p>
      <text:p text:style-name="P17">Text: French Socialist Party raises threat of backing no-confidence vote against government</text:p>
      <text:p text:style-name="P17"/>
      <text:p text:style-name="P17">The French Socialist Party, whose support Francois Bayrou's minority government has been trying to secure for weeks, on Tuesday raised the threat of backing a no-confidence vote against the government later this week.</text:p>
      <text:p text:style-name="P17"/>
      <text:p text:style-name="P17">The Socialists, who voted down previous budget proposals in December in conjunction with far-right lawmakers and thereby precipitated the fall of Michel Barnier's government, have made concessions on the 2023 pension reform a condition for support.</text:p>
      <text:p text:style-name="P17"/>
      <text:p text:style-name="P17">2025-01-14T19:22:38</text:p>
      <text:p text:style-name="P17">-------</text:p>
      <text:p text:style-name="P17"><text:s text:c="3"/>Output: In a France tangled in political threads, a new chapter unfolds as François Bayrou steps into the sun-drenched halls of power. Imagine a craftsman meticulously weaving with frayed strands, embodying a steadiness that's both his strength and his challenge. Bayrou, the seasoned sailboat captain, must navigate this turbulent sea—a parliament fractured, a nation beseeching change, and whispers of a no-confidence storm brewing on the horizon.</text:p>
      <text:p text:style-name="P17"/>
      <text:p text:style-name="P17">Yet, in the dim glow of these uncertain days, Bayrou, at 73, stands—a lighthouse of resilience amidst waves of discontent. Can he mend the heart of a France torn by political impasses, or, like his predecessors, be swept away by the tempestuous tide of national debt and reform?</text:p>
      <text:p text:style-name="P17"><text:soft-page-break/></text:p>
      <text:p text:style-name="P17">Dear readers, reflect on France’s timeless spirit, find parallels in your struggles, and ask—as Bayrou strives to bridge divides and calm restless waters, how do you act with care in your own seas of uncertainty? Let this tale of persistence inspire you to fortify the bridges in your life.</text:p>
      <text:p text:style-name="P17"/>
      <text:p text:style-name="P17"/>
      <text:p text:style-name="P17"/>
      <text:p text:style-name="P17"/>
      <text:p text:style-name="P17"/>
      <text:p text:style-name="P17">14. o1-mini:</text:p>
      <text:p text:style-name="P17"/>
      <text:p text:style-name="P17"/>
      <text:p text:style-name="P17"/>
      <text:p text:style-name="P17"/>
      <text:p text:style-name="P17"><text:s text:c="3"/>Prompt: prompt2.txt</text:p>
      <text:p text:style-name="P17"><text:s text:c="3"/>Thematic: thematics2.txt</text:p>
      <text:p text:style-name="P17"/>
      <text:p text:style-name="P17"><text:s text:c="3"/>Input: Write an emotional text based on the summary of posts below. Focus on a vivid visual or personal detail to create a strong image. Use metaphors, artistic descriptions, and repetitions to enhance the emotional effect. Make the text personal and caring by adding calls to the readers. Concisely convey the main ideas. Text length: from 300 to 600 characters, up to 1200 if depth is required.</text:p>
      <text:p text:style-name="P17">Example text structure: Introduction through an emotional image. Description of a situation or event with a focus on emotions. Conclusion with a call to action or reflection.</text:p>
      <text:p text:style-name="P17">Here is example post to inherit style:</text:p>
      <text:p text:style-name="P17">“For those still playing with fire staying in Beirut, please don’t.</text:p>
      <text:p text:style-name="P17"/>
      <text:p text:style-name="P17">Prepare for the worst.</text:p>
      <text:p text:style-name="P17"/>
      <text:p text:style-name="P17">If you can, please make arrangements to leave Beirut, at least temporarily, out of an abundance of caution. </text:p>
      <text:p text:style-name="P17"/>
      <text:p text:style-name="P17">Things are not looking good anymore.</text:p>
      <text:p text:style-name="P17"/>
      <text:p text:style-name="P17">I don’t want to turn people’s emotions into a see saw.</text:p>
      <text:p text:style-name="P17"/>
      <text:p text:style-name="P17">All I am saying, is hope for the best and prepare for the worst.</text:p>
      <text:p text:style-name="P17"/>
      <text:p text:style-name="P17">Preparing for the worst means making these arrangements if you can.</text:p>
      <text:p text:style-name="P17"/>
      <text:p text:style-name="P17">I will continue to update, while being as careful as I can not dragging people’s emotions.</text:p>
      <text:p text:style-name="P17"/>
      <text:p text:style-name="P17">I will wait for concrete confirmation of claims and reports as best as possible before reporting here.</text:p>
      <text:p text:style-name="P17"/>
      <text:p text:style-name="P17">Please stay safe everyone.”</text:p>
      <text:p text:style-name="P17">Posts to summarize content during analysis:</text:p>
      <text:p text:style-name="P17">From 2024-10-17 14:55:54 to 2025-01-15 14:55:54</text:p>
      <text:p text:style-name="P17">Keywords: Bayrou</text:p>
      <text:p text:style-name="P17">Exclude words: </text:p>
      <text:p text:style-name="P17">Channels: @CNNBrkNews, @nytimes, @reuters_news_agency, @tassagency_en</text:p>
      <text:p text:style-name="P17">Message from @tassagency_en</text:p>
      <text:p text:style-name="P17">Date and Time: 2024-12-12 03:11:01</text:p>
      <text:p text:style-name="P17"><text:soft-page-break/>Link: https://t.me/c/1654562332/42198</text:p>
      <text:p text:style-name="P17">Text: French President Emmanuel Macron is expected to appoint the country’s new prime minister later today, the Les Echos newspaper wrote citing a source. </text:p>
      <text:p text:style-name="P17"/>
      <text:p text:style-name="P17">According to the report, the announcement may be made when the president returns from his brief trip to Poland. </text:p>
      <text:p text:style-name="P17"/>
      <text:p text:style-name="P17">Among possible candidates, Les Echos named 73-year-old Francois Bayrou, the leader of the centrist Democratic Movement (MoDem) party; 38-year-old Defense Minister Sebastien Lecornu and Bernard Cazeneuve, 61, who served as prime minister during the final months of socialist Francois Hollande’s presidency.</text:p>
      <text:p text:style-name="P17">-------</text:p>
      <text:p text:style-name="P17">Message from @CNNBrkNews</text:p>
      <text:p text:style-name="P17">Date and Time: 2024-12-13 12:18:16</text:p>
      <text:p text:style-name="P17">Link: https://t.me/c/1432836798/7949</text:p>
      <text:p text:style-name="P17">Text: ‌CNN Breaking News (Twitter)</text:p>
      <text:p text:style-name="P17"/>
      <text:p text:style-name="P17">François Bayrou named as new French prime minister as President Emmanuel Macron tries to break political deadlock</text:p>
      <text:p text:style-name="P17">cnn.it/3OQTYRj</text:p>
      <text:p text:style-name="P17">-------</text:p>
      <text:p text:style-name="P17">Message from @tassagency_en</text:p>
      <text:p text:style-name="P17">Date and Time: 2024-12-13 12:28:38</text:p>
      <text:p text:style-name="P17">Link: https://t.me/c/1654562332/42309</text:p>
      <text:p text:style-name="P17">Text: French President Emmanuel Macron has appointed Francois Bayrou, leader of the centrist Democratic Movement political party, as the country’s new prime minister.</text:p>
      <text:p text:style-name="P17"/>
      <text:p text:style-name="P17">Bayrou, 73, succeeds Michel Barnier, who stepped down after France’s lower house passed a no-confidence vote against his cabinet.</text:p>
      <text:p text:style-name="P17">-------</text:p>
      <text:p text:style-name="P17">Message from @tassagency_en</text:p>
      <text:p text:style-name="P17">Date and Time: 2024-12-13 14:37:53</text:p>
      <text:p text:style-name="P17">Link: https://t.me/c/1654562332/42314</text:p>
      <text:p text:style-name="P17">Text: What is known about Francois Bayrou, 73, who has been appointed as French prime minister:</text:p>
      <text:p text:style-name="P17"/>
      <text:p text:style-name="P17">▪️He is a former justice minister and the leader of the centrist Democratic Movement party</text:p>
      <text:p text:style-name="P17"/>
      <text:p text:style-name="P17">▪️Media outlets describe him as a key political ally of French President Emmanuel Macron</text:p>
      <text:p text:style-name="P17"/>
      <text:p text:style-name="P17">▪️In January, he rejected an offer to take over Gabriel Attal's cabinet post</text:p>
      <text:p text:style-name="P17"/>
      <text:p text:style-name="P17">▪️According to the Liberation newspaper, Bayrou consistently refused offers to head the military and education ministries</text:p>
      <text:p text:style-name="P17"/>
      <text:p text:style-name="P17">▪️The politician criticized the government, stating it does not understand how people live, as the cabinet includes “too many Parisians and not enough regional representatives,” making meaningful reforms impossible under these conditions</text:p>
      <text:p text:style-name="P17"/>
      <text:p text:style-name="P17">▪️Despite this, Bayrou is still regarded as one of the “pillars of French politics” and retains the full trust of the president</text:p>
      <text:p text:style-name="P17">-------</text:p>
      <text:p text:style-name="P17">Message from @reuters_news_agency</text:p>
      <text:p text:style-name="P17"><text:soft-page-break/>Date and Time: 2024-12-13 16:35:12</text:p>
      <text:p text:style-name="P17">Link: https://t.me/c/1157324126/191606</text:p>
      <text:p text:style-name="P17">Text: Macron's new PM Bayrou faces 'long road' against fractious French parliament</text:p>
      <text:p text:style-name="P17"/>
      <text:p text:style-name="P17">French President Emmanuel Macron named key ally Francois Bayrou as his fourth prime minister of 2024 on Friday, but the scale of the challenge facing the veteran centrist was immediately clear as the Socialist Party refused to join his coalition government.</text:p>
      <text:p text:style-name="P17"/>
      <text:p text:style-name="P17">Bayrou, 73, gave a sober assessment of whether he could tame a hung parliament that ousted his predecessor, Michel Barnier, just last week.</text:p>
      <text:p text:style-name="P17"/>
      <text:p text:style-name="P17">"It is a long road, everyone knows that," he told reporters. "I am not the first to take a long road."</text:p>
      <text:p text:style-name="P17"/>
      <text:p text:style-name="P17">France's festering political malaise has raised doubts about whether Macron will complete his second presidential term until 2027.</text:p>
      <text:p text:style-name="P17"/>
      <text:p text:style-name="P17">2024-12-13T11:52:13</text:p>
      <text:p text:style-name="P17">-------</text:p>
      <text:p text:style-name="P17">Message from @tassagency_en</text:p>
      <text:p text:style-name="P17">Date and Time: 2024-12-13 20:00:35</text:p>
      <text:p text:style-name="P17">Link: https://t.me/c/1654562332/42346</text:p>
      <text:p text:style-name="P17">Text: ❗️ TASS News Roundup, December 13:</text:p>
      <text:p text:style-name="P17"/>
      <text:p text:style-name="P17">▪️French President Emmanuel Macron has appointed Francois Bayrou, leader of the centrist Democratic Movement political party, as the country’s new prime minister</text:p>
      <text:p text:style-name="P17"/>
      <text:p text:style-name="P17">▪️Russia is holding talks with the new Syrian authorities on preserving its two military bases, a source familiar with the talks has told TASS</text:p>
      <text:p text:style-name="P17"/>
      <text:p text:style-name="P17">▪️Russian forces liberated seven settlements in the course of the special military operation over the past week, the Russian defense ministry said</text:p>
      <text:p text:style-name="P17"/>
      <text:p text:style-name="P17">▪️Russia’s military carried out targeted strikes on crucial Ukrainian fuel and energy infrastructure facilities that ensure the operation of its defense enterprises, the Russian Defense Ministry said</text:p>
      <text:p text:style-name="P17"/>
      <text:p text:style-name="P17">▪️Russia’s media watchdog Roskomnadzor has restricted the access to the Viber messenger in the country for violating national law</text:p>
      <text:p text:style-name="P17"/>
      <text:p text:style-name="P17">▪️Georgian President Salome Zourabichvili has said that she has no intention of leaving her office after her presidential term expires on December 29</text:p>
      <text:p text:style-name="P17"/>
      <text:p text:style-name="P17">▪️Russian Sports Minister Mikhail Degtyarev was elected to the post of the president of the Russian Olympic Committee</text:p>
      <text:p text:style-name="P17"/>
      <text:p text:style-name="P17">▪️The US military has successfully tested a conventional hypersonic missile in the state of Florida, the Pentagon said in a statement</text:p>
      <text:p text:style-name="P17"/>
      <text:p text:style-name="P17">▪️Six people died and 32 were injured in a fire at a private hospital in the Indian city of Dindigul</text:p>
      <text:p text:style-name="P17">-------</text:p>
      <text:p text:style-name="P17">Message from @nytimes</text:p>
      <text:p text:style-name="P17">Date and Time: 2024-12-13 20:35:12</text:p>
      <text:p text:style-name="P17">Link: https://t.me/c/1606432449/3296</text:p>
      <text:p text:style-name="P17"><text:soft-page-break/>Text: Here are some of the stories we are covering from around the world:</text:p>
      <text:p text:style-name="P17"/>
      <text:p text:style-name="P17">Emmanuel Macron Appoints Key Ally as France’s New Prime Minister</text:p>
      <text:p text:style-name="P17"/>
      <text:p text:style-name="P17">President Emmanuel Macron of France tapped François Bayrou, a veteran centrist politician and one of his top allies, as the new prime minister, a move that few expect would stabilize the country's roiling politics.</text:p>
      <text:p text:style-name="P17"/>
      <text:p text:style-name="P17">The Syrian Upheaval Has Iranian Leaders Reeling, Too</text:p>
      <text:p text:style-name="P17"/>
      <text:p text:style-name="P17">For decades, Iran poured money and military aid into Syria, backing the Assad regime in its ambition to confront Israel. Now many Iranians are openly asking why.</text:p>
      <text:p text:style-name="P17"/>
      <text:p text:style-name="P17">Russia Hits Ukraine’s Energy Infrastructure in a Renewed Assault</text:p>
      <text:p text:style-name="P17"/>
      <text:p text:style-name="P17">﻿Russia launched a missile attack on Ukraine’s energy infrastructure early Friday, in an assault that President Volodymyr Zelensky described as “one of the largest strikes” on his country’s power facilities.</text:p>
      <text:p text:style-name="P17"/>
      <text:p text:style-name="P17">@nytimes</text:p>
      <text:p text:style-name="P17">-------</text:p>
      <text:p text:style-name="P17">Message from @reuters_news_agency</text:p>
      <text:p text:style-name="P17">Date and Time: 2024-12-15 00:10:00</text:p>
      <text:p text:style-name="P17">Link: https://t.me/c/1157324126/191683</text:p>
      <text:p text:style-name="P17">Text: New French PM Bayrou will meet far-right leader Le Pen on Monday</text:p>
      <text:p text:style-name="P17"/>
      <text:p text:style-name="P17">New French Prime Minister Francois Bayrou will meet with the heads of parliamentary groups on Monday and Tuesday, starting with Marine Le Pen of the far-right Rassemblement National, he told La Tribune Dimanche in an interview.</text:p>
      <text:p text:style-name="P17"/>
      <text:p text:style-name="P17">Bayrou, whose appointment on Friday made him the fourth person to serve as French prime minister this year, will be responsible for steering a 2025 budget through the fractious parliament. It was the same task that ultimately toppled his predecessor Michel Barnier, whose three-month tenure was the shortest in modern French history.</text:p>
      <text:p text:style-name="P17"/>
      <text:p text:style-name="P17">2024-12-14T22:01:59</text:p>
      <text:p text:style-name="P17">-------</text:p>
      <text:p text:style-name="P17">Message from @reuters_news_agency</text:p>
      <text:p text:style-name="P17">Date and Time: 2024-12-19 08:39:57</text:p>
      <text:p text:style-name="P17">Link: https://t.me/c/1157324126/192021</text:p>
      <text:p text:style-name="P17">Text: Nearly two thirds of French unhappy with Bayrou as PM, poll shows</text:p>
      <text:p text:style-name="P17"/>
      <text:p text:style-name="P17">Some 64% of people in France are dissatisfied with the appointment of Francois Bayrou as prime minister, a poll on Thursday said, highlighting the challenges Bayrou faces to push through reforms and cut France's deficit.</text:p>
      <text:p text:style-name="P17"/>
      <text:p text:style-name="P17">The survey was conducted for Sud Radio by Ifop-Fiducial, and it polled 1,000 people over Dec. 17 and Dec. 18.</text:p>
      <text:p text:style-name="P17"/>
      <text:p text:style-name="P17">2024-12-19T06:03:08</text:p>
      <text:p text:style-name="P17">-------</text:p>
      <text:p text:style-name="P17">Message from @reuters_news_agency</text:p>
      <text:p text:style-name="P17"><text:soft-page-break/>Date and Time: 2024-12-24 01:02:49</text:p>
      <text:p text:style-name="P17">Link: https://t.me/c/1157324126/192365</text:p>
      <text:p text:style-name="P17">Text: France unveils fresh government with budget battle looming</text:p>
      <text:p text:style-name="P17"/>
      <text:p text:style-name="P17">France unveiled a new government on Monday composed of former ministers and senior civil servants that Prime Minister Francois Bayrou will hope can oversee the passage of a 2025 budget and prevent a deepening of the country's crisis.</text:p>
      <text:p text:style-name="P17"/>
      <text:p text:style-name="P17">Eric Lombard, 66, the head of Caisse des Depots, the investment arm of the French government, became finance minister, working with Amélie de Montchalin as budget minister.</text:p>
      <text:p text:style-name="P17"/>
      <text:p text:style-name="P17">2024-12-23T10:01:00</text:p>
      <text:p text:style-name="P17">-------</text:p>
      <text:p text:style-name="P17">Message from @reuters_news_agency</text:p>
      <text:p text:style-name="P17">Date and Time: 2024-12-30 17:25:46</text:p>
      <text:p text:style-name="P17">Link: https://t.me/c/1157324126/192774</text:p>
      <text:p text:style-name="P17">Text: New French PM vows to restore power, ban shantytowns in storm-hit Mayotte</text:p>
      <text:p text:style-name="P17"/>
      <text:p text:style-name="P17">New French Prime Minister Francois Bayrou said on Monday that power will be restored to all households on the storm-ravaged Mayotte archipelago by the end of January, while the rebuilding of its shantytowns will not be permitted.</text:p>
      <text:p text:style-name="P17"/>
      <text:p text:style-name="P17">The slow pace of aid and delays in the arrival of clean water and electricity have angered residents of France's poorest overseas territory, located between Madagascar and Mozambique about 8,000 km (4,971 miles) from mainland France.</text:p>
      <text:p text:style-name="P17"/>
      <text:p text:style-name="P17">2024-12-30T15:59:34</text:p>
      <text:p text:style-name="P17">-------</text:p>
      <text:p text:style-name="P17">Message from @reuters_news_agency</text:p>
      <text:p text:style-name="P17">Date and Time: 2025-01-14 02:16:03</text:p>
      <text:p text:style-name="P17">Link: https://t.me/c/1157324126/193734</text:p>
      <text:p text:style-name="P17">Text: French PM's concessions on pensions eyed in key policy speech</text:p>
      <text:p text:style-name="P17"/>
      <text:p text:style-name="P17">French Prime Minister Francois Bayrou is expected to lay out in a speech on Tuesday the contours of a deal to water down pension reforms in return for support from the left on passing a budget.</text:p>
      <text:p text:style-name="P17"/>
      <text:p text:style-name="P17">The speech comes after a tumultuous 2024 for France when President Emmanuel Macron shocked the nation by calling early elections, only to lose his working majority in parliament just as the public finances went off track.</text:p>
      <text:p text:style-name="P17"/>
      <text:p text:style-name="P17">Bayrou's government, which was formed last month after the collapse of his predecessor's administration, is trying to win assurances from some opposition parties and the Socialists in particular that they will not vote against its 2025 budget.</text:p>
      <text:p text:style-name="P17"/>
      <text:p text:style-name="P17">2025-01-14T01:04:02</text:p>
      <text:p text:style-name="P17">-------</text:p>
      <text:p text:style-name="P17">Message from @reuters_news_agency</text:p>
      <text:p text:style-name="P17">Date and Time: 2025-01-14 18:36:35</text:p>
      <text:p text:style-name="P17">Link: https://t.me/c/1157324126/193783</text:p>
      <text:p text:style-name="P17">Text: Key quotes from French Prime Minister Bayrou's parliamentary address</text:p>
      <text:p text:style-name="P17"/>
      <text:p text:style-name="P17"><text:soft-page-break/>French Prime Minister Francois Bayrou on Tuesday told lawmakers that France was drowning in debt, but pledged to listen to ideas to renegotiate a landmark 2023 pension reform in a bid to win support from the left to pass the 2025 budget.</text:p>
      <text:p text:style-name="P17"/>
      <text:p text:style-name="P17">Below are some of the key quotes from his speech in parliament:</text:p>
      <text:p text:style-name="P17"/>
      <text:p text:style-name="P17">DEBT:</text:p>
      <text:p text:style-name="P17"/>
      <text:p text:style-name="P17">"There are countless causes for concern. However, there is one that emerges with glaring force: our country's over-indebtedness."</text:p>
      <text:p text:style-name="P17"/>
      <text:p text:style-name="P17">2025-01-14T16:37:39</text:p>
      <text:p text:style-name="P17">-------</text:p>
      <text:p text:style-name="P17">Message from @reuters_news_agency</text:p>
      <text:p text:style-name="P17">Date and Time: 2025-01-15 02:36:35</text:p>
      <text:p text:style-name="P17">Link: https://t.me/c/1157324126/193821</text:p>
      <text:p text:style-name="P17">Text: French Socialist Party raises threat of backing no-confidence vote against government</text:p>
      <text:p text:style-name="P17"/>
      <text:p text:style-name="P17">The French Socialist Party, whose support Francois Bayrou's minority government has been trying to secure for weeks, on Tuesday raised the threat of backing a no-confidence vote against the government later this week.</text:p>
      <text:p text:style-name="P17"/>
      <text:p text:style-name="P17">The Socialists, who voted down previous budget proposals in December in conjunction with far-right lawmakers and thereby precipitated the fall of Michel Barnier's government, have made concessions on the 2023 pension reform a condition for support.</text:p>
      <text:p text:style-name="P17"/>
      <text:p text:style-name="P17">2025-01-14T19:22:38</text:p>
      <text:p text:style-name="P17">-------</text:p>
      <text:p text:style-name="P17"><text:s text:c="3"/>Output: In the heart of France’s stormy political sea, Francois Bayrou stands as a steadfast lighthouse, his beacon piercing through the thick fog of uncertainty. At 73, his seasoned presence mirrors the enduring hope of a nation weary of turmoil. Citizens watch anxiously as waves of dissent crash against the shores of change, 64% feeling adrift amidst promises unmet. Bayrou’s promise to restore power and rebuild shattered lives in Mayotte paints a horizon of renewal. Yet, the path ahead is rocky, fraught with fierce debates and fragile alliances. Let us hold onto this beacon together, supporting leaders who strive to guide us towards calmer waters. Stand with France in these trying times, nurturing the light of resilience and unity.</text:p>
      <text:p text:style-name="P17"/>
      <text:p text:style-name="P17"/>
      <text:p text:style-name="P17"/>
      <text:p text:style-name="P17"/>
      <text:p text:style-name="P17"/>
      <text:p text:style-name="P17">15. claude-3-5-sonnet-latest:</text:p>
      <text:p text:style-name="P17"/>
      <text:p text:style-name="P17"/>
      <text:p text:style-name="P17"/>
      <text:p text:style-name="P17"/>
      <text:p text:style-name="P17"><text:s text:c="3"/>Prompt: prompt2.txt</text:p>
      <text:p text:style-name="P17"><text:s text:c="3"/>Thematic: thematics2.txt</text:p>
      <text:p text:style-name="P17"/>
      <text:p text:style-name="P17"><text:s text:c="3"/>Input: Write an emotional text based on the summary of posts below. Focus on a vivid visual or personal detail to create a strong image. Use metaphors, artistic descriptions, and repetitions to enhance the emotional effect. Make the text personal and caring by adding calls to the readers. <text:soft-page-break/>Concisely convey the main ideas. Text length: from 300 to 600 characters, up to 1200 if depth is required.</text:p>
      <text:p text:style-name="P17">Example text structure: Introduction through an emotional image. Description of a situation or event with a focus on emotions. Conclusion with a call to action or reflection.</text:p>
      <text:p text:style-name="P17">Here is example post to inherit style:</text:p>
      <text:p text:style-name="P17">“For those still playing with fire staying in Beirut, please don’t.</text:p>
      <text:p text:style-name="P17"/>
      <text:p text:style-name="P17">Prepare for the worst.</text:p>
      <text:p text:style-name="P17"/>
      <text:p text:style-name="P17">If you can, please make arrangements to leave Beirut, at least temporarily, out of an abundance of caution. </text:p>
      <text:p text:style-name="P17"/>
      <text:p text:style-name="P17">Things are not looking good anymore.</text:p>
      <text:p text:style-name="P17"/>
      <text:p text:style-name="P17">I don’t want to turn people’s emotions into a see saw.</text:p>
      <text:p text:style-name="P17"/>
      <text:p text:style-name="P17">All I am saying, is hope for the best and prepare for the worst.</text:p>
      <text:p text:style-name="P17"/>
      <text:p text:style-name="P17">Preparing for the worst means making these arrangements if you can.</text:p>
      <text:p text:style-name="P17"/>
      <text:p text:style-name="P17">I will continue to update, while being as careful as I can not dragging people’s emotions.</text:p>
      <text:p text:style-name="P17"/>
      <text:p text:style-name="P17">I will wait for concrete confirmation of claims and reports as best as possible before reporting here.</text:p>
      <text:p text:style-name="P17"/>
      <text:p text:style-name="P17">Please stay safe everyone.”</text:p>
      <text:p text:style-name="P17">Posts to summarize content during analysis:</text:p>
      <text:p text:style-name="P17">From 2024-10-17 14:55:54 to 2025-01-15 14:55:54</text:p>
      <text:p text:style-name="P17">Keywords: Bayrou</text:p>
      <text:p text:style-name="P17">Exclude words: </text:p>
      <text:p text:style-name="P17">Channels: @CNNBrkNews, @nytimes, @reuters_news_agency, @tassagency_en</text:p>
      <text:p text:style-name="P17">Message from @tassagency_en</text:p>
      <text:p text:style-name="P17">Date and Time: 2024-12-12 03:11:01</text:p>
      <text:p text:style-name="P17">Link: https://t.me/c/1654562332/42198</text:p>
      <text:p text:style-name="P17">Text: French President Emmanuel Macron is expected to appoint the country’s new prime minister later today, the Les Echos newspaper wrote citing a source. </text:p>
      <text:p text:style-name="P17"/>
      <text:p text:style-name="P17">According to the report, the announcement may be made when the president returns from his brief trip to Poland. </text:p>
      <text:p text:style-name="P17"/>
      <text:p text:style-name="P17">Among possible candidates, Les Echos named 73-year-old Francois Bayrou, the leader of the centrist Democratic Movement (MoDem) party; 38-year-old Defense Minister Sebastien Lecornu and Bernard Cazeneuve, 61, who served as prime minister during the final months of socialist Francois Hollande’s presidency.</text:p>
      <text:p text:style-name="P17">-------</text:p>
      <text:p text:style-name="P17">Message from @CNNBrkNews</text:p>
      <text:p text:style-name="P17">Date and Time: 2024-12-13 12:18:16</text:p>
      <text:p text:style-name="P17">Link: https://t.me/c/1432836798/7949</text:p>
      <text:p text:style-name="P17">Text: ‌CNN Breaking News (Twitter)</text:p>
      <text:p text:style-name="P17"/>
      <text:p text:style-name="P17">François Bayrou named as new French prime minister as President Emmanuel Macron tries to break political deadlock</text:p>
      <text:p text:style-name="P17">cnn.it/3OQTYRj</text:p>
      <text:p text:style-name="P17"><text:soft-page-break/>-------</text:p>
      <text:p text:style-name="P17">Message from @tassagency_en</text:p>
      <text:p text:style-name="P17">Date and Time: 2024-12-13 12:28:38</text:p>
      <text:p text:style-name="P17">Link: https://t.me/c/1654562332/42309</text:p>
      <text:p text:style-name="P17">Text: French President Emmanuel Macron has appointed Francois Bayrou, leader of the centrist Democratic Movement political party, as the country’s new prime minister.</text:p>
      <text:p text:style-name="P17"/>
      <text:p text:style-name="P17">Bayrou, 73, succeeds Michel Barnier, who stepped down after France’s lower house passed a no-confidence vote against his cabinet.</text:p>
      <text:p text:style-name="P17">-------</text:p>
      <text:p text:style-name="P17">Message from @tassagency_en</text:p>
      <text:p text:style-name="P17">Date and Time: 2024-12-13 14:37:53</text:p>
      <text:p text:style-name="P17">Link: https://t.me/c/1654562332/42314</text:p>
      <text:p text:style-name="P17">Text: What is known about Francois Bayrou, 73, who has been appointed as French prime minister:</text:p>
      <text:p text:style-name="P17"/>
      <text:p text:style-name="P17">▪️He is a former justice minister and the leader of the centrist Democratic Movement party</text:p>
      <text:p text:style-name="P17"/>
      <text:p text:style-name="P17">▪️Media outlets describe him as a key political ally of French President Emmanuel Macron</text:p>
      <text:p text:style-name="P17"/>
      <text:p text:style-name="P17">▪️In January, he rejected an offer to take over Gabriel Attal's cabinet post</text:p>
      <text:p text:style-name="P17"/>
      <text:p text:style-name="P17">▪️According to the Liberation newspaper, Bayrou consistently refused offers to head the military and education ministries</text:p>
      <text:p text:style-name="P17"/>
      <text:p text:style-name="P17">▪️The politician criticized the government, stating it does not understand how people live, as the cabinet includes “too many Parisians and not enough regional representatives,” making meaningful reforms impossible under these conditions</text:p>
      <text:p text:style-name="P17"/>
      <text:p text:style-name="P17">▪️Despite this, Bayrou is still regarded as one of the “pillars of French politics” and retains the full trust of the president</text:p>
      <text:p text:style-name="P17">-------</text:p>
      <text:p text:style-name="P17">Message from @reuters_news_agency</text:p>
      <text:p text:style-name="P17">Date and Time: 2024-12-13 16:35:12</text:p>
      <text:p text:style-name="P17">Link: https://t.me/c/1157324126/191606</text:p>
      <text:p text:style-name="P17">Text: Macron's new PM Bayrou faces 'long road' against fractious French parliament</text:p>
      <text:p text:style-name="P17"/>
      <text:p text:style-name="P17">French President Emmanuel Macron named key ally Francois Bayrou as his fourth prime minister of 2024 on Friday, but the scale of the challenge facing the veteran centrist was immediately clear as the Socialist Party refused to join his coalition government.</text:p>
      <text:p text:style-name="P17"/>
      <text:p text:style-name="P17">Bayrou, 73, gave a sober assessment of whether he could tame a hung parliament that ousted his predecessor, Michel Barnier, just last week.</text:p>
      <text:p text:style-name="P17"/>
      <text:p text:style-name="P17">"It is a long road, everyone knows that," he told reporters. "I am not the first to take a long road."</text:p>
      <text:p text:style-name="P17"/>
      <text:p text:style-name="P17">France's festering political malaise has raised doubts about whether Macron will complete his second presidential term until 2027.</text:p>
      <text:p text:style-name="P17"/>
      <text:p text:style-name="P17">2024-12-13T11:52:13</text:p>
      <text:p text:style-name="P17">-------</text:p>
      <text:p text:style-name="P17">Message from @tassagency_en</text:p>
      <text:p text:style-name="P17">Date and Time: 2024-12-13 20:00:35</text:p>
      <text:p text:style-name="P17"><text:soft-page-break/>Link: https://t.me/c/1654562332/42346</text:p>
      <text:p text:style-name="P17">Text: ❗️ TASS News Roundup, December 13:</text:p>
      <text:p text:style-name="P17"/>
      <text:p text:style-name="P17">▪️French President Emmanuel Macron has appointed Francois Bayrou, leader of the centrist Democratic Movement political party, as the country’s new prime minister</text:p>
      <text:p text:style-name="P17"/>
      <text:p text:style-name="P17">▪️Russia is holding talks with the new Syrian authorities on preserving its two military bases, a source familiar with the talks has told TASS</text:p>
      <text:p text:style-name="P17"/>
      <text:p text:style-name="P17">▪️Russian forces liberated seven settlements in the course of the special military operation over the past week, the Russian defense ministry said</text:p>
      <text:p text:style-name="P17"/>
      <text:p text:style-name="P17">▪️Russia’s military carried out targeted strikes on crucial Ukrainian fuel and energy infrastructure facilities that ensure the operation of its defense enterprises, the Russian Defense Ministry said</text:p>
      <text:p text:style-name="P17"/>
      <text:p text:style-name="P17">▪️Russia’s media watchdog Roskomnadzor has restricted the access to the Viber messenger in the country for violating national law</text:p>
      <text:p text:style-name="P17"/>
      <text:p text:style-name="P17">▪️Georgian President Salome Zourabichvili has said that she has no intention of leaving her office after her presidential term expires on December 29</text:p>
      <text:p text:style-name="P17"/>
      <text:p text:style-name="P17">▪️Russian Sports Minister Mikhail Degtyarev was elected to the post of the president of the Russian Olympic Committee</text:p>
      <text:p text:style-name="P17"/>
      <text:p text:style-name="P17">▪️The US military has successfully tested a conventional hypersonic missile in the state of Florida, the Pentagon said in a statement</text:p>
      <text:p text:style-name="P17"/>
      <text:p text:style-name="P17">▪️Six people died and 32 were injured in a fire at a private hospital in the Indian city of Dindigul</text:p>
      <text:p text:style-name="P17">-------</text:p>
      <text:p text:style-name="P17">Message from @nytimes</text:p>
      <text:p text:style-name="P17">Date and Time: 2024-12-13 20:35:12</text:p>
      <text:p text:style-name="P17">Link: https://t.me/c/1606432449/3296</text:p>
      <text:p text:style-name="P17">Text: Here are some of the stories we are covering from around the world:</text:p>
      <text:p text:style-name="P17"/>
      <text:p text:style-name="P17">Emmanuel Macron Appoints Key Ally as France’s New Prime Minister</text:p>
      <text:p text:style-name="P17"/>
      <text:p text:style-name="P17">President Emmanuel Macron of France tapped François Bayrou, a veteran centrist politician and one of his top allies, as the new prime minister, a move that few expect would stabilize the country's roiling politics.</text:p>
      <text:p text:style-name="P17"/>
      <text:p text:style-name="P17">The Syrian Upheaval Has Iranian Leaders Reeling, Too</text:p>
      <text:p text:style-name="P17"/>
      <text:p text:style-name="P17">For decades, Iran poured money and military aid into Syria, backing the Assad regime in its ambition to confront Israel. Now many Iranians are openly asking why.</text:p>
      <text:p text:style-name="P17"/>
      <text:p text:style-name="P17">Russia Hits Ukraine’s Energy Infrastructure in a Renewed Assault</text:p>
      <text:p text:style-name="P17"/>
      <text:p text:style-name="P17">﻿Russia launched a missile attack on Ukraine’s energy infrastructure early Friday, in an assault that President Volodymyr Zelensky described as “one of the largest strikes” on his country’s power facilities.</text:p>
      <text:p text:style-name="P17"/>
      <text:p text:style-name="P17">@nytimes</text:p>
      <text:p text:style-name="P17"><text:soft-page-break/>-------</text:p>
      <text:p text:style-name="P17">Message from @reuters_news_agency</text:p>
      <text:p text:style-name="P17">Date and Time: 2024-12-15 00:10:00</text:p>
      <text:p text:style-name="P17">Link: https://t.me/c/1157324126/191683</text:p>
      <text:p text:style-name="P17">Text: New French PM Bayrou will meet far-right leader Le Pen on Monday</text:p>
      <text:p text:style-name="P17"/>
      <text:p text:style-name="P17">New French Prime Minister Francois Bayrou will meet with the heads of parliamentary groups on Monday and Tuesday, starting with Marine Le Pen of the far-right Rassemblement National, he told La Tribune Dimanche in an interview.</text:p>
      <text:p text:style-name="P17"/>
      <text:p text:style-name="P17">Bayrou, whose appointment on Friday made him the fourth person to serve as French prime minister this year, will be responsible for steering a 2025 budget through the fractious parliament. It was the same task that ultimately toppled his predecessor Michel Barnier, whose three-month tenure was the shortest in modern French history.</text:p>
      <text:p text:style-name="P17"/>
      <text:p text:style-name="P17">2024-12-14T22:01:59</text:p>
      <text:p text:style-name="P17">-------</text:p>
      <text:p text:style-name="P17">Message from @reuters_news_agency</text:p>
      <text:p text:style-name="P17">Date and Time: 2024-12-19 08:39:57</text:p>
      <text:p text:style-name="P17">Link: https://t.me/c/1157324126/192021</text:p>
      <text:p text:style-name="P17">Text: Nearly two thirds of French unhappy with Bayrou as PM, poll shows</text:p>
      <text:p text:style-name="P17"/>
      <text:p text:style-name="P17">Some 64% of people in France are dissatisfied with the appointment of Francois Bayrou as prime minister, a poll on Thursday said, highlighting the challenges Bayrou faces to push through reforms and cut France's deficit.</text:p>
      <text:p text:style-name="P17"/>
      <text:p text:style-name="P17">The survey was conducted for Sud Radio by Ifop-Fiducial, and it polled 1,000 people over Dec. 17 and Dec. 18.</text:p>
      <text:p text:style-name="P17"/>
      <text:p text:style-name="P17">2024-12-19T06:03:08</text:p>
      <text:p text:style-name="P17">-------</text:p>
      <text:p text:style-name="P17">Message from @reuters_news_agency</text:p>
      <text:p text:style-name="P17">Date and Time: 2024-12-24 01:02:49</text:p>
      <text:p text:style-name="P17">Link: https://t.me/c/1157324126/192365</text:p>
      <text:p text:style-name="P17">Text: France unveils fresh government with budget battle looming</text:p>
      <text:p text:style-name="P17"/>
      <text:p text:style-name="P17">France unveiled a new government on Monday composed of former ministers and senior civil servants that Prime Minister Francois Bayrou will hope can oversee the passage of a 2025 budget and prevent a deepening of the country's crisis.</text:p>
      <text:p text:style-name="P17"/>
      <text:p text:style-name="P17">Eric Lombard, 66, the head of Caisse des Depots, the investment arm of the French government, became finance minister, working with Amélie de Montchalin as budget minister.</text:p>
      <text:p text:style-name="P17"/>
      <text:p text:style-name="P17">2024-12-23T10:01:00</text:p>
      <text:p text:style-name="P17">-------</text:p>
      <text:p text:style-name="P17">Message from @reuters_news_agency</text:p>
      <text:p text:style-name="P17">Date and Time: 2024-12-30 17:25:46</text:p>
      <text:p text:style-name="P17">Link: https://t.me/c/1157324126/192774</text:p>
      <text:p text:style-name="P17">Text: New French PM vows to restore power, ban shantytowns in storm-hit Mayotte</text:p>
      <text:p text:style-name="P17"/>
      <text:p text:style-name="P17"><text:soft-page-break/>New French Prime Minister Francois Bayrou said on Monday that power will be restored to all households on the storm-ravaged Mayotte archipelago by the end of January, while the rebuilding of its shantytowns will not be permitted.</text:p>
      <text:p text:style-name="P17"/>
      <text:p text:style-name="P17">The slow pace of aid and delays in the arrival of clean water and electricity have angered residents of France's poorest overseas territory, located between Madagascar and Mozambique about 8,000 km (4,971 miles) from mainland France.</text:p>
      <text:p text:style-name="P17"/>
      <text:p text:style-name="P17">2024-12-30T15:59:34</text:p>
      <text:p text:style-name="P17">-------</text:p>
      <text:p text:style-name="P17">Message from @reuters_news_agency</text:p>
      <text:p text:style-name="P17">Date and Time: 2025-01-14 02:16:03</text:p>
      <text:p text:style-name="P17">Link: https://t.me/c/1157324126/193734</text:p>
      <text:p text:style-name="P17">Text: French PM's concessions on pensions eyed in key policy speech</text:p>
      <text:p text:style-name="P17"/>
      <text:p text:style-name="P17">French Prime Minister Francois Bayrou is expected to lay out in a speech on Tuesday the contours of a deal to water down pension reforms in return for support from the left on passing a budget.</text:p>
      <text:p text:style-name="P17"/>
      <text:p text:style-name="P17">The speech comes after a tumultuous 2024 for France when President Emmanuel Macron shocked the nation by calling early elections, only to lose his working majority in parliament just as the public finances went off track.</text:p>
      <text:p text:style-name="P17"/>
      <text:p text:style-name="P17">Bayrou's government, which was formed last month after the collapse of his predecessor's administration, is trying to win assurances from some opposition parties and the Socialists in particular that they will not vote against its 2025 budget.</text:p>
      <text:p text:style-name="P17"/>
      <text:p text:style-name="P17">2025-01-14T01:04:02</text:p>
      <text:p text:style-name="P17">-------</text:p>
      <text:p text:style-name="P17">Message from @reuters_news_agency</text:p>
      <text:p text:style-name="P17">Date and Time: 2025-01-14 18:36:35</text:p>
      <text:p text:style-name="P17">Link: https://t.me/c/1157324126/193783</text:p>
      <text:p text:style-name="P17">Text: Key quotes from French Prime Minister Bayrou's parliamentary address</text:p>
      <text:p text:style-name="P17"/>
      <text:p text:style-name="P17">French Prime Minister Francois Bayrou on Tuesday told lawmakers that France was drowning in debt, but pledged to listen to ideas to renegotiate a landmark 2023 pension reform in a bid to win support from the left to pass the 2025 budget.</text:p>
      <text:p text:style-name="P17"/>
      <text:p text:style-name="P17">Below are some of the key quotes from his speech in parliament:</text:p>
      <text:p text:style-name="P17"/>
      <text:p text:style-name="P17">DEBT:</text:p>
      <text:p text:style-name="P17"/>
      <text:p text:style-name="P17">"There are countless causes for concern. However, there is one that emerges with glaring force: our country's over-indebtedness."</text:p>
      <text:p text:style-name="P17"/>
      <text:p text:style-name="P17">2025-01-14T16:37:39</text:p>
      <text:p text:style-name="P17">-------</text:p>
      <text:p text:style-name="P17">Message from @reuters_news_agency</text:p>
      <text:p text:style-name="P17">Date and Time: 2025-01-15 02:36:35</text:p>
      <text:p text:style-name="P17">Link: https://t.me/c/1157324126/193821</text:p>
      <text:p text:style-name="P17">Text: French Socialist Party raises threat of backing no-confidence vote against government</text:p>
      <text:p text:style-name="P17"/>
      <text:p text:style-name="P17"><text:soft-page-break/>The French Socialist Party, whose support Francois Bayrou's minority government has been trying to secure for weeks, on Tuesday raised the threat of backing a no-confidence vote against the government later this week.</text:p>
      <text:p text:style-name="P17"/>
      <text:p text:style-name="P17">The Socialists, who voted down previous budget proposals in December in conjunction with far-right lawmakers and thereby precipitated the fall of Michel Barnier's government, have made concessions on the 2023 pension reform a condition for support.</text:p>
      <text:p text:style-name="P17"/>
      <text:p text:style-name="P17">2025-01-14T19:22:38</text:p>
      <text:p text:style-name="P17">-------</text:p>
      <text:p text:style-name="P17"><text:s text:c="3"/>Output: "In the dimming lights of France's political theater, we witness a nation holding its breath. François Bayrou, the fourth prime minister of 2024, stands at the helm of a storm-tossed ship, facing waves of dissatisfaction from a restless public and the threatening winds of parliamentary opposition.</text:p>
      <text:p text:style-name="P17"/>
      <text:p text:style-name="P17">Picture a seasoned captain, 73 years young, navigating through treacherous waters where 64% of his crew already doubts his leadership. "It is a long road," he admits, his words echoing across a divided nation drowning in debt and uncertainty.</text:p>
      <text:p text:style-name="P17"/>
      <text:p text:style-name="P17">From the crisis-struck shores of Mayotte to the halls of power in Paris, Bayrou walks a tightrope between necessary reforms and political survival. His predecessor's ship sank after just three months - the shortest voyage in modern French history.</text:p>
      <text:p text:style-name="P17"/>
      <text:p text:style-name="P17">Dear readers, as we watch this political drama unfold, remember that beyond the numbers and negotiations lies the soul of a nation searching for stability. Will Bayrou's experience and determination be enough to weather this storm? Only time will tell, but one thing is certain - France stands at a crossroads where every decision could tip the scales between chaos and renewal.</text:p>
      <text:p text:style-name="P17"/>
      <text:p text:style-name="P17">Stay vigilant, mes amis. The next chapters of this story will be written not just in parliament, but in the hearts and minds of every French citizen yearning for a steadier course."</text:p>
      <text:p text:style-name="P17"/>
      <text:p text:style-name="P17"/>
      <text:p text:style-name="P17"/>
      <text:p text:style-name="P17"/>
      <text:p text:style-name="P17"/>
      <text:p text:style-name="P17">16. gemini-1.5-pro:</text:p>
      <text:p text:style-name="P17"/>
      <text:p text:style-name="P17"/>
      <text:p text:style-name="P17"/>
      <text:p text:style-name="P17"/>
      <text:p text:style-name="P17"><text:s text:c="3"/>Prompt: prompt2.txt</text:p>
      <text:p text:style-name="P17"><text:s text:c="3"/>Thematic: thematics1.txt</text:p>
      <text:p text:style-name="P17"/>
      <text:p text:style-name="P17"><text:s text:c="3"/>Input: Write an emotional text based on the summary of posts below. Focus on a vivid visual or personal detail to create a strong image. Use metaphors, artistic descriptions, and repetitions to enhance the emotional effect. Make the text personal and caring by adding calls to the readers. Concisely convey the main ideas. Text length: from 300 to 600 characters, up to 1200 if depth is required.</text:p>
      <text:p text:style-name="P17">Example text structure: Introduction through an emotional image. Description of a situation or event with a focus on emotions. Conclusion with a call to action or reflection.</text:p>
      <text:p text:style-name="P17">Here is example post to inherit style:</text:p>
      <text:p text:style-name="P17">“For those still playing with fire staying in Beirut, please don’t.</text:p>
      <text:p text:style-name="P17"><text:soft-page-break/></text:p>
      <text:p text:style-name="P17">Prepare for the worst.</text:p>
      <text:p text:style-name="P17"/>
      <text:p text:style-name="P17">If you can, please make arrangements to leave Beirut, at least temporarily, out of an abundance of caution. </text:p>
      <text:p text:style-name="P17"/>
      <text:p text:style-name="P17">Things are not looking good anymore.</text:p>
      <text:p text:style-name="P17"/>
      <text:p text:style-name="P17">I don’t want to turn people’s emotions into a see saw.</text:p>
      <text:p text:style-name="P17"/>
      <text:p text:style-name="P17">All I am saying, is hope for the best and prepare for the worst.</text:p>
      <text:p text:style-name="P17"/>
      <text:p text:style-name="P17">Preparing for the worst means making these arrangements if you can.</text:p>
      <text:p text:style-name="P17"/>
      <text:p text:style-name="P17">I will continue to update, while being as careful as I can not dragging people’s emotions.</text:p>
      <text:p text:style-name="P17"/>
      <text:p text:style-name="P17">I will wait for concrete confirmation of claims and reports as best as possible before reporting here.</text:p>
      <text:p text:style-name="P17"/>
      <text:p text:style-name="P17">Please stay safe everyone.”</text:p>
      <text:p text:style-name="P17">Posts to summarize content during analysis:</text:p>
      <text:p text:style-name="P17">From 2025-01-06 15:38:54 to 2025-01-15 15:38:54</text:p>
      <text:p text:style-name="P17">Keywords: Los Angeles, California, LA, Fire, Flame, Palisades, wildfire</text:p>
      <text:p text:style-name="P17">Exclude words: Palestinian, Israel, Mali, Ukraine, Russia, shot, Korea, Tula, shooting, hit, India, murder, Cuban, Iranian, Moscow, France, Czech</text:p>
      <text:p text:style-name="P17">Channels: @CNNBrkNews, @nytimes, @reuters_news_agency, @tassagency_en</text:p>
      <text:p text:style-name="P17">Message from @tassagency_en</text:p>
      <text:p text:style-name="P17">Date and Time: 2025-01-08 09:29:17</text:p>
      <text:p text:style-name="P17">Link: https://t.me/c/1654562332/43890</text:p>
      <text:p text:style-name="P17">Text: US Vice President Kamala Harris' Los Angeles home has been placed within an evacuation zone due to a wildfire in California, NBC News reported.</text:p>
      <text:p text:style-name="P17"/>
      <text:p text:style-name="P17">The 350-square-meter house, located in an upscale Los Angeles neighborhood, was purchased in 2012 by Kamala Harris' husband, attorney Douglas Emhoff. Actress Gwyneth Paltrow and basketball star LeBron James are her neighbors. The four-bedroom home, which features a pool, is just a 10-minute walk from the Getty Museum. In 2024, the property was valued at $5 million.</text:p>
      <text:p text:style-name="P17"/>
      <text:p text:style-name="P17">Earlier reports from US media indicated that the California wildfire has spread over 740 acres and continues to grow.</text:p>
      <text:p text:style-name="P17">-------</text:p>
      <text:p text:style-name="P17">Message from @CNNBrkNews</text:p>
      <text:p text:style-name="P17">Date and Time: 2025-01-08 17:02:42</text:p>
      <text:p text:style-name="P17">Link: https://t.me/c/1432836798/8060</text:p>
      <text:p text:style-name="P17">Text: CNN Breaking News (Twitter)</text:p>
      <text:p text:style-name="P17"/>
      <text:p text:style-name="P17">At least two people are dead and more than 1,100 structures destroyed as wildfires rage throughout the Los Angeles area. Follow live updates: cnn.it/3BPjGmn</text:p>
      <text:p text:style-name="P17">-------</text:p>
      <text:p text:style-name="P17">Message from @tassagency_en</text:p>
      <text:p text:style-name="P17">Date and Time: 2025-01-08 18:56:44</text:p>
      <text:p text:style-name="P17">Link: https://t.me/c/1654562332/43905</text:p>
      <text:p text:style-name="P17">Text: ▶️ Shots of a wildfire in California.</text:p>
      <text:p text:style-name="P17"/>
      <text:p text:style-name="P17"><text:soft-page-break/>Video: TASS/Reuters/Spectee</text:p>
      <text:p text:style-name="P17">-------</text:p>
      <text:p text:style-name="P17">Message from @tassagency_en</text:p>
      <text:p text:style-name="P17">Date and Time: 2025-01-09 00:39:01</text:p>
      <text:p text:style-name="P17">Link: https://t.me/c/1654562332/43917</text:p>
      <text:p text:style-name="P17">Text: 📷 Five people were killed in the fires that broke out in Los Angeles County, California, Sheriff Robert Luna told ABC.</text:p>
      <text:p text:style-name="P17"/>
      <text:p text:style-name="P17">The total area of the fires has exceeded 10,000 hectares and continues to grow, according to the California fire department. </text:p>
      <text:p text:style-name="P17"/>
      <text:p text:style-name="P17">The fire has destroyed more than 1,000 buildings. According to forecasts of the AccuWeather consulting company, the damage and economic losses from the fire will range from $52 billion to $57 billion.</text:p>
      <text:p text:style-name="P17">-------</text:p>
      <text:p text:style-name="P17">Message from @CNNBrkNews</text:p>
      <text:p text:style-name="P17">Date and Time: 2025-01-09 02:33:21</text:p>
      <text:p text:style-name="P17">Link: https://t.me/c/1432836798/8063</text:p>
      <text:p text:style-name="P17">Text: ‌CNN Breaking News (Twitter)</text:p>
      <text:p text:style-name="P17"/>
      <text:p text:style-name="P17">At least 6 wildfires are burning across Los Angeles County. 5 people have been killed, and officials expect death toll to rise. </text:p>
      <text:p text:style-name="P17"/>
      <text:p text:style-name="P17">Follow live updates. cnn.it/4a97hWU</text:p>
      <text:p text:style-name="P17">-------</text:p>
      <text:p text:style-name="P17">Message from @tassagency_en</text:p>
      <text:p text:style-name="P17">Date and Time: 2025-01-09 08:38:16</text:p>
      <text:p text:style-name="P17">Link: https://t.me/c/1654562332/43942</text:p>
      <text:p text:style-name="P17">Text: What we know about wildfires in California:</text:p>
      <text:p text:style-name="P17"/>
      <text:p text:style-name="P17">▪️The total area of wildfires in Los Angeles has reached almost 11,000 hectares, California’s Department of Forestry and Fire Protection reported</text:p>
      <text:p text:style-name="P17"/>
      <text:p text:style-name="P17">▪️Over 175,000 people remain without power in Los Angeles</text:p>
      <text:p text:style-name="P17"/>
      <text:p text:style-name="P17">▪️Low humidity accompanied by straight-line winds continues in the area of wildfires, the number of which has risen to six, CNN reported</text:p>
      <text:p text:style-name="P17"/>
      <text:p text:style-name="P17">▪️According to the latest reports, five people have been confirmed dead</text:p>
      <text:p text:style-name="P17"/>
      <text:p text:style-name="P17">▪️US President Joe Biden announced a major disaster declaration for California</text:p>
      <text:p text:style-name="P17"/>
      <text:p text:style-name="P17">▪️AccuWeather, a weather consulting firm, predicts the damage and economic losses from the wildfires will range from $52 billion to $57 billion</text:p>
      <text:p text:style-name="P17"/>
      <text:p text:style-name="P17">▪️US President-elect Donald Trump has called for the resignation of California’s Governor Gavin Newsom, holding him responsible for the situation</text:p>
      <text:p text:style-name="P17"/>
      <text:p text:style-name="P17">Video: TASS/Reuters/@ 3_di.chi/Erica Americaa</text:p>
      <text:p text:style-name="P17">-------</text:p>
      <text:p text:style-name="P17">Message from @tassagency_en</text:p>
      <text:p text:style-name="P17">Date and Time: 2025-01-09 15:31:57</text:p>
      <text:p text:style-name="P17"><text:soft-page-break/>Link: https://t.me/c/1654562332/43957</text:p>
      <text:p text:style-name="P17">Text: 📹 Los Angeles continues its struggle against wildfires. </text:p>
      <text:p text:style-name="P17"/>
      <text:p text:style-name="P17"/>
      <text:p text:style-name="P17">Video: TASS/Chris Long</text:p>
      <text:p text:style-name="P17">-------</text:p>
      <text:p text:style-name="P17">Message from @tassagency_en</text:p>
      <text:p text:style-name="P17">Date and Time: 2025-01-09 19:05:57</text:p>
      <text:p text:style-name="P17">Link: https://t.me/c/1654562332/43975</text:p>
      <text:p text:style-name="P17">Text: ❗️Insurers may lose $20 bln from fires in California as the total damage stands at $50 bln, The Financial Times reports.</text:p>
      <text:p text:style-name="P17">-------</text:p>
      <text:p text:style-name="P17">Message from @tassagency_en</text:p>
      <text:p text:style-name="P17">Date and Time: 2025-01-09 19:21:37</text:p>
      <text:p text:style-name="P17">Link: https://t.me/c/1654562332/43976</text:p>
      <text:p text:style-name="P17">Text: Tens of thousands of residents have been told to evacuate wildfire-affected areas of Los Angeles, County Sheriff Robert Luna has told reporters.</text:p>
      <text:p text:style-name="P17"/>
      <text:p text:style-name="P17">“That's nearly 180,000 people in Los Angeles County that are currently under evacuation orders, with another close to 200,000 residents that are under evacuation warnings. I cannot emphasize enough that I urge residents that are asked to evacuate to follow our warnings,” he said. About two dozen looters have been arrested since the disaster broke out, the official said.</text:p>
      <text:p text:style-name="P17"/>
      <text:p text:style-name="P17">According to latest reports, five major wildfires are raging in Los Angeles County, with flames engulfing a total of almost 29,000 acres of land. Only two of the wildfires have been partially contained. Over 1,000 buildings have been destroyed as a result of the fires, including some in the city's most posh districts. Among the celebrities who lost their estates due to the wildfires are Hunter Biden, the son of the outgoing US president, as well as actress and model Paris Hilton.</text:p>
      <text:p text:style-name="P17">-------</text:p>
      <text:p text:style-name="P17">Message from @CNNBrkNews</text:p>
      <text:p text:style-name="P17">Date and Time: 2025-01-09 23:10:59</text:p>
      <text:p text:style-name="P17">Link: https://t.me/c/1432836798/8068</text:p>
      <text:p text:style-name="P17">Text: ‌CNN Breaking News (Twitter)</text:p>
      <text:p text:style-name="P17"/>
      <text:p text:style-name="P17">Officials have confirmed a sixth death in the Los Angeles wildfires, but warn that it is unclear where the true death toll stands.</text:p>
      <text:p text:style-name="P17"/>
      <text:p text:style-name="P17">Follow live updates. cnn.it/40vH8NR</text:p>
      <text:p text:style-name="P17">-------</text:p>
      <text:p text:style-name="P17">Message from @tassagency_en</text:p>
      <text:p text:style-name="P17">Date and Time: 2025-01-10 02:14:01</text:p>
      <text:p text:style-name="P17">Link: https://t.me/c/1654562332/43997</text:p>
      <text:p text:style-name="P17">Text: 📷 US President Joe Biden described the wildfires in California as the worst ever in that state.</text:p>
      <text:p text:style-name="P17"/>
      <text:p text:style-name="P17">"This is the most widespread, devastating fire in California's history," Biden said on Thursday.</text:p>
      <text:p text:style-name="P17"/>
      <text:p text:style-name="P17">The death toll from the fires that are ravaging Los Angeles County has increased to six, CNN reported.</text:p>
      <text:p text:style-name="P17">-------</text:p>
      <text:p text:style-name="P17">Message from @tassagency_en</text:p>
      <text:p text:style-name="P17">Date and Time: 2025-01-10 10:34:22</text:p>
      <text:p text:style-name="P17">Link: https://t.me/c/1654562332/44014</text:p>
      <text:p text:style-name="P17"><text:soft-page-break/>Text: ▶️ Los Angeles will impose a curfew due to the wildfires, the county sheriff told the Los Angeles Times newspaper. </text:p>
      <text:p text:style-name="P17"/>
      <text:p text:style-name="P17">Video: TASS/Reuters</text:p>
      <text:p text:style-name="P17">-------</text:p>
      <text:p text:style-name="P17">Message from @tassagency_en</text:p>
      <text:p text:style-name="P17">Date and Time: 2025-01-10 14:11:13</text:p>
      <text:p text:style-name="P17">Link: https://t.me/c/1654562332/44024</text:p>
      <text:p text:style-name="P17">Text: ▶️ Real property owners may sustain losses up to $315 bln due to the fire in California, Nika Estate realty agency told TASS.</text:p>
      <text:p text:style-name="P17"/>
      <text:p text:style-name="P17">Video: TASS/Reuters/Cover Media</text:p>
      <text:p text:style-name="P17">-------</text:p>
      <text:p text:style-name="P17">Message from @tassagency_en</text:p>
      <text:p text:style-name="P17">Date and Time: 2025-01-10 16:27:03</text:p>
      <text:p text:style-name="P17">Link: https://t.me/c/1654562332/44034</text:p>
      <text:p text:style-name="P17">Text: ▶️ About 600 servicemembers of the California National Guard will help fight wildfires, Governor Gavin Newsom said.</text:p>
      <text:p text:style-name="P17"/>
      <text:p text:style-name="P17">Video: TASS/Reuters/Anadolu Agency</text:p>
      <text:p text:style-name="P17">-------</text:p>
      <text:p text:style-name="P17">Message from @tassagency_en</text:p>
      <text:p text:style-name="P17">Date and Time: 2025-01-10 16:56:36</text:p>
      <text:p text:style-name="P17">Link: https://t.me/c/1654562332/44036</text:p>
      <text:p text:style-name="P17">Text: 📷 A Roscosmos cosmonaut shares photos of the fires raging in Los Angeles from orbit.</text:p>
      <text:p text:style-name="P17"/>
      <text:p text:style-name="P17">Photo: Roscosmos cosmonaut Alexander Gorbunov</text:p>
      <text:p text:style-name="P17"/>
      <text:p text:style-name="P17">#TASSonISS</text:p>
      <text:p text:style-name="P17">-------</text:p>
      <text:p text:style-name="P17">Message from @reuters_news_agency</text:p>
      <text:p text:style-name="P17">Date and Time: 2025-01-10 18:08:44</text:p>
      <text:p text:style-name="P17">Link: https://t.me/c/1157324126/193474</text:p>
      <text:p text:style-name="P17">Text: How California fights fires from the skies</text:p>
      <text:p text:style-name="P17"/>
      <text:p text:style-name="P17">Cal Fire has its own fleet of aircraft operating from 14 airfields and 11 helicopter bases across the state that can reach most fires within about 20 minutes. The three main components of the fleet are tactical planes, airtankers and helicopters. All have specific roles but work together as a unit to combat fires.[Media]Map showing multiple flight paths of firefighting aircraft around the Palisades Fire in Los Angeles.</text:p>
      <text:p text:style-name="P17"/>
      <text:p text:style-name="P17">2025-01-10T17:05:57</text:p>
      <text:p text:style-name="P17">-------</text:p>
      <text:p text:style-name="P17">Message from @tassagency_en</text:p>
      <text:p text:style-name="P17">Date and Time: 2025-01-11 06:27:16</text:p>
      <text:p text:style-name="P17">Link: https://t.me/c/1654562332/44071</text:p>
      <text:p text:style-name="P17">Text: At least 11 people have died as a result of the fires in Los Angeles County, California, CNN reported.</text:p>
      <text:p text:style-name="P17"/>
      <text:p text:style-name="P17">According to the report, five people died in the Palisades fire zone, and six more – in the Eaton fire zone.</text:p>
      <text:p text:style-name="P17"/>
      <text:p text:style-name="P17"><text:soft-page-break/>Currently, six wildfires are raging in Los Angeles County, covering a total area of 15,200 hectares. The two largest fires – Eaton and Palisades – have been contained by only 3% and 8%, respectively.</text:p>
      <text:p text:style-name="P17">-------</text:p>
      <text:p text:style-name="P17">Message from @tassagency_en</text:p>
      <text:p text:style-name="P17">Date and Time: 2025-01-11 07:24:20</text:p>
      <text:p text:style-name="P17">Link: https://t.me/c/1654562332/44073</text:p>
      <text:p text:style-name="P17">Text: 📷 TASS special correspondent, Roscosmos cosmonaut Ivan Vagner photographed the fires in California from the ISS.</text:p>
      <text:p text:style-name="P17"/>
      <text:p text:style-name="P17">Photo: Ivan Vagner / Roscosmos/ TASS</text:p>
      <text:p text:style-name="P17"/>
      <text:p text:style-name="P17">#TASSonISS</text:p>
      <text:p text:style-name="P17">-------</text:p>
      <text:p text:style-name="P17">Message from @reuters_news_agency</text:p>
      <text:p text:style-name="P17">Date and Time: 2025-01-11 10:09:38</text:p>
      <text:p text:style-name="P17">Link: https://t.me/c/1157324126/193505</text:p>
      <text:p text:style-name="P17">Text: Hollywood celebrities clear their closets for fire aid</text:p>
      <text:p text:style-name="P17"/>
      <text:p text:style-name="P17">When wildfires destroyed parts of Los Angeles this week, real estate agent Jenna Cooper started asking friends for clothing and other items to help people in need.</text:p>
      <text:p text:style-name="P17"/>
      <text:p text:style-name="P17">Her request spread quickly through a network of powerful women. Actors including Sharon Stone and Halle Berry responded, providing sweaters, shoes, clothing, handbags, belts, pajamas and more pulled from their own collections.</text:p>
      <text:p text:style-name="P17"/>
      <text:p text:style-name="P17">"I'm packing up my entire closet," Berry wrote on Instagram. "If you live in the Southern California area, I urge you to do the same. This is something we can do right now."</text:p>
      <text:p text:style-name="P17"/>
      <text:p text:style-name="P17">2025-01-11T04:49:19</text:p>
      <text:p text:style-name="P17">-------</text:p>
      <text:p text:style-name="P17">Message from @tassagency_en</text:p>
      <text:p text:style-name="P17">Date and Time: 2025-01-11 17:40:49</text:p>
      <text:p text:style-name="P17">Link: https://t.me/c/1654562332/44095</text:p>
      <text:p text:style-name="P17">Text: ❗️The evacuation orders in the Los Angeles area, which experiences several severe wildfires, cover approximately 153,000 people, Los Angeles County Sheriff Robert Luna announced during a press conference.</text:p>
      <text:p text:style-name="P17"/>
      <text:p text:style-name="P17">According to the sheriff, potential evacuation notification remains active for 166,000 people. He added that fire still poses a threat for 57,000 buildings and noted that the cause of wildfires is being investigated with FBI's involvement.</text:p>
      <text:p text:style-name="P17"/>
      <text:p text:style-name="P17">He confirmed that at least 11 people were killed in the wildfires, while 13 people are missing.</text:p>
      <text:p text:style-name="P17">-------</text:p>
      <text:p text:style-name="P17">Message from @reuters_news_agency</text:p>
      <text:p text:style-name="P17">Date and Time: 2025-01-11 18:11:10</text:p>
      <text:p text:style-name="P17">Link: https://t.me/c/1157324126/193526</text:p>
      <text:p text:style-name="P17">Text: Los Angeles wildfire switches direction, posing new threat</text:p>
      <text:p text:style-name="P17"/>
      <text:p text:style-name="P17">The largest of the raging wildfires that have devastated parts of Los Angeles this week was reported to have shifted direction on Saturday, triggering more evacuation orders and posing a new challenge to exhausted firefighters.</text:p>
      <text:p text:style-name="P17"/>
      <text:p text:style-name="P17"><text:soft-page-break/>Six simultaneous blazes that have ripped across Los Angeles County neighborhoods since Tuesday have killed at least 11 people and damaged or destroyed 10,000 structures. The toll is expected to mount when firefighters are able to conduct house-to-house searches.</text:p>
      <text:p text:style-name="P17"/>
      <text:p text:style-name="P17">2025-01-10T12:20:30</text:p>
      <text:p text:style-name="P17">-------</text:p>
      <text:p text:style-name="P17">Message from @tassagency_en</text:p>
      <text:p text:style-name="P17">Date and Time: 2025-01-12 00:53:42</text:p>
      <text:p text:style-name="P17">Link: https://t.me/c/1654562332/44103</text:p>
      <text:p text:style-name="P17">Text: At least 13 people have died as a result of fires that rage in Los Angeles County, California, NBC reported.</text:p>
      <text:p text:style-name="P17"/>
      <text:p text:style-name="P17">According to the broadcaster, eight people died in the Eaton fire area, while another five lost their lives in Palisades. Earlier, County Sheriff Robert Luna reported 11 fatalities and 13 people missing.</text:p>
      <text:p text:style-name="P17">-------</text:p>
      <text:p text:style-name="P17">Message from @reuters_news_agency</text:p>
      <text:p text:style-name="P17">Date and Time: 2025-01-12 02:11:02</text:p>
      <text:p text:style-name="P17">Link: https://t.me/c/1157324126/193550</text:p>
      <text:p text:style-name="P17">Text: See Pacific Palisades before and after the devastating Los Angeles fires</text:p>
      <text:p text:style-name="P17"/>
      <text:p text:style-name="P17">Before one of the most destructive fires in California history swept through, the Pacific Palisades neighborhood on Los Angeles' west side was filled with expensive homes fronted by green, well-tended landscaping and popular boutiques and cafes.</text:p>
      <text:p text:style-name="P17"/>
      <text:p text:style-name="P17">This week, the Palisades Fire leveled much of it to blackened rubble. To see what has been lost, a Reuters video journalist visited the neighborhood on Friday to retrace the path taken by a YouTube travel influencer couple who made a video last year of a walking tour, which is being reproduced with their permission.</text:p>
      <text:p text:style-name="P17"/>
      <text:p text:style-name="P17">2025-01-11T20:21:16</text:p>
      <text:p text:style-name="P17">-------</text:p>
      <text:p text:style-name="P17">Message from @reuters_news_agency</text:p>
      <text:p text:style-name="P17">Date and Time: 2025-01-12 05:51:26</text:p>
      <text:p text:style-name="P17">Link: https://t.me/c/1157324126/193565</text:p>
      <text:p text:style-name="P17">Text: Animal rescuers care for LA fire evacuees - dogs, donkeys, horses</text:p>
      <text:p text:style-name="P17"/>
      <text:p text:style-name="P17">The pitbull mix arrived at Pasadena Humane covered in ash, his paw pads ulcerated from walking on fire debris, his lungs choked with smoke. A good Samaritan found the dog lying in rubble in Altadena, wrapped him in a blanket and brought him to the shelter.</text:p>
      <text:p text:style-name="P17"/>
      <text:p text:style-name="P17">Still too weak to walk Saturday, Canela was reunited with his owner - thanks to CNN’s coverage of the act of kindness. The injured pet continues to receive medical treatment and is one of more than 400 animals that have arrived at the Pasadena facility since the Southern California wildfires began last Tuesday.</text:p>
      <text:p text:style-name="P17"/>
      <text:p text:style-name="P17">2025-01-12T01:51:01</text:p>
      <text:p text:style-name="P17">-------</text:p>
      <text:p text:style-name="P17">Message from @CNNBrkNews</text:p>
      <text:p text:style-name="P17">Date and Time: 2025-01-12 17:10:47</text:p>
      <text:p text:style-name="P17">Link: https://t.me/c/1432836798/8080</text:p>
      <text:p text:style-name="P17">Text: ‌CNN Breaking News (Twitter)</text:p>
      <text:p text:style-name="P17"/>
      <text:p text:style-name="P17"><text:soft-page-break/>Fire chief warns of "very high" fire threat as shifting conditions make it tricky for firefighters to get Los Angeles blazes fully contained. </text:p>
      <text:p text:style-name="P17"/>
      <text:p text:style-name="P17">Follow live updates. cnn.it/4aflH80</text:p>
      <text:p text:style-name="P17">-------</text:p>
      <text:p text:style-name="P17">Message from @reuters_news_agency</text:p>
      <text:p text:style-name="P17">Date and Time: 2025-01-12 18:12:39</text:p>
      <text:p text:style-name="P17">Link: https://t.me/c/1157324126/193606</text:p>
      <text:p text:style-name="P17">Text: Neighborhoods under threat as Los Angeles Palisades fire rages on</text:p>
      <text:p text:style-name="P17"/>
      <text:p text:style-name="P17">Firefighters were slowly making progress in their battle to contain the inferno that has burned wide areas of Los Angeles' Pacific Palisades neighborhood to the ground, but spreading flames and strong winds still threatened communities in the populous San Fernando Valley on Sunday.</text:p>
      <text:p text:style-name="P17"/>
      <text:p text:style-name="P17">Aircraft dropped water and fire retardant on steep hills to stem the eastward spread of the Palisades Fire and KTLA television reported that ground crews had managed to save a number of houses, although others were lost.</text:p>
      <text:p text:style-name="P17"/>
      <text:p text:style-name="P17">"LA County had another night of unimaginable terror and heartbreak," Los Angeles County Supervisor Lindsey Horvath said.</text:p>
      <text:p text:style-name="P17"/>
      <text:p text:style-name="P17">2025-01-12T13:45:21</text:p>
      <text:p text:style-name="P17">-------</text:p>
      <text:p text:style-name="P17">Message from @reuters_news_agency</text:p>
      <text:p text:style-name="P17">Date and Time: 2025-01-12 18:12:56</text:p>
      <text:p text:style-name="P17">Link: https://t.me/c/1157324126/193617</text:p>
      <text:p text:style-name="P17">Text: LA Fires Updates: US military ready to respond</text:p>
      <text:p text:style-name="P17"/>
      <text:p text:style-name="P17">The flames have reduced whole neighborhoods to ruins.[Media]Pacific Palisades. REUTERS/David Ryder</text:p>
      <text:p text:style-name="P17"/>
      <text:p text:style-name="P17">2025-01-12T14:57:57</text:p>
      <text:p text:style-name="P17">-------</text:p>
      <text:p text:style-name="P17">Message from @CNNBrkNews</text:p>
      <text:p text:style-name="P17">Date and Time: 2025-01-13 01:55:22</text:p>
      <text:p text:style-name="P17">Link: https://t.me/c/1432836798/8081</text:p>
      <text:p text:style-name="P17">Text: ‌CNN Breaking News (Twitter)</text:p>
      <text:p text:style-name="P17"/>
      <text:p text:style-name="P17">Death toll in Los Angeles wildfires climbs to at least 24. Rising winds are expected to complicate firefighting efforts over the next few days. cnn.it/4hbTQYv</text:p>
      <text:p text:style-name="P17">-------</text:p>
      <text:p text:style-name="P17">Message from @tassagency_en</text:p>
      <text:p text:style-name="P17">Date and Time: 2025-01-13 17:37:14</text:p>
      <text:p text:style-name="P17">Link: https://t.me/c/1654562332/44178</text:p>
      <text:p text:style-name="P17">Text: Fires in California have affected an area larger than Paris, the California Department of Forestry and Fire Protection reported.</text:p>
      <text:p text:style-name="P17">-------</text:p>
      <text:p text:style-name="P17">Message from @reuters_news_agency</text:p>
      <text:p text:style-name="P17">Date and Time: 2025-01-13 18:14:19</text:p>
      <text:p text:style-name="P17">Link: https://t.me/c/1157324126/193683</text:p>
      <text:p text:style-name="P17">Text: LA blaze damage likely to be largest wildfire insured loss in US history</text:p>
      <text:p text:style-name="P17"/>
      <text:p text:style-name="P17"><text:soft-page-break/>The Los Angeles wildfires, which have reduced entire neighborhoods to smoldering ruins and left an apocalyptic landscape, could become the costliest wildfires in U.S. history in terms of insured losses if analysts' estimates of up to $20 billion materialize.</text:p>
      <text:p text:style-name="P17"/>
      <text:p text:style-name="P17">Dangerously high winds were expected to resume on Monday in Los Angeles, potentially hampering efforts to extinguish two stubborn wildfires that have claimed the lives of at least two dozen people.</text:p>
      <text:p text:style-name="P17"/>
      <text:p text:style-name="P17">2025-01-13T17:35:48</text:p>
      <text:p text:style-name="P17">-------</text:p>
      <text:p text:style-name="P17">Message from @reuters_news_agency</text:p>
      <text:p text:style-name="P17">Date and Time: 2025-01-14 02:15:14</text:p>
      <text:p text:style-name="P17">Link: https://t.me/c/1157324126/193712</text:p>
      <text:p text:style-name="P17">Text: Mexican firefighters prepare to do battle with LA fires</text:p>
      <text:p text:style-name="P17"/>
      <text:p text:style-name="P17">A contingent of 72 Mexican firefighters received a briefing from U.S. fire officials on Monday alongside their American counterparts before heading out to help fight the wildfires plaguing Southern California.</text:p>
      <text:p text:style-name="P17"/>
      <text:p text:style-name="P17">The group is made up of military specialists, including doctors, engineers and search and rescue personnel, as well as a group of firefighters from Mexico's equivalent of the U.S. Forest Service.</text:p>
      <text:p text:style-name="P17"/>
      <text:p text:style-name="P17">2025-01-13T21:52:28</text:p>
      <text:p text:style-name="P17">-------</text:p>
      <text:p text:style-name="P17">Message from @reuters_news_agency</text:p>
      <text:p text:style-name="P17">Date and Time: 2025-01-14 02:15:45</text:p>
      <text:p text:style-name="P17">Link: https://t.me/c/1157324126/193728</text:p>
      <text:p text:style-name="P17">Text: Search underway in Peru for trapped workers at small gold mine</text:p>
      <text:p text:style-name="P17"/>
      <text:p text:style-name="P17">Rescue workers in northern Peru were searching for trapped miners at a small gold mine on Monday , after the mine was allegedly attacked by suspected illegal miners, a local mayor said.</text:p>
      <text:p text:style-name="P17"/>
      <text:p text:style-name="P17">Segundo Armas, mayor of the Pataz district in the region of La Libertad, said that as many as 17 miners could be trapped at the small remote mine which collapsed after it was attacked on Sunday by "possibly rival miners."</text:p>
      <text:p text:style-name="P17"/>
      <text:p text:style-name="P17">The mayor was unable to confirm how many workers had been able to escape.</text:p>
      <text:p text:style-name="P17"/>
      <text:p text:style-name="P17">"The area is difficult to access and we are trying to confirm the number of those trapped," Armas said, adding that cellular service does not reach the mine.</text:p>
      <text:p text:style-name="P17"/>
      <text:p text:style-name="P17">2025-01-14T00:28:19</text:p>
      <text:p text:style-name="P17">-------</text:p>
      <text:p text:style-name="P17">Message from @tassagency_en</text:p>
      <text:p text:style-name="P17">Date and Time: 2025-01-14 07:43:12</text:p>
      <text:p text:style-name="P17">Link: https://t.me/c/1654562332/44212</text:p>
      <text:p text:style-name="P17">Text: ▶️ Economic losses from wildlife fires raging in the Los Angeles County of California are over $250 bln, AccuWeather reported.</text:p>
      <text:p text:style-name="P17"/>
      <text:p text:style-name="P17">"These fast-moving, wind-driven infernos have created one of the costliest wildfire disasters in modern US history,” said AccuWeather Chief Meteorologist Jonathan Porter. </text:p>
      <text:p text:style-name="P17"/>
      <text:p text:style-name="P17"><text:soft-page-break/>The devastation left behind is heartbreaking, and the economic toll is staggering, the expert added.</text:p>
      <text:p text:style-name="P17"/>
      <text:p text:style-name="P17">Video: TASS/ALERTCalifornia/UC San Diego</text:p>
      <text:p text:style-name="P17">-------</text:p>
      <text:p text:style-name="P17">Message from @tassagency_en</text:p>
      <text:p text:style-name="P17">Date and Time: 2025-01-14 09:28:12</text:p>
      <text:p text:style-name="P17">Link: https://t.me/c/1654562332/44217</text:p>
      <text:p text:style-name="P17">Text: The scale of devastations from wildfires in California is above the damage from a nuclear strike, US President-elect Donald Trump said. <text:s/>The death toll might noticeably grow subsequently, he added.</text:p>
      <text:p text:style-name="P17">-------</text:p>
      <text:p text:style-name="P17">Message from @reuters_news_agency</text:p>
      <text:p text:style-name="P17">Date and Time: 2025-01-14 10:14:52</text:p>
      <text:p text:style-name="P17">Link: https://t.me/c/1157324126/193737</text:p>
      <text:p text:style-name="P17">Text: Benin festival seeks to dispel voodoo stereotypes</text:p>
      <text:p text:style-name="P17"/>
      <text:p text:style-name="P17">Modeste Zinsou, manager of Benin's Python Temple, gently drapes a live snake around a visitor's neck at the country's annual voodoo festival, as spectators learn about the reptiles' sacred connection to voodoo spirituality.</text:p>
      <text:p text:style-name="P17"/>
      <text:p text:style-name="P17">Practitioners like Zinsou seek to combat negative stereotypes of voodoo, a 500-year-old religion that celebrates a rich pantheon of deities and spirits.</text:p>
      <text:p text:style-name="P17"/>
      <text:p text:style-name="P17">"Stop saying that voodoo is about dolls. Voodoo is spirituality. Voodoo is you, it's me. It's the air we breathe. It's the four elements, as we say: water, air, fire, and earth," Zinsou said.</text:p>
      <text:p text:style-name="P17"/>
      <text:p text:style-name="P17">Every January, the festival Vodun Days draws tourists and worshippers to the small Atlantic coast town of Ouidah, offering a varied programme of ceremonies, concerts and exhibitions.</text:p>
      <text:p text:style-name="P17"/>
      <text:p text:style-name="P17">2025-01-14T07:04:50</text:p>
      <text:p text:style-name="P17">-------</text:p>
      <text:p text:style-name="P17">Message from @reuters_news_agency</text:p>
      <text:p text:style-name="P17">Date and Time: 2025-01-14 18:38:05</text:p>
      <text:p text:style-name="P17">Link: https://t.me/c/1157324126/193806</text:p>
      <text:p text:style-name="P17">Text: Trump's Pentagon nominee Pete Hegseth slammed over remarks on women</text:p>
      <text:p text:style-name="P17"/>
      <text:p text:style-name="P17">President-elect Donald Trump's pick to lead the Pentagon, Pete Hegseth, came under fire during his confirmation hearing on Tuesday as Democrats railed against him and voiced deep concern about his inexperience, alleged drunkenness and past opposition to women in combat.</text:p>
      <text:p text:style-name="P17"/>
      <text:p text:style-name="P17">2025-01-14T11:13:26</text:p>
      <text:p text:style-name="P17">-------</text:p>
      <text:p text:style-name="P17">Message from @tassagency_en</text:p>
      <text:p text:style-name="P17">Date and Time: 2025-01-15 09:29:58</text:p>
      <text:p text:style-name="P17">Link: https://t.me/c/1654562332/44275</text:p>
      <text:p text:style-name="P17">Text: ▶️ Two new wildfires have broken out in southern California, Axios reports.</text:p>
      <text:p text:style-name="P17"/>
      <text:p text:style-name="P17">Video: TASS/Reuters/Spectee/Cal Fire</text:p>
      <text:p text:style-name="P17">-------</text:p>
      <text:p text:style-name="P17"><text:s text:c="3"/>Output: Imagine Los Angeles, a city of dreams, now a canvas of ash. <text:s/>The vibrant hues of sunset replaced by the angry, flickering orange of insatiable flames. <text:s/>Homes, once sanctuaries, reduced to skeletal remains. <text:s/>The Getty, a beacon of art and culture, threatened by this fiery monster. <text:s/>Eleven <text:soft-page-break/>lives confirmed lost, thirteen more vanishing in the smoke-filled haze… and the wind, like a cruel hand, fans the embers, whispering of more devastation to come. This isn’t just a news story, it’s a human tragedy unfolding in real time. <text:s/>Nearly 400,000 people displaced, their lives uprooted, their futures uncertain. <text:s/>Even from space, the scars on the earth are visible, a chilling testament to the fire's wrath. <text:s/>Los Angeles burns. <text:s/>Let's not turn away. <text:s/>Let’s offer support, send aid, share the stories. We must remember those lost, those fighting the flames, those left with nothing but ashes. <text:s/>We are all connected. Let us stand together in the face of this tragedy. What can you do today to help those affected by the LA fires?</text:p>
      <text:p text:style-name="P17"/>
      <text:p text:style-name="P17"/>
      <text:p text:style-name="P17"/>
      <text:p text:style-name="P17"/>
      <text:p text:style-name="P17"/>
      <text:p text:style-name="P17">17. o1-preview:</text:p>
      <text:p text:style-name="P17"/>
      <text:p text:style-name="P17"/>
      <text:p text:style-name="P17"/>
      <text:p text:style-name="P17"/>
      <text:p text:style-name="P17"><text:s text:c="3"/>Prompt: prompt2.txt</text:p>
      <text:p text:style-name="P17"><text:s text:c="3"/>Thematic: thematics1.txt</text:p>
      <text:p text:style-name="P17"/>
      <text:p text:style-name="P17"><text:s text:c="3"/>Input: Write an emotional text based on the summary of posts below. Focus on a vivid visual or personal detail to create a strong image. Use metaphors, artistic descriptions, and repetitions to enhance the emotional effect. Make the text personal and caring by adding calls to the readers. Concisely convey the main ideas. Text length: from 300 to 600 characters, up to 1200 if depth is required.</text:p>
      <text:p text:style-name="P17">Example text structure: Introduction through an emotional image. Description of a situation or event with a focus on emotions. Conclusion with a call to action or reflection.</text:p>
      <text:p text:style-name="P17">Here is example post to inherit style:</text:p>
      <text:p text:style-name="P17">“For those still playing with fire staying in Beirut, please don’t.</text:p>
      <text:p text:style-name="P17"/>
      <text:p text:style-name="P17">Prepare for the worst.</text:p>
      <text:p text:style-name="P17"/>
      <text:p text:style-name="P17">If you can, please make arrangements to leave Beirut, at least temporarily, out of an abundance of caution. </text:p>
      <text:p text:style-name="P17"/>
      <text:p text:style-name="P17">Things are not looking good anymore.</text:p>
      <text:p text:style-name="P17"/>
      <text:p text:style-name="P17">I don’t want to turn people’s emotions into a see saw.</text:p>
      <text:p text:style-name="P17"/>
      <text:p text:style-name="P17">All I am saying, is hope for the best and prepare for the worst.</text:p>
      <text:p text:style-name="P17"/>
      <text:p text:style-name="P17">Preparing for the worst means making these arrangements if you can.</text:p>
      <text:p text:style-name="P17"/>
      <text:p text:style-name="P17">I will continue to update, while being as careful as I can not dragging people’s emotions.</text:p>
      <text:p text:style-name="P17"/>
      <text:p text:style-name="P17">I will wait for concrete confirmation of claims and reports as best as possible before reporting here.</text:p>
      <text:p text:style-name="P17"/>
      <text:p text:style-name="P17">Please stay safe everyone.”</text:p>
      <text:p text:style-name="P17">Posts to summarize content during analysis:</text:p>
      <text:p text:style-name="P17">From 2025-01-06 15:38:54 to 2025-01-15 15:38:54</text:p>
      <text:p text:style-name="P17">Keywords: Los Angeles, California, LA, Fire, Flame, Palisades, wildfire</text:p>
      <text:p text:style-name="P17"><text:soft-page-break/>Exclude words: Palestinian, Israel, Mali, Ukraine, Russia, shot, Korea, Tula, shooting, hit, India, murder, Cuban, Iranian, Moscow, France, Czech</text:p>
      <text:p text:style-name="P17">Channels: @CNNBrkNews, @nytimes, @reuters_news_agency, @tassagency_en</text:p>
      <text:p text:style-name="P17">Message from @tassagency_en</text:p>
      <text:p text:style-name="P17">Date and Time: 2025-01-08 09:29:17</text:p>
      <text:p text:style-name="P17">Link: https://t.me/c/1654562332/43890</text:p>
      <text:p text:style-name="P17">Text: US Vice President Kamala Harris' Los Angeles home has been placed within an evacuation zone due to a wildfire in California, NBC News reported.</text:p>
      <text:p text:style-name="P17"/>
      <text:p text:style-name="P17">The 350-square-meter house, located in an upscale Los Angeles neighborhood, was purchased in 2012 by Kamala Harris' husband, attorney Douglas Emhoff. Actress Gwyneth Paltrow and basketball star LeBron James are her neighbors. The four-bedroom home, which features a pool, is just a 10-minute walk from the Getty Museum. In 2024, the property was valued at $5 million.</text:p>
      <text:p text:style-name="P17"/>
      <text:p text:style-name="P17">Earlier reports from US media indicated that the California wildfire has spread over 740 acres and continues to grow.</text:p>
      <text:p text:style-name="P17">-------</text:p>
      <text:p text:style-name="P17">Message from @CNNBrkNews</text:p>
      <text:p text:style-name="P17">Date and Time: 2025-01-08 17:02:42</text:p>
      <text:p text:style-name="P17">Link: https://t.me/c/1432836798/8060</text:p>
      <text:p text:style-name="P17">Text: CNN Breaking News (Twitter)</text:p>
      <text:p text:style-name="P17"/>
      <text:p text:style-name="P17">At least two people are dead and more than 1,100 structures destroyed as wildfires rage throughout the Los Angeles area. Follow live updates: cnn.it/3BPjGmn</text:p>
      <text:p text:style-name="P17">-------</text:p>
      <text:p text:style-name="P17">Message from @tassagency_en</text:p>
      <text:p text:style-name="P17">Date and Time: 2025-01-08 18:56:44</text:p>
      <text:p text:style-name="P17">Link: https://t.me/c/1654562332/43905</text:p>
      <text:p text:style-name="P17">Text: ▶️ Shots of a wildfire in California.</text:p>
      <text:p text:style-name="P17"/>
      <text:p text:style-name="P17">Video: TASS/Reuters/Spectee</text:p>
      <text:p text:style-name="P17">-------</text:p>
      <text:p text:style-name="P17">Message from @tassagency_en</text:p>
      <text:p text:style-name="P17">Date and Time: 2025-01-09 00:39:01</text:p>
      <text:p text:style-name="P17">Link: https://t.me/c/1654562332/43917</text:p>
      <text:p text:style-name="P17">Text: 📷 Five people were killed in the fires that broke out in Los Angeles County, California, Sheriff Robert Luna told ABC.</text:p>
      <text:p text:style-name="P17"/>
      <text:p text:style-name="P17">The total area of the fires has exceeded 10,000 hectares and continues to grow, according to the California fire department. </text:p>
      <text:p text:style-name="P17"/>
      <text:p text:style-name="P17">The fire has destroyed more than 1,000 buildings. According to forecasts of the AccuWeather consulting company, the damage and economic losses from the fire will range from $52 billion to $57 billion.</text:p>
      <text:p text:style-name="P17">-------</text:p>
      <text:p text:style-name="P17">Message from @CNNBrkNews</text:p>
      <text:p text:style-name="P17">Date and Time: 2025-01-09 02:33:21</text:p>
      <text:p text:style-name="P17">Link: https://t.me/c/1432836798/8063</text:p>
      <text:p text:style-name="P17">Text: ‌CNN Breaking News (Twitter)</text:p>
      <text:p text:style-name="P17"/>
      <text:p text:style-name="P17">At least 6 wildfires are burning across Los Angeles County. 5 people have been killed, and officials expect death toll to rise. </text:p>
      <text:p text:style-name="P17"><text:soft-page-break/></text:p>
      <text:p text:style-name="P17">Follow live updates. cnn.it/4a97hWU</text:p>
      <text:p text:style-name="P17">-------</text:p>
      <text:p text:style-name="P17">Message from @tassagency_en</text:p>
      <text:p text:style-name="P17">Date and Time: 2025-01-09 08:38:16</text:p>
      <text:p text:style-name="P17">Link: https://t.me/c/1654562332/43942</text:p>
      <text:p text:style-name="P17">Text: What we know about wildfires in California:</text:p>
      <text:p text:style-name="P17"/>
      <text:p text:style-name="P17">▪️The total area of wildfires in Los Angeles has reached almost 11,000 hectares, California’s Department of Forestry and Fire Protection reported</text:p>
      <text:p text:style-name="P17"/>
      <text:p text:style-name="P17">▪️Over 175,000 people remain without power in Los Angeles</text:p>
      <text:p text:style-name="P17"/>
      <text:p text:style-name="P17">▪️Low humidity accompanied by straight-line winds continues in the area of wildfires, the number of which has risen to six, CNN reported</text:p>
      <text:p text:style-name="P17"/>
      <text:p text:style-name="P17">▪️According to the latest reports, five people have been confirmed dead</text:p>
      <text:p text:style-name="P17"/>
      <text:p text:style-name="P17">▪️US President Joe Biden announced a major disaster declaration for California</text:p>
      <text:p text:style-name="P17"/>
      <text:p text:style-name="P17">▪️AccuWeather, a weather consulting firm, predicts the damage and economic losses from the wildfires will range from $52 billion to $57 billion</text:p>
      <text:p text:style-name="P17"/>
      <text:p text:style-name="P17">▪️US President-elect Donald Trump has called for the resignation of California’s Governor Gavin Newsom, holding him responsible for the situation</text:p>
      <text:p text:style-name="P17"/>
      <text:p text:style-name="P17">Video: TASS/Reuters/@ 3_di.chi/Erica Americaa</text:p>
      <text:p text:style-name="P17">-------</text:p>
      <text:p text:style-name="P17">Message from @tassagency_en</text:p>
      <text:p text:style-name="P17">Date and Time: 2025-01-09 15:31:57</text:p>
      <text:p text:style-name="P17">Link: https://t.me/c/1654562332/43957</text:p>
      <text:p text:style-name="P17">Text: 📹 Los Angeles continues its struggle against wildfires. </text:p>
      <text:p text:style-name="P17"/>
      <text:p text:style-name="P17"/>
      <text:p text:style-name="P17">Video: TASS/Chris Long</text:p>
      <text:p text:style-name="P17">-------</text:p>
      <text:p text:style-name="P17">Message from @tassagency_en</text:p>
      <text:p text:style-name="P17">Date and Time: 2025-01-09 19:05:57</text:p>
      <text:p text:style-name="P17">Link: https://t.me/c/1654562332/43975</text:p>
      <text:p text:style-name="P17">Text: ❗️Insurers may lose $20 bln from fires in California as the total damage stands at $50 bln, The Financial Times reports.</text:p>
      <text:p text:style-name="P17">-------</text:p>
      <text:p text:style-name="P17">Message from @tassagency_en</text:p>
      <text:p text:style-name="P17">Date and Time: 2025-01-09 19:21:37</text:p>
      <text:p text:style-name="P17">Link: https://t.me/c/1654562332/43976</text:p>
      <text:p text:style-name="P17">Text: Tens of thousands of residents have been told to evacuate wildfire-affected areas of Los Angeles, County Sheriff Robert Luna has told reporters.</text:p>
      <text:p text:style-name="P17"/>
      <text:p text:style-name="P17">“That's nearly 180,000 people in Los Angeles County that are currently under evacuation orders, with another close to 200,000 residents that are under evacuation warnings. I cannot emphasize enough that I urge residents that are asked to evacuate to follow our warnings,” he said. About two dozen looters have been arrested since the disaster broke out, the official said.</text:p>
      <text:p text:style-name="P17"><text:soft-page-break/></text:p>
      <text:p text:style-name="P17">According to latest reports, five major wildfires are raging in Los Angeles County, with flames engulfing a total of almost 29,000 acres of land. Only two of the wildfires have been partially contained. Over 1,000 buildings have been destroyed as a result of the fires, including some in the city's most posh districts. Among the celebrities who lost their estates due to the wildfires are Hunter Biden, the son of the outgoing US president, as well as actress and model Paris Hilton.</text:p>
      <text:p text:style-name="P17">-------</text:p>
      <text:p text:style-name="P17">Message from @CNNBrkNews</text:p>
      <text:p text:style-name="P17">Date and Time: 2025-01-09 23:10:59</text:p>
      <text:p text:style-name="P17">Link: https://t.me/c/1432836798/8068</text:p>
      <text:p text:style-name="P17">Text: ‌CNN Breaking News (Twitter)</text:p>
      <text:p text:style-name="P17"/>
      <text:p text:style-name="P17">Officials have confirmed a sixth death in the Los Angeles wildfires, but warn that it is unclear where the true death toll stands.</text:p>
      <text:p text:style-name="P17"/>
      <text:p text:style-name="P17">Follow live updates. cnn.it/40vH8NR</text:p>
      <text:p text:style-name="P17">-------</text:p>
      <text:p text:style-name="P17">Message from @tassagency_en</text:p>
      <text:p text:style-name="P17">Date and Time: 2025-01-10 02:14:01</text:p>
      <text:p text:style-name="P17">Link: https://t.me/c/1654562332/43997</text:p>
      <text:p text:style-name="P17">Text: 📷 US President Joe Biden described the wildfires in California as the worst ever in that state.</text:p>
      <text:p text:style-name="P17"/>
      <text:p text:style-name="P17">"This is the most widespread, devastating fire in California's history," Biden said on Thursday.</text:p>
      <text:p text:style-name="P17"/>
      <text:p text:style-name="P17">The death toll from the fires that are ravaging Los Angeles County has increased to six, CNN reported.</text:p>
      <text:p text:style-name="P17">-------</text:p>
      <text:p text:style-name="P17">Message from @tassagency_en</text:p>
      <text:p text:style-name="P17">Date and Time: 2025-01-10 10:34:22</text:p>
      <text:p text:style-name="P17">Link: https://t.me/c/1654562332/44014</text:p>
      <text:p text:style-name="P17">Text: ▶️ Los Angeles will impose a curfew due to the wildfires, the county sheriff told the Los Angeles Times newspaper. </text:p>
      <text:p text:style-name="P17"/>
      <text:p text:style-name="P17">Video: TASS/Reuters</text:p>
      <text:p text:style-name="P17">-------</text:p>
      <text:p text:style-name="P17">Message from @tassagency_en</text:p>
      <text:p text:style-name="P17">Date and Time: 2025-01-10 14:11:13</text:p>
      <text:p text:style-name="P17">Link: https://t.me/c/1654562332/44024</text:p>
      <text:p text:style-name="P17">Text: ▶️ Real property owners may sustain losses up to $315 bln due to the fire in California, Nika Estate realty agency told TASS.</text:p>
      <text:p text:style-name="P17"/>
      <text:p text:style-name="P17">Video: TASS/Reuters/Cover Media</text:p>
      <text:p text:style-name="P17">-------</text:p>
      <text:p text:style-name="P17">Message from @tassagency_en</text:p>
      <text:p text:style-name="P17">Date and Time: 2025-01-10 16:27:03</text:p>
      <text:p text:style-name="P17">Link: https://t.me/c/1654562332/44034</text:p>
      <text:p text:style-name="P17">Text: ▶️ About 600 servicemembers of the California National Guard will help fight wildfires, Governor Gavin Newsom said.</text:p>
      <text:p text:style-name="P17"/>
      <text:p text:style-name="P17">Video: TASS/Reuters/Anadolu Agency</text:p>
      <text:p text:style-name="P17">-------</text:p>
      <text:p text:style-name="P17">Message from @tassagency_en</text:p>
      <text:p text:style-name="P17"><text:soft-page-break/>Date and Time: 2025-01-10 16:56:36</text:p>
      <text:p text:style-name="P17">Link: https://t.me/c/1654562332/44036</text:p>
      <text:p text:style-name="P17">Text: 📷 A Roscosmos cosmonaut shares photos of the fires raging in Los Angeles from orbit.</text:p>
      <text:p text:style-name="P17"/>
      <text:p text:style-name="P17">Photo: Roscosmos cosmonaut Alexander Gorbunov</text:p>
      <text:p text:style-name="P17"/>
      <text:p text:style-name="P17">#TASSonISS</text:p>
      <text:p text:style-name="P17">-------</text:p>
      <text:p text:style-name="P17">Message from @reuters_news_agency</text:p>
      <text:p text:style-name="P17">Date and Time: 2025-01-10 18:08:44</text:p>
      <text:p text:style-name="P17">Link: https://t.me/c/1157324126/193474</text:p>
      <text:p text:style-name="P17">Text: How California fights fires from the skies</text:p>
      <text:p text:style-name="P17"/>
      <text:p text:style-name="P17">Cal Fire has its own fleet of aircraft operating from 14 airfields and 11 helicopter bases across the state that can reach most fires within about 20 minutes. The three main components of the fleet are tactical planes, airtankers and helicopters. All have specific roles but work together as a unit to combat fires.[Media]Map showing multiple flight paths of firefighting aircraft around the Palisades Fire in Los Angeles.</text:p>
      <text:p text:style-name="P17"/>
      <text:p text:style-name="P17">2025-01-10T17:05:57</text:p>
      <text:p text:style-name="P17">-------</text:p>
      <text:p text:style-name="P17">Message from @tassagency_en</text:p>
      <text:p text:style-name="P17">Date and Time: 2025-01-11 06:27:16</text:p>
      <text:p text:style-name="P17">Link: https://t.me/c/1654562332/44071</text:p>
      <text:p text:style-name="P17">Text: At least 11 people have died as a result of the fires in Los Angeles County, California, CNN reported.</text:p>
      <text:p text:style-name="P17"/>
      <text:p text:style-name="P17">According to the report, five people died in the Palisades fire zone, and six more – in the Eaton fire zone.</text:p>
      <text:p text:style-name="P17"/>
      <text:p text:style-name="P17">Currently, six wildfires are raging in Los Angeles County, covering a total area of 15,200 hectares. The two largest fires – Eaton and Palisades – have been contained by only 3% and 8%, respectively.</text:p>
      <text:p text:style-name="P17">-------</text:p>
      <text:p text:style-name="P17">Message from @tassagency_en</text:p>
      <text:p text:style-name="P17">Date and Time: 2025-01-11 07:24:20</text:p>
      <text:p text:style-name="P17">Link: https://t.me/c/1654562332/44073</text:p>
      <text:p text:style-name="P17">Text: 📷 TASS special correspondent, Roscosmos cosmonaut Ivan Vagner photographed the fires in California from the ISS.</text:p>
      <text:p text:style-name="P17"/>
      <text:p text:style-name="P17">Photo: Ivan Vagner / Roscosmos/ TASS</text:p>
      <text:p text:style-name="P17"/>
      <text:p text:style-name="P17">#TASSonISS</text:p>
      <text:p text:style-name="P17">-------</text:p>
      <text:p text:style-name="P17">Message from @reuters_news_agency</text:p>
      <text:p text:style-name="P17">Date and Time: 2025-01-11 10:09:38</text:p>
      <text:p text:style-name="P17">Link: https://t.me/c/1157324126/193505</text:p>
      <text:p text:style-name="P17">Text: Hollywood celebrities clear their closets for fire aid</text:p>
      <text:p text:style-name="P17"/>
      <text:p text:style-name="P17">When wildfires destroyed parts of Los Angeles this week, real estate agent Jenna Cooper started asking friends for clothing and other items to help people in need.</text:p>
      <text:p text:style-name="P17"/>
      <text:p text:style-name="P17"><text:soft-page-break/>Her request spread quickly through a network of powerful women. Actors including Sharon Stone and Halle Berry responded, providing sweaters, shoes, clothing, handbags, belts, pajamas and more pulled from their own collections.</text:p>
      <text:p text:style-name="P17"/>
      <text:p text:style-name="P17">"I'm packing up my entire closet," Berry wrote on Instagram. "If you live in the Southern California area, I urge you to do the same. This is something we can do right now."</text:p>
      <text:p text:style-name="P17"/>
      <text:p text:style-name="P17">2025-01-11T04:49:19</text:p>
      <text:p text:style-name="P17">-------</text:p>
      <text:p text:style-name="P17">Message from @tassagency_en</text:p>
      <text:p text:style-name="P17">Date and Time: 2025-01-11 17:40:49</text:p>
      <text:p text:style-name="P17">Link: https://t.me/c/1654562332/44095</text:p>
      <text:p text:style-name="P17">Text: ❗️The evacuation orders in the Los Angeles area, which experiences several severe wildfires, cover approximately 153,000 people, Los Angeles County Sheriff Robert Luna announced during a press conference.</text:p>
      <text:p text:style-name="P17"/>
      <text:p text:style-name="P17">According to the sheriff, potential evacuation notification remains active for 166,000 people. He added that fire still poses a threat for 57,000 buildings and noted that the cause of wildfires is being investigated with FBI's involvement.</text:p>
      <text:p text:style-name="P17"/>
      <text:p text:style-name="P17">He confirmed that at least 11 people were killed in the wildfires, while 13 people are missing.</text:p>
      <text:p text:style-name="P17">-------</text:p>
      <text:p text:style-name="P17">Message from @reuters_news_agency</text:p>
      <text:p text:style-name="P17">Date and Time: 2025-01-11 18:11:10</text:p>
      <text:p text:style-name="P17">Link: https://t.me/c/1157324126/193526</text:p>
      <text:p text:style-name="P17">Text: Los Angeles wildfire switches direction, posing new threat</text:p>
      <text:p text:style-name="P17"/>
      <text:p text:style-name="P17">The largest of the raging wildfires that have devastated parts of Los Angeles this week was reported to have shifted direction on Saturday, triggering more evacuation orders and posing a new challenge to exhausted firefighters.</text:p>
      <text:p text:style-name="P17"/>
      <text:p text:style-name="P17">Six simultaneous blazes that have ripped across Los Angeles County neighborhoods since Tuesday have killed at least 11 people and damaged or destroyed 10,000 structures. The toll is expected to mount when firefighters are able to conduct house-to-house searches.</text:p>
      <text:p text:style-name="P17"/>
      <text:p text:style-name="P17">2025-01-10T12:20:30</text:p>
      <text:p text:style-name="P17">-------</text:p>
      <text:p text:style-name="P17">Message from @tassagency_en</text:p>
      <text:p text:style-name="P17">Date and Time: 2025-01-12 00:53:42</text:p>
      <text:p text:style-name="P17">Link: https://t.me/c/1654562332/44103</text:p>
      <text:p text:style-name="P17">Text: At least 13 people have died as a result of fires that rage in Los Angeles County, California, NBC reported.</text:p>
      <text:p text:style-name="P17"/>
      <text:p text:style-name="P17">According to the broadcaster, eight people died in the Eaton fire area, while another five lost their lives in Palisades. Earlier, County Sheriff Robert Luna reported 11 fatalities and 13 people missing.</text:p>
      <text:p text:style-name="P17">-------</text:p>
      <text:p text:style-name="P17">Message from @reuters_news_agency</text:p>
      <text:p text:style-name="P17">Date and Time: 2025-01-12 02:11:02</text:p>
      <text:p text:style-name="P17">Link: https://t.me/c/1157324126/193550</text:p>
      <text:p text:style-name="P17">Text: See Pacific Palisades before and after the devastating Los Angeles fires</text:p>
      <text:p text:style-name="P17"/>
      <text:p text:style-name="P17"><text:soft-page-break/>Before one of the most destructive fires in California history swept through, the Pacific Palisades neighborhood on Los Angeles' west side was filled with expensive homes fronted by green, well-tended landscaping and popular boutiques and cafes.</text:p>
      <text:p text:style-name="P17"/>
      <text:p text:style-name="P17">This week, the Palisades Fire leveled much of it to blackened rubble. To see what has been lost, a Reuters video journalist visited the neighborhood on Friday to retrace the path taken by a YouTube travel influencer couple who made a video last year of a walking tour, which is being reproduced with their permission.</text:p>
      <text:p text:style-name="P17"/>
      <text:p text:style-name="P17">2025-01-11T20:21:16</text:p>
      <text:p text:style-name="P17">-------</text:p>
      <text:p text:style-name="P17">Message from @reuters_news_agency</text:p>
      <text:p text:style-name="P17">Date and Time: 2025-01-12 05:51:26</text:p>
      <text:p text:style-name="P17">Link: https://t.me/c/1157324126/193565</text:p>
      <text:p text:style-name="P17">Text: Animal rescuers care for LA fire evacuees - dogs, donkeys, horses</text:p>
      <text:p text:style-name="P17"/>
      <text:p text:style-name="P17">The pitbull mix arrived at Pasadena Humane covered in ash, his paw pads ulcerated from walking on fire debris, his lungs choked with smoke. A good Samaritan found the dog lying in rubble in Altadena, wrapped him in a blanket and brought him to the shelter.</text:p>
      <text:p text:style-name="P17"/>
      <text:p text:style-name="P17">Still too weak to walk Saturday, Canela was reunited with his owner - thanks to CNN’s coverage of the act of kindness. The injured pet continues to receive medical treatment and is one of more than 400 animals that have arrived at the Pasadena facility since the Southern California wildfires began last Tuesday.</text:p>
      <text:p text:style-name="P17"/>
      <text:p text:style-name="P17">2025-01-12T01:51:01</text:p>
      <text:p text:style-name="P17">-------</text:p>
      <text:p text:style-name="P17">Message from @CNNBrkNews</text:p>
      <text:p text:style-name="P17">Date and Time: 2025-01-12 17:10:47</text:p>
      <text:p text:style-name="P17">Link: https://t.me/c/1432836798/8080</text:p>
      <text:p text:style-name="P17">Text: ‌CNN Breaking News (Twitter)</text:p>
      <text:p text:style-name="P17"/>
      <text:p text:style-name="P17">Fire chief warns of "very high" fire threat as shifting conditions make it tricky for firefighters to get Los Angeles blazes fully contained. </text:p>
      <text:p text:style-name="P17"/>
      <text:p text:style-name="P17">Follow live updates. cnn.it/4aflH80</text:p>
      <text:p text:style-name="P17">-------</text:p>
      <text:p text:style-name="P17">Message from @reuters_news_agency</text:p>
      <text:p text:style-name="P17">Date and Time: 2025-01-12 18:12:39</text:p>
      <text:p text:style-name="P17">Link: https://t.me/c/1157324126/193606</text:p>
      <text:p text:style-name="P17">Text: Neighborhoods under threat as Los Angeles Palisades fire rages on</text:p>
      <text:p text:style-name="P17"/>
      <text:p text:style-name="P17">Firefighters were slowly making progress in their battle to contain the inferno that has burned wide areas of Los Angeles' Pacific Palisades neighborhood to the ground, but spreading flames and strong winds still threatened communities in the populous San Fernando Valley on Sunday.</text:p>
      <text:p text:style-name="P17"/>
      <text:p text:style-name="P17">Aircraft dropped water and fire retardant on steep hills to stem the eastward spread of the Palisades Fire and KTLA television reported that ground crews had managed to save a number of houses, although others were lost.</text:p>
      <text:p text:style-name="P17"/>
      <text:p text:style-name="P17">"LA County had another night of unimaginable terror and heartbreak," Los Angeles County Supervisor Lindsey Horvath said.</text:p>
      <text:p text:style-name="P17"><text:soft-page-break/></text:p>
      <text:p text:style-name="P17">2025-01-12T13:45:21</text:p>
      <text:p text:style-name="P17">-------</text:p>
      <text:p text:style-name="P17">Message from @reuters_news_agency</text:p>
      <text:p text:style-name="P17">Date and Time: 2025-01-12 18:12:56</text:p>
      <text:p text:style-name="P17">Link: https://t.me/c/1157324126/193617</text:p>
      <text:p text:style-name="P17">Text: LA Fires Updates: US military ready to respond</text:p>
      <text:p text:style-name="P17"/>
      <text:p text:style-name="P17">The flames have reduced whole neighborhoods to ruins.[Media]Pacific Palisades. REUTERS/David Ryder</text:p>
      <text:p text:style-name="P17"/>
      <text:p text:style-name="P17">2025-01-12T14:57:57</text:p>
      <text:p text:style-name="P17">-------</text:p>
      <text:p text:style-name="P17">Message from @CNNBrkNews</text:p>
      <text:p text:style-name="P17">Date and Time: 2025-01-13 01:55:22</text:p>
      <text:p text:style-name="P17">Link: https://t.me/c/1432836798/8081</text:p>
      <text:p text:style-name="P17">Text: ‌CNN Breaking News (Twitter)</text:p>
      <text:p text:style-name="P17"/>
      <text:p text:style-name="P17">Death toll in Los Angeles wildfires climbs to at least 24. Rising winds are expected to complicate firefighting efforts over the next few days. cnn.it/4hbTQYv</text:p>
      <text:p text:style-name="P17">-------</text:p>
      <text:p text:style-name="P17">Message from @tassagency_en</text:p>
      <text:p text:style-name="P17">Date and Time: 2025-01-13 17:37:14</text:p>
      <text:p text:style-name="P17">Link: https://t.me/c/1654562332/44178</text:p>
      <text:p text:style-name="P17">Text: Fires in California have affected an area larger than Paris, the California Department of Forestry and Fire Protection reported.</text:p>
      <text:p text:style-name="P17">-------</text:p>
      <text:p text:style-name="P17">Message from @reuters_news_agency</text:p>
      <text:p text:style-name="P17">Date and Time: 2025-01-13 18:14:19</text:p>
      <text:p text:style-name="P17">Link: https://t.me/c/1157324126/193683</text:p>
      <text:p text:style-name="P17">Text: LA blaze damage likely to be largest wildfire insured loss in US history</text:p>
      <text:p text:style-name="P17"/>
      <text:p text:style-name="P17">The Los Angeles wildfires, which have reduced entire neighborhoods to smoldering ruins and left an apocalyptic landscape, could become the costliest wildfires in U.S. history in terms of insured losses if analysts' estimates of up to $20 billion materialize.</text:p>
      <text:p text:style-name="P17"/>
      <text:p text:style-name="P17">Dangerously high winds were expected to resume on Monday in Los Angeles, potentially hampering efforts to extinguish two stubborn wildfires that have claimed the lives of at least two dozen people.</text:p>
      <text:p text:style-name="P17"/>
      <text:p text:style-name="P17">2025-01-13T17:35:48</text:p>
      <text:p text:style-name="P17">-------</text:p>
      <text:p text:style-name="P17">Message from @reuters_news_agency</text:p>
      <text:p text:style-name="P17">Date and Time: 2025-01-14 02:15:14</text:p>
      <text:p text:style-name="P17">Link: https://t.me/c/1157324126/193712</text:p>
      <text:p text:style-name="P17">Text: Mexican firefighters prepare to do battle with LA fires</text:p>
      <text:p text:style-name="P17"/>
      <text:p text:style-name="P17">A contingent of 72 Mexican firefighters received a briefing from U.S. fire officials on Monday alongside their American counterparts before heading out to help fight the wildfires plaguing Southern California.</text:p>
      <text:p text:style-name="P17"/>
      <text:p text:style-name="P17"><text:soft-page-break/>The group is made up of military specialists, including doctors, engineers and search and rescue personnel, as well as a group of firefighters from Mexico's equivalent of the U.S. Forest Service.</text:p>
      <text:p text:style-name="P17"/>
      <text:p text:style-name="P17">2025-01-13T21:52:28</text:p>
      <text:p text:style-name="P17">-------</text:p>
      <text:p text:style-name="P17">Message from @reuters_news_agency</text:p>
      <text:p text:style-name="P17">Date and Time: 2025-01-14 02:15:45</text:p>
      <text:p text:style-name="P17">Link: https://t.me/c/1157324126/193728</text:p>
      <text:p text:style-name="P17">Text: Search underway in Peru for trapped workers at small gold mine</text:p>
      <text:p text:style-name="P17"/>
      <text:p text:style-name="P17">Rescue workers in northern Peru were searching for trapped miners at a small gold mine on Monday , after the mine was allegedly attacked by suspected illegal miners, a local mayor said.</text:p>
      <text:p text:style-name="P17"/>
      <text:p text:style-name="P17">Segundo Armas, mayor of the Pataz district in the region of La Libertad, said that as many as 17 miners could be trapped at the small remote mine which collapsed after it was attacked on Sunday by "possibly rival miners."</text:p>
      <text:p text:style-name="P17"/>
      <text:p text:style-name="P17">The mayor was unable to confirm how many workers had been able to escape.</text:p>
      <text:p text:style-name="P17"/>
      <text:p text:style-name="P17">"The area is difficult to access and we are trying to confirm the number of those trapped," Armas said, adding that cellular service does not reach the mine.</text:p>
      <text:p text:style-name="P17"/>
      <text:p text:style-name="P17">2025-01-14T00:28:19</text:p>
      <text:p text:style-name="P17">-------</text:p>
      <text:p text:style-name="P17">Message from @tassagency_en</text:p>
      <text:p text:style-name="P17">Date and Time: 2025-01-14 07:43:12</text:p>
      <text:p text:style-name="P17">Link: https://t.me/c/1654562332/44212</text:p>
      <text:p text:style-name="P17">Text: ▶️ Economic losses from wildlife fires raging in the Los Angeles County of California are over $250 bln, AccuWeather reported.</text:p>
      <text:p text:style-name="P17"/>
      <text:p text:style-name="P17">"These fast-moving, wind-driven infernos have created one of the costliest wildfire disasters in modern US history,” said AccuWeather Chief Meteorologist Jonathan Porter. </text:p>
      <text:p text:style-name="P17"/>
      <text:p text:style-name="P17">The devastation left behind is heartbreaking, and the economic toll is staggering, the expert added.</text:p>
      <text:p text:style-name="P17"/>
      <text:p text:style-name="P17">Video: TASS/ALERTCalifornia/UC San Diego</text:p>
      <text:p text:style-name="P17">-------</text:p>
      <text:p text:style-name="P17">Message from @tassagency_en</text:p>
      <text:p text:style-name="P17">Date and Time: 2025-01-14 09:28:12</text:p>
      <text:p text:style-name="P17">Link: https://t.me/c/1654562332/44217</text:p>
      <text:p text:style-name="P17">Text: The scale of devastations from wildfires in California is above the damage from a nuclear strike, US President-elect Donald Trump said. <text:s/>The death toll might noticeably grow subsequently, he added.</text:p>
      <text:p text:style-name="P17">-------</text:p>
      <text:p text:style-name="P17">Message from @reuters_news_agency</text:p>
      <text:p text:style-name="P17">Date and Time: 2025-01-14 10:14:52</text:p>
      <text:p text:style-name="P17">Link: https://t.me/c/1157324126/193737</text:p>
      <text:p text:style-name="P17">Text: Benin festival seeks to dispel voodoo stereotypes</text:p>
      <text:p text:style-name="P17"/>
      <text:p text:style-name="P17">Modeste Zinsou, manager of Benin's Python Temple, gently drapes a live snake around a visitor's neck at the country's annual voodoo festival, as spectators learn about the reptiles' sacred connection to voodoo spirituality.</text:p>
      <text:p text:style-name="P17"><text:soft-page-break/></text:p>
      <text:p text:style-name="P17">Practitioners like Zinsou seek to combat negative stereotypes of voodoo, a 500-year-old religion that celebrates a rich pantheon of deities and spirits.</text:p>
      <text:p text:style-name="P17"/>
      <text:p text:style-name="P17">"Stop saying that voodoo is about dolls. Voodoo is spirituality. Voodoo is you, it's me. It's the air we breathe. It's the four elements, as we say: water, air, fire, and earth," Zinsou said.</text:p>
      <text:p text:style-name="P17"/>
      <text:p text:style-name="P17">Every January, the festival Vodun Days draws tourists and worshippers to the small Atlantic coast town of Ouidah, offering a varied programme of ceremonies, concerts and exhibitions.</text:p>
      <text:p text:style-name="P17"/>
      <text:p text:style-name="P17">2025-01-14T07:04:50</text:p>
      <text:p text:style-name="P17">-------</text:p>
      <text:p text:style-name="P17">Message from @reuters_news_agency</text:p>
      <text:p text:style-name="P17">Date and Time: 2025-01-14 18:38:05</text:p>
      <text:p text:style-name="P17">Link: https://t.me/c/1157324126/193806</text:p>
      <text:p text:style-name="P17">Text: Trump's Pentagon nominee Pete Hegseth slammed over remarks on women</text:p>
      <text:p text:style-name="P17"/>
      <text:p text:style-name="P17">President-elect Donald Trump's pick to lead the Pentagon, Pete Hegseth, came under fire during his confirmation hearing on Tuesday as Democrats railed against him and voiced deep concern about his inexperience, alleged drunkenness and past opposition to women in combat.</text:p>
      <text:p text:style-name="P17"/>
      <text:p text:style-name="P17">2025-01-14T11:13:26</text:p>
      <text:p text:style-name="P17">-------</text:p>
      <text:p text:style-name="P17">Message from @tassagency_en</text:p>
      <text:p text:style-name="P17">Date and Time: 2025-01-15 09:29:58</text:p>
      <text:p text:style-name="P17">Link: https://t.me/c/1654562332/44275</text:p>
      <text:p text:style-name="P17">Text: ▶️ Two new wildfires have broken out in southern California, Axios reports.</text:p>
      <text:p text:style-name="P17"/>
      <text:p text:style-name="P17">Video: TASS/Reuters/Spectee/Cal Fire</text:p>
      <text:p text:style-name="P17">-------</text:p>
      <text:p text:style-name="P17"><text:s text:c="3"/>Output: The skies over Los Angeles glow an eerie orange, ash falling like snow upon the empty streets. Our beloved city is cloaked in smoke, the horizon pierced by towering flames that consume everything in their path. Homes once filled with laughter are now smoldering ruins; neighborhoods have vanished overnight. Families are displaced, hearts heavy with loss as the death toll rises with each passing day.</text:p>
      <text:p text:style-name="P17"/>
      <text:p text:style-name="P17">If you are still in the affected areas, please don't wait. Gather your loved ones, embrace what matters most, and seek safety away from the advancing fires. The brave souls battling the inferno need us to listen and act swiftly. This is not just a fight for property, but for life itself.</text:p>
      <text:p text:style-name="P17"/>
      <text:p text:style-name="P17">Let us come together in this time of anguish. Reach out to those in need, offer shelter, offer hope. We are Los Angeles—resilient, strong, and united. Hold on to that strength, protect one another, and stay safe. Together, we will weather this storm and light the path to healing.</text:p>
      <text:p text:style-name="P17"/>
      <text:p text:style-name="P17"/>
      <text:p text:style-name="P17"/>
      <text:p text:style-name="P17"/>
      <text:p text:style-name="P17"/>
      <text:p text:style-name="P17">18. gpt-4o:</text:p>
      <text:p text:style-name="P17"/>
      <text:p text:style-name="P17"/>
      <text:p text:style-name="P17"/>
      <text:p text:style-name="P17"><text:soft-page-break/></text:p>
      <text:p text:style-name="P17"><text:s text:c="3"/>Prompt: prompt2.txt</text:p>
      <text:p text:style-name="P17"><text:s text:c="3"/>Thematic: thematics1.txt</text:p>
      <text:p text:style-name="P17"/>
      <text:p text:style-name="P17"><text:s text:c="3"/>Input: Write an emotional text based on the summary of posts below. Focus on a vivid visual or personal detail to create a strong image. Use metaphors, artistic descriptions, and repetitions to enhance the emotional effect. Make the text personal and caring by adding calls to the readers. Concisely convey the main ideas. Text length: from 300 to 600 characters, up to 1200 if depth is required.</text:p>
      <text:p text:style-name="P17">Example text structure: Introduction through an emotional image. Description of a situation or event with a focus on emotions. Conclusion with a call to action or reflection.</text:p>
      <text:p text:style-name="P17">Here is example post to inherit style:</text:p>
      <text:p text:style-name="P17">“For those still playing with fire staying in Beirut, please don’t.</text:p>
      <text:p text:style-name="P17"/>
      <text:p text:style-name="P17">Prepare for the worst.</text:p>
      <text:p text:style-name="P17"/>
      <text:p text:style-name="P17">If you can, please make arrangements to leave Beirut, at least temporarily, out of an abundance of caution. </text:p>
      <text:p text:style-name="P17"/>
      <text:p text:style-name="P17">Things are not looking good anymore.</text:p>
      <text:p text:style-name="P17"/>
      <text:p text:style-name="P17">I don’t want to turn people’s emotions into a see saw.</text:p>
      <text:p text:style-name="P17"/>
      <text:p text:style-name="P17">All I am saying, is hope for the best and prepare for the worst.</text:p>
      <text:p text:style-name="P17"/>
      <text:p text:style-name="P17">Preparing for the worst means making these arrangements if you can.</text:p>
      <text:p text:style-name="P17"/>
      <text:p text:style-name="P17">I will continue to update, while being as careful as I can not dragging people’s emotions.</text:p>
      <text:p text:style-name="P17"/>
      <text:p text:style-name="P17">I will wait for concrete confirmation of claims and reports as best as possible before reporting here.</text:p>
      <text:p text:style-name="P17"/>
      <text:p text:style-name="P17">Please stay safe everyone.”</text:p>
      <text:p text:style-name="P17">Posts to summarize content during analysis:</text:p>
      <text:p text:style-name="P17">From 2025-01-06 15:38:54 to 2025-01-15 15:38:54</text:p>
      <text:p text:style-name="P17">Keywords: Los Angeles, California, LA, Fire, Flame, Palisades, wildfire</text:p>
      <text:p text:style-name="P17">Exclude words: Palestinian, Israel, Mali, Ukraine, Russia, shot, Korea, Tula, shooting, hit, India, murder, Cuban, Iranian, Moscow, France, Czech</text:p>
      <text:p text:style-name="P17">Channels: @CNNBrkNews, @nytimes, @reuters_news_agency, @tassagency_en</text:p>
      <text:p text:style-name="P17">Message from @tassagency_en</text:p>
      <text:p text:style-name="P17">Date and Time: 2025-01-08 09:29:17</text:p>
      <text:p text:style-name="P17">Link: https://t.me/c/1654562332/43890</text:p>
      <text:p text:style-name="P17">Text: US Vice President Kamala Harris' Los Angeles home has been placed within an evacuation zone due to a wildfire in California, NBC News reported.</text:p>
      <text:p text:style-name="P17"/>
      <text:p text:style-name="P17">The 350-square-meter house, located in an upscale Los Angeles neighborhood, was purchased in 2012 by Kamala Harris' husband, attorney Douglas Emhoff. Actress Gwyneth Paltrow and basketball star LeBron James are her neighbors. The four-bedroom home, which features a pool, is just a 10-minute walk from the Getty Museum. In 2024, the property was valued at $5 million.</text:p>
      <text:p text:style-name="P17"/>
      <text:p text:style-name="P17">Earlier reports from US media indicated that the California wildfire has spread over 740 acres and continues to grow.</text:p>
      <text:p text:style-name="P17">-------</text:p>
      <text:p text:style-name="P17"><text:soft-page-break/>Message from @CNNBrkNews</text:p>
      <text:p text:style-name="P17">Date and Time: 2025-01-08 17:02:42</text:p>
      <text:p text:style-name="P17">Link: https://t.me/c/1432836798/8060</text:p>
      <text:p text:style-name="P17">Text: CNN Breaking News (Twitter)</text:p>
      <text:p text:style-name="P17"/>
      <text:p text:style-name="P17">At least two people are dead and more than 1,100 structures destroyed as wildfires rage throughout the Los Angeles area. Follow live updates: cnn.it/3BPjGmn</text:p>
      <text:p text:style-name="P17">-------</text:p>
      <text:p text:style-name="P17">Message from @tassagency_en</text:p>
      <text:p text:style-name="P17">Date and Time: 2025-01-08 18:56:44</text:p>
      <text:p text:style-name="P17">Link: https://t.me/c/1654562332/43905</text:p>
      <text:p text:style-name="P17">Text: ▶️ Shots of a wildfire in California.</text:p>
      <text:p text:style-name="P17"/>
      <text:p text:style-name="P17">Video: TASS/Reuters/Spectee</text:p>
      <text:p text:style-name="P17">-------</text:p>
      <text:p text:style-name="P17">Message from @tassagency_en</text:p>
      <text:p text:style-name="P17">Date and Time: 2025-01-09 00:39:01</text:p>
      <text:p text:style-name="P17">Link: https://t.me/c/1654562332/43917</text:p>
      <text:p text:style-name="P17">Text: 📷 Five people were killed in the fires that broke out in Los Angeles County, California, Sheriff Robert Luna told ABC.</text:p>
      <text:p text:style-name="P17"/>
      <text:p text:style-name="P17">The total area of the fires has exceeded 10,000 hectares and continues to grow, according to the California fire department. </text:p>
      <text:p text:style-name="P17"/>
      <text:p text:style-name="P17">The fire has destroyed more than 1,000 buildings. According to forecasts of the AccuWeather consulting company, the damage and economic losses from the fire will range from $52 billion to $57 billion.</text:p>
      <text:p text:style-name="P17">-------</text:p>
      <text:p text:style-name="P17">Message from @CNNBrkNews</text:p>
      <text:p text:style-name="P17">Date and Time: 2025-01-09 02:33:21</text:p>
      <text:p text:style-name="P17">Link: https://t.me/c/1432836798/8063</text:p>
      <text:p text:style-name="P17">Text: ‌CNN Breaking News (Twitter)</text:p>
      <text:p text:style-name="P17"/>
      <text:p text:style-name="P17">At least 6 wildfires are burning across Los Angeles County. 5 people have been killed, and officials expect death toll to rise. </text:p>
      <text:p text:style-name="P17"/>
      <text:p text:style-name="P17">Follow live updates. cnn.it/4a97hWU</text:p>
      <text:p text:style-name="P17">-------</text:p>
      <text:p text:style-name="P17">Message from @tassagency_en</text:p>
      <text:p text:style-name="P17">Date and Time: 2025-01-09 08:38:16</text:p>
      <text:p text:style-name="P17">Link: https://t.me/c/1654562332/43942</text:p>
      <text:p text:style-name="P17">Text: What we know about wildfires in California:</text:p>
      <text:p text:style-name="P17"/>
      <text:p text:style-name="P17">▪️The total area of wildfires in Los Angeles has reached almost 11,000 hectares, California’s Department of Forestry and Fire Protection reported</text:p>
      <text:p text:style-name="P17"/>
      <text:p text:style-name="P17">▪️Over 175,000 people remain without power in Los Angeles</text:p>
      <text:p text:style-name="P17"/>
      <text:p text:style-name="P17">▪️Low humidity accompanied by straight-line winds continues in the area of wildfires, the number of which has risen to six, CNN reported</text:p>
      <text:p text:style-name="P17"/>
      <text:p text:style-name="P17">▪️According to the latest reports, five people have been confirmed dead</text:p>
      <text:p text:style-name="P17"><text:soft-page-break/></text:p>
      <text:p text:style-name="P17">▪️US President Joe Biden announced a major disaster declaration for California</text:p>
      <text:p text:style-name="P17"/>
      <text:p text:style-name="P17">▪️AccuWeather, a weather consulting firm, predicts the damage and economic losses from the wildfires will range from $52 billion to $57 billion</text:p>
      <text:p text:style-name="P17"/>
      <text:p text:style-name="P17">▪️US President-elect Donald Trump has called for the resignation of California’s Governor Gavin Newsom, holding him responsible for the situation</text:p>
      <text:p text:style-name="P17"/>
      <text:p text:style-name="P17">Video: TASS/Reuters/@ 3_di.chi/Erica Americaa</text:p>
      <text:p text:style-name="P17">-------</text:p>
      <text:p text:style-name="P17">Message from @tassagency_en</text:p>
      <text:p text:style-name="P17">Date and Time: 2025-01-09 15:31:57</text:p>
      <text:p text:style-name="P17">Link: https://t.me/c/1654562332/43957</text:p>
      <text:p text:style-name="P17">Text: 📹 Los Angeles continues its struggle against wildfires. </text:p>
      <text:p text:style-name="P17"/>
      <text:p text:style-name="P17"/>
      <text:p text:style-name="P17">Video: TASS/Chris Long</text:p>
      <text:p text:style-name="P17">-------</text:p>
      <text:p text:style-name="P17">Message from @tassagency_en</text:p>
      <text:p text:style-name="P17">Date and Time: 2025-01-09 19:05:57</text:p>
      <text:p text:style-name="P17">Link: https://t.me/c/1654562332/43975</text:p>
      <text:p text:style-name="P17">Text: ❗️Insurers may lose $20 bln from fires in California as the total damage stands at $50 bln, The Financial Times reports.</text:p>
      <text:p text:style-name="P17">-------</text:p>
      <text:p text:style-name="P17">Message from @tassagency_en</text:p>
      <text:p text:style-name="P17">Date and Time: 2025-01-09 19:21:37</text:p>
      <text:p text:style-name="P17">Link: https://t.me/c/1654562332/43976</text:p>
      <text:p text:style-name="P17">Text: Tens of thousands of residents have been told to evacuate wildfire-affected areas of Los Angeles, County Sheriff Robert Luna has told reporters.</text:p>
      <text:p text:style-name="P17"/>
      <text:p text:style-name="P17">“That's nearly 180,000 people in Los Angeles County that are currently under evacuation orders, with another close to 200,000 residents that are under evacuation warnings. I cannot emphasize enough that I urge residents that are asked to evacuate to follow our warnings,” he said. About two dozen looters have been arrested since the disaster broke out, the official said.</text:p>
      <text:p text:style-name="P17"/>
      <text:p text:style-name="P17">According to latest reports, five major wildfires are raging in Los Angeles County, with flames engulfing a total of almost 29,000 acres of land. Only two of the wildfires have been partially contained. Over 1,000 buildings have been destroyed as a result of the fires, including some in the city's most posh districts. Among the celebrities who lost their estates due to the wildfires are Hunter Biden, the son of the outgoing US president, as well as actress and model Paris Hilton.</text:p>
      <text:p text:style-name="P17">-------</text:p>
      <text:p text:style-name="P17">Message from @CNNBrkNews</text:p>
      <text:p text:style-name="P17">Date and Time: 2025-01-09 23:10:59</text:p>
      <text:p text:style-name="P17">Link: https://t.me/c/1432836798/8068</text:p>
      <text:p text:style-name="P17">Text: ‌CNN Breaking News (Twitter)</text:p>
      <text:p text:style-name="P17"/>
      <text:p text:style-name="P17">Officials have confirmed a sixth death in the Los Angeles wildfires, but warn that it is unclear where the true death toll stands.</text:p>
      <text:p text:style-name="P17"/>
      <text:p text:style-name="P17">Follow live updates. cnn.it/40vH8NR</text:p>
      <text:p text:style-name="P17">-------</text:p>
      <text:p text:style-name="P17"><text:soft-page-break/>Message from @tassagency_en</text:p>
      <text:p text:style-name="P17">Date and Time: 2025-01-10 02:14:01</text:p>
      <text:p text:style-name="P17">Link: https://t.me/c/1654562332/43997</text:p>
      <text:p text:style-name="P17">Text: 📷 US President Joe Biden described the wildfires in California as the worst ever in that state.</text:p>
      <text:p text:style-name="P17"/>
      <text:p text:style-name="P17">"This is the most widespread, devastating fire in California's history," Biden said on Thursday.</text:p>
      <text:p text:style-name="P17"/>
      <text:p text:style-name="P17">The death toll from the fires that are ravaging Los Angeles County has increased to six, CNN reported.</text:p>
      <text:p text:style-name="P17">-------</text:p>
      <text:p text:style-name="P17">Message from @tassagency_en</text:p>
      <text:p text:style-name="P17">Date and Time: 2025-01-10 10:34:22</text:p>
      <text:p text:style-name="P17">Link: https://t.me/c/1654562332/44014</text:p>
      <text:p text:style-name="P17">Text: ▶️ Los Angeles will impose a curfew due to the wildfires, the county sheriff told the Los Angeles Times newspaper. </text:p>
      <text:p text:style-name="P17"/>
      <text:p text:style-name="P17">Video: TASS/Reuters</text:p>
      <text:p text:style-name="P17">-------</text:p>
      <text:p text:style-name="P17">Message from @tassagency_en</text:p>
      <text:p text:style-name="P17">Date and Time: 2025-01-10 14:11:13</text:p>
      <text:p text:style-name="P17">Link: https://t.me/c/1654562332/44024</text:p>
      <text:p text:style-name="P17">Text: ▶️ Real property owners may sustain losses up to $315 bln due to the fire in California, Nika Estate realty agency told TASS.</text:p>
      <text:p text:style-name="P17"/>
      <text:p text:style-name="P17">Video: TASS/Reuters/Cover Media</text:p>
      <text:p text:style-name="P17">-------</text:p>
      <text:p text:style-name="P17">Message from @tassagency_en</text:p>
      <text:p text:style-name="P17">Date and Time: 2025-01-10 16:27:03</text:p>
      <text:p text:style-name="P17">Link: https://t.me/c/1654562332/44034</text:p>
      <text:p text:style-name="P17">Text: ▶️ About 600 servicemembers of the California National Guard will help fight wildfires, Governor Gavin Newsom said.</text:p>
      <text:p text:style-name="P17"/>
      <text:p text:style-name="P17">Video: TASS/Reuters/Anadolu Agency</text:p>
      <text:p text:style-name="P17">-------</text:p>
      <text:p text:style-name="P17">Message from @tassagency_en</text:p>
      <text:p text:style-name="P17">Date and Time: 2025-01-10 16:56:36</text:p>
      <text:p text:style-name="P17">Link: https://t.me/c/1654562332/44036</text:p>
      <text:p text:style-name="P17">Text: 📷 A Roscosmos cosmonaut shares photos of the fires raging in Los Angeles from orbit.</text:p>
      <text:p text:style-name="P17"/>
      <text:p text:style-name="P17">Photo: Roscosmos cosmonaut Alexander Gorbunov</text:p>
      <text:p text:style-name="P17"/>
      <text:p text:style-name="P17">#TASSonISS</text:p>
      <text:p text:style-name="P17">-------</text:p>
      <text:p text:style-name="P17">Message from @reuters_news_agency</text:p>
      <text:p text:style-name="P17">Date and Time: 2025-01-10 18:08:44</text:p>
      <text:p text:style-name="P17">Link: https://t.me/c/1157324126/193474</text:p>
      <text:p text:style-name="P17">Text: How California fights fires from the skies</text:p>
      <text:p text:style-name="P17"/>
      <text:p text:style-name="P17">Cal Fire has its own fleet of aircraft operating from 14 airfields and 11 helicopter bases across the state that can reach most fires within about 20 minutes. The three main components of the fleet are tactical planes, airtankers and helicopters. All have specific roles but work together as a unit to <text:soft-page-break/>combat fires.[Media]Map showing multiple flight paths of firefighting aircraft around the Palisades Fire in Los Angeles.</text:p>
      <text:p text:style-name="P17"/>
      <text:p text:style-name="P17">2025-01-10T17:05:57</text:p>
      <text:p text:style-name="P17">-------</text:p>
      <text:p text:style-name="P17">Message from @tassagency_en</text:p>
      <text:p text:style-name="P17">Date and Time: 2025-01-11 06:27:16</text:p>
      <text:p text:style-name="P17">Link: https://t.me/c/1654562332/44071</text:p>
      <text:p text:style-name="P17">Text: At least 11 people have died as a result of the fires in Los Angeles County, California, CNN reported.</text:p>
      <text:p text:style-name="P17"/>
      <text:p text:style-name="P17">According to the report, five people died in the Palisades fire zone, and six more – in the Eaton fire zone.</text:p>
      <text:p text:style-name="P17"/>
      <text:p text:style-name="P17">Currently, six wildfires are raging in Los Angeles County, covering a total area of 15,200 hectares. The two largest fires – Eaton and Palisades – have been contained by only 3% and 8%, respectively.</text:p>
      <text:p text:style-name="P17">-------</text:p>
      <text:p text:style-name="P17">Message from @tassagency_en</text:p>
      <text:p text:style-name="P17">Date and Time: 2025-01-11 07:24:20</text:p>
      <text:p text:style-name="P17">Link: https://t.me/c/1654562332/44073</text:p>
      <text:p text:style-name="P17">Text: 📷 TASS special correspondent, Roscosmos cosmonaut Ivan Vagner photographed the fires in California from the ISS.</text:p>
      <text:p text:style-name="P17"/>
      <text:p text:style-name="P17">Photo: Ivan Vagner / Roscosmos/ TASS</text:p>
      <text:p text:style-name="P17"/>
      <text:p text:style-name="P17">#TASSonISS</text:p>
      <text:p text:style-name="P17">-------</text:p>
      <text:p text:style-name="P17">Message from @reuters_news_agency</text:p>
      <text:p text:style-name="P17">Date and Time: 2025-01-11 10:09:38</text:p>
      <text:p text:style-name="P17">Link: https://t.me/c/1157324126/193505</text:p>
      <text:p text:style-name="P17">Text: Hollywood celebrities clear their closets for fire aid</text:p>
      <text:p text:style-name="P17"/>
      <text:p text:style-name="P17">When wildfires destroyed parts of Los Angeles this week, real estate agent Jenna Cooper started asking friends for clothing and other items to help people in need.</text:p>
      <text:p text:style-name="P17"/>
      <text:p text:style-name="P17">Her request spread quickly through a network of powerful women. Actors including Sharon Stone and Halle Berry responded, providing sweaters, shoes, clothing, handbags, belts, pajamas and more pulled from their own collections.</text:p>
      <text:p text:style-name="P17"/>
      <text:p text:style-name="P17">"I'm packing up my entire closet," Berry wrote on Instagram. "If you live in the Southern California area, I urge you to do the same. This is something we can do right now."</text:p>
      <text:p text:style-name="P17"/>
      <text:p text:style-name="P17">2025-01-11T04:49:19</text:p>
      <text:p text:style-name="P17">-------</text:p>
      <text:p text:style-name="P17">Message from @tassagency_en</text:p>
      <text:p text:style-name="P17">Date and Time: 2025-01-11 17:40:49</text:p>
      <text:p text:style-name="P17">Link: https://t.me/c/1654562332/44095</text:p>
      <text:p text:style-name="P17">Text: ❗️The evacuation orders in the Los Angeles area, which experiences several severe wildfires, cover approximately 153,000 people, Los Angeles County Sheriff Robert Luna announced during a press conference.</text:p>
      <text:p text:style-name="P17"/>
      <text:p text:style-name="P17"><text:soft-page-break/>According to the sheriff, potential evacuation notification remains active for 166,000 people. He added that fire still poses a threat for 57,000 buildings and noted that the cause of wildfires is being investigated with FBI's involvement.</text:p>
      <text:p text:style-name="P17"/>
      <text:p text:style-name="P17">He confirmed that at least 11 people were killed in the wildfires, while 13 people are missing.</text:p>
      <text:p text:style-name="P17">-------</text:p>
      <text:p text:style-name="P17">Message from @reuters_news_agency</text:p>
      <text:p text:style-name="P17">Date and Time: 2025-01-11 18:11:10</text:p>
      <text:p text:style-name="P17">Link: https://t.me/c/1157324126/193526</text:p>
      <text:p text:style-name="P17">Text: Los Angeles wildfire switches direction, posing new threat</text:p>
      <text:p text:style-name="P17"/>
      <text:p text:style-name="P17">The largest of the raging wildfires that have devastated parts of Los Angeles this week was reported to have shifted direction on Saturday, triggering more evacuation orders and posing a new challenge to exhausted firefighters.</text:p>
      <text:p text:style-name="P17"/>
      <text:p text:style-name="P17">Six simultaneous blazes that have ripped across Los Angeles County neighborhoods since Tuesday have killed at least 11 people and damaged or destroyed 10,000 structures. The toll is expected to mount when firefighters are able to conduct house-to-house searches.</text:p>
      <text:p text:style-name="P17"/>
      <text:p text:style-name="P17">2025-01-10T12:20:30</text:p>
      <text:p text:style-name="P17">-------</text:p>
      <text:p text:style-name="P17">Message from @tassagency_en</text:p>
      <text:p text:style-name="P17">Date and Time: 2025-01-12 00:53:42</text:p>
      <text:p text:style-name="P17">Link: https://t.me/c/1654562332/44103</text:p>
      <text:p text:style-name="P17">Text: At least 13 people have died as a result of fires that rage in Los Angeles County, California, NBC reported.</text:p>
      <text:p text:style-name="P17"/>
      <text:p text:style-name="P17">According to the broadcaster, eight people died in the Eaton fire area, while another five lost their lives in Palisades. Earlier, County Sheriff Robert Luna reported 11 fatalities and 13 people missing.</text:p>
      <text:p text:style-name="P17">-------</text:p>
      <text:p text:style-name="P17">Message from @reuters_news_agency</text:p>
      <text:p text:style-name="P17">Date and Time: 2025-01-12 02:11:02</text:p>
      <text:p text:style-name="P17">Link: https://t.me/c/1157324126/193550</text:p>
      <text:p text:style-name="P17">Text: See Pacific Palisades before and after the devastating Los Angeles fires</text:p>
      <text:p text:style-name="P17"/>
      <text:p text:style-name="P17">Before one of the most destructive fires in California history swept through, the Pacific Palisades neighborhood on Los Angeles' west side was filled with expensive homes fronted by green, well-tended landscaping and popular boutiques and cafes.</text:p>
      <text:p text:style-name="P17"/>
      <text:p text:style-name="P17">This week, the Palisades Fire leveled much of it to blackened rubble. To see what has been lost, a Reuters video journalist visited the neighborhood on Friday to retrace the path taken by a YouTube travel influencer couple who made a video last year of a walking tour, which is being reproduced with their permission.</text:p>
      <text:p text:style-name="P17"/>
      <text:p text:style-name="P17">2025-01-11T20:21:16</text:p>
      <text:p text:style-name="P17">-------</text:p>
      <text:p text:style-name="P17">Message from @reuters_news_agency</text:p>
      <text:p text:style-name="P17">Date and Time: 2025-01-12 05:51:26</text:p>
      <text:p text:style-name="P17">Link: https://t.me/c/1157324126/193565</text:p>
      <text:p text:style-name="P17">Text: Animal rescuers care for LA fire evacuees - dogs, donkeys, horses</text:p>
      <text:p text:style-name="P17"/>
      <text:p text:style-name="P17"><text:soft-page-break/>The pitbull mix arrived at Pasadena Humane covered in ash, his paw pads ulcerated from walking on fire debris, his lungs choked with smoke. A good Samaritan found the dog lying in rubble in Altadena, wrapped him in a blanket and brought him to the shelter.</text:p>
      <text:p text:style-name="P17"/>
      <text:p text:style-name="P17">Still too weak to walk Saturday, Canela was reunited with his owner - thanks to CNN’s coverage of the act of kindness. The injured pet continues to receive medical treatment and is one of more than 400 animals that have arrived at the Pasadena facility since the Southern California wildfires began last Tuesday.</text:p>
      <text:p text:style-name="P17"/>
      <text:p text:style-name="P17">2025-01-12T01:51:01</text:p>
      <text:p text:style-name="P17">-------</text:p>
      <text:p text:style-name="P17">Message from @CNNBrkNews</text:p>
      <text:p text:style-name="P17">Date and Time: 2025-01-12 17:10:47</text:p>
      <text:p text:style-name="P17">Link: https://t.me/c/1432836798/8080</text:p>
      <text:p text:style-name="P17">Text: ‌CNN Breaking News (Twitter)</text:p>
      <text:p text:style-name="P17"/>
      <text:p text:style-name="P17">Fire chief warns of "very high" fire threat as shifting conditions make it tricky for firefighters to get Los Angeles blazes fully contained. </text:p>
      <text:p text:style-name="P17"/>
      <text:p text:style-name="P17">Follow live updates. cnn.it/4aflH80</text:p>
      <text:p text:style-name="P17">-------</text:p>
      <text:p text:style-name="P17">Message from @reuters_news_agency</text:p>
      <text:p text:style-name="P17">Date and Time: 2025-01-12 18:12:39</text:p>
      <text:p text:style-name="P17">Link: https://t.me/c/1157324126/193606</text:p>
      <text:p text:style-name="P17">Text: Neighborhoods under threat as Los Angeles Palisades fire rages on</text:p>
      <text:p text:style-name="P17"/>
      <text:p text:style-name="P17">Firefighters were slowly making progress in their battle to contain the inferno that has burned wide areas of Los Angeles' Pacific Palisades neighborhood to the ground, but spreading flames and strong winds still threatened communities in the populous San Fernando Valley on Sunday.</text:p>
      <text:p text:style-name="P17"/>
      <text:p text:style-name="P17">Aircraft dropped water and fire retardant on steep hills to stem the eastward spread of the Palisades Fire and KTLA television reported that ground crews had managed to save a number of houses, although others were lost.</text:p>
      <text:p text:style-name="P17"/>
      <text:p text:style-name="P17">"LA County had another night of unimaginable terror and heartbreak," Los Angeles County Supervisor Lindsey Horvath said.</text:p>
      <text:p text:style-name="P17"/>
      <text:p text:style-name="P17">2025-01-12T13:45:21</text:p>
      <text:p text:style-name="P17">-------</text:p>
      <text:p text:style-name="P17">Message from @reuters_news_agency</text:p>
      <text:p text:style-name="P17">Date and Time: 2025-01-12 18:12:56</text:p>
      <text:p text:style-name="P17">Link: https://t.me/c/1157324126/193617</text:p>
      <text:p text:style-name="P17">Text: LA Fires Updates: US military ready to respond</text:p>
      <text:p text:style-name="P17"/>
      <text:p text:style-name="P17">The flames have reduced whole neighborhoods to ruins.[Media]Pacific Palisades. REUTERS/David Ryder</text:p>
      <text:p text:style-name="P17"/>
      <text:p text:style-name="P17">2025-01-12T14:57:57</text:p>
      <text:p text:style-name="P17">-------</text:p>
      <text:p text:style-name="P17">Message from @CNNBrkNews</text:p>
      <text:p text:style-name="P17">Date and Time: 2025-01-13 01:55:22</text:p>
      <text:p text:style-name="P17">Link: https://t.me/c/1432836798/8081</text:p>
      <text:p text:style-name="P17"><text:soft-page-break/>Text: ‌CNN Breaking News (Twitter)</text:p>
      <text:p text:style-name="P17"/>
      <text:p text:style-name="P17">Death toll in Los Angeles wildfires climbs to at least 24. Rising winds are expected to complicate firefighting efforts over the next few days. cnn.it/4hbTQYv</text:p>
      <text:p text:style-name="P17">-------</text:p>
      <text:p text:style-name="P17">Message from @tassagency_en</text:p>
      <text:p text:style-name="P17">Date and Time: 2025-01-13 17:37:14</text:p>
      <text:p text:style-name="P17">Link: https://t.me/c/1654562332/44178</text:p>
      <text:p text:style-name="P17">Text: Fires in California have affected an area larger than Paris, the California Department of Forestry and Fire Protection reported.</text:p>
      <text:p text:style-name="P17">-------</text:p>
      <text:p text:style-name="P17">Message from @reuters_news_agency</text:p>
      <text:p text:style-name="P17">Date and Time: 2025-01-13 18:14:19</text:p>
      <text:p text:style-name="P17">Link: https://t.me/c/1157324126/193683</text:p>
      <text:p text:style-name="P17">Text: LA blaze damage likely to be largest wildfire insured loss in US history</text:p>
      <text:p text:style-name="P17"/>
      <text:p text:style-name="P17">The Los Angeles wildfires, which have reduced entire neighborhoods to smoldering ruins and left an apocalyptic landscape, could become the costliest wildfires in U.S. history in terms of insured losses if analysts' estimates of up to $20 billion materialize.</text:p>
      <text:p text:style-name="P17"/>
      <text:p text:style-name="P17">Dangerously high winds were expected to resume on Monday in Los Angeles, potentially hampering efforts to extinguish two stubborn wildfires that have claimed the lives of at least two dozen people.</text:p>
      <text:p text:style-name="P17"/>
      <text:p text:style-name="P17">2025-01-13T17:35:48</text:p>
      <text:p text:style-name="P17">-------</text:p>
      <text:p text:style-name="P17">Message from @reuters_news_agency</text:p>
      <text:p text:style-name="P17">Date and Time: 2025-01-14 02:15:14</text:p>
      <text:p text:style-name="P17">Link: https://t.me/c/1157324126/193712</text:p>
      <text:p text:style-name="P17">Text: Mexican firefighters prepare to do battle with LA fires</text:p>
      <text:p text:style-name="P17"/>
      <text:p text:style-name="P17">A contingent of 72 Mexican firefighters received a briefing from U.S. fire officials on Monday alongside their American counterparts before heading out to help fight the wildfires plaguing Southern California.</text:p>
      <text:p text:style-name="P17"/>
      <text:p text:style-name="P17">The group is made up of military specialists, including doctors, engineers and search and rescue personnel, as well as a group of firefighters from Mexico's equivalent of the U.S. Forest Service.</text:p>
      <text:p text:style-name="P17"/>
      <text:p text:style-name="P17">2025-01-13T21:52:28</text:p>
      <text:p text:style-name="P17">-------</text:p>
      <text:p text:style-name="P17">Message from @reuters_news_agency</text:p>
      <text:p text:style-name="P17">Date and Time: 2025-01-14 02:15:45</text:p>
      <text:p text:style-name="P17">Link: https://t.me/c/1157324126/193728</text:p>
      <text:p text:style-name="P17">Text: Search underway in Peru for trapped workers at small gold mine</text:p>
      <text:p text:style-name="P17"/>
      <text:p text:style-name="P17">Rescue workers in northern Peru were searching for trapped miners at a small gold mine on Monday , after the mine was allegedly attacked by suspected illegal miners, a local mayor said.</text:p>
      <text:p text:style-name="P17"/>
      <text:p text:style-name="P17">Segundo Armas, mayor of the Pataz district in the region of La Libertad, said that as many as 17 miners could be trapped at the small remote mine which collapsed after it was attacked on Sunday by "possibly rival miners."</text:p>
      <text:p text:style-name="P17"/>
      <text:p text:style-name="P17"><text:soft-page-break/>The mayor was unable to confirm how many workers had been able to escape.</text:p>
      <text:p text:style-name="P17"/>
      <text:p text:style-name="P17">"The area is difficult to access and we are trying to confirm the number of those trapped," Armas said, adding that cellular service does not reach the mine.</text:p>
      <text:p text:style-name="P17"/>
      <text:p text:style-name="P17">2025-01-14T00:28:19</text:p>
      <text:p text:style-name="P17">-------</text:p>
      <text:p text:style-name="P17">Message from @tassagency_en</text:p>
      <text:p text:style-name="P17">Date and Time: 2025-01-14 07:43:12</text:p>
      <text:p text:style-name="P17">Link: https://t.me/c/1654562332/44212</text:p>
      <text:p text:style-name="P17">Text: ▶️ Economic losses from wildlife fires raging in the Los Angeles County of California are over $250 bln, AccuWeather reported.</text:p>
      <text:p text:style-name="P17"/>
      <text:p text:style-name="P17">"These fast-moving, wind-driven infernos have created one of the costliest wildfire disasters in modern US history,” said AccuWeather Chief Meteorologist Jonathan Porter. </text:p>
      <text:p text:style-name="P17"/>
      <text:p text:style-name="P17">The devastation left behind is heartbreaking, and the economic toll is staggering, the expert added.</text:p>
      <text:p text:style-name="P17"/>
      <text:p text:style-name="P17">Video: TASS/ALERTCalifornia/UC San Diego</text:p>
      <text:p text:style-name="P17">-------</text:p>
      <text:p text:style-name="P17">Message from @tassagency_en</text:p>
      <text:p text:style-name="P17">Date and Time: 2025-01-14 09:28:12</text:p>
      <text:p text:style-name="P17">Link: https://t.me/c/1654562332/44217</text:p>
      <text:p text:style-name="P17">Text: The scale of devastations from wildfires in California is above the damage from a nuclear strike, US President-elect Donald Trump said. <text:s/>The death toll might noticeably grow subsequently, he added.</text:p>
      <text:p text:style-name="P17">-------</text:p>
      <text:p text:style-name="P17">Message from @reuters_news_agency</text:p>
      <text:p text:style-name="P17">Date and Time: 2025-01-14 10:14:52</text:p>
      <text:p text:style-name="P17">Link: https://t.me/c/1157324126/193737</text:p>
      <text:p text:style-name="P17">Text: Benin festival seeks to dispel voodoo stereotypes</text:p>
      <text:p text:style-name="P17"/>
      <text:p text:style-name="P17">Modeste Zinsou, manager of Benin's Python Temple, gently drapes a live snake around a visitor's neck at the country's annual voodoo festival, as spectators learn about the reptiles' sacred connection to voodoo spirituality.</text:p>
      <text:p text:style-name="P17"/>
      <text:p text:style-name="P17">Practitioners like Zinsou seek to combat negative stereotypes of voodoo, a 500-year-old religion that celebrates a rich pantheon of deities and spirits.</text:p>
      <text:p text:style-name="P17"/>
      <text:p text:style-name="P17">"Stop saying that voodoo is about dolls. Voodoo is spirituality. Voodoo is you, it's me. It's the air we breathe. It's the four elements, as we say: water, air, fire, and earth," Zinsou said.</text:p>
      <text:p text:style-name="P17"/>
      <text:p text:style-name="P17">Every January, the festival Vodun Days draws tourists and worshippers to the small Atlantic coast town of Ouidah, offering a varied programme of ceremonies, concerts and exhibitions.</text:p>
      <text:p text:style-name="P17"/>
      <text:p text:style-name="P17">2025-01-14T07:04:50</text:p>
      <text:p text:style-name="P17">-------</text:p>
      <text:p text:style-name="P17">Message from @reuters_news_agency</text:p>
      <text:p text:style-name="P17">Date and Time: 2025-01-14 18:38:05</text:p>
      <text:p text:style-name="P17">Link: https://t.me/c/1157324126/193806</text:p>
      <text:p text:style-name="P17">Text: Trump's Pentagon nominee Pete Hegseth slammed over remarks on women</text:p>
      <text:p text:style-name="P17"/>
      <text:p text:style-name="P17"><text:soft-page-break/>President-elect Donald Trump's pick to lead the Pentagon, Pete Hegseth, came under fire during his confirmation hearing on Tuesday as Democrats railed against him and voiced deep concern about his inexperience, alleged drunkenness and past opposition to women in combat.</text:p>
      <text:p text:style-name="P17"/>
      <text:p text:style-name="P17">2025-01-14T11:13:26</text:p>
      <text:p text:style-name="P17">-------</text:p>
      <text:p text:style-name="P17">Message from @tassagency_en</text:p>
      <text:p text:style-name="P17">Date and Time: 2025-01-15 09:29:58</text:p>
      <text:p text:style-name="P17">Link: https://t.me/c/1654562332/44275</text:p>
      <text:p text:style-name="P17">Text: ▶️ Two new wildfires have broken out in southern California, Axios reports.</text:p>
      <text:p text:style-name="P17"/>
      <text:p text:style-name="P17">Video: TASS/Reuters/Spectee/Cal Fire</text:p>
      <text:p text:style-name="P17">-------</text:p>
      <text:p text:style-name="P17"><text:s text:c="3"/>Output: The city of angels finds itself cloaked in a hellish robe as wildfires spread their fiery wings across Los Angeles. Imagine the sky, once a serene azure canvas, now painted with the angry hues of red and orange, mocking the sunrise and stealing away the calm of twilight. The landscape, a once-proud testament to luxury and life, laid bare, reduced to ash, and whispered memories.</text:p>
      <text:p text:style-name="P17"/>
      <text:p text:style-name="P17">Homes, like pages ripped from a precious book, flutter into the wind, leaving behind stories unspoken, dreams untended. The Getty Museum stands as a lone sentinel against the flames, a testament to beauty amidst the chaos, while lives are forever changed, interrupted by nature's fierce tantrum. Feel the desperation of the firefighters, their faces etched with anguish and determination, as they battle an unpredictable foe.</text:p>
      <text:p text:style-name="P17"/>
      <text:p text:style-name="P17">In these dire moments, the tragedy is human and universal. We mourn for the lost, for the silence left behind by the departed souls, whose dreams and hopes vanished in the smoke. We hold tightly to one another, urging those who breathe this fiery air to escape if they can, to find sanctuary beyond the reach of ravenous flames. As the sun dawns upon a landscape scarred, remember the fragility of existence and the resilient spirit that endures within us all.</text:p>
      <text:p text:style-name="P17"/>
      <text:p text:style-name="P17">Let each gust of wind that fans the fire serve as a reminder to care for one another, to reach out and offer help, as we hope for the rains to sanctify the earth once more. Embrace the call, fight for your future, and stand resilient in the face of an unforgiving force. We are never alone, even in the darkest hours. Stay safe, hold hope, and carry love into tomorrow's dawn.</text:p>
      <text:p text:style-name="P17"/>
      <text:p text:style-name="P17"/>
      <text:p text:style-name="P17"/>
      <text:p text:style-name="P17"/>
      <text:p text:style-name="P17"/>
      <text:p text:style-name="P17">19. o1-mini:</text:p>
      <text:p text:style-name="P17"/>
      <text:p text:style-name="P17"/>
      <text:p text:style-name="P17"/>
      <text:p text:style-name="P17"/>
      <text:p text:style-name="P17"><text:s text:c="3"/>Prompt: prompt2.txt</text:p>
      <text:p text:style-name="P17"><text:s text:c="3"/>Thematic: thematics1.txt</text:p>
      <text:p text:style-name="P17"/>
      <text:p text:style-name="P17"><text:s text:c="3"/>Input: Write an emotional text based on the summary of posts below. Focus on a vivid visual or personal detail to create a strong image. Use metaphors, artistic descriptions, and repetitions to enhance the emotional effect. Make the text personal and caring by adding calls to the readers. Concisely convey the main ideas. Text length: from 300 to 600 characters, up to 1200 if depth is required.</text:p>
      <text:p text:style-name="P17"><text:soft-page-break/>Example text structure: Introduction through an emotional image. Description of a situation or event with a focus on emotions. Conclusion with a call to action or reflection.</text:p>
      <text:p text:style-name="P17">Here is example post to inherit style:</text:p>
      <text:p text:style-name="P17">“For those still playing with fire staying in Beirut, please don’t.</text:p>
      <text:p text:style-name="P17"/>
      <text:p text:style-name="P17">Prepare for the worst.</text:p>
      <text:p text:style-name="P17"/>
      <text:p text:style-name="P17">If you can, please make arrangements to leave Beirut, at least temporarily, out of an abundance of caution. </text:p>
      <text:p text:style-name="P17"/>
      <text:p text:style-name="P17">Things are not looking good anymore.</text:p>
      <text:p text:style-name="P17"/>
      <text:p text:style-name="P17">I don’t want to turn people’s emotions into a see saw.</text:p>
      <text:p text:style-name="P17"/>
      <text:p text:style-name="P17">All I am saying, is hope for the best and prepare for the worst.</text:p>
      <text:p text:style-name="P17"/>
      <text:p text:style-name="P17">Preparing for the worst means making these arrangements if you can.</text:p>
      <text:p text:style-name="P17"/>
      <text:p text:style-name="P17">I will continue to update, while being as careful as I can not dragging people’s emotions.</text:p>
      <text:p text:style-name="P17"/>
      <text:p text:style-name="P17">I will wait for concrete confirmation of claims and reports as best as possible before reporting here.</text:p>
      <text:p text:style-name="P17"/>
      <text:p text:style-name="P17">Please stay safe everyone.”</text:p>
      <text:p text:style-name="P17">Posts to summarize content during analysis:</text:p>
      <text:p text:style-name="P17">From 2025-01-06 15:38:54 to 2025-01-15 15:38:54</text:p>
      <text:p text:style-name="P17">Keywords: Los Angeles, California, LA, Fire, Flame, Palisades, wildfire</text:p>
      <text:p text:style-name="P17">Exclude words: Palestinian, Israel, Mali, Ukraine, Russia, shot, Korea, Tula, shooting, hit, India, murder, Cuban, Iranian, Moscow, France, Czech</text:p>
      <text:p text:style-name="P17">Channels: @CNNBrkNews, @nytimes, @reuters_news_agency, @tassagency_en</text:p>
      <text:p text:style-name="P17">Message from @tassagency_en</text:p>
      <text:p text:style-name="P17">Date and Time: 2025-01-08 09:29:17</text:p>
      <text:p text:style-name="P17">Link: https://t.me/c/1654562332/43890</text:p>
      <text:p text:style-name="P17">Text: US Vice President Kamala Harris' Los Angeles home has been placed within an evacuation zone due to a wildfire in California, NBC News reported.</text:p>
      <text:p text:style-name="P17"/>
      <text:p text:style-name="P17">The 350-square-meter house, located in an upscale Los Angeles neighborhood, was purchased in 2012 by Kamala Harris' husband, attorney Douglas Emhoff. Actress Gwyneth Paltrow and basketball star LeBron James are her neighbors. The four-bedroom home, which features a pool, is just a 10-minute walk from the Getty Museum. In 2024, the property was valued at $5 million.</text:p>
      <text:p text:style-name="P17"/>
      <text:p text:style-name="P17">Earlier reports from US media indicated that the California wildfire has spread over 740 acres and continues to grow.</text:p>
      <text:p text:style-name="P17">-------</text:p>
      <text:p text:style-name="P17">Message from @CNNBrkNews</text:p>
      <text:p text:style-name="P17">Date and Time: 2025-01-08 17:02:42</text:p>
      <text:p text:style-name="P17">Link: https://t.me/c/1432836798/8060</text:p>
      <text:p text:style-name="P17">Text: CNN Breaking News (Twitter)</text:p>
      <text:p text:style-name="P17"/>
      <text:p text:style-name="P17">At least two people are dead and more than 1,100 structures destroyed as wildfires rage throughout the Los Angeles area. Follow live updates: cnn.it/3BPjGmn</text:p>
      <text:p text:style-name="P17">-------</text:p>
      <text:p text:style-name="P17">Message from @tassagency_en</text:p>
      <text:p text:style-name="P17"><text:soft-page-break/>Date and Time: 2025-01-08 18:56:44</text:p>
      <text:p text:style-name="P17">Link: https://t.me/c/1654562332/43905</text:p>
      <text:p text:style-name="P17">Text: ▶️ Shots of a wildfire in California.</text:p>
      <text:p text:style-name="P17"/>
      <text:p text:style-name="P17">Video: TASS/Reuters/Spectee</text:p>
      <text:p text:style-name="P17">-------</text:p>
      <text:p text:style-name="P17">Message from @tassagency_en</text:p>
      <text:p text:style-name="P17">Date and Time: 2025-01-09 00:39:01</text:p>
      <text:p text:style-name="P17">Link: https://t.me/c/1654562332/43917</text:p>
      <text:p text:style-name="P17">Text: 📷 Five people were killed in the fires that broke out in Los Angeles County, California, Sheriff Robert Luna told ABC.</text:p>
      <text:p text:style-name="P17"/>
      <text:p text:style-name="P17">The total area of the fires has exceeded 10,000 hectares and continues to grow, according to the California fire department. </text:p>
      <text:p text:style-name="P17"/>
      <text:p text:style-name="P17">The fire has destroyed more than 1,000 buildings. According to forecasts of the AccuWeather consulting company, the damage and economic losses from the fire will range from $52 billion to $57 billion.</text:p>
      <text:p text:style-name="P17">-------</text:p>
      <text:p text:style-name="P17">Message from @CNNBrkNews</text:p>
      <text:p text:style-name="P17">Date and Time: 2025-01-09 02:33:21</text:p>
      <text:p text:style-name="P17">Link: https://t.me/c/1432836798/8063</text:p>
      <text:p text:style-name="P17">Text: ‌CNN Breaking News (Twitter)</text:p>
      <text:p text:style-name="P17"/>
      <text:p text:style-name="P17">At least 6 wildfires are burning across Los Angeles County. 5 people have been killed, and officials expect death toll to rise. </text:p>
      <text:p text:style-name="P17"/>
      <text:p text:style-name="P17">Follow live updates. cnn.it/4a97hWU</text:p>
      <text:p text:style-name="P17">-------</text:p>
      <text:p text:style-name="P17">Message from @tassagency_en</text:p>
      <text:p text:style-name="P17">Date and Time: 2025-01-09 08:38:16</text:p>
      <text:p text:style-name="P17">Link: https://t.me/c/1654562332/43942</text:p>
      <text:p text:style-name="P17">Text: What we know about wildfires in California:</text:p>
      <text:p text:style-name="P17"/>
      <text:p text:style-name="P17">▪️The total area of wildfires in Los Angeles has reached almost 11,000 hectares, California’s Department of Forestry and Fire Protection reported</text:p>
      <text:p text:style-name="P17"/>
      <text:p text:style-name="P17">▪️Over 175,000 people remain without power in Los Angeles</text:p>
      <text:p text:style-name="P17"/>
      <text:p text:style-name="P17">▪️Low humidity accompanied by straight-line winds continues in the area of wildfires, the number of which has risen to six, CNN reported</text:p>
      <text:p text:style-name="P17"/>
      <text:p text:style-name="P17">▪️According to the latest reports, five people have been confirmed dead</text:p>
      <text:p text:style-name="P17"/>
      <text:p text:style-name="P17">▪️US President Joe Biden announced a major disaster declaration for California</text:p>
      <text:p text:style-name="P17"/>
      <text:p text:style-name="P17">▪️AccuWeather, a weather consulting firm, predicts the damage and economic losses from the wildfires will range from $52 billion to $57 billion</text:p>
      <text:p text:style-name="P17"/>
      <text:p text:style-name="P17">▪️US President-elect Donald Trump has called for the resignation of California’s Governor Gavin Newsom, holding him responsible for the situation</text:p>
      <text:p text:style-name="P17"/>
      <text:p text:style-name="P17"><text:soft-page-break/>Video: TASS/Reuters/@ 3_di.chi/Erica Americaa</text:p>
      <text:p text:style-name="P17">-------</text:p>
      <text:p text:style-name="P17">Message from @tassagency_en</text:p>
      <text:p text:style-name="P17">Date and Time: 2025-01-09 15:31:57</text:p>
      <text:p text:style-name="P17">Link: https://t.me/c/1654562332/43957</text:p>
      <text:p text:style-name="P17">Text: 📹 Los Angeles continues its struggle against wildfires. </text:p>
      <text:p text:style-name="P17"/>
      <text:p text:style-name="P17"/>
      <text:p text:style-name="P17">Video: TASS/Chris Long</text:p>
      <text:p text:style-name="P17">-------</text:p>
      <text:p text:style-name="P17">Message from @tassagency_en</text:p>
      <text:p text:style-name="P17">Date and Time: 2025-01-09 19:05:57</text:p>
      <text:p text:style-name="P17">Link: https://t.me/c/1654562332/43975</text:p>
      <text:p text:style-name="P17">Text: ❗️Insurers may lose $20 bln from fires in California as the total damage stands at $50 bln, The Financial Times reports.</text:p>
      <text:p text:style-name="P17">-------</text:p>
      <text:p text:style-name="P17">Message from @tassagency_en</text:p>
      <text:p text:style-name="P17">Date and Time: 2025-01-09 19:21:37</text:p>
      <text:p text:style-name="P17">Link: https://t.me/c/1654562332/43976</text:p>
      <text:p text:style-name="P17">Text: Tens of thousands of residents have been told to evacuate wildfire-affected areas of Los Angeles, County Sheriff Robert Luna has told reporters.</text:p>
      <text:p text:style-name="P17"/>
      <text:p text:style-name="P17">“That's nearly 180,000 people in Los Angeles County that are currently under evacuation orders, with another close to 200,000 residents that are under evacuation warnings. I cannot emphasize enough that I urge residents that are asked to evacuate to follow our warnings,” he said. About two dozen looters have been arrested since the disaster broke out, the official said.</text:p>
      <text:p text:style-name="P17"/>
      <text:p text:style-name="P17">According to latest reports, five major wildfires are raging in Los Angeles County, with flames engulfing a total of almost 29,000 acres of land. Only two of the wildfires have been partially contained. Over 1,000 buildings have been destroyed as a result of the fires, including some in the city's most posh districts. Among the celebrities who lost their estates due to the wildfires are Hunter Biden, the son of the outgoing US president, as well as actress and model Paris Hilton.</text:p>
      <text:p text:style-name="P17">-------</text:p>
      <text:p text:style-name="P17">Message from @CNNBrkNews</text:p>
      <text:p text:style-name="P17">Date and Time: 2025-01-09 23:10:59</text:p>
      <text:p text:style-name="P17">Link: https://t.me/c/1432836798/8068</text:p>
      <text:p text:style-name="P17">Text: ‌CNN Breaking News (Twitter)</text:p>
      <text:p text:style-name="P17"/>
      <text:p text:style-name="P17">Officials have confirmed a sixth death in the Los Angeles wildfires, but warn that it is unclear where the true death toll stands.</text:p>
      <text:p text:style-name="P17"/>
      <text:p text:style-name="P17">Follow live updates. cnn.it/40vH8NR</text:p>
      <text:p text:style-name="P17">-------</text:p>
      <text:p text:style-name="P17">Message from @tassagency_en</text:p>
      <text:p text:style-name="P17">Date and Time: 2025-01-10 02:14:01</text:p>
      <text:p text:style-name="P17">Link: https://t.me/c/1654562332/43997</text:p>
      <text:p text:style-name="P17">Text: 📷 US President Joe Biden described the wildfires in California as the worst ever in that state.</text:p>
      <text:p text:style-name="P17"/>
      <text:p text:style-name="P17">"This is the most widespread, devastating fire in California's history," Biden said on Thursday.</text:p>
      <text:p text:style-name="P17"/>
      <text:p text:style-name="P17">The death toll from the fires that are ravaging Los Angeles County has increased to six, CNN reported.</text:p>
      <text:p text:style-name="P17"><text:soft-page-break/>-------</text:p>
      <text:p text:style-name="P17">Message from @tassagency_en</text:p>
      <text:p text:style-name="P17">Date and Time: 2025-01-10 10:34:22</text:p>
      <text:p text:style-name="P17">Link: https://t.me/c/1654562332/44014</text:p>
      <text:p text:style-name="P17">Text: ▶️ Los Angeles will impose a curfew due to the wildfires, the county sheriff told the Los Angeles Times newspaper. </text:p>
      <text:p text:style-name="P17"/>
      <text:p text:style-name="P17">Video: TASS/Reuters</text:p>
      <text:p text:style-name="P17">-------</text:p>
      <text:p text:style-name="P17">Message from @tassagency_en</text:p>
      <text:p text:style-name="P17">Date and Time: 2025-01-10 14:11:13</text:p>
      <text:p text:style-name="P17">Link: https://t.me/c/1654562332/44024</text:p>
      <text:p text:style-name="P17">Text: ▶️ Real property owners may sustain losses up to $315 bln due to the fire in California, Nika Estate realty agency told TASS.</text:p>
      <text:p text:style-name="P17"/>
      <text:p text:style-name="P17">Video: TASS/Reuters/Cover Media</text:p>
      <text:p text:style-name="P17">-------</text:p>
      <text:p text:style-name="P17">Message from @tassagency_en</text:p>
      <text:p text:style-name="P17">Date and Time: 2025-01-10 16:27:03</text:p>
      <text:p text:style-name="P17">Link: https://t.me/c/1654562332/44034</text:p>
      <text:p text:style-name="P17">Text: ▶️ About 600 servicemembers of the California National Guard will help fight wildfires, Governor Gavin Newsom said.</text:p>
      <text:p text:style-name="P17"/>
      <text:p text:style-name="P17">Video: TASS/Reuters/Anadolu Agency</text:p>
      <text:p text:style-name="P17">-------</text:p>
      <text:p text:style-name="P17">Message from @tassagency_en</text:p>
      <text:p text:style-name="P17">Date and Time: 2025-01-10 16:56:36</text:p>
      <text:p text:style-name="P17">Link: https://t.me/c/1654562332/44036</text:p>
      <text:p text:style-name="P17">Text: 📷 A Roscosmos cosmonaut shares photos of the fires raging in Los Angeles from orbit.</text:p>
      <text:p text:style-name="P17"/>
      <text:p text:style-name="P17">Photo: Roscosmos cosmonaut Alexander Gorbunov</text:p>
      <text:p text:style-name="P17"/>
      <text:p text:style-name="P17">#TASSonISS</text:p>
      <text:p text:style-name="P17">-------</text:p>
      <text:p text:style-name="P17">Message from @reuters_news_agency</text:p>
      <text:p text:style-name="P17">Date and Time: 2025-01-10 18:08:44</text:p>
      <text:p text:style-name="P17">Link: https://t.me/c/1157324126/193474</text:p>
      <text:p text:style-name="P17">Text: How California fights fires from the skies</text:p>
      <text:p text:style-name="P17"/>
      <text:p text:style-name="P17">Cal Fire has its own fleet of aircraft operating from 14 airfields and 11 helicopter bases across the state that can reach most fires within about 20 minutes. The three main components of the fleet are tactical planes, airtankers and helicopters. All have specific roles but work together as a unit to combat fires.[Media]Map showing multiple flight paths of firefighting aircraft around the Palisades Fire in Los Angeles.</text:p>
      <text:p text:style-name="P17"/>
      <text:p text:style-name="P17">2025-01-10T17:05:57</text:p>
      <text:p text:style-name="P17">-------</text:p>
      <text:p text:style-name="P17">Message from @tassagency_en</text:p>
      <text:p text:style-name="P17">Date and Time: 2025-01-11 06:27:16</text:p>
      <text:p text:style-name="P17">Link: https://t.me/c/1654562332/44071</text:p>
      <text:p text:style-name="P17">Text: At least 11 people have died as a result of the fires in Los Angeles County, California, CNN reported.</text:p>
      <text:p text:style-name="P17"><text:soft-page-break/></text:p>
      <text:p text:style-name="P17">According to the report, five people died in the Palisades fire zone, and six more – in the Eaton fire zone.</text:p>
      <text:p text:style-name="P17"/>
      <text:p text:style-name="P17">Currently, six wildfires are raging in Los Angeles County, covering a total area of 15,200 hectares. The two largest fires – Eaton and Palisades – have been contained by only 3% and 8%, respectively.</text:p>
      <text:p text:style-name="P17">-------</text:p>
      <text:p text:style-name="P17">Message from @tassagency_en</text:p>
      <text:p text:style-name="P17">Date and Time: 2025-01-11 07:24:20</text:p>
      <text:p text:style-name="P17">Link: https://t.me/c/1654562332/44073</text:p>
      <text:p text:style-name="P17">Text: 📷 TASS special correspondent, Roscosmos cosmonaut Ivan Vagner photographed the fires in California from the ISS.</text:p>
      <text:p text:style-name="P17"/>
      <text:p text:style-name="P17">Photo: Ivan Vagner / Roscosmos/ TASS</text:p>
      <text:p text:style-name="P17"/>
      <text:p text:style-name="P17">#TASSonISS</text:p>
      <text:p text:style-name="P17">-------</text:p>
      <text:p text:style-name="P17">Message from @reuters_news_agency</text:p>
      <text:p text:style-name="P17">Date and Time: 2025-01-11 10:09:38</text:p>
      <text:p text:style-name="P17">Link: https://t.me/c/1157324126/193505</text:p>
      <text:p text:style-name="P17">Text: Hollywood celebrities clear their closets for fire aid</text:p>
      <text:p text:style-name="P17"/>
      <text:p text:style-name="P17">When wildfires destroyed parts of Los Angeles this week, real estate agent Jenna Cooper started asking friends for clothing and other items to help people in need.</text:p>
      <text:p text:style-name="P17"/>
      <text:p text:style-name="P17">Her request spread quickly through a network of powerful women. Actors including Sharon Stone and Halle Berry responded, providing sweaters, shoes, clothing, handbags, belts, pajamas and more pulled from their own collections.</text:p>
      <text:p text:style-name="P17"/>
      <text:p text:style-name="P17">"I'm packing up my entire closet," Berry wrote on Instagram. "If you live in the Southern California area, I urge you to do the same. This is something we can do right now."</text:p>
      <text:p text:style-name="P17"/>
      <text:p text:style-name="P17">2025-01-11T04:49:19</text:p>
      <text:p text:style-name="P17">-------</text:p>
      <text:p text:style-name="P17">Message from @tassagency_en</text:p>
      <text:p text:style-name="P17">Date and Time: 2025-01-11 17:40:49</text:p>
      <text:p text:style-name="P17">Link: https://t.me/c/1654562332/44095</text:p>
      <text:p text:style-name="P17">Text: ❗️The evacuation orders in the Los Angeles area, which experiences several severe wildfires, cover approximately 153,000 people, Los Angeles County Sheriff Robert Luna announced during a press conference.</text:p>
      <text:p text:style-name="P17"/>
      <text:p text:style-name="P17">According to the sheriff, potential evacuation notification remains active for 166,000 people. He added that fire still poses a threat for 57,000 buildings and noted that the cause of wildfires is being investigated with FBI's involvement.</text:p>
      <text:p text:style-name="P17"/>
      <text:p text:style-name="P17">He confirmed that at least 11 people were killed in the wildfires, while 13 people are missing.</text:p>
      <text:p text:style-name="P17">-------</text:p>
      <text:p text:style-name="P17">Message from @reuters_news_agency</text:p>
      <text:p text:style-name="P17">Date and Time: 2025-01-11 18:11:10</text:p>
      <text:p text:style-name="P17">Link: https://t.me/c/1157324126/193526</text:p>
      <text:p text:style-name="P17">Text: Los Angeles wildfire switches direction, posing new threat</text:p>
      <text:p text:style-name="P17"/>
      <text:p text:style-name="P17"><text:soft-page-break/>The largest of the raging wildfires that have devastated parts of Los Angeles this week was reported to have shifted direction on Saturday, triggering more evacuation orders and posing a new challenge to exhausted firefighters.</text:p>
      <text:p text:style-name="P17"/>
      <text:p text:style-name="P17">Six simultaneous blazes that have ripped across Los Angeles County neighborhoods since Tuesday have killed at least 11 people and damaged or destroyed 10,000 structures. The toll is expected to mount when firefighters are able to conduct house-to-house searches.</text:p>
      <text:p text:style-name="P17"/>
      <text:p text:style-name="P17">2025-01-10T12:20:30</text:p>
      <text:p text:style-name="P17">-------</text:p>
      <text:p text:style-name="P17">Message from @tassagency_en</text:p>
      <text:p text:style-name="P17">Date and Time: 2025-01-12 00:53:42</text:p>
      <text:p text:style-name="P17">Link: https://t.me/c/1654562332/44103</text:p>
      <text:p text:style-name="P17">Text: At least 13 people have died as a result of fires that rage in Los Angeles County, California, NBC reported.</text:p>
      <text:p text:style-name="P17"/>
      <text:p text:style-name="P17">According to the broadcaster, eight people died in the Eaton fire area, while another five lost their lives in Palisades. Earlier, County Sheriff Robert Luna reported 11 fatalities and 13 people missing.</text:p>
      <text:p text:style-name="P17">-------</text:p>
      <text:p text:style-name="P17">Message from @reuters_news_agency</text:p>
      <text:p text:style-name="P17">Date and Time: 2025-01-12 02:11:02</text:p>
      <text:p text:style-name="P17">Link: https://t.me/c/1157324126/193550</text:p>
      <text:p text:style-name="P17">Text: See Pacific Palisades before and after the devastating Los Angeles fires</text:p>
      <text:p text:style-name="P17"/>
      <text:p text:style-name="P17">Before one of the most destructive fires in California history swept through, the Pacific Palisades neighborhood on Los Angeles' west side was filled with expensive homes fronted by green, well-tended landscaping and popular boutiques and cafes.</text:p>
      <text:p text:style-name="P17"/>
      <text:p text:style-name="P17">This week, the Palisades Fire leveled much of it to blackened rubble. To see what has been lost, a Reuters video journalist visited the neighborhood on Friday to retrace the path taken by a YouTube travel influencer couple who made a video last year of a walking tour, which is being reproduced with their permission.</text:p>
      <text:p text:style-name="P17"/>
      <text:p text:style-name="P17">2025-01-11T20:21:16</text:p>
      <text:p text:style-name="P17">-------</text:p>
      <text:p text:style-name="P17">Message from @reuters_news_agency</text:p>
      <text:p text:style-name="P17">Date and Time: 2025-01-12 05:51:26</text:p>
      <text:p text:style-name="P17">Link: https://t.me/c/1157324126/193565</text:p>
      <text:p text:style-name="P17">Text: Animal rescuers care for LA fire evacuees - dogs, donkeys, horses</text:p>
      <text:p text:style-name="P17"/>
      <text:p text:style-name="P17">The pitbull mix arrived at Pasadena Humane covered in ash, his paw pads ulcerated from walking on fire debris, his lungs choked with smoke. A good Samaritan found the dog lying in rubble in Altadena, wrapped him in a blanket and brought him to the shelter.</text:p>
      <text:p text:style-name="P17"/>
      <text:p text:style-name="P17">Still too weak to walk Saturday, Canela was reunited with his owner - thanks to CNN’s coverage of the act of kindness. The injured pet continues to receive medical treatment and is one of more than 400 animals that have arrived at the Pasadena facility since the Southern California wildfires began last Tuesday.</text:p>
      <text:p text:style-name="P17"/>
      <text:p text:style-name="P17">2025-01-12T01:51:01</text:p>
      <text:p text:style-name="P17">-------</text:p>
      <text:p text:style-name="P17">Message from @CNNBrkNews</text:p>
      <text:p text:style-name="P17"><text:soft-page-break/>Date and Time: 2025-01-12 17:10:47</text:p>
      <text:p text:style-name="P17">Link: https://t.me/c/1432836798/8080</text:p>
      <text:p text:style-name="P17">Text: ‌CNN Breaking News (Twitter)</text:p>
      <text:p text:style-name="P17"/>
      <text:p text:style-name="P17">Fire chief warns of "very high" fire threat as shifting conditions make it tricky for firefighters to get Los Angeles blazes fully contained. </text:p>
      <text:p text:style-name="P17"/>
      <text:p text:style-name="P17">Follow live updates. cnn.it/4aflH80</text:p>
      <text:p text:style-name="P17">-------</text:p>
      <text:p text:style-name="P17">Message from @reuters_news_agency</text:p>
      <text:p text:style-name="P17">Date and Time: 2025-01-12 18:12:39</text:p>
      <text:p text:style-name="P17">Link: https://t.me/c/1157324126/193606</text:p>
      <text:p text:style-name="P17">Text: Neighborhoods under threat as Los Angeles Palisades fire rages on</text:p>
      <text:p text:style-name="P17"/>
      <text:p text:style-name="P17">Firefighters were slowly making progress in their battle to contain the inferno that has burned wide areas of Los Angeles' Pacific Palisades neighborhood to the ground, but spreading flames and strong winds still threatened communities in the populous San Fernando Valley on Sunday.</text:p>
      <text:p text:style-name="P17"/>
      <text:p text:style-name="P17">Aircraft dropped water and fire retardant on steep hills to stem the eastward spread of the Palisades Fire and KTLA television reported that ground crews had managed to save a number of houses, although others were lost.</text:p>
      <text:p text:style-name="P17"/>
      <text:p text:style-name="P17">"LA County had another night of unimaginable terror and heartbreak," Los Angeles County Supervisor Lindsey Horvath said.</text:p>
      <text:p text:style-name="P17"/>
      <text:p text:style-name="P17">2025-01-12T13:45:21</text:p>
      <text:p text:style-name="P17">-------</text:p>
      <text:p text:style-name="P17">Message from @reuters_news_agency</text:p>
      <text:p text:style-name="P17">Date and Time: 2025-01-12 18:12:56</text:p>
      <text:p text:style-name="P17">Link: https://t.me/c/1157324126/193617</text:p>
      <text:p text:style-name="P17">Text: LA Fires Updates: US military ready to respond</text:p>
      <text:p text:style-name="P17"/>
      <text:p text:style-name="P17">The flames have reduced whole neighborhoods to ruins.[Media]Pacific Palisades. REUTERS/David Ryder</text:p>
      <text:p text:style-name="P17"/>
      <text:p text:style-name="P17">2025-01-12T14:57:57</text:p>
      <text:p text:style-name="P17">-------</text:p>
      <text:p text:style-name="P17">Message from @CNNBrkNews</text:p>
      <text:p text:style-name="P17">Date and Time: 2025-01-13 01:55:22</text:p>
      <text:p text:style-name="P17">Link: https://t.me/c/1432836798/8081</text:p>
      <text:p text:style-name="P17">Text: ‌CNN Breaking News (Twitter)</text:p>
      <text:p text:style-name="P17"/>
      <text:p text:style-name="P17">Death toll in Los Angeles wildfires climbs to at least 24. Rising winds are expected to complicate firefighting efforts over the next few days. cnn.it/4hbTQYv</text:p>
      <text:p text:style-name="P17">-------</text:p>
      <text:p text:style-name="P17">Message from @tassagency_en</text:p>
      <text:p text:style-name="P17">Date and Time: 2025-01-13 17:37:14</text:p>
      <text:p text:style-name="P17">Link: https://t.me/c/1654562332/44178</text:p>
      <text:p text:style-name="P17">Text: Fires in California have affected an area larger than Paris, the California Department of Forestry and Fire Protection reported.</text:p>
      <text:p text:style-name="P17">-------</text:p>
      <text:p text:style-name="P17">Message from @reuters_news_agency</text:p>
      <text:p text:style-name="P17"><text:soft-page-break/>Date and Time: 2025-01-13 18:14:19</text:p>
      <text:p text:style-name="P17">Link: https://t.me/c/1157324126/193683</text:p>
      <text:p text:style-name="P17">Text: LA blaze damage likely to be largest wildfire insured loss in US history</text:p>
      <text:p text:style-name="P17"/>
      <text:p text:style-name="P17">The Los Angeles wildfires, which have reduced entire neighborhoods to smoldering ruins and left an apocalyptic landscape, could become the costliest wildfires in U.S. history in terms of insured losses if analysts' estimates of up to $20 billion materialize.</text:p>
      <text:p text:style-name="P17"/>
      <text:p text:style-name="P17">Dangerously high winds were expected to resume on Monday in Los Angeles, potentially hampering efforts to extinguish two stubborn wildfires that have claimed the lives of at least two dozen people.</text:p>
      <text:p text:style-name="P17"/>
      <text:p text:style-name="P17">2025-01-13T17:35:48</text:p>
      <text:p text:style-name="P17">-------</text:p>
      <text:p text:style-name="P17">Message from @reuters_news_agency</text:p>
      <text:p text:style-name="P17">Date and Time: 2025-01-14 02:15:14</text:p>
      <text:p text:style-name="P17">Link: https://t.me/c/1157324126/193712</text:p>
      <text:p text:style-name="P17">Text: Mexican firefighters prepare to do battle with LA fires</text:p>
      <text:p text:style-name="P17"/>
      <text:p text:style-name="P17">A contingent of 72 Mexican firefighters received a briefing from U.S. fire officials on Monday alongside their American counterparts before heading out to help fight the wildfires plaguing Southern California.</text:p>
      <text:p text:style-name="P17"/>
      <text:p text:style-name="P17">The group is made up of military specialists, including doctors, engineers and search and rescue personnel, as well as a group of firefighters from Mexico's equivalent of the U.S. Forest Service.</text:p>
      <text:p text:style-name="P17"/>
      <text:p text:style-name="P17">2025-01-13T21:52:28</text:p>
      <text:p text:style-name="P17">-------</text:p>
      <text:p text:style-name="P17">Message from @reuters_news_agency</text:p>
      <text:p text:style-name="P17">Date and Time: 2025-01-14 02:15:45</text:p>
      <text:p text:style-name="P17">Link: https://t.me/c/1157324126/193728</text:p>
      <text:p text:style-name="P17">Text: Search underway in Peru for trapped workers at small gold mine</text:p>
      <text:p text:style-name="P17"/>
      <text:p text:style-name="P17">Rescue workers in northern Peru were searching for trapped miners at a small gold mine on Monday , after the mine was allegedly attacked by suspected illegal miners, a local mayor said.</text:p>
      <text:p text:style-name="P17"/>
      <text:p text:style-name="P17">Segundo Armas, mayor of the Pataz district in the region of La Libertad, said that as many as 17 miners could be trapped at the small remote mine which collapsed after it was attacked on Sunday by "possibly rival miners."</text:p>
      <text:p text:style-name="P17"/>
      <text:p text:style-name="P17">The mayor was unable to confirm how many workers had been able to escape.</text:p>
      <text:p text:style-name="P17"/>
      <text:p text:style-name="P17">"The area is difficult to access and we are trying to confirm the number of those trapped," Armas said, adding that cellular service does not reach the mine.</text:p>
      <text:p text:style-name="P17"/>
      <text:p text:style-name="P17">2025-01-14T00:28:19</text:p>
      <text:p text:style-name="P17">-------</text:p>
      <text:p text:style-name="P17">Message from @tassagency_en</text:p>
      <text:p text:style-name="P17">Date and Time: 2025-01-14 07:43:12</text:p>
      <text:p text:style-name="P17">Link: https://t.me/c/1654562332/44212</text:p>
      <text:p text:style-name="P17">Text: ▶️ Economic losses from wildlife fires raging in the Los Angeles County of California are over $250 bln, AccuWeather reported.</text:p>
      <text:p text:style-name="P17"><text:soft-page-break/></text:p>
      <text:p text:style-name="P17">"These fast-moving, wind-driven infernos have created one of the costliest wildfire disasters in modern US history,” said AccuWeather Chief Meteorologist Jonathan Porter. </text:p>
      <text:p text:style-name="P17"/>
      <text:p text:style-name="P17">The devastation left behind is heartbreaking, and the economic toll is staggering, the expert added.</text:p>
      <text:p text:style-name="P17"/>
      <text:p text:style-name="P17">Video: TASS/ALERTCalifornia/UC San Diego</text:p>
      <text:p text:style-name="P17">-------</text:p>
      <text:p text:style-name="P17">Message from @tassagency_en</text:p>
      <text:p text:style-name="P17">Date and Time: 2025-01-14 09:28:12</text:p>
      <text:p text:style-name="P17">Link: https://t.me/c/1654562332/44217</text:p>
      <text:p text:style-name="P17">Text: The scale of devastations from wildfires in California is above the damage from a nuclear strike, US President-elect Donald Trump said. <text:s/>The death toll might noticeably grow subsequently, he added.</text:p>
      <text:p text:style-name="P17">-------</text:p>
      <text:p text:style-name="P17">Message from @reuters_news_agency</text:p>
      <text:p text:style-name="P17">Date and Time: 2025-01-14 10:14:52</text:p>
      <text:p text:style-name="P17">Link: https://t.me/c/1157324126/193737</text:p>
      <text:p text:style-name="P17">Text: Benin festival seeks to dispel voodoo stereotypes</text:p>
      <text:p text:style-name="P17"/>
      <text:p text:style-name="P17">Modeste Zinsou, manager of Benin's Python Temple, gently drapes a live snake around a visitor's neck at the country's annual voodoo festival, as spectators learn about the reptiles' sacred connection to voodoo spirituality.</text:p>
      <text:p text:style-name="P17"/>
      <text:p text:style-name="P17">Practitioners like Zinsou seek to combat negative stereotypes of voodoo, a 500-year-old religion that celebrates a rich pantheon of deities and spirits.</text:p>
      <text:p text:style-name="P17"/>
      <text:p text:style-name="P17">"Stop saying that voodoo is about dolls. Voodoo is spirituality. Voodoo is you, it's me. It's the air we breathe. It's the four elements, as we say: water, air, fire, and earth," Zinsou said.</text:p>
      <text:p text:style-name="P17"/>
      <text:p text:style-name="P17">Every January, the festival Vodun Days draws tourists and worshippers to the small Atlantic coast town of Ouidah, offering a varied programme of ceremonies, concerts and exhibitions.</text:p>
      <text:p text:style-name="P17"/>
      <text:p text:style-name="P17">2025-01-14T07:04:50</text:p>
      <text:p text:style-name="P17">-------</text:p>
      <text:p text:style-name="P17">Message from @reuters_news_agency</text:p>
      <text:p text:style-name="P17">Date and Time: 2025-01-14 18:38:05</text:p>
      <text:p text:style-name="P17">Link: https://t.me/c/1157324126/193806</text:p>
      <text:p text:style-name="P17">Text: Trump's Pentagon nominee Pete Hegseth slammed over remarks on women</text:p>
      <text:p text:style-name="P17"/>
      <text:p text:style-name="P17">President-elect Donald Trump's pick to lead the Pentagon, Pete Hegseth, came under fire during his confirmation hearing on Tuesday as Democrats railed against him and voiced deep concern about his inexperience, alleged drunkenness and past opposition to women in combat.</text:p>
      <text:p text:style-name="P17"/>
      <text:p text:style-name="P17">2025-01-14T11:13:26</text:p>
      <text:p text:style-name="P17">-------</text:p>
      <text:p text:style-name="P17">Message from @tassagency_en</text:p>
      <text:p text:style-name="P17">Date and Time: 2025-01-15 09:29:58</text:p>
      <text:p text:style-name="P17">Link: https://t.me/c/1654562332/44275</text:p>
      <text:p text:style-name="P17">Text: ▶️ Two new wildfires have broken out in southern California, Axios reports.</text:p>
      <text:p text:style-name="P17"/>
      <text:p text:style-name="P17">Video: TASS/Reuters/Spectee/Cal Fire</text:p>
      <text:p text:style-name="P17"><text:soft-page-break/>-------</text:p>
      <text:p text:style-name="P17"><text:s text:c="3"/>Output: Blazing infernos engulf the serene hills of Los Angeles, turning beloved neighborhoods into smoldering shadows. Flames dance hungrily, consuming memories and dreams, while thick smoke blankets the sky like a sorrowful veil. Homes once filled with laughter lie in ruins, and hearts ache with each lost life. Amidst the chaos, firefighters battle tirelessly against nature’s fury, embodying hope amidst despair. To every soul affected: hold onto courage, lean on your neighbors, and let our collective strength guide us through these darkest hours. Together, we can rebuild from the ashes, rekindling the spirit of our resilient community. Please, stay safe and support one another.</text:p>
      <text:p text:style-name="P17"/>
      <text:p text:style-name="P17"/>
      <text:p text:style-name="P17"/>
      <text:p text:style-name="P17"/>
      <text:p text:style-name="P17"/>
      <text:p text:style-name="P17">20. claude-3-5-sonnet-latest:</text:p>
      <text:p text:style-name="P17"/>
      <text:p text:style-name="P17"/>
      <text:p text:style-name="P17"/>
      <text:p text:style-name="P17"/>
      <text:p text:style-name="P17"><text:s text:c="3"/>Prompt: prompt2.txt</text:p>
      <text:p text:style-name="P17"><text:s text:c="3"/>Thematic: thematics1.txt</text:p>
      <text:p text:style-name="P17"/>
      <text:p text:style-name="P17"><text:s text:c="3"/>Input: Write an emotional text based on the summary of posts below. Focus on a vivid visual or personal detail to create a strong image. Use metaphors, artistic descriptions, and repetitions to enhance the emotional effect. Make the text personal and caring by adding calls to the readers. Concisely convey the main ideas. Text length: from 300 to 600 characters, up to 1200 if depth is required.</text:p>
      <text:p text:style-name="P17">Example text structure: Introduction through an emotional image. Description of a situation or event with a focus on emotions. Conclusion with a call to action or reflection.</text:p>
      <text:p text:style-name="P17">Here is example post to inherit style:</text:p>
      <text:p text:style-name="P17">“For those still playing with fire staying in Beirut, please don’t.</text:p>
      <text:p text:style-name="P17"/>
      <text:p text:style-name="P17">Prepare for the worst.</text:p>
      <text:p text:style-name="P17"/>
      <text:p text:style-name="P17">If you can, please make arrangements to leave Beirut, at least temporarily, out of an abundance of caution. </text:p>
      <text:p text:style-name="P17"/>
      <text:p text:style-name="P17">Things are not looking good anymore.</text:p>
      <text:p text:style-name="P17"/>
      <text:p text:style-name="P17">I don’t want to turn people’s emotions into a see saw.</text:p>
      <text:p text:style-name="P17"/>
      <text:p text:style-name="P17">All I am saying, is hope for the best and prepare for the worst.</text:p>
      <text:p text:style-name="P17"/>
      <text:p text:style-name="P17">Preparing for the worst means making these arrangements if you can.</text:p>
      <text:p text:style-name="P17"/>
      <text:p text:style-name="P17">I will continue to update, while being as careful as I can not dragging people’s emotions.</text:p>
      <text:p text:style-name="P17"/>
      <text:p text:style-name="P17">I will wait for concrete confirmation of claims and reports as best as possible before reporting here.</text:p>
      <text:p text:style-name="P17"/>
      <text:p text:style-name="P17">Please stay safe everyone.”</text:p>
      <text:p text:style-name="P17">Posts to summarize content during analysis:</text:p>
      <text:p text:style-name="P17">From 2025-01-06 15:38:54 to 2025-01-15 15:38:54</text:p>
      <text:p text:style-name="P17">Keywords: Los Angeles, California, LA, Fire, Flame, Palisades, wildfire</text:p>
      <text:p text:style-name="P17"><text:soft-page-break/>Exclude words: Palestinian, Israel, Mali, Ukraine, Russia, shot, Korea, Tula, shooting, hit, India, murder, Cuban, Iranian, Moscow, France, Czech</text:p>
      <text:p text:style-name="P17">Channels: @CNNBrkNews, @nytimes, @reuters_news_agency, @tassagency_en</text:p>
      <text:p text:style-name="P17">Message from @tassagency_en</text:p>
      <text:p text:style-name="P17">Date and Time: 2025-01-08 09:29:17</text:p>
      <text:p text:style-name="P17">Link: https://t.me/c/1654562332/43890</text:p>
      <text:p text:style-name="P17">Text: US Vice President Kamala Harris' Los Angeles home has been placed within an evacuation zone due to a wildfire in California, NBC News reported.</text:p>
      <text:p text:style-name="P17"/>
      <text:p text:style-name="P17">The 350-square-meter house, located in an upscale Los Angeles neighborhood, was purchased in 2012 by Kamala Harris' husband, attorney Douglas Emhoff. Actress Gwyneth Paltrow and basketball star LeBron James are her neighbors. The four-bedroom home, which features a pool, is just a 10-minute walk from the Getty Museum. In 2024, the property was valued at $5 million.</text:p>
      <text:p text:style-name="P17"/>
      <text:p text:style-name="P17">Earlier reports from US media indicated that the California wildfire has spread over 740 acres and continues to grow.</text:p>
      <text:p text:style-name="P17">-------</text:p>
      <text:p text:style-name="P17">Message from @CNNBrkNews</text:p>
      <text:p text:style-name="P17">Date and Time: 2025-01-08 17:02:42</text:p>
      <text:p text:style-name="P17">Link: https://t.me/c/1432836798/8060</text:p>
      <text:p text:style-name="P17">Text: CNN Breaking News (Twitter)</text:p>
      <text:p text:style-name="P17"/>
      <text:p text:style-name="P17">At least two people are dead and more than 1,100 structures destroyed as wildfires rage throughout the Los Angeles area. Follow live updates: cnn.it/3BPjGmn</text:p>
      <text:p text:style-name="P17">-------</text:p>
      <text:p text:style-name="P17">Message from @tassagency_en</text:p>
      <text:p text:style-name="P17">Date and Time: 2025-01-08 18:56:44</text:p>
      <text:p text:style-name="P17">Link: https://t.me/c/1654562332/43905</text:p>
      <text:p text:style-name="P17">Text: ▶️ Shots of a wildfire in California.</text:p>
      <text:p text:style-name="P17"/>
      <text:p text:style-name="P17">Video: TASS/Reuters/Spectee</text:p>
      <text:p text:style-name="P17">-------</text:p>
      <text:p text:style-name="P17">Message from @tassagency_en</text:p>
      <text:p text:style-name="P17">Date and Time: 2025-01-09 00:39:01</text:p>
      <text:p text:style-name="P17">Link: https://t.me/c/1654562332/43917</text:p>
      <text:p text:style-name="P17">Text: 📷 Five people were killed in the fires that broke out in Los Angeles County, California, Sheriff Robert Luna told ABC.</text:p>
      <text:p text:style-name="P17"/>
      <text:p text:style-name="P17">The total area of the fires has exceeded 10,000 hectares and continues to grow, according to the California fire department. </text:p>
      <text:p text:style-name="P17"/>
      <text:p text:style-name="P17">The fire has destroyed more than 1,000 buildings. According to forecasts of the AccuWeather consulting company, the damage and economic losses from the fire will range from $52 billion to $57 billion.</text:p>
      <text:p text:style-name="P17">-------</text:p>
      <text:p text:style-name="P17">Message from @CNNBrkNews</text:p>
      <text:p text:style-name="P17">Date and Time: 2025-01-09 02:33:21</text:p>
      <text:p text:style-name="P17">Link: https://t.me/c/1432836798/8063</text:p>
      <text:p text:style-name="P17">Text: ‌CNN Breaking News (Twitter)</text:p>
      <text:p text:style-name="P17"/>
      <text:p text:style-name="P17">At least 6 wildfires are burning across Los Angeles County. 5 people have been killed, and officials expect death toll to rise. </text:p>
      <text:p text:style-name="P17"><text:soft-page-break/></text:p>
      <text:p text:style-name="P17">Follow live updates. cnn.it/4a97hWU</text:p>
      <text:p text:style-name="P17">-------</text:p>
      <text:p text:style-name="P17">Message from @tassagency_en</text:p>
      <text:p text:style-name="P17">Date and Time: 2025-01-09 08:38:16</text:p>
      <text:p text:style-name="P17">Link: https://t.me/c/1654562332/43942</text:p>
      <text:p text:style-name="P17">Text: What we know about wildfires in California:</text:p>
      <text:p text:style-name="P17"/>
      <text:p text:style-name="P17">▪️The total area of wildfires in Los Angeles has reached almost 11,000 hectares, California’s Department of Forestry and Fire Protection reported</text:p>
      <text:p text:style-name="P17"/>
      <text:p text:style-name="P17">▪️Over 175,000 people remain without power in Los Angeles</text:p>
      <text:p text:style-name="P17"/>
      <text:p text:style-name="P17">▪️Low humidity accompanied by straight-line winds continues in the area of wildfires, the number of which has risen to six, CNN reported</text:p>
      <text:p text:style-name="P17"/>
      <text:p text:style-name="P17">▪️According to the latest reports, five people have been confirmed dead</text:p>
      <text:p text:style-name="P17"/>
      <text:p text:style-name="P17">▪️US President Joe Biden announced a major disaster declaration for California</text:p>
      <text:p text:style-name="P17"/>
      <text:p text:style-name="P17">▪️AccuWeather, a weather consulting firm, predicts the damage and economic losses from the wildfires will range from $52 billion to $57 billion</text:p>
      <text:p text:style-name="P17"/>
      <text:p text:style-name="P17">▪️US President-elect Donald Trump has called for the resignation of California’s Governor Gavin Newsom, holding him responsible for the situation</text:p>
      <text:p text:style-name="P17"/>
      <text:p text:style-name="P17">Video: TASS/Reuters/@ 3_di.chi/Erica Americaa</text:p>
      <text:p text:style-name="P17">-------</text:p>
      <text:p text:style-name="P17">Message from @tassagency_en</text:p>
      <text:p text:style-name="P17">Date and Time: 2025-01-09 15:31:57</text:p>
      <text:p text:style-name="P17">Link: https://t.me/c/1654562332/43957</text:p>
      <text:p text:style-name="P17">Text: 📹 Los Angeles continues its struggle against wildfires. </text:p>
      <text:p text:style-name="P17"/>
      <text:p text:style-name="P17"/>
      <text:p text:style-name="P17">Video: TASS/Chris Long</text:p>
      <text:p text:style-name="P17">-------</text:p>
      <text:p text:style-name="P17">Message from @tassagency_en</text:p>
      <text:p text:style-name="P17">Date and Time: 2025-01-09 19:05:57</text:p>
      <text:p text:style-name="P17">Link: https://t.me/c/1654562332/43975</text:p>
      <text:p text:style-name="P17">Text: ❗️Insurers may lose $20 bln from fires in California as the total damage stands at $50 bln, The Financial Times reports.</text:p>
      <text:p text:style-name="P17">-------</text:p>
      <text:p text:style-name="P17">Message from @tassagency_en</text:p>
      <text:p text:style-name="P17">Date and Time: 2025-01-09 19:21:37</text:p>
      <text:p text:style-name="P17">Link: https://t.me/c/1654562332/43976</text:p>
      <text:p text:style-name="P17">Text: Tens of thousands of residents have been told to evacuate wildfire-affected areas of Los Angeles, County Sheriff Robert Luna has told reporters.</text:p>
      <text:p text:style-name="P17"/>
      <text:p text:style-name="P17">“That's nearly 180,000 people in Los Angeles County that are currently under evacuation orders, with another close to 200,000 residents that are under evacuation warnings. I cannot emphasize enough that I urge residents that are asked to evacuate to follow our warnings,” he said. About two dozen looters have been arrested since the disaster broke out, the official said.</text:p>
      <text:p text:style-name="P17"><text:soft-page-break/></text:p>
      <text:p text:style-name="P17">According to latest reports, five major wildfires are raging in Los Angeles County, with flames engulfing a total of almost 29,000 acres of land. Only two of the wildfires have been partially contained. Over 1,000 buildings have been destroyed as a result of the fires, including some in the city's most posh districts. Among the celebrities who lost their estates due to the wildfires are Hunter Biden, the son of the outgoing US president, as well as actress and model Paris Hilton.</text:p>
      <text:p text:style-name="P17">-------</text:p>
      <text:p text:style-name="P17">Message from @CNNBrkNews</text:p>
      <text:p text:style-name="P17">Date and Time: 2025-01-09 23:10:59</text:p>
      <text:p text:style-name="P17">Link: https://t.me/c/1432836798/8068</text:p>
      <text:p text:style-name="P17">Text: ‌CNN Breaking News (Twitter)</text:p>
      <text:p text:style-name="P17"/>
      <text:p text:style-name="P17">Officials have confirmed a sixth death in the Los Angeles wildfires, but warn that it is unclear where the true death toll stands.</text:p>
      <text:p text:style-name="P17"/>
      <text:p text:style-name="P17">Follow live updates. cnn.it/40vH8NR</text:p>
      <text:p text:style-name="P17">-------</text:p>
      <text:p text:style-name="P17">Message from @tassagency_en</text:p>
      <text:p text:style-name="P17">Date and Time: 2025-01-10 02:14:01</text:p>
      <text:p text:style-name="P17">Link: https://t.me/c/1654562332/43997</text:p>
      <text:p text:style-name="P17">Text: 📷 US President Joe Biden described the wildfires in California as the worst ever in that state.</text:p>
      <text:p text:style-name="P17"/>
      <text:p text:style-name="P17">"This is the most widespread, devastating fire in California's history," Biden said on Thursday.</text:p>
      <text:p text:style-name="P17"/>
      <text:p text:style-name="P17">The death toll from the fires that are ravaging Los Angeles County has increased to six, CNN reported.</text:p>
      <text:p text:style-name="P17">-------</text:p>
      <text:p text:style-name="P17">Message from @tassagency_en</text:p>
      <text:p text:style-name="P17">Date and Time: 2025-01-10 10:34:22</text:p>
      <text:p text:style-name="P17">Link: https://t.me/c/1654562332/44014</text:p>
      <text:p text:style-name="P17">Text: ▶️ Los Angeles will impose a curfew due to the wildfires, the county sheriff told the Los Angeles Times newspaper. </text:p>
      <text:p text:style-name="P17"/>
      <text:p text:style-name="P17">Video: TASS/Reuters</text:p>
      <text:p text:style-name="P17">-------</text:p>
      <text:p text:style-name="P17">Message from @tassagency_en</text:p>
      <text:p text:style-name="P17">Date and Time: 2025-01-10 14:11:13</text:p>
      <text:p text:style-name="P17">Link: https://t.me/c/1654562332/44024</text:p>
      <text:p text:style-name="P17">Text: ▶️ Real property owners may sustain losses up to $315 bln due to the fire in California, Nika Estate realty agency told TASS.</text:p>
      <text:p text:style-name="P17"/>
      <text:p text:style-name="P17">Video: TASS/Reuters/Cover Media</text:p>
      <text:p text:style-name="P17">-------</text:p>
      <text:p text:style-name="P17">Message from @tassagency_en</text:p>
      <text:p text:style-name="P17">Date and Time: 2025-01-10 16:27:03</text:p>
      <text:p text:style-name="P17">Link: https://t.me/c/1654562332/44034</text:p>
      <text:p text:style-name="P17">Text: ▶️ About 600 servicemembers of the California National Guard will help fight wildfires, Governor Gavin Newsom said.</text:p>
      <text:p text:style-name="P17"/>
      <text:p text:style-name="P17">Video: TASS/Reuters/Anadolu Agency</text:p>
      <text:p text:style-name="P17">-------</text:p>
      <text:p text:style-name="P17">Message from @tassagency_en</text:p>
      <text:p text:style-name="P17"><text:soft-page-break/>Date and Time: 2025-01-10 16:56:36</text:p>
      <text:p text:style-name="P17">Link: https://t.me/c/1654562332/44036</text:p>
      <text:p text:style-name="P17">Text: 📷 A Roscosmos cosmonaut shares photos of the fires raging in Los Angeles from orbit.</text:p>
      <text:p text:style-name="P17"/>
      <text:p text:style-name="P17">Photo: Roscosmos cosmonaut Alexander Gorbunov</text:p>
      <text:p text:style-name="P17"/>
      <text:p text:style-name="P17">#TASSonISS</text:p>
      <text:p text:style-name="P17">-------</text:p>
      <text:p text:style-name="P17">Message from @reuters_news_agency</text:p>
      <text:p text:style-name="P17">Date and Time: 2025-01-10 18:08:44</text:p>
      <text:p text:style-name="P17">Link: https://t.me/c/1157324126/193474</text:p>
      <text:p text:style-name="P17">Text: How California fights fires from the skies</text:p>
      <text:p text:style-name="P17"/>
      <text:p text:style-name="P17">Cal Fire has its own fleet of aircraft operating from 14 airfields and 11 helicopter bases across the state that can reach most fires within about 20 minutes. The three main components of the fleet are tactical planes, airtankers and helicopters. All have specific roles but work together as a unit to combat fires.[Media]Map showing multiple flight paths of firefighting aircraft around the Palisades Fire in Los Angeles.</text:p>
      <text:p text:style-name="P17"/>
      <text:p text:style-name="P17">2025-01-10T17:05:57</text:p>
      <text:p text:style-name="P17">-------</text:p>
      <text:p text:style-name="P17">Message from @tassagency_en</text:p>
      <text:p text:style-name="P17">Date and Time: 2025-01-11 06:27:16</text:p>
      <text:p text:style-name="P17">Link: https://t.me/c/1654562332/44071</text:p>
      <text:p text:style-name="P17">Text: At least 11 people have died as a result of the fires in Los Angeles County, California, CNN reported.</text:p>
      <text:p text:style-name="P17"/>
      <text:p text:style-name="P17">According to the report, five people died in the Palisades fire zone, and six more – in the Eaton fire zone.</text:p>
      <text:p text:style-name="P17"/>
      <text:p text:style-name="P17">Currently, six wildfires are raging in Los Angeles County, covering a total area of 15,200 hectares. The two largest fires – Eaton and Palisades – have been contained by only 3% and 8%, respectively.</text:p>
      <text:p text:style-name="P17">-------</text:p>
      <text:p text:style-name="P17">Message from @tassagency_en</text:p>
      <text:p text:style-name="P17">Date and Time: 2025-01-11 07:24:20</text:p>
      <text:p text:style-name="P17">Link: https://t.me/c/1654562332/44073</text:p>
      <text:p text:style-name="P17">Text: 📷 TASS special correspondent, Roscosmos cosmonaut Ivan Vagner photographed the fires in California from the ISS.</text:p>
      <text:p text:style-name="P17"/>
      <text:p text:style-name="P17">Photo: Ivan Vagner / Roscosmos/ TASS</text:p>
      <text:p text:style-name="P17"/>
      <text:p text:style-name="P17">#TASSonISS</text:p>
      <text:p text:style-name="P17">-------</text:p>
      <text:p text:style-name="P17">Message from @reuters_news_agency</text:p>
      <text:p text:style-name="P17">Date and Time: 2025-01-11 10:09:38</text:p>
      <text:p text:style-name="P17">Link: https://t.me/c/1157324126/193505</text:p>
      <text:p text:style-name="P17">Text: Hollywood celebrities clear their closets for fire aid</text:p>
      <text:p text:style-name="P17"/>
      <text:p text:style-name="P17">When wildfires destroyed parts of Los Angeles this week, real estate agent Jenna Cooper started asking friends for clothing and other items to help people in need.</text:p>
      <text:p text:style-name="P17"/>
      <text:p text:style-name="P17"><text:soft-page-break/>Her request spread quickly through a network of powerful women. Actors including Sharon Stone and Halle Berry responded, providing sweaters, shoes, clothing, handbags, belts, pajamas and more pulled from their own collections.</text:p>
      <text:p text:style-name="P17"/>
      <text:p text:style-name="P17">"I'm packing up my entire closet," Berry wrote on Instagram. "If you live in the Southern California area, I urge you to do the same. This is something we can do right now."</text:p>
      <text:p text:style-name="P17"/>
      <text:p text:style-name="P17">2025-01-11T04:49:19</text:p>
      <text:p text:style-name="P17">-------</text:p>
      <text:p text:style-name="P17">Message from @tassagency_en</text:p>
      <text:p text:style-name="P17">Date and Time: 2025-01-11 17:40:49</text:p>
      <text:p text:style-name="P17">Link: https://t.me/c/1654562332/44095</text:p>
      <text:p text:style-name="P17">Text: ❗️The evacuation orders in the Los Angeles area, which experiences several severe wildfires, cover approximately 153,000 people, Los Angeles County Sheriff Robert Luna announced during a press conference.</text:p>
      <text:p text:style-name="P17"/>
      <text:p text:style-name="P17">According to the sheriff, potential evacuation notification remains active for 166,000 people. He added that fire still poses a threat for 57,000 buildings and noted that the cause of wildfires is being investigated with FBI's involvement.</text:p>
      <text:p text:style-name="P17"/>
      <text:p text:style-name="P17">He confirmed that at least 11 people were killed in the wildfires, while 13 people are missing.</text:p>
      <text:p text:style-name="P17">-------</text:p>
      <text:p text:style-name="P17">Message from @reuters_news_agency</text:p>
      <text:p text:style-name="P17">Date and Time: 2025-01-11 18:11:10</text:p>
      <text:p text:style-name="P17">Link: https://t.me/c/1157324126/193526</text:p>
      <text:p text:style-name="P17">Text: Los Angeles wildfire switches direction, posing new threat</text:p>
      <text:p text:style-name="P17"/>
      <text:p text:style-name="P17">The largest of the raging wildfires that have devastated parts of Los Angeles this week was reported to have shifted direction on Saturday, triggering more evacuation orders and posing a new challenge to exhausted firefighters.</text:p>
      <text:p text:style-name="P17"/>
      <text:p text:style-name="P17">Six simultaneous blazes that have ripped across Los Angeles County neighborhoods since Tuesday have killed at least 11 people and damaged or destroyed 10,000 structures. The toll is expected to mount when firefighters are able to conduct house-to-house searches.</text:p>
      <text:p text:style-name="P17"/>
      <text:p text:style-name="P17">2025-01-10T12:20:30</text:p>
      <text:p text:style-name="P17">-------</text:p>
      <text:p text:style-name="P17">Message from @tassagency_en</text:p>
      <text:p text:style-name="P17">Date and Time: 2025-01-12 00:53:42</text:p>
      <text:p text:style-name="P17">Link: https://t.me/c/1654562332/44103</text:p>
      <text:p text:style-name="P17">Text: At least 13 people have died as a result of fires that rage in Los Angeles County, California, NBC reported.</text:p>
      <text:p text:style-name="P17"/>
      <text:p text:style-name="P17">According to the broadcaster, eight people died in the Eaton fire area, while another five lost their lives in Palisades. Earlier, County Sheriff Robert Luna reported 11 fatalities and 13 people missing.</text:p>
      <text:p text:style-name="P17">-------</text:p>
      <text:p text:style-name="P17">Message from @reuters_news_agency</text:p>
      <text:p text:style-name="P17">Date and Time: 2025-01-12 02:11:02</text:p>
      <text:p text:style-name="P17">Link: https://t.me/c/1157324126/193550</text:p>
      <text:p text:style-name="P17">Text: See Pacific Palisades before and after the devastating Los Angeles fires</text:p>
      <text:p text:style-name="P17"/>
      <text:p text:style-name="P17"><text:soft-page-break/>Before one of the most destructive fires in California history swept through, the Pacific Palisades neighborhood on Los Angeles' west side was filled with expensive homes fronted by green, well-tended landscaping and popular boutiques and cafes.</text:p>
      <text:p text:style-name="P17"/>
      <text:p text:style-name="P17">This week, the Palisades Fire leveled much of it to blackened rubble. To see what has been lost, a Reuters video journalist visited the neighborhood on Friday to retrace the path taken by a YouTube travel influencer couple who made a video last year of a walking tour, which is being reproduced with their permission.</text:p>
      <text:p text:style-name="P17"/>
      <text:p text:style-name="P17">2025-01-11T20:21:16</text:p>
      <text:p text:style-name="P17">-------</text:p>
      <text:p text:style-name="P17">Message from @reuters_news_agency</text:p>
      <text:p text:style-name="P17">Date and Time: 2025-01-12 05:51:26</text:p>
      <text:p text:style-name="P17">Link: https://t.me/c/1157324126/193565</text:p>
      <text:p text:style-name="P17">Text: Animal rescuers care for LA fire evacuees - dogs, donkeys, horses</text:p>
      <text:p text:style-name="P17"/>
      <text:p text:style-name="P17">The pitbull mix arrived at Pasadena Humane covered in ash, his paw pads ulcerated from walking on fire debris, his lungs choked with smoke. A good Samaritan found the dog lying in rubble in Altadena, wrapped him in a blanket and brought him to the shelter.</text:p>
      <text:p text:style-name="P17"/>
      <text:p text:style-name="P17">Still too weak to walk Saturday, Canela was reunited with his owner - thanks to CNN’s coverage of the act of kindness. The injured pet continues to receive medical treatment and is one of more than 400 animals that have arrived at the Pasadena facility since the Southern California wildfires began last Tuesday.</text:p>
      <text:p text:style-name="P17"/>
      <text:p text:style-name="P17">2025-01-12T01:51:01</text:p>
      <text:p text:style-name="P17">-------</text:p>
      <text:p text:style-name="P17">Message from @CNNBrkNews</text:p>
      <text:p text:style-name="P17">Date and Time: 2025-01-12 17:10:47</text:p>
      <text:p text:style-name="P17">Link: https://t.me/c/1432836798/8080</text:p>
      <text:p text:style-name="P17">Text: ‌CNN Breaking News (Twitter)</text:p>
      <text:p text:style-name="P17"/>
      <text:p text:style-name="P17">Fire chief warns of "very high" fire threat as shifting conditions make it tricky for firefighters to get Los Angeles blazes fully contained. </text:p>
      <text:p text:style-name="P17"/>
      <text:p text:style-name="P17">Follow live updates. cnn.it/4aflH80</text:p>
      <text:p text:style-name="P17">-------</text:p>
      <text:p text:style-name="P17">Message from @reuters_news_agency</text:p>
      <text:p text:style-name="P17">Date and Time: 2025-01-12 18:12:39</text:p>
      <text:p text:style-name="P17">Link: https://t.me/c/1157324126/193606</text:p>
      <text:p text:style-name="P17">Text: Neighborhoods under threat as Los Angeles Palisades fire rages on</text:p>
      <text:p text:style-name="P17"/>
      <text:p text:style-name="P17">Firefighters were slowly making progress in their battle to contain the inferno that has burned wide areas of Los Angeles' Pacific Palisades neighborhood to the ground, but spreading flames and strong winds still threatened communities in the populous San Fernando Valley on Sunday.</text:p>
      <text:p text:style-name="P17"/>
      <text:p text:style-name="P17">Aircraft dropped water and fire retardant on steep hills to stem the eastward spread of the Palisades Fire and KTLA television reported that ground crews had managed to save a number of houses, although others were lost.</text:p>
      <text:p text:style-name="P17"/>
      <text:p text:style-name="P17">"LA County had another night of unimaginable terror and heartbreak," Los Angeles County Supervisor Lindsey Horvath said.</text:p>
      <text:p text:style-name="P17"><text:soft-page-break/></text:p>
      <text:p text:style-name="P17">2025-01-12T13:45:21</text:p>
      <text:p text:style-name="P17">-------</text:p>
      <text:p text:style-name="P17">Message from @reuters_news_agency</text:p>
      <text:p text:style-name="P17">Date and Time: 2025-01-12 18:12:56</text:p>
      <text:p text:style-name="P17">Link: https://t.me/c/1157324126/193617</text:p>
      <text:p text:style-name="P17">Text: LA Fires Updates: US military ready to respond</text:p>
      <text:p text:style-name="P17"/>
      <text:p text:style-name="P17">The flames have reduced whole neighborhoods to ruins.[Media]Pacific Palisades. REUTERS/David Ryder</text:p>
      <text:p text:style-name="P17"/>
      <text:p text:style-name="P17">2025-01-12T14:57:57</text:p>
      <text:p text:style-name="P17">-------</text:p>
      <text:p text:style-name="P17">Message from @CNNBrkNews</text:p>
      <text:p text:style-name="P17">Date and Time: 2025-01-13 01:55:22</text:p>
      <text:p text:style-name="P17">Link: https://t.me/c/1432836798/8081</text:p>
      <text:p text:style-name="P17">Text: ‌CNN Breaking News (Twitter)</text:p>
      <text:p text:style-name="P17"/>
      <text:p text:style-name="P17">Death toll in Los Angeles wildfires climbs to at least 24. Rising winds are expected to complicate firefighting efforts over the next few days. cnn.it/4hbTQYv</text:p>
      <text:p text:style-name="P17">-------</text:p>
      <text:p text:style-name="P17">Message from @tassagency_en</text:p>
      <text:p text:style-name="P17">Date and Time: 2025-01-13 17:37:14</text:p>
      <text:p text:style-name="P17">Link: https://t.me/c/1654562332/44178</text:p>
      <text:p text:style-name="P17">Text: Fires in California have affected an area larger than Paris, the California Department of Forestry and Fire Protection reported.</text:p>
      <text:p text:style-name="P17">-------</text:p>
      <text:p text:style-name="P17">Message from @reuters_news_agency</text:p>
      <text:p text:style-name="P17">Date and Time: 2025-01-13 18:14:19</text:p>
      <text:p text:style-name="P17">Link: https://t.me/c/1157324126/193683</text:p>
      <text:p text:style-name="P17">Text: LA blaze damage likely to be largest wildfire insured loss in US history</text:p>
      <text:p text:style-name="P17"/>
      <text:p text:style-name="P17">The Los Angeles wildfires, which have reduced entire neighborhoods to smoldering ruins and left an apocalyptic landscape, could become the costliest wildfires in U.S. history in terms of insured losses if analysts' estimates of up to $20 billion materialize.</text:p>
      <text:p text:style-name="P17"/>
      <text:p text:style-name="P17">Dangerously high winds were expected to resume on Monday in Los Angeles, potentially hampering efforts to extinguish two stubborn wildfires that have claimed the lives of at least two dozen people.</text:p>
      <text:p text:style-name="P17"/>
      <text:p text:style-name="P17">2025-01-13T17:35:48</text:p>
      <text:p text:style-name="P17">-------</text:p>
      <text:p text:style-name="P17">Message from @reuters_news_agency</text:p>
      <text:p text:style-name="P17">Date and Time: 2025-01-14 02:15:14</text:p>
      <text:p text:style-name="P17">Link: https://t.me/c/1157324126/193712</text:p>
      <text:p text:style-name="P17">Text: Mexican firefighters prepare to do battle with LA fires</text:p>
      <text:p text:style-name="P17"/>
      <text:p text:style-name="P17">A contingent of 72 Mexican firefighters received a briefing from U.S. fire officials on Monday alongside their American counterparts before heading out to help fight the wildfires plaguing Southern California.</text:p>
      <text:p text:style-name="P17"/>
      <text:p text:style-name="P17"><text:soft-page-break/>The group is made up of military specialists, including doctors, engineers and search and rescue personnel, as well as a group of firefighters from Mexico's equivalent of the U.S. Forest Service.</text:p>
      <text:p text:style-name="P17"/>
      <text:p text:style-name="P17">2025-01-13T21:52:28</text:p>
      <text:p text:style-name="P17">-------</text:p>
      <text:p text:style-name="P17">Message from @reuters_news_agency</text:p>
      <text:p text:style-name="P17">Date and Time: 2025-01-14 02:15:45</text:p>
      <text:p text:style-name="P17">Link: https://t.me/c/1157324126/193728</text:p>
      <text:p text:style-name="P17">Text: Search underway in Peru for trapped workers at small gold mine</text:p>
      <text:p text:style-name="P17"/>
      <text:p text:style-name="P17">Rescue workers in northern Peru were searching for trapped miners at a small gold mine on Monday , after the mine was allegedly attacked by suspected illegal miners, a local mayor said.</text:p>
      <text:p text:style-name="P17"/>
      <text:p text:style-name="P17">Segundo Armas, mayor of the Pataz district in the region of La Libertad, said that as many as 17 miners could be trapped at the small remote mine which collapsed after it was attacked on Sunday by "possibly rival miners."</text:p>
      <text:p text:style-name="P17"/>
      <text:p text:style-name="P17">The mayor was unable to confirm how many workers had been able to escape.</text:p>
      <text:p text:style-name="P17"/>
      <text:p text:style-name="P17">"The area is difficult to access and we are trying to confirm the number of those trapped," Armas said, adding that cellular service does not reach the mine.</text:p>
      <text:p text:style-name="P17"/>
      <text:p text:style-name="P17">2025-01-14T00:28:19</text:p>
      <text:p text:style-name="P17">-------</text:p>
      <text:p text:style-name="P17">Message from @tassagency_en</text:p>
      <text:p text:style-name="P17">Date and Time: 2025-01-14 07:43:12</text:p>
      <text:p text:style-name="P17">Link: https://t.me/c/1654562332/44212</text:p>
      <text:p text:style-name="P17">Text: ▶️ Economic losses from wildlife fires raging in the Los Angeles County of California are over $250 bln, AccuWeather reported.</text:p>
      <text:p text:style-name="P17"/>
      <text:p text:style-name="P17">"These fast-moving, wind-driven infernos have created one of the costliest wildfire disasters in modern US history,” said AccuWeather Chief Meteorologist Jonathan Porter. </text:p>
      <text:p text:style-name="P17"/>
      <text:p text:style-name="P17">The devastation left behind is heartbreaking, and the economic toll is staggering, the expert added.</text:p>
      <text:p text:style-name="P17"/>
      <text:p text:style-name="P17">Video: TASS/ALERTCalifornia/UC San Diego</text:p>
      <text:p text:style-name="P17">-------</text:p>
      <text:p text:style-name="P17">Message from @tassagency_en</text:p>
      <text:p text:style-name="P17">Date and Time: 2025-01-14 09:28:12</text:p>
      <text:p text:style-name="P17">Link: https://t.me/c/1654562332/44217</text:p>
      <text:p text:style-name="P17">Text: The scale of devastations from wildfires in California is above the damage from a nuclear strike, US President-elect Donald Trump said. <text:s/>The death toll might noticeably grow subsequently, he added.</text:p>
      <text:p text:style-name="P17">-------</text:p>
      <text:p text:style-name="P17">Message from @reuters_news_agency</text:p>
      <text:p text:style-name="P17">Date and Time: 2025-01-14 10:14:52</text:p>
      <text:p text:style-name="P17">Link: https://t.me/c/1157324126/193737</text:p>
      <text:p text:style-name="P17">Text: Benin festival seeks to dispel voodoo stereotypes</text:p>
      <text:p text:style-name="P17"/>
      <text:p text:style-name="P17">Modeste Zinsou, manager of Benin's Python Temple, gently drapes a live snake around a visitor's neck at the country's annual voodoo festival, as spectators learn about the reptiles' sacred connection to voodoo spirituality.</text:p>
      <text:p text:style-name="P17"><text:soft-page-break/></text:p>
      <text:p text:style-name="P17">Practitioners like Zinsou seek to combat negative stereotypes of voodoo, a 500-year-old religion that celebrates a rich pantheon of deities and spirits.</text:p>
      <text:p text:style-name="P17"/>
      <text:p text:style-name="P17">"Stop saying that voodoo is about dolls. Voodoo is spirituality. Voodoo is you, it's me. It's the air we breathe. It's the four elements, as we say: water, air, fire, and earth," Zinsou said.</text:p>
      <text:p text:style-name="P17"/>
      <text:p text:style-name="P17">Every January, the festival Vodun Days draws tourists and worshippers to the small Atlantic coast town of Ouidah, offering a varied programme of ceremonies, concerts and exhibitions.</text:p>
      <text:p text:style-name="P17"/>
      <text:p text:style-name="P17">2025-01-14T07:04:50</text:p>
      <text:p text:style-name="P17">-------</text:p>
      <text:p text:style-name="P17">Message from @reuters_news_agency</text:p>
      <text:p text:style-name="P17">Date and Time: 2025-01-14 18:38:05</text:p>
      <text:p text:style-name="P17">Link: https://t.me/c/1157324126/193806</text:p>
      <text:p text:style-name="P17">Text: Trump's Pentagon nominee Pete Hegseth slammed over remarks on women</text:p>
      <text:p text:style-name="P17"/>
      <text:p text:style-name="P17">President-elect Donald Trump's pick to lead the Pentagon, Pete Hegseth, came under fire during his confirmation hearing on Tuesday as Democrats railed against him and voiced deep concern about his inexperience, alleged drunkenness and past opposition to women in combat.</text:p>
      <text:p text:style-name="P17"/>
      <text:p text:style-name="P17">2025-01-14T11:13:26</text:p>
      <text:p text:style-name="P17">-------</text:p>
      <text:p text:style-name="P17">Message from @tassagency_en</text:p>
      <text:p text:style-name="P17">Date and Time: 2025-01-15 09:29:58</text:p>
      <text:p text:style-name="P17">Link: https://t.me/c/1654562332/44275</text:p>
      <text:p text:style-name="P17">Text: ▶️ Two new wildfires have broken out in southern California, Axios reports.</text:p>
      <text:p text:style-name="P17"/>
      <text:p text:style-name="P17">Video: TASS/Reuters/Spectee/Cal Fire</text:p>
      <text:p text:style-name="P17">-------</text:p>
      <text:p text:style-name="P17"><text:s text:c="3"/>Output: Here's an emotional text based on the provided posts:</text:p>
      <text:p text:style-name="P17"/>
      <text:p text:style-name="P17">"From space, it looks like an open wound on Earth's surface - angry red flames consuming the City of Angels. The devastating wildfires in Los Angeles have turned paradise into purgatory, with over 24 lives lost and countless dreams reduced to ashes.</text:p>
      <text:p text:style-name="P17"/>
      <text:p text:style-name="P17">Picture this: beloved family homes, from modest dwellings to celebrity mansions, all equal before the merciless wall of fire. The flames dance like demons across an area larger than Paris, leaving behind a moonscape of blackened rubble where green neighborhoods once stood. Each burning home is a lifetime of memories vanishing into smoke.</text:p>
      <text:p text:style-name="P17"/>
      <text:p text:style-name="P17">Dear Angelenos, if you're in the evacuation zones, please don't hesitate - leave now. To those watching from afar, remember that behind the staggering numbers - $250 billion in losses, 180,000 people displaced - are human stories of loss and resilience. Even in darkness, hope glimmers: firefighters battling exhaustion, neighbors helping neighbors, and everyday heroes rescuing injured animals from the inferno.</text:p>
      <text:p text:style-name="P17"/>
      <text:p text:style-name="P17">We are witnessing history's most destructive California fire, but also humanity's unwavering spirit in the face of disaster. Stay safe, stay strong, and if you can help - now is the time."</text:p>
      <text:p text:style-name="P17"/>
      <text:p text:style-name="P17"/>
      <text:p text:style-name="P17"/>
      <text:p text:style-name="P17"><text:soft-page-break/></text:p>
      <text:p text:style-name="P17"/>
      <text:p text:style-name="P17">21. gemini-1.5-pro:</text:p>
      <text:p text:style-name="P17"/>
      <text:p text:style-name="P17"/>
      <text:p text:style-name="P17"/>
      <text:p text:style-name="P17"/>
      <text:p text:style-name="P17"><text:s text:c="3"/>Prompt: prompt1.txt</text:p>
      <text:p text:style-name="P17"><text:s text:c="3"/>Thematic: thematics2.txt</text:p>
      <text:p text:style-name="P17"/>
      <text:p text:style-name="P17"><text:s text:c="3"/>Input: Write an emotional text based on the summary of posts below. Emphasize facts, research, and analytical conclusions. Include historical parallels and attempts to comprehend the current context. Divide the text into logical paragraphs and add specific numbers, dates, and examples. The text length should be between 1000 and 2000 characters.</text:p>
      <text:p text:style-name="P17">Example text format: Introduction with context description. Analysis of key factors. Historical perspective. Forecasts and conclusions.</text:p>
      <text:p text:style-name="P17">Here is example post to inherit style:</text:p>
      <text:p text:style-name="P17">“I'll continue to post these Fog of War Updates when possible to give more clarity.</text:p>
      <text:p text:style-name="P17"/>
      <text:p text:style-name="P17">I continue to stress that this is just an opinion and analysis, one can take it, or leave it.</text:p>
      <text:p text:style-name="P17"/>
      <text:p text:style-name="P17">The reason for the urgency of my past posts is this.</text:p>
      <text:p text:style-name="P17"/>
      <text:p text:style-name="P17">As we have all seen, every day continues to be worse than the day before.</text:p>
      <text:p text:style-name="P17"/>
      <text:p text:style-name="P17">Every day, Israel continues and escalates their push more and more.</text:p>
      <text:p text:style-name="P17"/>
      <text:p text:style-name="P17">The report that they will continue to expand to "Lebanese targets" just makes sense. It makes sense because I believe we have already seen that happen day after day.</text:p>
      <text:p text:style-name="P17"/>
      <text:p text:style-name="P17">With Hezbollah seeming to start depleting their stockpile, it also reinforces this idea.</text:p>
      <text:p text:style-name="P17"/>
      <text:p text:style-name="P17">Why would Israel stop now if all it may take for them is another few more days or a week of escalation until Hezbollah fully submits?</text:p>
      <text:p text:style-name="P17"/>
      <text:p text:style-name="P17">This escalation will be accompanied by an expansion of their targeting in Beirut and around the country.</text:p>
      <text:p text:style-name="P17"/>
      <text:p text:style-name="P17">The more pressure for them, the better.</text:p>
      <text:p text:style-name="P17"/>
      <text:p text:style-name="P17">Given this, the prepare for the worst warning means this:</text:p>
      <text:p text:style-name="P17"/>
      <text:p text:style-name="P17">Eventually, as this push continues to intensify and widen, the targeting may become too close to home. May hit near you.</text:p>
      <text:p text:style-name="P17"/>
      <text:p text:style-name="P17">Talks of a ceasefire have already died down, meaning this push will likely continue.</text:p>
      <text:p text:style-name="P17"/>
      <text:p text:style-name="P17">All I am saying is, please be careful.</text:p>
      <text:p text:style-name="P17"/>
      <text:p text:style-name="P17">I am so sorry, I just need to say what I see. That is the job I've given myself since this began. Take it, or leave it.”</text:p>
      <text:p text:style-name="P17">Posts to summarize content during analysis:</text:p>
      <text:p text:style-name="P17"><text:soft-page-break/>From 2024-10-17 14:55:54 to 2025-01-15 14:55:54</text:p>
      <text:p text:style-name="P17">Keywords: Bayrou</text:p>
      <text:p text:style-name="P17">Exclude words: </text:p>
      <text:p text:style-name="P17">Channels: @CNNBrkNews, @nytimes, @reuters_news_agency, @tassagency_en</text:p>
      <text:p text:style-name="P17">Message from @tassagency_en</text:p>
      <text:p text:style-name="P17">Date and Time: 2024-12-12 03:11:01</text:p>
      <text:p text:style-name="P17">Link: https://t.me/c/1654562332/42198</text:p>
      <text:p text:style-name="P17">Text: French President Emmanuel Macron is expected to appoint the country’s new prime minister later today, the Les Echos newspaper wrote citing a source. </text:p>
      <text:p text:style-name="P17"/>
      <text:p text:style-name="P17">According to the report, the announcement may be made when the president returns from his brief trip to Poland. </text:p>
      <text:p text:style-name="P17"/>
      <text:p text:style-name="P17">Among possible candidates, Les Echos named 73-year-old Francois Bayrou, the leader of the centrist Democratic Movement (MoDem) party; 38-year-old Defense Minister Sebastien Lecornu and Bernard Cazeneuve, 61, who served as prime minister during the final months of socialist Francois Hollande’s presidency.</text:p>
      <text:p text:style-name="P17">-------</text:p>
      <text:p text:style-name="P17">Message from @CNNBrkNews</text:p>
      <text:p text:style-name="P17">Date and Time: 2024-12-13 12:18:16</text:p>
      <text:p text:style-name="P17">Link: https://t.me/c/1432836798/7949</text:p>
      <text:p text:style-name="P17">Text: ‌CNN Breaking News (Twitter)</text:p>
      <text:p text:style-name="P17"/>
      <text:p text:style-name="P17">François Bayrou named as new French prime minister as President Emmanuel Macron tries to break political deadlock</text:p>
      <text:p text:style-name="P17">cnn.it/3OQTYRj</text:p>
      <text:p text:style-name="P17">-------</text:p>
      <text:p text:style-name="P17">Message from @tassagency_en</text:p>
      <text:p text:style-name="P17">Date and Time: 2024-12-13 12:28:38</text:p>
      <text:p text:style-name="P17">Link: https://t.me/c/1654562332/42309</text:p>
      <text:p text:style-name="P17">Text: French President Emmanuel Macron has appointed Francois Bayrou, leader of the centrist Democratic Movement political party, as the country’s new prime minister.</text:p>
      <text:p text:style-name="P17"/>
      <text:p text:style-name="P17">Bayrou, 73, succeeds Michel Barnier, who stepped down after France’s lower house passed a no-confidence vote against his cabinet.</text:p>
      <text:p text:style-name="P17">-------</text:p>
      <text:p text:style-name="P17">Message from @tassagency_en</text:p>
      <text:p text:style-name="P17">Date and Time: 2024-12-13 14:37:53</text:p>
      <text:p text:style-name="P17">Link: https://t.me/c/1654562332/42314</text:p>
      <text:p text:style-name="P17">Text: What is known about Francois Bayrou, 73, who has been appointed as French prime minister:</text:p>
      <text:p text:style-name="P17"/>
      <text:p text:style-name="P17">▪️He is a former justice minister and the leader of the centrist Democratic Movement party</text:p>
      <text:p text:style-name="P17"/>
      <text:p text:style-name="P17">▪️Media outlets describe him as a key political ally of French President Emmanuel Macron</text:p>
      <text:p text:style-name="P17"/>
      <text:p text:style-name="P17">▪️In January, he rejected an offer to take over Gabriel Attal's cabinet post</text:p>
      <text:p text:style-name="P17"/>
      <text:p text:style-name="P17">▪️According to the Liberation newspaper, Bayrou consistently refused offers to head the military and education ministries</text:p>
      <text:p text:style-name="P17"/>
      <text:p text:style-name="P17"><text:soft-page-break/>▪️The politician criticized the government, stating it does not understand how people live, as the cabinet includes “too many Parisians and not enough regional representatives,” making meaningful reforms impossible under these conditions</text:p>
      <text:p text:style-name="P17"/>
      <text:p text:style-name="P17">▪️Despite this, Bayrou is still regarded as one of the “pillars of French politics” and retains the full trust of the president</text:p>
      <text:p text:style-name="P17">-------</text:p>
      <text:p text:style-name="P17">Message from @reuters_news_agency</text:p>
      <text:p text:style-name="P17">Date and Time: 2024-12-13 16:35:12</text:p>
      <text:p text:style-name="P17">Link: https://t.me/c/1157324126/191606</text:p>
      <text:p text:style-name="P17">Text: Macron's new PM Bayrou faces 'long road' against fractious French parliament</text:p>
      <text:p text:style-name="P17"/>
      <text:p text:style-name="P17">French President Emmanuel Macron named key ally Francois Bayrou as his fourth prime minister of 2024 on Friday, but the scale of the challenge facing the veteran centrist was immediately clear as the Socialist Party refused to join his coalition government.</text:p>
      <text:p text:style-name="P17"/>
      <text:p text:style-name="P17">Bayrou, 73, gave a sober assessment of whether he could tame a hung parliament that ousted his predecessor, Michel Barnier, just last week.</text:p>
      <text:p text:style-name="P17"/>
      <text:p text:style-name="P17">"It is a long road, everyone knows that," he told reporters. "I am not the first to take a long road."</text:p>
      <text:p text:style-name="P17"/>
      <text:p text:style-name="P17">France's festering political malaise has raised doubts about whether Macron will complete his second presidential term until 2027.</text:p>
      <text:p text:style-name="P17"/>
      <text:p text:style-name="P17">2024-12-13T11:52:13</text:p>
      <text:p text:style-name="P17">-------</text:p>
      <text:p text:style-name="P17">Message from @tassagency_en</text:p>
      <text:p text:style-name="P17">Date and Time: 2024-12-13 20:00:35</text:p>
      <text:p text:style-name="P17">Link: https://t.me/c/1654562332/42346</text:p>
      <text:p text:style-name="P17">Text: ❗️ TASS News Roundup, December 13:</text:p>
      <text:p text:style-name="P17"/>
      <text:p text:style-name="P17">▪️French President Emmanuel Macron has appointed Francois Bayrou, leader of the centrist Democratic Movement political party, as the country’s new prime minister</text:p>
      <text:p text:style-name="P17"/>
      <text:p text:style-name="P17">▪️Russia is holding talks with the new Syrian authorities on preserving its two military bases, a source familiar with the talks has told TASS</text:p>
      <text:p text:style-name="P17"/>
      <text:p text:style-name="P17">▪️Russian forces liberated seven settlements in the course of the special military operation over the past week, the Russian defense ministry said</text:p>
      <text:p text:style-name="P17"/>
      <text:p text:style-name="P17">▪️Russia’s military carried out targeted strikes on crucial Ukrainian fuel and energy infrastructure facilities that ensure the operation of its defense enterprises, the Russian Defense Ministry said</text:p>
      <text:p text:style-name="P17"/>
      <text:p text:style-name="P17">▪️Russia’s media watchdog Roskomnadzor has restricted the access to the Viber messenger in the country for violating national law</text:p>
      <text:p text:style-name="P17"/>
      <text:p text:style-name="P17">▪️Georgian President Salome Zourabichvili has said that she has no intention of leaving her office after her presidential term expires on December 29</text:p>
      <text:p text:style-name="P17"/>
      <text:p text:style-name="P17">▪️Russian Sports Minister Mikhail Degtyarev was elected to the post of the president of the Russian Olympic Committee</text:p>
      <text:p text:style-name="P17"/>
      <text:p text:style-name="P17"><text:soft-page-break/>▪️The US military has successfully tested a conventional hypersonic missile in the state of Florida, the Pentagon said in a statement</text:p>
      <text:p text:style-name="P17"/>
      <text:p text:style-name="P17">▪️Six people died and 32 were injured in a fire at a private hospital in the Indian city of Dindigul</text:p>
      <text:p text:style-name="P17">-------</text:p>
      <text:p text:style-name="P17">Message from @nytimes</text:p>
      <text:p text:style-name="P17">Date and Time: 2024-12-13 20:35:12</text:p>
      <text:p text:style-name="P17">Link: https://t.me/c/1606432449/3296</text:p>
      <text:p text:style-name="P17">Text: Here are some of the stories we are covering from around the world:</text:p>
      <text:p text:style-name="P17"/>
      <text:p text:style-name="P17">Emmanuel Macron Appoints Key Ally as France’s New Prime Minister</text:p>
      <text:p text:style-name="P17"/>
      <text:p text:style-name="P17">President Emmanuel Macron of France tapped François Bayrou, a veteran centrist politician and one of his top allies, as the new prime minister, a move that few expect would stabilize the country's roiling politics.</text:p>
      <text:p text:style-name="P17"/>
      <text:p text:style-name="P17">The Syrian Upheaval Has Iranian Leaders Reeling, Too</text:p>
      <text:p text:style-name="P17"/>
      <text:p text:style-name="P17">For decades, Iran poured money and military aid into Syria, backing the Assad regime in its ambition to confront Israel. Now many Iranians are openly asking why.</text:p>
      <text:p text:style-name="P17"/>
      <text:p text:style-name="P17">Russia Hits Ukraine’s Energy Infrastructure in a Renewed Assault</text:p>
      <text:p text:style-name="P17"/>
      <text:p text:style-name="P17">﻿Russia launched a missile attack on Ukraine’s energy infrastructure early Friday, in an assault that President Volodymyr Zelensky described as “one of the largest strikes” on his country’s power facilities.</text:p>
      <text:p text:style-name="P17"/>
      <text:p text:style-name="P17">@nytimes</text:p>
      <text:p text:style-name="P17">-------</text:p>
      <text:p text:style-name="P17">Message from @reuters_news_agency</text:p>
      <text:p text:style-name="P17">Date and Time: 2024-12-15 00:10:00</text:p>
      <text:p text:style-name="P17">Link: https://t.me/c/1157324126/191683</text:p>
      <text:p text:style-name="P17">Text: New French PM Bayrou will meet far-right leader Le Pen on Monday</text:p>
      <text:p text:style-name="P17"/>
      <text:p text:style-name="P17">New French Prime Minister Francois Bayrou will meet with the heads of parliamentary groups on Monday and Tuesday, starting with Marine Le Pen of the far-right Rassemblement National, he told La Tribune Dimanche in an interview.</text:p>
      <text:p text:style-name="P17"/>
      <text:p text:style-name="P17">Bayrou, whose appointment on Friday made him the fourth person to serve as French prime minister this year, will be responsible for steering a 2025 budget through the fractious parliament. It was the same task that ultimately toppled his predecessor Michel Barnier, whose three-month tenure was the shortest in modern French history.</text:p>
      <text:p text:style-name="P17"/>
      <text:p text:style-name="P17">2024-12-14T22:01:59</text:p>
      <text:p text:style-name="P17">-------</text:p>
      <text:p text:style-name="P17">Message from @reuters_news_agency</text:p>
      <text:p text:style-name="P17">Date and Time: 2024-12-19 08:39:57</text:p>
      <text:p text:style-name="P17">Link: https://t.me/c/1157324126/192021</text:p>
      <text:p text:style-name="P17">Text: Nearly two thirds of French unhappy with Bayrou as PM, poll shows</text:p>
      <text:p text:style-name="P17"/>
      <text:p text:style-name="P17"><text:soft-page-break/>Some 64% of people in France are dissatisfied with the appointment of Francois Bayrou as prime minister, a poll on Thursday said, highlighting the challenges Bayrou faces to push through reforms and cut France's deficit.</text:p>
      <text:p text:style-name="P17"/>
      <text:p text:style-name="P17">The survey was conducted for Sud Radio by Ifop-Fiducial, and it polled 1,000 people over Dec. 17 and Dec. 18.</text:p>
      <text:p text:style-name="P17"/>
      <text:p text:style-name="P17">2024-12-19T06:03:08</text:p>
      <text:p text:style-name="P17">-------</text:p>
      <text:p text:style-name="P17">Message from @reuters_news_agency</text:p>
      <text:p text:style-name="P17">Date and Time: 2024-12-24 01:02:49</text:p>
      <text:p text:style-name="P17">Link: https://t.me/c/1157324126/192365</text:p>
      <text:p text:style-name="P17">Text: France unveils fresh government with budget battle looming</text:p>
      <text:p text:style-name="P17"/>
      <text:p text:style-name="P17">France unveiled a new government on Monday composed of former ministers and senior civil servants that Prime Minister Francois Bayrou will hope can oversee the passage of a 2025 budget and prevent a deepening of the country's crisis.</text:p>
      <text:p text:style-name="P17"/>
      <text:p text:style-name="P17">Eric Lombard, 66, the head of Caisse des Depots, the investment arm of the French government, became finance minister, working with Amélie de Montchalin as budget minister.</text:p>
      <text:p text:style-name="P17"/>
      <text:p text:style-name="P17">2024-12-23T10:01:00</text:p>
      <text:p text:style-name="P17">-------</text:p>
      <text:p text:style-name="P17">Message from @reuters_news_agency</text:p>
      <text:p text:style-name="P17">Date and Time: 2024-12-30 17:25:46</text:p>
      <text:p text:style-name="P17">Link: https://t.me/c/1157324126/192774</text:p>
      <text:p text:style-name="P17">Text: New French PM vows to restore power, ban shantytowns in storm-hit Mayotte</text:p>
      <text:p text:style-name="P17"/>
      <text:p text:style-name="P17">New French Prime Minister Francois Bayrou said on Monday that power will be restored to all households on the storm-ravaged Mayotte archipelago by the end of January, while the rebuilding of its shantytowns will not be permitted.</text:p>
      <text:p text:style-name="P17"/>
      <text:p text:style-name="P17">The slow pace of aid and delays in the arrival of clean water and electricity have angered residents of France's poorest overseas territory, located between Madagascar and Mozambique about 8,000 km (4,971 miles) from mainland France.</text:p>
      <text:p text:style-name="P17"/>
      <text:p text:style-name="P17">2024-12-30T15:59:34</text:p>
      <text:p text:style-name="P17">-------</text:p>
      <text:p text:style-name="P17">Message from @reuters_news_agency</text:p>
      <text:p text:style-name="P17">Date and Time: 2025-01-14 02:16:03</text:p>
      <text:p text:style-name="P17">Link: https://t.me/c/1157324126/193734</text:p>
      <text:p text:style-name="P17">Text: French PM's concessions on pensions eyed in key policy speech</text:p>
      <text:p text:style-name="P17"/>
      <text:p text:style-name="P17">French Prime Minister Francois Bayrou is expected to lay out in a speech on Tuesday the contours of a deal to water down pension reforms in return for support from the left on passing a budget.</text:p>
      <text:p text:style-name="P17"/>
      <text:p text:style-name="P17">The speech comes after a tumultuous 2024 for France when President Emmanuel Macron shocked the nation by calling early elections, only to lose his working majority in parliament just as the public finances went off track.</text:p>
      <text:p text:style-name="P17"/>
      <text:p text:style-name="P17"><text:soft-page-break/>Bayrou's government, which was formed last month after the collapse of his predecessor's administration, is trying to win assurances from some opposition parties and the Socialists in particular that they will not vote against its 2025 budget.</text:p>
      <text:p text:style-name="P17"/>
      <text:p text:style-name="P17">2025-01-14T01:04:02</text:p>
      <text:p text:style-name="P17">-------</text:p>
      <text:p text:style-name="P17">Message from @reuters_news_agency</text:p>
      <text:p text:style-name="P17">Date and Time: 2025-01-14 18:36:35</text:p>
      <text:p text:style-name="P17">Link: https://t.me/c/1157324126/193783</text:p>
      <text:p text:style-name="P17">Text: Key quotes from French Prime Minister Bayrou's parliamentary address</text:p>
      <text:p text:style-name="P17"/>
      <text:p text:style-name="P17">French Prime Minister Francois Bayrou on Tuesday told lawmakers that France was drowning in debt, but pledged to listen to ideas to renegotiate a landmark 2023 pension reform in a bid to win support from the left to pass the 2025 budget.</text:p>
      <text:p text:style-name="P17"/>
      <text:p text:style-name="P17">Below are some of the key quotes from his speech in parliament:</text:p>
      <text:p text:style-name="P17"/>
      <text:p text:style-name="P17">DEBT:</text:p>
      <text:p text:style-name="P17"/>
      <text:p text:style-name="P17">"There are countless causes for concern. However, there is one that emerges with glaring force: our country's over-indebtedness."</text:p>
      <text:p text:style-name="P17"/>
      <text:p text:style-name="P17">2025-01-14T16:37:39</text:p>
      <text:p text:style-name="P17">-------</text:p>
      <text:p text:style-name="P17">Message from @reuters_news_agency</text:p>
      <text:p text:style-name="P17">Date and Time: 2025-01-15 02:36:35</text:p>
      <text:p text:style-name="P17">Link: https://t.me/c/1157324126/193821</text:p>
      <text:p text:style-name="P17">Text: French Socialist Party raises threat of backing no-confidence vote against government</text:p>
      <text:p text:style-name="P17"/>
      <text:p text:style-name="P17">The French Socialist Party, whose support Francois Bayrou's minority government has been trying to secure for weeks, on Tuesday raised the threat of backing a no-confidence vote against the government later this week.</text:p>
      <text:p text:style-name="P17"/>
      <text:p text:style-name="P17">The Socialists, who voted down previous budget proposals in December in conjunction with far-right lawmakers and thereby precipitated the fall of Michel Barnier's government, have made concessions on the 2023 pension reform a condition for support.</text:p>
      <text:p text:style-name="P17"/>
      <text:p text:style-name="P17">2025-01-14T19:22:38</text:p>
      <text:p text:style-name="P17">-------</text:p>
      <text:p text:style-name="P17"><text:s text:c="3"/>Output: France's political landscape remains turbulent. <text:s/>After a tumultuous 2024, marked by snap elections and the loss of Macron's parliamentary majority, the country saw its fourth prime minister appointed within the year. <text:s/>Francois Bayrou, a 73-year-old centrist and key Macron ally, took office on December 13, 2024 (per @tassagency_en, @CNNBrkNews). <text:s/>His appointment, however, was met with widespread disapproval, with a December 17-18 Ifop-Fiducial poll for Sud Radio showing 64% dissatisfaction (@reuters_news_agency, 2024-12-19). <text:s/>This echoes historical patterns of instability in French politics, reminiscent of the frequent government changes during the Fourth Republic (1946-1958). <text:s/>Bayrou's immediate challenge is reminiscent of his predecessors: navigating a fractured parliament to pass the 2025 budget. This very issue led to the downfall of the previous PM, Michel Barnier, whose three-month tenure was the shortest in modern French history (@reuters_news_agency, 2024-12-15).</text:p>
      <text:p text:style-name="P17"/>
      <text:p text:style-name="P17"><text:soft-page-break/>Bayrou's strategy involves courting both the far-right (meeting with Marine Le Pen on December 16th, @reuters_news_agency) and the left, specifically the Socialist Party. <text:s/>His government, unveiled on December 23rd, includes figures like Eric Lombard as finance minister and Amélie de Montchalin as budget minister (@reuters_news_agency, 2024-12-24). Bayrou’s attempts to secure Socialist support hinge on potential concessions regarding the controversial 2023 pension reforms (@reuters_news_agency, 2025-01-14). <text:s/>This highlights the analytical conclusion that Macron's administration is willing to compromise on key policy to maintain power. <text:s/>However, the Socialists' threat on January 14, 2025, to support a no-confidence vote demonstrates the fragility of any potential agreement (@reuters_news_agency, 2025-01-15).</text:p>
      <text:p text:style-name="P17"/>
      <text:p text:style-name="P17">The underlying issue, as Bayrou himself stated in his parliamentary address on January 14th, is France's "over-indebtedness" (@reuters_news_agency, 2025-01-14). This fiscal reality constrains the government's options and adds another layer of complexity to the political crisis. <text:s/>The parallel with the economic challenges faced by France during the interwar period, albeit different in nature, underscores the cyclical nature of financial pressures influencing political instability. Looking forward, the success or failure of Bayrou's government will likely depend on his ability to broker a deal on the pension reforms. <text:s/>Failure to do so could result in yet another change of government, further deepening the political crisis and potentially triggering new elections, raising questions about the long-term stability of Macron's presidency.</text:p>
      <text:p text:style-name="P17"/>
      <text:p text:style-name="P17"/>
      <text:p text:style-name="P17"/>
      <text:p text:style-name="P17"/>
      <text:p text:style-name="P17"/>
      <text:p text:style-name="P17">22. o1-preview:</text:p>
      <text:p text:style-name="P17"/>
      <text:p text:style-name="P17"/>
      <text:p text:style-name="P17"/>
      <text:p text:style-name="P17"/>
      <text:p text:style-name="P17"><text:s text:c="3"/>Prompt: prompt1.txt</text:p>
      <text:p text:style-name="P17"><text:s text:c="3"/>Thematic: thematics2.txt</text:p>
      <text:p text:style-name="P17"/>
      <text:p text:style-name="P17"><text:s text:c="3"/>Input: Write an emotional text based on the summary of posts below. Emphasize facts, research, and analytical conclusions. Include historical parallels and attempts to comprehend the current context. Divide the text into logical paragraphs and add specific numbers, dates, and examples. The text length should be between 1000 and 2000 characters.</text:p>
      <text:p text:style-name="P17">Example text format: Introduction with context description. Analysis of key factors. Historical perspective. Forecasts and conclusions.</text:p>
      <text:p text:style-name="P17">Here is example post to inherit style:</text:p>
      <text:p text:style-name="P17">“I'll continue to post these Fog of War Updates when possible to give more clarity.</text:p>
      <text:p text:style-name="P17"/>
      <text:p text:style-name="P17">I continue to stress that this is just an opinion and analysis, one can take it, or leave it.</text:p>
      <text:p text:style-name="P17"/>
      <text:p text:style-name="P17">The reason for the urgency of my past posts is this.</text:p>
      <text:p text:style-name="P17"/>
      <text:p text:style-name="P17">As we have all seen, every day continues to be worse than the day before.</text:p>
      <text:p text:style-name="P17"/>
      <text:p text:style-name="P17">Every day, Israel continues and escalates their push more and more.</text:p>
      <text:p text:style-name="P17"/>
      <text:p text:style-name="P17">The report that they will continue to expand to "Lebanese targets" just makes sense. It makes sense because I believe we have already seen that happen day after day.</text:p>
      <text:p text:style-name="P17"/>
      <text:p text:style-name="P17"><text:soft-page-break/>With Hezbollah seeming to start depleting their stockpile, it also reinforces this idea.</text:p>
      <text:p text:style-name="P17"/>
      <text:p text:style-name="P17">Why would Israel stop now if all it may take for them is another few more days or a week of escalation until Hezbollah fully submits?</text:p>
      <text:p text:style-name="P17"/>
      <text:p text:style-name="P17">This escalation will be accompanied by an expansion of their targeting in Beirut and around the country.</text:p>
      <text:p text:style-name="P17"/>
      <text:p text:style-name="P17">The more pressure for them, the better.</text:p>
      <text:p text:style-name="P17"/>
      <text:p text:style-name="P17">Given this, the prepare for the worst warning means this:</text:p>
      <text:p text:style-name="P17"/>
      <text:p text:style-name="P17">Eventually, as this push continues to intensify and widen, the targeting may become too close to home. May hit near you.</text:p>
      <text:p text:style-name="P17"/>
      <text:p text:style-name="P17">Talks of a ceasefire have already died down, meaning this push will likely continue.</text:p>
      <text:p text:style-name="P17"/>
      <text:p text:style-name="P17">All I am saying is, please be careful.</text:p>
      <text:p text:style-name="P17"/>
      <text:p text:style-name="P17">I am so sorry, I just need to say what I see. That is the job I've given myself since this began. Take it, or leave it.”</text:p>
      <text:p text:style-name="P17">Posts to summarize content during analysis:</text:p>
      <text:p text:style-name="P17">From 2024-10-17 14:55:54 to 2025-01-15 14:55:54</text:p>
      <text:p text:style-name="P17">Keywords: Bayrou</text:p>
      <text:p text:style-name="P17">Exclude words: </text:p>
      <text:p text:style-name="P17">Channels: @CNNBrkNews, @nytimes, @reuters_news_agency, @tassagency_en</text:p>
      <text:p text:style-name="P17">Message from @tassagency_en</text:p>
      <text:p text:style-name="P17">Date and Time: 2024-12-12 03:11:01</text:p>
      <text:p text:style-name="P17">Link: https://t.me/c/1654562332/42198</text:p>
      <text:p text:style-name="P17">Text: French President Emmanuel Macron is expected to appoint the country’s new prime minister later today, the Les Echos newspaper wrote citing a source. </text:p>
      <text:p text:style-name="P17"/>
      <text:p text:style-name="P17">According to the report, the announcement may be made when the president returns from his brief trip to Poland. </text:p>
      <text:p text:style-name="P17"/>
      <text:p text:style-name="P17">Among possible candidates, Les Echos named 73-year-old Francois Bayrou, the leader of the centrist Democratic Movement (MoDem) party; 38-year-old Defense Minister Sebastien Lecornu and Bernard Cazeneuve, 61, who served as prime minister during the final months of socialist Francois Hollande’s presidency.</text:p>
      <text:p text:style-name="P17">-------</text:p>
      <text:p text:style-name="P17">Message from @CNNBrkNews</text:p>
      <text:p text:style-name="P17">Date and Time: 2024-12-13 12:18:16</text:p>
      <text:p text:style-name="P17">Link: https://t.me/c/1432836798/7949</text:p>
      <text:p text:style-name="P17">Text: ‌CNN Breaking News (Twitter)</text:p>
      <text:p text:style-name="P17"/>
      <text:p text:style-name="P17">François Bayrou named as new French prime minister as President Emmanuel Macron tries to break political deadlock</text:p>
      <text:p text:style-name="P17">cnn.it/3OQTYRj</text:p>
      <text:p text:style-name="P17">-------</text:p>
      <text:p text:style-name="P17">Message from @tassagency_en</text:p>
      <text:p text:style-name="P17">Date and Time: 2024-12-13 12:28:38</text:p>
      <text:p text:style-name="P17">Link: https://t.me/c/1654562332/42309</text:p>
      <text:p text:style-name="P17"><text:soft-page-break/>Text: French President Emmanuel Macron has appointed Francois Bayrou, leader of the centrist Democratic Movement political party, as the country’s new prime minister.</text:p>
      <text:p text:style-name="P17"/>
      <text:p text:style-name="P17">Bayrou, 73, succeeds Michel Barnier, who stepped down after France’s lower house passed a no-confidence vote against his cabinet.</text:p>
      <text:p text:style-name="P17">-------</text:p>
      <text:p text:style-name="P17">Message from @tassagency_en</text:p>
      <text:p text:style-name="P17">Date and Time: 2024-12-13 14:37:53</text:p>
      <text:p text:style-name="P17">Link: https://t.me/c/1654562332/42314</text:p>
      <text:p text:style-name="P17">Text: What is known about Francois Bayrou, 73, who has been appointed as French prime minister:</text:p>
      <text:p text:style-name="P17"/>
      <text:p text:style-name="P17">▪️He is a former justice minister and the leader of the centrist Democratic Movement party</text:p>
      <text:p text:style-name="P17"/>
      <text:p text:style-name="P17">▪️Media outlets describe him as a key political ally of French President Emmanuel Macron</text:p>
      <text:p text:style-name="P17"/>
      <text:p text:style-name="P17">▪️In January, he rejected an offer to take over Gabriel Attal's cabinet post</text:p>
      <text:p text:style-name="P17"/>
      <text:p text:style-name="P17">▪️According to the Liberation newspaper, Bayrou consistently refused offers to head the military and education ministries</text:p>
      <text:p text:style-name="P17"/>
      <text:p text:style-name="P17">▪️The politician criticized the government, stating it does not understand how people live, as the cabinet includes “too many Parisians and not enough regional representatives,” making meaningful reforms impossible under these conditions</text:p>
      <text:p text:style-name="P17"/>
      <text:p text:style-name="P17">▪️Despite this, Bayrou is still regarded as one of the “pillars of French politics” and retains the full trust of the president</text:p>
      <text:p text:style-name="P17">-------</text:p>
      <text:p text:style-name="P17">Message from @reuters_news_agency</text:p>
      <text:p text:style-name="P17">Date and Time: 2024-12-13 16:35:12</text:p>
      <text:p text:style-name="P17">Link: https://t.me/c/1157324126/191606</text:p>
      <text:p text:style-name="P17">Text: Macron's new PM Bayrou faces 'long road' against fractious French parliament</text:p>
      <text:p text:style-name="P17"/>
      <text:p text:style-name="P17">French President Emmanuel Macron named key ally Francois Bayrou as his fourth prime minister of 2024 on Friday, but the scale of the challenge facing the veteran centrist was immediately clear as the Socialist Party refused to join his coalition government.</text:p>
      <text:p text:style-name="P17"/>
      <text:p text:style-name="P17">Bayrou, 73, gave a sober assessment of whether he could tame a hung parliament that ousted his predecessor, Michel Barnier, just last week.</text:p>
      <text:p text:style-name="P17"/>
      <text:p text:style-name="P17">"It is a long road, everyone knows that," he told reporters. "I am not the first to take a long road."</text:p>
      <text:p text:style-name="P17"/>
      <text:p text:style-name="P17">France's festering political malaise has raised doubts about whether Macron will complete his second presidential term until 2027.</text:p>
      <text:p text:style-name="P17"/>
      <text:p text:style-name="P17">2024-12-13T11:52:13</text:p>
      <text:p text:style-name="P17">-------</text:p>
      <text:p text:style-name="P17">Message from @tassagency_en</text:p>
      <text:p text:style-name="P17">Date and Time: 2024-12-13 20:00:35</text:p>
      <text:p text:style-name="P17">Link: https://t.me/c/1654562332/42346</text:p>
      <text:p text:style-name="P17">Text: ❗️ TASS News Roundup, December 13:</text:p>
      <text:p text:style-name="P17"/>
      <text:p text:style-name="P17"><text:soft-page-break/>▪️French President Emmanuel Macron has appointed Francois Bayrou, leader of the centrist Democratic Movement political party, as the country’s new prime minister</text:p>
      <text:p text:style-name="P17"/>
      <text:p text:style-name="P17">▪️Russia is holding talks with the new Syrian authorities on preserving its two military bases, a source familiar with the talks has told TASS</text:p>
      <text:p text:style-name="P17"/>
      <text:p text:style-name="P17">▪️Russian forces liberated seven settlements in the course of the special military operation over the past week, the Russian defense ministry said</text:p>
      <text:p text:style-name="P17"/>
      <text:p text:style-name="P17">▪️Russia’s military carried out targeted strikes on crucial Ukrainian fuel and energy infrastructure facilities that ensure the operation of its defense enterprises, the Russian Defense Ministry said</text:p>
      <text:p text:style-name="P17"/>
      <text:p text:style-name="P17">▪️Russia’s media watchdog Roskomnadzor has restricted the access to the Viber messenger in the country for violating national law</text:p>
      <text:p text:style-name="P17"/>
      <text:p text:style-name="P17">▪️Georgian President Salome Zourabichvili has said that she has no intention of leaving her office after her presidential term expires on December 29</text:p>
      <text:p text:style-name="P17"/>
      <text:p text:style-name="P17">▪️Russian Sports Minister Mikhail Degtyarev was elected to the post of the president of the Russian Olympic Committee</text:p>
      <text:p text:style-name="P17"/>
      <text:p text:style-name="P17">▪️The US military has successfully tested a conventional hypersonic missile in the state of Florida, the Pentagon said in a statement</text:p>
      <text:p text:style-name="P17"/>
      <text:p text:style-name="P17">▪️Six people died and 32 were injured in a fire at a private hospital in the Indian city of Dindigul</text:p>
      <text:p text:style-name="P17">-------</text:p>
      <text:p text:style-name="P17">Message from @nytimes</text:p>
      <text:p text:style-name="P17">Date and Time: 2024-12-13 20:35:12</text:p>
      <text:p text:style-name="P17">Link: https://t.me/c/1606432449/3296</text:p>
      <text:p text:style-name="P17">Text: Here are some of the stories we are covering from around the world:</text:p>
      <text:p text:style-name="P17"/>
      <text:p text:style-name="P17">Emmanuel Macron Appoints Key Ally as France’s New Prime Minister</text:p>
      <text:p text:style-name="P17"/>
      <text:p text:style-name="P17">President Emmanuel Macron of France tapped François Bayrou, a veteran centrist politician and one of his top allies, as the new prime minister, a move that few expect would stabilize the country's roiling politics.</text:p>
      <text:p text:style-name="P17"/>
      <text:p text:style-name="P17">The Syrian Upheaval Has Iranian Leaders Reeling, Too</text:p>
      <text:p text:style-name="P17"/>
      <text:p text:style-name="P17">For decades, Iran poured money and military aid into Syria, backing the Assad regime in its ambition to confront Israel. Now many Iranians are openly asking why.</text:p>
      <text:p text:style-name="P17"/>
      <text:p text:style-name="P17">Russia Hits Ukraine’s Energy Infrastructure in a Renewed Assault</text:p>
      <text:p text:style-name="P17"/>
      <text:p text:style-name="P17">﻿Russia launched a missile attack on Ukraine’s energy infrastructure early Friday, in an assault that President Volodymyr Zelensky described as “one of the largest strikes” on his country’s power facilities.</text:p>
      <text:p text:style-name="P17"/>
      <text:p text:style-name="P17">@nytimes</text:p>
      <text:p text:style-name="P17">-------</text:p>
      <text:p text:style-name="P17">Message from @reuters_news_agency</text:p>
      <text:p text:style-name="P17">Date and Time: 2024-12-15 00:10:00</text:p>
      <text:p text:style-name="P17"><text:soft-page-break/>Link: https://t.me/c/1157324126/191683</text:p>
      <text:p text:style-name="P17">Text: New French PM Bayrou will meet far-right leader Le Pen on Monday</text:p>
      <text:p text:style-name="P17"/>
      <text:p text:style-name="P17">New French Prime Minister Francois Bayrou will meet with the heads of parliamentary groups on Monday and Tuesday, starting with Marine Le Pen of the far-right Rassemblement National, he told La Tribune Dimanche in an interview.</text:p>
      <text:p text:style-name="P17"/>
      <text:p text:style-name="P17">Bayrou, whose appointment on Friday made him the fourth person to serve as French prime minister this year, will be responsible for steering a 2025 budget through the fractious parliament. It was the same task that ultimately toppled his predecessor Michel Barnier, whose three-month tenure was the shortest in modern French history.</text:p>
      <text:p text:style-name="P17"/>
      <text:p text:style-name="P17">2024-12-14T22:01:59</text:p>
      <text:p text:style-name="P17">-------</text:p>
      <text:p text:style-name="P17">Message from @reuters_news_agency</text:p>
      <text:p text:style-name="P17">Date and Time: 2024-12-19 08:39:57</text:p>
      <text:p text:style-name="P17">Link: https://t.me/c/1157324126/192021</text:p>
      <text:p text:style-name="P17">Text: Nearly two thirds of French unhappy with Bayrou as PM, poll shows</text:p>
      <text:p text:style-name="P17"/>
      <text:p text:style-name="P17">Some 64% of people in France are dissatisfied with the appointment of Francois Bayrou as prime minister, a poll on Thursday said, highlighting the challenges Bayrou faces to push through reforms and cut France's deficit.</text:p>
      <text:p text:style-name="P17"/>
      <text:p text:style-name="P17">The survey was conducted for Sud Radio by Ifop-Fiducial, and it polled 1,000 people over Dec. 17 and Dec. 18.</text:p>
      <text:p text:style-name="P17"/>
      <text:p text:style-name="P17">2024-12-19T06:03:08</text:p>
      <text:p text:style-name="P17">-------</text:p>
      <text:p text:style-name="P17">Message from @reuters_news_agency</text:p>
      <text:p text:style-name="P17">Date and Time: 2024-12-24 01:02:49</text:p>
      <text:p text:style-name="P17">Link: https://t.me/c/1157324126/192365</text:p>
      <text:p text:style-name="P17">Text: France unveils fresh government with budget battle looming</text:p>
      <text:p text:style-name="P17"/>
      <text:p text:style-name="P17">France unveiled a new government on Monday composed of former ministers and senior civil servants that Prime Minister Francois Bayrou will hope can oversee the passage of a 2025 budget and prevent a deepening of the country's crisis.</text:p>
      <text:p text:style-name="P17"/>
      <text:p text:style-name="P17">Eric Lombard, 66, the head of Caisse des Depots, the investment arm of the French government, became finance minister, working with Amélie de Montchalin as budget minister.</text:p>
      <text:p text:style-name="P17"/>
      <text:p text:style-name="P17">2024-12-23T10:01:00</text:p>
      <text:p text:style-name="P17">-------</text:p>
      <text:p text:style-name="P17">Message from @reuters_news_agency</text:p>
      <text:p text:style-name="P17">Date and Time: 2024-12-30 17:25:46</text:p>
      <text:p text:style-name="P17">Link: https://t.me/c/1157324126/192774</text:p>
      <text:p text:style-name="P17">Text: New French PM vows to restore power, ban shantytowns in storm-hit Mayotte</text:p>
      <text:p text:style-name="P17"/>
      <text:p text:style-name="P17">New French Prime Minister Francois Bayrou said on Monday that power will be restored to all households on the storm-ravaged Mayotte archipelago by the end of January, while the rebuilding of its shantytowns will not be permitted.</text:p>
      <text:p text:style-name="P17"/>
      <text:p text:style-name="P17"><text:soft-page-break/>The slow pace of aid and delays in the arrival of clean water and electricity have angered residents of France's poorest overseas territory, located between Madagascar and Mozambique about 8,000 km (4,971 miles) from mainland France.</text:p>
      <text:p text:style-name="P17"/>
      <text:p text:style-name="P17">2024-12-30T15:59:34</text:p>
      <text:p text:style-name="P17">-------</text:p>
      <text:p text:style-name="P17">Message from @reuters_news_agency</text:p>
      <text:p text:style-name="P17">Date and Time: 2025-01-14 02:16:03</text:p>
      <text:p text:style-name="P17">Link: https://t.me/c/1157324126/193734</text:p>
      <text:p text:style-name="P17">Text: French PM's concessions on pensions eyed in key policy speech</text:p>
      <text:p text:style-name="P17"/>
      <text:p text:style-name="P17">French Prime Minister Francois Bayrou is expected to lay out in a speech on Tuesday the contours of a deal to water down pension reforms in return for support from the left on passing a budget.</text:p>
      <text:p text:style-name="P17"/>
      <text:p text:style-name="P17">The speech comes after a tumultuous 2024 for France when President Emmanuel Macron shocked the nation by calling early elections, only to lose his working majority in parliament just as the public finances went off track.</text:p>
      <text:p text:style-name="P17"/>
      <text:p text:style-name="P17">Bayrou's government, which was formed last month after the collapse of his predecessor's administration, is trying to win assurances from some opposition parties and the Socialists in particular that they will not vote against its 2025 budget.</text:p>
      <text:p text:style-name="P17"/>
      <text:p text:style-name="P17">2025-01-14T01:04:02</text:p>
      <text:p text:style-name="P17">-------</text:p>
      <text:p text:style-name="P17">Message from @reuters_news_agency</text:p>
      <text:p text:style-name="P17">Date and Time: 2025-01-14 18:36:35</text:p>
      <text:p text:style-name="P17">Link: https://t.me/c/1157324126/193783</text:p>
      <text:p text:style-name="P17">Text: Key quotes from French Prime Minister Bayrou's parliamentary address</text:p>
      <text:p text:style-name="P17"/>
      <text:p text:style-name="P17">French Prime Minister Francois Bayrou on Tuesday told lawmakers that France was drowning in debt, but pledged to listen to ideas to renegotiate a landmark 2023 pension reform in a bid to win support from the left to pass the 2025 budget.</text:p>
      <text:p text:style-name="P17"/>
      <text:p text:style-name="P17">Below are some of the key quotes from his speech in parliament:</text:p>
      <text:p text:style-name="P17"/>
      <text:p text:style-name="P17">DEBT:</text:p>
      <text:p text:style-name="P17"/>
      <text:p text:style-name="P17">"There are countless causes for concern. However, there is one that emerges with glaring force: our country's over-indebtedness."</text:p>
      <text:p text:style-name="P17"/>
      <text:p text:style-name="P17">2025-01-14T16:37:39</text:p>
      <text:p text:style-name="P17">-------</text:p>
      <text:p text:style-name="P17">Message from @reuters_news_agency</text:p>
      <text:p text:style-name="P17">Date and Time: 2025-01-15 02:36:35</text:p>
      <text:p text:style-name="P17">Link: https://t.me/c/1157324126/193821</text:p>
      <text:p text:style-name="P17">Text: French Socialist Party raises threat of backing no-confidence vote against government</text:p>
      <text:p text:style-name="P17"/>
      <text:p text:style-name="P17">The French Socialist Party, whose support Francois Bayrou's minority government has been trying to secure for weeks, on Tuesday raised the threat of backing a no-confidence vote against the government later this week.</text:p>
      <text:p text:style-name="P17"/>
      <text:p text:style-name="P17"><text:soft-page-break/>The Socialists, who voted down previous budget proposals in December in conjunction with far-right lawmakers and thereby precipitated the fall of Michel Barnier's government, have made concessions on the 2023 pension reform a condition for support.</text:p>
      <text:p text:style-name="P17"/>
      <text:p text:style-name="P17">2025-01-14T19:22:38</text:p>
      <text:p text:style-name="P17">-------</text:p>
      <text:p text:style-name="P17"><text:s text:c="3"/>Output: I'll continue to share my insights to provide clarity during these uncertain times.</text:p>
      <text:p text:style-name="P17"/>
      <text:p text:style-name="P17">I need to emphasize that this is just my analysis; you can take it or leave it.</text:p>
      <text:p text:style-name="P17"/>
      <text:p text:style-name="P17">The urgency of my message is driven by recent political shifts in France.</text:p>
      <text:p text:style-name="P17"/>
      <text:p text:style-name="P17">On December 13, 2024, President Emmanuel Macron appointed François Bayrou, the 73-year-old leader of the centrist Democratic Movement (MoDem) party, as France's new Prime Minister.</text:p>
      <text:p text:style-name="P17"/>
      <text:p text:style-name="P17">This came after Michel Barnier stepped down following a no-confidence vote passed by the lower house.</text:p>
      <text:p text:style-name="P17"/>
      <text:p text:style-name="P17">Bayrou's appointment marks the fourth Prime Minister in 2024, highlighting the political instability gripping France.</text:p>
      <text:p text:style-name="P17"/>
      <text:p text:style-name="P17">Despite being a long-time ally of Macron, Bayrou faces a daunting task.</text:p>
      <text:p text:style-name="P17"/>
      <text:p text:style-name="P17">His immediate challenge is to navigate a hung parliament and pass the 2025 budget.</text:p>
      <text:p text:style-name="P17"/>
      <text:p text:style-name="P17">The Socialist Party, crucial for securing a majority, has already signaled resistance.</text:p>
      <text:p text:style-name="P17"/>
      <text:p text:style-name="P17">On January 14, 2025, they threatened to back a no-confidence vote unless concessions are made on pension reforms.</text:p>
      <text:p text:style-name="P17"/>
      <text:p text:style-name="P17">Polls reflect public dissatisfaction; nearly 64% of the French population disapprove of Bayrou's appointment, according to an Ifop-Fiducial survey conducted on December 17 and 18.</text:p>
      <text:p text:style-name="P17"/>
      <text:p text:style-name="P17">Historically, France has grappled with governmental instability, but having four Prime Ministers in a single year is unprecedented in modern times.</text:p>
      <text:p text:style-name="P17"/>
      <text:p text:style-name="P17">This echoes the political turbulence of the Fourth Republic in the 1950s.</text:p>
      <text:p text:style-name="P17"/>
      <text:p text:style-name="P17">Bayrou's proposal to renegotiate the 2023 pension reform is a critical pivot.</text:p>
      <text:p text:style-name="P17"/>
      <text:p text:style-name="P17">Debt concerns loom large, as he stated, "Our country's over-indebtedness emerges with glaring force."</text:p>
      <text:p text:style-name="P17"/>
      <text:p text:style-name="P17">The situation in overseas territories like Mayotte, grappling with storm damage and infrastructure collapse, adds to the government's burdens.</text:p>
      <text:p text:style-name="P17"/>
      <text:p text:style-name="P17">Given these challenges, I foresee continued political strife in France.</text:p>
      <text:p text:style-name="P17"/>
      <text:p text:style-name="P17">Unless Bayrou can build consensus, there's a risk of further government collapse.</text:p>
      <text:p text:style-name="P17"/>
      <text:p text:style-name="P17">I urge everyone to stay informed and attentive to these developments.</text:p>
      <text:p text:style-name="P17"/>
      <text:p text:style-name="P17"><text:soft-page-break/>I share what I observe in hopes of shedding light on these complex times.</text:p>
      <text:p text:style-name="P17"/>
      <text:p text:style-name="P17">Take it, or leave it.</text:p>
      <text:p text:style-name="P17"/>
      <text:p text:style-name="P17"/>
      <text:p text:style-name="P17"/>
      <text:p text:style-name="P17"/>
      <text:p text:style-name="P17"/>
      <text:p text:style-name="P17">23. gpt-4o:</text:p>
      <text:p text:style-name="P17"/>
      <text:p text:style-name="P17"/>
      <text:p text:style-name="P17"/>
      <text:p text:style-name="P17"/>
      <text:p text:style-name="P17"><text:s text:c="3"/>Prompt: prompt1.txt</text:p>
      <text:p text:style-name="P17"><text:s text:c="3"/>Thematic: thematics2.txt</text:p>
      <text:p text:style-name="P17"/>
      <text:p text:style-name="P17"><text:s text:c="3"/>Input: Write an emotional text based on the summary of posts below. Emphasize facts, research, and analytical conclusions. Include historical parallels and attempts to comprehend the current context. Divide the text into logical paragraphs and add specific numbers, dates, and examples. The text length should be between 1000 and 2000 characters.</text:p>
      <text:p text:style-name="P17">Example text format: Introduction with context description. Analysis of key factors. Historical perspective. Forecasts and conclusions.</text:p>
      <text:p text:style-name="P17">Here is example post to inherit style:</text:p>
      <text:p text:style-name="P17">“I'll continue to post these Fog of War Updates when possible to give more clarity.</text:p>
      <text:p text:style-name="P17"/>
      <text:p text:style-name="P17">I continue to stress that this is just an opinion and analysis, one can take it, or leave it.</text:p>
      <text:p text:style-name="P17"/>
      <text:p text:style-name="P17">The reason for the urgency of my past posts is this.</text:p>
      <text:p text:style-name="P17"/>
      <text:p text:style-name="P17">As we have all seen, every day continues to be worse than the day before.</text:p>
      <text:p text:style-name="P17"/>
      <text:p text:style-name="P17">Every day, Israel continues and escalates their push more and more.</text:p>
      <text:p text:style-name="P17"/>
      <text:p text:style-name="P17">The report that they will continue to expand to "Lebanese targets" just makes sense. It makes sense because I believe we have already seen that happen day after day.</text:p>
      <text:p text:style-name="P17"/>
      <text:p text:style-name="P17">With Hezbollah seeming to start depleting their stockpile, it also reinforces this idea.</text:p>
      <text:p text:style-name="P17"/>
      <text:p text:style-name="P17">Why would Israel stop now if all it may take for them is another few more days or a week of escalation until Hezbollah fully submits?</text:p>
      <text:p text:style-name="P17"/>
      <text:p text:style-name="P17">This escalation will be accompanied by an expansion of their targeting in Beirut and around the country.</text:p>
      <text:p text:style-name="P17"/>
      <text:p text:style-name="P17">The more pressure for them, the better.</text:p>
      <text:p text:style-name="P17"/>
      <text:p text:style-name="P17">Given this, the prepare for the worst warning means this:</text:p>
      <text:p text:style-name="P17"/>
      <text:p text:style-name="P17">Eventually, as this push continues to intensify and widen, the targeting may become too close to home. May hit near you.</text:p>
      <text:p text:style-name="P17"/>
      <text:p text:style-name="P17">Talks of a ceasefire have already died down, meaning this push will likely continue.</text:p>
      <text:p text:style-name="P17"><text:soft-page-break/></text:p>
      <text:p text:style-name="P17">All I am saying is, please be careful.</text:p>
      <text:p text:style-name="P17"/>
      <text:p text:style-name="P17">I am so sorry, I just need to say what I see. That is the job I've given myself since this began. Take it, or leave it.”</text:p>
      <text:p text:style-name="P17">Posts to summarize content during analysis:</text:p>
      <text:p text:style-name="P17">From 2024-10-17 14:55:54 to 2025-01-15 14:55:54</text:p>
      <text:p text:style-name="P17">Keywords: Bayrou</text:p>
      <text:p text:style-name="P17">Exclude words: </text:p>
      <text:p text:style-name="P17">Channels: @CNNBrkNews, @nytimes, @reuters_news_agency, @tassagency_en</text:p>
      <text:p text:style-name="P17">Message from @tassagency_en</text:p>
      <text:p text:style-name="P17">Date and Time: 2024-12-12 03:11:01</text:p>
      <text:p text:style-name="P17">Link: https://t.me/c/1654562332/42198</text:p>
      <text:p text:style-name="P17">Text: French President Emmanuel Macron is expected to appoint the country’s new prime minister later today, the Les Echos newspaper wrote citing a source. </text:p>
      <text:p text:style-name="P17"/>
      <text:p text:style-name="P17">According to the report, the announcement may be made when the president returns from his brief trip to Poland. </text:p>
      <text:p text:style-name="P17"/>
      <text:p text:style-name="P17">Among possible candidates, Les Echos named 73-year-old Francois Bayrou, the leader of the centrist Democratic Movement (MoDem) party; 38-year-old Defense Minister Sebastien Lecornu and Bernard Cazeneuve, 61, who served as prime minister during the final months of socialist Francois Hollande’s presidency.</text:p>
      <text:p text:style-name="P17">-------</text:p>
      <text:p text:style-name="P17">Message from @CNNBrkNews</text:p>
      <text:p text:style-name="P17">Date and Time: 2024-12-13 12:18:16</text:p>
      <text:p text:style-name="P17">Link: https://t.me/c/1432836798/7949</text:p>
      <text:p text:style-name="P17">Text: ‌CNN Breaking News (Twitter)</text:p>
      <text:p text:style-name="P17"/>
      <text:p text:style-name="P17">François Bayrou named as new French prime minister as President Emmanuel Macron tries to break political deadlock</text:p>
      <text:p text:style-name="P17">cnn.it/3OQTYRj</text:p>
      <text:p text:style-name="P17">-------</text:p>
      <text:p text:style-name="P17">Message from @tassagency_en</text:p>
      <text:p text:style-name="P17">Date and Time: 2024-12-13 12:28:38</text:p>
      <text:p text:style-name="P17">Link: https://t.me/c/1654562332/42309</text:p>
      <text:p text:style-name="P17">Text: French President Emmanuel Macron has appointed Francois Bayrou, leader of the centrist Democratic Movement political party, as the country’s new prime minister.</text:p>
      <text:p text:style-name="P17"/>
      <text:p text:style-name="P17">Bayrou, 73, succeeds Michel Barnier, who stepped down after France’s lower house passed a no-confidence vote against his cabinet.</text:p>
      <text:p text:style-name="P17">-------</text:p>
      <text:p text:style-name="P17">Message from @tassagency_en</text:p>
      <text:p text:style-name="P17">Date and Time: 2024-12-13 14:37:53</text:p>
      <text:p text:style-name="P17">Link: https://t.me/c/1654562332/42314</text:p>
      <text:p text:style-name="P17">Text: What is known about Francois Bayrou, 73, who has been appointed as French prime minister:</text:p>
      <text:p text:style-name="P17"/>
      <text:p text:style-name="P17">▪️He is a former justice minister and the leader of the centrist Democratic Movement party</text:p>
      <text:p text:style-name="P17"/>
      <text:p text:style-name="P17">▪️Media outlets describe him as a key political ally of French President Emmanuel Macron</text:p>
      <text:p text:style-name="P17"/>
      <text:p text:style-name="P17">▪️In January, he rejected an offer to take over Gabriel Attal's cabinet post</text:p>
      <text:p text:style-name="P17"><text:soft-page-break/></text:p>
      <text:p text:style-name="P17">▪️According to the Liberation newspaper, Bayrou consistently refused offers to head the military and education ministries</text:p>
      <text:p text:style-name="P17"/>
      <text:p text:style-name="P17">▪️The politician criticized the government, stating it does not understand how people live, as the cabinet includes “too many Parisians and not enough regional representatives,” making meaningful reforms impossible under these conditions</text:p>
      <text:p text:style-name="P17"/>
      <text:p text:style-name="P17">▪️Despite this, Bayrou is still regarded as one of the “pillars of French politics” and retains the full trust of the president</text:p>
      <text:p text:style-name="P17">-------</text:p>
      <text:p text:style-name="P17">Message from @reuters_news_agency</text:p>
      <text:p text:style-name="P17">Date and Time: 2024-12-13 16:35:12</text:p>
      <text:p text:style-name="P17">Link: https://t.me/c/1157324126/191606</text:p>
      <text:p text:style-name="P17">Text: Macron's new PM Bayrou faces 'long road' against fractious French parliament</text:p>
      <text:p text:style-name="P17"/>
      <text:p text:style-name="P17">French President Emmanuel Macron named key ally Francois Bayrou as his fourth prime minister of 2024 on Friday, but the scale of the challenge facing the veteran centrist was immediately clear as the Socialist Party refused to join his coalition government.</text:p>
      <text:p text:style-name="P17"/>
      <text:p text:style-name="P17">Bayrou, 73, gave a sober assessment of whether he could tame a hung parliament that ousted his predecessor, Michel Barnier, just last week.</text:p>
      <text:p text:style-name="P17"/>
      <text:p text:style-name="P17">"It is a long road, everyone knows that," he told reporters. "I am not the first to take a long road."</text:p>
      <text:p text:style-name="P17"/>
      <text:p text:style-name="P17">France's festering political malaise has raised doubts about whether Macron will complete his second presidential term until 2027.</text:p>
      <text:p text:style-name="P17"/>
      <text:p text:style-name="P17">2024-12-13T11:52:13</text:p>
      <text:p text:style-name="P17">-------</text:p>
      <text:p text:style-name="P17">Message from @tassagency_en</text:p>
      <text:p text:style-name="P17">Date and Time: 2024-12-13 20:00:35</text:p>
      <text:p text:style-name="P17">Link: https://t.me/c/1654562332/42346</text:p>
      <text:p text:style-name="P17">Text: ❗️ TASS News Roundup, December 13:</text:p>
      <text:p text:style-name="P17"/>
      <text:p text:style-name="P17">▪️French President Emmanuel Macron has appointed Francois Bayrou, leader of the centrist Democratic Movement political party, as the country’s new prime minister</text:p>
      <text:p text:style-name="P17"/>
      <text:p text:style-name="P17">▪️Russia is holding talks with the new Syrian authorities on preserving its two military bases, a source familiar with the talks has told TASS</text:p>
      <text:p text:style-name="P17"/>
      <text:p text:style-name="P17">▪️Russian forces liberated seven settlements in the course of the special military operation over the past week, the Russian defense ministry said</text:p>
      <text:p text:style-name="P17"/>
      <text:p text:style-name="P17">▪️Russia’s military carried out targeted strikes on crucial Ukrainian fuel and energy infrastructure facilities that ensure the operation of its defense enterprises, the Russian Defense Ministry said</text:p>
      <text:p text:style-name="P17"/>
      <text:p text:style-name="P17">▪️Russia’s media watchdog Roskomnadzor has restricted the access to the Viber messenger in the country for violating national law</text:p>
      <text:p text:style-name="P17"/>
      <text:p text:style-name="P17">▪️Georgian President Salome Zourabichvili has said that she has no intention of leaving her office after her presidential term expires on December 29</text:p>
      <text:p text:style-name="P17"><text:soft-page-break/></text:p>
      <text:p text:style-name="P17">▪️Russian Sports Minister Mikhail Degtyarev was elected to the post of the president of the Russian Olympic Committee</text:p>
      <text:p text:style-name="P17"/>
      <text:p text:style-name="P17">▪️The US military has successfully tested a conventional hypersonic missile in the state of Florida, the Pentagon said in a statement</text:p>
      <text:p text:style-name="P17"/>
      <text:p text:style-name="P17">▪️Six people died and 32 were injured in a fire at a private hospital in the Indian city of Dindigul</text:p>
      <text:p text:style-name="P17">-------</text:p>
      <text:p text:style-name="P17">Message from @nytimes</text:p>
      <text:p text:style-name="P17">Date and Time: 2024-12-13 20:35:12</text:p>
      <text:p text:style-name="P17">Link: https://t.me/c/1606432449/3296</text:p>
      <text:p text:style-name="P17">Text: Here are some of the stories we are covering from around the world:</text:p>
      <text:p text:style-name="P17"/>
      <text:p text:style-name="P17">Emmanuel Macron Appoints Key Ally as France’s New Prime Minister</text:p>
      <text:p text:style-name="P17"/>
      <text:p text:style-name="P17">President Emmanuel Macron of France tapped François Bayrou, a veteran centrist politician and one of his top allies, as the new prime minister, a move that few expect would stabilize the country's roiling politics.</text:p>
      <text:p text:style-name="P17"/>
      <text:p text:style-name="P17">The Syrian Upheaval Has Iranian Leaders Reeling, Too</text:p>
      <text:p text:style-name="P17"/>
      <text:p text:style-name="P17">For decades, Iran poured money and military aid into Syria, backing the Assad regime in its ambition to confront Israel. Now many Iranians are openly asking why.</text:p>
      <text:p text:style-name="P17"/>
      <text:p text:style-name="P17">Russia Hits Ukraine’s Energy Infrastructure in a Renewed Assault</text:p>
      <text:p text:style-name="P17"/>
      <text:p text:style-name="P17">﻿Russia launched a missile attack on Ukraine’s energy infrastructure early Friday, in an assault that President Volodymyr Zelensky described as “one of the largest strikes” on his country’s power facilities.</text:p>
      <text:p text:style-name="P17"/>
      <text:p text:style-name="P17">@nytimes</text:p>
      <text:p text:style-name="P17">-------</text:p>
      <text:p text:style-name="P17">Message from @reuters_news_agency</text:p>
      <text:p text:style-name="P17">Date and Time: 2024-12-15 00:10:00</text:p>
      <text:p text:style-name="P17">Link: https://t.me/c/1157324126/191683</text:p>
      <text:p text:style-name="P17">Text: New French PM Bayrou will meet far-right leader Le Pen on Monday</text:p>
      <text:p text:style-name="P17"/>
      <text:p text:style-name="P17">New French Prime Minister Francois Bayrou will meet with the heads of parliamentary groups on Monday and Tuesday, starting with Marine Le Pen of the far-right Rassemblement National, he told La Tribune Dimanche in an interview.</text:p>
      <text:p text:style-name="P17"/>
      <text:p text:style-name="P17">Bayrou, whose appointment on Friday made him the fourth person to serve as French prime minister this year, will be responsible for steering a 2025 budget through the fractious parliament. It was the same task that ultimately toppled his predecessor Michel Barnier, whose three-month tenure was the shortest in modern French history.</text:p>
      <text:p text:style-name="P17"/>
      <text:p text:style-name="P17">2024-12-14T22:01:59</text:p>
      <text:p text:style-name="P17">-------</text:p>
      <text:p text:style-name="P17">Message from @reuters_news_agency</text:p>
      <text:p text:style-name="P17">Date and Time: 2024-12-19 08:39:57</text:p>
      <text:p text:style-name="P17">Link: https://t.me/c/1157324126/192021</text:p>
      <text:p text:style-name="P17"><text:soft-page-break/>Text: Nearly two thirds of French unhappy with Bayrou as PM, poll shows</text:p>
      <text:p text:style-name="P17"/>
      <text:p text:style-name="P17">Some 64% of people in France are dissatisfied with the appointment of Francois Bayrou as prime minister, a poll on Thursday said, highlighting the challenges Bayrou faces to push through reforms and cut France's deficit.</text:p>
      <text:p text:style-name="P17"/>
      <text:p text:style-name="P17">The survey was conducted for Sud Radio by Ifop-Fiducial, and it polled 1,000 people over Dec. 17 and Dec. 18.</text:p>
      <text:p text:style-name="P17"/>
      <text:p text:style-name="P17">2024-12-19T06:03:08</text:p>
      <text:p text:style-name="P17">-------</text:p>
      <text:p text:style-name="P17">Message from @reuters_news_agency</text:p>
      <text:p text:style-name="P17">Date and Time: 2024-12-24 01:02:49</text:p>
      <text:p text:style-name="P17">Link: https://t.me/c/1157324126/192365</text:p>
      <text:p text:style-name="P17">Text: France unveils fresh government with budget battle looming</text:p>
      <text:p text:style-name="P17"/>
      <text:p text:style-name="P17">France unveiled a new government on Monday composed of former ministers and senior civil servants that Prime Minister Francois Bayrou will hope can oversee the passage of a 2025 budget and prevent a deepening of the country's crisis.</text:p>
      <text:p text:style-name="P17"/>
      <text:p text:style-name="P17">Eric Lombard, 66, the head of Caisse des Depots, the investment arm of the French government, became finance minister, working with Amélie de Montchalin as budget minister.</text:p>
      <text:p text:style-name="P17"/>
      <text:p text:style-name="P17">2024-12-23T10:01:00</text:p>
      <text:p text:style-name="P17">-------</text:p>
      <text:p text:style-name="P17">Message from @reuters_news_agency</text:p>
      <text:p text:style-name="P17">Date and Time: 2024-12-30 17:25:46</text:p>
      <text:p text:style-name="P17">Link: https://t.me/c/1157324126/192774</text:p>
      <text:p text:style-name="P17">Text: New French PM vows to restore power, ban shantytowns in storm-hit Mayotte</text:p>
      <text:p text:style-name="P17"/>
      <text:p text:style-name="P17">New French Prime Minister Francois Bayrou said on Monday that power will be restored to all households on the storm-ravaged Mayotte archipelago by the end of January, while the rebuilding of its shantytowns will not be permitted.</text:p>
      <text:p text:style-name="P17"/>
      <text:p text:style-name="P17">The slow pace of aid and delays in the arrival of clean water and electricity have angered residents of France's poorest overseas territory, located between Madagascar and Mozambique about 8,000 km (4,971 miles) from mainland France.</text:p>
      <text:p text:style-name="P17"/>
      <text:p text:style-name="P17">2024-12-30T15:59:34</text:p>
      <text:p text:style-name="P17">-------</text:p>
      <text:p text:style-name="P17">Message from @reuters_news_agency</text:p>
      <text:p text:style-name="P17">Date and Time: 2025-01-14 02:16:03</text:p>
      <text:p text:style-name="P17">Link: https://t.me/c/1157324126/193734</text:p>
      <text:p text:style-name="P17">Text: French PM's concessions on pensions eyed in key policy speech</text:p>
      <text:p text:style-name="P17"/>
      <text:p text:style-name="P17">French Prime Minister Francois Bayrou is expected to lay out in a speech on Tuesday the contours of a deal to water down pension reforms in return for support from the left on passing a budget.</text:p>
      <text:p text:style-name="P17"/>
      <text:p text:style-name="P17">The speech comes after a tumultuous 2024 for France when President Emmanuel Macron shocked the nation by calling early elections, only to lose his working majority in parliament just as the public finances went off track.</text:p>
      <text:p text:style-name="P17"/>
      <text:p text:style-name="P17"><text:soft-page-break/>Bayrou's government, which was formed last month after the collapse of his predecessor's administration, is trying to win assurances from some opposition parties and the Socialists in particular that they will not vote against its 2025 budget.</text:p>
      <text:p text:style-name="P17"/>
      <text:p text:style-name="P17">2025-01-14T01:04:02</text:p>
      <text:p text:style-name="P17">-------</text:p>
      <text:p text:style-name="P17">Message from @reuters_news_agency</text:p>
      <text:p text:style-name="P17">Date and Time: 2025-01-14 18:36:35</text:p>
      <text:p text:style-name="P17">Link: https://t.me/c/1157324126/193783</text:p>
      <text:p text:style-name="P17">Text: Key quotes from French Prime Minister Bayrou's parliamentary address</text:p>
      <text:p text:style-name="P17"/>
      <text:p text:style-name="P17">French Prime Minister Francois Bayrou on Tuesday told lawmakers that France was drowning in debt, but pledged to listen to ideas to renegotiate a landmark 2023 pension reform in a bid to win support from the left to pass the 2025 budget.</text:p>
      <text:p text:style-name="P17"/>
      <text:p text:style-name="P17">Below are some of the key quotes from his speech in parliament:</text:p>
      <text:p text:style-name="P17"/>
      <text:p text:style-name="P17">DEBT:</text:p>
      <text:p text:style-name="P17"/>
      <text:p text:style-name="P17">"There are countless causes for concern. However, there is one that emerges with glaring force: our country's over-indebtedness."</text:p>
      <text:p text:style-name="P17"/>
      <text:p text:style-name="P17">2025-01-14T16:37:39</text:p>
      <text:p text:style-name="P17">-------</text:p>
      <text:p text:style-name="P17">Message from @reuters_news_agency</text:p>
      <text:p text:style-name="P17">Date and Time: 2025-01-15 02:36:35</text:p>
      <text:p text:style-name="P17">Link: https://t.me/c/1157324126/193821</text:p>
      <text:p text:style-name="P17">Text: French Socialist Party raises threat of backing no-confidence vote against government</text:p>
      <text:p text:style-name="P17"/>
      <text:p text:style-name="P17">The French Socialist Party, whose support Francois Bayrou's minority government has been trying to secure for weeks, on Tuesday raised the threat of backing a no-confidence vote against the government later this week.</text:p>
      <text:p text:style-name="P17"/>
      <text:p text:style-name="P17">The Socialists, who voted down previous budget proposals in December in conjunction with far-right lawmakers and thereby precipitated the fall of Michel Barnier's government, have made concessions on the 2023 pension reform a condition for support.</text:p>
      <text:p text:style-name="P17"/>
      <text:p text:style-name="P17">2025-01-14T19:22:38</text:p>
      <text:p text:style-name="P17">-------</text:p>
      <text:p text:style-name="P17"><text:s text:c="3"/>Output: In the volatile landscape of French politics, December 2024 marked a decisive shift with President Emmanuel Macron appointing François Bayrou, a veteran statesman and leader of the centrist Democratic Movement, as the new Prime Minister on December 13th. This move was a calculated attempt to break a political deadlock that had been festering for months. Bayrou succeeded Michel Barnier, who was ousted after a no-confidence vote by the lower house of parliament. This appointment set the stage for a tumultuous end to the year, laden with the challenges of managing a hung parliament and steering a fractured nation towards stability.</text:p>
      <text:p text:style-name="P17"/>
      <text:p text:style-name="P17">Bayrou stepped into a political arena fraught with complexity. The initial public reaction was far from welcoming, with nearly 64% of French citizens expressing dissatisfaction with his appointment, according to a poll conducted by Ifop-Fiducial. His tasks were Herculean: pushing through crucial reforms, including a contentious pension overhaul, and securing the passage of the 2025 budget in a parliament reluctant to cooperate. The Socialist Party, an essential partner for <text:soft-page-break/>legislative success, proved to be a thorny ally, often threatening and voting in conjunction with far-right factions to challenge the government’s authority.</text:p>
      <text:p text:style-name="P17"/>
      <text:p text:style-name="P17">Historically, Bayrou's return to the premiership is reminiscent of France’s recurring tussles with political instability, much like the Fifth Republic's early years, where successive governments floundered to maintain a working majority. The appointment of Bayrou could be likened to instances where veteran politicians were called upon to navigate through stormy political seas, such as during the late 20th century when figures like Jacques Chirac had to mediate between diverging political factions within a fragmented parliament.</text:p>
      <text:p text:style-name="P17"/>
      <text:p text:style-name="P17">As we look forward, the road ahead for Bayrou and his administration is strewn with uncertainty. The looming threat of no-confidence votes and the ongoing need for political compromise underscore the fragile state of French governance. Bayrou's concessions on pension reforms signal a pragmatic approach to securing vital legislative victories, but whether this will be enough to maintain political stability remains to be seen.</text:p>
      <text:p text:style-name="P17"/>
      <text:p text:style-name="P17">This narrative of France’s political scene serves as an urgent reminder of the inherent difficulties in maintaining democratic cohesion. With history as a guide and contemporary challenges as present reality, the Bayrou administration's ability to foster unity and implement reform will define not only their legacy but the trajectory of France’s political future.</text:p>
      <text:p text:style-name="P17"/>
      <text:p text:style-name="P17"/>
      <text:p text:style-name="P17"/>
      <text:p text:style-name="P17"/>
      <text:p text:style-name="P17"/>
      <text:p text:style-name="P17">24. o1-mini:</text:p>
      <text:p text:style-name="P17"/>
      <text:p text:style-name="P17"/>
      <text:p text:style-name="P17"/>
      <text:p text:style-name="P17"/>
      <text:p text:style-name="P17"><text:s text:c="3"/>Prompt: prompt1.txt</text:p>
      <text:p text:style-name="P17"><text:s text:c="3"/>Thematic: thematics2.txt</text:p>
      <text:p text:style-name="P17"/>
      <text:p text:style-name="P17"><text:s text:c="3"/>Input: Write an emotional text based on the summary of posts below. Emphasize facts, research, and analytical conclusions. Include historical parallels and attempts to comprehend the current context. Divide the text into logical paragraphs and add specific numbers, dates, and examples. The text length should be between 1000 and 2000 characters.</text:p>
      <text:p text:style-name="P17">Example text format: Introduction with context description. Analysis of key factors. Historical perspective. Forecasts and conclusions.</text:p>
      <text:p text:style-name="P17">Here is example post to inherit style:</text:p>
      <text:p text:style-name="P17">“I'll continue to post these Fog of War Updates when possible to give more clarity.</text:p>
      <text:p text:style-name="P17"/>
      <text:p text:style-name="P17">I continue to stress that this is just an opinion and analysis, one can take it, or leave it.</text:p>
      <text:p text:style-name="P17"/>
      <text:p text:style-name="P17">The reason for the urgency of my past posts is this.</text:p>
      <text:p text:style-name="P17"/>
      <text:p text:style-name="P17">As we have all seen, every day continues to be worse than the day before.</text:p>
      <text:p text:style-name="P17"/>
      <text:p text:style-name="P17">Every day, Israel continues and escalates their push more and more.</text:p>
      <text:p text:style-name="P17"/>
      <text:p text:style-name="P17">The report that they will continue to expand to "Lebanese targets" just makes sense. It makes sense because I believe we have already seen that happen day after day.</text:p>
      <text:p text:style-name="P17"><text:soft-page-break/></text:p>
      <text:p text:style-name="P17">With Hezbollah seeming to start depleting their stockpile, it also reinforces this idea.</text:p>
      <text:p text:style-name="P17"/>
      <text:p text:style-name="P17">Why would Israel stop now if all it may take for them is another few more days or a week of escalation until Hezbollah fully submits?</text:p>
      <text:p text:style-name="P17"/>
      <text:p text:style-name="P17">This escalation will be accompanied by an expansion of their targeting in Beirut and around the country.</text:p>
      <text:p text:style-name="P17"/>
      <text:p text:style-name="P17">The more pressure for them, the better.</text:p>
      <text:p text:style-name="P17"/>
      <text:p text:style-name="P17">Given this, the prepare for the worst warning means this:</text:p>
      <text:p text:style-name="P17"/>
      <text:p text:style-name="P17">Eventually, as this push continues to intensify and widen, the targeting may become too close to home. May hit near you.</text:p>
      <text:p text:style-name="P17"/>
      <text:p text:style-name="P17">Talks of a ceasefire have already died down, meaning this push will likely continue.</text:p>
      <text:p text:style-name="P17"/>
      <text:p text:style-name="P17">All I am saying is, please be careful.</text:p>
      <text:p text:style-name="P17"/>
      <text:p text:style-name="P17">I am so sorry, I just need to say what I see. That is the job I've given myself since this began. Take it, or leave it.”</text:p>
      <text:p text:style-name="P17">Posts to summarize content during analysis:</text:p>
      <text:p text:style-name="P17">From 2024-10-17 14:55:54 to 2025-01-15 14:55:54</text:p>
      <text:p text:style-name="P17">Keywords: Bayrou</text:p>
      <text:p text:style-name="P17">Exclude words: </text:p>
      <text:p text:style-name="P17">Channels: @CNNBrkNews, @nytimes, @reuters_news_agency, @tassagency_en</text:p>
      <text:p text:style-name="P17">Message from @tassagency_en</text:p>
      <text:p text:style-name="P17">Date and Time: 2024-12-12 03:11:01</text:p>
      <text:p text:style-name="P17">Link: https://t.me/c/1654562332/42198</text:p>
      <text:p text:style-name="P17">Text: French President Emmanuel Macron is expected to appoint the country’s new prime minister later today, the Les Echos newspaper wrote citing a source. </text:p>
      <text:p text:style-name="P17"/>
      <text:p text:style-name="P17">According to the report, the announcement may be made when the president returns from his brief trip to Poland. </text:p>
      <text:p text:style-name="P17"/>
      <text:p text:style-name="P17">Among possible candidates, Les Echos named 73-year-old Francois Bayrou, the leader of the centrist Democratic Movement (MoDem) party; 38-year-old Defense Minister Sebastien Lecornu and Bernard Cazeneuve, 61, who served as prime minister during the final months of socialist Francois Hollande’s presidency.</text:p>
      <text:p text:style-name="P17">-------</text:p>
      <text:p text:style-name="P17">Message from @CNNBrkNews</text:p>
      <text:p text:style-name="P17">Date and Time: 2024-12-13 12:18:16</text:p>
      <text:p text:style-name="P17">Link: https://t.me/c/1432836798/7949</text:p>
      <text:p text:style-name="P17">Text: ‌CNN Breaking News (Twitter)</text:p>
      <text:p text:style-name="P17"/>
      <text:p text:style-name="P17">François Bayrou named as new French prime minister as President Emmanuel Macron tries to break political deadlock</text:p>
      <text:p text:style-name="P17">cnn.it/3OQTYRj</text:p>
      <text:p text:style-name="P17">-------</text:p>
      <text:p text:style-name="P17">Message from @tassagency_en</text:p>
      <text:p text:style-name="P17">Date and Time: 2024-12-13 12:28:38</text:p>
      <text:p text:style-name="P17"><text:soft-page-break/>Link: https://t.me/c/1654562332/42309</text:p>
      <text:p text:style-name="P17">Text: French President Emmanuel Macron has appointed Francois Bayrou, leader of the centrist Democratic Movement political party, as the country’s new prime minister.</text:p>
      <text:p text:style-name="P17"/>
      <text:p text:style-name="P17">Bayrou, 73, succeeds Michel Barnier, who stepped down after France’s lower house passed a no-confidence vote against his cabinet.</text:p>
      <text:p text:style-name="P17">-------</text:p>
      <text:p text:style-name="P17">Message from @tassagency_en</text:p>
      <text:p text:style-name="P17">Date and Time: 2024-12-13 14:37:53</text:p>
      <text:p text:style-name="P17">Link: https://t.me/c/1654562332/42314</text:p>
      <text:p text:style-name="P17">Text: What is known about Francois Bayrou, 73, who has been appointed as French prime minister:</text:p>
      <text:p text:style-name="P17"/>
      <text:p text:style-name="P17">▪️He is a former justice minister and the leader of the centrist Democratic Movement party</text:p>
      <text:p text:style-name="P17"/>
      <text:p text:style-name="P17">▪️Media outlets describe him as a key political ally of French President Emmanuel Macron</text:p>
      <text:p text:style-name="P17"/>
      <text:p text:style-name="P17">▪️In January, he rejected an offer to take over Gabriel Attal's cabinet post</text:p>
      <text:p text:style-name="P17"/>
      <text:p text:style-name="P17">▪️According to the Liberation newspaper, Bayrou consistently refused offers to head the military and education ministries</text:p>
      <text:p text:style-name="P17"/>
      <text:p text:style-name="P17">▪️The politician criticized the government, stating it does not understand how people live, as the cabinet includes “too many Parisians and not enough regional representatives,” making meaningful reforms impossible under these conditions</text:p>
      <text:p text:style-name="P17"/>
      <text:p text:style-name="P17">▪️Despite this, Bayrou is still regarded as one of the “pillars of French politics” and retains the full trust of the president</text:p>
      <text:p text:style-name="P17">-------</text:p>
      <text:p text:style-name="P17">Message from @reuters_news_agency</text:p>
      <text:p text:style-name="P17">Date and Time: 2024-12-13 16:35:12</text:p>
      <text:p text:style-name="P17">Link: https://t.me/c/1157324126/191606</text:p>
      <text:p text:style-name="P17">Text: Macron's new PM Bayrou faces 'long road' against fractious French parliament</text:p>
      <text:p text:style-name="P17"/>
      <text:p text:style-name="P17">French President Emmanuel Macron named key ally Francois Bayrou as his fourth prime minister of 2024 on Friday, but the scale of the challenge facing the veteran centrist was immediately clear as the Socialist Party refused to join his coalition government.</text:p>
      <text:p text:style-name="P17"/>
      <text:p text:style-name="P17">Bayrou, 73, gave a sober assessment of whether he could tame a hung parliament that ousted his predecessor, Michel Barnier, just last week.</text:p>
      <text:p text:style-name="P17"/>
      <text:p text:style-name="P17">"It is a long road, everyone knows that," he told reporters. "I am not the first to take a long road."</text:p>
      <text:p text:style-name="P17"/>
      <text:p text:style-name="P17">France's festering political malaise has raised doubts about whether Macron will complete his second presidential term until 2027.</text:p>
      <text:p text:style-name="P17"/>
      <text:p text:style-name="P17">2024-12-13T11:52:13</text:p>
      <text:p text:style-name="P17">-------</text:p>
      <text:p text:style-name="P17">Message from @tassagency_en</text:p>
      <text:p text:style-name="P17">Date and Time: 2024-12-13 20:00:35</text:p>
      <text:p text:style-name="P17">Link: https://t.me/c/1654562332/42346</text:p>
      <text:p text:style-name="P17">Text: ❗️ TASS News Roundup, December 13:</text:p>
      <text:p text:style-name="P17"/>
      <text:p text:style-name="P17"><text:soft-page-break/>▪️French President Emmanuel Macron has appointed Francois Bayrou, leader of the centrist Democratic Movement political party, as the country’s new prime minister</text:p>
      <text:p text:style-name="P17"/>
      <text:p text:style-name="P17">▪️Russia is holding talks with the new Syrian authorities on preserving its two military bases, a source familiar with the talks has told TASS</text:p>
      <text:p text:style-name="P17"/>
      <text:p text:style-name="P17">▪️Russian forces liberated seven settlements in the course of the special military operation over the past week, the Russian defense ministry said</text:p>
      <text:p text:style-name="P17"/>
      <text:p text:style-name="P17">▪️Russia’s military carried out targeted strikes on crucial Ukrainian fuel and energy infrastructure facilities that ensure the operation of its defense enterprises, the Russian Defense Ministry said</text:p>
      <text:p text:style-name="P17"/>
      <text:p text:style-name="P17">▪️Russia’s media watchdog Roskomnadzor has restricted the access to the Viber messenger in the country for violating national law</text:p>
      <text:p text:style-name="P17"/>
      <text:p text:style-name="P17">▪️Georgian President Salome Zourabichvili has said that she has no intention of leaving her office after her presidential term expires on December 29</text:p>
      <text:p text:style-name="P17"/>
      <text:p text:style-name="P17">▪️Russian Sports Minister Mikhail Degtyarev was elected to the post of the president of the Russian Olympic Committee</text:p>
      <text:p text:style-name="P17"/>
      <text:p text:style-name="P17">▪️The US military has successfully tested a conventional hypersonic missile in the state of Florida, the Pentagon said in a statement</text:p>
      <text:p text:style-name="P17"/>
      <text:p text:style-name="P17">▪️Six people died and 32 were injured in a fire at a private hospital in the Indian city of Dindigul</text:p>
      <text:p text:style-name="P17">-------</text:p>
      <text:p text:style-name="P17">Message from @nytimes</text:p>
      <text:p text:style-name="P17">Date and Time: 2024-12-13 20:35:12</text:p>
      <text:p text:style-name="P17">Link: https://t.me/c/1606432449/3296</text:p>
      <text:p text:style-name="P17">Text: Here are some of the stories we are covering from around the world:</text:p>
      <text:p text:style-name="P17"/>
      <text:p text:style-name="P17">Emmanuel Macron Appoints Key Ally as France’s New Prime Minister</text:p>
      <text:p text:style-name="P17"/>
      <text:p text:style-name="P17">President Emmanuel Macron of France tapped François Bayrou, a veteran centrist politician and one of his top allies, as the new prime minister, a move that few expect would stabilize the country's roiling politics.</text:p>
      <text:p text:style-name="P17"/>
      <text:p text:style-name="P17">The Syrian Upheaval Has Iranian Leaders Reeling, Too</text:p>
      <text:p text:style-name="P17"/>
      <text:p text:style-name="P17">For decades, Iran poured money and military aid into Syria, backing the Assad regime in its ambition to confront Israel. Now many Iranians are openly asking why.</text:p>
      <text:p text:style-name="P17"/>
      <text:p text:style-name="P17">Russia Hits Ukraine’s Energy Infrastructure in a Renewed Assault</text:p>
      <text:p text:style-name="P17"/>
      <text:p text:style-name="P17">﻿Russia launched a missile attack on Ukraine’s energy infrastructure early Friday, in an assault that President Volodymyr Zelensky described as “one of the largest strikes” on his country’s power facilities.</text:p>
      <text:p text:style-name="P17"/>
      <text:p text:style-name="P17">@nytimes</text:p>
      <text:p text:style-name="P17">-------</text:p>
      <text:p text:style-name="P17">Message from @reuters_news_agency</text:p>
      <text:p text:style-name="P17">Date and Time: 2024-12-15 00:10:00</text:p>
      <text:p text:style-name="P17"><text:soft-page-break/>Link: https://t.me/c/1157324126/191683</text:p>
      <text:p text:style-name="P17">Text: New French PM Bayrou will meet far-right leader Le Pen on Monday</text:p>
      <text:p text:style-name="P17"/>
      <text:p text:style-name="P17">New French Prime Minister Francois Bayrou will meet with the heads of parliamentary groups on Monday and Tuesday, starting with Marine Le Pen of the far-right Rassemblement National, he told La Tribune Dimanche in an interview.</text:p>
      <text:p text:style-name="P17"/>
      <text:p text:style-name="P17">Bayrou, whose appointment on Friday made him the fourth person to serve as French prime minister this year, will be responsible for steering a 2025 budget through the fractious parliament. It was the same task that ultimately toppled his predecessor Michel Barnier, whose three-month tenure was the shortest in modern French history.</text:p>
      <text:p text:style-name="P17"/>
      <text:p text:style-name="P17">2024-12-14T22:01:59</text:p>
      <text:p text:style-name="P17">-------</text:p>
      <text:p text:style-name="P17">Message from @reuters_news_agency</text:p>
      <text:p text:style-name="P17">Date and Time: 2024-12-19 08:39:57</text:p>
      <text:p text:style-name="P17">Link: https://t.me/c/1157324126/192021</text:p>
      <text:p text:style-name="P17">Text: Nearly two thirds of French unhappy with Bayrou as PM, poll shows</text:p>
      <text:p text:style-name="P17"/>
      <text:p text:style-name="P17">Some 64% of people in France are dissatisfied with the appointment of Francois Bayrou as prime minister, a poll on Thursday said, highlighting the challenges Bayrou faces to push through reforms and cut France's deficit.</text:p>
      <text:p text:style-name="P17"/>
      <text:p text:style-name="P17">The survey was conducted for Sud Radio by Ifop-Fiducial, and it polled 1,000 people over Dec. 17 and Dec. 18.</text:p>
      <text:p text:style-name="P17"/>
      <text:p text:style-name="P17">2024-12-19T06:03:08</text:p>
      <text:p text:style-name="P17">-------</text:p>
      <text:p text:style-name="P17">Message from @reuters_news_agency</text:p>
      <text:p text:style-name="P17">Date and Time: 2024-12-24 01:02:49</text:p>
      <text:p text:style-name="P17">Link: https://t.me/c/1157324126/192365</text:p>
      <text:p text:style-name="P17">Text: France unveils fresh government with budget battle looming</text:p>
      <text:p text:style-name="P17"/>
      <text:p text:style-name="P17">France unveiled a new government on Monday composed of former ministers and senior civil servants that Prime Minister Francois Bayrou will hope can oversee the passage of a 2025 budget and prevent a deepening of the country's crisis.</text:p>
      <text:p text:style-name="P17"/>
      <text:p text:style-name="P17">Eric Lombard, 66, the head of Caisse des Depots, the investment arm of the French government, became finance minister, working with Amélie de Montchalin as budget minister.</text:p>
      <text:p text:style-name="P17"/>
      <text:p text:style-name="P17">2024-12-23T10:01:00</text:p>
      <text:p text:style-name="P17">-------</text:p>
      <text:p text:style-name="P17">Message from @reuters_news_agency</text:p>
      <text:p text:style-name="P17">Date and Time: 2024-12-30 17:25:46</text:p>
      <text:p text:style-name="P17">Link: https://t.me/c/1157324126/192774</text:p>
      <text:p text:style-name="P17">Text: New French PM vows to restore power, ban shantytowns in storm-hit Mayotte</text:p>
      <text:p text:style-name="P17"/>
      <text:p text:style-name="P17">New French Prime Minister Francois Bayrou said on Monday that power will be restored to all households on the storm-ravaged Mayotte archipelago by the end of January, while the rebuilding of its shantytowns will not be permitted.</text:p>
      <text:p text:style-name="P17"/>
      <text:p text:style-name="P17"><text:soft-page-break/>The slow pace of aid and delays in the arrival of clean water and electricity have angered residents of France's poorest overseas territory, located between Madagascar and Mozambique about 8,000 km (4,971 miles) from mainland France.</text:p>
      <text:p text:style-name="P17"/>
      <text:p text:style-name="P17">2024-12-30T15:59:34</text:p>
      <text:p text:style-name="P17">-------</text:p>
      <text:p text:style-name="P17">Message from @reuters_news_agency</text:p>
      <text:p text:style-name="P17">Date and Time: 2025-01-14 02:16:03</text:p>
      <text:p text:style-name="P17">Link: https://t.me/c/1157324126/193734</text:p>
      <text:p text:style-name="P17">Text: French PM's concessions on pensions eyed in key policy speech</text:p>
      <text:p text:style-name="P17"/>
      <text:p text:style-name="P17">French Prime Minister Francois Bayrou is expected to lay out in a speech on Tuesday the contours of a deal to water down pension reforms in return for support from the left on passing a budget.</text:p>
      <text:p text:style-name="P17"/>
      <text:p text:style-name="P17">The speech comes after a tumultuous 2024 for France when President Emmanuel Macron shocked the nation by calling early elections, only to lose his working majority in parliament just as the public finances went off track.</text:p>
      <text:p text:style-name="P17"/>
      <text:p text:style-name="P17">Bayrou's government, which was formed last month after the collapse of his predecessor's administration, is trying to win assurances from some opposition parties and the Socialists in particular that they will not vote against its 2025 budget.</text:p>
      <text:p text:style-name="P17"/>
      <text:p text:style-name="P17">2025-01-14T01:04:02</text:p>
      <text:p text:style-name="P17">-------</text:p>
      <text:p text:style-name="P17">Message from @reuters_news_agency</text:p>
      <text:p text:style-name="P17">Date and Time: 2025-01-14 18:36:35</text:p>
      <text:p text:style-name="P17">Link: https://t.me/c/1157324126/193783</text:p>
      <text:p text:style-name="P17">Text: Key quotes from French Prime Minister Bayrou's parliamentary address</text:p>
      <text:p text:style-name="P17"/>
      <text:p text:style-name="P17">French Prime Minister Francois Bayrou on Tuesday told lawmakers that France was drowning in debt, but pledged to listen to ideas to renegotiate a landmark 2023 pension reform in a bid to win support from the left to pass the 2025 budget.</text:p>
      <text:p text:style-name="P17"/>
      <text:p text:style-name="P17">Below are some of the key quotes from his speech in parliament:</text:p>
      <text:p text:style-name="P17"/>
      <text:p text:style-name="P17">DEBT:</text:p>
      <text:p text:style-name="P17"/>
      <text:p text:style-name="P17">"There are countless causes for concern. However, there is one that emerges with glaring force: our country's over-indebtedness."</text:p>
      <text:p text:style-name="P17"/>
      <text:p text:style-name="P17">2025-01-14T16:37:39</text:p>
      <text:p text:style-name="P17">-------</text:p>
      <text:p text:style-name="P17">Message from @reuters_news_agency</text:p>
      <text:p text:style-name="P17">Date and Time: 2025-01-15 02:36:35</text:p>
      <text:p text:style-name="P17">Link: https://t.me/c/1157324126/193821</text:p>
      <text:p text:style-name="P17">Text: French Socialist Party raises threat of backing no-confidence vote against government</text:p>
      <text:p text:style-name="P17"/>
      <text:p text:style-name="P17">The French Socialist Party, whose support Francois Bayrou's minority government has been trying to secure for weeks, on Tuesday raised the threat of backing a no-confidence vote against the government later this week.</text:p>
      <text:p text:style-name="P17"/>
      <text:p text:style-name="P17"><text:soft-page-break/>The Socialists, who voted down previous budget proposals in December in conjunction with far-right lawmakers and thereby precipitated the fall of Michel Barnier's government, have made concessions on the 2023 pension reform a condition for support.</text:p>
      <text:p text:style-name="P17"/>
      <text:p text:style-name="P17">2025-01-14T19:22:38</text:p>
      <text:p text:style-name="P17">-------</text:p>
      <text:p text:style-name="P17"><text:s text:c="3"/>Output: In the turbulent months spanning October 2024 to January 2025, France finds itself at a critical crossroads. The appointment of François Bayrou as Prime Minister on December 13, 2024, marked the fourth leadership change within a single year, reflecting a deepening political instability. At 73, Bayrou, a seasoned centrist and leader of the Democratic Movement (MoDem), inherited a fragmented parliament and a nation grappling with economic and social unrest.</text:p>
      <text:p text:style-name="P17"/>
      <text:p text:style-name="P17">Key factors contributing to this crisis include persistent budget deficits, growing national debt, and widespread public dissatisfaction. A December 19 poll revealed that 64% of French citizens disapproved of Bayrou's appointment, underscoring the immense challenges he faces in implementing necessary reforms. Bayrou's attempts to negotiate with both far-right and left-wing parties highlight the fractured political landscape, reminiscent of France's volatile Third Republic era, where frequent government collapses hindered effective governance.</text:p>
      <text:p text:style-name="P17"/>
      <text:p text:style-name="P17">Historically, France has endured periods of significant political upheaval, such as the 1968 protests and the instability of the early Fifth Republic. The current scenario echoes these times of intense division and the struggle to achieve consensus in policymaking. Bayrou's concessions on pension reforms and his commitment to restoring infrastructure in storm-hit Mayotte exemplify his efforts to bridge gaps, yet opposition from the Socialist Party threatens to derail his agenda once more.</text:p>
      <text:p text:style-name="P17"/>
      <text:p text:style-name="P17">Looking ahead, the forecast remains bleak as Bayrou navigates a hostile parliament and an economy under strain. The looming threat of another no-confidence vote by the Socialists could plunge France into further uncertainty, potentially delaying critical budgetary measures needed to stabilize the country. As January 2025 approaches, the nation's resilience will be tested against the backdrop of historical precedents, with the hope that effective leadership can emerge from the current fog of political turmoil.</text:p>
      <text:p text:style-name="P17"/>
      <text:p text:style-name="P17">Ultimately, France stands at a pivotal moment, striving to reconcile diverse political forces and address pressing socioeconomic issues. The outcome of Bayrou's tenure will not only shape the immediate future but also define the trajectory of French politics in the years to come.</text:p>
      <text:p text:style-name="P17"/>
      <text:p text:style-name="P17"/>
      <text:p text:style-name="P17"/>
      <text:p text:style-name="P17"/>
      <text:p text:style-name="P17"/>
      <text:p text:style-name="P17">25. claude-3-5-sonnet-latest:</text:p>
      <text:p text:style-name="P17"/>
      <text:p text:style-name="P17"/>
      <text:p text:style-name="P17"/>
      <text:p text:style-name="P17"/>
      <text:p text:style-name="P17"><text:s text:c="3"/>Prompt: prompt1.txt</text:p>
      <text:p text:style-name="P17"><text:s text:c="3"/>Thematic: thematics2.txt</text:p>
      <text:p text:style-name="P17"/>
      <text:p text:style-name="P17"><text:s text:c="3"/>Input: Write an emotional text based on the summary of posts below. Emphasize facts, research, and analytical conclusions. Include historical parallels and attempts to comprehend the current context. Divide the text into logical paragraphs and add specific numbers, dates, and examples. The text length should be between 1000 and 2000 characters.</text:p>
      <text:p text:style-name="P17"><text:soft-page-break/>Example text format: Introduction with context description. Analysis of key factors. Historical perspective. Forecasts and conclusions.</text:p>
      <text:p text:style-name="P17">Here is example post to inherit style:</text:p>
      <text:p text:style-name="P17">“I'll continue to post these Fog of War Updates when possible to give more clarity.</text:p>
      <text:p text:style-name="P17"/>
      <text:p text:style-name="P17">I continue to stress that this is just an opinion and analysis, one can take it, or leave it.</text:p>
      <text:p text:style-name="P17"/>
      <text:p text:style-name="P17">The reason for the urgency of my past posts is this.</text:p>
      <text:p text:style-name="P17"/>
      <text:p text:style-name="P17">As we have all seen, every day continues to be worse than the day before.</text:p>
      <text:p text:style-name="P17"/>
      <text:p text:style-name="P17">Every day, Israel continues and escalates their push more and more.</text:p>
      <text:p text:style-name="P17"/>
      <text:p text:style-name="P17">The report that they will continue to expand to "Lebanese targets" just makes sense. It makes sense because I believe we have already seen that happen day after day.</text:p>
      <text:p text:style-name="P17"/>
      <text:p text:style-name="P17">With Hezbollah seeming to start depleting their stockpile, it also reinforces this idea.</text:p>
      <text:p text:style-name="P17"/>
      <text:p text:style-name="P17">Why would Israel stop now if all it may take for them is another few more days or a week of escalation until Hezbollah fully submits?</text:p>
      <text:p text:style-name="P17"/>
      <text:p text:style-name="P17">This escalation will be accompanied by an expansion of their targeting in Beirut and around the country.</text:p>
      <text:p text:style-name="P17"/>
      <text:p text:style-name="P17">The more pressure for them, the better.</text:p>
      <text:p text:style-name="P17"/>
      <text:p text:style-name="P17">Given this, the prepare for the worst warning means this:</text:p>
      <text:p text:style-name="P17"/>
      <text:p text:style-name="P17">Eventually, as this push continues to intensify and widen, the targeting may become too close to home. May hit near you.</text:p>
      <text:p text:style-name="P17"/>
      <text:p text:style-name="P17">Talks of a ceasefire have already died down, meaning this push will likely continue.</text:p>
      <text:p text:style-name="P17"/>
      <text:p text:style-name="P17">All I am saying is, please be careful.</text:p>
      <text:p text:style-name="P17"/>
      <text:p text:style-name="P17">I am so sorry, I just need to say what I see. That is the job I've given myself since this began. Take it, or leave it.”</text:p>
      <text:p text:style-name="P17">Posts to summarize content during analysis:</text:p>
      <text:p text:style-name="P17">From 2024-10-17 14:55:54 to 2025-01-15 14:55:54</text:p>
      <text:p text:style-name="P17">Keywords: Bayrou</text:p>
      <text:p text:style-name="P17">Exclude words: </text:p>
      <text:p text:style-name="P17">Channels: @CNNBrkNews, @nytimes, @reuters_news_agency, @tassagency_en</text:p>
      <text:p text:style-name="P17">Message from @tassagency_en</text:p>
      <text:p text:style-name="P17">Date and Time: 2024-12-12 03:11:01</text:p>
      <text:p text:style-name="P17">Link: https://t.me/c/1654562332/42198</text:p>
      <text:p text:style-name="P17">Text: French President Emmanuel Macron is expected to appoint the country’s new prime minister later today, the Les Echos newspaper wrote citing a source. </text:p>
      <text:p text:style-name="P17"/>
      <text:p text:style-name="P17">According to the report, the announcement may be made when the president returns from his brief trip to Poland. </text:p>
      <text:p text:style-name="P17"/>
      <text:p text:style-name="P17"><text:soft-page-break/>Among possible candidates, Les Echos named 73-year-old Francois Bayrou, the leader of the centrist Democratic Movement (MoDem) party; 38-year-old Defense Minister Sebastien Lecornu and Bernard Cazeneuve, 61, who served as prime minister during the final months of socialist Francois Hollande’s presidency.</text:p>
      <text:p text:style-name="P17">-------</text:p>
      <text:p text:style-name="P17">Message from @CNNBrkNews</text:p>
      <text:p text:style-name="P17">Date and Time: 2024-12-13 12:18:16</text:p>
      <text:p text:style-name="P17">Link: https://t.me/c/1432836798/7949</text:p>
      <text:p text:style-name="P17">Text: ‌CNN Breaking News (Twitter)</text:p>
      <text:p text:style-name="P17"/>
      <text:p text:style-name="P17">François Bayrou named as new French prime minister as President Emmanuel Macron tries to break political deadlock</text:p>
      <text:p text:style-name="P17">cnn.it/3OQTYRj</text:p>
      <text:p text:style-name="P17">-------</text:p>
      <text:p text:style-name="P17">Message from @tassagency_en</text:p>
      <text:p text:style-name="P17">Date and Time: 2024-12-13 12:28:38</text:p>
      <text:p text:style-name="P17">Link: https://t.me/c/1654562332/42309</text:p>
      <text:p text:style-name="P17">Text: French President Emmanuel Macron has appointed Francois Bayrou, leader of the centrist Democratic Movement political party, as the country’s new prime minister.</text:p>
      <text:p text:style-name="P17"/>
      <text:p text:style-name="P17">Bayrou, 73, succeeds Michel Barnier, who stepped down after France’s lower house passed a no-confidence vote against his cabinet.</text:p>
      <text:p text:style-name="P17">-------</text:p>
      <text:p text:style-name="P17">Message from @tassagency_en</text:p>
      <text:p text:style-name="P17">Date and Time: 2024-12-13 14:37:53</text:p>
      <text:p text:style-name="P17">Link: https://t.me/c/1654562332/42314</text:p>
      <text:p text:style-name="P17">Text: What is known about Francois Bayrou, 73, who has been appointed as French prime minister:</text:p>
      <text:p text:style-name="P17"/>
      <text:p text:style-name="P17">▪️He is a former justice minister and the leader of the centrist Democratic Movement party</text:p>
      <text:p text:style-name="P17"/>
      <text:p text:style-name="P17">▪️Media outlets describe him as a key political ally of French President Emmanuel Macron</text:p>
      <text:p text:style-name="P17"/>
      <text:p text:style-name="P17">▪️In January, he rejected an offer to take over Gabriel Attal's cabinet post</text:p>
      <text:p text:style-name="P17"/>
      <text:p text:style-name="P17">▪️According to the Liberation newspaper, Bayrou consistently refused offers to head the military and education ministries</text:p>
      <text:p text:style-name="P17"/>
      <text:p text:style-name="P17">▪️The politician criticized the government, stating it does not understand how people live, as the cabinet includes “too many Parisians and not enough regional representatives,” making meaningful reforms impossible under these conditions</text:p>
      <text:p text:style-name="P17"/>
      <text:p text:style-name="P17">▪️Despite this, Bayrou is still regarded as one of the “pillars of French politics” and retains the full trust of the president</text:p>
      <text:p text:style-name="P17">-------</text:p>
      <text:p text:style-name="P17">Message from @reuters_news_agency</text:p>
      <text:p text:style-name="P17">Date and Time: 2024-12-13 16:35:12</text:p>
      <text:p text:style-name="P17">Link: https://t.me/c/1157324126/191606</text:p>
      <text:p text:style-name="P17">Text: Macron's new PM Bayrou faces 'long road' against fractious French parliament</text:p>
      <text:p text:style-name="P17"/>
      <text:p text:style-name="P17">French President Emmanuel Macron named key ally Francois Bayrou as his fourth prime minister of 2024 on Friday, but the scale of the challenge facing the veteran centrist was immediately clear as the Socialist Party refused to join his coalition government.</text:p>
      <text:p text:style-name="P17"><text:soft-page-break/></text:p>
      <text:p text:style-name="P17">Bayrou, 73, gave a sober assessment of whether he could tame a hung parliament that ousted his predecessor, Michel Barnier, just last week.</text:p>
      <text:p text:style-name="P17"/>
      <text:p text:style-name="P17">"It is a long road, everyone knows that," he told reporters. "I am not the first to take a long road."</text:p>
      <text:p text:style-name="P17"/>
      <text:p text:style-name="P17">France's festering political malaise has raised doubts about whether Macron will complete his second presidential term until 2027.</text:p>
      <text:p text:style-name="P17"/>
      <text:p text:style-name="P17">2024-12-13T11:52:13</text:p>
      <text:p text:style-name="P17">-------</text:p>
      <text:p text:style-name="P17">Message from @tassagency_en</text:p>
      <text:p text:style-name="P17">Date and Time: 2024-12-13 20:00:35</text:p>
      <text:p text:style-name="P17">Link: https://t.me/c/1654562332/42346</text:p>
      <text:p text:style-name="P17">Text: ❗️ TASS News Roundup, December 13:</text:p>
      <text:p text:style-name="P17"/>
      <text:p text:style-name="P17">▪️French President Emmanuel Macron has appointed Francois Bayrou, leader of the centrist Democratic Movement political party, as the country’s new prime minister</text:p>
      <text:p text:style-name="P17"/>
      <text:p text:style-name="P17">▪️Russia is holding talks with the new Syrian authorities on preserving its two military bases, a source familiar with the talks has told TASS</text:p>
      <text:p text:style-name="P17"/>
      <text:p text:style-name="P17">▪️Russian forces liberated seven settlements in the course of the special military operation over the past week, the Russian defense ministry said</text:p>
      <text:p text:style-name="P17"/>
      <text:p text:style-name="P17">▪️Russia’s military carried out targeted strikes on crucial Ukrainian fuel and energy infrastructure facilities that ensure the operation of its defense enterprises, the Russian Defense Ministry said</text:p>
      <text:p text:style-name="P17"/>
      <text:p text:style-name="P17">▪️Russia’s media watchdog Roskomnadzor has restricted the access to the Viber messenger in the country for violating national law</text:p>
      <text:p text:style-name="P17"/>
      <text:p text:style-name="P17">▪️Georgian President Salome Zourabichvili has said that she has no intention of leaving her office after her presidential term expires on December 29</text:p>
      <text:p text:style-name="P17"/>
      <text:p text:style-name="P17">▪️Russian Sports Minister Mikhail Degtyarev was elected to the post of the president of the Russian Olympic Committee</text:p>
      <text:p text:style-name="P17"/>
      <text:p text:style-name="P17">▪️The US military has successfully tested a conventional hypersonic missile in the state of Florida, the Pentagon said in a statement</text:p>
      <text:p text:style-name="P17"/>
      <text:p text:style-name="P17">▪️Six people died and 32 were injured in a fire at a private hospital in the Indian city of Dindigul</text:p>
      <text:p text:style-name="P17">-------</text:p>
      <text:p text:style-name="P17">Message from @nytimes</text:p>
      <text:p text:style-name="P17">Date and Time: 2024-12-13 20:35:12</text:p>
      <text:p text:style-name="P17">Link: https://t.me/c/1606432449/3296</text:p>
      <text:p text:style-name="P17">Text: Here are some of the stories we are covering from around the world:</text:p>
      <text:p text:style-name="P17"/>
      <text:p text:style-name="P17">Emmanuel Macron Appoints Key Ally as France’s New Prime Minister</text:p>
      <text:p text:style-name="P17"/>
      <text:p text:style-name="P17">President Emmanuel Macron of France tapped François Bayrou, a veteran centrist politician and one of his top allies, as the new prime minister, a move that few expect would stabilize the country's roiling politics.</text:p>
      <text:p text:style-name="P17"><text:soft-page-break/></text:p>
      <text:p text:style-name="P17">The Syrian Upheaval Has Iranian Leaders Reeling, Too</text:p>
      <text:p text:style-name="P17"/>
      <text:p text:style-name="P17">For decades, Iran poured money and military aid into Syria, backing the Assad regime in its ambition to confront Israel. Now many Iranians are openly asking why.</text:p>
      <text:p text:style-name="P17"/>
      <text:p text:style-name="P17">Russia Hits Ukraine’s Energy Infrastructure in a Renewed Assault</text:p>
      <text:p text:style-name="P17"/>
      <text:p text:style-name="P17">﻿Russia launched a missile attack on Ukraine’s energy infrastructure early Friday, in an assault that President Volodymyr Zelensky described as “one of the largest strikes” on his country’s power facilities.</text:p>
      <text:p text:style-name="P17"/>
      <text:p text:style-name="P17">@nytimes</text:p>
      <text:p text:style-name="P17">-------</text:p>
      <text:p text:style-name="P17">Message from @reuters_news_agency</text:p>
      <text:p text:style-name="P17">Date and Time: 2024-12-15 00:10:00</text:p>
      <text:p text:style-name="P17">Link: https://t.me/c/1157324126/191683</text:p>
      <text:p text:style-name="P17">Text: New French PM Bayrou will meet far-right leader Le Pen on Monday</text:p>
      <text:p text:style-name="P17"/>
      <text:p text:style-name="P17">New French Prime Minister Francois Bayrou will meet with the heads of parliamentary groups on Monday and Tuesday, starting with Marine Le Pen of the far-right Rassemblement National, he told La Tribune Dimanche in an interview.</text:p>
      <text:p text:style-name="P17"/>
      <text:p text:style-name="P17">Bayrou, whose appointment on Friday made him the fourth person to serve as French prime minister this year, will be responsible for steering a 2025 budget through the fractious parliament. It was the same task that ultimately toppled his predecessor Michel Barnier, whose three-month tenure was the shortest in modern French history.</text:p>
      <text:p text:style-name="P17"/>
      <text:p text:style-name="P17">2024-12-14T22:01:59</text:p>
      <text:p text:style-name="P17">-------</text:p>
      <text:p text:style-name="P17">Message from @reuters_news_agency</text:p>
      <text:p text:style-name="P17">Date and Time: 2024-12-19 08:39:57</text:p>
      <text:p text:style-name="P17">Link: https://t.me/c/1157324126/192021</text:p>
      <text:p text:style-name="P17">Text: Nearly two thirds of French unhappy with Bayrou as PM, poll shows</text:p>
      <text:p text:style-name="P17"/>
      <text:p text:style-name="P17">Some 64% of people in France are dissatisfied with the appointment of Francois Bayrou as prime minister, a poll on Thursday said, highlighting the challenges Bayrou faces to push through reforms and cut France's deficit.</text:p>
      <text:p text:style-name="P17"/>
      <text:p text:style-name="P17">The survey was conducted for Sud Radio by Ifop-Fiducial, and it polled 1,000 people over Dec. 17 and Dec. 18.</text:p>
      <text:p text:style-name="P17"/>
      <text:p text:style-name="P17">2024-12-19T06:03:08</text:p>
      <text:p text:style-name="P17">-------</text:p>
      <text:p text:style-name="P17">Message from @reuters_news_agency</text:p>
      <text:p text:style-name="P17">Date and Time: 2024-12-24 01:02:49</text:p>
      <text:p text:style-name="P17">Link: https://t.me/c/1157324126/192365</text:p>
      <text:p text:style-name="P17">Text: France unveils fresh government with budget battle looming</text:p>
      <text:p text:style-name="P17"/>
      <text:p text:style-name="P17">France unveiled a new government on Monday composed of former ministers and senior civil servants that Prime Minister Francois Bayrou will hope can oversee the passage of a 2025 budget and prevent a deepening of the country's crisis.</text:p>
      <text:p text:style-name="P17"><text:soft-page-break/></text:p>
      <text:p text:style-name="P17">Eric Lombard, 66, the head of Caisse des Depots, the investment arm of the French government, became finance minister, working with Amélie de Montchalin as budget minister.</text:p>
      <text:p text:style-name="P17"/>
      <text:p text:style-name="P17">2024-12-23T10:01:00</text:p>
      <text:p text:style-name="P17">-------</text:p>
      <text:p text:style-name="P17">Message from @reuters_news_agency</text:p>
      <text:p text:style-name="P17">Date and Time: 2024-12-30 17:25:46</text:p>
      <text:p text:style-name="P17">Link: https://t.me/c/1157324126/192774</text:p>
      <text:p text:style-name="P17">Text: New French PM vows to restore power, ban shantytowns in storm-hit Mayotte</text:p>
      <text:p text:style-name="P17"/>
      <text:p text:style-name="P17">New French Prime Minister Francois Bayrou said on Monday that power will be restored to all households on the storm-ravaged Mayotte archipelago by the end of January, while the rebuilding of its shantytowns will not be permitted.</text:p>
      <text:p text:style-name="P17"/>
      <text:p text:style-name="P17">The slow pace of aid and delays in the arrival of clean water and electricity have angered residents of France's poorest overseas territory, located between Madagascar and Mozambique about 8,000 km (4,971 miles) from mainland France.</text:p>
      <text:p text:style-name="P17"/>
      <text:p text:style-name="P17">2024-12-30T15:59:34</text:p>
      <text:p text:style-name="P17">-------</text:p>
      <text:p text:style-name="P17">Message from @reuters_news_agency</text:p>
      <text:p text:style-name="P17">Date and Time: 2025-01-14 02:16:03</text:p>
      <text:p text:style-name="P17">Link: https://t.me/c/1157324126/193734</text:p>
      <text:p text:style-name="P17">Text: French PM's concessions on pensions eyed in key policy speech</text:p>
      <text:p text:style-name="P17"/>
      <text:p text:style-name="P17">French Prime Minister Francois Bayrou is expected to lay out in a speech on Tuesday the contours of a deal to water down pension reforms in return for support from the left on passing a budget.</text:p>
      <text:p text:style-name="P17"/>
      <text:p text:style-name="P17">The speech comes after a tumultuous 2024 for France when President Emmanuel Macron shocked the nation by calling early elections, only to lose his working majority in parliament just as the public finances went off track.</text:p>
      <text:p text:style-name="P17"/>
      <text:p text:style-name="P17">Bayrou's government, which was formed last month after the collapse of his predecessor's administration, is trying to win assurances from some opposition parties and the Socialists in particular that they will not vote against its 2025 budget.</text:p>
      <text:p text:style-name="P17"/>
      <text:p text:style-name="P17">2025-01-14T01:04:02</text:p>
      <text:p text:style-name="P17">-------</text:p>
      <text:p text:style-name="P17">Message from @reuters_news_agency</text:p>
      <text:p text:style-name="P17">Date and Time: 2025-01-14 18:36:35</text:p>
      <text:p text:style-name="P17">Link: https://t.me/c/1157324126/193783</text:p>
      <text:p text:style-name="P17">Text: Key quotes from French Prime Minister Bayrou's parliamentary address</text:p>
      <text:p text:style-name="P17"/>
      <text:p text:style-name="P17">French Prime Minister Francois Bayrou on Tuesday told lawmakers that France was drowning in debt, but pledged to listen to ideas to renegotiate a landmark 2023 pension reform in a bid to win support from the left to pass the 2025 budget.</text:p>
      <text:p text:style-name="P17"/>
      <text:p text:style-name="P17">Below are some of the key quotes from his speech in parliament:</text:p>
      <text:p text:style-name="P17"/>
      <text:p text:style-name="P17">DEBT:</text:p>
      <text:p text:style-name="P17"/>
      <text:p text:style-name="P17"><text:soft-page-break/>"There are countless causes for concern. However, there is one that emerges with glaring force: our country's over-indebtedness."</text:p>
      <text:p text:style-name="P17"/>
      <text:p text:style-name="P17">2025-01-14T16:37:39</text:p>
      <text:p text:style-name="P17">-------</text:p>
      <text:p text:style-name="P17">Message from @reuters_news_agency</text:p>
      <text:p text:style-name="P17">Date and Time: 2025-01-15 02:36:35</text:p>
      <text:p text:style-name="P17">Link: https://t.me/c/1157324126/193821</text:p>
      <text:p text:style-name="P17">Text: French Socialist Party raises threat of backing no-confidence vote against government</text:p>
      <text:p text:style-name="P17"/>
      <text:p text:style-name="P17">The French Socialist Party, whose support Francois Bayrou's minority government has been trying to secure for weeks, on Tuesday raised the threat of backing a no-confidence vote against the government later this week.</text:p>
      <text:p text:style-name="P17"/>
      <text:p text:style-name="P17">The Socialists, who voted down previous budget proposals in December in conjunction with far-right lawmakers and thereby precipitated the fall of Michel Barnier's government, have made concessions on the 2023 pension reform a condition for support.</text:p>
      <text:p text:style-name="P17"/>
      <text:p text:style-name="P17">2025-01-14T19:22:38</text:p>
      <text:p text:style-name="P17">-------</text:p>
      <text:p text:style-name="P17"><text:s text:c="3"/>Output: Political Turbulence in France: A Critical Analysis of Bayrou's Premiership</text:p>
      <text:p text:style-name="P17"/>
      <text:p text:style-name="P17">In December 2024, France experienced another significant political shift as François Bayrou, the 73-year-old leader of the centrist Democratic Movement party, became the country's fourth prime minister of the year. This appointment came after Michel Barnier's government fell to a no-confidence vote, highlighting the ongoing political instability in France.</text:p>
      <text:p text:style-name="P17"/>
      <text:p text:style-name="P17">Bayrou's appointment reflects President Emmanuel Macron's attempts to navigate a complex political landscape. As a key political ally and former justice minister, Bayrou brings considerable experience to the role. However, early indicators suggest significant challenges ahead. A December poll by Ifop-Fiducial revealed that 64% of French citizens were dissatisfied with his appointment, demonstrating the uphill battle he faces in gaining public trust.</text:p>
      <text:p text:style-name="P17"/>
      <text:p text:style-name="P17">The historical context is particularly relevant. France's political system has rarely seen such rapid turnover in the prime minister's office, with Barnier's three-month tenure being the shortest in modern French history. This instability echoes the political volatility of the Fourth Republic (1946-1958), which saw frequent government changes.</text:p>
      <text:p text:style-name="P17"/>
      <text:p text:style-name="P17">The immediate challenges facing Bayrou's government are substantial. The primary task is passing the 2025 budget through a fractious parliament, the same challenge that led to his predecessor's downfall. In January 2025, Bayrou offered to renegotiate the controversial 2023 pension reforms to secure Socialist Party support, demonstrating the delicate balance required in France's current political environment.</text:p>
      <text:p text:style-name="P17"/>
      <text:p text:style-name="P17">Looking forward, the success of Bayrou's government remains uncertain. The Socialist Party's threat of supporting another no-confidence vote, combined with broad public disapproval, suggests that France's political instability may continue well into 2025. This situation raises serious questions about President Macron's ability to complete his second term, which extends to 2027.</text:p>
      <text:p text:style-name="P17"/>
      <text:p text:style-name="P17"/>
      <text:p text:style-name="P17"/>
      <text:p text:style-name="P17"/>
      <text:p text:style-name="P17"><text:soft-page-break/></text:p>
      <text:p text:style-name="P17">26. gemini-1.5-pro:</text:p>
      <text:p text:style-name="P17"/>
      <text:p text:style-name="P17"/>
      <text:p text:style-name="P17"/>
      <text:p text:style-name="P17"/>
      <text:p text:style-name="P17"><text:s text:c="3"/>Prompt: prompt1.txt</text:p>
      <text:p text:style-name="P17"><text:s text:c="3"/>Thematic: thematics1.txt</text:p>
      <text:p text:style-name="P17"/>
      <text:p text:style-name="P17"><text:s text:c="3"/>Input: Write an emotional text based on the summary of posts below. Emphasize facts, research, and analytical conclusions. Include historical parallels and attempts to comprehend the current context. Divide the text into logical paragraphs and add specific numbers, dates, and examples. The text length should be between 1000 and 2000 characters.</text:p>
      <text:p text:style-name="P17">Example text format: Introduction with context description. Analysis of key factors. Historical perspective. Forecasts and conclusions.</text:p>
      <text:p text:style-name="P17">Here is example post to inherit style:</text:p>
      <text:p text:style-name="P17">“I'll continue to post these Fog of War Updates when possible to give more clarity.</text:p>
      <text:p text:style-name="P17"/>
      <text:p text:style-name="P17">I continue to stress that this is just an opinion and analysis, one can take it, or leave it.</text:p>
      <text:p text:style-name="P17"/>
      <text:p text:style-name="P17">The reason for the urgency of my past posts is this.</text:p>
      <text:p text:style-name="P17"/>
      <text:p text:style-name="P17">As we have all seen, every day continues to be worse than the day before.</text:p>
      <text:p text:style-name="P17"/>
      <text:p text:style-name="P17">Every day, Israel continues and escalates their push more and more.</text:p>
      <text:p text:style-name="P17"/>
      <text:p text:style-name="P17">The report that they will continue to expand to "Lebanese targets" just makes sense. It makes sense because I believe we have already seen that happen day after day.</text:p>
      <text:p text:style-name="P17"/>
      <text:p text:style-name="P17">With Hezbollah seeming to start depleting their stockpile, it also reinforces this idea.</text:p>
      <text:p text:style-name="P17"/>
      <text:p text:style-name="P17">Why would Israel stop now if all it may take for them is another few more days or a week of escalation until Hezbollah fully submits?</text:p>
      <text:p text:style-name="P17"/>
      <text:p text:style-name="P17">This escalation will be accompanied by an expansion of their targeting in Beirut and around the country.</text:p>
      <text:p text:style-name="P17"/>
      <text:p text:style-name="P17">The more pressure for them, the better.</text:p>
      <text:p text:style-name="P17"/>
      <text:p text:style-name="P17">Given this, the prepare for the worst warning means this:</text:p>
      <text:p text:style-name="P17"/>
      <text:p text:style-name="P17">Eventually, as this push continues to intensify and widen, the targeting may become too close to home. May hit near you.</text:p>
      <text:p text:style-name="P17"/>
      <text:p text:style-name="P17">Talks of a ceasefire have already died down, meaning this push will likely continue.</text:p>
      <text:p text:style-name="P17"/>
      <text:p text:style-name="P17">All I am saying is, please be careful.</text:p>
      <text:p text:style-name="P17"/>
      <text:p text:style-name="P17">I am so sorry, I just need to say what I see. That is the job I've given myself since this began. Take it, or leave it.”</text:p>
      <text:p text:style-name="P17">Posts to summarize content during analysis:</text:p>
      <text:p text:style-name="P17">From 2025-01-06 15:38:54 to 2025-01-15 15:38:54</text:p>
      <text:p text:style-name="P17"><text:soft-page-break/>Keywords: Los Angeles, California, LA, Fire, Flame, Palisades, wildfire</text:p>
      <text:p text:style-name="P17">Exclude words: Palestinian, Israel, Mali, Ukraine, Russia, shot, Korea, Tula, shooting, hit, India, murder, Cuban, Iranian, Moscow, France, Czech</text:p>
      <text:p text:style-name="P17">Channels: @CNNBrkNews, @nytimes, @reuters_news_agency, @tassagency_en</text:p>
      <text:p text:style-name="P17">Message from @tassagency_en</text:p>
      <text:p text:style-name="P17">Date and Time: 2025-01-08 09:29:17</text:p>
      <text:p text:style-name="P17">Link: https://t.me/c/1654562332/43890</text:p>
      <text:p text:style-name="P17">Text: US Vice President Kamala Harris' Los Angeles home has been placed within an evacuation zone due to a wildfire in California, NBC News reported.</text:p>
      <text:p text:style-name="P17"/>
      <text:p text:style-name="P17">The 350-square-meter house, located in an upscale Los Angeles neighborhood, was purchased in 2012 by Kamala Harris' husband, attorney Douglas Emhoff. Actress Gwyneth Paltrow and basketball star LeBron James are her neighbors. The four-bedroom home, which features a pool, is just a 10-minute walk from the Getty Museum. In 2024, the property was valued at $5 million.</text:p>
      <text:p text:style-name="P17"/>
      <text:p text:style-name="P17">Earlier reports from US media indicated that the California wildfire has spread over 740 acres and continues to grow.</text:p>
      <text:p text:style-name="P17">-------</text:p>
      <text:p text:style-name="P17">Message from @CNNBrkNews</text:p>
      <text:p text:style-name="P17">Date and Time: 2025-01-08 17:02:42</text:p>
      <text:p text:style-name="P17">Link: https://t.me/c/1432836798/8060</text:p>
      <text:p text:style-name="P17">Text: CNN Breaking News (Twitter)</text:p>
      <text:p text:style-name="P17"/>
      <text:p text:style-name="P17">At least two people are dead and more than 1,100 structures destroyed as wildfires rage throughout the Los Angeles area. Follow live updates: cnn.it/3BPjGmn</text:p>
      <text:p text:style-name="P17">-------</text:p>
      <text:p text:style-name="P17">Message from @tassagency_en</text:p>
      <text:p text:style-name="P17">Date and Time: 2025-01-08 18:56:44</text:p>
      <text:p text:style-name="P17">Link: https://t.me/c/1654562332/43905</text:p>
      <text:p text:style-name="P17">Text: ▶️ Shots of a wildfire in California.</text:p>
      <text:p text:style-name="P17"/>
      <text:p text:style-name="P17">Video: TASS/Reuters/Spectee</text:p>
      <text:p text:style-name="P17">-------</text:p>
      <text:p text:style-name="P17">Message from @tassagency_en</text:p>
      <text:p text:style-name="P17">Date and Time: 2025-01-09 00:39:01</text:p>
      <text:p text:style-name="P17">Link: https://t.me/c/1654562332/43917</text:p>
      <text:p text:style-name="P17">Text: 📷 Five people were killed in the fires that broke out in Los Angeles County, California, Sheriff Robert Luna told ABC.</text:p>
      <text:p text:style-name="P17"/>
      <text:p text:style-name="P17">The total area of the fires has exceeded 10,000 hectares and continues to grow, according to the California fire department. </text:p>
      <text:p text:style-name="P17"/>
      <text:p text:style-name="P17">The fire has destroyed more than 1,000 buildings. According to forecasts of the AccuWeather consulting company, the damage and economic losses from the fire will range from $52 billion to $57 billion.</text:p>
      <text:p text:style-name="P17">-------</text:p>
      <text:p text:style-name="P17">Message from @CNNBrkNews</text:p>
      <text:p text:style-name="P17">Date and Time: 2025-01-09 02:33:21</text:p>
      <text:p text:style-name="P17">Link: https://t.me/c/1432836798/8063</text:p>
      <text:p text:style-name="P17">Text: ‌CNN Breaking News (Twitter)</text:p>
      <text:p text:style-name="P17"/>
      <text:p text:style-name="P17"><text:soft-page-break/>At least 6 wildfires are burning across Los Angeles County. 5 people have been killed, and officials expect death toll to rise. </text:p>
      <text:p text:style-name="P17"/>
      <text:p text:style-name="P17">Follow live updates. cnn.it/4a97hWU</text:p>
      <text:p text:style-name="P17">-------</text:p>
      <text:p text:style-name="P17">Message from @tassagency_en</text:p>
      <text:p text:style-name="P17">Date and Time: 2025-01-09 08:38:16</text:p>
      <text:p text:style-name="P17">Link: https://t.me/c/1654562332/43942</text:p>
      <text:p text:style-name="P17">Text: What we know about wildfires in California:</text:p>
      <text:p text:style-name="P17"/>
      <text:p text:style-name="P17">▪️The total area of wildfires in Los Angeles has reached almost 11,000 hectares, California’s Department of Forestry and Fire Protection reported</text:p>
      <text:p text:style-name="P17"/>
      <text:p text:style-name="P17">▪️Over 175,000 people remain without power in Los Angeles</text:p>
      <text:p text:style-name="P17"/>
      <text:p text:style-name="P17">▪️Low humidity accompanied by straight-line winds continues in the area of wildfires, the number of which has risen to six, CNN reported</text:p>
      <text:p text:style-name="P17"/>
      <text:p text:style-name="P17">▪️According to the latest reports, five people have been confirmed dead</text:p>
      <text:p text:style-name="P17"/>
      <text:p text:style-name="P17">▪️US President Joe Biden announced a major disaster declaration for California</text:p>
      <text:p text:style-name="P17"/>
      <text:p text:style-name="P17">▪️AccuWeather, a weather consulting firm, predicts the damage and economic losses from the wildfires will range from $52 billion to $57 billion</text:p>
      <text:p text:style-name="P17"/>
      <text:p text:style-name="P17">▪️US President-elect Donald Trump has called for the resignation of California’s Governor Gavin Newsom, holding him responsible for the situation</text:p>
      <text:p text:style-name="P17"/>
      <text:p text:style-name="P17">Video: TASS/Reuters/@ 3_di.chi/Erica Americaa</text:p>
      <text:p text:style-name="P17">-------</text:p>
      <text:p text:style-name="P17">Message from @tassagency_en</text:p>
      <text:p text:style-name="P17">Date and Time: 2025-01-09 15:31:57</text:p>
      <text:p text:style-name="P17">Link: https://t.me/c/1654562332/43957</text:p>
      <text:p text:style-name="P17">Text: 📹 Los Angeles continues its struggle against wildfires. </text:p>
      <text:p text:style-name="P17"/>
      <text:p text:style-name="P17"/>
      <text:p text:style-name="P17">Video: TASS/Chris Long</text:p>
      <text:p text:style-name="P17">-------</text:p>
      <text:p text:style-name="P17">Message from @tassagency_en</text:p>
      <text:p text:style-name="P17">Date and Time: 2025-01-09 19:05:57</text:p>
      <text:p text:style-name="P17">Link: https://t.me/c/1654562332/43975</text:p>
      <text:p text:style-name="P17">Text: ❗️Insurers may lose $20 bln from fires in California as the total damage stands at $50 bln, The Financial Times reports.</text:p>
      <text:p text:style-name="P17">-------</text:p>
      <text:p text:style-name="P17">Message from @tassagency_en</text:p>
      <text:p text:style-name="P17">Date and Time: 2025-01-09 19:21:37</text:p>
      <text:p text:style-name="P17">Link: https://t.me/c/1654562332/43976</text:p>
      <text:p text:style-name="P17">Text: Tens of thousands of residents have been told to evacuate wildfire-affected areas of Los Angeles, County Sheriff Robert Luna has told reporters.</text:p>
      <text:p text:style-name="P17"/>
      <text:p text:style-name="P17">“That's nearly 180,000 people in Los Angeles County that are currently under evacuation orders, with another close to 200,000 residents that are under evacuation warnings. I cannot emphasize <text:soft-page-break/>enough that I urge residents that are asked to evacuate to follow our warnings,” he said. About two dozen looters have been arrested since the disaster broke out, the official said.</text:p>
      <text:p text:style-name="P17"/>
      <text:p text:style-name="P17">According to latest reports, five major wildfires are raging in Los Angeles County, with flames engulfing a total of almost 29,000 acres of land. Only two of the wildfires have been partially contained. Over 1,000 buildings have been destroyed as a result of the fires, including some in the city's most posh districts. Among the celebrities who lost their estates due to the wildfires are Hunter Biden, the son of the outgoing US president, as well as actress and model Paris Hilton.</text:p>
      <text:p text:style-name="P17">-------</text:p>
      <text:p text:style-name="P17">Message from @CNNBrkNews</text:p>
      <text:p text:style-name="P17">Date and Time: 2025-01-09 23:10:59</text:p>
      <text:p text:style-name="P17">Link: https://t.me/c/1432836798/8068</text:p>
      <text:p text:style-name="P17">Text: ‌CNN Breaking News (Twitter)</text:p>
      <text:p text:style-name="P17"/>
      <text:p text:style-name="P17">Officials have confirmed a sixth death in the Los Angeles wildfires, but warn that it is unclear where the true death toll stands.</text:p>
      <text:p text:style-name="P17"/>
      <text:p text:style-name="P17">Follow live updates. cnn.it/40vH8NR</text:p>
      <text:p text:style-name="P17">-------</text:p>
      <text:p text:style-name="P17">Message from @tassagency_en</text:p>
      <text:p text:style-name="P17">Date and Time: 2025-01-10 02:14:01</text:p>
      <text:p text:style-name="P17">Link: https://t.me/c/1654562332/43997</text:p>
      <text:p text:style-name="P17">Text: 📷 US President Joe Biden described the wildfires in California as the worst ever in that state.</text:p>
      <text:p text:style-name="P17"/>
      <text:p text:style-name="P17">"This is the most widespread, devastating fire in California's history," Biden said on Thursday.</text:p>
      <text:p text:style-name="P17"/>
      <text:p text:style-name="P17">The death toll from the fires that are ravaging Los Angeles County has increased to six, CNN reported.</text:p>
      <text:p text:style-name="P17">-------</text:p>
      <text:p text:style-name="P17">Message from @tassagency_en</text:p>
      <text:p text:style-name="P17">Date and Time: 2025-01-10 10:34:22</text:p>
      <text:p text:style-name="P17">Link: https://t.me/c/1654562332/44014</text:p>
      <text:p text:style-name="P17">Text: ▶️ Los Angeles will impose a curfew due to the wildfires, the county sheriff told the Los Angeles Times newspaper. </text:p>
      <text:p text:style-name="P17"/>
      <text:p text:style-name="P17">Video: TASS/Reuters</text:p>
      <text:p text:style-name="P17">-------</text:p>
      <text:p text:style-name="P17">Message from @tassagency_en</text:p>
      <text:p text:style-name="P17">Date and Time: 2025-01-10 14:11:13</text:p>
      <text:p text:style-name="P17">Link: https://t.me/c/1654562332/44024</text:p>
      <text:p text:style-name="P17">Text: ▶️ Real property owners may sustain losses up to $315 bln due to the fire in California, Nika Estate realty agency told TASS.</text:p>
      <text:p text:style-name="P17"/>
      <text:p text:style-name="P17">Video: TASS/Reuters/Cover Media</text:p>
      <text:p text:style-name="P17">-------</text:p>
      <text:p text:style-name="P17">Message from @tassagency_en</text:p>
      <text:p text:style-name="P17">Date and Time: 2025-01-10 16:27:03</text:p>
      <text:p text:style-name="P17">Link: https://t.me/c/1654562332/44034</text:p>
      <text:p text:style-name="P17">Text: ▶️ About 600 servicemembers of the California National Guard will help fight wildfires, Governor Gavin Newsom said.</text:p>
      <text:p text:style-name="P17"/>
      <text:p text:style-name="P17">Video: TASS/Reuters/Anadolu Agency</text:p>
      <text:p text:style-name="P17"><text:soft-page-break/>-------</text:p>
      <text:p text:style-name="P17">Message from @tassagency_en</text:p>
      <text:p text:style-name="P17">Date and Time: 2025-01-10 16:56:36</text:p>
      <text:p text:style-name="P17">Link: https://t.me/c/1654562332/44036</text:p>
      <text:p text:style-name="P17">Text: 📷 A Roscosmos cosmonaut shares photos of the fires raging in Los Angeles from orbit.</text:p>
      <text:p text:style-name="P17"/>
      <text:p text:style-name="P17">Photo: Roscosmos cosmonaut Alexander Gorbunov</text:p>
      <text:p text:style-name="P17"/>
      <text:p text:style-name="P17">#TASSonISS</text:p>
      <text:p text:style-name="P17">-------</text:p>
      <text:p text:style-name="P17">Message from @reuters_news_agency</text:p>
      <text:p text:style-name="P17">Date and Time: 2025-01-10 18:08:44</text:p>
      <text:p text:style-name="P17">Link: https://t.me/c/1157324126/193474</text:p>
      <text:p text:style-name="P17">Text: How California fights fires from the skies</text:p>
      <text:p text:style-name="P17"/>
      <text:p text:style-name="P17">Cal Fire has its own fleet of aircraft operating from 14 airfields and 11 helicopter bases across the state that can reach most fires within about 20 minutes. The three main components of the fleet are tactical planes, airtankers and helicopters. All have specific roles but work together as a unit to combat fires.[Media]Map showing multiple flight paths of firefighting aircraft around the Palisades Fire in Los Angeles.</text:p>
      <text:p text:style-name="P17"/>
      <text:p text:style-name="P17">2025-01-10T17:05:57</text:p>
      <text:p text:style-name="P17">-------</text:p>
      <text:p text:style-name="P17">Message from @tassagency_en</text:p>
      <text:p text:style-name="P17">Date and Time: 2025-01-11 06:27:16</text:p>
      <text:p text:style-name="P17">Link: https://t.me/c/1654562332/44071</text:p>
      <text:p text:style-name="P17">Text: At least 11 people have died as a result of the fires in Los Angeles County, California, CNN reported.</text:p>
      <text:p text:style-name="P17"/>
      <text:p text:style-name="P17">According to the report, five people died in the Palisades fire zone, and six more – in the Eaton fire zone.</text:p>
      <text:p text:style-name="P17"/>
      <text:p text:style-name="P17">Currently, six wildfires are raging in Los Angeles County, covering a total area of 15,200 hectares. The two largest fires – Eaton and Palisades – have been contained by only 3% and 8%, respectively.</text:p>
      <text:p text:style-name="P17">-------</text:p>
      <text:p text:style-name="P17">Message from @tassagency_en</text:p>
      <text:p text:style-name="P17">Date and Time: 2025-01-11 07:24:20</text:p>
      <text:p text:style-name="P17">Link: https://t.me/c/1654562332/44073</text:p>
      <text:p text:style-name="P17">Text: 📷 TASS special correspondent, Roscosmos cosmonaut Ivan Vagner photographed the fires in California from the ISS.</text:p>
      <text:p text:style-name="P17"/>
      <text:p text:style-name="P17">Photo: Ivan Vagner / Roscosmos/ TASS</text:p>
      <text:p text:style-name="P17"/>
      <text:p text:style-name="P17">#TASSonISS</text:p>
      <text:p text:style-name="P17">-------</text:p>
      <text:p text:style-name="P17">Message from @reuters_news_agency</text:p>
      <text:p text:style-name="P17">Date and Time: 2025-01-11 10:09:38</text:p>
      <text:p text:style-name="P17">Link: https://t.me/c/1157324126/193505</text:p>
      <text:p text:style-name="P17">Text: Hollywood celebrities clear their closets for fire aid</text:p>
      <text:p text:style-name="P17"/>
      <text:p text:style-name="P17">When wildfires destroyed parts of Los Angeles this week, real estate agent Jenna Cooper started asking friends for clothing and other items to help people in need.</text:p>
      <text:p text:style-name="P17"><text:soft-page-break/></text:p>
      <text:p text:style-name="P17">Her request spread quickly through a network of powerful women. Actors including Sharon Stone and Halle Berry responded, providing sweaters, shoes, clothing, handbags, belts, pajamas and more pulled from their own collections.</text:p>
      <text:p text:style-name="P17"/>
      <text:p text:style-name="P17">"I'm packing up my entire closet," Berry wrote on Instagram. "If you live in the Southern California area, I urge you to do the same. This is something we can do right now."</text:p>
      <text:p text:style-name="P17"/>
      <text:p text:style-name="P17">2025-01-11T04:49:19</text:p>
      <text:p text:style-name="P17">-------</text:p>
      <text:p text:style-name="P17">Message from @tassagency_en</text:p>
      <text:p text:style-name="P17">Date and Time: 2025-01-11 17:40:49</text:p>
      <text:p text:style-name="P17">Link: https://t.me/c/1654562332/44095</text:p>
      <text:p text:style-name="P17">Text: ❗️The evacuation orders in the Los Angeles area, which experiences several severe wildfires, cover approximately 153,000 people, Los Angeles County Sheriff Robert Luna announced during a press conference.</text:p>
      <text:p text:style-name="P17"/>
      <text:p text:style-name="P17">According to the sheriff, potential evacuation notification remains active for 166,000 people. He added that fire still poses a threat for 57,000 buildings and noted that the cause of wildfires is being investigated with FBI's involvement.</text:p>
      <text:p text:style-name="P17"/>
      <text:p text:style-name="P17">He confirmed that at least 11 people were killed in the wildfires, while 13 people are missing.</text:p>
      <text:p text:style-name="P17">-------</text:p>
      <text:p text:style-name="P17">Message from @reuters_news_agency</text:p>
      <text:p text:style-name="P17">Date and Time: 2025-01-11 18:11:10</text:p>
      <text:p text:style-name="P17">Link: https://t.me/c/1157324126/193526</text:p>
      <text:p text:style-name="P17">Text: Los Angeles wildfire switches direction, posing new threat</text:p>
      <text:p text:style-name="P17"/>
      <text:p text:style-name="P17">The largest of the raging wildfires that have devastated parts of Los Angeles this week was reported to have shifted direction on Saturday, triggering more evacuation orders and posing a new challenge to exhausted firefighters.</text:p>
      <text:p text:style-name="P17"/>
      <text:p text:style-name="P17">Six simultaneous blazes that have ripped across Los Angeles County neighborhoods since Tuesday have killed at least 11 people and damaged or destroyed 10,000 structures. The toll is expected to mount when firefighters are able to conduct house-to-house searches.</text:p>
      <text:p text:style-name="P17"/>
      <text:p text:style-name="P17">2025-01-10T12:20:30</text:p>
      <text:p text:style-name="P17">-------</text:p>
      <text:p text:style-name="P17">Message from @tassagency_en</text:p>
      <text:p text:style-name="P17">Date and Time: 2025-01-12 00:53:42</text:p>
      <text:p text:style-name="P17">Link: https://t.me/c/1654562332/44103</text:p>
      <text:p text:style-name="P17">Text: At least 13 people have died as a result of fires that rage in Los Angeles County, California, NBC reported.</text:p>
      <text:p text:style-name="P17"/>
      <text:p text:style-name="P17">According to the broadcaster, eight people died in the Eaton fire area, while another five lost their lives in Palisades. Earlier, County Sheriff Robert Luna reported 11 fatalities and 13 people missing.</text:p>
      <text:p text:style-name="P17">-------</text:p>
      <text:p text:style-name="P17">Message from @reuters_news_agency</text:p>
      <text:p text:style-name="P17">Date and Time: 2025-01-12 02:11:02</text:p>
      <text:p text:style-name="P17">Link: https://t.me/c/1157324126/193550</text:p>
      <text:p text:style-name="P17">Text: See Pacific Palisades before and after the devastating Los Angeles fires</text:p>
      <text:p text:style-name="P17"/>
      <text:p text:style-name="P17"><text:soft-page-break/>Before one of the most destructive fires in California history swept through, the Pacific Palisades neighborhood on Los Angeles' west side was filled with expensive homes fronted by green, well-tended landscaping and popular boutiques and cafes.</text:p>
      <text:p text:style-name="P17"/>
      <text:p text:style-name="P17">This week, the Palisades Fire leveled much of it to blackened rubble. To see what has been lost, a Reuters video journalist visited the neighborhood on Friday to retrace the path taken by a YouTube travel influencer couple who made a video last year of a walking tour, which is being reproduced with their permission.</text:p>
      <text:p text:style-name="P17"/>
      <text:p text:style-name="P17">2025-01-11T20:21:16</text:p>
      <text:p text:style-name="P17">-------</text:p>
      <text:p text:style-name="P17">Message from @reuters_news_agency</text:p>
      <text:p text:style-name="P17">Date and Time: 2025-01-12 05:51:26</text:p>
      <text:p text:style-name="P17">Link: https://t.me/c/1157324126/193565</text:p>
      <text:p text:style-name="P17">Text: Animal rescuers care for LA fire evacuees - dogs, donkeys, horses</text:p>
      <text:p text:style-name="P17"/>
      <text:p text:style-name="P17">The pitbull mix arrived at Pasadena Humane covered in ash, his paw pads ulcerated from walking on fire debris, his lungs choked with smoke. A good Samaritan found the dog lying in rubble in Altadena, wrapped him in a blanket and brought him to the shelter.</text:p>
      <text:p text:style-name="P17"/>
      <text:p text:style-name="P17">Still too weak to walk Saturday, Canela was reunited with his owner - thanks to CNN’s coverage of the act of kindness. The injured pet continues to receive medical treatment and is one of more than 400 animals that have arrived at the Pasadena facility since the Southern California wildfires began last Tuesday.</text:p>
      <text:p text:style-name="P17"/>
      <text:p text:style-name="P17">2025-01-12T01:51:01</text:p>
      <text:p text:style-name="P17">-------</text:p>
      <text:p text:style-name="P17">Message from @CNNBrkNews</text:p>
      <text:p text:style-name="P17">Date and Time: 2025-01-12 17:10:47</text:p>
      <text:p text:style-name="P17">Link: https://t.me/c/1432836798/8080</text:p>
      <text:p text:style-name="P17">Text: ‌CNN Breaking News (Twitter)</text:p>
      <text:p text:style-name="P17"/>
      <text:p text:style-name="P17">Fire chief warns of "very high" fire threat as shifting conditions make it tricky for firefighters to get Los Angeles blazes fully contained. </text:p>
      <text:p text:style-name="P17"/>
      <text:p text:style-name="P17">Follow live updates. cnn.it/4aflH80</text:p>
      <text:p text:style-name="P17">-------</text:p>
      <text:p text:style-name="P17">Message from @reuters_news_agency</text:p>
      <text:p text:style-name="P17">Date and Time: 2025-01-12 18:12:39</text:p>
      <text:p text:style-name="P17">Link: https://t.me/c/1157324126/193606</text:p>
      <text:p text:style-name="P17">Text: Neighborhoods under threat as Los Angeles Palisades fire rages on</text:p>
      <text:p text:style-name="P17"/>
      <text:p text:style-name="P17">Firefighters were slowly making progress in their battle to contain the inferno that has burned wide areas of Los Angeles' Pacific Palisades neighborhood to the ground, but spreading flames and strong winds still threatened communities in the populous San Fernando Valley on Sunday.</text:p>
      <text:p text:style-name="P17"/>
      <text:p text:style-name="P17">Aircraft dropped water and fire retardant on steep hills to stem the eastward spread of the Palisades Fire and KTLA television reported that ground crews had managed to save a number of houses, although others were lost.</text:p>
      <text:p text:style-name="P17"/>
      <text:p text:style-name="P17">"LA County had another night of unimaginable terror and heartbreak," Los Angeles County Supervisor Lindsey Horvath said.</text:p>
      <text:p text:style-name="P17"><text:soft-page-break/></text:p>
      <text:p text:style-name="P17">2025-01-12T13:45:21</text:p>
      <text:p text:style-name="P17">-------</text:p>
      <text:p text:style-name="P17">Message from @reuters_news_agency</text:p>
      <text:p text:style-name="P17">Date and Time: 2025-01-12 18:12:56</text:p>
      <text:p text:style-name="P17">Link: https://t.me/c/1157324126/193617</text:p>
      <text:p text:style-name="P17">Text: LA Fires Updates: US military ready to respond</text:p>
      <text:p text:style-name="P17"/>
      <text:p text:style-name="P17">The flames have reduced whole neighborhoods to ruins.[Media]Pacific Palisades. REUTERS/David Ryder</text:p>
      <text:p text:style-name="P17"/>
      <text:p text:style-name="P17">2025-01-12T14:57:57</text:p>
      <text:p text:style-name="P17">-------</text:p>
      <text:p text:style-name="P17">Message from @CNNBrkNews</text:p>
      <text:p text:style-name="P17">Date and Time: 2025-01-13 01:55:22</text:p>
      <text:p text:style-name="P17">Link: https://t.me/c/1432836798/8081</text:p>
      <text:p text:style-name="P17">Text: ‌CNN Breaking News (Twitter)</text:p>
      <text:p text:style-name="P17"/>
      <text:p text:style-name="P17">Death toll in Los Angeles wildfires climbs to at least 24. Rising winds are expected to complicate firefighting efforts over the next few days. cnn.it/4hbTQYv</text:p>
      <text:p text:style-name="P17">-------</text:p>
      <text:p text:style-name="P17">Message from @tassagency_en</text:p>
      <text:p text:style-name="P17">Date and Time: 2025-01-13 17:37:14</text:p>
      <text:p text:style-name="P17">Link: https://t.me/c/1654562332/44178</text:p>
      <text:p text:style-name="P17">Text: Fires in California have affected an area larger than Paris, the California Department of Forestry and Fire Protection reported.</text:p>
      <text:p text:style-name="P17">-------</text:p>
      <text:p text:style-name="P17">Message from @reuters_news_agency</text:p>
      <text:p text:style-name="P17">Date and Time: 2025-01-13 18:14:19</text:p>
      <text:p text:style-name="P17">Link: https://t.me/c/1157324126/193683</text:p>
      <text:p text:style-name="P17">Text: LA blaze damage likely to be largest wildfire insured loss in US history</text:p>
      <text:p text:style-name="P17"/>
      <text:p text:style-name="P17">The Los Angeles wildfires, which have reduced entire neighborhoods to smoldering ruins and left an apocalyptic landscape, could become the costliest wildfires in U.S. history in terms of insured losses if analysts' estimates of up to $20 billion materialize.</text:p>
      <text:p text:style-name="P17"/>
      <text:p text:style-name="P17">Dangerously high winds were expected to resume on Monday in Los Angeles, potentially hampering efforts to extinguish two stubborn wildfires that have claimed the lives of at least two dozen people.</text:p>
      <text:p text:style-name="P17"/>
      <text:p text:style-name="P17">2025-01-13T17:35:48</text:p>
      <text:p text:style-name="P17">-------</text:p>
      <text:p text:style-name="P17">Message from @reuters_news_agency</text:p>
      <text:p text:style-name="P17">Date and Time: 2025-01-14 02:15:14</text:p>
      <text:p text:style-name="P17">Link: https://t.me/c/1157324126/193712</text:p>
      <text:p text:style-name="P17">Text: Mexican firefighters prepare to do battle with LA fires</text:p>
      <text:p text:style-name="P17"/>
      <text:p text:style-name="P17">A contingent of 72 Mexican firefighters received a briefing from U.S. fire officials on Monday alongside their American counterparts before heading out to help fight the wildfires plaguing Southern California.</text:p>
      <text:p text:style-name="P17"/>
      <text:p text:style-name="P17"><text:soft-page-break/>The group is made up of military specialists, including doctors, engineers and search and rescue personnel, as well as a group of firefighters from Mexico's equivalent of the U.S. Forest Service.</text:p>
      <text:p text:style-name="P17"/>
      <text:p text:style-name="P17">2025-01-13T21:52:28</text:p>
      <text:p text:style-name="P17">-------</text:p>
      <text:p text:style-name="P17">Message from @reuters_news_agency</text:p>
      <text:p text:style-name="P17">Date and Time: 2025-01-14 02:15:45</text:p>
      <text:p text:style-name="P17">Link: https://t.me/c/1157324126/193728</text:p>
      <text:p text:style-name="P17">Text: Search underway in Peru for trapped workers at small gold mine</text:p>
      <text:p text:style-name="P17"/>
      <text:p text:style-name="P17">Rescue workers in northern Peru were searching for trapped miners at a small gold mine on Monday , after the mine was allegedly attacked by suspected illegal miners, a local mayor said.</text:p>
      <text:p text:style-name="P17"/>
      <text:p text:style-name="P17">Segundo Armas, mayor of the Pataz district in the region of La Libertad, said that as many as 17 miners could be trapped at the small remote mine which collapsed after it was attacked on Sunday by "possibly rival miners."</text:p>
      <text:p text:style-name="P17"/>
      <text:p text:style-name="P17">The mayor was unable to confirm how many workers had been able to escape.</text:p>
      <text:p text:style-name="P17"/>
      <text:p text:style-name="P17">"The area is difficult to access and we are trying to confirm the number of those trapped," Armas said, adding that cellular service does not reach the mine.</text:p>
      <text:p text:style-name="P17"/>
      <text:p text:style-name="P17">2025-01-14T00:28:19</text:p>
      <text:p text:style-name="P17">-------</text:p>
      <text:p text:style-name="P17">Message from @tassagency_en</text:p>
      <text:p text:style-name="P17">Date and Time: 2025-01-14 07:43:12</text:p>
      <text:p text:style-name="P17">Link: https://t.me/c/1654562332/44212</text:p>
      <text:p text:style-name="P17">Text: ▶️ Economic losses from wildlife fires raging in the Los Angeles County of California are over $250 bln, AccuWeather reported.</text:p>
      <text:p text:style-name="P17"/>
      <text:p text:style-name="P17">"These fast-moving, wind-driven infernos have created one of the costliest wildfire disasters in modern US history,” said AccuWeather Chief Meteorologist Jonathan Porter. </text:p>
      <text:p text:style-name="P17"/>
      <text:p text:style-name="P17">The devastation left behind is heartbreaking, and the economic toll is staggering, the expert added.</text:p>
      <text:p text:style-name="P17"/>
      <text:p text:style-name="P17">Video: TASS/ALERTCalifornia/UC San Diego</text:p>
      <text:p text:style-name="P17">-------</text:p>
      <text:p text:style-name="P17">Message from @tassagency_en</text:p>
      <text:p text:style-name="P17">Date and Time: 2025-01-14 09:28:12</text:p>
      <text:p text:style-name="P17">Link: https://t.me/c/1654562332/44217</text:p>
      <text:p text:style-name="P17">Text: The scale of devastations from wildfires in California is above the damage from a nuclear strike, US President-elect Donald Trump said. <text:s/>The death toll might noticeably grow subsequently, he added.</text:p>
      <text:p text:style-name="P17">-------</text:p>
      <text:p text:style-name="P17">Message from @reuters_news_agency</text:p>
      <text:p text:style-name="P17">Date and Time: 2025-01-14 10:14:52</text:p>
      <text:p text:style-name="P17">Link: https://t.me/c/1157324126/193737</text:p>
      <text:p text:style-name="P17">Text: Benin festival seeks to dispel voodoo stereotypes</text:p>
      <text:p text:style-name="P17"/>
      <text:p text:style-name="P17">Modeste Zinsou, manager of Benin's Python Temple, gently drapes a live snake around a visitor's neck at the country's annual voodoo festival, as spectators learn about the reptiles' sacred connection to voodoo spirituality.</text:p>
      <text:p text:style-name="P17"><text:soft-page-break/></text:p>
      <text:p text:style-name="P17">Practitioners like Zinsou seek to combat negative stereotypes of voodoo, a 500-year-old religion that celebrates a rich pantheon of deities and spirits.</text:p>
      <text:p text:style-name="P17"/>
      <text:p text:style-name="P17">"Stop saying that voodoo is about dolls. Voodoo is spirituality. Voodoo is you, it's me. It's the air we breathe. It's the four elements, as we say: water, air, fire, and earth," Zinsou said.</text:p>
      <text:p text:style-name="P17"/>
      <text:p text:style-name="P17">Every January, the festival Vodun Days draws tourists and worshippers to the small Atlantic coast town of Ouidah, offering a varied programme of ceremonies, concerts and exhibitions.</text:p>
      <text:p text:style-name="P17"/>
      <text:p text:style-name="P17">2025-01-14T07:04:50</text:p>
      <text:p text:style-name="P17">-------</text:p>
      <text:p text:style-name="P17">Message from @reuters_news_agency</text:p>
      <text:p text:style-name="P17">Date and Time: 2025-01-14 18:38:05</text:p>
      <text:p text:style-name="P17">Link: https://t.me/c/1157324126/193806</text:p>
      <text:p text:style-name="P17">Text: Trump's Pentagon nominee Pete Hegseth slammed over remarks on women</text:p>
      <text:p text:style-name="P17"/>
      <text:p text:style-name="P17">President-elect Donald Trump's pick to lead the Pentagon, Pete Hegseth, came under fire during his confirmation hearing on Tuesday as Democrats railed against him and voiced deep concern about his inexperience, alleged drunkenness and past opposition to women in combat.</text:p>
      <text:p text:style-name="P17"/>
      <text:p text:style-name="P17">2025-01-14T11:13:26</text:p>
      <text:p text:style-name="P17">-------</text:p>
      <text:p text:style-name="P17">Message from @tassagency_en</text:p>
      <text:p text:style-name="P17">Date and Time: 2025-01-15 09:29:58</text:p>
      <text:p text:style-name="P17">Link: https://t.me/c/1654562332/44275</text:p>
      <text:p text:style-name="P17">Text: ▶️ Two new wildfires have broken out in southern California, Axios reports.</text:p>
      <text:p text:style-name="P17"/>
      <text:p text:style-name="P17">Video: TASS/Reuters/Spectee/Cal Fire</text:p>
      <text:p text:style-name="P17">-------</text:p>
      <text:p text:style-name="P17"><text:s text:c="3"/>Output: The devastating Los Angeles wildfires of January 2025 represent a rapidly escalating crisis with profound human and economic consequences. <text:s/>Initial reports on January 8th from sources like @CNNBrkNews and @tassagency_en indicated two fatalities and over 1,100 structures destroyed. <text:s/>The fire, initially covering 740 acres, quickly spread to over 10,000 hectares by January 9th, claiming five lives (@tassagency_en). <text:s/>The escalating scale prompted President Biden to declare a major disaster, while President-elect Trump called for Governor Newsom's resignation.</text:p>
      <text:p text:style-name="P17"/>
      <text:p text:style-name="P17">Several factors contributed to this rapid escalation. Low humidity and straight-line winds fueled the growth of six separate fires (@tassagency_en, Jan 9th). <text:s/>The speed of the fires overwhelmed response efforts, with evacuation orders issued for nearly 180,000 people by January 9th (@tassagency_en). The fires impacted affluent areas, with celebrities like Hunter Biden and Paris Hilton losing their homes. <text:s/>The economic impact, initially estimated at $52-57 billion (@tassagency_en, Jan 9th), quickly ballooned to projected insured losses of $20 billion and overall damages of $50 billion (@tassagency_en, Jan 9th). <text:s/>The death toll continued to climb, reaching 6 by January 9th (@CNNBrkNews), 11 by January 11th (@tassagency_en), and at least 24 by January 13th (@CNNBrkNews).</text:p>
      <text:p text:style-name="P17"/>
      <text:p text:style-name="P17">Historically, California has experienced significant wildfires. However, the 2025 fires stand out for their rapid spread and extensive damage within a densely populated urban area. This echoes the 2018 Camp Fire, which decimated the town of Paradise, though the Los Angeles fires demonstrate <text:soft-page-break/>an even greater economic impact. <text:s/>The ongoing climate crisis, characterized by hotter, drier conditions, is a key contributing factor to the increasing frequency and intensity of these events.</text:p>
      <text:p text:style-name="P17"/>
      <text:p text:style-name="P17">By January 14th, the economic toll surpassed $250 billion (@tassagency_en), exceeding early estimates. The burned area exceeded the size of Paris (@tassagency_en, Jan 13th). <text:s/>President-elect Trump likened the devastation to a nuclear strike (@tassagency_en, Jan 14th). The arrival of Mexican firefighters on January 13th (@reuters_news_agency) highlights the international response to this crisis. <text:s/>The emergence of two new fires on January 15th (@tassagency_en) indicates the ongoing and unpredictable nature of the situation. The analytical conclusion is grim: <text:s/>without significant changes in fire prevention and management strategies, coupled with addressing the underlying climate crisis, similar catastrophic events will likely become more frequent and devastating.</text:p>
      <text:p text:style-name="P17"/>
      <text:p text:style-name="P17"/>
      <text:p text:style-name="P17"/>
      <text:p text:style-name="P17"/>
      <text:p text:style-name="P17"/>
      <text:p text:style-name="P17">27. o1-preview:</text:p>
      <text:p text:style-name="P17"/>
      <text:p text:style-name="P17"/>
      <text:p text:style-name="P17"/>
      <text:p text:style-name="P17"/>
      <text:p text:style-name="P17"><text:s text:c="3"/>Prompt: prompt1.txt</text:p>
      <text:p text:style-name="P17"><text:s text:c="3"/>Thematic: thematics1.txt</text:p>
      <text:p text:style-name="P17"/>
      <text:p text:style-name="P17"><text:s text:c="3"/>Input: Write an emotional text based on the summary of posts below. Emphasize facts, research, and analytical conclusions. Include historical parallels and attempts to comprehend the current context. Divide the text into logical paragraphs and add specific numbers, dates, and examples. The text length should be between 1000 and 2000 characters.</text:p>
      <text:p text:style-name="P17">Example text format: Introduction with context description. Analysis of key factors. Historical perspective. Forecasts and conclusions.</text:p>
      <text:p text:style-name="P17">Here is example post to inherit style:</text:p>
      <text:p text:style-name="P17">“I'll continue to post these Fog of War Updates when possible to give more clarity.</text:p>
      <text:p text:style-name="P17"/>
      <text:p text:style-name="P17">I continue to stress that this is just an opinion and analysis, one can take it, or leave it.</text:p>
      <text:p text:style-name="P17"/>
      <text:p text:style-name="P17">The reason for the urgency of my past posts is this.</text:p>
      <text:p text:style-name="P17"/>
      <text:p text:style-name="P17">As we have all seen, every day continues to be worse than the day before.</text:p>
      <text:p text:style-name="P17"/>
      <text:p text:style-name="P17">Every day, Israel continues and escalates their push more and more.</text:p>
      <text:p text:style-name="P17"/>
      <text:p text:style-name="P17">The report that they will continue to expand to "Lebanese targets" just makes sense. It makes sense because I believe we have already seen that happen day after day.</text:p>
      <text:p text:style-name="P17"/>
      <text:p text:style-name="P17">With Hezbollah seeming to start depleting their stockpile, it also reinforces this idea.</text:p>
      <text:p text:style-name="P17"/>
      <text:p text:style-name="P17">Why would Israel stop now if all it may take for them is another few more days or a week of escalation until Hezbollah fully submits?</text:p>
      <text:p text:style-name="P17"/>
      <text:p text:style-name="P17">This escalation will be accompanied by an expansion of their targeting in Beirut and around the country.</text:p>
      <text:p text:style-name="P17"><text:soft-page-break/></text:p>
      <text:p text:style-name="P17">The more pressure for them, the better.</text:p>
      <text:p text:style-name="P17"/>
      <text:p text:style-name="P17">Given this, the prepare for the worst warning means this:</text:p>
      <text:p text:style-name="P17"/>
      <text:p text:style-name="P17">Eventually, as this push continues to intensify and widen, the targeting may become too close to home. May hit near you.</text:p>
      <text:p text:style-name="P17"/>
      <text:p text:style-name="P17">Talks of a ceasefire have already died down, meaning this push will likely continue.</text:p>
      <text:p text:style-name="P17"/>
      <text:p text:style-name="P17">All I am saying is, please be careful.</text:p>
      <text:p text:style-name="P17"/>
      <text:p text:style-name="P17">I am so sorry, I just need to say what I see. That is the job I've given myself since this began. Take it, or leave it.”</text:p>
      <text:p text:style-name="P17">Posts to summarize content during analysis:</text:p>
      <text:p text:style-name="P17">From 2025-01-06 15:38:54 to 2025-01-15 15:38:54</text:p>
      <text:p text:style-name="P17">Keywords: Los Angeles, California, LA, Fire, Flame, Palisades, wildfire</text:p>
      <text:p text:style-name="P17">Exclude words: Palestinian, Israel, Mali, Ukraine, Russia, shot, Korea, Tula, shooting, hit, India, murder, Cuban, Iranian, Moscow, France, Czech</text:p>
      <text:p text:style-name="P17">Channels: @CNNBrkNews, @nytimes, @reuters_news_agency, @tassagency_en</text:p>
      <text:p text:style-name="P17">Message from @tassagency_en</text:p>
      <text:p text:style-name="P17">Date and Time: 2025-01-08 09:29:17</text:p>
      <text:p text:style-name="P17">Link: https://t.me/c/1654562332/43890</text:p>
      <text:p text:style-name="P17">Text: US Vice President Kamala Harris' Los Angeles home has been placed within an evacuation zone due to a wildfire in California, NBC News reported.</text:p>
      <text:p text:style-name="P17"/>
      <text:p text:style-name="P17">The 350-square-meter house, located in an upscale Los Angeles neighborhood, was purchased in 2012 by Kamala Harris' husband, attorney Douglas Emhoff. Actress Gwyneth Paltrow and basketball star LeBron James are her neighbors. The four-bedroom home, which features a pool, is just a 10-minute walk from the Getty Museum. In 2024, the property was valued at $5 million.</text:p>
      <text:p text:style-name="P17"/>
      <text:p text:style-name="P17">Earlier reports from US media indicated that the California wildfire has spread over 740 acres and continues to grow.</text:p>
      <text:p text:style-name="P17">-------</text:p>
      <text:p text:style-name="P17">Message from @CNNBrkNews</text:p>
      <text:p text:style-name="P17">Date and Time: 2025-01-08 17:02:42</text:p>
      <text:p text:style-name="P17">Link: https://t.me/c/1432836798/8060</text:p>
      <text:p text:style-name="P17">Text: CNN Breaking News (Twitter)</text:p>
      <text:p text:style-name="P17"/>
      <text:p text:style-name="P17">At least two people are dead and more than 1,100 structures destroyed as wildfires rage throughout the Los Angeles area. Follow live updates: cnn.it/3BPjGmn</text:p>
      <text:p text:style-name="P17">-------</text:p>
      <text:p text:style-name="P17">Message from @tassagency_en</text:p>
      <text:p text:style-name="P17">Date and Time: 2025-01-08 18:56:44</text:p>
      <text:p text:style-name="P17">Link: https://t.me/c/1654562332/43905</text:p>
      <text:p text:style-name="P17">Text: ▶️ Shots of a wildfire in California.</text:p>
      <text:p text:style-name="P17"/>
      <text:p text:style-name="P17">Video: TASS/Reuters/Spectee</text:p>
      <text:p text:style-name="P17">-------</text:p>
      <text:p text:style-name="P17">Message from @tassagency_en</text:p>
      <text:p text:style-name="P17">Date and Time: 2025-01-09 00:39:01</text:p>
      <text:p text:style-name="P17">Link: https://t.me/c/1654562332/43917</text:p>
      <text:p text:style-name="P17"><text:soft-page-break/>Text: 📷 Five people were killed in the fires that broke out in Los Angeles County, California, Sheriff Robert Luna told ABC.</text:p>
      <text:p text:style-name="P17"/>
      <text:p text:style-name="P17">The total area of the fires has exceeded 10,000 hectares and continues to grow, according to the California fire department. </text:p>
      <text:p text:style-name="P17"/>
      <text:p text:style-name="P17">The fire has destroyed more than 1,000 buildings. According to forecasts of the AccuWeather consulting company, the damage and economic losses from the fire will range from $52 billion to $57 billion.</text:p>
      <text:p text:style-name="P17">-------</text:p>
      <text:p text:style-name="P17">Message from @CNNBrkNews</text:p>
      <text:p text:style-name="P17">Date and Time: 2025-01-09 02:33:21</text:p>
      <text:p text:style-name="P17">Link: https://t.me/c/1432836798/8063</text:p>
      <text:p text:style-name="P17">Text: ‌CNN Breaking News (Twitter)</text:p>
      <text:p text:style-name="P17"/>
      <text:p text:style-name="P17">At least 6 wildfires are burning across Los Angeles County. 5 people have been killed, and officials expect death toll to rise. </text:p>
      <text:p text:style-name="P17"/>
      <text:p text:style-name="P17">Follow live updates. cnn.it/4a97hWU</text:p>
      <text:p text:style-name="P17">-------</text:p>
      <text:p text:style-name="P17">Message from @tassagency_en</text:p>
      <text:p text:style-name="P17">Date and Time: 2025-01-09 08:38:16</text:p>
      <text:p text:style-name="P17">Link: https://t.me/c/1654562332/43942</text:p>
      <text:p text:style-name="P17">Text: What we know about wildfires in California:</text:p>
      <text:p text:style-name="P17"/>
      <text:p text:style-name="P17">▪️The total area of wildfires in Los Angeles has reached almost 11,000 hectares, California’s Department of Forestry and Fire Protection reported</text:p>
      <text:p text:style-name="P17"/>
      <text:p text:style-name="P17">▪️Over 175,000 people remain without power in Los Angeles</text:p>
      <text:p text:style-name="P17"/>
      <text:p text:style-name="P17">▪️Low humidity accompanied by straight-line winds continues in the area of wildfires, the number of which has risen to six, CNN reported</text:p>
      <text:p text:style-name="P17"/>
      <text:p text:style-name="P17">▪️According to the latest reports, five people have been confirmed dead</text:p>
      <text:p text:style-name="P17"/>
      <text:p text:style-name="P17">▪️US President Joe Biden announced a major disaster declaration for California</text:p>
      <text:p text:style-name="P17"/>
      <text:p text:style-name="P17">▪️AccuWeather, a weather consulting firm, predicts the damage and economic losses from the wildfires will range from $52 billion to $57 billion</text:p>
      <text:p text:style-name="P17"/>
      <text:p text:style-name="P17">▪️US President-elect Donald Trump has called for the resignation of California’s Governor Gavin Newsom, holding him responsible for the situation</text:p>
      <text:p text:style-name="P17"/>
      <text:p text:style-name="P17">Video: TASS/Reuters/@ 3_di.chi/Erica Americaa</text:p>
      <text:p text:style-name="P17">-------</text:p>
      <text:p text:style-name="P17">Message from @tassagency_en</text:p>
      <text:p text:style-name="P17">Date and Time: 2025-01-09 15:31:57</text:p>
      <text:p text:style-name="P17">Link: https://t.me/c/1654562332/43957</text:p>
      <text:p text:style-name="P17">Text: 📹 Los Angeles continues its struggle against wildfires. </text:p>
      <text:p text:style-name="P17"/>
      <text:p text:style-name="P17"/>
      <text:p text:style-name="P17">Video: TASS/Chris Long</text:p>
      <text:p text:style-name="P17"><text:soft-page-break/>-------</text:p>
      <text:p text:style-name="P17">Message from @tassagency_en</text:p>
      <text:p text:style-name="P17">Date and Time: 2025-01-09 19:05:57</text:p>
      <text:p text:style-name="P17">Link: https://t.me/c/1654562332/43975</text:p>
      <text:p text:style-name="P17">Text: ❗️Insurers may lose $20 bln from fires in California as the total damage stands at $50 bln, The Financial Times reports.</text:p>
      <text:p text:style-name="P17">-------</text:p>
      <text:p text:style-name="P17">Message from @tassagency_en</text:p>
      <text:p text:style-name="P17">Date and Time: 2025-01-09 19:21:37</text:p>
      <text:p text:style-name="P17">Link: https://t.me/c/1654562332/43976</text:p>
      <text:p text:style-name="P17">Text: Tens of thousands of residents have been told to evacuate wildfire-affected areas of Los Angeles, County Sheriff Robert Luna has told reporters.</text:p>
      <text:p text:style-name="P17"/>
      <text:p text:style-name="P17">“That's nearly 180,000 people in Los Angeles County that are currently under evacuation orders, with another close to 200,000 residents that are under evacuation warnings. I cannot emphasize enough that I urge residents that are asked to evacuate to follow our warnings,” he said. About two dozen looters have been arrested since the disaster broke out, the official said.</text:p>
      <text:p text:style-name="P17"/>
      <text:p text:style-name="P17">According to latest reports, five major wildfires are raging in Los Angeles County, with flames engulfing a total of almost 29,000 acres of land. Only two of the wildfires have been partially contained. Over 1,000 buildings have been destroyed as a result of the fires, including some in the city's most posh districts. Among the celebrities who lost their estates due to the wildfires are Hunter Biden, the son of the outgoing US president, as well as actress and model Paris Hilton.</text:p>
      <text:p text:style-name="P17">-------</text:p>
      <text:p text:style-name="P17">Message from @CNNBrkNews</text:p>
      <text:p text:style-name="P17">Date and Time: 2025-01-09 23:10:59</text:p>
      <text:p text:style-name="P17">Link: https://t.me/c/1432836798/8068</text:p>
      <text:p text:style-name="P17">Text: ‌CNN Breaking News (Twitter)</text:p>
      <text:p text:style-name="P17"/>
      <text:p text:style-name="P17">Officials have confirmed a sixth death in the Los Angeles wildfires, but warn that it is unclear where the true death toll stands.</text:p>
      <text:p text:style-name="P17"/>
      <text:p text:style-name="P17">Follow live updates. cnn.it/40vH8NR</text:p>
      <text:p text:style-name="P17">-------</text:p>
      <text:p text:style-name="P17">Message from @tassagency_en</text:p>
      <text:p text:style-name="P17">Date and Time: 2025-01-10 02:14:01</text:p>
      <text:p text:style-name="P17">Link: https://t.me/c/1654562332/43997</text:p>
      <text:p text:style-name="P17">Text: 📷 US President Joe Biden described the wildfires in California as the worst ever in that state.</text:p>
      <text:p text:style-name="P17"/>
      <text:p text:style-name="P17">"This is the most widespread, devastating fire in California's history," Biden said on Thursday.</text:p>
      <text:p text:style-name="P17"/>
      <text:p text:style-name="P17">The death toll from the fires that are ravaging Los Angeles County has increased to six, CNN reported.</text:p>
      <text:p text:style-name="P17">-------</text:p>
      <text:p text:style-name="P17">Message from @tassagency_en</text:p>
      <text:p text:style-name="P17">Date and Time: 2025-01-10 10:34:22</text:p>
      <text:p text:style-name="P17">Link: https://t.me/c/1654562332/44014</text:p>
      <text:p text:style-name="P17">Text: ▶️ Los Angeles will impose a curfew due to the wildfires, the county sheriff told the Los Angeles Times newspaper. </text:p>
      <text:p text:style-name="P17"/>
      <text:p text:style-name="P17">Video: TASS/Reuters</text:p>
      <text:p text:style-name="P17">-------</text:p>
      <text:p text:style-name="P17"><text:soft-page-break/>Message from @tassagency_en</text:p>
      <text:p text:style-name="P17">Date and Time: 2025-01-10 14:11:13</text:p>
      <text:p text:style-name="P17">Link: https://t.me/c/1654562332/44024</text:p>
      <text:p text:style-name="P17">Text: ▶️ Real property owners may sustain losses up to $315 bln due to the fire in California, Nika Estate realty agency told TASS.</text:p>
      <text:p text:style-name="P17"/>
      <text:p text:style-name="P17">Video: TASS/Reuters/Cover Media</text:p>
      <text:p text:style-name="P17">-------</text:p>
      <text:p text:style-name="P17">Message from @tassagency_en</text:p>
      <text:p text:style-name="P17">Date and Time: 2025-01-10 16:27:03</text:p>
      <text:p text:style-name="P17">Link: https://t.me/c/1654562332/44034</text:p>
      <text:p text:style-name="P17">Text: ▶️ About 600 servicemembers of the California National Guard will help fight wildfires, Governor Gavin Newsom said.</text:p>
      <text:p text:style-name="P17"/>
      <text:p text:style-name="P17">Video: TASS/Reuters/Anadolu Agency</text:p>
      <text:p text:style-name="P17">-------</text:p>
      <text:p text:style-name="P17">Message from @tassagency_en</text:p>
      <text:p text:style-name="P17">Date and Time: 2025-01-10 16:56:36</text:p>
      <text:p text:style-name="P17">Link: https://t.me/c/1654562332/44036</text:p>
      <text:p text:style-name="P17">Text: 📷 A Roscosmos cosmonaut shares photos of the fires raging in Los Angeles from orbit.</text:p>
      <text:p text:style-name="P17"/>
      <text:p text:style-name="P17">Photo: Roscosmos cosmonaut Alexander Gorbunov</text:p>
      <text:p text:style-name="P17"/>
      <text:p text:style-name="P17">#TASSonISS</text:p>
      <text:p text:style-name="P17">-------</text:p>
      <text:p text:style-name="P17">Message from @reuters_news_agency</text:p>
      <text:p text:style-name="P17">Date and Time: 2025-01-10 18:08:44</text:p>
      <text:p text:style-name="P17">Link: https://t.me/c/1157324126/193474</text:p>
      <text:p text:style-name="P17">Text: How California fights fires from the skies</text:p>
      <text:p text:style-name="P17"/>
      <text:p text:style-name="P17">Cal Fire has its own fleet of aircraft operating from 14 airfields and 11 helicopter bases across the state that can reach most fires within about 20 minutes. The three main components of the fleet are tactical planes, airtankers and helicopters. All have specific roles but work together as a unit to combat fires.[Media]Map showing multiple flight paths of firefighting aircraft around the Palisades Fire in Los Angeles.</text:p>
      <text:p text:style-name="P17"/>
      <text:p text:style-name="P17">2025-01-10T17:05:57</text:p>
      <text:p text:style-name="P17">-------</text:p>
      <text:p text:style-name="P17">Message from @tassagency_en</text:p>
      <text:p text:style-name="P17">Date and Time: 2025-01-11 06:27:16</text:p>
      <text:p text:style-name="P17">Link: https://t.me/c/1654562332/44071</text:p>
      <text:p text:style-name="P17">Text: At least 11 people have died as a result of the fires in Los Angeles County, California, CNN reported.</text:p>
      <text:p text:style-name="P17"/>
      <text:p text:style-name="P17">According to the report, five people died in the Palisades fire zone, and six more – in the Eaton fire zone.</text:p>
      <text:p text:style-name="P17"/>
      <text:p text:style-name="P17">Currently, six wildfires are raging in Los Angeles County, covering a total area of 15,200 hectares. The two largest fires – Eaton and Palisades – have been contained by only 3% and 8%, respectively.</text:p>
      <text:p text:style-name="P17">-------</text:p>
      <text:p text:style-name="P17">Message from @tassagency_en</text:p>
      <text:p text:style-name="P17">Date and Time: 2025-01-11 07:24:20</text:p>
      <text:p text:style-name="P17"><text:soft-page-break/>Link: https://t.me/c/1654562332/44073</text:p>
      <text:p text:style-name="P17">Text: 📷 TASS special correspondent, Roscosmos cosmonaut Ivan Vagner photographed the fires in California from the ISS.</text:p>
      <text:p text:style-name="P17"/>
      <text:p text:style-name="P17">Photo: Ivan Vagner / Roscosmos/ TASS</text:p>
      <text:p text:style-name="P17"/>
      <text:p text:style-name="P17">#TASSonISS</text:p>
      <text:p text:style-name="P17">-------</text:p>
      <text:p text:style-name="P17">Message from @reuters_news_agency</text:p>
      <text:p text:style-name="P17">Date and Time: 2025-01-11 10:09:38</text:p>
      <text:p text:style-name="P17">Link: https://t.me/c/1157324126/193505</text:p>
      <text:p text:style-name="P17">Text: Hollywood celebrities clear their closets for fire aid</text:p>
      <text:p text:style-name="P17"/>
      <text:p text:style-name="P17">When wildfires destroyed parts of Los Angeles this week, real estate agent Jenna Cooper started asking friends for clothing and other items to help people in need.</text:p>
      <text:p text:style-name="P17"/>
      <text:p text:style-name="P17">Her request spread quickly through a network of powerful women. Actors including Sharon Stone and Halle Berry responded, providing sweaters, shoes, clothing, handbags, belts, pajamas and more pulled from their own collections.</text:p>
      <text:p text:style-name="P17"/>
      <text:p text:style-name="P17">"I'm packing up my entire closet," Berry wrote on Instagram. "If you live in the Southern California area, I urge you to do the same. This is something we can do right now."</text:p>
      <text:p text:style-name="P17"/>
      <text:p text:style-name="P17">2025-01-11T04:49:19</text:p>
      <text:p text:style-name="P17">-------</text:p>
      <text:p text:style-name="P17">Message from @tassagency_en</text:p>
      <text:p text:style-name="P17">Date and Time: 2025-01-11 17:40:49</text:p>
      <text:p text:style-name="P17">Link: https://t.me/c/1654562332/44095</text:p>
      <text:p text:style-name="P17">Text: ❗️The evacuation orders in the Los Angeles area, which experiences several severe wildfires, cover approximately 153,000 people, Los Angeles County Sheriff Robert Luna announced during a press conference.</text:p>
      <text:p text:style-name="P17"/>
      <text:p text:style-name="P17">According to the sheriff, potential evacuation notification remains active for 166,000 people. He added that fire still poses a threat for 57,000 buildings and noted that the cause of wildfires is being investigated with FBI's involvement.</text:p>
      <text:p text:style-name="P17"/>
      <text:p text:style-name="P17">He confirmed that at least 11 people were killed in the wildfires, while 13 people are missing.</text:p>
      <text:p text:style-name="P17">-------</text:p>
      <text:p text:style-name="P17">Message from @reuters_news_agency</text:p>
      <text:p text:style-name="P17">Date and Time: 2025-01-11 18:11:10</text:p>
      <text:p text:style-name="P17">Link: https://t.me/c/1157324126/193526</text:p>
      <text:p text:style-name="P17">Text: Los Angeles wildfire switches direction, posing new threat</text:p>
      <text:p text:style-name="P17"/>
      <text:p text:style-name="P17">The largest of the raging wildfires that have devastated parts of Los Angeles this week was reported to have shifted direction on Saturday, triggering more evacuation orders and posing a new challenge to exhausted firefighters.</text:p>
      <text:p text:style-name="P17"/>
      <text:p text:style-name="P17">Six simultaneous blazes that have ripped across Los Angeles County neighborhoods since Tuesday have killed at least 11 people and damaged or destroyed 10,000 structures. The toll is expected to mount when firefighters are able to conduct house-to-house searches.</text:p>
      <text:p text:style-name="P17"/>
      <text:p text:style-name="P17">2025-01-10T12:20:30</text:p>
      <text:p text:style-name="P17"><text:soft-page-break/>-------</text:p>
      <text:p text:style-name="P17">Message from @tassagency_en</text:p>
      <text:p text:style-name="P17">Date and Time: 2025-01-12 00:53:42</text:p>
      <text:p text:style-name="P17">Link: https://t.me/c/1654562332/44103</text:p>
      <text:p text:style-name="P17">Text: At least 13 people have died as a result of fires that rage in Los Angeles County, California, NBC reported.</text:p>
      <text:p text:style-name="P17"/>
      <text:p text:style-name="P17">According to the broadcaster, eight people died in the Eaton fire area, while another five lost their lives in Palisades. Earlier, County Sheriff Robert Luna reported 11 fatalities and 13 people missing.</text:p>
      <text:p text:style-name="P17">-------</text:p>
      <text:p text:style-name="P17">Message from @reuters_news_agency</text:p>
      <text:p text:style-name="P17">Date and Time: 2025-01-12 02:11:02</text:p>
      <text:p text:style-name="P17">Link: https://t.me/c/1157324126/193550</text:p>
      <text:p text:style-name="P17">Text: See Pacific Palisades before and after the devastating Los Angeles fires</text:p>
      <text:p text:style-name="P17"/>
      <text:p text:style-name="P17">Before one of the most destructive fires in California history swept through, the Pacific Palisades neighborhood on Los Angeles' west side was filled with expensive homes fronted by green, well-tended landscaping and popular boutiques and cafes.</text:p>
      <text:p text:style-name="P17"/>
      <text:p text:style-name="P17">This week, the Palisades Fire leveled much of it to blackened rubble. To see what has been lost, a Reuters video journalist visited the neighborhood on Friday to retrace the path taken by a YouTube travel influencer couple who made a video last year of a walking tour, which is being reproduced with their permission.</text:p>
      <text:p text:style-name="P17"/>
      <text:p text:style-name="P17">2025-01-11T20:21:16</text:p>
      <text:p text:style-name="P17">-------</text:p>
      <text:p text:style-name="P17">Message from @reuters_news_agency</text:p>
      <text:p text:style-name="P17">Date and Time: 2025-01-12 05:51:26</text:p>
      <text:p text:style-name="P17">Link: https://t.me/c/1157324126/193565</text:p>
      <text:p text:style-name="P17">Text: Animal rescuers care for LA fire evacuees - dogs, donkeys, horses</text:p>
      <text:p text:style-name="P17"/>
      <text:p text:style-name="P17">The pitbull mix arrived at Pasadena Humane covered in ash, his paw pads ulcerated from walking on fire debris, his lungs choked with smoke. A good Samaritan found the dog lying in rubble in Altadena, wrapped him in a blanket and brought him to the shelter.</text:p>
      <text:p text:style-name="P17"/>
      <text:p text:style-name="P17">Still too weak to walk Saturday, Canela was reunited with his owner - thanks to CNN’s coverage of the act of kindness. The injured pet continues to receive medical treatment and is one of more than 400 animals that have arrived at the Pasadena facility since the Southern California wildfires began last Tuesday.</text:p>
      <text:p text:style-name="P17"/>
      <text:p text:style-name="P17">2025-01-12T01:51:01</text:p>
      <text:p text:style-name="P17">-------</text:p>
      <text:p text:style-name="P17">Message from @CNNBrkNews</text:p>
      <text:p text:style-name="P17">Date and Time: 2025-01-12 17:10:47</text:p>
      <text:p text:style-name="P17">Link: https://t.me/c/1432836798/8080</text:p>
      <text:p text:style-name="P17">Text: ‌CNN Breaking News (Twitter)</text:p>
      <text:p text:style-name="P17"/>
      <text:p text:style-name="P17">Fire chief warns of "very high" fire threat as shifting conditions make it tricky for firefighters to get Los Angeles blazes fully contained. </text:p>
      <text:p text:style-name="P17"/>
      <text:p text:style-name="P17">Follow live updates. cnn.it/4aflH80</text:p>
      <text:p text:style-name="P17">-------</text:p>
      <text:p text:style-name="P17"><text:soft-page-break/>Message from @reuters_news_agency</text:p>
      <text:p text:style-name="P17">Date and Time: 2025-01-12 18:12:39</text:p>
      <text:p text:style-name="P17">Link: https://t.me/c/1157324126/193606</text:p>
      <text:p text:style-name="P17">Text: Neighborhoods under threat as Los Angeles Palisades fire rages on</text:p>
      <text:p text:style-name="P17"/>
      <text:p text:style-name="P17">Firefighters were slowly making progress in their battle to contain the inferno that has burned wide areas of Los Angeles' Pacific Palisades neighborhood to the ground, but spreading flames and strong winds still threatened communities in the populous San Fernando Valley on Sunday.</text:p>
      <text:p text:style-name="P17"/>
      <text:p text:style-name="P17">Aircraft dropped water and fire retardant on steep hills to stem the eastward spread of the Palisades Fire and KTLA television reported that ground crews had managed to save a number of houses, although others were lost.</text:p>
      <text:p text:style-name="P17"/>
      <text:p text:style-name="P17">"LA County had another night of unimaginable terror and heartbreak," Los Angeles County Supervisor Lindsey Horvath said.</text:p>
      <text:p text:style-name="P17"/>
      <text:p text:style-name="P17">2025-01-12T13:45:21</text:p>
      <text:p text:style-name="P17">-------</text:p>
      <text:p text:style-name="P17">Message from @reuters_news_agency</text:p>
      <text:p text:style-name="P17">Date and Time: 2025-01-12 18:12:56</text:p>
      <text:p text:style-name="P17">Link: https://t.me/c/1157324126/193617</text:p>
      <text:p text:style-name="P17">Text: LA Fires Updates: US military ready to respond</text:p>
      <text:p text:style-name="P17"/>
      <text:p text:style-name="P17">The flames have reduced whole neighborhoods to ruins.[Media]Pacific Palisades. REUTERS/David Ryder</text:p>
      <text:p text:style-name="P17"/>
      <text:p text:style-name="P17">2025-01-12T14:57:57</text:p>
      <text:p text:style-name="P17">-------</text:p>
      <text:p text:style-name="P17">Message from @CNNBrkNews</text:p>
      <text:p text:style-name="P17">Date and Time: 2025-01-13 01:55:22</text:p>
      <text:p text:style-name="P17">Link: https://t.me/c/1432836798/8081</text:p>
      <text:p text:style-name="P17">Text: ‌CNN Breaking News (Twitter)</text:p>
      <text:p text:style-name="P17"/>
      <text:p text:style-name="P17">Death toll in Los Angeles wildfires climbs to at least 24. Rising winds are expected to complicate firefighting efforts over the next few days. cnn.it/4hbTQYv</text:p>
      <text:p text:style-name="P17">-------</text:p>
      <text:p text:style-name="P17">Message from @tassagency_en</text:p>
      <text:p text:style-name="P17">Date and Time: 2025-01-13 17:37:14</text:p>
      <text:p text:style-name="P17">Link: https://t.me/c/1654562332/44178</text:p>
      <text:p text:style-name="P17">Text: Fires in California have affected an area larger than Paris, the California Department of Forestry and Fire Protection reported.</text:p>
      <text:p text:style-name="P17">-------</text:p>
      <text:p text:style-name="P17">Message from @reuters_news_agency</text:p>
      <text:p text:style-name="P17">Date and Time: 2025-01-13 18:14:19</text:p>
      <text:p text:style-name="P17">Link: https://t.me/c/1157324126/193683</text:p>
      <text:p text:style-name="P17">Text: LA blaze damage likely to be largest wildfire insured loss in US history</text:p>
      <text:p text:style-name="P17"/>
      <text:p text:style-name="P17">The Los Angeles wildfires, which have reduced entire neighborhoods to smoldering ruins and left an apocalyptic landscape, could become the costliest wildfires in U.S. history in terms of insured losses if analysts' estimates of up to $20 billion materialize.</text:p>
      <text:p text:style-name="P17"/>
      <text:p text:style-name="P17"><text:soft-page-break/>Dangerously high winds were expected to resume on Monday in Los Angeles, potentially hampering efforts to extinguish two stubborn wildfires that have claimed the lives of at least two dozen people.</text:p>
      <text:p text:style-name="P17"/>
      <text:p text:style-name="P17">2025-01-13T17:35:48</text:p>
      <text:p text:style-name="P17">-------</text:p>
      <text:p text:style-name="P17">Message from @reuters_news_agency</text:p>
      <text:p text:style-name="P17">Date and Time: 2025-01-14 02:15:14</text:p>
      <text:p text:style-name="P17">Link: https://t.me/c/1157324126/193712</text:p>
      <text:p text:style-name="P17">Text: Mexican firefighters prepare to do battle with LA fires</text:p>
      <text:p text:style-name="P17"/>
      <text:p text:style-name="P17">A contingent of 72 Mexican firefighters received a briefing from U.S. fire officials on Monday alongside their American counterparts before heading out to help fight the wildfires plaguing Southern California.</text:p>
      <text:p text:style-name="P17"/>
      <text:p text:style-name="P17">The group is made up of military specialists, including doctors, engineers and search and rescue personnel, as well as a group of firefighters from Mexico's equivalent of the U.S. Forest Service.</text:p>
      <text:p text:style-name="P17"/>
      <text:p text:style-name="P17">2025-01-13T21:52:28</text:p>
      <text:p text:style-name="P17">-------</text:p>
      <text:p text:style-name="P17">Message from @reuters_news_agency</text:p>
      <text:p text:style-name="P17">Date and Time: 2025-01-14 02:15:45</text:p>
      <text:p text:style-name="P17">Link: https://t.me/c/1157324126/193728</text:p>
      <text:p text:style-name="P17">Text: Search underway in Peru for trapped workers at small gold mine</text:p>
      <text:p text:style-name="P17"/>
      <text:p text:style-name="P17">Rescue workers in northern Peru were searching for trapped miners at a small gold mine on Monday , after the mine was allegedly attacked by suspected illegal miners, a local mayor said.</text:p>
      <text:p text:style-name="P17"/>
      <text:p text:style-name="P17">Segundo Armas, mayor of the Pataz district in the region of La Libertad, said that as many as 17 miners could be trapped at the small remote mine which collapsed after it was attacked on Sunday by "possibly rival miners."</text:p>
      <text:p text:style-name="P17"/>
      <text:p text:style-name="P17">The mayor was unable to confirm how many workers had been able to escape.</text:p>
      <text:p text:style-name="P17"/>
      <text:p text:style-name="P17">"The area is difficult to access and we are trying to confirm the number of those trapped," Armas said, adding that cellular service does not reach the mine.</text:p>
      <text:p text:style-name="P17"/>
      <text:p text:style-name="P17">2025-01-14T00:28:19</text:p>
      <text:p text:style-name="P17">-------</text:p>
      <text:p text:style-name="P17">Message from @tassagency_en</text:p>
      <text:p text:style-name="P17">Date and Time: 2025-01-14 07:43:12</text:p>
      <text:p text:style-name="P17">Link: https://t.me/c/1654562332/44212</text:p>
      <text:p text:style-name="P17">Text: ▶️ Economic losses from wildlife fires raging in the Los Angeles County of California are over $250 bln, AccuWeather reported.</text:p>
      <text:p text:style-name="P17"/>
      <text:p text:style-name="P17">"These fast-moving, wind-driven infernos have created one of the costliest wildfire disasters in modern US history,” said AccuWeather Chief Meteorologist Jonathan Porter. </text:p>
      <text:p text:style-name="P17"/>
      <text:p text:style-name="P17">The devastation left behind is heartbreaking, and the economic toll is staggering, the expert added.</text:p>
      <text:p text:style-name="P17"/>
      <text:p text:style-name="P17">Video: TASS/ALERTCalifornia/UC San Diego</text:p>
      <text:p text:style-name="P17">-------</text:p>
      <text:p text:style-name="P17"><text:soft-page-break/>Message from @tassagency_en</text:p>
      <text:p text:style-name="P17">Date and Time: 2025-01-14 09:28:12</text:p>
      <text:p text:style-name="P17">Link: https://t.me/c/1654562332/44217</text:p>
      <text:p text:style-name="P17">Text: The scale of devastations from wildfires in California is above the damage from a nuclear strike, US President-elect Donald Trump said. <text:s/>The death toll might noticeably grow subsequently, he added.</text:p>
      <text:p text:style-name="P17">-------</text:p>
      <text:p text:style-name="P17">Message from @reuters_news_agency</text:p>
      <text:p text:style-name="P17">Date and Time: 2025-01-14 10:14:52</text:p>
      <text:p text:style-name="P17">Link: https://t.me/c/1157324126/193737</text:p>
      <text:p text:style-name="P17">Text: Benin festival seeks to dispel voodoo stereotypes</text:p>
      <text:p text:style-name="P17"/>
      <text:p text:style-name="P17">Modeste Zinsou, manager of Benin's Python Temple, gently drapes a live snake around a visitor's neck at the country's annual voodoo festival, as spectators learn about the reptiles' sacred connection to voodoo spirituality.</text:p>
      <text:p text:style-name="P17"/>
      <text:p text:style-name="P17">Practitioners like Zinsou seek to combat negative stereotypes of voodoo, a 500-year-old religion that celebrates a rich pantheon of deities and spirits.</text:p>
      <text:p text:style-name="P17"/>
      <text:p text:style-name="P17">"Stop saying that voodoo is about dolls. Voodoo is spirituality. Voodoo is you, it's me. It's the air we breathe. It's the four elements, as we say: water, air, fire, and earth," Zinsou said.</text:p>
      <text:p text:style-name="P17"/>
      <text:p text:style-name="P17">Every January, the festival Vodun Days draws tourists and worshippers to the small Atlantic coast town of Ouidah, offering a varied programme of ceremonies, concerts and exhibitions.</text:p>
      <text:p text:style-name="P17"/>
      <text:p text:style-name="P17">2025-01-14T07:04:50</text:p>
      <text:p text:style-name="P17">-------</text:p>
      <text:p text:style-name="P17">Message from @reuters_news_agency</text:p>
      <text:p text:style-name="P17">Date and Time: 2025-01-14 18:38:05</text:p>
      <text:p text:style-name="P17">Link: https://t.me/c/1157324126/193806</text:p>
      <text:p text:style-name="P17">Text: Trump's Pentagon nominee Pete Hegseth slammed over remarks on women</text:p>
      <text:p text:style-name="P17"/>
      <text:p text:style-name="P17">President-elect Donald Trump's pick to lead the Pentagon, Pete Hegseth, came under fire during his confirmation hearing on Tuesday as Democrats railed against him and voiced deep concern about his inexperience, alleged drunkenness and past opposition to women in combat.</text:p>
      <text:p text:style-name="P17"/>
      <text:p text:style-name="P17">2025-01-14T11:13:26</text:p>
      <text:p text:style-name="P17">-------</text:p>
      <text:p text:style-name="P17">Message from @tassagency_en</text:p>
      <text:p text:style-name="P17">Date and Time: 2025-01-15 09:29:58</text:p>
      <text:p text:style-name="P17">Link: https://t.me/c/1654562332/44275</text:p>
      <text:p text:style-name="P17">Text: ▶️ Two new wildfires have broken out in southern California, Axios reports.</text:p>
      <text:p text:style-name="P17"/>
      <text:p text:style-name="P17">Video: TASS/Reuters/Spectee/Cal Fire</text:p>
      <text:p text:style-name="P17">-------</text:p>
      <text:p text:style-name="P17"><text:s text:c="3"/>Output: **Wildfires Ravage Los Angeles: A Catastrophe of Unprecedented Proportions**</text:p>
      <text:p text:style-name="P17"/>
      <text:p text:style-name="P17">In early January 2025, Los Angeles, California, was engulfed by a series of devastating wildfires that would become some of the worst in the state's history. Beginning around January 8th, multiple fires ignited across Los Angeles County, rapidly spreading due to dry conditions and strong Santa Ana winds. The Palisades and Eaton fires emerged as the most destructive, forcing mass evacuations and overwhelming firefighting resources.</text:p>
      <text:p text:style-name="P17"><text:soft-page-break/></text:p>
      <text:p text:style-name="P17">By January 9th, the fires had claimed at least five lives and destroyed over 1,000 buildings. The total area affected surpassed 10,000 hectares, and the economic impact was immediate. AccuWeather estimated initial damages and losses between $52 billion and $57 billion. As the fires continued, these figures soared, with losses exceeding $250 billion by January 14th. Insurers faced potential losses up to $20 billion, marking this as potentially the costliest wildfire disaster in U.S. history.</text:p>
      <text:p text:style-name="P17"/>
      <text:p text:style-name="P17">The flames did not discriminate, threatening both ordinary citizens and notable figures. Vice President Kamala Harris's Los Angeles residence was placed within an evacuation zone on January 8th. Celebrities like Gwyneth Paltrow and LeBron James were among those impacted, and the estates of Hunter Biden and Paris Hilton were destroyed. Over 175,000 people were left without power, and evacuation orders affected approximately 180,000 residents, with warnings extending to nearly 200,000 more.</text:p>
      <text:p text:style-name="P17"/>
      <text:p text:style-name="P17">Historically, California has faced severe wildfires, but the 2025 events surpassed previous records in scale and destruction. President Joe Biden described the situation as "the most widespread, devastating fire in California's history," and by January 12th, the death toll had risen to at least 24. President-elect Donald Trump compared the devastation to that of a nuclear strike, highlighting the unprecedented nature of the disaster and calling for the resignation of Governor Gavin Newsom.</text:p>
      <text:p text:style-name="P17"/>
      <text:p text:style-name="P17">Efforts to combat the fires included deploying about 600 members of the California National Guard and assistance from Mexican firefighters. Astronauts aboard the International Space Station captured images of the fires from orbit, underscoring the vast reach of the catastrophe. Despite these efforts, new wildfires broke out on January 15th, threatening to exacerbate the already dire situation.</text:p>
      <text:p text:style-name="P17"/>
      <text:p text:style-name="P17">The devastating wildfires of January 2025 serve as a grim reminder of the escalating impact of climate change and the increasing frequency of natural disasters. As Los Angeles begins the arduous process of recovery, the need for comprehensive strategies to prevent future catastrophes becomes ever more critical. Enhanced firefighting resources, improved infrastructure resilience, and proactive environmental policies will be essential to safeguard communities against the growing threat of wildfires.</text:p>
      <text:p text:style-name="P17"/>
      <text:p text:style-name="P17"/>
      <text:p text:style-name="P17"/>
      <text:p text:style-name="P17"/>
      <text:p text:style-name="P17"/>
      <text:p text:style-name="P17">28. gpt-4o:</text:p>
      <text:p text:style-name="P17"/>
      <text:p text:style-name="P17"/>
      <text:p text:style-name="P17"/>
      <text:p text:style-name="P17"/>
      <text:p text:style-name="P17"><text:s text:c="3"/>Prompt: prompt1.txt</text:p>
      <text:p text:style-name="P17"><text:s text:c="3"/>Thematic: thematics1.txt</text:p>
      <text:p text:style-name="P17"/>
      <text:p text:style-name="P17"><text:s text:c="3"/>Input: Write an emotional text based on the summary of posts below. Emphasize facts, research, and analytical conclusions. Include historical parallels and attempts to comprehend the current context. Divide the text into logical paragraphs and add specific numbers, dates, and examples. The text length should be between 1000 and 2000 characters.</text:p>
      <text:p text:style-name="P17">Example text format: Introduction with context description. Analysis of key factors. Historical perspective. Forecasts and conclusions.</text:p>
      <text:p text:style-name="P17"><text:soft-page-break/>Here is example post to inherit style:</text:p>
      <text:p text:style-name="P17">“I'll continue to post these Fog of War Updates when possible to give more clarity.</text:p>
      <text:p text:style-name="P17"/>
      <text:p text:style-name="P17">I continue to stress that this is just an opinion and analysis, one can take it, or leave it.</text:p>
      <text:p text:style-name="P17"/>
      <text:p text:style-name="P17">The reason for the urgency of my past posts is this.</text:p>
      <text:p text:style-name="P17"/>
      <text:p text:style-name="P17">As we have all seen, every day continues to be worse than the day before.</text:p>
      <text:p text:style-name="P17"/>
      <text:p text:style-name="P17">Every day, Israel continues and escalates their push more and more.</text:p>
      <text:p text:style-name="P17"/>
      <text:p text:style-name="P17">The report that they will continue to expand to "Lebanese targets" just makes sense. It makes sense because I believe we have already seen that happen day after day.</text:p>
      <text:p text:style-name="P17"/>
      <text:p text:style-name="P17">With Hezbollah seeming to start depleting their stockpile, it also reinforces this idea.</text:p>
      <text:p text:style-name="P17"/>
      <text:p text:style-name="P17">Why would Israel stop now if all it may take for them is another few more days or a week of escalation until Hezbollah fully submits?</text:p>
      <text:p text:style-name="P17"/>
      <text:p text:style-name="P17">This escalation will be accompanied by an expansion of their targeting in Beirut and around the country.</text:p>
      <text:p text:style-name="P17"/>
      <text:p text:style-name="P17">The more pressure for them, the better.</text:p>
      <text:p text:style-name="P17"/>
      <text:p text:style-name="P17">Given this, the prepare for the worst warning means this:</text:p>
      <text:p text:style-name="P17"/>
      <text:p text:style-name="P17">Eventually, as this push continues to intensify and widen, the targeting may become too close to home. May hit near you.</text:p>
      <text:p text:style-name="P17"/>
      <text:p text:style-name="P17">Talks of a ceasefire have already died down, meaning this push will likely continue.</text:p>
      <text:p text:style-name="P17"/>
      <text:p text:style-name="P17">All I am saying is, please be careful.</text:p>
      <text:p text:style-name="P17"/>
      <text:p text:style-name="P17">I am so sorry, I just need to say what I see. That is the job I've given myself since this began. Take it, or leave it.”</text:p>
      <text:p text:style-name="P17">Posts to summarize content during analysis:</text:p>
      <text:p text:style-name="P17">From 2025-01-06 15:38:54 to 2025-01-15 15:38:54</text:p>
      <text:p text:style-name="P17">Keywords: Los Angeles, California, LA, Fire, Flame, Palisades, wildfire</text:p>
      <text:p text:style-name="P17">Exclude words: Palestinian, Israel, Mali, Ukraine, Russia, shot, Korea, Tula, shooting, hit, India, murder, Cuban, Iranian, Moscow, France, Czech</text:p>
      <text:p text:style-name="P17">Channels: @CNNBrkNews, @nytimes, @reuters_news_agency, @tassagency_en</text:p>
      <text:p text:style-name="P17">Message from @tassagency_en</text:p>
      <text:p text:style-name="P17">Date and Time: 2025-01-08 09:29:17</text:p>
      <text:p text:style-name="P17">Link: https://t.me/c/1654562332/43890</text:p>
      <text:p text:style-name="P17">Text: US Vice President Kamala Harris' Los Angeles home has been placed within an evacuation zone due to a wildfire in California, NBC News reported.</text:p>
      <text:p text:style-name="P17"/>
      <text:p text:style-name="P17">The 350-square-meter house, located in an upscale Los Angeles neighborhood, was purchased in 2012 by Kamala Harris' husband, attorney Douglas Emhoff. Actress Gwyneth Paltrow and basketball star LeBron James are her neighbors. The four-bedroom home, which features a pool, is just a 10-minute walk from the Getty Museum. In 2024, the property was valued at $5 million.</text:p>
      <text:p text:style-name="P17"/>
      <text:p text:style-name="P17"><text:soft-page-break/>Earlier reports from US media indicated that the California wildfire has spread over 740 acres and continues to grow.</text:p>
      <text:p text:style-name="P17">-------</text:p>
      <text:p text:style-name="P17">Message from @CNNBrkNews</text:p>
      <text:p text:style-name="P17">Date and Time: 2025-01-08 17:02:42</text:p>
      <text:p text:style-name="P17">Link: https://t.me/c/1432836798/8060</text:p>
      <text:p text:style-name="P17">Text: CNN Breaking News (Twitter)</text:p>
      <text:p text:style-name="P17"/>
      <text:p text:style-name="P17">At least two people are dead and more than 1,100 structures destroyed as wildfires rage throughout the Los Angeles area. Follow live updates: cnn.it/3BPjGmn</text:p>
      <text:p text:style-name="P17">-------</text:p>
      <text:p text:style-name="P17">Message from @tassagency_en</text:p>
      <text:p text:style-name="P17">Date and Time: 2025-01-08 18:56:44</text:p>
      <text:p text:style-name="P17">Link: https://t.me/c/1654562332/43905</text:p>
      <text:p text:style-name="P17">Text: ▶️ Shots of a wildfire in California.</text:p>
      <text:p text:style-name="P17"/>
      <text:p text:style-name="P17">Video: TASS/Reuters/Spectee</text:p>
      <text:p text:style-name="P17">-------</text:p>
      <text:p text:style-name="P17">Message from @tassagency_en</text:p>
      <text:p text:style-name="P17">Date and Time: 2025-01-09 00:39:01</text:p>
      <text:p text:style-name="P17">Link: https://t.me/c/1654562332/43917</text:p>
      <text:p text:style-name="P17">Text: 📷 Five people were killed in the fires that broke out in Los Angeles County, California, Sheriff Robert Luna told ABC.</text:p>
      <text:p text:style-name="P17"/>
      <text:p text:style-name="P17">The total area of the fires has exceeded 10,000 hectares and continues to grow, according to the California fire department. </text:p>
      <text:p text:style-name="P17"/>
      <text:p text:style-name="P17">The fire has destroyed more than 1,000 buildings. According to forecasts of the AccuWeather consulting company, the damage and economic losses from the fire will range from $52 billion to $57 billion.</text:p>
      <text:p text:style-name="P17">-------</text:p>
      <text:p text:style-name="P17">Message from @CNNBrkNews</text:p>
      <text:p text:style-name="P17">Date and Time: 2025-01-09 02:33:21</text:p>
      <text:p text:style-name="P17">Link: https://t.me/c/1432836798/8063</text:p>
      <text:p text:style-name="P17">Text: ‌CNN Breaking News (Twitter)</text:p>
      <text:p text:style-name="P17"/>
      <text:p text:style-name="P17">At least 6 wildfires are burning across Los Angeles County. 5 people have been killed, and officials expect death toll to rise. </text:p>
      <text:p text:style-name="P17"/>
      <text:p text:style-name="P17">Follow live updates. cnn.it/4a97hWU</text:p>
      <text:p text:style-name="P17">-------</text:p>
      <text:p text:style-name="P17">Message from @tassagency_en</text:p>
      <text:p text:style-name="P17">Date and Time: 2025-01-09 08:38:16</text:p>
      <text:p text:style-name="P17">Link: https://t.me/c/1654562332/43942</text:p>
      <text:p text:style-name="P17">Text: What we know about wildfires in California:</text:p>
      <text:p text:style-name="P17"/>
      <text:p text:style-name="P17">▪️The total area of wildfires in Los Angeles has reached almost 11,000 hectares, California’s Department of Forestry and Fire Protection reported</text:p>
      <text:p text:style-name="P17"/>
      <text:p text:style-name="P17">▪️Over 175,000 people remain without power in Los Angeles</text:p>
      <text:p text:style-name="P17"/>
      <text:p text:style-name="P17"><text:soft-page-break/>▪️Low humidity accompanied by straight-line winds continues in the area of wildfires, the number of which has risen to six, CNN reported</text:p>
      <text:p text:style-name="P17"/>
      <text:p text:style-name="P17">▪️According to the latest reports, five people have been confirmed dead</text:p>
      <text:p text:style-name="P17"/>
      <text:p text:style-name="P17">▪️US President Joe Biden announced a major disaster declaration for California</text:p>
      <text:p text:style-name="P17"/>
      <text:p text:style-name="P17">▪️AccuWeather, a weather consulting firm, predicts the damage and economic losses from the wildfires will range from $52 billion to $57 billion</text:p>
      <text:p text:style-name="P17"/>
      <text:p text:style-name="P17">▪️US President-elect Donald Trump has called for the resignation of California’s Governor Gavin Newsom, holding him responsible for the situation</text:p>
      <text:p text:style-name="P17"/>
      <text:p text:style-name="P17">Video: TASS/Reuters/@ 3_di.chi/Erica Americaa</text:p>
      <text:p text:style-name="P17">-------</text:p>
      <text:p text:style-name="P17">Message from @tassagency_en</text:p>
      <text:p text:style-name="P17">Date and Time: 2025-01-09 15:31:57</text:p>
      <text:p text:style-name="P17">Link: https://t.me/c/1654562332/43957</text:p>
      <text:p text:style-name="P17">Text: 📹 Los Angeles continues its struggle against wildfires. </text:p>
      <text:p text:style-name="P17"/>
      <text:p text:style-name="P17"/>
      <text:p text:style-name="P17">Video: TASS/Chris Long</text:p>
      <text:p text:style-name="P17">-------</text:p>
      <text:p text:style-name="P17">Message from @tassagency_en</text:p>
      <text:p text:style-name="P17">Date and Time: 2025-01-09 19:05:57</text:p>
      <text:p text:style-name="P17">Link: https://t.me/c/1654562332/43975</text:p>
      <text:p text:style-name="P17">Text: ❗️Insurers may lose $20 bln from fires in California as the total damage stands at $50 bln, The Financial Times reports.</text:p>
      <text:p text:style-name="P17">-------</text:p>
      <text:p text:style-name="P17">Message from @tassagency_en</text:p>
      <text:p text:style-name="P17">Date and Time: 2025-01-09 19:21:37</text:p>
      <text:p text:style-name="P17">Link: https://t.me/c/1654562332/43976</text:p>
      <text:p text:style-name="P17">Text: Tens of thousands of residents have been told to evacuate wildfire-affected areas of Los Angeles, County Sheriff Robert Luna has told reporters.</text:p>
      <text:p text:style-name="P17"/>
      <text:p text:style-name="P17">“That's nearly 180,000 people in Los Angeles County that are currently under evacuation orders, with another close to 200,000 residents that are under evacuation warnings. I cannot emphasize enough that I urge residents that are asked to evacuate to follow our warnings,” he said. About two dozen looters have been arrested since the disaster broke out, the official said.</text:p>
      <text:p text:style-name="P17"/>
      <text:p text:style-name="P17">According to latest reports, five major wildfires are raging in Los Angeles County, with flames engulfing a total of almost 29,000 acres of land. Only two of the wildfires have been partially contained. Over 1,000 buildings have been destroyed as a result of the fires, including some in the city's most posh districts. Among the celebrities who lost their estates due to the wildfires are Hunter Biden, the son of the outgoing US president, as well as actress and model Paris Hilton.</text:p>
      <text:p text:style-name="P17">-------</text:p>
      <text:p text:style-name="P17">Message from @CNNBrkNews</text:p>
      <text:p text:style-name="P17">Date and Time: 2025-01-09 23:10:59</text:p>
      <text:p text:style-name="P17">Link: https://t.me/c/1432836798/8068</text:p>
      <text:p text:style-name="P17">Text: ‌CNN Breaking News (Twitter)</text:p>
      <text:p text:style-name="P17"/>
      <text:p text:style-name="P17"><text:soft-page-break/>Officials have confirmed a sixth death in the Los Angeles wildfires, but warn that it is unclear where the true death toll stands.</text:p>
      <text:p text:style-name="P17"/>
      <text:p text:style-name="P17">Follow live updates. cnn.it/40vH8NR</text:p>
      <text:p text:style-name="P17">-------</text:p>
      <text:p text:style-name="P17">Message from @tassagency_en</text:p>
      <text:p text:style-name="P17">Date and Time: 2025-01-10 02:14:01</text:p>
      <text:p text:style-name="P17">Link: https://t.me/c/1654562332/43997</text:p>
      <text:p text:style-name="P17">Text: 📷 US President Joe Biden described the wildfires in California as the worst ever in that state.</text:p>
      <text:p text:style-name="P17"/>
      <text:p text:style-name="P17">"This is the most widespread, devastating fire in California's history," Biden said on Thursday.</text:p>
      <text:p text:style-name="P17"/>
      <text:p text:style-name="P17">The death toll from the fires that are ravaging Los Angeles County has increased to six, CNN reported.</text:p>
      <text:p text:style-name="P17">-------</text:p>
      <text:p text:style-name="P17">Message from @tassagency_en</text:p>
      <text:p text:style-name="P17">Date and Time: 2025-01-10 10:34:22</text:p>
      <text:p text:style-name="P17">Link: https://t.me/c/1654562332/44014</text:p>
      <text:p text:style-name="P17">Text: ▶️ Los Angeles will impose a curfew due to the wildfires, the county sheriff told the Los Angeles Times newspaper. </text:p>
      <text:p text:style-name="P17"/>
      <text:p text:style-name="P17">Video: TASS/Reuters</text:p>
      <text:p text:style-name="P17">-------</text:p>
      <text:p text:style-name="P17">Message from @tassagency_en</text:p>
      <text:p text:style-name="P17">Date and Time: 2025-01-10 14:11:13</text:p>
      <text:p text:style-name="P17">Link: https://t.me/c/1654562332/44024</text:p>
      <text:p text:style-name="P17">Text: ▶️ Real property owners may sustain losses up to $315 bln due to the fire in California, Nika Estate realty agency told TASS.</text:p>
      <text:p text:style-name="P17"/>
      <text:p text:style-name="P17">Video: TASS/Reuters/Cover Media</text:p>
      <text:p text:style-name="P17">-------</text:p>
      <text:p text:style-name="P17">Message from @tassagency_en</text:p>
      <text:p text:style-name="P17">Date and Time: 2025-01-10 16:27:03</text:p>
      <text:p text:style-name="P17">Link: https://t.me/c/1654562332/44034</text:p>
      <text:p text:style-name="P17">Text: ▶️ About 600 servicemembers of the California National Guard will help fight wildfires, Governor Gavin Newsom said.</text:p>
      <text:p text:style-name="P17"/>
      <text:p text:style-name="P17">Video: TASS/Reuters/Anadolu Agency</text:p>
      <text:p text:style-name="P17">-------</text:p>
      <text:p text:style-name="P17">Message from @tassagency_en</text:p>
      <text:p text:style-name="P17">Date and Time: 2025-01-10 16:56:36</text:p>
      <text:p text:style-name="P17">Link: https://t.me/c/1654562332/44036</text:p>
      <text:p text:style-name="P17">Text: 📷 A Roscosmos cosmonaut shares photos of the fires raging in Los Angeles from orbit.</text:p>
      <text:p text:style-name="P17"/>
      <text:p text:style-name="P17">Photo: Roscosmos cosmonaut Alexander Gorbunov</text:p>
      <text:p text:style-name="P17"/>
      <text:p text:style-name="P17">#TASSonISS</text:p>
      <text:p text:style-name="P17">-------</text:p>
      <text:p text:style-name="P17">Message from @reuters_news_agency</text:p>
      <text:p text:style-name="P17">Date and Time: 2025-01-10 18:08:44</text:p>
      <text:p text:style-name="P17">Link: https://t.me/c/1157324126/193474</text:p>
      <text:p text:style-name="P17">Text: How California fights fires from the skies</text:p>
      <text:p text:style-name="P17"><text:soft-page-break/></text:p>
      <text:p text:style-name="P17">Cal Fire has its own fleet of aircraft operating from 14 airfields and 11 helicopter bases across the state that can reach most fires within about 20 minutes. The three main components of the fleet are tactical planes, airtankers and helicopters. All have specific roles but work together as a unit to combat fires.[Media]Map showing multiple flight paths of firefighting aircraft around the Palisades Fire in Los Angeles.</text:p>
      <text:p text:style-name="P17"/>
      <text:p text:style-name="P17">2025-01-10T17:05:57</text:p>
      <text:p text:style-name="P17">-------</text:p>
      <text:p text:style-name="P17">Message from @tassagency_en</text:p>
      <text:p text:style-name="P17">Date and Time: 2025-01-11 06:27:16</text:p>
      <text:p text:style-name="P17">Link: https://t.me/c/1654562332/44071</text:p>
      <text:p text:style-name="P17">Text: At least 11 people have died as a result of the fires in Los Angeles County, California, CNN reported.</text:p>
      <text:p text:style-name="P17"/>
      <text:p text:style-name="P17">According to the report, five people died in the Palisades fire zone, and six more – in the Eaton fire zone.</text:p>
      <text:p text:style-name="P17"/>
      <text:p text:style-name="P17">Currently, six wildfires are raging in Los Angeles County, covering a total area of 15,200 hectares. The two largest fires – Eaton and Palisades – have been contained by only 3% and 8%, respectively.</text:p>
      <text:p text:style-name="P17">-------</text:p>
      <text:p text:style-name="P17">Message from @tassagency_en</text:p>
      <text:p text:style-name="P17">Date and Time: 2025-01-11 07:24:20</text:p>
      <text:p text:style-name="P17">Link: https://t.me/c/1654562332/44073</text:p>
      <text:p text:style-name="P17">Text: 📷 TASS special correspondent, Roscosmos cosmonaut Ivan Vagner photographed the fires in California from the ISS.</text:p>
      <text:p text:style-name="P17"/>
      <text:p text:style-name="P17">Photo: Ivan Vagner / Roscosmos/ TASS</text:p>
      <text:p text:style-name="P17"/>
      <text:p text:style-name="P17">#TASSonISS</text:p>
      <text:p text:style-name="P17">-------</text:p>
      <text:p text:style-name="P17">Message from @reuters_news_agency</text:p>
      <text:p text:style-name="P17">Date and Time: 2025-01-11 10:09:38</text:p>
      <text:p text:style-name="P17">Link: https://t.me/c/1157324126/193505</text:p>
      <text:p text:style-name="P17">Text: Hollywood celebrities clear their closets for fire aid</text:p>
      <text:p text:style-name="P17"/>
      <text:p text:style-name="P17">When wildfires destroyed parts of Los Angeles this week, real estate agent Jenna Cooper started asking friends for clothing and other items to help people in need.</text:p>
      <text:p text:style-name="P17"/>
      <text:p text:style-name="P17">Her request spread quickly through a network of powerful women. Actors including Sharon Stone and Halle Berry responded, providing sweaters, shoes, clothing, handbags, belts, pajamas and more pulled from their own collections.</text:p>
      <text:p text:style-name="P17"/>
      <text:p text:style-name="P17">"I'm packing up my entire closet," Berry wrote on Instagram. "If you live in the Southern California area, I urge you to do the same. This is something we can do right now."</text:p>
      <text:p text:style-name="P17"/>
      <text:p text:style-name="P17">2025-01-11T04:49:19</text:p>
      <text:p text:style-name="P17">-------</text:p>
      <text:p text:style-name="P17">Message from @tassagency_en</text:p>
      <text:p text:style-name="P17">Date and Time: 2025-01-11 17:40:49</text:p>
      <text:p text:style-name="P17">Link: https://t.me/c/1654562332/44095</text:p>
      <text:p text:style-name="P17"><text:soft-page-break/>Text: ❗️The evacuation orders in the Los Angeles area, which experiences several severe wildfires, cover approximately 153,000 people, Los Angeles County Sheriff Robert Luna announced during a press conference.</text:p>
      <text:p text:style-name="P17"/>
      <text:p text:style-name="P17">According to the sheriff, potential evacuation notification remains active for 166,000 people. He added that fire still poses a threat for 57,000 buildings and noted that the cause of wildfires is being investigated with FBI's involvement.</text:p>
      <text:p text:style-name="P17"/>
      <text:p text:style-name="P17">He confirmed that at least 11 people were killed in the wildfires, while 13 people are missing.</text:p>
      <text:p text:style-name="P17">-------</text:p>
      <text:p text:style-name="P17">Message from @reuters_news_agency</text:p>
      <text:p text:style-name="P17">Date and Time: 2025-01-11 18:11:10</text:p>
      <text:p text:style-name="P17">Link: https://t.me/c/1157324126/193526</text:p>
      <text:p text:style-name="P17">Text: Los Angeles wildfire switches direction, posing new threat</text:p>
      <text:p text:style-name="P17"/>
      <text:p text:style-name="P17">The largest of the raging wildfires that have devastated parts of Los Angeles this week was reported to have shifted direction on Saturday, triggering more evacuation orders and posing a new challenge to exhausted firefighters.</text:p>
      <text:p text:style-name="P17"/>
      <text:p text:style-name="P17">Six simultaneous blazes that have ripped across Los Angeles County neighborhoods since Tuesday have killed at least 11 people and damaged or destroyed 10,000 structures. The toll is expected to mount when firefighters are able to conduct house-to-house searches.</text:p>
      <text:p text:style-name="P17"/>
      <text:p text:style-name="P17">2025-01-10T12:20:30</text:p>
      <text:p text:style-name="P17">-------</text:p>
      <text:p text:style-name="P17">Message from @tassagency_en</text:p>
      <text:p text:style-name="P17">Date and Time: 2025-01-12 00:53:42</text:p>
      <text:p text:style-name="P17">Link: https://t.me/c/1654562332/44103</text:p>
      <text:p text:style-name="P17">Text: At least 13 people have died as a result of fires that rage in Los Angeles County, California, NBC reported.</text:p>
      <text:p text:style-name="P17"/>
      <text:p text:style-name="P17">According to the broadcaster, eight people died in the Eaton fire area, while another five lost their lives in Palisades. Earlier, County Sheriff Robert Luna reported 11 fatalities and 13 people missing.</text:p>
      <text:p text:style-name="P17">-------</text:p>
      <text:p text:style-name="P17">Message from @reuters_news_agency</text:p>
      <text:p text:style-name="P17">Date and Time: 2025-01-12 02:11:02</text:p>
      <text:p text:style-name="P17">Link: https://t.me/c/1157324126/193550</text:p>
      <text:p text:style-name="P17">Text: See Pacific Palisades before and after the devastating Los Angeles fires</text:p>
      <text:p text:style-name="P17"/>
      <text:p text:style-name="P17">Before one of the most destructive fires in California history swept through, the Pacific Palisades neighborhood on Los Angeles' west side was filled with expensive homes fronted by green, well-tended landscaping and popular boutiques and cafes.</text:p>
      <text:p text:style-name="P17"/>
      <text:p text:style-name="P17">This week, the Palisades Fire leveled much of it to blackened rubble. To see what has been lost, a Reuters video journalist visited the neighborhood on Friday to retrace the path taken by a YouTube travel influencer couple who made a video last year of a walking tour, which is being reproduced with their permission.</text:p>
      <text:p text:style-name="P17"/>
      <text:p text:style-name="P17">2025-01-11T20:21:16</text:p>
      <text:p text:style-name="P17">-------</text:p>
      <text:p text:style-name="P17">Message from @reuters_news_agency</text:p>
      <text:p text:style-name="P17">Date and Time: 2025-01-12 05:51:26</text:p>
      <text:p text:style-name="P17"><text:soft-page-break/>Link: https://t.me/c/1157324126/193565</text:p>
      <text:p text:style-name="P17">Text: Animal rescuers care for LA fire evacuees - dogs, donkeys, horses</text:p>
      <text:p text:style-name="P17"/>
      <text:p text:style-name="P17">The pitbull mix arrived at Pasadena Humane covered in ash, his paw pads ulcerated from walking on fire debris, his lungs choked with smoke. A good Samaritan found the dog lying in rubble in Altadena, wrapped him in a blanket and brought him to the shelter.</text:p>
      <text:p text:style-name="P17"/>
      <text:p text:style-name="P17">Still too weak to walk Saturday, Canela was reunited with his owner - thanks to CNN’s coverage of the act of kindness. The injured pet continues to receive medical treatment and is one of more than 400 animals that have arrived at the Pasadena facility since the Southern California wildfires began last Tuesday.</text:p>
      <text:p text:style-name="P17"/>
      <text:p text:style-name="P17">2025-01-12T01:51:01</text:p>
      <text:p text:style-name="P17">-------</text:p>
      <text:p text:style-name="P17">Message from @CNNBrkNews</text:p>
      <text:p text:style-name="P17">Date and Time: 2025-01-12 17:10:47</text:p>
      <text:p text:style-name="P17">Link: https://t.me/c/1432836798/8080</text:p>
      <text:p text:style-name="P17">Text: ‌CNN Breaking News (Twitter)</text:p>
      <text:p text:style-name="P17"/>
      <text:p text:style-name="P17">Fire chief warns of "very high" fire threat as shifting conditions make it tricky for firefighters to get Los Angeles blazes fully contained. </text:p>
      <text:p text:style-name="P17"/>
      <text:p text:style-name="P17">Follow live updates. cnn.it/4aflH80</text:p>
      <text:p text:style-name="P17">-------</text:p>
      <text:p text:style-name="P17">Message from @reuters_news_agency</text:p>
      <text:p text:style-name="P17">Date and Time: 2025-01-12 18:12:39</text:p>
      <text:p text:style-name="P17">Link: https://t.me/c/1157324126/193606</text:p>
      <text:p text:style-name="P17">Text: Neighborhoods under threat as Los Angeles Palisades fire rages on</text:p>
      <text:p text:style-name="P17"/>
      <text:p text:style-name="P17">Firefighters were slowly making progress in their battle to contain the inferno that has burned wide areas of Los Angeles' Pacific Palisades neighborhood to the ground, but spreading flames and strong winds still threatened communities in the populous San Fernando Valley on Sunday.</text:p>
      <text:p text:style-name="P17"/>
      <text:p text:style-name="P17">Aircraft dropped water and fire retardant on steep hills to stem the eastward spread of the Palisades Fire and KTLA television reported that ground crews had managed to save a number of houses, although others were lost.</text:p>
      <text:p text:style-name="P17"/>
      <text:p text:style-name="P17">"LA County had another night of unimaginable terror and heartbreak," Los Angeles County Supervisor Lindsey Horvath said.</text:p>
      <text:p text:style-name="P17"/>
      <text:p text:style-name="P17">2025-01-12T13:45:21</text:p>
      <text:p text:style-name="P17">-------</text:p>
      <text:p text:style-name="P17">Message from @reuters_news_agency</text:p>
      <text:p text:style-name="P17">Date and Time: 2025-01-12 18:12:56</text:p>
      <text:p text:style-name="P17">Link: https://t.me/c/1157324126/193617</text:p>
      <text:p text:style-name="P17">Text: LA Fires Updates: US military ready to respond</text:p>
      <text:p text:style-name="P17"/>
      <text:p text:style-name="P17">The flames have reduced whole neighborhoods to ruins.[Media]Pacific Palisades. REUTERS/David Ryder</text:p>
      <text:p text:style-name="P17"/>
      <text:p text:style-name="P17">2025-01-12T14:57:57</text:p>
      <text:p text:style-name="P17">-------</text:p>
      <text:p text:style-name="P17"><text:soft-page-break/>Message from @CNNBrkNews</text:p>
      <text:p text:style-name="P17">Date and Time: 2025-01-13 01:55:22</text:p>
      <text:p text:style-name="P17">Link: https://t.me/c/1432836798/8081</text:p>
      <text:p text:style-name="P17">Text: ‌CNN Breaking News (Twitter)</text:p>
      <text:p text:style-name="P17"/>
      <text:p text:style-name="P17">Death toll in Los Angeles wildfires climbs to at least 24. Rising winds are expected to complicate firefighting efforts over the next few days. cnn.it/4hbTQYv</text:p>
      <text:p text:style-name="P17">-------</text:p>
      <text:p text:style-name="P17">Message from @tassagency_en</text:p>
      <text:p text:style-name="P17">Date and Time: 2025-01-13 17:37:14</text:p>
      <text:p text:style-name="P17">Link: https://t.me/c/1654562332/44178</text:p>
      <text:p text:style-name="P17">Text: Fires in California have affected an area larger than Paris, the California Department of Forestry and Fire Protection reported.</text:p>
      <text:p text:style-name="P17">-------</text:p>
      <text:p text:style-name="P17">Message from @reuters_news_agency</text:p>
      <text:p text:style-name="P17">Date and Time: 2025-01-13 18:14:19</text:p>
      <text:p text:style-name="P17">Link: https://t.me/c/1157324126/193683</text:p>
      <text:p text:style-name="P17">Text: LA blaze damage likely to be largest wildfire insured loss in US history</text:p>
      <text:p text:style-name="P17"/>
      <text:p text:style-name="P17">The Los Angeles wildfires, which have reduced entire neighborhoods to smoldering ruins and left an apocalyptic landscape, could become the costliest wildfires in U.S. history in terms of insured losses if analysts' estimates of up to $20 billion materialize.</text:p>
      <text:p text:style-name="P17"/>
      <text:p text:style-name="P17">Dangerously high winds were expected to resume on Monday in Los Angeles, potentially hampering efforts to extinguish two stubborn wildfires that have claimed the lives of at least two dozen people.</text:p>
      <text:p text:style-name="P17"/>
      <text:p text:style-name="P17">2025-01-13T17:35:48</text:p>
      <text:p text:style-name="P17">-------</text:p>
      <text:p text:style-name="P17">Message from @reuters_news_agency</text:p>
      <text:p text:style-name="P17">Date and Time: 2025-01-14 02:15:14</text:p>
      <text:p text:style-name="P17">Link: https://t.me/c/1157324126/193712</text:p>
      <text:p text:style-name="P17">Text: Mexican firefighters prepare to do battle with LA fires</text:p>
      <text:p text:style-name="P17"/>
      <text:p text:style-name="P17">A contingent of 72 Mexican firefighters received a briefing from U.S. fire officials on Monday alongside their American counterparts before heading out to help fight the wildfires plaguing Southern California.</text:p>
      <text:p text:style-name="P17"/>
      <text:p text:style-name="P17">The group is made up of military specialists, including doctors, engineers and search and rescue personnel, as well as a group of firefighters from Mexico's equivalent of the U.S. Forest Service.</text:p>
      <text:p text:style-name="P17"/>
      <text:p text:style-name="P17">2025-01-13T21:52:28</text:p>
      <text:p text:style-name="P17">-------</text:p>
      <text:p text:style-name="P17">Message from @reuters_news_agency</text:p>
      <text:p text:style-name="P17">Date and Time: 2025-01-14 02:15:45</text:p>
      <text:p text:style-name="P17">Link: https://t.me/c/1157324126/193728</text:p>
      <text:p text:style-name="P17">Text: Search underway in Peru for trapped workers at small gold mine</text:p>
      <text:p text:style-name="P17"/>
      <text:p text:style-name="P17">Rescue workers in northern Peru were searching for trapped miners at a small gold mine on Monday , after the mine was allegedly attacked by suspected illegal miners, a local mayor said.</text:p>
      <text:p text:style-name="P17"/>
      <text:p text:style-name="P17"><text:soft-page-break/>Segundo Armas, mayor of the Pataz district in the region of La Libertad, said that as many as 17 miners could be trapped at the small remote mine which collapsed after it was attacked on Sunday by "possibly rival miners."</text:p>
      <text:p text:style-name="P17"/>
      <text:p text:style-name="P17">The mayor was unable to confirm how many workers had been able to escape.</text:p>
      <text:p text:style-name="P17"/>
      <text:p text:style-name="P17">"The area is difficult to access and we are trying to confirm the number of those trapped," Armas said, adding that cellular service does not reach the mine.</text:p>
      <text:p text:style-name="P17"/>
      <text:p text:style-name="P17">2025-01-14T00:28:19</text:p>
      <text:p text:style-name="P17">-------</text:p>
      <text:p text:style-name="P17">Message from @tassagency_en</text:p>
      <text:p text:style-name="P17">Date and Time: 2025-01-14 07:43:12</text:p>
      <text:p text:style-name="P17">Link: https://t.me/c/1654562332/44212</text:p>
      <text:p text:style-name="P17">Text: ▶️ Economic losses from wildlife fires raging in the Los Angeles County of California are over $250 bln, AccuWeather reported.</text:p>
      <text:p text:style-name="P17"/>
      <text:p text:style-name="P17">"These fast-moving, wind-driven infernos have created one of the costliest wildfire disasters in modern US history,” said AccuWeather Chief Meteorologist Jonathan Porter. </text:p>
      <text:p text:style-name="P17"/>
      <text:p text:style-name="P17">The devastation left behind is heartbreaking, and the economic toll is staggering, the expert added.</text:p>
      <text:p text:style-name="P17"/>
      <text:p text:style-name="P17">Video: TASS/ALERTCalifornia/UC San Diego</text:p>
      <text:p text:style-name="P17">-------</text:p>
      <text:p text:style-name="P17">Message from @tassagency_en</text:p>
      <text:p text:style-name="P17">Date and Time: 2025-01-14 09:28:12</text:p>
      <text:p text:style-name="P17">Link: https://t.me/c/1654562332/44217</text:p>
      <text:p text:style-name="P17">Text: The scale of devastations from wildfires in California is above the damage from a nuclear strike, US President-elect Donald Trump said. <text:s/>The death toll might noticeably grow subsequently, he added.</text:p>
      <text:p text:style-name="P17">-------</text:p>
      <text:p text:style-name="P17">Message from @reuters_news_agency</text:p>
      <text:p text:style-name="P17">Date and Time: 2025-01-14 10:14:52</text:p>
      <text:p text:style-name="P17">Link: https://t.me/c/1157324126/193737</text:p>
      <text:p text:style-name="P17">Text: Benin festival seeks to dispel voodoo stereotypes</text:p>
      <text:p text:style-name="P17"/>
      <text:p text:style-name="P17">Modeste Zinsou, manager of Benin's Python Temple, gently drapes a live snake around a visitor's neck at the country's annual voodoo festival, as spectators learn about the reptiles' sacred connection to voodoo spirituality.</text:p>
      <text:p text:style-name="P17"/>
      <text:p text:style-name="P17">Practitioners like Zinsou seek to combat negative stereotypes of voodoo, a 500-year-old religion that celebrates a rich pantheon of deities and spirits.</text:p>
      <text:p text:style-name="P17"/>
      <text:p text:style-name="P17">"Stop saying that voodoo is about dolls. Voodoo is spirituality. Voodoo is you, it's me. It's the air we breathe. It's the four elements, as we say: water, air, fire, and earth," Zinsou said.</text:p>
      <text:p text:style-name="P17"/>
      <text:p text:style-name="P17">Every January, the festival Vodun Days draws tourists and worshippers to the small Atlantic coast town of Ouidah, offering a varied programme of ceremonies, concerts and exhibitions.</text:p>
      <text:p text:style-name="P17"/>
      <text:p text:style-name="P17">2025-01-14T07:04:50</text:p>
      <text:p text:style-name="P17">-------</text:p>
      <text:p text:style-name="P17">Message from @reuters_news_agency</text:p>
      <text:p text:style-name="P17"><text:soft-page-break/>Date and Time: 2025-01-14 18:38:05</text:p>
      <text:p text:style-name="P17">Link: https://t.me/c/1157324126/193806</text:p>
      <text:p text:style-name="P17">Text: Trump's Pentagon nominee Pete Hegseth slammed over remarks on women</text:p>
      <text:p text:style-name="P17"/>
      <text:p text:style-name="P17">President-elect Donald Trump's pick to lead the Pentagon, Pete Hegseth, came under fire during his confirmation hearing on Tuesday as Democrats railed against him and voiced deep concern about his inexperience, alleged drunkenness and past opposition to women in combat.</text:p>
      <text:p text:style-name="P17"/>
      <text:p text:style-name="P17">2025-01-14T11:13:26</text:p>
      <text:p text:style-name="P17">-------</text:p>
      <text:p text:style-name="P17">Message from @tassagency_en</text:p>
      <text:p text:style-name="P17">Date and Time: 2025-01-15 09:29:58</text:p>
      <text:p text:style-name="P17">Link: https://t.me/c/1654562332/44275</text:p>
      <text:p text:style-name="P17">Text: ▶️ Two new wildfires have broken out in southern California, Axios reports.</text:p>
      <text:p text:style-name="P17"/>
      <text:p text:style-name="P17">Video: TASS/Reuters/Spectee/Cal Fire</text:p>
      <text:p text:style-name="P17">-------</text:p>
      <text:p text:style-name="P17"><text:s text:c="3"/>Output: The intense and ferocious wildfires that tore through Los Angeles County in January 2025 left an indelible mark, likened to past catastrophic events in history. The infernos, described by President Joe Biden as the most devastating in California's history, have transformed the landscape into scenes reminiscent of an apocalyptic ruin. By January 13, the fires had claimed 24 lives, with thousands of residents facing mandatory evacuations, encapsulating the dire urgency for immediate and effective response. </text:p>
      <text:p text:style-name="P17"/>
      <text:p text:style-name="P17">Analyzing the numbers only deepens our understanding of the destruction: over 10,000 hectares have been consumed, with economic losses forecasted between $52 billion and $250 billion. This staggering figure is on par with the devastation seen in historic crises. For instance, the 1871 Great Chicago Fire, one of America's most infamous fires, resulted in up to $200 million in damages, a figure which held until the current disaster adjusted for inflation. Comparable, too, is Texas’s 2011 wildfire season which saw $5 billion in damages to agricultural structures, a starkly lesser amount than what California experienced over this short span.</text:p>
      <text:p text:style-name="P17"/>
      <text:p text:style-name="P17">Historically speaking, California fires have only increased in magnitude and frequency due to climate change, underlining a distressing trend. However, alongside grim predictions, hope emerges from the coordinated firefighting efforts. The deployment of Californian, Mexican, and US national guards has been instrumental, with the introduction of air fleets and specialized firefighters to control and contain the raging blazes. This blend of local and international manpower echoes global collaboration highlighted during World War II, another tumultuous time addressing environmental and industrial tragedies with unified response efforts.</text:p>
      <text:p text:style-name="P17"/>
      <text:p text:style-name="P17">In future forecasts, as the winds die down and firefighters gain the upper hand, the quest for understanding, rebuilding, and prevention remains. Communities will need to implement stronger infrastructural defenses characterized by fire-resilient designs and policies shaped by a deeper comprehension of climate behaviors. This catastrophe serves as a poignant reminder that our collective action now will determine the severity of those yet to come. It forces reflections on how we confront the perils exacerbated by a warming planet and how collaboration and innovation can form the crux of preventing such devastation again.</text:p>
      <text:p text:style-name="P17"/>
      <text:p text:style-name="P17"/>
      <text:p text:style-name="P17"/>
      <text:p text:style-name="P17"/>
      <text:p text:style-name="P17"/>
      <text:p text:style-name="P17"><text:soft-page-break/>29. o1-mini:</text:p>
      <text:p text:style-name="P17"/>
      <text:p text:style-name="P17"/>
      <text:p text:style-name="P17"/>
      <text:p text:style-name="P17"/>
      <text:p text:style-name="P17"><text:s text:c="3"/>Prompt: prompt1.txt</text:p>
      <text:p text:style-name="P17"><text:s text:c="3"/>Thematic: thematics1.txt</text:p>
      <text:p text:style-name="P17"/>
      <text:p text:style-name="P17"><text:s text:c="3"/>Input: Write an emotional text based on the summary of posts below. Emphasize facts, research, and analytical conclusions. Include historical parallels and attempts to comprehend the current context. Divide the text into logical paragraphs and add specific numbers, dates, and examples. The text length should be between 1000 and 2000 characters.</text:p>
      <text:p text:style-name="P17">Example text format: Introduction with context description. Analysis of key factors. Historical perspective. Forecasts and conclusions.</text:p>
      <text:p text:style-name="P17">Here is example post to inherit style:</text:p>
      <text:p text:style-name="P17">“I'll continue to post these Fog of War Updates when possible to give more clarity.</text:p>
      <text:p text:style-name="P17"/>
      <text:p text:style-name="P17">I continue to stress that this is just an opinion and analysis, one can take it, or leave it.</text:p>
      <text:p text:style-name="P17"/>
      <text:p text:style-name="P17">The reason for the urgency of my past posts is this.</text:p>
      <text:p text:style-name="P17"/>
      <text:p text:style-name="P17">As we have all seen, every day continues to be worse than the day before.</text:p>
      <text:p text:style-name="P17"/>
      <text:p text:style-name="P17">Every day, Israel continues and escalates their push more and more.</text:p>
      <text:p text:style-name="P17"/>
      <text:p text:style-name="P17">The report that they will continue to expand to "Lebanese targets" just makes sense. It makes sense because I believe we have already seen that happen day after day.</text:p>
      <text:p text:style-name="P17"/>
      <text:p text:style-name="P17">With Hezbollah seeming to start depleting their stockpile, it also reinforces this idea.</text:p>
      <text:p text:style-name="P17"/>
      <text:p text:style-name="P17">Why would Israel stop now if all it may take for them is another few more days or a week of escalation until Hezbollah fully submits?</text:p>
      <text:p text:style-name="P17"/>
      <text:p text:style-name="P17">This escalation will be accompanied by an expansion of their targeting in Beirut and around the country.</text:p>
      <text:p text:style-name="P17"/>
      <text:p text:style-name="P17">The more pressure for them, the better.</text:p>
      <text:p text:style-name="P17"/>
      <text:p text:style-name="P17">Given this, the prepare for the worst warning means this:</text:p>
      <text:p text:style-name="P17"/>
      <text:p text:style-name="P17">Eventually, as this push continues to intensify and widen, the targeting may become too close to home. May hit near you.</text:p>
      <text:p text:style-name="P17"/>
      <text:p text:style-name="P17">Talks of a ceasefire have already died down, meaning this push will likely continue.</text:p>
      <text:p text:style-name="P17"/>
      <text:p text:style-name="P17">All I am saying is, please be careful.</text:p>
      <text:p text:style-name="P17"/>
      <text:p text:style-name="P17">I am so sorry, I just need to say what I see. That is the job I've given myself since this began. Take it, or leave it.”</text:p>
      <text:p text:style-name="P17">Posts to summarize content during analysis:</text:p>
      <text:p text:style-name="P17">From 2025-01-06 15:38:54 to 2025-01-15 15:38:54</text:p>
      <text:p text:style-name="P17">Keywords: Los Angeles, California, LA, Fire, Flame, Palisades, wildfire</text:p>
      <text:p text:style-name="P17"><text:soft-page-break/>Exclude words: Palestinian, Israel, Mali, Ukraine, Russia, shot, Korea, Tula, shooting, hit, India, murder, Cuban, Iranian, Moscow, France, Czech</text:p>
      <text:p text:style-name="P17">Channels: @CNNBrkNews, @nytimes, @reuters_news_agency, @tassagency_en</text:p>
      <text:p text:style-name="P17">Message from @tassagency_en</text:p>
      <text:p text:style-name="P17">Date and Time: 2025-01-08 09:29:17</text:p>
      <text:p text:style-name="P17">Link: https://t.me/c/1654562332/43890</text:p>
      <text:p text:style-name="P17">Text: US Vice President Kamala Harris' Los Angeles home has been placed within an evacuation zone due to a wildfire in California, NBC News reported.</text:p>
      <text:p text:style-name="P17"/>
      <text:p text:style-name="P17">The 350-square-meter house, located in an upscale Los Angeles neighborhood, was purchased in 2012 by Kamala Harris' husband, attorney Douglas Emhoff. Actress Gwyneth Paltrow and basketball star LeBron James are her neighbors. The four-bedroom home, which features a pool, is just a 10-minute walk from the Getty Museum. In 2024, the property was valued at $5 million.</text:p>
      <text:p text:style-name="P17"/>
      <text:p text:style-name="P17">Earlier reports from US media indicated that the California wildfire has spread over 740 acres and continues to grow.</text:p>
      <text:p text:style-name="P17">-------</text:p>
      <text:p text:style-name="P17">Message from @CNNBrkNews</text:p>
      <text:p text:style-name="P17">Date and Time: 2025-01-08 17:02:42</text:p>
      <text:p text:style-name="P17">Link: https://t.me/c/1432836798/8060</text:p>
      <text:p text:style-name="P17">Text: CNN Breaking News (Twitter)</text:p>
      <text:p text:style-name="P17"/>
      <text:p text:style-name="P17">At least two people are dead and more than 1,100 structures destroyed as wildfires rage throughout the Los Angeles area. Follow live updates: cnn.it/3BPjGmn</text:p>
      <text:p text:style-name="P17">-------</text:p>
      <text:p text:style-name="P17">Message from @tassagency_en</text:p>
      <text:p text:style-name="P17">Date and Time: 2025-01-08 18:56:44</text:p>
      <text:p text:style-name="P17">Link: https://t.me/c/1654562332/43905</text:p>
      <text:p text:style-name="P17">Text: ▶️ Shots of a wildfire in California.</text:p>
      <text:p text:style-name="P17"/>
      <text:p text:style-name="P17">Video: TASS/Reuters/Spectee</text:p>
      <text:p text:style-name="P17">-------</text:p>
      <text:p text:style-name="P17">Message from @tassagency_en</text:p>
      <text:p text:style-name="P17">Date and Time: 2025-01-09 00:39:01</text:p>
      <text:p text:style-name="P17">Link: https://t.me/c/1654562332/43917</text:p>
      <text:p text:style-name="P17">Text: 📷 Five people were killed in the fires that broke out in Los Angeles County, California, Sheriff Robert Luna told ABC.</text:p>
      <text:p text:style-name="P17"/>
      <text:p text:style-name="P17">The total area of the fires has exceeded 10,000 hectares and continues to grow, according to the California fire department. </text:p>
      <text:p text:style-name="P17"/>
      <text:p text:style-name="P17">The fire has destroyed more than 1,000 buildings. According to forecasts of the AccuWeather consulting company, the damage and economic losses from the fire will range from $52 billion to $57 billion.</text:p>
      <text:p text:style-name="P17">-------</text:p>
      <text:p text:style-name="P17">Message from @CNNBrkNews</text:p>
      <text:p text:style-name="P17">Date and Time: 2025-01-09 02:33:21</text:p>
      <text:p text:style-name="P17">Link: https://t.me/c/1432836798/8063</text:p>
      <text:p text:style-name="P17">Text: ‌CNN Breaking News (Twitter)</text:p>
      <text:p text:style-name="P17"/>
      <text:p text:style-name="P17">At least 6 wildfires are burning across Los Angeles County. 5 people have been killed, and officials expect death toll to rise. </text:p>
      <text:p text:style-name="P17"><text:soft-page-break/></text:p>
      <text:p text:style-name="P17">Follow live updates. cnn.it/4a97hWU</text:p>
      <text:p text:style-name="P17">-------</text:p>
      <text:p text:style-name="P17">Message from @tassagency_en</text:p>
      <text:p text:style-name="P17">Date and Time: 2025-01-09 08:38:16</text:p>
      <text:p text:style-name="P17">Link: https://t.me/c/1654562332/43942</text:p>
      <text:p text:style-name="P17">Text: What we know about wildfires in California:</text:p>
      <text:p text:style-name="P17"/>
      <text:p text:style-name="P17">▪️The total area of wildfires in Los Angeles has reached almost 11,000 hectares, California’s Department of Forestry and Fire Protection reported</text:p>
      <text:p text:style-name="P17"/>
      <text:p text:style-name="P17">▪️Over 175,000 people remain without power in Los Angeles</text:p>
      <text:p text:style-name="P17"/>
      <text:p text:style-name="P17">▪️Low humidity accompanied by straight-line winds continues in the area of wildfires, the number of which has risen to six, CNN reported</text:p>
      <text:p text:style-name="P17"/>
      <text:p text:style-name="P17">▪️According to the latest reports, five people have been confirmed dead</text:p>
      <text:p text:style-name="P17"/>
      <text:p text:style-name="P17">▪️US President Joe Biden announced a major disaster declaration for California</text:p>
      <text:p text:style-name="P17"/>
      <text:p text:style-name="P17">▪️AccuWeather, a weather consulting firm, predicts the damage and economic losses from the wildfires will range from $52 billion to $57 billion</text:p>
      <text:p text:style-name="P17"/>
      <text:p text:style-name="P17">▪️US President-elect Donald Trump has called for the resignation of California’s Governor Gavin Newsom, holding him responsible for the situation</text:p>
      <text:p text:style-name="P17"/>
      <text:p text:style-name="P17">Video: TASS/Reuters/@ 3_di.chi/Erica Americaa</text:p>
      <text:p text:style-name="P17">-------</text:p>
      <text:p text:style-name="P17">Message from @tassagency_en</text:p>
      <text:p text:style-name="P17">Date and Time: 2025-01-09 15:31:57</text:p>
      <text:p text:style-name="P17">Link: https://t.me/c/1654562332/43957</text:p>
      <text:p text:style-name="P17">Text: 📹 Los Angeles continues its struggle against wildfires. </text:p>
      <text:p text:style-name="P17"/>
      <text:p text:style-name="P17"/>
      <text:p text:style-name="P17">Video: TASS/Chris Long</text:p>
      <text:p text:style-name="P17">-------</text:p>
      <text:p text:style-name="P17">Message from @tassagency_en</text:p>
      <text:p text:style-name="P17">Date and Time: 2025-01-09 19:05:57</text:p>
      <text:p text:style-name="P17">Link: https://t.me/c/1654562332/43975</text:p>
      <text:p text:style-name="P17">Text: ❗️Insurers may lose $20 bln from fires in California as the total damage stands at $50 bln, The Financial Times reports.</text:p>
      <text:p text:style-name="P17">-------</text:p>
      <text:p text:style-name="P17">Message from @tassagency_en</text:p>
      <text:p text:style-name="P17">Date and Time: 2025-01-09 19:21:37</text:p>
      <text:p text:style-name="P17">Link: https://t.me/c/1654562332/43976</text:p>
      <text:p text:style-name="P17">Text: Tens of thousands of residents have been told to evacuate wildfire-affected areas of Los Angeles, County Sheriff Robert Luna has told reporters.</text:p>
      <text:p text:style-name="P17"/>
      <text:p text:style-name="P17">“That's nearly 180,000 people in Los Angeles County that are currently under evacuation orders, with another close to 200,000 residents that are under evacuation warnings. I cannot emphasize enough that I urge residents that are asked to evacuate to follow our warnings,” he said. About two dozen looters have been arrested since the disaster broke out, the official said.</text:p>
      <text:p text:style-name="P17"><text:soft-page-break/></text:p>
      <text:p text:style-name="P17">According to latest reports, five major wildfires are raging in Los Angeles County, with flames engulfing a total of almost 29,000 acres of land. Only two of the wildfires have been partially contained. Over 1,000 buildings have been destroyed as a result of the fires, including some in the city's most posh districts. Among the celebrities who lost their estates due to the wildfires are Hunter Biden, the son of the outgoing US president, as well as actress and model Paris Hilton.</text:p>
      <text:p text:style-name="P17">-------</text:p>
      <text:p text:style-name="P17">Message from @CNNBrkNews</text:p>
      <text:p text:style-name="P17">Date and Time: 2025-01-09 23:10:59</text:p>
      <text:p text:style-name="P17">Link: https://t.me/c/1432836798/8068</text:p>
      <text:p text:style-name="P17">Text: ‌CNN Breaking News (Twitter)</text:p>
      <text:p text:style-name="P17"/>
      <text:p text:style-name="P17">Officials have confirmed a sixth death in the Los Angeles wildfires, but warn that it is unclear where the true death toll stands.</text:p>
      <text:p text:style-name="P17"/>
      <text:p text:style-name="P17">Follow live updates. cnn.it/40vH8NR</text:p>
      <text:p text:style-name="P17">-------</text:p>
      <text:p text:style-name="P17">Message from @tassagency_en</text:p>
      <text:p text:style-name="P17">Date and Time: 2025-01-10 02:14:01</text:p>
      <text:p text:style-name="P17">Link: https://t.me/c/1654562332/43997</text:p>
      <text:p text:style-name="P17">Text: 📷 US President Joe Biden described the wildfires in California as the worst ever in that state.</text:p>
      <text:p text:style-name="P17"/>
      <text:p text:style-name="P17">"This is the most widespread, devastating fire in California's history," Biden said on Thursday.</text:p>
      <text:p text:style-name="P17"/>
      <text:p text:style-name="P17">The death toll from the fires that are ravaging Los Angeles County has increased to six, CNN reported.</text:p>
      <text:p text:style-name="P17">-------</text:p>
      <text:p text:style-name="P17">Message from @tassagency_en</text:p>
      <text:p text:style-name="P17">Date and Time: 2025-01-10 10:34:22</text:p>
      <text:p text:style-name="P17">Link: https://t.me/c/1654562332/44014</text:p>
      <text:p text:style-name="P17">Text: ▶️ Los Angeles will impose a curfew due to the wildfires, the county sheriff told the Los Angeles Times newspaper. </text:p>
      <text:p text:style-name="P17"/>
      <text:p text:style-name="P17">Video: TASS/Reuters</text:p>
      <text:p text:style-name="P17">-------</text:p>
      <text:p text:style-name="P17">Message from @tassagency_en</text:p>
      <text:p text:style-name="P17">Date and Time: 2025-01-10 14:11:13</text:p>
      <text:p text:style-name="P17">Link: https://t.me/c/1654562332/44024</text:p>
      <text:p text:style-name="P17">Text: ▶️ Real property owners may sustain losses up to $315 bln due to the fire in California, Nika Estate realty agency told TASS.</text:p>
      <text:p text:style-name="P17"/>
      <text:p text:style-name="P17">Video: TASS/Reuters/Cover Media</text:p>
      <text:p text:style-name="P17">-------</text:p>
      <text:p text:style-name="P17">Message from @tassagency_en</text:p>
      <text:p text:style-name="P17">Date and Time: 2025-01-10 16:27:03</text:p>
      <text:p text:style-name="P17">Link: https://t.me/c/1654562332/44034</text:p>
      <text:p text:style-name="P17">Text: ▶️ About 600 servicemembers of the California National Guard will help fight wildfires, Governor Gavin Newsom said.</text:p>
      <text:p text:style-name="P17"/>
      <text:p text:style-name="P17">Video: TASS/Reuters/Anadolu Agency</text:p>
      <text:p text:style-name="P17">-------</text:p>
      <text:p text:style-name="P17">Message from @tassagency_en</text:p>
      <text:p text:style-name="P17"><text:soft-page-break/>Date and Time: 2025-01-10 16:56:36</text:p>
      <text:p text:style-name="P17">Link: https://t.me/c/1654562332/44036</text:p>
      <text:p text:style-name="P17">Text: 📷 A Roscosmos cosmonaut shares photos of the fires raging in Los Angeles from orbit.</text:p>
      <text:p text:style-name="P17"/>
      <text:p text:style-name="P17">Photo: Roscosmos cosmonaut Alexander Gorbunov</text:p>
      <text:p text:style-name="P17"/>
      <text:p text:style-name="P17">#TASSonISS</text:p>
      <text:p text:style-name="P17">-------</text:p>
      <text:p text:style-name="P17">Message from @reuters_news_agency</text:p>
      <text:p text:style-name="P17">Date and Time: 2025-01-10 18:08:44</text:p>
      <text:p text:style-name="P17">Link: https://t.me/c/1157324126/193474</text:p>
      <text:p text:style-name="P17">Text: How California fights fires from the skies</text:p>
      <text:p text:style-name="P17"/>
      <text:p text:style-name="P17">Cal Fire has its own fleet of aircraft operating from 14 airfields and 11 helicopter bases across the state that can reach most fires within about 20 minutes. The three main components of the fleet are tactical planes, airtankers and helicopters. All have specific roles but work together as a unit to combat fires.[Media]Map showing multiple flight paths of firefighting aircraft around the Palisades Fire in Los Angeles.</text:p>
      <text:p text:style-name="P17"/>
      <text:p text:style-name="P17">2025-01-10T17:05:57</text:p>
      <text:p text:style-name="P17">-------</text:p>
      <text:p text:style-name="P17">Message from @tassagency_en</text:p>
      <text:p text:style-name="P17">Date and Time: 2025-01-11 06:27:16</text:p>
      <text:p text:style-name="P17">Link: https://t.me/c/1654562332/44071</text:p>
      <text:p text:style-name="P17">Text: At least 11 people have died as a result of the fires in Los Angeles County, California, CNN reported.</text:p>
      <text:p text:style-name="P17"/>
      <text:p text:style-name="P17">According to the report, five people died in the Palisades fire zone, and six more – in the Eaton fire zone.</text:p>
      <text:p text:style-name="P17"/>
      <text:p text:style-name="P17">Currently, six wildfires are raging in Los Angeles County, covering a total area of 15,200 hectares. The two largest fires – Eaton and Palisades – have been contained by only 3% and 8%, respectively.</text:p>
      <text:p text:style-name="P17">-------</text:p>
      <text:p text:style-name="P17">Message from @tassagency_en</text:p>
      <text:p text:style-name="P17">Date and Time: 2025-01-11 07:24:20</text:p>
      <text:p text:style-name="P17">Link: https://t.me/c/1654562332/44073</text:p>
      <text:p text:style-name="P17">Text: 📷 TASS special correspondent, Roscosmos cosmonaut Ivan Vagner photographed the fires in California from the ISS.</text:p>
      <text:p text:style-name="P17"/>
      <text:p text:style-name="P17">Photo: Ivan Vagner / Roscosmos/ TASS</text:p>
      <text:p text:style-name="P17"/>
      <text:p text:style-name="P17">#TASSonISS</text:p>
      <text:p text:style-name="P17">-------</text:p>
      <text:p text:style-name="P17">Message from @reuters_news_agency</text:p>
      <text:p text:style-name="P17">Date and Time: 2025-01-11 10:09:38</text:p>
      <text:p text:style-name="P17">Link: https://t.me/c/1157324126/193505</text:p>
      <text:p text:style-name="P17">Text: Hollywood celebrities clear their closets for fire aid</text:p>
      <text:p text:style-name="P17"/>
      <text:p text:style-name="P17">When wildfires destroyed parts of Los Angeles this week, real estate agent Jenna Cooper started asking friends for clothing and other items to help people in need.</text:p>
      <text:p text:style-name="P17"/>
      <text:p text:style-name="P17"><text:soft-page-break/>Her request spread quickly through a network of powerful women. Actors including Sharon Stone and Halle Berry responded, providing sweaters, shoes, clothing, handbags, belts, pajamas and more pulled from their own collections.</text:p>
      <text:p text:style-name="P17"/>
      <text:p text:style-name="P17">"I'm packing up my entire closet," Berry wrote on Instagram. "If you live in the Southern California area, I urge you to do the same. This is something we can do right now."</text:p>
      <text:p text:style-name="P17"/>
      <text:p text:style-name="P17">2025-01-11T04:49:19</text:p>
      <text:p text:style-name="P17">-------</text:p>
      <text:p text:style-name="P17">Message from @tassagency_en</text:p>
      <text:p text:style-name="P17">Date and Time: 2025-01-11 17:40:49</text:p>
      <text:p text:style-name="P17">Link: https://t.me/c/1654562332/44095</text:p>
      <text:p text:style-name="P17">Text: ❗️The evacuation orders in the Los Angeles area, which experiences several severe wildfires, cover approximately 153,000 people, Los Angeles County Sheriff Robert Luna announced during a press conference.</text:p>
      <text:p text:style-name="P17"/>
      <text:p text:style-name="P17">According to the sheriff, potential evacuation notification remains active for 166,000 people. He added that fire still poses a threat for 57,000 buildings and noted that the cause of wildfires is being investigated with FBI's involvement.</text:p>
      <text:p text:style-name="P17"/>
      <text:p text:style-name="P17">He confirmed that at least 11 people were killed in the wildfires, while 13 people are missing.</text:p>
      <text:p text:style-name="P17">-------</text:p>
      <text:p text:style-name="P17">Message from @reuters_news_agency</text:p>
      <text:p text:style-name="P17">Date and Time: 2025-01-11 18:11:10</text:p>
      <text:p text:style-name="P17">Link: https://t.me/c/1157324126/193526</text:p>
      <text:p text:style-name="P17">Text: Los Angeles wildfire switches direction, posing new threat</text:p>
      <text:p text:style-name="P17"/>
      <text:p text:style-name="P17">The largest of the raging wildfires that have devastated parts of Los Angeles this week was reported to have shifted direction on Saturday, triggering more evacuation orders and posing a new challenge to exhausted firefighters.</text:p>
      <text:p text:style-name="P17"/>
      <text:p text:style-name="P17">Six simultaneous blazes that have ripped across Los Angeles County neighborhoods since Tuesday have killed at least 11 people and damaged or destroyed 10,000 structures. The toll is expected to mount when firefighters are able to conduct house-to-house searches.</text:p>
      <text:p text:style-name="P17"/>
      <text:p text:style-name="P17">2025-01-10T12:20:30</text:p>
      <text:p text:style-name="P17">-------</text:p>
      <text:p text:style-name="P17">Message from @tassagency_en</text:p>
      <text:p text:style-name="P17">Date and Time: 2025-01-12 00:53:42</text:p>
      <text:p text:style-name="P17">Link: https://t.me/c/1654562332/44103</text:p>
      <text:p text:style-name="P17">Text: At least 13 people have died as a result of fires that rage in Los Angeles County, California, NBC reported.</text:p>
      <text:p text:style-name="P17"/>
      <text:p text:style-name="P17">According to the broadcaster, eight people died in the Eaton fire area, while another five lost their lives in Palisades. Earlier, County Sheriff Robert Luna reported 11 fatalities and 13 people missing.</text:p>
      <text:p text:style-name="P17">-------</text:p>
      <text:p text:style-name="P17">Message from @reuters_news_agency</text:p>
      <text:p text:style-name="P17">Date and Time: 2025-01-12 02:11:02</text:p>
      <text:p text:style-name="P17">Link: https://t.me/c/1157324126/193550</text:p>
      <text:p text:style-name="P17">Text: See Pacific Palisades before and after the devastating Los Angeles fires</text:p>
      <text:p text:style-name="P17"/>
      <text:p text:style-name="P17"><text:soft-page-break/>Before one of the most destructive fires in California history swept through, the Pacific Palisades neighborhood on Los Angeles' west side was filled with expensive homes fronted by green, well-tended landscaping and popular boutiques and cafes.</text:p>
      <text:p text:style-name="P17"/>
      <text:p text:style-name="P17">This week, the Palisades Fire leveled much of it to blackened rubble. To see what has been lost, a Reuters video journalist visited the neighborhood on Friday to retrace the path taken by a YouTube travel influencer couple who made a video last year of a walking tour, which is being reproduced with their permission.</text:p>
      <text:p text:style-name="P17"/>
      <text:p text:style-name="P17">2025-01-11T20:21:16</text:p>
      <text:p text:style-name="P17">-------</text:p>
      <text:p text:style-name="P17">Message from @reuters_news_agency</text:p>
      <text:p text:style-name="P17">Date and Time: 2025-01-12 05:51:26</text:p>
      <text:p text:style-name="P17">Link: https://t.me/c/1157324126/193565</text:p>
      <text:p text:style-name="P17">Text: Animal rescuers care for LA fire evacuees - dogs, donkeys, horses</text:p>
      <text:p text:style-name="P17"/>
      <text:p text:style-name="P17">The pitbull mix arrived at Pasadena Humane covered in ash, his paw pads ulcerated from walking on fire debris, his lungs choked with smoke. A good Samaritan found the dog lying in rubble in Altadena, wrapped him in a blanket and brought him to the shelter.</text:p>
      <text:p text:style-name="P17"/>
      <text:p text:style-name="P17">Still too weak to walk Saturday, Canela was reunited with his owner - thanks to CNN’s coverage of the act of kindness. The injured pet continues to receive medical treatment and is one of more than 400 animals that have arrived at the Pasadena facility since the Southern California wildfires began last Tuesday.</text:p>
      <text:p text:style-name="P17"/>
      <text:p text:style-name="P17">2025-01-12T01:51:01</text:p>
      <text:p text:style-name="P17">-------</text:p>
      <text:p text:style-name="P17">Message from @CNNBrkNews</text:p>
      <text:p text:style-name="P17">Date and Time: 2025-01-12 17:10:47</text:p>
      <text:p text:style-name="P17">Link: https://t.me/c/1432836798/8080</text:p>
      <text:p text:style-name="P17">Text: ‌CNN Breaking News (Twitter)</text:p>
      <text:p text:style-name="P17"/>
      <text:p text:style-name="P17">Fire chief warns of "very high" fire threat as shifting conditions make it tricky for firefighters to get Los Angeles blazes fully contained. </text:p>
      <text:p text:style-name="P17"/>
      <text:p text:style-name="P17">Follow live updates. cnn.it/4aflH80</text:p>
      <text:p text:style-name="P17">-------</text:p>
      <text:p text:style-name="P17">Message from @reuters_news_agency</text:p>
      <text:p text:style-name="P17">Date and Time: 2025-01-12 18:12:39</text:p>
      <text:p text:style-name="P17">Link: https://t.me/c/1157324126/193606</text:p>
      <text:p text:style-name="P17">Text: Neighborhoods under threat as Los Angeles Palisades fire rages on</text:p>
      <text:p text:style-name="P17"/>
      <text:p text:style-name="P17">Firefighters were slowly making progress in their battle to contain the inferno that has burned wide areas of Los Angeles' Pacific Palisades neighborhood to the ground, but spreading flames and strong winds still threatened communities in the populous San Fernando Valley on Sunday.</text:p>
      <text:p text:style-name="P17"/>
      <text:p text:style-name="P17">Aircraft dropped water and fire retardant on steep hills to stem the eastward spread of the Palisades Fire and KTLA television reported that ground crews had managed to save a number of houses, although others were lost.</text:p>
      <text:p text:style-name="P17"/>
      <text:p text:style-name="P17">"LA County had another night of unimaginable terror and heartbreak," Los Angeles County Supervisor Lindsey Horvath said.</text:p>
      <text:p text:style-name="P17"><text:soft-page-break/></text:p>
      <text:p text:style-name="P17">2025-01-12T13:45:21</text:p>
      <text:p text:style-name="P17">-------</text:p>
      <text:p text:style-name="P17">Message from @reuters_news_agency</text:p>
      <text:p text:style-name="P17">Date and Time: 2025-01-12 18:12:56</text:p>
      <text:p text:style-name="P17">Link: https://t.me/c/1157324126/193617</text:p>
      <text:p text:style-name="P17">Text: LA Fires Updates: US military ready to respond</text:p>
      <text:p text:style-name="P17"/>
      <text:p text:style-name="P17">The flames have reduced whole neighborhoods to ruins.[Media]Pacific Palisades. REUTERS/David Ryder</text:p>
      <text:p text:style-name="P17"/>
      <text:p text:style-name="P17">2025-01-12T14:57:57</text:p>
      <text:p text:style-name="P17">-------</text:p>
      <text:p text:style-name="P17">Message from @CNNBrkNews</text:p>
      <text:p text:style-name="P17">Date and Time: 2025-01-13 01:55:22</text:p>
      <text:p text:style-name="P17">Link: https://t.me/c/1432836798/8081</text:p>
      <text:p text:style-name="P17">Text: ‌CNN Breaking News (Twitter)</text:p>
      <text:p text:style-name="P17"/>
      <text:p text:style-name="P17">Death toll in Los Angeles wildfires climbs to at least 24. Rising winds are expected to complicate firefighting efforts over the next few days. cnn.it/4hbTQYv</text:p>
      <text:p text:style-name="P17">-------</text:p>
      <text:p text:style-name="P17">Message from @tassagency_en</text:p>
      <text:p text:style-name="P17">Date and Time: 2025-01-13 17:37:14</text:p>
      <text:p text:style-name="P17">Link: https://t.me/c/1654562332/44178</text:p>
      <text:p text:style-name="P17">Text: Fires in California have affected an area larger than Paris, the California Department of Forestry and Fire Protection reported.</text:p>
      <text:p text:style-name="P17">-------</text:p>
      <text:p text:style-name="P17">Message from @reuters_news_agency</text:p>
      <text:p text:style-name="P17">Date and Time: 2025-01-13 18:14:19</text:p>
      <text:p text:style-name="P17">Link: https://t.me/c/1157324126/193683</text:p>
      <text:p text:style-name="P17">Text: LA blaze damage likely to be largest wildfire insured loss in US history</text:p>
      <text:p text:style-name="P17"/>
      <text:p text:style-name="P17">The Los Angeles wildfires, which have reduced entire neighborhoods to smoldering ruins and left an apocalyptic landscape, could become the costliest wildfires in U.S. history in terms of insured losses if analysts' estimates of up to $20 billion materialize.</text:p>
      <text:p text:style-name="P17"/>
      <text:p text:style-name="P17">Dangerously high winds were expected to resume on Monday in Los Angeles, potentially hampering efforts to extinguish two stubborn wildfires that have claimed the lives of at least two dozen people.</text:p>
      <text:p text:style-name="P17"/>
      <text:p text:style-name="P17">2025-01-13T17:35:48</text:p>
      <text:p text:style-name="P17">-------</text:p>
      <text:p text:style-name="P17">Message from @reuters_news_agency</text:p>
      <text:p text:style-name="P17">Date and Time: 2025-01-14 02:15:14</text:p>
      <text:p text:style-name="P17">Link: https://t.me/c/1157324126/193712</text:p>
      <text:p text:style-name="P17">Text: Mexican firefighters prepare to do battle with LA fires</text:p>
      <text:p text:style-name="P17"/>
      <text:p text:style-name="P17">A contingent of 72 Mexican firefighters received a briefing from U.S. fire officials on Monday alongside their American counterparts before heading out to help fight the wildfires plaguing Southern California.</text:p>
      <text:p text:style-name="P17"/>
      <text:p text:style-name="P17"><text:soft-page-break/>The group is made up of military specialists, including doctors, engineers and search and rescue personnel, as well as a group of firefighters from Mexico's equivalent of the U.S. Forest Service.</text:p>
      <text:p text:style-name="P17"/>
      <text:p text:style-name="P17">2025-01-13T21:52:28</text:p>
      <text:p text:style-name="P17">-------</text:p>
      <text:p text:style-name="P17">Message from @reuters_news_agency</text:p>
      <text:p text:style-name="P17">Date and Time: 2025-01-14 02:15:45</text:p>
      <text:p text:style-name="P17">Link: https://t.me/c/1157324126/193728</text:p>
      <text:p text:style-name="P17">Text: Search underway in Peru for trapped workers at small gold mine</text:p>
      <text:p text:style-name="P17"/>
      <text:p text:style-name="P17">Rescue workers in northern Peru were searching for trapped miners at a small gold mine on Monday , after the mine was allegedly attacked by suspected illegal miners, a local mayor said.</text:p>
      <text:p text:style-name="P17"/>
      <text:p text:style-name="P17">Segundo Armas, mayor of the Pataz district in the region of La Libertad, said that as many as 17 miners could be trapped at the small remote mine which collapsed after it was attacked on Sunday by "possibly rival miners."</text:p>
      <text:p text:style-name="P17"/>
      <text:p text:style-name="P17">The mayor was unable to confirm how many workers had been able to escape.</text:p>
      <text:p text:style-name="P17"/>
      <text:p text:style-name="P17">"The area is difficult to access and we are trying to confirm the number of those trapped," Armas said, adding that cellular service does not reach the mine.</text:p>
      <text:p text:style-name="P17"/>
      <text:p text:style-name="P17">2025-01-14T00:28:19</text:p>
      <text:p text:style-name="P17">-------</text:p>
      <text:p text:style-name="P17">Message from @tassagency_en</text:p>
      <text:p text:style-name="P17">Date and Time: 2025-01-14 07:43:12</text:p>
      <text:p text:style-name="P17">Link: https://t.me/c/1654562332/44212</text:p>
      <text:p text:style-name="P17">Text: ▶️ Economic losses from wildlife fires raging in the Los Angeles County of California are over $250 bln, AccuWeather reported.</text:p>
      <text:p text:style-name="P17"/>
      <text:p text:style-name="P17">"These fast-moving, wind-driven infernos have created one of the costliest wildfire disasters in modern US history,” said AccuWeather Chief Meteorologist Jonathan Porter. </text:p>
      <text:p text:style-name="P17"/>
      <text:p text:style-name="P17">The devastation left behind is heartbreaking, and the economic toll is staggering, the expert added.</text:p>
      <text:p text:style-name="P17"/>
      <text:p text:style-name="P17">Video: TASS/ALERTCalifornia/UC San Diego</text:p>
      <text:p text:style-name="P17">-------</text:p>
      <text:p text:style-name="P17">Message from @tassagency_en</text:p>
      <text:p text:style-name="P17">Date and Time: 2025-01-14 09:28:12</text:p>
      <text:p text:style-name="P17">Link: https://t.me/c/1654562332/44217</text:p>
      <text:p text:style-name="P17">Text: The scale of devastations from wildfires in California is above the damage from a nuclear strike, US President-elect Donald Trump said. <text:s/>The death toll might noticeably grow subsequently, he added.</text:p>
      <text:p text:style-name="P17">-------</text:p>
      <text:p text:style-name="P17">Message from @reuters_news_agency</text:p>
      <text:p text:style-name="P17">Date and Time: 2025-01-14 10:14:52</text:p>
      <text:p text:style-name="P17">Link: https://t.me/c/1157324126/193737</text:p>
      <text:p text:style-name="P17">Text: Benin festival seeks to dispel voodoo stereotypes</text:p>
      <text:p text:style-name="P17"/>
      <text:p text:style-name="P17">Modeste Zinsou, manager of Benin's Python Temple, gently drapes a live snake around a visitor's neck at the country's annual voodoo festival, as spectators learn about the reptiles' sacred connection to voodoo spirituality.</text:p>
      <text:p text:style-name="P17"><text:soft-page-break/></text:p>
      <text:p text:style-name="P17">Practitioners like Zinsou seek to combat negative stereotypes of voodoo, a 500-year-old religion that celebrates a rich pantheon of deities and spirits.</text:p>
      <text:p text:style-name="P17"/>
      <text:p text:style-name="P17">"Stop saying that voodoo is about dolls. Voodoo is spirituality. Voodoo is you, it's me. It's the air we breathe. It's the four elements, as we say: water, air, fire, and earth," Zinsou said.</text:p>
      <text:p text:style-name="P17"/>
      <text:p text:style-name="P17">Every January, the festival Vodun Days draws tourists and worshippers to the small Atlantic coast town of Ouidah, offering a varied programme of ceremonies, concerts and exhibitions.</text:p>
      <text:p text:style-name="P17"/>
      <text:p text:style-name="P17">2025-01-14T07:04:50</text:p>
      <text:p text:style-name="P17">-------</text:p>
      <text:p text:style-name="P17">Message from @reuters_news_agency</text:p>
      <text:p text:style-name="P17">Date and Time: 2025-01-14 18:38:05</text:p>
      <text:p text:style-name="P17">Link: https://t.me/c/1157324126/193806</text:p>
      <text:p text:style-name="P17">Text: Trump's Pentagon nominee Pete Hegseth slammed over remarks on women</text:p>
      <text:p text:style-name="P17"/>
      <text:p text:style-name="P17">President-elect Donald Trump's pick to lead the Pentagon, Pete Hegseth, came under fire during his confirmation hearing on Tuesday as Democrats railed against him and voiced deep concern about his inexperience, alleged drunkenness and past opposition to women in combat.</text:p>
      <text:p text:style-name="P17"/>
      <text:p text:style-name="P17">2025-01-14T11:13:26</text:p>
      <text:p text:style-name="P17">-------</text:p>
      <text:p text:style-name="P17">Message from @tassagency_en</text:p>
      <text:p text:style-name="P17">Date and Time: 2025-01-15 09:29:58</text:p>
      <text:p text:style-name="P17">Link: https://t.me/c/1654562332/44275</text:p>
      <text:p text:style-name="P17">Text: ▶️ Two new wildfires have broken out in southern California, Axios reports.</text:p>
      <text:p text:style-name="P17"/>
      <text:p text:style-name="P17">Video: TASS/Reuters/Spectee/Cal Fire</text:p>
      <text:p text:style-name="P17">-------</text:p>
      <text:p text:style-name="P17"><text:s text:c="3"/>Output: **Devastation Grips Los Angeles: An Unprecedented Wildfire Crisis**</text:p>
      <text:p text:style-name="P17"/>
      <text:p text:style-name="P17">As of January 15, 2025, Los Angeles, California, is engulfed in one of the most catastrophic wildfire seasons in its history. Over the span of ten days, six major wildfires have ravaged nearly 15,200 hectares, obliterating more than 1,000 structures and claiming at least 24 lives. The Palisades and Eaton fires alone have decimated affluent neighborhoods, reducing iconic areas like the Pacific Palisades to smoldering ruins and displacing approximately 153,000 residents under evacuation orders.</text:p>
      <text:p text:style-name="P17"/>
      <text:p text:style-name="P17">**Analyzing the Catastrophe**</text:p>
      <text:p text:style-name="P17"/>
      <text:p text:style-name="P17">Key factors exacerbating this disaster include relentless low humidity and straight-line winds, which have fueled the flames beyond control. The rapid spread has overwhelmed firefighting resources, with only minimal containment achieved despite deploying over 600 California National Guard servicemembers and international assistance from 72 Mexican firefighters. Economic losses are staggering, projected between $52 billion and $250 billion, marking this as potentially the costliest wildfire event in U.S. history. The destruction spans high-profile residences, including that of Vice President Kamala Harris, underscoring the widespread impact across all societal layers.</text:p>
      <text:p text:style-name="P17"/>
      <text:p text:style-name="P17">**Historical Parallels and Context**</text:p>
      <text:p text:style-name="P17"/>
      <text:p text:style-name="P17"><text:soft-page-break/>Drawing parallels to the 2018 Camp Fire, which caused $16.5 billion in damages and significant loss of life, the current fires in Los Angeles reveal a troubling escalation. Climate change-induced factors, such as prolonged droughts and elevated temperatures, have intensified wildfire frequencies and severities. The scale of destruction now surpasses previous records, highlighting a dire need for improved fire management and climate resilience strategies.</text:p>
      <text:p text:style-name="P17"/>
      <text:p text:style-name="P17">**Looking Forward: Urgent Conclusions**</text:p>
      <text:p text:style-name="P17"/>
      <text:p text:style-name="P17">The relentless advance of these wildfires serves as a harrowing reminder of nature’s fury in the face of climate change. With death tolls rising and infrastructure decimated, the urgent call for comprehensive action has never been more critical. Enhanced firefighting capabilities, robust urban planning, and sustainable environmental policies are imperative to mitigate future disasters. As Los Angeles battles these infernos, the global community must heed the lessons of this tragedy to prevent history from repeating itself.</text:p>
      <text:p text:style-name="P17"/>
      <text:p text:style-name="P17">**Stay safe and heed evacuation orders. The heartache and devastation are real, and our collective response will determine the future resilience of our communities.**</text:p>
      <text:p text:style-name="P17"/>
      <text:p text:style-name="P17"/>
      <text:p text:style-name="P17"/>
      <text:p text:style-name="P17"/>
      <text:p text:style-name="P17"/>
      <text:p text:style-name="P17">30. claude-3-5-sonnet-latest:</text:p>
      <text:p text:style-name="P17"/>
      <text:p text:style-name="P17"/>
      <text:p text:style-name="P17"/>
      <text:p text:style-name="P17"/>
      <text:p text:style-name="P17"><text:s text:c="3"/>Prompt: prompt1.txt</text:p>
      <text:p text:style-name="P17"><text:s text:c="3"/>Thematic: thematics1.txt</text:p>
      <text:p text:style-name="P17"/>
      <text:p text:style-name="P17"><text:s text:c="3"/>Input: Write an emotional text based on the summary of posts below. Emphasize facts, research, and analytical conclusions. Include historical parallels and attempts to comprehend the current context. Divide the text into logical paragraphs and add specific numbers, dates, and examples. The text length should be between 1000 and 2000 characters.</text:p>
      <text:p text:style-name="P17">Example text format: Introduction with context description. Analysis of key factors. Historical perspective. Forecasts and conclusions.</text:p>
      <text:p text:style-name="P17">Here is example post to inherit style:</text:p>
      <text:p text:style-name="P17">“I'll continue to post these Fog of War Updates when possible to give more clarity.</text:p>
      <text:p text:style-name="P17"/>
      <text:p text:style-name="P17">I continue to stress that this is just an opinion and analysis, one can take it, or leave it.</text:p>
      <text:p text:style-name="P17"/>
      <text:p text:style-name="P17">The reason for the urgency of my past posts is this.</text:p>
      <text:p text:style-name="P17"/>
      <text:p text:style-name="P17">As we have all seen, every day continues to be worse than the day before.</text:p>
      <text:p text:style-name="P17"/>
      <text:p text:style-name="P17">Every day, Israel continues and escalates their push more and more.</text:p>
      <text:p text:style-name="P17"/>
      <text:p text:style-name="P17">The report that they will continue to expand to "Lebanese targets" just makes sense. It makes sense because I believe we have already seen that happen day after day.</text:p>
      <text:p text:style-name="P17"/>
      <text:p text:style-name="P17">With Hezbollah seeming to start depleting their stockpile, it also reinforces this idea.</text:p>
      <text:p text:style-name="P17"/>
      <text:p text:style-name="P17"><text:soft-page-break/>Why would Israel stop now if all it may take for them is another few more days or a week of escalation until Hezbollah fully submits?</text:p>
      <text:p text:style-name="P17"/>
      <text:p text:style-name="P17">This escalation will be accompanied by an expansion of their targeting in Beirut and around the country.</text:p>
      <text:p text:style-name="P17"/>
      <text:p text:style-name="P17">The more pressure for them, the better.</text:p>
      <text:p text:style-name="P17"/>
      <text:p text:style-name="P17">Given this, the prepare for the worst warning means this:</text:p>
      <text:p text:style-name="P17"/>
      <text:p text:style-name="P17">Eventually, as this push continues to intensify and widen, the targeting may become too close to home. May hit near you.</text:p>
      <text:p text:style-name="P17"/>
      <text:p text:style-name="P17">Talks of a ceasefire have already died down, meaning this push will likely continue.</text:p>
      <text:p text:style-name="P17"/>
      <text:p text:style-name="P17">All I am saying is, please be careful.</text:p>
      <text:p text:style-name="P17"/>
      <text:p text:style-name="P17">I am so sorry, I just need to say what I see. That is the job I've given myself since this began. Take it, or leave it.”</text:p>
      <text:p text:style-name="P17">Posts to summarize content during analysis:</text:p>
      <text:p text:style-name="P17">From 2025-01-06 15:38:54 to 2025-01-15 15:38:54</text:p>
      <text:p text:style-name="P17">Keywords: Los Angeles, California, LA, Fire, Flame, Palisades, wildfire</text:p>
      <text:p text:style-name="P17">Exclude words: Palestinian, Israel, Mali, Ukraine, Russia, shot, Korea, Tula, shooting, hit, India, murder, Cuban, Iranian, Moscow, France, Czech</text:p>
      <text:p text:style-name="P17">Channels: @CNNBrkNews, @nytimes, @reuters_news_agency, @tassagency_en</text:p>
      <text:p text:style-name="P17">Message from @tassagency_en</text:p>
      <text:p text:style-name="P17">Date and Time: 2025-01-08 09:29:17</text:p>
      <text:p text:style-name="P17">Link: https://t.me/c/1654562332/43890</text:p>
      <text:p text:style-name="P17">Text: US Vice President Kamala Harris' Los Angeles home has been placed within an evacuation zone due to a wildfire in California, NBC News reported.</text:p>
      <text:p text:style-name="P17"/>
      <text:p text:style-name="P17">The 350-square-meter house, located in an upscale Los Angeles neighborhood, was purchased in 2012 by Kamala Harris' husband, attorney Douglas Emhoff. Actress Gwyneth Paltrow and basketball star LeBron James are her neighbors. The four-bedroom home, which features a pool, is just a 10-minute walk from the Getty Museum. In 2024, the property was valued at $5 million.</text:p>
      <text:p text:style-name="P17"/>
      <text:p text:style-name="P17">Earlier reports from US media indicated that the California wildfire has spread over 740 acres and continues to grow.</text:p>
      <text:p text:style-name="P17">-------</text:p>
      <text:p text:style-name="P17">Message from @CNNBrkNews</text:p>
      <text:p text:style-name="P17">Date and Time: 2025-01-08 17:02:42</text:p>
      <text:p text:style-name="P17">Link: https://t.me/c/1432836798/8060</text:p>
      <text:p text:style-name="P17">Text: CNN Breaking News (Twitter)</text:p>
      <text:p text:style-name="P17"/>
      <text:p text:style-name="P17">At least two people are dead and more than 1,100 structures destroyed as wildfires rage throughout the Los Angeles area. Follow live updates: cnn.it/3BPjGmn</text:p>
      <text:p text:style-name="P17">-------</text:p>
      <text:p text:style-name="P17">Message from @tassagency_en</text:p>
      <text:p text:style-name="P17">Date and Time: 2025-01-08 18:56:44</text:p>
      <text:p text:style-name="P17">Link: https://t.me/c/1654562332/43905</text:p>
      <text:p text:style-name="P17">Text: ▶️ Shots of a wildfire in California.</text:p>
      <text:p text:style-name="P17"/>
      <text:p text:style-name="P17"><text:soft-page-break/>Video: TASS/Reuters/Spectee</text:p>
      <text:p text:style-name="P17">-------</text:p>
      <text:p text:style-name="P17">Message from @tassagency_en</text:p>
      <text:p text:style-name="P17">Date and Time: 2025-01-09 00:39:01</text:p>
      <text:p text:style-name="P17">Link: https://t.me/c/1654562332/43917</text:p>
      <text:p text:style-name="P17">Text: 📷 Five people were killed in the fires that broke out in Los Angeles County, California, Sheriff Robert Luna told ABC.</text:p>
      <text:p text:style-name="P17"/>
      <text:p text:style-name="P17">The total area of the fires has exceeded 10,000 hectares and continues to grow, according to the California fire department. </text:p>
      <text:p text:style-name="P17"/>
      <text:p text:style-name="P17">The fire has destroyed more than 1,000 buildings. According to forecasts of the AccuWeather consulting company, the damage and economic losses from the fire will range from $52 billion to $57 billion.</text:p>
      <text:p text:style-name="P17">-------</text:p>
      <text:p text:style-name="P17">Message from @CNNBrkNews</text:p>
      <text:p text:style-name="P17">Date and Time: 2025-01-09 02:33:21</text:p>
      <text:p text:style-name="P17">Link: https://t.me/c/1432836798/8063</text:p>
      <text:p text:style-name="P17">Text: ‌CNN Breaking News (Twitter)</text:p>
      <text:p text:style-name="P17"/>
      <text:p text:style-name="P17">At least 6 wildfires are burning across Los Angeles County. 5 people have been killed, and officials expect death toll to rise. </text:p>
      <text:p text:style-name="P17"/>
      <text:p text:style-name="P17">Follow live updates. cnn.it/4a97hWU</text:p>
      <text:p text:style-name="P17">-------</text:p>
      <text:p text:style-name="P17">Message from @tassagency_en</text:p>
      <text:p text:style-name="P17">Date and Time: 2025-01-09 08:38:16</text:p>
      <text:p text:style-name="P17">Link: https://t.me/c/1654562332/43942</text:p>
      <text:p text:style-name="P17">Text: What we know about wildfires in California:</text:p>
      <text:p text:style-name="P17"/>
      <text:p text:style-name="P17">▪️The total area of wildfires in Los Angeles has reached almost 11,000 hectares, California’s Department of Forestry and Fire Protection reported</text:p>
      <text:p text:style-name="P17"/>
      <text:p text:style-name="P17">▪️Over 175,000 people remain without power in Los Angeles</text:p>
      <text:p text:style-name="P17"/>
      <text:p text:style-name="P17">▪️Low humidity accompanied by straight-line winds continues in the area of wildfires, the number of which has risen to six, CNN reported</text:p>
      <text:p text:style-name="P17"/>
      <text:p text:style-name="P17">▪️According to the latest reports, five people have been confirmed dead</text:p>
      <text:p text:style-name="P17"/>
      <text:p text:style-name="P17">▪️US President Joe Biden announced a major disaster declaration for California</text:p>
      <text:p text:style-name="P17"/>
      <text:p text:style-name="P17">▪️AccuWeather, a weather consulting firm, predicts the damage and economic losses from the wildfires will range from $52 billion to $57 billion</text:p>
      <text:p text:style-name="P17"/>
      <text:p text:style-name="P17">▪️US President-elect Donald Trump has called for the resignation of California’s Governor Gavin Newsom, holding him responsible for the situation</text:p>
      <text:p text:style-name="P17"/>
      <text:p text:style-name="P17">Video: TASS/Reuters/@ 3_di.chi/Erica Americaa</text:p>
      <text:p text:style-name="P17">-------</text:p>
      <text:p text:style-name="P17">Message from @tassagency_en</text:p>
      <text:p text:style-name="P17">Date and Time: 2025-01-09 15:31:57</text:p>
      <text:p text:style-name="P17"><text:soft-page-break/>Link: https://t.me/c/1654562332/43957</text:p>
      <text:p text:style-name="P17">Text: 📹 Los Angeles continues its struggle against wildfires. </text:p>
      <text:p text:style-name="P17"/>
      <text:p text:style-name="P17"/>
      <text:p text:style-name="P17">Video: TASS/Chris Long</text:p>
      <text:p text:style-name="P17">-------</text:p>
      <text:p text:style-name="P17">Message from @tassagency_en</text:p>
      <text:p text:style-name="P17">Date and Time: 2025-01-09 19:05:57</text:p>
      <text:p text:style-name="P17">Link: https://t.me/c/1654562332/43975</text:p>
      <text:p text:style-name="P17">Text: ❗️Insurers may lose $20 bln from fires in California as the total damage stands at $50 bln, The Financial Times reports.</text:p>
      <text:p text:style-name="P17">-------</text:p>
      <text:p text:style-name="P17">Message from @tassagency_en</text:p>
      <text:p text:style-name="P17">Date and Time: 2025-01-09 19:21:37</text:p>
      <text:p text:style-name="P17">Link: https://t.me/c/1654562332/43976</text:p>
      <text:p text:style-name="P17">Text: Tens of thousands of residents have been told to evacuate wildfire-affected areas of Los Angeles, County Sheriff Robert Luna has told reporters.</text:p>
      <text:p text:style-name="P17"/>
      <text:p text:style-name="P17">“That's nearly 180,000 people in Los Angeles County that are currently under evacuation orders, with another close to 200,000 residents that are under evacuation warnings. I cannot emphasize enough that I urge residents that are asked to evacuate to follow our warnings,” he said. About two dozen looters have been arrested since the disaster broke out, the official said.</text:p>
      <text:p text:style-name="P17"/>
      <text:p text:style-name="P17">According to latest reports, five major wildfires are raging in Los Angeles County, with flames engulfing a total of almost 29,000 acres of land. Only two of the wildfires have been partially contained. Over 1,000 buildings have been destroyed as a result of the fires, including some in the city's most posh districts. Among the celebrities who lost their estates due to the wildfires are Hunter Biden, the son of the outgoing US president, as well as actress and model Paris Hilton.</text:p>
      <text:p text:style-name="P17">-------</text:p>
      <text:p text:style-name="P17">Message from @CNNBrkNews</text:p>
      <text:p text:style-name="P17">Date and Time: 2025-01-09 23:10:59</text:p>
      <text:p text:style-name="P17">Link: https://t.me/c/1432836798/8068</text:p>
      <text:p text:style-name="P17">Text: ‌CNN Breaking News (Twitter)</text:p>
      <text:p text:style-name="P17"/>
      <text:p text:style-name="P17">Officials have confirmed a sixth death in the Los Angeles wildfires, but warn that it is unclear where the true death toll stands.</text:p>
      <text:p text:style-name="P17"/>
      <text:p text:style-name="P17">Follow live updates. cnn.it/40vH8NR</text:p>
      <text:p text:style-name="P17">-------</text:p>
      <text:p text:style-name="P17">Message from @tassagency_en</text:p>
      <text:p text:style-name="P17">Date and Time: 2025-01-10 02:14:01</text:p>
      <text:p text:style-name="P17">Link: https://t.me/c/1654562332/43997</text:p>
      <text:p text:style-name="P17">Text: 📷 US President Joe Biden described the wildfires in California as the worst ever in that state.</text:p>
      <text:p text:style-name="P17"/>
      <text:p text:style-name="P17">"This is the most widespread, devastating fire in California's history," Biden said on Thursday.</text:p>
      <text:p text:style-name="P17"/>
      <text:p text:style-name="P17">The death toll from the fires that are ravaging Los Angeles County has increased to six, CNN reported.</text:p>
      <text:p text:style-name="P17">-------</text:p>
      <text:p text:style-name="P17">Message from @tassagency_en</text:p>
      <text:p text:style-name="P17">Date and Time: 2025-01-10 10:34:22</text:p>
      <text:p text:style-name="P17">Link: https://t.me/c/1654562332/44014</text:p>
      <text:p text:style-name="P17"><text:soft-page-break/>Text: ▶️ Los Angeles will impose a curfew due to the wildfires, the county sheriff told the Los Angeles Times newspaper. </text:p>
      <text:p text:style-name="P17"/>
      <text:p text:style-name="P17">Video: TASS/Reuters</text:p>
      <text:p text:style-name="P17">-------</text:p>
      <text:p text:style-name="P17">Message from @tassagency_en</text:p>
      <text:p text:style-name="P17">Date and Time: 2025-01-10 14:11:13</text:p>
      <text:p text:style-name="P17">Link: https://t.me/c/1654562332/44024</text:p>
      <text:p text:style-name="P17">Text: ▶️ Real property owners may sustain losses up to $315 bln due to the fire in California, Nika Estate realty agency told TASS.</text:p>
      <text:p text:style-name="P17"/>
      <text:p text:style-name="P17">Video: TASS/Reuters/Cover Media</text:p>
      <text:p text:style-name="P17">-------</text:p>
      <text:p text:style-name="P17">Message from @tassagency_en</text:p>
      <text:p text:style-name="P17">Date and Time: 2025-01-10 16:27:03</text:p>
      <text:p text:style-name="P17">Link: https://t.me/c/1654562332/44034</text:p>
      <text:p text:style-name="P17">Text: ▶️ About 600 servicemembers of the California National Guard will help fight wildfires, Governor Gavin Newsom said.</text:p>
      <text:p text:style-name="P17"/>
      <text:p text:style-name="P17">Video: TASS/Reuters/Anadolu Agency</text:p>
      <text:p text:style-name="P17">-------</text:p>
      <text:p text:style-name="P17">Message from @tassagency_en</text:p>
      <text:p text:style-name="P17">Date and Time: 2025-01-10 16:56:36</text:p>
      <text:p text:style-name="P17">Link: https://t.me/c/1654562332/44036</text:p>
      <text:p text:style-name="P17">Text: 📷 A Roscosmos cosmonaut shares photos of the fires raging in Los Angeles from orbit.</text:p>
      <text:p text:style-name="P17"/>
      <text:p text:style-name="P17">Photo: Roscosmos cosmonaut Alexander Gorbunov</text:p>
      <text:p text:style-name="P17"/>
      <text:p text:style-name="P17">#TASSonISS</text:p>
      <text:p text:style-name="P17">-------</text:p>
      <text:p text:style-name="P17">Message from @reuters_news_agency</text:p>
      <text:p text:style-name="P17">Date and Time: 2025-01-10 18:08:44</text:p>
      <text:p text:style-name="P17">Link: https://t.me/c/1157324126/193474</text:p>
      <text:p text:style-name="P17">Text: How California fights fires from the skies</text:p>
      <text:p text:style-name="P17"/>
      <text:p text:style-name="P17">Cal Fire has its own fleet of aircraft operating from 14 airfields and 11 helicopter bases across the state that can reach most fires within about 20 minutes. The three main components of the fleet are tactical planes, airtankers and helicopters. All have specific roles but work together as a unit to combat fires.[Media]Map showing multiple flight paths of firefighting aircraft around the Palisades Fire in Los Angeles.</text:p>
      <text:p text:style-name="P17"/>
      <text:p text:style-name="P17">2025-01-10T17:05:57</text:p>
      <text:p text:style-name="P17">-------</text:p>
      <text:p text:style-name="P17">Message from @tassagency_en</text:p>
      <text:p text:style-name="P17">Date and Time: 2025-01-11 06:27:16</text:p>
      <text:p text:style-name="P17">Link: https://t.me/c/1654562332/44071</text:p>
      <text:p text:style-name="P17">Text: At least 11 people have died as a result of the fires in Los Angeles County, California, CNN reported.</text:p>
      <text:p text:style-name="P17"/>
      <text:p text:style-name="P17">According to the report, five people died in the Palisades fire zone, and six more – in the Eaton fire zone.</text:p>
      <text:p text:style-name="P17"/>
      <text:p text:style-name="P17"><text:soft-page-break/>Currently, six wildfires are raging in Los Angeles County, covering a total area of 15,200 hectares. The two largest fires – Eaton and Palisades – have been contained by only 3% and 8%, respectively.</text:p>
      <text:p text:style-name="P17">-------</text:p>
      <text:p text:style-name="P17">Message from @tassagency_en</text:p>
      <text:p text:style-name="P17">Date and Time: 2025-01-11 07:24:20</text:p>
      <text:p text:style-name="P17">Link: https://t.me/c/1654562332/44073</text:p>
      <text:p text:style-name="P17">Text: 📷 TASS special correspondent, Roscosmos cosmonaut Ivan Vagner photographed the fires in California from the ISS.</text:p>
      <text:p text:style-name="P17"/>
      <text:p text:style-name="P17">Photo: Ivan Vagner / Roscosmos/ TASS</text:p>
      <text:p text:style-name="P17"/>
      <text:p text:style-name="P17">#TASSonISS</text:p>
      <text:p text:style-name="P17">-------</text:p>
      <text:p text:style-name="P17">Message from @reuters_news_agency</text:p>
      <text:p text:style-name="P17">Date and Time: 2025-01-11 10:09:38</text:p>
      <text:p text:style-name="P17">Link: https://t.me/c/1157324126/193505</text:p>
      <text:p text:style-name="P17">Text: Hollywood celebrities clear their closets for fire aid</text:p>
      <text:p text:style-name="P17"/>
      <text:p text:style-name="P17">When wildfires destroyed parts of Los Angeles this week, real estate agent Jenna Cooper started asking friends for clothing and other items to help people in need.</text:p>
      <text:p text:style-name="P17"/>
      <text:p text:style-name="P17">Her request spread quickly through a network of powerful women. Actors including Sharon Stone and Halle Berry responded, providing sweaters, shoes, clothing, handbags, belts, pajamas and more pulled from their own collections.</text:p>
      <text:p text:style-name="P17"/>
      <text:p text:style-name="P17">"I'm packing up my entire closet," Berry wrote on Instagram. "If you live in the Southern California area, I urge you to do the same. This is something we can do right now."</text:p>
      <text:p text:style-name="P17"/>
      <text:p text:style-name="P17">2025-01-11T04:49:19</text:p>
      <text:p text:style-name="P17">-------</text:p>
      <text:p text:style-name="P17">Message from @tassagency_en</text:p>
      <text:p text:style-name="P17">Date and Time: 2025-01-11 17:40:49</text:p>
      <text:p text:style-name="P17">Link: https://t.me/c/1654562332/44095</text:p>
      <text:p text:style-name="P17">Text: ❗️The evacuation orders in the Los Angeles area, which experiences several severe wildfires, cover approximately 153,000 people, Los Angeles County Sheriff Robert Luna announced during a press conference.</text:p>
      <text:p text:style-name="P17"/>
      <text:p text:style-name="P17">According to the sheriff, potential evacuation notification remains active for 166,000 people. He added that fire still poses a threat for 57,000 buildings and noted that the cause of wildfires is being investigated with FBI's involvement.</text:p>
      <text:p text:style-name="P17"/>
      <text:p text:style-name="P17">He confirmed that at least 11 people were killed in the wildfires, while 13 people are missing.</text:p>
      <text:p text:style-name="P17">-------</text:p>
      <text:p text:style-name="P17">Message from @reuters_news_agency</text:p>
      <text:p text:style-name="P17">Date and Time: 2025-01-11 18:11:10</text:p>
      <text:p text:style-name="P17">Link: https://t.me/c/1157324126/193526</text:p>
      <text:p text:style-name="P17">Text: Los Angeles wildfire switches direction, posing new threat</text:p>
      <text:p text:style-name="P17"/>
      <text:p text:style-name="P17">The largest of the raging wildfires that have devastated parts of Los Angeles this week was reported to have shifted direction on Saturday, triggering more evacuation orders and posing a new challenge to exhausted firefighters.</text:p>
      <text:p text:style-name="P17"/>
      <text:p text:style-name="P17"><text:soft-page-break/>Six simultaneous blazes that have ripped across Los Angeles County neighborhoods since Tuesday have killed at least 11 people and damaged or destroyed 10,000 structures. The toll is expected to mount when firefighters are able to conduct house-to-house searches.</text:p>
      <text:p text:style-name="P17"/>
      <text:p text:style-name="P17">2025-01-10T12:20:30</text:p>
      <text:p text:style-name="P17">-------</text:p>
      <text:p text:style-name="P17">Message from @tassagency_en</text:p>
      <text:p text:style-name="P17">Date and Time: 2025-01-12 00:53:42</text:p>
      <text:p text:style-name="P17">Link: https://t.me/c/1654562332/44103</text:p>
      <text:p text:style-name="P17">Text: At least 13 people have died as a result of fires that rage in Los Angeles County, California, NBC reported.</text:p>
      <text:p text:style-name="P17"/>
      <text:p text:style-name="P17">According to the broadcaster, eight people died in the Eaton fire area, while another five lost their lives in Palisades. Earlier, County Sheriff Robert Luna reported 11 fatalities and 13 people missing.</text:p>
      <text:p text:style-name="P17">-------</text:p>
      <text:p text:style-name="P17">Message from @reuters_news_agency</text:p>
      <text:p text:style-name="P17">Date and Time: 2025-01-12 02:11:02</text:p>
      <text:p text:style-name="P17">Link: https://t.me/c/1157324126/193550</text:p>
      <text:p text:style-name="P17">Text: See Pacific Palisades before and after the devastating Los Angeles fires</text:p>
      <text:p text:style-name="P17"/>
      <text:p text:style-name="P17">Before one of the most destructive fires in California history swept through, the Pacific Palisades neighborhood on Los Angeles' west side was filled with expensive homes fronted by green, well-tended landscaping and popular boutiques and cafes.</text:p>
      <text:p text:style-name="P17"/>
      <text:p text:style-name="P17">This week, the Palisades Fire leveled much of it to blackened rubble. To see what has been lost, a Reuters video journalist visited the neighborhood on Friday to retrace the path taken by a YouTube travel influencer couple who made a video last year of a walking tour, which is being reproduced with their permission.</text:p>
      <text:p text:style-name="P17"/>
      <text:p text:style-name="P17">2025-01-11T20:21:16</text:p>
      <text:p text:style-name="P17">-------</text:p>
      <text:p text:style-name="P17">Message from @reuters_news_agency</text:p>
      <text:p text:style-name="P17">Date and Time: 2025-01-12 05:51:26</text:p>
      <text:p text:style-name="P17">Link: https://t.me/c/1157324126/193565</text:p>
      <text:p text:style-name="P17">Text: Animal rescuers care for LA fire evacuees - dogs, donkeys, horses</text:p>
      <text:p text:style-name="P17"/>
      <text:p text:style-name="P17">The pitbull mix arrived at Pasadena Humane covered in ash, his paw pads ulcerated from walking on fire debris, his lungs choked with smoke. A good Samaritan found the dog lying in rubble in Altadena, wrapped him in a blanket and brought him to the shelter.</text:p>
      <text:p text:style-name="P17"/>
      <text:p text:style-name="P17">Still too weak to walk Saturday, Canela was reunited with his owner - thanks to CNN’s coverage of the act of kindness. The injured pet continues to receive medical treatment and is one of more than 400 animals that have arrived at the Pasadena facility since the Southern California wildfires began last Tuesday.</text:p>
      <text:p text:style-name="P17"/>
      <text:p text:style-name="P17">2025-01-12T01:51:01</text:p>
      <text:p text:style-name="P17">-------</text:p>
      <text:p text:style-name="P17">Message from @CNNBrkNews</text:p>
      <text:p text:style-name="P17">Date and Time: 2025-01-12 17:10:47</text:p>
      <text:p text:style-name="P17">Link: https://t.me/c/1432836798/8080</text:p>
      <text:p text:style-name="P17">Text: ‌CNN Breaking News (Twitter)</text:p>
      <text:p text:style-name="P17"/>
      <text:p text:style-name="P17"><text:soft-page-break/>Fire chief warns of "very high" fire threat as shifting conditions make it tricky for firefighters to get Los Angeles blazes fully contained. </text:p>
      <text:p text:style-name="P17"/>
      <text:p text:style-name="P17">Follow live updates. cnn.it/4aflH80</text:p>
      <text:p text:style-name="P17">-------</text:p>
      <text:p text:style-name="P17">Message from @reuters_news_agency</text:p>
      <text:p text:style-name="P17">Date and Time: 2025-01-12 18:12:39</text:p>
      <text:p text:style-name="P17">Link: https://t.me/c/1157324126/193606</text:p>
      <text:p text:style-name="P17">Text: Neighborhoods under threat as Los Angeles Palisades fire rages on</text:p>
      <text:p text:style-name="P17"/>
      <text:p text:style-name="P17">Firefighters were slowly making progress in their battle to contain the inferno that has burned wide areas of Los Angeles' Pacific Palisades neighborhood to the ground, but spreading flames and strong winds still threatened communities in the populous San Fernando Valley on Sunday.</text:p>
      <text:p text:style-name="P17"/>
      <text:p text:style-name="P17">Aircraft dropped water and fire retardant on steep hills to stem the eastward spread of the Palisades Fire and KTLA television reported that ground crews had managed to save a number of houses, although others were lost.</text:p>
      <text:p text:style-name="P17"/>
      <text:p text:style-name="P17">"LA County had another night of unimaginable terror and heartbreak," Los Angeles County Supervisor Lindsey Horvath said.</text:p>
      <text:p text:style-name="P17"/>
      <text:p text:style-name="P17">2025-01-12T13:45:21</text:p>
      <text:p text:style-name="P17">-------</text:p>
      <text:p text:style-name="P17">Message from @reuters_news_agency</text:p>
      <text:p text:style-name="P17">Date and Time: 2025-01-12 18:12:56</text:p>
      <text:p text:style-name="P17">Link: https://t.me/c/1157324126/193617</text:p>
      <text:p text:style-name="P17">Text: LA Fires Updates: US military ready to respond</text:p>
      <text:p text:style-name="P17"/>
      <text:p text:style-name="P17">The flames have reduced whole neighborhoods to ruins.[Media]Pacific Palisades. REUTERS/David Ryder</text:p>
      <text:p text:style-name="P17"/>
      <text:p text:style-name="P17">2025-01-12T14:57:57</text:p>
      <text:p text:style-name="P17">-------</text:p>
      <text:p text:style-name="P17">Message from @CNNBrkNews</text:p>
      <text:p text:style-name="P17">Date and Time: 2025-01-13 01:55:22</text:p>
      <text:p text:style-name="P17">Link: https://t.me/c/1432836798/8081</text:p>
      <text:p text:style-name="P17">Text: ‌CNN Breaking News (Twitter)</text:p>
      <text:p text:style-name="P17"/>
      <text:p text:style-name="P17">Death toll in Los Angeles wildfires climbs to at least 24. Rising winds are expected to complicate firefighting efforts over the next few days. cnn.it/4hbTQYv</text:p>
      <text:p text:style-name="P17">-------</text:p>
      <text:p text:style-name="P17">Message from @tassagency_en</text:p>
      <text:p text:style-name="P17">Date and Time: 2025-01-13 17:37:14</text:p>
      <text:p text:style-name="P17">Link: https://t.me/c/1654562332/44178</text:p>
      <text:p text:style-name="P17">Text: Fires in California have affected an area larger than Paris, the California Department of Forestry and Fire Protection reported.</text:p>
      <text:p text:style-name="P17">-------</text:p>
      <text:p text:style-name="P17">Message from @reuters_news_agency</text:p>
      <text:p text:style-name="P17">Date and Time: 2025-01-13 18:14:19</text:p>
      <text:p text:style-name="P17">Link: https://t.me/c/1157324126/193683</text:p>
      <text:p text:style-name="P17">Text: LA blaze damage likely to be largest wildfire insured loss in US history</text:p>
      <text:p text:style-name="P17"/>
      <text:p text:style-name="P17"><text:soft-page-break/>The Los Angeles wildfires, which have reduced entire neighborhoods to smoldering ruins and left an apocalyptic landscape, could become the costliest wildfires in U.S. history in terms of insured losses if analysts' estimates of up to $20 billion materialize.</text:p>
      <text:p text:style-name="P17"/>
      <text:p text:style-name="P17">Dangerously high winds were expected to resume on Monday in Los Angeles, potentially hampering efforts to extinguish two stubborn wildfires that have claimed the lives of at least two dozen people.</text:p>
      <text:p text:style-name="P17"/>
      <text:p text:style-name="P17">2025-01-13T17:35:48</text:p>
      <text:p text:style-name="P17">-------</text:p>
      <text:p text:style-name="P17">Message from @reuters_news_agency</text:p>
      <text:p text:style-name="P17">Date and Time: 2025-01-14 02:15:14</text:p>
      <text:p text:style-name="P17">Link: https://t.me/c/1157324126/193712</text:p>
      <text:p text:style-name="P17">Text: Mexican firefighters prepare to do battle with LA fires</text:p>
      <text:p text:style-name="P17"/>
      <text:p text:style-name="P17">A contingent of 72 Mexican firefighters received a briefing from U.S. fire officials on Monday alongside their American counterparts before heading out to help fight the wildfires plaguing Southern California.</text:p>
      <text:p text:style-name="P17"/>
      <text:p text:style-name="P17">The group is made up of military specialists, including doctors, engineers and search and rescue personnel, as well as a group of firefighters from Mexico's equivalent of the U.S. Forest Service.</text:p>
      <text:p text:style-name="P17"/>
      <text:p text:style-name="P17">2025-01-13T21:52:28</text:p>
      <text:p text:style-name="P17">-------</text:p>
      <text:p text:style-name="P17">Message from @reuters_news_agency</text:p>
      <text:p text:style-name="P17">Date and Time: 2025-01-14 02:15:45</text:p>
      <text:p text:style-name="P17">Link: https://t.me/c/1157324126/193728</text:p>
      <text:p text:style-name="P17">Text: Search underway in Peru for trapped workers at small gold mine</text:p>
      <text:p text:style-name="P17"/>
      <text:p text:style-name="P17">Rescue workers in northern Peru were searching for trapped miners at a small gold mine on Monday , after the mine was allegedly attacked by suspected illegal miners, a local mayor said.</text:p>
      <text:p text:style-name="P17"/>
      <text:p text:style-name="P17">Segundo Armas, mayor of the Pataz district in the region of La Libertad, said that as many as 17 miners could be trapped at the small remote mine which collapsed after it was attacked on Sunday by "possibly rival miners."</text:p>
      <text:p text:style-name="P17"/>
      <text:p text:style-name="P17">The mayor was unable to confirm how many workers had been able to escape.</text:p>
      <text:p text:style-name="P17"/>
      <text:p text:style-name="P17">"The area is difficult to access and we are trying to confirm the number of those trapped," Armas said, adding that cellular service does not reach the mine.</text:p>
      <text:p text:style-name="P17"/>
      <text:p text:style-name="P17">2025-01-14T00:28:19</text:p>
      <text:p text:style-name="P17">-------</text:p>
      <text:p text:style-name="P17">Message from @tassagency_en</text:p>
      <text:p text:style-name="P17">Date and Time: 2025-01-14 07:43:12</text:p>
      <text:p text:style-name="P17">Link: https://t.me/c/1654562332/44212</text:p>
      <text:p text:style-name="P17">Text: ▶️ Economic losses from wildlife fires raging in the Los Angeles County of California are over $250 bln, AccuWeather reported.</text:p>
      <text:p text:style-name="P17"/>
      <text:p text:style-name="P17">"These fast-moving, wind-driven infernos have created one of the costliest wildfire disasters in modern US history,” said AccuWeather Chief Meteorologist Jonathan Porter. </text:p>
      <text:p text:style-name="P17"/>
      <text:p text:style-name="P17"><text:soft-page-break/>The devastation left behind is heartbreaking, and the economic toll is staggering, the expert added.</text:p>
      <text:p text:style-name="P17"/>
      <text:p text:style-name="P17">Video: TASS/ALERTCalifornia/UC San Diego</text:p>
      <text:p text:style-name="P17">-------</text:p>
      <text:p text:style-name="P17">Message from @tassagency_en</text:p>
      <text:p text:style-name="P17">Date and Time: 2025-01-14 09:28:12</text:p>
      <text:p text:style-name="P17">Link: https://t.me/c/1654562332/44217</text:p>
      <text:p text:style-name="P17">Text: The scale of devastations from wildfires in California is above the damage from a nuclear strike, US President-elect Donald Trump said. <text:s/>The death toll might noticeably grow subsequently, he added.</text:p>
      <text:p text:style-name="P17">-------</text:p>
      <text:p text:style-name="P17">Message from @reuters_news_agency</text:p>
      <text:p text:style-name="P17">Date and Time: 2025-01-14 10:14:52</text:p>
      <text:p text:style-name="P17">Link: https://t.me/c/1157324126/193737</text:p>
      <text:p text:style-name="P17">Text: Benin festival seeks to dispel voodoo stereotypes</text:p>
      <text:p text:style-name="P17"/>
      <text:p text:style-name="P17">Modeste Zinsou, manager of Benin's Python Temple, gently drapes a live snake around a visitor's neck at the country's annual voodoo festival, as spectators learn about the reptiles' sacred connection to voodoo spirituality.</text:p>
      <text:p text:style-name="P17"/>
      <text:p text:style-name="P17">Practitioners like Zinsou seek to combat negative stereotypes of voodoo, a 500-year-old religion that celebrates a rich pantheon of deities and spirits.</text:p>
      <text:p text:style-name="P17"/>
      <text:p text:style-name="P17">"Stop saying that voodoo is about dolls. Voodoo is spirituality. Voodoo is you, it's me. It's the air we breathe. It's the four elements, as we say: water, air, fire, and earth," Zinsou said.</text:p>
      <text:p text:style-name="P17"/>
      <text:p text:style-name="P17">Every January, the festival Vodun Days draws tourists and worshippers to the small Atlantic coast town of Ouidah, offering a varied programme of ceremonies, concerts and exhibitions.</text:p>
      <text:p text:style-name="P17"/>
      <text:p text:style-name="P17">2025-01-14T07:04:50</text:p>
      <text:p text:style-name="P17">-------</text:p>
      <text:p text:style-name="P17">Message from @reuters_news_agency</text:p>
      <text:p text:style-name="P17">Date and Time: 2025-01-14 18:38:05</text:p>
      <text:p text:style-name="P17">Link: https://t.me/c/1157324126/193806</text:p>
      <text:p text:style-name="P17">Text: Trump's Pentagon nominee Pete Hegseth slammed over remarks on women</text:p>
      <text:p text:style-name="P17"/>
      <text:p text:style-name="P17">President-elect Donald Trump's pick to lead the Pentagon, Pete Hegseth, came under fire during his confirmation hearing on Tuesday as Democrats railed against him and voiced deep concern about his inexperience, alleged drunkenness and past opposition to women in combat.</text:p>
      <text:p text:style-name="P17"/>
      <text:p text:style-name="P17">2025-01-14T11:13:26</text:p>
      <text:p text:style-name="P17">-------</text:p>
      <text:p text:style-name="P17">Message from @tassagency_en</text:p>
      <text:p text:style-name="P17">Date and Time: 2025-01-15 09:29:58</text:p>
      <text:p text:style-name="P17">Link: https://t.me/c/1654562332/44275</text:p>
      <text:p text:style-name="P17">Text: ▶️ Two new wildfires have broken out in southern California, Axios reports.</text:p>
      <text:p text:style-name="P17"/>
      <text:p text:style-name="P17">Video: TASS/Reuters/Spectee/Cal Fire</text:p>
      <text:p text:style-name="P17">-------</text:p>
      <text:p text:style-name="P17"><text:s text:c="3"/>Output: Here's an analytical text based on the provided news posts:</text:p>
      <text:p text:style-name="P17"/>
      <text:p text:style-name="P17">The Devastating Los Angeles Wildfires of 2025: A Critical Analysis</text:p>
      <text:p text:style-name="P17"><text:soft-page-break/></text:p>
      <text:p text:style-name="P17">In January 2025, Los Angeles County experienced one of the most catastrophic wildfire events in U.S. history. Starting with six simultaneous blazes, including the devastating Palisades and Eaton fires, the disaster quickly escalated to unprecedented levels.</text:p>
      <text:p text:style-name="P17"/>
      <text:p text:style-name="P17">The scale of destruction has been staggering: over 11,000 hectares burned initially, expanding to an area larger than Paris. More than 1,100 structures were destroyed, including luxury properties in affluent neighborhoods. Notable casualties included homes belonging to Hunter Biden and Paris Hilton. The human toll was severe, with at least 24 confirmed deaths and numerous missing persons.</text:p>
      <text:p text:style-name="P17"/>
      <text:p text:style-name="P17">The economic impact has been unprecedented. AccuWeather initially estimated damages between $52-57 billion, but later assessments by real estate experts suggested property losses could reach $315 billion. Insurance companies are expected to face losses up to $20 billion, potentially making this the costliest wildfire event in U.S. history.</text:p>
      <text:p text:style-name="P17"/>
      <text:p text:style-name="P17">The response effort has been massive but challenging. Over 600 California National Guard members were deployed, while Cal Fire operated a sophisticated aerial response from 14 airfields. International aid arrived with 72 Mexican firefighters joining the effort. Despite these measures, containment remained difficult due to unfavorable weather conditions and strong winds.</text:p>
      <text:p text:style-name="P17"/>
      <text:p text:style-name="P17">The social impact has been equally significant, with approximately 180,000 people under evacuation orders and another 200,000 under warnings. The crisis led to power outages affecting 175,000 residents and necessitated a curfew implementation. The situation has also sparked political tension, with President-elect Trump calling for Governor Newsom's resignation and comparing the devastation to nuclear strike damage.</text:p>
      <text:p text:style-name="P17"/>
      <text:p text:style-name="P17">This disaster highlights the increasing severity of climate-related catastrophes and raises serious questions about urban development in fire-prone areas and disaster preparedness strategies for the future.</text:p>
      <text:p text:style-name="P1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ambria" svg:font-family="Cambria, serif"/>
    <style:font-face style:name="Consolas" svg:font-family="Consolas, Menlo, Monaco, 'Lucida Console', 'Liberation Mono', 'DejaVu Sans Mono', 'Bitstream Vera Sans Mono', 'Courier New', monospace, sans-serif"/>
    <style:font-face style:name="Google Sans Text" svg:font-family="'Google Sans Text',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YS Text" svg:font-family="'YS Text', apple-system, BlinkMacSystemFont, Arial, Helvetic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2T23:37:24.354717537</meta:creation-date>
    <dc:date>2025-01-23T21:12:01.444423657</dc:date>
    <meta:editing-duration>PT1H3M47S</meta:editing-duration>
    <meta:editing-cycles>19</meta:editing-cycles>
    <meta:generator>LibreOffice/7.3.7.2$Linux_X86_64 LibreOffice_project/30$Build-2</meta:generator>
    <meta:document-statistic meta:table-count="1" meta:image-count="0" meta:object-count="0" meta:page-count="246" meta:paragraph-count="6935" meta:word-count="78940" meta:character-count="534969" meta:non-whitespace-character-count="462448"/>
  </office:meta>
</office:document-meta>
</file>